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draw:fill="solid" draw:fill-color="#42494c" draw:shadow="hidden" loext:decorative="false"/>
    </style:style>
    <style:style style:name="gr3" style:family="graphic" style:parent-style-name="standard">
      <style:graphic-properties draw:stroke="none" draw:fill="solid" draw:fill-color="#ffffff" draw:shadow="hidden" loext:decorative="false"/>
    </style:style>
    <style:style style:name="gr4" style:family="graphic" style:parent-style-name="standard">
      <style:graphic-properties draw:stroke="none" draw:fill="solid" draw:fill-color="#211e1f" draw:shadow="hidden" loext:decorative="false"/>
    </style:style>
    <style:style style:name="gr5" style:family="graphic" style:parent-style-name="standard">
      <style:graphic-properties draw:stroke="none" draw:fill="solid" draw:fill-color="#000000" draw:shadow="hidden" loext:decorative="false"/>
    </style:style>
    <style:style style:name="P1" style:family="paragraph">
      <loext:graphic-properties draw:fill="solid" draw:fill-color="#42494c"/>
      <style:text-properties fo:language="de" fo:country="DE"/>
    </style:style>
    <style:style style:name="P2" style:family="paragraph">
      <loext:graphic-properties draw:fill="solid" draw:fill-color="#ffffff"/>
      <style:text-properties fo:language="de" fo:country="DE"/>
    </style:style>
    <style:style style:name="P3" style:family="paragraph">
      <loext:graphic-properties draw:fill="solid" draw:fill-color="#211e1f"/>
      <style:text-properties fo:language="de" fo:country="DE"/>
    </style:style>
    <style:style style:name="P4" style:family="paragraph">
      <loext:graphic-properties draw:fill="solid" draw:fill-color="#000000"/>
      <style:text-properties fo:language="de" fo:country="DE"/>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M0">
        <draw:g draw:style-name="gr1">
          <draw:path draw:style-name="gr2" draw:text-style-name="P1" draw:layer="layout" svg:width="13.318cm" svg:height="13.318cm" svg:x="4.991cm" svg:y="4.398cm" svg:viewBox="0 0 13319 13319" svg:d="M6660 380c-3463 0-6280 2817-6280 6280 0 3462 2817 6279 6280 6279 3462 0 6279-2817 6279-6279 0-3463-2817-6280-6279-6280zM6660 380zM6660 13319c-3673 0-6660-2987-6660-6659 0-3673 2987-6660 6660-6660 3672 0 6659 2987 6659 6660 0 3672-2987 6659-6659 6659z">
            <text:p/>
          </draw:path>
          <draw:path draw:style-name="gr2" draw:text-style-name="P1" draw:layer="layout" svg:width="14.27cm" svg:height="14.27cm" svg:x="4.515cm" svg:y="3.922cm" svg:viewBox="0 0 14271 14271" svg:d="M7135 190c-3830 0-6945 3115-6945 6945 0 3831 3115 6946 6945 6946 3831 0 6946-3115 6946-6946 0-3830-3115-6945-6946-6945zM7135 190zM7135 14271c-3935 0-7135-3200-7135-7136 0-3935 3200-7135 7135-7135 3936 0 7136 3200 7136 7135 0 3936-3200 7136-7136 7136z">
            <text:p/>
          </draw:path>
          <draw:path draw:style-name="gr2" draw:text-style-name="P1" draw:layer="layout" svg:width="11.302cm" svg:height="11.302cm" svg:x="5.999cm" svg:y="5.406cm" svg:viewBox="0 0 11303 11303" svg:d="M5651 190c-3012 0-5461 2449-5461 5461s2449 5462 5461 5462 5462-2450 5462-5462-2450-5461-5462-5461zM5651 190zM5651 11303c-3117 0-5651-2535-5651-5652 0-3116 2534-5651 5651-5651s5652 2535 5652 5651c0 3117-2535 5652-5652 5652z">
            <text:p/>
          </draw:path>
          <draw:path draw:style-name="gr2" draw:text-style-name="P1" draw:layer="layout" svg:width="0.162cm" svg:height="0.17cm" svg:x="9.733cm" svg:y="5.292cm" svg:viewBox="0 0 163 171" svg:d="M4 110c-14-47 6-91 51-106 46-14 87 9 102 57 15 46-3 91-50 106-46 15-88-10-103-57z">
            <text:p/>
          </draw:path>
          <draw:path draw:style-name="gr2" draw:text-style-name="P1" draw:layer="layout" svg:width="0.161cm" svg:height="0.17cm" svg:x="10.094cm" svg:y="5.188cm" svg:viewBox="0 0 162 171" svg:d="M3 105c-12-48 11-91 57-103 46-10 86 14 98 63 12 47-8 91-57 103-46 12-86-15-98-63z">
            <text:p/>
          </draw:path>
          <draw:path draw:style-name="gr2" draw:text-style-name="P1" draw:layer="layout" svg:width="0.161cm" svg:height="0.17cm" svg:x="10.461cm" svg:y="5.107cm" svg:viewBox="0 0 162 171" svg:d="M1 100c-8-48 18-90 65-99 46-8 85 20 94 69 9 48-14 90-64 99-46 10-86-20-95-69z">
            <text:p/>
          </draw:path>
          <draw:path draw:style-name="gr2" draw:text-style-name="P1" draw:layer="layout" svg:width="0.16cm" svg:height="0.169cm" svg:x="10.831cm" svg:y="5.05cm" svg:viewBox="0 0 161 170" svg:d="M1 96c-5-50 23-89 70-95 47-5 84 25 90 74s-20 89-70 95c-47 6-84-26-90-74z">
            <text:p/>
          </draw:path>
          <draw:path draw:style-name="gr2" draw:text-style-name="P1" draw:layer="layout" svg:width="0.16cm" svg:height="0.168cm" svg:x="11.205cm" svg:y="5.016cm" svg:viewBox="0 0 161 169" svg:d="M0 90c-2-50 28-87 76-90 48-2 82 29 85 79 3 49-25 88-76 90-48 3-82-31-85-79z">
            <text:p/>
          </draw:path>
          <draw:path draw:style-name="gr2" draw:text-style-name="P1" draw:layer="layout" svg:width="0.16cm" svg:height="0.169cm" svg:x="11.576cm" svg:y="5.004cm" svg:viewBox="0 0 161 170" svg:d="M0 87c0-51 32-87 80-87s80 33 81 83c1 49-29 86-80 87-48 1-81-35-81-83z">
            <text:p/>
          </draw:path>
          <draw:path draw:style-name="gr2" draw:text-style-name="P1" draw:layer="layout" svg:width="0.16cm" svg:height="0.169cm" svg:x="11.956cm" svg:y="5.017cm" svg:viewBox="0 0 161 170" svg:d="M0 80c3-51 38-82 86-80 48 3 78 39 75 90-3 49-36 83-87 80-47-3-76-41-74-90z">
            <text:p/>
          </draw:path>
          <draw:path draw:style-name="gr2" draw:text-style-name="P1" draw:layer="layout" svg:width="0.16cm" svg:height="0.17cm" svg:x="12.329cm" svg:y="5.053cm" svg:viewBox="0 0 161 171" svg:d="M1 76c6-50 44-80 92-75 46 6 74 45 68 95-6 49-41 81-92 75-46-6-73-47-68-95z">
            <text:p/>
          </draw:path>
          <draw:path draw:style-name="gr2" draw:text-style-name="P1" draw:layer="layout" svg:width="0.161cm" svg:height="0.169cm" svg:x="12.699cm" svg:y="5.111cm" svg:viewBox="0 0 162 170" svg:d="M2 69c10-49 50-76 96-68 47 9 72 49 63 99-9 47-47 77-96 68-47-9-71-51-63-99z">
            <text:p/>
          </draw:path>
          <draw:path draw:style-name="gr2" draw:text-style-name="P1" draw:layer="layout" svg:width="0.16cm" svg:height="0.169cm" svg:x="13.064cm" svg:y="5.194cm" svg:viewBox="0 0 161 170" svg:d="M3 64c12-48 53-72 100-62 45 12 68 54 55 103-12 47-50 74-100 62-45-12-66-55-55-103z">
            <text:p/>
          </draw:path>
          <draw:path draw:style-name="gr2" draw:text-style-name="P1" draw:layer="layout" svg:width="0.163cm" svg:height="0.169cm" svg:x="13.425cm" svg:y="5.299cm" svg:viewBox="0 0 164 170" svg:d="M4 60c16-48 59-70 104-56 46 15 66 57 50 106-15 46-56 71-103 55-46-14-64-58-51-105z">
            <text:p/>
          </draw:path>
          <draw:path draw:style-name="gr2" draw:text-style-name="P1" draw:layer="layout" svg:width="0.163cm" svg:height="0.169cm" svg:x="13.777cm" svg:y="5.427cm" svg:viewBox="0 0 164 170" svg:d="M7 55c18-46 63-66 107-49s61 61 43 109c-18 45-61 67-107 48-45-17-60-63-43-108z">
            <text:p/>
          </draw:path>
          <draw:path draw:style-name="gr2" draw:text-style-name="P1" draw:layer="layout" svg:width="0.164cm" svg:height="0.168cm" svg:x="14.12cm" svg:y="5.577cm" svg:viewBox="0 0 165 169" svg:d="M9 50c21-45 67-61 110-42 43 20 58 65 36 111-20 44-65 63-109 42-44-20-57-67-37-111z">
            <text:p/>
          </draw:path>
          <draw:path draw:style-name="gr2" draw:text-style-name="P1" draw:layer="layout" svg:width="0.164cm" svg:height="0.169cm" svg:x="14.454cm" svg:y="5.748cm" svg:viewBox="0 0 165 170" svg:d="M12 46c24-44 71-58 112-36 41 23 52 70 29 113-24 43-68 60-113 36-40-22-51-70-28-113z">
            <text:p/>
          </draw:path>
          <draw:path draw:style-name="gr2" draw:text-style-name="P1" draw:layer="layout" svg:width="0.164cm" svg:height="0.168cm" svg:x="14.776cm" svg:y="5.94cm" svg:viewBox="0 0 165 169" svg:d="M15 41c26-41 74-52 114-28 40 25 48 73 21 116-26 40-72 54-114 27-39-25-46-73-21-115z">
            <text:p/>
          </draw:path>
          <draw:path draw:style-name="gr2" draw:text-style-name="P1" draw:layer="layout" svg:width="0.166cm" svg:height="0.169cm" svg:x="15.085cm" svg:y="6.152cm" svg:viewBox="0 0 167 170" svg:d="M18 36c29-38 78-47 116-20 38 28 43 75 14 117-28 39-76 50-116 20-37-28-42-77-14-117z">
            <text:p/>
          </draw:path>
          <draw:path draw:style-name="gr2" draw:text-style-name="P1" draw:layer="layout" svg:width="0.167cm" svg:height="0.168cm" svg:x="15.381cm" svg:y="6.383cm" svg:viewBox="0 0 168 169" svg:d="M21 33c33-38 81-43 118-14 36 30 39 78 7 117-32 37-79 45-118 13-35-30-37-79-7-116z">
            <text:p/>
          </draw:path>
          <draw:path draw:style-name="gr2" draw:text-style-name="P1" draw:layer="layout" svg:width="0.167cm" svg:height="0.167cm" svg:x="15.661cm" svg:y="6.632cm" svg:viewBox="0 0 168 168" svg:d="M25 28c34-35 83-37 117-6 35 32 34 80 0 117-33 35-81 40-117 6-34-32-32-82 0-117z">
            <text:p/>
          </draw:path>
          <draw:path draw:style-name="gr2" draw:text-style-name="P1" draw:layer="layout" svg:width="0.168cm" svg:height="0.166cm" svg:x="15.926cm" svg:y="6.898cm" svg:viewBox="0 0 169 167" svg:d="M29 24c36-32 85-32 118 1 32 35 28 83-8 117-35 33-84 35-118-1-31-34-27-83 8-117z">
            <text:p/>
          </draw:path>
          <draw:path draw:style-name="gr2" draw:text-style-name="P1" draw:layer="layout" svg:width="0.169cm" svg:height="0.166cm" svg:x="16.173cm" svg:y="7.18cm" svg:viewBox="0 0 170 167" svg:d="M33 21c39-31 87-27 118 8 30 36 24 84-14 116-39 31-86 30-119-8-29-36-22-85 15-116z">
            <text:p/>
          </draw:path>
          <draw:path draw:style-name="gr2" draw:text-style-name="P1" draw:layer="layout" svg:width="0.169cm" svg:height="0.166cm" svg:x="16.402cm" svg:y="7.478cm" svg:viewBox="0 0 170 167" svg:d="M37 18c41-29 89-22 118 15 27 39 18 86-22 116-40 28-88 25-118-16-27-39-16-86 22-115z">
            <text:p/>
          </draw:path>
          <draw:path draw:style-name="gr2" draw:text-style-name="P1" draw:layer="layout" svg:width="0.169cm" svg:height="0.164cm" svg:x="16.613cm" svg:y="7.789cm" svg:viewBox="0 0 170 165" svg:d="M41 14c42-25 91-15 116 23 25 40 13 87-29 114-41 25-89 19-116-24-24-39-12-87 29-113z">
            <text:p/>
          </draw:path>
          <draw:path draw:style-name="gr2" draw:text-style-name="P1" draw:layer="layout" svg:width="0.17cm" svg:height="0.164cm" svg:x="16.803cm" svg:y="8.112cm" svg:viewBox="0 0 171 165" svg:d="M47 12c43-23 91-12 114 29 22 43 7 88-37 112-43 23-90 14-114-30-22-43-7-88 37-111z">
            <text:p/>
          </draw:path>
          <draw:path draw:style-name="gr2" draw:text-style-name="P1" draw:layer="layout" svg:width="0.17cm" svg:height="0.164cm" svg:x="16.973cm" svg:y="8.447cm" svg:viewBox="0 0 171 165" svg:d="M51 9c45-20 92-6 112 38 20 42 2 87-44 108-44 21-90 9-112-38-19-42 0-88 44-108z">
            <text:p/>
          </draw:path>
          <draw:path draw:style-name="gr2" draw:text-style-name="P1" draw:layer="layout" svg:width="0.17cm" svg:height="0.163cm" svg:x="17.121cm" svg:y="8.792cm" svg:viewBox="0 0 171 164" svg:d="M56 7c46-18 92 0 109 44s-3 88-50 106c-45 17-91 2-110-45-16-43 5-88 51-105z">
            <text:p/>
          </draw:path>
          <draw:path draw:style-name="gr2" draw:text-style-name="P1" draw:layer="layout" svg:width="0.17cm" svg:height="0.163cm" svg:x="17.247cm" svg:y="9.147cm" svg:viewBox="0 0 171 164" svg:d="M61 4c47-14 91 6 106 52 14 44-9 87-57 102-46 15-91-3-106-51-14-45 10-88 57-103z">
            <text:p/>
          </draw:path>
          <draw:path draw:style-name="gr2" draw:text-style-name="P1" draw:layer="layout" svg:width="0.17cm" svg:height="0.16cm" svg:x="17.351cm" svg:y="9.507cm" svg:viewBox="0 0 171 161" svg:d="M66 3c48-11 91 11 102 57 12 47-14 86-63 98-47 13-91-9-103-57-10-46 16-86 64-98z">
            <text:p/>
          </draw:path>
          <draw:path draw:style-name="gr2" draw:text-style-name="P1" draw:layer="layout" svg:width="0.169cm" svg:height="0.161cm" svg:x="17.432cm" svg:y="9.874cm" svg:viewBox="0 0 170 162" svg:d="M69 1c50-8 91 18 99 64 9 47-19 86-68 95-48 9-90-15-99-64-8-46 21-86 68-95z">
            <text:p/>
          </draw:path>
          <draw:path draw:style-name="gr2" draw:text-style-name="P1" draw:layer="layout" svg:width="0.169cm" svg:height="0.16cm" svg:x="17.489cm" svg:y="10.244cm" svg:viewBox="0 0 170 161" svg:d="M75 1c51-5 89 23 95 70 6 48-25 84-74 90s-89-20-95-70c-5-47 26-84 74-90z">
            <text:p/>
          </draw:path>
          <draw:path draw:style-name="gr2" draw:text-style-name="P1" draw:layer="layout" svg:width="0.169cm" svg:height="0.159cm" svg:x="17.523cm" svg:y="10.618cm" svg:viewBox="0 0 170 160" svg:d="M79 0c51-2 88 28 91 75 2 48-30 82-80 85-49 3-87-26-90-75-2-48 31-82 79-85z">
            <text:p/>
          </draw:path>
          <draw:path draw:style-name="gr2" draw:text-style-name="P1" draw:layer="layout" svg:width="0.169cm" svg:height="0.16cm" svg:x="17.533cm" svg:y="10.992cm" svg:viewBox="0 0 170 161" svg:d="M86 0c50 0 84 34 84 82-1 48-37 80-87 79-49-1-83-32-83-83 0-48 37-78 86-78z">
            <text:p/>
          </draw:path>
          <draw:path draw:style-name="gr2" draw:text-style-name="P1" draw:layer="layout" svg:width="0.168cm" svg:height="0.16cm" svg:x="17.521cm" svg:y="11.369cm" svg:viewBox="0 0 169 161" svg:d="M90 0c50 3 82 38 79 86s-39 78-90 75c-48-3-81-36-79-87 3-48 41-77 90-74z">
            <text:p/>
          </draw:path>
          <draw:path draw:style-name="gr2" draw:text-style-name="P1" draw:layer="layout" svg:width="0.169cm" svg:height="0.161cm" svg:x="17.485cm" svg:y="11.742cm" svg:viewBox="0 0 170 162" svg:d="M96 1c49 7 80 45 74 92s-45 75-95 69c-48-6-79-42-74-92 6-47 46-74 95-69z">
            <text:p/>
          </draw:path>
          <draw:path draw:style-name="gr2" draw:text-style-name="P1" draw:layer="layout" svg:width="0.169cm" svg:height="0.161cm" svg:x="17.425cm" svg:y="12.112cm" svg:viewBox="0 0 170 162" svg:d="M100 1c49 10 77 50 68 96-9 48-49 73-99 63-47-9-76-47-68-96 9-47 51-70 99-63z">
            <text:p/>
          </draw:path>
          <draw:path draw:style-name="gr2" draw:text-style-name="P1" draw:layer="layout" svg:width="0.169cm" svg:height="0.162cm" svg:x="17.343cm" svg:y="12.479cm" svg:viewBox="0 0 170 163" svg:d="M105 3c48 12 74 55 62 100-12 46-54 69-103 57-46-12-73-52-62-100 12-47 55-68 103-57z">
            <text:p/>
          </draw:path>
          <draw:path draw:style-name="gr2" draw:text-style-name="P1" draw:layer="layout" svg:width="0.169cm" svg:height="0.162cm" svg:x="17.237cm" svg:y="12.838cm" svg:viewBox="0 0 170 163" svg:d="M110 4c47 16 70 59 55 104-14 45-57 65-105 49-46-15-70-55-56-103 15-45 59-63 106-50z">
            <text:p/>
          </draw:path>
          <draw:path draw:style-name="gr2" draw:text-style-name="P1" draw:layer="layout" svg:width="0.169cm" svg:height="0.163cm" svg:x="17.109cm" svg:y="13.19cm" svg:viewBox="0 0 170 164" svg:d="M115 7c46 18 66 63 49 106-18 45-62 62-109 44-45-18-66-61-49-107 17-45 63-60 109-43z">
            <text:p/>
          </draw:path>
          <draw:path draw:style-name="gr2" draw:text-style-name="P1" draw:layer="layout" svg:width="0.169cm" svg:height="0.165cm" svg:x="16.959cm" svg:y="13.533cm" svg:viewBox="0 0 170 166" svg:d="M119 9c45 21 63 68 42 110-20 43-65 58-111 37-44-21-62-66-42-110s67-57 111-37z">
            <text:p/>
          </draw:path>
          <draw:path draw:style-name="gr2" draw:text-style-name="P1" draw:layer="layout" svg:width="0.168cm" svg:height="0.164cm" svg:x="16.787cm" svg:y="13.867cm" svg:viewBox="0 0 169 165" svg:d="M124 12c43 24 58 71 35 112s-69 53-113 28c-43-23-58-67-35-112 22-40 70-51 113-28z">
            <text:p/>
          </draw:path>
          <draw:path draw:style-name="gr2" draw:text-style-name="P1" draw:layer="layout" svg:width="0.17cm" svg:height="0.164cm" svg:x="16.595cm" svg:y="14.188cm" svg:viewBox="0 0 171 165" svg:d="M129 15c42 26 53 74 28 114s-73 48-116 21c-41-26-54-72-28-114 25-39 74-46 116-21z">
            <text:p/>
          </draw:path>
          <draw:path draw:style-name="gr2" draw:text-style-name="P1" draw:layer="layout" svg:width="0.169cm" svg:height="0.166cm" svg:x="16.383cm" svg:y="14.497cm" svg:viewBox="0 0 170 167" svg:d="M133 18c40 29 49 78 21 116-29 38-76 43-117 14-38-28-49-76-21-116 29-37 77-42 117-14z">
            <text:p/>
          </draw:path>
          <draw:path draw:style-name="gr2" draw:text-style-name="P1" draw:layer="layout" svg:width="0.168cm" svg:height="0.167cm" svg:x="16.152cm" svg:y="14.792cm" svg:viewBox="0 0 169 168" svg:d="M136 21c38 33 44 81 13 118-30 36-78 39-116 7-36-32-45-79-14-118 30-35 80-37 117-7z">
            <text:p/>
          </draw:path>
          <draw:path draw:style-name="gr2" draw:text-style-name="P1" draw:layer="layout" svg:width="0.168cm" svg:height="0.167cm" svg:x="15.903cm" svg:y="15.073cm" svg:viewBox="0 0 169 168" svg:d="M140 25c36 34 39 83 7 117-34 35-81 35-118 0-34-33-40-81-7-117 34-34 82-32 118 0z">
            <text:p/>
          </draw:path>
          <draw:path draw:style-name="gr2" draw:text-style-name="P1" draw:layer="layout" svg:width="0.167cm" svg:height="0.167cm" svg:x="15.638cm" svg:y="15.337cm" svg:viewBox="0 0 168 168" svg:d="M143 29c34 36 33 85-1 117-35 33-83 29-117-7-32-35-34-84 1-118 34-31 84-27 117 8z">
            <text:p/>
          </draw:path>
          <draw:path draw:style-name="gr2" draw:text-style-name="P1" draw:layer="layout" svg:width="0.167cm" svg:height="0.169cm" svg:x="15.355cm" svg:y="15.585cm" svg:viewBox="0 0 168 170" svg:d="M147 32c31 40 28 88-9 119-37 30-84 24-117-15-29-38-29-86 9-118 37-29 85-22 117 14z">
            <text:p/>
          </draw:path>
          <draw:path draw:style-name="gr2" draw:text-style-name="P1" draw:layer="layout" svg:width="0.166cm" svg:height="0.168cm" svg:x="15.058cm" svg:y="15.813cm" svg:viewBox="0 0 167 169" svg:d="M149 37c29 40 23 89-15 117-39 27-86 18-116-22-27-39-24-88 15-117 40-27 87-16 116 22z">
            <text:p/>
          </draw:path>
          <draw:path draw:style-name="gr2" draw:text-style-name="P1" draw:layer="layout" svg:width="0.164cm" svg:height="0.169cm" svg:x="14.748cm" svg:y="16.023cm" svg:viewBox="0 0 165 170" svg:d="M151 41c26 42 17 91-23 116s-87 13-113-29c-25-41-18-89 23-116 39-24 87-12 113 29z">
            <text:p/>
          </draw:path>
          <draw:path draw:style-name="gr2" draw:text-style-name="P1" draw:layer="layout" svg:width="0.164cm" svg:height="0.17cm" svg:x="14.426cm" svg:y="16.213cm" svg:viewBox="0 0 165 171" svg:d="M153 47c24 44 11 91-30 114-42 22-87 7-111-37-22-43-13-90 30-114 42-22 88-7 111 37z">
            <text:p/>
          </draw:path>
          <draw:path draw:style-name="gr2" draw:text-style-name="P1" draw:layer="layout" svg:width="0.164cm" svg:height="0.17cm" svg:x="14.09cm" svg:y="16.383cm" svg:viewBox="0 0 165 171" svg:d="M156 51c21 45 5 92-38 112s-88 2-109-44c-19-44-8-91 38-111 43-20 88-1 109 43z">
            <text:p/>
          </draw:path>
          <draw:path draw:style-name="gr2" draw:text-style-name="P1" draw:layer="layout" svg:width="0.163cm" svg:height="0.17cm" svg:x="13.747cm" svg:y="16.531cm" svg:viewBox="0 0 164 171" svg:d="M157 56c19 46 0 92-45 109-43 17-87-3-105-51-17-44-3-91 45-109 43-16 88 5 105 51z">
            <text:p/>
          </draw:path>
          <draw:path draw:style-name="gr2" draw:text-style-name="P1" draw:layer="layout" svg:width="0.163cm" svg:height="0.169cm" svg:x="13.393cm" svg:y="16.657cm" svg:viewBox="0 0 164 170" svg:d="M159 59c15 49-6 92-52 107-45 14-87-9-102-57-14-46 3-90 51-105 45-14 88 10 103 55z">
            <text:p/>
          </draw:path>
          <draw:path draw:style-name="gr2" draw:text-style-name="P1" draw:layer="layout" svg:width="0.161cm" svg:height="0.17cm" svg:x="13.034cm" svg:y="16.76cm" svg:viewBox="0 0 162 171" svg:d="M159 66c12 48-12 91-58 102-46 12-86-14-98-63-11-47 9-91 57-103 47-10 87 16 99 64z">
            <text:p/>
          </draw:path>
          <draw:path draw:style-name="gr2" draw:text-style-name="P1" draw:layer="layout" svg:width="0.161cm" svg:height="0.169cm" svg:x="12.667cm" svg:y="16.84cm" svg:viewBox="0 0 162 170" svg:d="M161 69c9 50-17 91-64 99-46 9-85-19-95-68-8-48 15-90 65-99 46-8 85 21 94 68z">
            <text:p/>
          </draw:path>
          <draw:path draw:style-name="gr2" draw:text-style-name="P1" draw:layer="layout" svg:width="0.16cm" svg:height="0.169cm" svg:x="12.297cm" svg:y="16.897cm" svg:viewBox="0 0 161 170" svg:d="M161 75c6 51-23 90-70 95-47 6-84-25-90-74-5-49 21-89 70-95 47-5 84 27 90 74z">
            <text:p/>
          </draw:path>
          <draw:path draw:style-name="gr2" draw:text-style-name="P1" draw:layer="layout" svg:width="0.16cm" svg:height="0.168cm" svg:x="11.924cm" svg:y="16.93cm" svg:viewBox="0 0 161 169" svg:d="M161 80c3 50-28 87-76 89-48 3-82-29-85-79-2-49 25-87 76-90 48-2 82 31 85 80z">
            <text:p/>
          </draw:path>
          <draw:path draw:style-name="gr2" draw:text-style-name="P1" draw:layer="layout" svg:width="0.16cm" svg:height="0.169cm" svg:x="11.55cm" svg:y="16.941cm" svg:viewBox="0 0 161 170" svg:d="M161 86c-1 50-35 84-83 84-48-1-78-37-78-87 0-48 32-83 82-83 48 0 80 37 79 86z">
            <text:p/>
          </draw:path>
          <draw:path draw:style-name="gr2" draw:text-style-name="P1" draw:layer="layout" svg:width="0.16cm" svg:height="0.169cm" svg:x="11.172cm" svg:y="16.928cm" svg:viewBox="0 0 161 170" svg:d="M161 90c-3 51-39 83-87 80s-76-40-74-90c3-49 36-83 86-80 48 3 78 41 75 90z">
            <text:p/>
          </draw:path>
          <draw:path draw:style-name="gr2" draw:text-style-name="P1" draw:layer="layout" svg:width="0.16cm" svg:height="0.169cm" svg:x="10.799cm" svg:y="16.891cm" svg:viewBox="0 0 161 170" svg:d="M161 96c-6 50-44 80-92 74-46-6-73-45-68-95 6-48 42-79 92-74 47 6 74 46 68 95z">
            <text:p/>
          </draw:path>
          <draw:path draw:style-name="gr2" draw:text-style-name="P1" draw:layer="layout" svg:width="0.161cm" svg:height="0.169cm" svg:x="10.428cm" svg:y="16.832cm" svg:viewBox="0 0 162 170" svg:d="M161 100c-9 49-50 77-96 68-47-9-71-49-63-99 10-48 48-76 96-68 48 9 72 51 63 99z">
            <text:p/>
          </draw:path>
          <draw:path draw:style-name="gr2" draw:text-style-name="P1" draw:layer="layout" svg:width="0.161cm" svg:height="0.169cm" svg:x="10.062cm" svg:y="16.749cm" svg:viewBox="0 0 162 170" svg:d="M159 105c-13 48-54 74-101 62-45-12-67-54-55-103 12-47 51-73 100-61 45 11 68 54 56 102z">
            <text:p/>
          </draw:path>
          <draw:path draw:style-name="gr2" draw:text-style-name="P1" draw:layer="layout" svg:width="0.162cm" svg:height="0.169cm" svg:x="9.702cm" svg:y="16.643cm" svg:viewBox="0 0 163 170" svg:d="M158 110c-16 48-59 70-104 56-45-15-64-59-49-107 15-45 55-69 104-55 44 15 64 59 49 106z">
            <text:p/>
          </draw:path>
          <draw:path draw:style-name="gr2" draw:text-style-name="P1" draw:layer="layout" svg:width="0.163cm" svg:height="0.169cm" svg:x="9.349cm" svg:y="16.514cm" svg:viewBox="0 0 164 170" svg:d="M157 115c-18 47-63 67-107 49-45-17-61-62-43-109 18-45 61-66 107-49 45 17 61 64 43 109z">
            <text:p/>
          </draw:path>
          <draw:path draw:style-name="gr2" draw:text-style-name="P1" draw:layer="layout" svg:width="0.164cm" svg:height="0.168cm" svg:x="9.006cm" svg:y="16.364cm" svg:viewBox="0 0 165 169" svg:d="M156 119c-22 45-68 62-110 42-44-20-57-65-37-111 21-44 65-62 110-42 44 20 57 67 37 111z">
            <text:p/>
          </draw:path>
          <draw:path draw:style-name="gr2" draw:text-style-name="P1" draw:layer="layout" svg:width="0.164cm" svg:height="0.169cm" svg:x="8.671cm" svg:y="16.192cm" svg:viewBox="0 0 165 170" svg:d="M153 124c-24 44-72 58-113 36-40-23-51-70-28-113 23-44 68-60 112-36 42 22 52 71 29 113z">
            <text:p/>
          </draw:path>
          <draw:path draw:style-name="gr2" draw:text-style-name="P1" draw:layer="layout" svg:width="0.165cm" svg:height="0.17cm" svg:x="8.349cm" svg:y="15.999cm" svg:viewBox="0 0 166 171" svg:d="M151 129c-27 42-75 53-115 28-38-25-47-73-21-116 26-41 73-54 114-28 40 25 48 74 22 116z">
            <text:p/>
          </draw:path>
          <draw:path draw:style-name="gr2" draw:text-style-name="P1" draw:layer="layout" svg:width="0.166cm" svg:height="0.169cm" svg:x="8.039cm" svg:y="15.787cm" svg:viewBox="0 0 167 170" svg:d="M148 134c-29 39-78 48-116 20-37-29-42-76-14-117 29-38 76-49 116-21 38 29 43 78 14 118z">
            <text:p/>
          </draw:path>
          <draw:path draw:style-name="gr2" draw:text-style-name="P1" draw:layer="layout" svg:width="0.167cm" svg:height="0.167cm" svg:x="7.743cm" svg:y="15.555cm" svg:viewBox="0 0 168 168" svg:d="M146 136c-32 38-80 43-118 14-35-31-37-79-6-117 32-36 79-45 118-14 36 30 37 80 6 117z">
            <text:p/>
          </draw:path>
          <draw:path draw:style-name="gr2" draw:text-style-name="P1" draw:layer="layout" svg:width="0.167cm" svg:height="0.167cm" svg:x="7.463cm" svg:y="15.307cm" svg:viewBox="0 0 168 168" svg:d="M142 139c-34 36-83 39-117 6-33-32-33-80 0-116 33-35 82-39 118-6 34 32 33 81-1 116z">
            <text:p/>
          </draw:path>
          <draw:path draw:style-name="gr2" draw:text-style-name="P1" draw:layer="layout" svg:width="0.168cm" svg:height="0.166cm" svg:x="7.198cm" svg:y="15.04cm" svg:viewBox="0 0 169 167" svg:d="M139 143c-36 33-85 33-118-1-31-35-27-83 8-117 35-32 84-34 118 1 32 34 28 83-8 117z">
            <text:p/>
          </draw:path>
          <draw:path draw:style-name="gr2" draw:text-style-name="P1" draw:layer="layout" svg:width="0.168cm" svg:height="0.166cm" svg:x="6.951cm" svg:y="14.758cm" svg:viewBox="0 0 169 167" svg:d="M136 145c-39 32-88 28-118-8-29-36-22-84 15-116 37-29 86-29 118 8 30 37 22 86-15 116z">
            <text:p/>
          </draw:path>
          <draw:path draw:style-name="gr2" draw:text-style-name="P1" draw:layer="layout" svg:width="0.168cm" svg:height="0.166cm" svg:x="6.721cm" svg:y="14.461cm" svg:viewBox="0 0 169 167" svg:d="M132 149c-40 30-89 23-117-15-26-39-17-86 22-116 39-27 88-24 117 16 28 39 17 86-22 115z">
            <text:p/>
          </draw:path>
          <draw:path draw:style-name="gr2" draw:text-style-name="P1" draw:layer="layout" svg:width="0.169cm" svg:height="0.165cm" svg:x="6.512cm" svg:y="14.151cm" svg:viewBox="0 0 170 166" svg:d="M128 152c-42 26-90 16-116-23-24-41-12-87 30-115 40-24 89-17 115 24 25 40 12 88-29 114z">
            <text:p/>
          </draw:path>
          <draw:path draw:style-name="gr2" draw:text-style-name="P1" draw:layer="layout" svg:width="0.169cm" svg:height="0.164cm" svg:x="6.321cm" svg:y="13.827cm" svg:viewBox="0 0 170 165" svg:d="M124 153c-45 24-92 11-114-30-22-43-8-88 36-111 43-22 90-13 114 30 22 42 6 88-36 111z">
            <text:p/>
          </draw:path>
          <draw:path draw:style-name="gr2" draw:text-style-name="P1" draw:layer="layout" svg:width="0.17cm" svg:height="0.164cm" svg:x="6.152cm" svg:y="13.493cm" svg:viewBox="0 0 171 165" svg:d="M119 156c-45 21-92 5-111-38s-2-88 44-109c43-20 90-8 111 38 20 43 1 88-44 109z">
            <text:p/>
          </draw:path>
          <draw:path draw:style-name="gr2" draw:text-style-name="P1" draw:layer="layout" svg:width="0.171cm" svg:height="0.163cm" svg:x="6.005cm" svg:y="13.149cm" svg:viewBox="0 0 172 164" svg:d="M115 157c-47 19-92 0-110-44-16-44 4-88 51-106 45-17 91-3 109 45 18 43-4 88-50 105z">
            <text:p/>
          </draw:path>
          <draw:path draw:style-name="gr2" draw:text-style-name="P1" draw:layer="layout" svg:width="0.17cm" svg:height="0.162cm" svg:x="5.879cm" svg:y="12.795cm" svg:viewBox="0 0 171 163" svg:d="M110 158c-47 15-92-6-106-51-14-46 9-87 57-103 46-13 91 4 106 51 15 46-10 88-57 103z">
            <text:p/>
          </draw:path>
          <draw:path draw:style-name="gr2" draw:text-style-name="P1" draw:layer="layout" svg:width="0.171cm" svg:height="0.161cm" svg:x="5.777cm" svg:y="12.435cm" svg:viewBox="0 0 172 162" svg:d="M105 159c-48 12-91-12-103-58-10-46 15-86 64-98 47-11 90 9 103 57 11 47-16 87-64 99z">
            <text:p/>
          </draw:path>
          <draw:path draw:style-name="gr2" draw:text-style-name="P1" draw:layer="layout" svg:width="0.17cm" svg:height="0.161cm" svg:x="5.697cm" svg:y="12.069cm" svg:viewBox="0 0 171 162" svg:d="M100 161c-50 9-90-17-99-64-8-46 20-85 69-95 48-8 89 15 99 65 8 46-22 86-69 94z">
            <text:p/>
          </draw:path>
          <draw:path draw:style-name="gr2" draw:text-style-name="P1" draw:layer="layout" svg:width="0.169cm" svg:height="0.16cm" svg:x="5.64cm" svg:y="11.698cm" svg:viewBox="0 0 170 161" svg:d="M96 160c-50 6-89-23-95-70-5-47 25-83 74-90 49-4 89 21 95 70 6 48-26 84-74 90z">
            <text:p/>
          </draw:path>
          <draw:path draw:style-name="gr2" draw:text-style-name="P1" draw:layer="layout" svg:width="0.169cm" svg:height="0.159cm" svg:x="5.607cm" svg:y="11.325cm" svg:viewBox="0 0 170 160" svg:d="M90 160c-51 3-88-28-90-75-2-48 30-82 79-85 50-2 88 26 91 75 2 48-32 82-80 85z">
            <text:p/>
          </draw:path>
          <draw:path draw:style-name="gr2" draw:text-style-name="P1" draw:layer="layout" svg:width="0.169cm" svg:height="0.16cm" svg:x="5.597cm" svg:y="10.951cm" svg:viewBox="0 0 170 161" svg:d="M83 161c-50-1-83-35-83-83s36-78 86-78c49 0 84 32 84 82-1 48-38 80-87 79z">
            <text:p/>
          </draw:path>
          <draw:path draw:style-name="gr2" draw:text-style-name="P1" draw:layer="layout" svg:width="0.168cm" svg:height="0.16cm" svg:x="5.611cm" svg:y="10.574cm" svg:viewBox="0 0 169 161" svg:d="M79 161c-50-3-81-39-79-87 3-48 40-77 90-74 48 3 83 36 79 86-3 48-41 78-90 75z">
            <text:p/>
          </draw:path>
          <draw:path draw:style-name="gr2" draw:text-style-name="P1" draw:layer="layout" svg:width="0.169cm" svg:height="0.161cm" svg:x="5.647cm" svg:y="10.201cm" svg:viewBox="0 0 170 162" svg:d="M75 162c-49-7-79-45-74-92 6-47 45-74 95-69 48 7 80 43 74 92-6 47-46 75-95 69z">
            <text:p/>
          </draw:path>
          <draw:path draw:style-name="gr2" draw:text-style-name="P1" draw:layer="layout" svg:width="0.169cm" svg:height="0.161cm" svg:x="5.707cm" svg:y="9.83cm" svg:viewBox="0 0 170 162" svg:d="M69 161c-49-9-76-49-68-96 9-47 49-71 99-63 48 10 77 48 68 97-9 47-51 71-99 62z">
            <text:p/>
          </draw:path>
          <draw:path draw:style-name="gr2" draw:text-style-name="P1" draw:layer="layout" svg:width="0.169cm" svg:height="0.16cm" svg:x="5.791cm" svg:y="9.464cm" svg:viewBox="0 0 170 161" svg:d="M64 158c-48-12-72-54-62-100 12-45 54-67 103-55 47 12 74 51 62 100-12 45-55 67-103 55z">
            <text:p/>
          </draw:path>
          <draw:path draw:style-name="gr2" draw:text-style-name="P1" draw:layer="layout" svg:width="0.169cm" svg:height="0.163cm" svg:x="5.897cm" svg:y="9.104cm" svg:viewBox="0 0 170 164" svg:d="M59 158c-47-15-69-59-55-104 15-45 58-64 106-49 46 15 71 56 55 104-14 45-59 65-106 49z">
            <text:p/>
          </draw:path>
          <draw:path draw:style-name="gr2" draw:text-style-name="P1" draw:layer="layout" svg:width="0.169cm" svg:height="0.163cm" svg:x="6.026cm" svg:y="8.751cm" svg:viewBox="0 0 170 164" svg:d="M54 157c-46-18-65-63-48-107 17-45 62-60 109-43 45 18 67 61 48 107-17 45-63 61-109 43z">
            <text:p/>
          </draw:path>
          <draw:path draw:style-name="gr2" draw:text-style-name="P1" draw:layer="layout" svg:width="0.168cm" svg:height="0.164cm" svg:x="6.177cm" svg:y="8.407cm" svg:viewBox="0 0 169 165" svg:d="M50 156c-45-22-61-68-42-111 20-43 65-56 111-36 44 21 63 65 42 110-20 44-67 57-111 37z">
            <text:p/>
          </draw:path>
          <draw:path draw:style-name="gr2" draw:text-style-name="P1" draw:layer="layout" svg:width="0.169cm" svg:height="0.165cm" svg:x="6.349cm" svg:y="8.073cm" svg:viewBox="0 0 170 166" svg:d="M45 154c-43-25-57-72-35-114 23-40 69-51 114-28 42 24 59 69 34 114-22 41-70 51-113 28z">
            <text:p/>
          </draw:path>
          <draw:path draw:style-name="gr2" draw:text-style-name="P1" draw:layer="layout" svg:width="0.169cm" svg:height="0.165cm" svg:x="6.542cm" svg:y="7.751cm" svg:viewBox="0 0 170 166" svg:d="M41 151c-41-27-52-75-28-115 25-38 73-47 116-21 41 26 54 73 28 115-26 39-75 47-116 21z">
            <text:p/>
          </draw:path>
          <draw:path draw:style-name="gr2" draw:text-style-name="P1" draw:layer="layout" svg:width="0.169cm" svg:height="0.166cm" svg:x="6.755cm" svg:y="7.441cm" svg:viewBox="0 0 170 167" svg:d="M36 148c-39-29-47-78-20-116 29-37 76-42 117-14 39 29 50 76 20 116-28 38-77 43-117 14z">
            <text:p/>
          </draw:path>
          <draw:path draw:style-name="gr2" draw:text-style-name="P1" draw:layer="layout" svg:width="0.168cm" svg:height="0.167cm" svg:x="6.987cm" svg:y="7.146cm" svg:viewBox="0 0 169 168" svg:d="M32 146c-37-32-42-81-13-118 30-35 78-37 117-6 37 31 45 79 13 118-30 36-80 38-117 6z">
            <text:p/>
          </draw:path>
          <draw:path draw:style-name="gr2" draw:text-style-name="P1" draw:layer="layout" svg:width="0.168cm" svg:height="0.168cm" svg:x="7.237cm" svg:y="6.866cm" svg:viewBox="0 0 169 169" svg:d="M28 144c-35-35-37-84-6-119 33-33 81-33 118 0 35 35 40 82 6 119-33 34-82 33-118 0z">
            <text:p/>
          </draw:path>
          <draw:path draw:style-name="gr2" draw:text-style-name="P1" draw:layer="layout" svg:width="0.166cm" svg:height="0.168cm" svg:x="7.504cm" svg:y="6.601cm" svg:viewBox="0 0 167 169" svg:d="M25 140c-33-37-33-86 1-119 34-31 82-27 116 8 33 36 35 84-1 119-34 32-84 27-116-8z">
            <text:p/>
          </draw:path>
          <draw:path draw:style-name="gr2" draw:text-style-name="P1" draw:layer="layout" svg:width="0.167cm" svg:height="0.169cm" svg:x="7.787cm" svg:y="6.354cm" svg:viewBox="0 0 168 170" svg:d="M21 137c-31-40-27-88 8-119 38-29 85-22 117 15 31 39 30 86-8 119-37 29-85 22-117-15z">
            <text:p/>
          </draw:path>
          <draw:path draw:style-name="gr2" draw:text-style-name="P1" draw:layer="layout" svg:width="0.167cm" svg:height="0.168cm" svg:x="8.085cm" svg:y="6.126cm" svg:viewBox="0 0 168 169" svg:d="M17 132c-28-40-21-89 16-117 39-26 86-17 116 22 28 39 25 88-16 117-39 28-86 17-116-22z">
            <text:p/>
          </draw:path>
          <draw:path draw:style-name="gr2" draw:text-style-name="P1" draw:layer="layout" svg:width="0.164cm" svg:height="0.169cm" svg:x="8.396cm" svg:y="5.916cm" svg:viewBox="0 0 165 170" svg:d="M14 128c-25-42-15-90 23-116 40-24 87-12 113 30 26 41 19 89-23 115-39 25-87 12-113-29z">
            <text:p/>
          </draw:path>
          <draw:path draw:style-name="gr2" draw:text-style-name="P1" draw:layer="layout" svg:width="0.164cm" svg:height="0.17cm" svg:x="8.721cm" svg:y="5.726cm" svg:viewBox="0 0 165 171" svg:d="M11 124c-22-44-11-92 31-114s87-7 111 37c23 43 13 90-31 114-42 23-87 6-111-37z">
            <text:p/>
          </draw:path>
          <draw:path draw:style-name="gr2" draw:text-style-name="P1" draw:layer="layout" svg:width="0.164cm" svg:height="0.17cm" svg:x="9.056cm" svg:y="5.557cm" svg:viewBox="0 0 165 171" svg:d="M9 120c-20-46-6-92 38-113 43-18 88-1 108 45 21 44 8 90-38 111-42 20-88 1-108-43z">
            <text:p/>
          </draw:path>
          <draw:path draw:style-name="gr2" draw:text-style-name="P1" draw:layer="layout" svg:width="0.164cm" svg:height="0.171cm" svg:x="9.401cm" svg:y="5.41cm" svg:viewBox="0 0 165 172" svg:d="M6 115c-17-47 1-92 45-110 44-16 88 4 106 51 18 45 2 91-45 110-44 16-88-5-106-51z">
            <text:p/>
          </draw:path>
          <draw:polygon draw:style-name="gr2" draw:text-style-name="P1" draw:layer="layout" svg:width="0.156cm" svg:height="0.674cm" svg:x="11.461cm" svg:y="5.568cm" svg:viewBox="0 0 157 675" draw:points="143,0 157,672 14,675 0,2">
            <text:p/>
          </draw:polygon>
          <draw:polygon draw:style-name="gr2" draw:text-style-name="P1" draw:layer="layout" svg:width="0.192cm" svg:height="0.68cm" svg:x="11.936cm" svg:y="5.578cm" svg:viewBox="0 0 193 681" draw:points="193,11 142,681 0,670 50,0">
            <text:p/>
          </draw:polygon>
          <draw:polygon draw:style-name="gr2" draw:text-style-name="P1" draw:layer="layout" svg:width="0.255cm" svg:height="0.685cm" svg:x="12.393cm" svg:y="5.635cm" svg:viewBox="0 0 256 686" draw:points="256,24 141,686 0,662 115,0">
            <text:p/>
          </draw:polygon>
          <draw:polygon draw:style-name="gr2" draw:text-style-name="P1" draw:layer="layout" svg:width="0.314cm" svg:height="0.685cm" svg:x="12.844cm" svg:y="5.742cm" svg:viewBox="0 0 315 686" draw:points="315,37 138,686 0,648 177,0">
            <text:p/>
          </draw:polygon>
          <draw:polygon draw:style-name="gr2" draw:text-style-name="P1" draw:layer="layout" svg:width="0.37cm" svg:height="0.678cm" svg:x="13.284cm" svg:y="5.897cm" svg:viewBox="0 0 371 679" draw:points="371,50 134,679 0,629 237,0">
            <text:p/>
          </draw:polygon>
          <draw:polygon draw:style-name="gr2" draw:text-style-name="P1" draw:layer="layout" svg:width="0.423cm" svg:height="0.665cm" svg:x="13.709cm" svg:y="6.099cm" svg:viewBox="0 0 424 666" draw:points="424,62 128,666 0,603 295,0">
            <text:p/>
          </draw:polygon>
          <draw:polygon draw:style-name="gr2" draw:text-style-name="P1" draw:layer="layout" svg:width="0.473cm" svg:height="0.646cm" svg:x="14.116cm" svg:y="6.345cm" svg:viewBox="0 0 474 647" draw:points="474,74 122,647 0,572 352,0">
            <text:p/>
          </draw:polygon>
          <draw:polygon draw:style-name="gr2" draw:text-style-name="P1" draw:layer="layout" svg:width="0.518cm" svg:height="0.621cm" svg:x="14.499cm" svg:y="6.635cm" svg:viewBox="0 0 519 622" draw:points="519,86 113,622 0,537 406,0">
            <text:p/>
          </draw:polygon>
          <draw:polygon draw:style-name="gr2" draw:text-style-name="P1" draw:layer="layout" svg:width="0.559cm" svg:height="0.59cm" svg:x="14.856cm" svg:y="6.966cm" svg:viewBox="0 0 560 591" draw:points="560,96 104,591 0,494 455,0">
            <text:p/>
          </draw:polygon>
          <draw:polygon draw:style-name="gr2" draw:text-style-name="P1" draw:layer="layout" svg:width="0.595cm" svg:height="0.554cm" svg:x="15.185cm" svg:y="7.335cm" svg:viewBox="0 0 596 555" draw:points="596,105 95,555 0,448 501,0">
            <text:p/>
          </draw:polygon>
          <draw:polygon draw:style-name="gr2" draw:text-style-name="P1" draw:layer="layout" svg:width="0.624cm" svg:height="0.513cm" svg:x="15.481cm" svg:y="7.737cm" svg:viewBox="0 0 625 514" draw:points="625,114 84,514 0,400 540,0">
            <text:p/>
          </draw:polygon>
          <draw:polygon draw:style-name="gr2" draw:text-style-name="P1" draw:layer="layout" svg:width="0.649cm" svg:height="0.467cm" svg:x="15.742cm" svg:y="8.169cm" svg:viewBox="0 0 650 468" draw:points="650,122 73,468 0,346 577,0">
            <text:p/>
          </draw:polygon>
          <draw:polygon draw:style-name="gr2" draw:text-style-name="P1" draw:layer="layout" svg:width="0.667cm" svg:height="0.418cm" svg:x="15.966cm" svg:y="8.627cm" svg:viewBox="0 0 668 419" draw:points="668,129 61,419 0,290 607,0">
            <text:p/>
          </draw:polygon>
          <draw:polygon draw:style-name="gr2" draw:text-style-name="P1" draw:layer="layout" svg:width="0.679cm" svg:height="0.364cm" svg:x="16.151cm" svg:y="9.107cm" svg:viewBox="0 0 680 365" draw:points="680,133 48,365 0,231 631,0">
            <text:p/>
          </draw:polygon>
          <draw:polygon draw:style-name="gr2" draw:text-style-name="P1" draw:layer="layout" svg:width="0.686cm" svg:height="0.307cm" svg:x="16.295cm" svg:y="9.606cm" svg:viewBox="0 0 687 308" draw:points="687,138 36,308 0,170 651,0">
            <text:p/>
          </draw:polygon>
          <draw:polygon draw:style-name="gr2" draw:text-style-name="P1" draw:layer="layout" svg:width="0.686cm" svg:height="0.247cm" svg:x="16.396cm" svg:y="10.117cm" svg:viewBox="0 0 687 248" draw:points="687,141 22,248 0,106 664,0">
            <text:p/>
          </draw:polygon>
          <draw:polygon draw:style-name="gr2" draw:text-style-name="P1" draw:layer="layout" svg:width="0.679cm" svg:height="0.184cm" svg:x="16.454cm" svg:y="10.638cm" svg:viewBox="0 0 680 185" draw:points="680,142 9,185 0,42 671,0">
            <text:p/>
          </draw:polygon>
          <draw:polygon draw:style-name="gr2" draw:text-style-name="P1" draw:layer="layout" svg:width="0.676cm" svg:height="0.165cm" svg:x="16.464cm" svg:y="11.14cm" svg:viewBox="0 0 677 166" draw:points="673,166 0,144 4,0 677,22">
            <text:p/>
          </draw:polygon>
          <draw:polygon draw:style-name="gr2" draw:text-style-name="P1" draw:layer="layout" svg:width="0.684cm" svg:height="0.228cm" svg:x="16.42cm" svg:y="11.6cm" svg:viewBox="0 0 685 229" draw:points="667,229 0,142 18,0 685,87">
            <text:p/>
          </draw:polygon>
          <draw:polygon draw:style-name="gr2" draw:text-style-name="P1" draw:layer="layout" svg:width="0.686cm" svg:height="0.288cm" svg:x="16.332cm" svg:y="12.053cm" svg:viewBox="0 0 687 289" draw:points="656,289 0,138 31,0 687,150">
            <text:p/>
          </draw:polygon>
          <draw:polygon draw:style-name="gr2" draw:text-style-name="P1" draw:layer="layout" svg:width="0.682cm" svg:height="0.345cm" svg:x="16.202cm" svg:y="12.499cm" svg:viewBox="0 0 683 346" draw:points="639,346 0,135 44,0 683,211">
            <text:p/>
          </draw:polygon>
          <draw:polygon draw:style-name="gr2" draw:text-style-name="P1" draw:layer="layout" svg:width="0.672cm" svg:height="0.4cm" svg:x="16.031cm" svg:y="12.931cm" svg:viewBox="0 0 673 401" draw:points="616,401 0,131 57,0 673,270">
            <text:p/>
          </draw:polygon>
          <draw:polygon draw:style-name="gr2" draw:text-style-name="P1" draw:layer="layout" svg:width="0.655cm" svg:height="0.451cm" svg:x="15.821cm" svg:y="13.347cm" svg:viewBox="0 0 656 452" draw:points="586,452 0,124 69,0 656,328">
            <text:p/>
          </draw:polygon>
          <draw:polygon draw:style-name="gr2" draw:text-style-name="P1" draw:layer="layout" svg:width="0.633cm" svg:height="0.498cm" svg:x="15.572cm" svg:y="13.74cm" svg:viewBox="0 0 634 499" draw:points="553,499 0,116 80,0 634,382">
            <text:p/>
          </draw:polygon>
          <draw:polygon draw:style-name="gr2" draw:text-style-name="P1" draw:layer="layout" svg:width="0.605cm" svg:height="0.542cm" svg:x="15.287cm" svg:y="14.11cm" svg:viewBox="0 0 606 543" draw:points="514,543 0,108 91,0 606,434">
            <text:p/>
          </draw:polygon>
          <draw:polygon draw:style-name="gr2" draw:text-style-name="P1" draw:layer="layout" svg:width="0.571cm" svg:height="0.58cm" svg:x="14.968cm" svg:y="14.451cm" svg:viewBox="0 0 572 581" draw:points="471,581 0,99 101,0 572,481">
            <text:p/>
          </draw:polygon>
          <draw:polygon draw:style-name="gr2" draw:text-style-name="P1" draw:layer="layout" svg:width="0.532cm" svg:height="0.612cm" svg:x="14.62cm" svg:y="14.761cm" svg:viewBox="0 0 533 613" draw:points="423,613 0,89 110,0 533,524">
            <text:p/>
          </draw:polygon>
          <draw:polygon draw:style-name="gr2" draw:text-style-name="P1" draw:layer="layout" svg:width="0.488cm" svg:height="0.639cm" svg:x="14.244cm" svg:y="15.039cm" svg:viewBox="0 0 489 640" draw:points="370,640 0,78 118,0 489,562">
            <text:p/>
          </draw:polygon>
          <draw:polygon draw:style-name="gr2" draw:text-style-name="P1" draw:layer="layout" svg:width="0.44cm" svg:height="0.659cm" svg:x="13.845cm" svg:y="15.279cm" svg:viewBox="0 0 441 660" draw:points="315,660 0,66 125,0 441,594">
            <text:p/>
          </draw:polygon>
          <draw:polygon draw:style-name="gr2" draw:text-style-name="P1" draw:layer="layout" svg:width="0.388cm" svg:height="0.674cm" svg:x="13.425cm" svg:y="15.482cm" svg:viewBox="0 0 389 675" draw:points="257,675 0,54 131,0 389,620">
            <text:p/>
          </draw:polygon>
          <draw:polygon draw:style-name="gr2" draw:text-style-name="P1" draw:layer="layout" svg:width="0.332cm" svg:height="0.684cm" svg:x="12.99cm" svg:y="15.644cm" svg:viewBox="0 0 333 685" draw:points="197,685 0,41 136,0 333,643">
            <text:p/>
          </draw:polygon>
          <draw:polygon draw:style-name="gr2" draw:text-style-name="P1" draw:layer="layout" svg:width="0.274cm" svg:height="0.686cm" svg:x="12.543cm" svg:y="15.764cm" svg:viewBox="0 0 275 687" draw:points="134,687 0,28 140,0 275,658">
            <text:p/>
          </draw:polygon>
          <draw:polygon draw:style-name="gr2" draw:text-style-name="P1" draw:layer="layout" svg:width="0.213cm" svg:height="0.682cm" svg:x="12.087cm" svg:y="15.841cm" svg:viewBox="0 0 214 683" draw:points="72,683 0,15 142,0 214,668">
            <text:p/>
          </draw:polygon>
          <draw:polygon draw:style-name="gr2" draw:text-style-name="P1" draw:layer="layout" svg:width="0.149cm" svg:height="0.672cm" svg:x="11.627cm" svg:y="15.875cm" svg:viewBox="0 0 150 673" draw:points="6,673 0,1 144,0 150,671">
            <text:p/>
          </draw:polygon>
          <draw:polygon draw:style-name="gr2" draw:text-style-name="P1" draw:layer="layout" svg:width="0.2cm" svg:height="0.681cm" svg:x="11.11cm" svg:y="15.852cm" svg:viewBox="0 0 201 682" draw:points="0,669 58,0 201,12 142,682">
            <text:p/>
          </draw:polygon>
          <draw:polygon draw:style-name="gr2" draw:text-style-name="P1" draw:layer="layout" svg:width="0.262cm" svg:height="0.686cm" svg:x="10.592cm" svg:y="15.784cm" svg:viewBox="0 0 263 687" draw:points="0,661 122,0 263,25 140,687">
            <text:p/>
          </draw:polygon>
          <draw:polygon draw:style-name="gr2" draw:text-style-name="P1" draw:layer="layout" svg:width="0.319cm" svg:height="0.685cm" svg:x="10.084cm" svg:y="15.672cm" svg:viewBox="0 0 320 686" draw:points="0,648 182,0 320,38 138,686">
            <text:p/>
          </draw:polygon>
          <draw:polygon draw:style-name="gr2" draw:text-style-name="P1" draw:layer="layout" svg:width="0.376cm" svg:height="0.677cm" svg:x="9.589cm" svg:y="15.519cm" svg:viewBox="0 0 377 678" draw:points="0,627 244,0 377,51 132,678">
            <text:p/>
          </draw:polygon>
          <draw:polygon draw:style-name="gr2" draw:text-style-name="P1" draw:layer="layout" svg:width="0.429cm" svg:height="0.663cm" svg:x="9.113cm" svg:y="15.326cm" svg:viewBox="0 0 430 664" draw:points="0,600 302,0 430,63 128,664">
            <text:p/>
          </draw:polygon>
          <draw:polygon draw:style-name="gr2" draw:text-style-name="P1" draw:layer="layout" svg:width="0.479cm" svg:height="0.644cm" svg:x="8.659cm" svg:y="15.093cm" svg:viewBox="0 0 480 645" draw:points="0,569 359,0 480,75 121,645">
            <text:p/>
          </draw:polygon>
          <draw:polygon draw:style-name="gr2" draw:text-style-name="P1" draw:layer="layout" svg:width="0.523cm" svg:height="0.617cm" svg:x="8.233cm" svg:y="14.824cm" svg:viewBox="0 0 524 618" draw:points="0,531 411,0 524,87 112,618">
            <text:p/>
          </draw:polygon>
          <draw:polygon draw:style-name="gr2" draw:text-style-name="P1" draw:layer="layout" svg:width="0.564cm" svg:height="0.586cm" svg:x="7.839cm" svg:y="14.52cm" svg:viewBox="0 0 565 587" draw:points="0,490 462,0 565,97 103,587">
            <text:p/>
          </draw:polygon>
          <draw:polygon draw:style-name="gr2" draw:text-style-name="P1" draw:layer="layout" svg:width="0.598cm" svg:height="0.549cm" svg:x="7.48cm" svg:y="14.184cm" svg:viewBox="0 0 599 550" draw:points="0,443 505,0 599,106 93,550">
            <text:p/>
          </draw:polygon>
          <draw:polygon draw:style-name="gr2" draw:text-style-name="P1" draw:layer="layout" svg:width="0.628cm" svg:height="0.507cm" svg:x="7.158cm" svg:y="13.82cm" svg:viewBox="0 0 629 508" draw:points="0,392 546,0 629,115 83,508">
            <text:p/>
          </draw:polygon>
          <draw:polygon draw:style-name="gr2" draw:text-style-name="P1" draw:layer="layout" svg:width="0.651cm" svg:height="0.462cm" svg:x="6.879cm" svg:y="13.431cm" svg:viewBox="0 0 652 463" draw:points="0,340 581,0 652,123 71,463">
            <text:p/>
          </draw:polygon>
          <draw:polygon draw:style-name="gr2" draw:text-style-name="P1" draw:layer="layout" svg:width="0.669cm" svg:height="0.412cm" svg:x="6.641cm" svg:y="13.02cm" svg:viewBox="0 0 670 413" draw:points="0,283 610,0 670,129 59,413">
            <text:p/>
          </draw:polygon>
          <draw:polygon draw:style-name="gr2" draw:text-style-name="P1" draw:layer="layout" svg:width="0.68cm" svg:height="0.358cm" svg:x="6.449cm" svg:y="12.591cm" svg:viewBox="0 0 681 359" draw:points="0,224 633,0 681,135 47,359">
            <text:p/>
          </draw:polygon>
          <draw:polygon draw:style-name="gr2" draw:text-style-name="P1" draw:layer="layout" svg:width="0.685cm" svg:height="0.3cm" svg:x="6.306cm" svg:y="12.149cm" svg:viewBox="0 0 686 301" draw:points="0,163 652,0 686,138 34,301">
            <text:p/>
          </draw:polygon>
          <draw:polygon draw:style-name="gr2" draw:text-style-name="P1" draw:layer="layout" svg:width="0.685cm" svg:height="0.24cm" svg:x="6.21cm" svg:y="11.695cm" svg:viewBox="0 0 686 241" draw:points="0,100 665,0 686,141 20,241">
            <text:p/>
          </draw:polygon>
          <draw:polygon draw:style-name="gr2" draw:text-style-name="P1" draw:layer="layout" svg:width="0.678cm" svg:height="0.178cm" svg:x="6.164cm" svg:y="11.237cm" svg:viewBox="0 0 679 179" draw:points="0,35 672,0 679,144 7,179">
            <text:p/>
          </draw:polygon>
          <draw:polygon draw:style-name="gr2" draw:text-style-name="P1" draw:layer="layout" svg:width="0.677cm" svg:height="0.172cm" svg:x="6.163cm" svg:y="10.748cm" svg:viewBox="0 0 678 173" draw:points="6,0 678,29 672,173 0,143">
            <text:p/>
          </draw:polygon>
          <draw:polygon draw:style-name="gr2" draw:text-style-name="P1" draw:layer="layout" svg:width="0.685cm" svg:height="0.235cm" svg:x="6.204cm" svg:y="10.226cm" svg:viewBox="0 0 686 236" draw:points="19,0 686,94 666,236 0,141">
            <text:p/>
          </draw:polygon>
          <draw:polygon draw:style-name="gr2" draw:text-style-name="P1" draw:layer="layout" svg:width="0.686cm" svg:height="0.295cm" svg:x="6.295cm" svg:y="9.713cm" svg:viewBox="0 0 687 296" draw:points="33,0 687,157 654,296 0,139">
            <text:p/>
          </draw:polygon>
          <draw:polygon draw:style-name="gr2" draw:text-style-name="P1" draw:layer="layout" svg:width="0.681cm" svg:height="0.352cm" svg:x="6.435cm" svg:y="9.211cm" svg:viewBox="0 0 682 353" draw:points="46,0 682,217 635,353 0,135">
            <text:p/>
          </draw:polygon>
          <draw:polygon draw:style-name="gr2" draw:text-style-name="P1" draw:layer="layout" svg:width="0.671cm" svg:height="0.406cm" svg:x="6.621cm" svg:y="8.726cm" svg:viewBox="0 0 672 407" draw:points="58,0 672,277 613,407 0,129">
            <text:p/>
          </draw:polygon>
          <draw:polygon draw:style-name="gr2" draw:text-style-name="P1" draw:layer="layout" svg:width="0.653cm" svg:height="0.457cm" svg:x="6.853cm" svg:y="8.263cm" svg:viewBox="0 0 654 458" draw:points="70,0 654,334 583,458 0,123">
            <text:p/>
          </draw:polygon>
          <draw:polygon draw:style-name="gr2" draw:text-style-name="P1" draw:layer="layout" svg:width="0.63cm" svg:height="0.504cm" svg:x="7.13cm" svg:y="7.824cm" svg:viewBox="0 0 631 505" draw:points="82,0 631,389 549,505 0,116">
            <text:p/>
          </draw:polygon>
          <draw:polygon draw:style-name="gr2" draw:text-style-name="P1" draw:layer="layout" svg:width="0.6cm" svg:height="0.547cm" svg:x="7.449cm" svg:y="7.416cm" svg:viewBox="0 0 601 548" draw:points="93,0 601,441 508,548 0,107">
            <text:p/>
          </draw:polygon>
          <draw:polygon draw:style-name="gr2" draw:text-style-name="P1" draw:layer="layout" svg:width="0.566cm" svg:height="0.583cm" svg:x="7.805cm" svg:y="7.041cm" svg:viewBox="0 0 567 584" draw:points="102,0 567,486 464,584 0,98">
            <text:p/>
          </draw:polygon>
          <draw:polygon draw:style-name="gr2" draw:text-style-name="P1" draw:layer="layout" svg:width="0.527cm" svg:height="0.615cm" svg:x="8.197cm" svg:y="6.703cm" svg:viewBox="0 0 528 616" draw:points="111,0 528,528 416,616 0,88">
            <text:p/>
          </draw:polygon>
          <draw:polygon draw:style-name="gr2" draw:text-style-name="P1" draw:layer="layout" svg:width="0.483cm" svg:height="0.642cm" svg:x="8.619cm" svg:y="6.404cm" svg:viewBox="0 0 484 643" draw:points="119,0 484,566 365,643 0,76">
            <text:p/>
          </draw:polygon>
          <draw:polygon draw:style-name="gr2" draw:text-style-name="P1" draw:layer="layout" svg:width="0.434cm" svg:height="0.661cm" svg:x="9.07cm" svg:y="6.148cm" svg:viewBox="0 0 435 662" draw:points="126,0 435,597 308,662 0,64">
            <text:p/>
          </draw:polygon>
          <draw:polygon draw:style-name="gr2" draw:text-style-name="P1" draw:layer="layout" svg:width="0.382cm" svg:height="0.676cm" svg:x="9.544cm" svg:y="5.935cm" svg:viewBox="0 0 383 677" draw:points="133,0 383,623 250,677 0,52">
            <text:p/>
          </draw:polygon>
          <draw:polygon draw:style-name="gr2" draw:text-style-name="P1" draw:layer="layout" svg:width="0.326cm" svg:height="0.684cm" svg:x="10.037cm" svg:y="5.77cm" svg:viewBox="0 0 327 685" draw:points="137,0 327,645 190,685 0,40">
            <text:p/>
          </draw:polygon>
          <draw:polygon draw:style-name="gr2" draw:text-style-name="P1" draw:layer="layout" svg:width="0.267cm" svg:height="0.686cm" svg:x="10.544cm" svg:y="5.653cm" svg:viewBox="0 0 268 687" draw:points="140,0 268,660 127,687 0,26">
            <text:p/>
          </draw:polygon>
          <draw:polygon draw:style-name="gr2" draw:text-style-name="P1" draw:layer="layout" svg:width="0.205cm" svg:height="0.681cm" svg:x="11.063cm" svg:y="5.585cm" svg:viewBox="0 0 206 682" draw:points="142,0 206,669 64,682 0,13">
            <text:p/>
          </draw:polygon>
          <draw:path draw:style-name="gr2" draw:text-style-name="P1" draw:layer="layout" svg:width="9.704cm" svg:height="9.703cm" svg:x="6.798cm" svg:y="6.206cm" svg:viewBox="0 0 9705 9704" svg:d="M4852 189c-2571 0-4662 2092-4662 4662 0 2572 2091 4663 4662 4663 2572 0 4663-2091 4663-4663 0-2570-2091-4662-4663-4662zM4852 189zM4852 9704c-2676 0-4852-2177-4852-4853 0-2675 2176-4851 4852-4851 2677 0 4853 2176 4853 4851 0 2676-2176 4853-4853 4853z">
            <text:p/>
          </draw:path>
          <draw:polygon draw:style-name="gr2" draw:text-style-name="P1" draw:layer="layout" svg:width="3.637cm" svg:height="7.476cm" svg:x="9.832cm" svg:y="2.438cm" svg:viewBox="0 0 3638 7477" draw:points="540,7477 0,6937 1819,0 3638,6937 3109,7465 2975,7331 3426,6879 1819,750 211,6879 674,7342">
            <text:p/>
          </draw:polygon>
          <draw:polygon draw:style-name="gr2" draw:text-style-name="P1" draw:layer="layout" svg:width="0.19cm" svg:height="6.532cm" svg:x="11.555cm" svg:y="2.813cm" svg:viewBox="0 0 191 6533" draw:points="0,6533 191,6533 191,0 0,0">
            <text:p/>
          </draw:polygon>
          <draw:polygon draw:style-name="gr2" draw:text-style-name="P1" draw:layer="layout" svg:width="2.704cm" svg:height="2.707cm" svg:x="13.004cm" svg:y="7cm" svg:viewBox="0 0 2705 2708" draw:points="1678,2708 1500,2641 2378,326 66,1195 0,1016 2705,0">
            <text:p/>
          </draw:polygon>
          <draw:polygon draw:style-name="gr2" draw:text-style-name="P1" draw:layer="layout" svg:width="2.32cm" svg:height="2.312cm" svg:x="13.291cm" svg:y="7.096cm" svg:viewBox="0 0 2321 2313" draw:points="134,2313 0,2179 2187,0 2321,134">
            <text:p/>
          </draw:polygon>
          <draw:polygon draw:style-name="gr2" draw:text-style-name="P1" draw:layer="layout" svg:width="2.699cm" svg:height="2.705cm" svg:x="7.597cm" svg:y="7cm" svg:viewBox="0 0 2700 2706" draw:points="1025,2706 0,0 2700,1014 2633,1192 327,326 1203,2639">
            <text:p/>
          </draw:polygon>
          <draw:polygon draw:style-name="gr2" draw:text-style-name="P1" draw:layer="layout" svg:width="2.261cm" svg:height="2.252cm" svg:x="7.694cm" svg:y="7.096cm" svg:viewBox="0 0 2262 2253" draw:points="2128,2253 0,134 134,0 2262,2118">
            <text:p/>
          </draw:polygon>
          <draw:polygon draw:style-name="gr2" draw:text-style-name="P1" draw:layer="layout" svg:width="2.697cm" svg:height="2.68cm" svg:x="13.011cm" svg:y="12.421cm" svg:viewBox="0 0 2698 2681" draw:points="2698,2681 0,1667 66,1490 2371,2355 1503,67 1681,0">
            <text:p/>
          </draw:polygon>
          <draw:polygon draw:style-name="gr2" draw:text-style-name="P1" draw:layer="layout" svg:width="2.306cm" svg:height="2.297cm" svg:x="13.306cm" svg:y="12.708cm" svg:viewBox="0 0 2307 2298" draw:points="2173,2298 0,135 134,0 2307,2163">
            <text:p/>
          </draw:polygon>
          <draw:polygon draw:style-name="gr2" draw:text-style-name="P1" draw:layer="layout" svg:width="2.692cm" svg:height="2.679cm" svg:x="7.597cm" svg:y="12.422cm" svg:viewBox="0 0 2693 2680" draw:points="0,2680 1015,0 1193,67 327,2354 2626,1490 2693,1668">
            <text:p/>
          </draw:polygon>
          <draw:polygon draw:style-name="gr2" draw:text-style-name="P1" draw:layer="layout" svg:width="2.285cm" svg:height="2.276cm" svg:x="7.694cm" svg:y="12.729cm" svg:viewBox="0 0 2286 2277" draw:points="134,2277 0,2142 2152,0 2286,134">
            <text:p/>
          </draw:polygon>
          <draw:polygon draw:style-name="gr2" draw:text-style-name="P1" draw:layer="layout" svg:width="3.637cm" svg:height="7.484cm" svg:x="9.832cm" svg:y="12.209cm" svg:viewBox="0 0 3638 7485" draw:points="1819,7485 0,547 548,0 682,134 211,605 1819,6734 3426,605 2955,134 3090,0 3638,547">
            <text:p/>
          </draw:polygon>
          <draw:polygon draw:style-name="gr2" draw:text-style-name="P1" draw:layer="layout" svg:width="0.19cm" svg:height="6.548cm" svg:x="11.555cm" svg:y="12.77cm" svg:viewBox="0 0 191 6549" draw:points="0,6549 191,6549 191,0 0,0">
            <text:p/>
          </draw:polygon>
          <draw:polygon draw:style-name="gr2" draw:text-style-name="P1" draw:layer="layout" svg:width="7.484cm" svg:height="3.637cm" svg:x="12.793cm" svg:y="9.247cm" svg:viewBox="0 0 7485 3638" draw:points="548,3638 0,3090 134,2956 605,3426 6734,1819 605,212 142,674 7,540 548,0 7485,1819">
            <text:p/>
          </draw:polygon>
          <draw:polygon draw:style-name="gr2" draw:text-style-name="P1" draw:layer="layout" svg:width="6.54cm" svg:height="0.19cm" svg:x="13.362cm" svg:y="10.97cm" svg:viewBox="0 0 6541 191" draw:points="0,191 6541,191 6541,0 0,0">
            <text:p/>
          </draw:polygon>
          <draw:polygon draw:style-name="gr2" draw:text-style-name="P1" draw:layer="layout" svg:width="7.484cm" svg:height="3.637cm" svg:x="3.022cm" svg:y="9.247cm" svg:viewBox="0 0 7485 3638" draw:points="6937,3638 0,1819 6937,0 7477,540 7343,674 6879,212 750,1819 6879,3426 7350,2956 7485,3090">
            <text:p/>
          </draw:polygon>
          <draw:polygon draw:style-name="gr2" draw:text-style-name="P1" draw:layer="layout" svg:width="6.54cm" svg:height="0.19cm" svg:x="3.397cm" svg:y="10.97cm" svg:viewBox="0 0 6541 191" draw:points="0,191 6541,191 6541,0 0,0">
            <text:p/>
          </draw:polygon>
          <draw:path draw:style-name="gr2" draw:text-style-name="P1" draw:layer="layout" svg:width="3.615cm" svg:height="3.615cm" svg:x="9.842cm" svg:y="9.25cm" svg:viewBox="0 0 3616 3616" svg:d="M1807 190c-892 0-1617 725-1617 1617 0 893 725 1618 1617 1618 893 0 1618-725 1618-1618 0-892-725-1617-1618-1617zM1807 190zM1807 3616c-997 0-1807-811-1807-1809 0-997 810-1807 1807-1807 998 0 1809 810 1809 1807 0 998-811 1809-1809 1809z">
            <text:p/>
          </draw:path>
          <draw:path draw:style-name="gr2" draw:text-style-name="P1" draw:layer="layout" svg:width="1.696cm" svg:height="6.775cm" svg:x="11.65cm" svg:y="3.003cm" svg:viewBox="0 0 1697 6776" svg:d="M0 6102v-6102l530 1828 1167 4451-441 497c0 0-804-438-1256-433z">
            <text:p/>
          </draw:path>
          <draw:path draw:style-name="gr2" draw:text-style-name="P1" draw:layer="layout" svg:width="6.775cm" svg:height="1.696cm" svg:x="12.928cm" svg:y="11.057cm" svg:viewBox="0 0 6776 1697" svg:d="M673 0h6103l-1828 530-4452 1167-496-441c0 0 437-803 432-1256z">
            <text:p/>
          </draw:path>
          <draw:path draw:style-name="gr2" draw:text-style-name="P1" draw:layer="layout" svg:width="1.696cm" svg:height="6.775cm" svg:x="9.991cm" svg:y="12.328cm" svg:viewBox="0 0 1697 6776" svg:d="M1697 674v6102l-530-1828-1167-4452 440-496c0 0 804 437 1257 432z">
            <text:p/>
          </draw:path>
          <draw:path draw:style-name="gr2" draw:text-style-name="P1" draw:layer="layout" svg:width="6.775cm" svg:height="1.696cm" svg:x="3.633cm" svg:y="9.353cm" svg:viewBox="0 0 6776 1697" svg:d="M6103 1697h-6103l1828-530 4452-1167 496 441c0 0-437 803-432 1256z">
            <text:p/>
          </draw:path>
          <draw:polygon draw:style-name="gr2" draw:text-style-name="P1" draw:layer="layout" svg:width="2.484cm" svg:height="2.182cm" svg:x="7.807cm" svg:y="7.163cm" svg:viewBox="0 0 2485 2183" draw:points="2131,2183 0,0 2485,952">
            <text:p/>
          </draw:polygon>
          <draw:polygon draw:style-name="gr2" draw:text-style-name="P1" draw:layer="layout" svg:width="2.182cm" svg:height="2.485cm" svg:x="13.36cm" svg:y="7.176cm" svg:viewBox="0 0 2183 2486" draw:points="0,2133 2183,0 1230,2486">
            <text:p/>
          </draw:polygon>
          <draw:polygon draw:style-name="gr2" draw:text-style-name="P1" draw:layer="layout" svg:width="2.484cm" svg:height="2.182cm" svg:x="13.07cm" svg:y="12.763cm" svg:viewBox="0 0 2485 2183" draw:points="353,0 2485,2183 0,1230">
            <text:p/>
          </draw:polygon>
          <draw:polygon draw:style-name="gr2" draw:text-style-name="P1" draw:layer="layout" svg:width="2.182cm" svg:height="2.485cm" svg:x="7.819cm" svg:y="12.448cm" svg:viewBox="0 0 2183 2486" draw:points="2183,353 0,2486 952,0">
            <text:p/>
          </draw:polygon>
          <draw:polygon draw:style-name="gr3" draw:text-style-name="P2" draw:layer="layout" svg:width="4.587cm" svg:height="0.913cm" svg:x="14.578cm" svg:y="10.057cm" svg:viewBox="0 0 4588 914" draw:points="1103,0 4588,914 0,914">
            <text:p/>
          </draw:polygon>
          <draw:polygon draw:style-name="gr3" draw:text-style-name="P2" draw:layer="layout" svg:width="4.189cm" svg:height="0.951cm" svg:x="4.137cm" svg:y="11.139cm" svg:viewBox="0 0 4190 952" draw:points="3546,952 0,21 4190,0">
            <text:p/>
          </draw:polygon>
          <draw:polygon draw:style-name="gr3" draw:text-style-name="P2" draw:layer="layout" svg:width="0.53cm" svg:height="0.675cm" svg:x="14.768cm" svg:y="13.885cm" svg:viewBox="0 0 531 676" draw:points="275,0 531,676 0,146">
            <text:p/>
          </draw:polygon>
          <draw:polygon draw:style-name="gr3" draw:text-style-name="P2" draw:layer="layout" svg:width="0.828cm" svg:height="3.157cm" svg:x="11.745cm" svg:y="15.422cm" svg:viewBox="0 0 829 3158" draw:points="0,235 0,3158 829,0">
            <text:p/>
          </draw:polygon>
          <draw:polygon draw:style-name="gr3" draw:text-style-name="P2" draw:layer="layout" svg:width="0.973cm" svg:height="0.801cm" svg:x="8.141cm" svg:y="13.893cm" svg:viewBox="0 0 974 802" draw:points="803,0 0,802 974,435">
            <text:p/>
          </draw:polygon>
          <draw:polygon draw:style-name="gr3" draw:text-style-name="P2" draw:layer="layout" svg:width="0.486cm" svg:height="0.68cm" svg:x="8.006cm" svg:y="7.542cm" svg:viewBox="0 0 487 681" draw:points="0,0 487,485 258,681">
            <text:p/>
          </draw:polygon>
          <draw:polygon draw:style-name="gr3" draw:text-style-name="P2" draw:layer="layout" svg:width="0.943cm" svg:height="4.139cm" svg:x="10.612cm" svg:y="3.55cm" svg:viewBox="0 0 944 4140" draw:points="944,0 944,4140 0,3597">
            <text:p/>
          </draw:polygon>
          <draw:polygon draw:style-name="gr3" draw:text-style-name="P2" draw:layer="layout" svg:width="0.895cm" svg:height="0.704cm" svg:x="14.289cm" svg:y="7.4cm" svg:viewBox="0 0 896 705" draw:points="0,336 896,0 175,705">
            <text:p/>
          </draw:polygon>
          <draw:path draw:style-name="gr2" draw:text-style-name="P1" draw:layer="layout" svg:width="2.199cm" svg:height="1.436cm" svg:x="10.678cm" svg:y="1cm" svg:viewBox="0 0 2200 1437" svg:d="M249 1436c-22-3-44-8-64-14-21-7-41-17-60-29-29-18-53-41-72-70-18-28-31-59-40-91-8-32-13-66-13-101s1-69 6-99c17-98 53-189 108-274 55-86 123-157 204-215 29-21 61-40 95-57s69-28 106-31c27-3 54-4 79-3 26 2 49 12 71 29 24 20 43 41 58 66 14 24 24 50 29 77 4 28 4 56 0 84-5 28-14 56-26 82-7 14-15 28-23 42-9 14-18 28-29 40-4 5-11 12-20 22-10 9-20 18-32 26-11 8-22 14-33 17s-20 0-27-9c-5-5-5-11-1-19 3-8 9-15 17-20 18-11 32-26 43-45 10-19 18-38 22-60s6-43 4-65c-1-23-5-43-12-61-8-26-21-46-38-62s-36-28-57-35c-22-7-45-10-69-8-25 1-48 6-71 14-30 9-57 23-82 42-25 18-48 40-68 63-21 24-39 50-55 78s-29 55-39 82c-10 24-18 49-24 75-6 27-11 53-13 80s-2 53 2 80 11 52 22 76c17 39 40 68 70 87s62 30 96 34c35 3 70 0 107-10 36-10 70-24 101-42 55-33 105-70 150-112 45-44 87-90 128-139 38-47 75-95 110-144 36-49 69-100 99-153 15-26 31-51 50-75 18-23 35-48 50-74 14-23 28-46 45-69 16-22 31-45 46-68 16-25 33-51 49-76 17-25 35-50 54-74s39-47 60-70c20-22 42-43 65-62 4-3 9-8 17-13 7-6 15-11 23-17 9-5 17-8 26-10s15-1 20 4c6 5 7 11 4 17-2 7-7 14-12 21-6 7-12 14-19 19-7 6-12 10-14 13-11 12-19 23-24 35s-10 25-15 40c-14 44-22 88-24 132-2 45-4 90-6 136-2 43-4 85-5 127-2 42-3 84-5 127-1 18-2 37-2 57s-2 38-6 57c-2 19-6 38-10 57-5 19-9 38-14 58-1 4-3 10-5 17-2 8-5 15-7 22-3 7-4 14-5 21s-1 13 1 17c21-29 40-59 56-91 15-32 33-64 52-94 17-28 33-56 49-85 15-29 31-57 49-85 40-65 79-129 118-194 39-64 80-128 123-190 18-27 37-54 57-82s42-54 65-80 47-50 73-70c26-22 54-39 85-52 15-7 32-10 51-10 18 0 34 4 48 14 19 13 29 32 29 56s-6 45-16 63c-8 13-17 21-28 25s-23 5-35 5c-13 0-25 0-38-2-12-1-24-1-36 1-19 4-36 12-51 25-14 13-28 26-41 38-14 14-28 27-41 42-14 14-27 29-39 44-26 30-50 61-74 93-23 30-46 63-68 95-34 47-65 95-94 145-29 51-58 101-87 152-34 61-68 120-103 180-36 60-71 121-107 181-9 17-19 33-29 48-10 16-21 32-32 46-11 13-21 27-31 41-10 15-20 29-28 42-3 5-9 13-17 24-8 12-17 23-26 33-10 11-20 18-30 23-10 4-18 1-25-10-5-6-6-14-3-23 2-8 5-17 10-26 4-8 9-16 14-25 5-8 9-15 12-22 15-36 26-74 32-112 7-39 11-79 13-119s2-79 0-119c-1-40-2-80-2-119-1-24-1-47-1-70 1-23 2-47 4-71 1-22 2-43 4-64s5-43 8-65c4-30 10-60 17-88 6-28 15-57 26-86 2-4 3-9 5-14s4-9 5-14c-38 49-71 100-102 152-30 54-60 107-90 161-32 56-65 111-100 164s-71 107-107 160c-36 55-75 108-115 158s-86 94-138 135c-26 20-53 39-82 58-28 19-58 35-89 47-31 13-63 23-97 29-33 6-66 8-99 5z">
            <text:p/>
          </draw:path>
          <draw:path draw:style-name="gr2" draw:text-style-name="P1" draw:layer="layout" svg:width="1.279cm" svg:height="1.436cm" svg:x="10.959cm" svg:y="19.833cm" svg:viewBox="0 0 1280 1437" svg:d="M314 1432c-20-2-40-6-59-11s-38-11-56-19c-49-21-88-49-118-84-29-36-52-79-67-130-14-48-17-99-11-151 7-52 22-103 44-152 22-48 50-94 85-135 35-43 73-77 113-104 53-34 110-60 170-76 19-5 38-8 57-9 20-1 39 1 58 6 41 11 73 30 94 58s34 61 38 97c5 36 3 73-5 112-9 38-22 72-41 100-10 16-21 30-33 43-12 14-26 26-41 36-4 3-9 7-16 11s-14 8-21 11-14 5-21 6c-8 1-14-1-18-6-4-4-6-8-5-12 0-4 2-7 5-11s6-8 9-11 6-6 9-8c10-8 19-15 28-22s16-16 21-27c10-18 18-39 24-64s9-50 8-76c0-25-5-49-14-71-9-24-24-42-44-55-26-18-54-27-83-28s-56 4-83 15c-28 11-53 27-75 46-23 21-42 43-57 67-27 43-48 91-63 143-15 53-21 105-16 155 2 22 6 43 13 66 7 22 15 43 26 61 11 21 28 41 49 60s41 35 60 49c25 18 53 31 84 39 30 8 60 12 91 12 30-1 61-6 90-15 30-10 57-24 82-42 13-10 27-22 40-34 12-13 24-26 35-39 17-22 33-47 49-75 15-29 26-57 33-84 8-32 13-66 13-101 0-50-9-98-26-144-18-47-34-93-51-140-8-26-16-52-23-77-7-26-15-52-23-78-9-32-14-66-14-101s4-69 12-102 20-65 35-96c16-31 34-60 56-86 14-14 28-28 43-41 15-14 30-26 47-36 18-12 37-22 57-32 20-9 41-18 63-24 26-8 54-13 82-15s51-1 68 3c4 2 8 3 13 4 4 0 7 1 9 2 32 8 59 22 78 44 20 21 34 46 44 74 10 29 15 59 15 90 1 32-3 61-9 88-8 29-18 56-31 79-13 24-31 47-52 69-17 16-35 29-55 40-20 10-41 18-63 21-7 2-15 4-24 5s-18 0-26-1-15-4-21-9c-7-4-10-11-10-20-1-12 2-18 8-20 6-1 14-2 23-2 22-1 42-7 59-19s31-27 42-46c12-18 21-37 28-58 6-21 11-42 13-62 2-17 2-36 0-55-1-20-5-39-10-58-6-19-15-35-26-51-11-15-25-27-42-36-20-9-40-14-61-14s-41 4-60 12c-21 8-39 19-55 34-16 14-30 30-40 47-13 21-23 45-31 71-8 27-13 52-14 76-2 40 3 79 15 116 11 37 24 74 37 111 8 21 15 41 24 61 8 20 15 41 22 63 17 54 31 110 42 167 10 56 10 113-1 169-9 44-24 87-48 129s-50 80-78 114c-27 31-58 59-94 84-36 24-74 45-115 62-42 17-84 30-127 40-43 9-85 13-125 12-20 0-40-2-61-5z">
            <text:p/>
          </draw:path>
          <draw:path draw:style-name="gr2" draw:text-style-name="P1" draw:layer="layout" svg:width="1.812cm" svg:height="1.437cm" svg:x="1.145cm" svg:y="10.336cm" svg:viewBox="0 0 1813 1438" svg:d="M296 1435c-6-4-9-10-11-18-2-7-3-15-3-24 1-8 2-17 4-26 2-8 4-15 6-21 8-37 21-71 39-105 17-34 34-66 50-99 18-34 36-68 55-102 20-33 39-66 59-99 19-31 37-61 54-93s34-64 51-96c11-19 21-37 31-55s20-37 29-56c19-43 37-86 54-130 17-43 33-88 48-132 8-26 15-51 22-76s11-50 13-76c1-16 0-33-2-49s-5-32-11-46c-6-15-14-27-25-37-10-11-24-19-41-25-19-7-38-9-57-7-19 1-37 4-56 10s-37 13-54 22-33 19-49 28c-32 19-63 42-90 68-28 25-53 53-77 82-14 16-26 33-38 50s-24 35-35 54c-13 19-25 39-36 60-11 20-20 42-29 64-9 19-16 42-24 66-7 25-12 50-15 75-4 25-5 51-3 75 1 25 6 48 15 69 7 20 22 36 45 47 22 11 43 17 62 19 29 2 56-3 82-16 26-12 50-27 71-45 3-3 11-10 21-20 12-11 23-21 34-31 12-10 22-18 32-23 11-5 17-3 21 6 3 8 2 17-3 28-6 11-10 20-14 25-18 28-42 54-72 78-29 25-58 46-85 64-30 18-61 32-92 43-32 10-65 14-99 12-20-2-37-6-54-12-17-7-32-16-45-30-18-15-32-33-42-52-11-20-19-40-24-62-5-21-8-44-8-66s0-45 3-67c8-53 21-104 41-151 20-48 43-94 71-140 20-35 43-65 68-92 26-28 52-55 79-83 42-45 90-85 145-120 56-35 114-60 174-76 39-11 78-18 119-22 41-2 80 2 118 16 38 13 69 34 96 62 26 28 45 61 55 100 5 21 8 42 10 64s2 43 2 65c0 31-5 63-13 95s-17 63-28 93c-20 62-47 121-80 178-16 26-33 51-51 75s-36 49-54 74c-16 21-31 42-46 64-14 22-30 43-46 64-14 19-29 38-46 58-16 20-29 41-40 63 7-4 13-8 19-12 5-3 9-6 13-9 5-2 8-5 10-7 51-45 100-93 145-143 46-51 90-103 133-155 36-45 70-90 104-136 34-44 68-90 100-137 14-22 29-43 45-64 15-19 30-40 46-62 12-17 24-33 36-51s24-35 37-51c9-13 18-24 27-35s17-23 24-35c3-5 7-11 13-20 5-8 11-15 18-21 6-7 14-11 21-13 8-3 15-1 23 5 5 4 9 10 9 16 1 7 0 13-3 19-2 6-6 12-10 18-4 7-8 12-11 16-23 30-39 62-49 94s-21 65-33 101c-7 19-11 38-13 58-2 21-5 40-8 59-6 40-12 81-15 121-4 40-13 79-26 118-9 25-17 49-26 74-9 24-17 49-24 74-7 20-14 43-20 66-6 24-16 44-29 63-2 2-4 6-7 14-2 7-5 15-9 25 0 1 0 1-1 2 0 1-1 3-1 5 23-19 44-41 62-67 18-25 37-49 56-70 11-11 21-23 31-35 10-13 20-25 31-36 11-13 21-26 30-40 10-14 20-26 32-38 23-21 43-43 61-67 18-23 36-47 53-71 14-18 26-37 39-56 12-19 24-38 34-57 14-26 27-52 41-78 13-26 25-52 35-80 8-23 15-48 22-76 2-8 4-17 5-26 1-8 1-18-1-27-3-10-8-17-15-22-7-6-14-11-21-17-6-6-11-14-15-22-3-8-6-17-8-25-2-18-1-35 4-55 5-19 14-35 25-49 16-19 35-31 55-36s42-5 66-1c18 4 32 11 42 22 10 12 18 24 22 38 5 15 8 30 10 47 1 17 2 33 2 48 1 41-5 79-17 114-12 36-27 71-46 107-13 22-26 43-39 64-13 22-27 43-42 63-11 19-22 37-33 55-11 19-24 35-37 52-16 19-32 38-48 57-16 20-32 38-48 58-29 33-59 65-91 95-31 30-62 62-90 96-29 34-60 68-90 101-31 33-61 67-91 101-16 18-33 36-50 54s-34 37-50 55c-16 19-32 39-47 58-15 21-27 41-38 63-5 10-8 18-9 24-2 5-7 12-17 20-5 4-11 7-19 11s-15 5-21 3c-10-3-16-11-16-24-1-13 1-28 5-44 3-15 8-31 14-46s10-25 11-31c27-72 49-143 65-215 9-40 15-80 19-119 5-40 12-80 23-121 6-24 14-49 22-73s15-48 19-73c1-3 3-7 5-14s4-14 7-20c3-7 5-13 7-19s3-9 4-10c2-2 3-5 3-8s-1-3-3 0c-3 2-9 12-20 28-3 4-6 8-10 13s-7 8-10 10c-13 13-24 28-33 45-9 16-20 30-33 41-10 10-20 20-29 32-8 11-17 22-27 33-28 28-54 58-80 89-25 30-52 60-79 89-31 32-62 64-94 96-32 30-66 59-100 87-15 13-29 24-43 35-15 11-28 23-42 37-14 13-29 27-43 41s-28 29-41 45c-4 5-9 14-17 27-7 14-15 27-23 40-9 14-18 25-28 35-9 9-18 11-27 6z">
            <text:p/>
          </draw:path>
          <draw:path draw:style-name="gr2" draw:text-style-name="P1" draw:layer="layout" svg:width="1.328cm" svg:height="1.434cm" svg:x="20.279cm" svg:y="10.544cm" svg:viewBox="0 0 1329 1435" svg:d="M723 393c27 1 54 0 81-7 27-6 52-13 77-20 27-9 53-19 79-29 26-11 51-23 76-36 14-7 29-15 46-24 16-10 33-21 48-34 16-12 30-25 41-40 12-14 19-29 22-46 2-10 1-20-3-28-4-9-9-17-14-25-10-13-24-23-42-28-18-6-35-9-52-9-13 1-26 3-38 6s-24 6-36 9c-51 15-102 36-152 65s-91 65-123 108c-8 13-17 25-25 38s-15 26-22 39c-3 6-6 12-8 18s-3 11-3 16 1 10 4 14c3 3 8 6 17 8 9 3 18 5 27 5zM723 393zM340 1433c-54-5-105-19-153-40-33-14-61-33-85-56-26-25-46-53-62-83-15-31-26-63-33-97-6-34-8-69-7-104 2-36 7-70 14-103 9-34 22-66 38-96s35-59 57-86c21-26 45-52 71-75 27-23 54-44 81-63 16-11 32-21 48-29 16-9 32-17 49-25 29-12 58-21 84-28 11-3 24-5 38-7 15-2 26-8 31-16 4-6 6-13 5-22 0-9-2-19-6-28s-9-17-14-25c-5-7-10-13-15-17-13-10-28-16-44-19-17-3-32-7-48-13-26-10-50-23-72-37-23-14-44-33-63-55-18-21-30-44-36-71-7-27-8-54-3-80 4-27 14-51 29-73 15-23 36-40 62-51 61-27 125-37 191-33 7 0 18 1 34 2 17 2 32 6 48 11 15 4 27 11 36 19 8 8 9 20 1 34-6 10-14 14-24 15s-21 0-33-3c-12-2-23-5-35-9-11-4-20-6-27-7-29-3-55 2-80 15-24 13-44 30-58 52s-22 47-23 73c-1 27 8 53 26 77 3 4 11 13 26 26 14 13 30 25 46 37 17 11 33 19 48 23 15 3 24-2 28-16 18-67 51-123 99-170 48-48 104-85 167-110 51-22 105-40 161-54s111-18 167-14c30 2 61 6 92 13 30 7 59 20 84 39 32 24 48 50 49 79 0 30-8 59-24 87s-38 53-64 76-51 41-74 52c-20 11-41 20-62 27s-42 13-63 19c-35 10-70 18-105 25-34 6-70 12-106 17-23 3-46 5-70 6-23 1-47 2-71 3-10 0-20 0-29 0-8 0-11 8-9 21 1 8 4 15 9 18 7 3 13 5 19 6 7 0 14 0 23-2 8-1 15-2 22-2 23-1 46-1 69 0 24 1 47 4 69 10 15 4 32 9 51 15 18 7 32 16 40 30 6 9 8 19 7 29-1 9-5 18-10 26-5 9-12 17-20 24-7 6-15 12-24 15-19 9-40 14-62 16-23 2-46 2-69 0s-45-5-68-11c-22-5-44-11-62-19-8-4-17-8-26-13-8-6-17-11-27-15-9-4-19-7-28-9-9-1-18 0-28 2-21 7-42 17-62 31-20 13-39 26-58 37-20 14-38 27-56 42-18 14-34 31-49 50-24 27-43 59-58 94-14 35-25 72-33 108-5 28-8 56-6 85 1 30 6 58 15 85 8 27 21 53 39 76 17 23 38 43 64 59 30 16 62 27 96 32s68 6 102 1c35-4 69-12 103-22 35-10 67-23 97-36 19-8 37-17 55-27 19-11 36-22 54-34 23-15 44-33 65-52 21-18 40-38 60-59 18-20 33-42 46-64 13-23 28-45 44-67 5-6 11-13 17-23 7-10 14-15 22-17 10-3 17 0 19 8 3 9 3 17 2 25-4 28-15 53-34 77s-37 47-53 68c-16 22-32 43-48 63-17 20-35 40-54 59-18 19-38 37-60 53-21 16-42 34-61 53-10 11-23 19-38 26-15 8-29 15-42 22-16 7-30 16-45 25-14 9-30 16-47 20-48 17-95 30-143 41-48 10-98 13-150 8z">
            <text:p/>
          </draw:path>
          <draw:path draw:style-name="gr2" draw:text-style-name="P1" draw:layer="layout" svg:width="14.105cm" svg:height="14.105cm" svg:x="26.948cm" svg:y="4.069cm" svg:viewBox="0 0 14106 14106" svg:d="M12036 10250c-130 201-369 293-604 245-231-47-481 19-660 199-184 184-249 441-195 677 53 228-33 468-227 599-943 634-2077 1005-3297 1005-1198 0-2315-358-3248-972-204-135-295-383-235-621 59-238-5-501-192-688-185-186-444-250-681-194-238 56-486-34-619-239-599-925-947-2027-947-3208 0-1230 377-2373 1021-3321 127-186 354-274 576-232 228 44 473-23 650-200 173-172 241-410 203-633-37-224 52-450 241-574 930-608 2040-962 3231-962 1209 0 2334 364 3272 989 184 122 275 341 241 559-32 220 37 452 206 621 171 171 406 240 628 204 218-35 436 55 560 237 640 946 1015 2086 1015 3312 0 1177-345 2274-939 3197zM12036 10250zM14106 7053c0-1168-285-2269-790-3240-452-872-525-1892-177-2809l18-48-54 19c-916 345-1932 272-2801-181-973-507-2078-794-3249-794-1172 0-2277 287-3251 795-862 449-1871 523-2783 185l-65-24 28 76c333 908 260 1913-188 2771-507 973-794 2079-794 3250s286 2276 794 3249c449 862 522 1870 185 2781l-28 74 84-31c908-333 1912-260 2771 187 972 507 2077 793 3247 793 1167 0 2268-284 3238-788 872-452 1891-525 2809-177l55 21-23-62c-344-916-271-1931 181-2800 507-972 793-2077 793-3247z">
            <text:p/>
          </draw:path>
          <draw:path draw:style-name="gr2" draw:text-style-name="P1" draw:layer="layout" svg:width="0.155cm" svg:height="0.163cm" svg:x="32.163cm" svg:y="5.613cm" svg:viewBox="0 0 156 164" svg:d="M4 106c-13-46 6-88 49-102 44-13 83 8 98 54 14 45-3 88-48 102-44 14-84-9-99-54z">
            <text:p/>
          </draw:path>
          <draw:path draw:style-name="gr2" draw:text-style-name="P1" draw:layer="layout" svg:width="0.155cm" svg:height="0.163cm" svg:x="32.509cm" svg:y="5.513cm" svg:viewBox="0 0 156 164" svg:d="M3 101c-11-46 11-88 55-99 44-10 83 14 95 61 11 45-9 87-56 98-43 12-83-15-94-60z">
            <text:p/>
          </draw:path>
          <draw:path draw:style-name="gr2" draw:text-style-name="P1" draw:layer="layout" svg:width="0.154cm" svg:height="0.163cm" svg:x="32.861cm" svg:y="5.435cm" svg:viewBox="0 0 155 164" svg:d="M1 96c-8-47 17-86 61-95 45-7 82 19 91 66 8 46-14 87-61 96-45 8-82-21-91-67z">
            <text:p/>
          </draw:path>
          <draw:path draw:style-name="gr2" draw:text-style-name="P1" draw:layer="layout" svg:width="0.154cm" svg:height="0.163cm" svg:x="33.216cm" svg:y="5.38cm" svg:viewBox="0 0 155 164" svg:d="M1 92c-5-47 22-85 68-91 45-5 80 24 86 72 6 46-19 86-67 91-45 6-81-25-87-72z">
            <text:p/>
          </draw:path>
          <draw:path draw:style-name="gr2" draw:text-style-name="P1" draw:layer="layout" svg:width="0.153cm" svg:height="0.162cm" svg:x="33.575cm" svg:y="5.347cm" svg:viewBox="0 0 154 163" svg:d="M0 87c-2-49 27-84 72-87 46-2 79 28 82 76 2 47-25 84-72 87-46 3-79-30-82-76z">
            <text:p/>
          </draw:path>
          <draw:path draw:style-name="gr2" draw:text-style-name="P1" draw:layer="layout" svg:width="0.153cm" svg:height="0.162cm" svg:x="33.932cm" svg:y="5.337cm" svg:viewBox="0 0 154 163" svg:d="M0 83c0-49 30-83 75-83 47 0 78 32 79 79 0 48-29 83-76 84-46 1-78-34-78-80z">
            <text:p/>
          </draw:path>
          <draw:path draw:style-name="gr2" draw:text-style-name="P1" draw:layer="layout" svg:width="0.152cm" svg:height="0.163cm" svg:x="34.295cm" svg:y="5.348cm" svg:viewBox="0 0 153 164" svg:d="M0 77c3-48 37-79 83-77 45 3 74 38 70 86-2 47-34 81-82 78-46-3-73-40-71-87z">
            <text:p/>
          </draw:path>
          <draw:path draw:style-name="gr2" draw:text-style-name="P1" draw:layer="layout" svg:width="0.154cm" svg:height="0.163cm" svg:x="34.653cm" svg:y="5.383cm" svg:viewBox="0 0 155 164" svg:d="M0 72c6-48 43-76 88-72 46 6 72 44 66 91-5 47-40 78-87 72-46-6-71-45-67-91z">
            <text:p/>
          </draw:path>
          <draw:path draw:style-name="gr2" draw:text-style-name="P1" draw:layer="layout" svg:width="0.154cm" svg:height="0.162cm" svg:x="35.009cm" svg:y="5.439cm" svg:viewBox="0 0 155 163" svg:d="M1 66c9-47 47-73 92-65 44 8 69 47 60 95-9 45-45 74-92 65-45-8-67-48-60-95z">
            <text:p/>
          </draw:path>
          <draw:path draw:style-name="gr2" draw:text-style-name="P1" draw:layer="layout" svg:width="0.155cm" svg:height="0.162cm" svg:x="35.359cm" svg:y="5.518cm" svg:viewBox="0 0 156 163" svg:d="M3 61c11-46 52-69 96-59 44 11 66 51 54 98-11 46-50 72-96 60-45-11-65-53-54-99z">
            <text:p/>
          </draw:path>
          <draw:path draw:style-name="gr2" draw:text-style-name="P1" draw:layer="layout" svg:width="0.155cm" svg:height="0.162cm" svg:x="35.704cm" svg:y="5.619cm" svg:viewBox="0 0 156 163" svg:d="M4 57c15-46 56-66 100-53 43 14 62 55 47 101-14 44-53 68-100 54-43-14-60-57-47-102z">
            <text:p/>
          </draw:path>
          <draw:path draw:style-name="gr2" draw:text-style-name="P1" draw:layer="layout" svg:width="0.156cm" svg:height="0.162cm" svg:x="36.042cm" svg:y="5.742cm" svg:viewBox="0 0 157 163" svg:d="M6 52c18-44 60-62 103-46 42 16 58 59 41 104-17 43-58 64-103 47-42-17-57-61-41-105z">
            <text:p/>
          </draw:path>
          <draw:path draw:style-name="gr2" draw:text-style-name="P1" draw:layer="layout" svg:width="0.158cm" svg:height="0.162cm" svg:x="36.371cm" svg:y="5.885cm" svg:viewBox="0 0 159 163" svg:d="M8 48c21-43 65-59 106-41 42 20 56 63 35 107-20 42-62 61-105 41-42-20-54-64-36-107z">
            <text:p/>
          </draw:path>
          <draw:path draw:style-name="gr2" draw:text-style-name="P1" draw:layer="layout" svg:width="0.158cm" svg:height="0.161cm" svg:x="36.691cm" svg:y="6.05cm" svg:viewBox="0 0 159 162" svg:d="M11 44c23-42 69-55 109-34 39 22 50 66 27 108-22 41-66 57-109 34-38-22-48-67-27-108z">
            <text:p/>
          </draw:path>
          <draw:path draw:style-name="gr2" draw:text-style-name="P1" draw:layer="layout" svg:width="0.159cm" svg:height="0.161cm" svg:x="37cm" svg:y="6.234cm" svg:viewBox="0 0 160 162" svg:d="M14 39c27-39 72-50 111-27 38 25 46 70 20 110-24 40-69 53-110 27-38-24-45-71-21-110z">
            <text:p/>
          </draw:path>
          <draw:path draw:style-name="gr2" draw:text-style-name="P1" draw:layer="layout" svg:width="0.159cm" svg:height="0.162cm" svg:x="37.297cm" svg:y="6.437cm" svg:viewBox="0 0 160 163" svg:d="M17 35c28-37 75-46 111-20 37 27 42 73 14 113-27 37-73 48-111 19-36-27-40-73-14-112z">
            <text:p/>
          </draw:path>
          <draw:path draw:style-name="gr2" draw:text-style-name="P1" draw:layer="layout" svg:width="0.159cm" svg:height="0.162cm" svg:x="37.58cm" svg:y="6.659cm" svg:viewBox="0 0 160 163" svg:d="M20 31c31-36 78-41 113-13 34 30 37 75 6 113-29 36-75 43-112 13-34-30-35-76-7-113z">
            <text:p/>
          </draw:path>
          <draw:path draw:style-name="gr2" draw:text-style-name="P1" draw:layer="layout" svg:width="0.161cm" svg:height="0.16cm" svg:x="37.85cm" svg:y="6.898cm" svg:viewBox="0 0 162 161" svg:d="M24 27c34-33 80-36 114-6 33 31 32 77 0 113-33 33-79 38-114 5-32-30-31-78 0-112z">
            <text:p/>
          </draw:path>
          <draw:path draw:style-name="gr2" draw:text-style-name="P1" draw:layer="layout" svg:width="0.16cm" svg:height="0.161cm" svg:x="38.103cm" svg:y="7.153cm" svg:viewBox="0 0 161 162" svg:d="M27 24c35-32 82-31 113 0 31 34 28 80-7 113-33 32-80 35-113-1-29-33-25-79 7-112z">
            <text:p/>
          </draw:path>
          <draw:path draw:style-name="gr2" draw:text-style-name="P1" draw:layer="layout" svg:width="0.162cm" svg:height="0.16cm" svg:x="38.341cm" svg:y="7.424cm" svg:viewBox="0 0 163 161" svg:d="M31 19c38-29 84-25 114 8 29 36 23 81-14 112-37 30-82 29-114-7-27-37-20-82 14-113z">
            <text:p/>
          </draw:path>
          <draw:path draw:style-name="gr2" draw:text-style-name="P1" draw:layer="layout" svg:width="0.161cm" svg:height="0.158cm" svg:x="38.56cm" svg:y="7.709cm" svg:viewBox="0 0 162 159" svg:d="M35 16c39-27 86-20 112 15 27 36 18 82-20 110-38 27-85 24-113-15-25-36-15-83 21-110z">
            <text:p/>
          </draw:path>
          <draw:path draw:style-name="gr2" draw:text-style-name="P1" draw:layer="layout" svg:width="0.162cm" svg:height="0.158cm" svg:x="38.762cm" svg:y="8.008cm" svg:viewBox="0 0 163 159" svg:d="M39 14c41-25 87-15 111 22 24 38 13 83-27 108s-86 19-111-22c-23-38-12-84 27-108z">
            <text:p/>
          </draw:path>
          <draw:path draw:style-name="gr2" draw:text-style-name="P1" draw:layer="layout" svg:width="0.163cm" svg:height="0.158cm" svg:x="38.944cm" svg:y="8.317cm" svg:viewBox="0 0 164 159" svg:d="M45 11c42-22 87-11 109 30 22 39 7 83-35 106-41 23-87 13-110-29-20-40-6-85 36-107z">
            <text:p/>
          </draw:path>
          <draw:path draw:style-name="gr2" draw:text-style-name="P1" draw:layer="layout" svg:width="0.163cm" svg:height="0.158cm" svg:x="39.107cm" svg:y="8.64cm" svg:viewBox="0 0 164 159" svg:d="M49 8c43-19 88-5 107 37 20 40 2 84-42 104-42 20-87 8-107-37-18-40-1-84 42-104z">
            <text:p/>
          </draw:path>
          <draw:path draw:style-name="gr2" draw:text-style-name="P1" draw:layer="layout" svg:width="0.164cm" svg:height="0.156cm" svg:x="39.249cm" svg:y="8.97cm" svg:viewBox="0 0 165 157" svg:d="M53 6c45-16 89 0 106 42 16 43-4 84-49 102-43 17-87 2-105-42-15-43 4-85 48-102z">
            <text:p/>
          </draw:path>
          <draw:path draw:style-name="gr2" draw:text-style-name="P1" draw:layer="layout" svg:width="0.163cm" svg:height="0.155cm" svg:x="39.37cm" svg:y="9.309cm" svg:viewBox="0 0 164 156" svg:d="M58 4c46-14 88 6 102 48 14 44-8 84-55 99-44 14-87-3-102-48-12-44 10-85 55-99z">
            <text:p/>
          </draw:path>
          <draw:path draw:style-name="gr2" draw:text-style-name="P1" draw:layer="layout" svg:width="0.164cm" svg:height="0.155cm" svg:x="39.47cm" svg:y="9.655cm" svg:viewBox="0 0 165 156" svg:d="M63 3c46-11 87 11 99 55 11 44-14 83-61 95-45 11-87-8-99-56-10-43 15-83 61-94z">
            <text:p/>
          </draw:path>
          <draw:path draw:style-name="gr2" draw:text-style-name="P1" draw:layer="layout" svg:width="0.163cm" svg:height="0.154cm" svg:x="39.547cm" svg:y="10.007cm" svg:viewBox="0 0 164 155" svg:d="M68 1c46-7 86 17 94 61 9 46-18 82-66 91-46 8-86-14-95-61-7-46 20-82 67-91z">
            <text:p/>
          </draw:path>
          <draw:path draw:style-name="gr2" draw:text-style-name="P1" draw:layer="layout" svg:width="0.163cm" svg:height="0.154cm" svg:x="39.602cm" svg:y="10.363cm" svg:viewBox="0 0 164 155" svg:d="M72 1c48-5 86 22 91 68 6 44-23 80-72 86-46 6-85-19-91-68-4-44 25-80 72-86z">
            <text:p/>
          </draw:path>
          <draw:path draw:style-name="gr2" draw:text-style-name="P1" draw:layer="layout" svg:width="0.162cm" svg:height="0.153cm" svg:x="39.634cm" svg:y="10.722cm" svg:viewBox="0 0 163 154" svg:d="M76 0c48-2 84 27 87 72 2 46-29 79-77 82-47 3-83-25-86-73-2-46 30-78 76-81z">
            <text:p/>
          </draw:path>
          <draw:path draw:style-name="gr2" draw:text-style-name="P1" draw:layer="layout" svg:width="0.162cm" svg:height="0.153cm" svg:x="39.645cm" svg:y="11.079cm" svg:viewBox="0 0 163 154" svg:d="M83 0c48 0 81 33 80 79s-35 76-83 75c-47 0-80-30-80-79 0-46 35-75 83-75z">
            <text:p/>
          </draw:path>
          <draw:path draw:style-name="gr2" draw:text-style-name="P1" draw:layer="layout" svg:width="0.162cm" svg:height="0.153cm" svg:x="39.633cm" svg:y="11.441cm" svg:viewBox="0 0 163 154" svg:d="M86 0c48 3 79 37 77 83-3 45-39 74-87 71-47-3-78-35-76-84 3-44 39-72 86-70z">
            <text:p/>
          </draw:path>
          <draw:path draw:style-name="gr2" draw:text-style-name="P1" draw:layer="layout" svg:width="0.163cm" svg:height="0.154cm" svg:x="39.598cm" svg:y="11.799cm" svg:viewBox="0 0 164 155" svg:d="M92 1c48 6 77 43 72 88-6 46-44 72-91 66-47-5-77-41-72-88 6-45 45-71 91-66z">
            <text:p/>
          </draw:path>
          <draw:path draw:style-name="gr2" draw:text-style-name="P1" draw:layer="layout" svg:width="0.162cm" svg:height="0.154cm" svg:x="39.541cm" svg:y="12.154cm" svg:viewBox="0 0 163 155" svg:d="M96 1c47 9 74 47 65 92-8 44-47 68-95 60-45-9-73-44-65-93 9-44 48-66 95-59z">
            <text:p/>
          </draw:path>
          <draw:path draw:style-name="gr2" draw:text-style-name="P1" draw:layer="layout" svg:width="0.163cm" svg:height="0.155cm" svg:x="39.462cm" svg:y="12.505cm" svg:viewBox="0 0 164 156" svg:d="M101 3c47 12 72 52 60 96-11 44-52 66-98 54-46-11-71-50-61-96 12-45 54-65 99-54z">
            <text:p/>
          </draw:path>
          <draw:path draw:style-name="gr2" draw:text-style-name="P1" draw:layer="layout" svg:width="0.162cm" svg:height="0.155cm" svg:x="39.361cm" svg:y="12.85cm" svg:viewBox="0 0 163 156" svg:d="M105 4c46 15 67 56 54 100-14 43-56 61-102 47-44-14-67-53-53-100 14-42 56-60 101-47z">
            <text:p/>
          </draw:path>
          <draw:path draw:style-name="gr2" draw:text-style-name="P1" draw:layer="layout" svg:width="0.162cm" svg:height="0.156cm" svg:x="39.238cm" svg:y="13.188cm" svg:viewBox="0 0 163 157" svg:d="M110 6c45 18 64 60 47 103-17 42-59 58-104 41-43-18-64-58-47-103 16-42 60-57 104-41z">
            <text:p/>
          </draw:path>
          <draw:path draw:style-name="gr2" draw:text-style-name="P1" draw:layer="layout" svg:width="0.162cm" svg:height="0.157cm" svg:x="39.093cm" svg:y="13.517cm" svg:viewBox="0 0 163 158" svg:d="M115 9c43 20 59 65 40 105-19 42-63 55-107 35-42-20-60-62-40-105 19-42 64-54 107-35z">
            <text:p/>
          </draw:path>
          <draw:path draw:style-name="gr2" draw:text-style-name="P1" draw:layer="layout" svg:width="0.161cm" svg:height="0.158cm" svg:x="38.929cm" svg:y="13.837cm" svg:viewBox="0 0 162 159" svg:d="M119 11c41 23 55 69 33 109s-66 50-108 27c-41-22-56-66-34-109 22-38 67-48 109-27z">
            <text:p/>
          </draw:path>
          <draw:path draw:style-name="gr2" draw:text-style-name="P1" draw:layer="layout" svg:width="0.162cm" svg:height="0.158cm" svg:x="38.745cm" svg:y="14.145cm" svg:viewBox="0 0 163 159" svg:d="M123 14c40 26 51 71 27 109s-70 47-110 21c-40-25-52-70-27-110 24-37 71-44 110-20z">
            <text:p/>
          </draw:path>
          <draw:path draw:style-name="gr2" draw:text-style-name="P1" draw:layer="layout" svg:width="0.162cm" svg:height="0.159cm" svg:x="38.541cm" svg:y="14.442cm" svg:viewBox="0 0 163 160" svg:d="M128 17c38 28 46 75 20 111-28 37-73 42-113 14-36-27-47-73-20-111 28-36 74-40 113-14z">
            <text:p/>
          </draw:path>
          <draw:path draw:style-name="gr2" draw:text-style-name="P1" draw:layer="layout" svg:width="0.16cm" svg:height="0.16cm" svg:x="38.32cm" svg:y="14.725cm" svg:viewBox="0 0 161 161" svg:d="M130 19c37 32 42 78 13 114-28 34-75 37-112 6-34-31-42-75-13-113 29-33 76-35 112-7z">
            <text:p/>
          </draw:path>
          <draw:path draw:style-name="gr2" draw:text-style-name="P1" draw:layer="layout" svg:width="0.161cm" svg:height="0.161cm" svg:x="38.081cm" svg:y="14.993cm" svg:viewBox="0 0 162 162" svg:d="M135 24c34 34 37 80 6 114-32 33-78 32-113-1-33-32-38-78-6-113 32-32 78-31 113 0z">
            <text:p/>
          </draw:path>
          <draw:path draw:style-name="gr2" draw:text-style-name="P1" draw:layer="layout" svg:width="0.16cm" svg:height="0.16cm" svg:x="37.826cm" svg:y="15.247cm" svg:viewBox="0 0 161 161" svg:d="M137 28c32 35 32 82-1 112-33 31-80 28-112-7-31-33-33-80 1-113 33-30 80-25 112 8z">
            <text:p/>
          </draw:path>
          <draw:path draw:style-name="gr2" draw:text-style-name="P1" draw:layer="layout" svg:width="0.16cm" svg:height="0.162cm" svg:x="37.556cm" svg:y="15.484cm" svg:viewBox="0 0 161 163" svg:d="M141 32c30 37 26 83-8 113-36 29-81 23-113-14-28-37-27-83 8-114 36-27 82-21 113 15z">
            <text:p/>
          </draw:path>
          <draw:path draw:style-name="gr2" draw:text-style-name="P1" draw:layer="layout" svg:width="0.158cm" svg:height="0.162cm" svg:x="37.271cm" svg:y="15.704cm" svg:viewBox="0 0 159 163" svg:d="M142 36c28 39 22 85-14 112-37 27-83 18-111-20-26-39-22-85 15-114 37-25 83-15 110 22z">
            <text:p/>
          </draw:path>
          <draw:path draw:style-name="gr2" draw:text-style-name="P1" draw:layer="layout" svg:width="0.158cm" svg:height="0.161cm" svg:x="36.973cm" svg:y="15.905cm" svg:viewBox="0 0 159 162" svg:d="M145 40c25 40 16 86-22 110s-83 13-109-28c-24-39-17-85 22-110 38-23 84-12 109 28z">
            <text:p/>
          </draw:path>
          <draw:path draw:style-name="gr2" draw:text-style-name="P1" draw:layer="layout" svg:width="0.158cm" svg:height="0.163cm" svg:x="36.663cm" svg:y="16.087cm" svg:viewBox="0 0 159 164" svg:d="M148 45c22 42 10 87-30 109s-84 7-107-36c-21-40-12-86 30-109 40-20 84-6 107 36z">
            <text:p/>
          </draw:path>
          <draw:path draw:style-name="gr2" draw:text-style-name="P1" draw:layer="layout" svg:width="0.157cm" svg:height="0.164cm" svg:x="36.343cm" svg:y="16.25cm" svg:viewBox="0 0 158 165" svg:d="M149 50c20 42 6 88-36 107-41 19-84 2-104-43-19-41-8-87 36-107 41-18 85-1 104 43z">
            <text:p/>
          </draw:path>
          <draw:path draw:style-name="gr2" draw:text-style-name="P1" draw:layer="layout" svg:width="0.156cm" svg:height="0.163cm" svg:x="36.012cm" svg:y="16.392cm" svg:viewBox="0 0 157 164" svg:d="M150 54c17 44 0 88-42 105-43 16-84-4-101-49-17-43-3-87 42-105 42-15 84 5 101 49z">
            <text:p/>
          </draw:path>
          <draw:path draw:style-name="gr2" draw:text-style-name="P1" draw:layer="layout" svg:width="0.155cm" svg:height="0.163cm" svg:x="35.674cm" svg:y="16.512cm" svg:viewBox="0 0 156 164" svg:d="M151 58c15 46-6 88-49 102s-83-8-98-54c-13-45 3-88 49-102 44-13 84 9 98 54z">
            <text:p/>
          </draw:path>
          <draw:path draw:style-name="gr2" draw:text-style-name="P1" draw:layer="layout" svg:width="0.155cm" svg:height="0.163cm" svg:x="35.328cm" svg:y="16.612cm" svg:viewBox="0 0 156 164" svg:d="M153 63c12 46-11 87-56 98-44 11-83-13-94-60-11-46 8-87 55-99 44-10 84 15 95 61z">
            <text:p/>
          </draw:path>
          <draw:path draw:style-name="gr2" draw:text-style-name="P1" draw:layer="layout" svg:width="0.154cm" svg:height="0.163cm" svg:x="34.977cm" svg:y="16.688cm" svg:viewBox="0 0 155 164" svg:d="M153 67c9 47-17 87-61 96-45 8-82-19-91-67-7-46 14-86 61-95 45-7 82 20 91 66z">
            <text:p/>
          </draw:path>
          <draw:path draw:style-name="gr2" draw:text-style-name="P1" draw:layer="layout" svg:width="0.153cm" svg:height="0.162cm" svg:x="34.621cm" svg:y="16.743cm" svg:viewBox="0 0 154 163" svg:d="M153 72c6 49-22 86-67 91-45 6-80-24-86-71-4-47 20-85 67-91 46-5 80 25 86 71z">
            <text:p/>
          </draw:path>
          <draw:path draw:style-name="gr2" draw:text-style-name="P1" draw:layer="layout" svg:width="0.153cm" svg:height="0.162cm" svg:x="34.263cm" svg:y="16.775cm" svg:viewBox="0 0 154 163" svg:d="M154 76c3 49-28 84-73 87-46 2-78-29-81-77-2-47 24-83 72-86 46-2 79 30 82 76z">
            <text:p/>
          </draw:path>
          <draw:path draw:style-name="gr2" draw:text-style-name="P1" draw:layer="layout" svg:width="0.153cm" svg:height="0.162cm" svg:x="33.901cm" svg:y="16.785cm" svg:viewBox="0 0 154 163" svg:d="M154 83c-1 47-34 80-80 80-45-1-74-35-74-84 0-46 31-79 79-79 45 0 75 35 75 83z">
            <text:p/>
          </draw:path>
          <draw:path draw:style-name="gr2" draw:text-style-name="P1" draw:layer="layout" svg:width="0.153cm" svg:height="0.163cm" svg:x="33.543cm" svg:y="16.772cm" svg:viewBox="0 0 154 164" svg:d="M154 87c-3 48-38 80-84 77-45-3-72-39-70-87 3-48 35-79 83-77 45 3 74 40 71 87z">
            <text:p/>
          </draw:path>
          <draw:path draw:style-name="gr2" draw:text-style-name="P1" draw:layer="layout" svg:width="0.154cm" svg:height="0.162cm" svg:x="33.185cm" svg:y="16.737cm" svg:viewBox="0 0 155 163" svg:d="M155 92c-6 47-43 77-88 71s-71-43-66-91c6-46 41-76 88-71 46 6 72 44 66 91z">
            <text:p/>
          </draw:path>
          <draw:path draw:style-name="gr2" draw:text-style-name="P1" draw:layer="layout" svg:width="0.154cm" svg:height="0.162cm" svg:x="32.829cm" svg:y="16.68cm" svg:viewBox="0 0 155 163" svg:d="M154 96c-9 47-47 74-92 65-45-8-68-47-60-95 9-45 45-73 93-65 44 9 68 49 59 95z">
            <text:p/>
          </draw:path>
          <draw:path draw:style-name="gr2" draw:text-style-name="P1" draw:layer="layout" svg:width="0.155cm" svg:height="0.162cm" svg:x="32.479cm" svg:y="16.601cm" svg:viewBox="0 0 156 163" svg:d="M153 102c-12 46-52 70-96 59-45-11-65-51-54-98 11-46 50-71 96-60 44 11 66 53 54 99z">
            <text:p/>
          </draw:path>
          <draw:path draw:style-name="gr2" draw:text-style-name="P1" draw:layer="layout" svg:width="0.155cm" svg:height="0.163cm" svg:x="32.133cm" svg:y="16.499cm" svg:viewBox="0 0 156 164" svg:d="M151 106c-15 46-56 68-100 54-42-14-60-56-47-102 15-45 54-68 100-54 43 14 61 58 47 102z">
            <text:p/>
          </draw:path>
          <draw:path draw:style-name="gr2" draw:text-style-name="P1" draw:layer="layout" svg:width="0.156cm" svg:height="0.162cm" svg:x="31.794cm" svg:y="16.375cm" svg:viewBox="0 0 157 163" svg:d="M150 110c-18 44-60 63-103 47-42-17-57-59-40-105 17-43 57-63 102-46 42 16 58 60 41 104z">
            <text:p/>
          </draw:path>
          <draw:path draw:style-name="gr2" draw:text-style-name="P1" draw:layer="layout" svg:width="0.157cm" svg:height="0.162cm" svg:x="31.465cm" svg:y="16.231cm" svg:viewBox="0 0 158 163" svg:d="M149 114c-20 44-64 60-105 41-42-19-55-63-35-107 20-42 62-60 105-40 42 19 55 64 35 106z">
            <text:p/>
          </draw:path>
          <draw:path draw:style-name="gr2" draw:text-style-name="P1" draw:layer="layout" svg:width="0.158cm" svg:height="0.162cm" svg:x="31.144cm" svg:y="16.066cm" svg:viewBox="0 0 159 163" svg:d="M148 119c-24 42-69 55-109 33-39-21-50-65-27-108 22-41 66-56 108-34 40 22 50 67 28 109z">
            <text:p/>
          </draw:path>
          <draw:path draw:style-name="gr2" draw:text-style-name="P1" draw:layer="layout" svg:width="0.157cm" svg:height="0.163cm" svg:x="30.835cm" svg:y="15.882cm" svg:viewBox="0 0 158 164" svg:d="M144 124c-25 40-71 51-109 27-37-25-45-71-21-112 25-39 70-51 110-26 38 24 45 71 20 111z">
            <text:p/>
          </draw:path>
          <draw:path draw:style-name="gr2" draw:text-style-name="P1" draw:layer="layout" svg:width="0.159cm" svg:height="0.162cm" svg:x="30.537cm" svg:y="15.677cm" svg:viewBox="0 0 160 163" svg:d="M142 128c-28 38-75 46-111 20-35-28-41-73-14-113 28-36 73-47 112-19 36 27 41 73 13 112z">
            <text:p/>
          </draw:path>
          <draw:path draw:style-name="gr2" draw:text-style-name="P1" draw:layer="layout" svg:width="0.159cm" svg:height="0.161cm" svg:x="30.254cm" svg:y="15.456cm" svg:viewBox="0 0 160 162" svg:d="M140 131c-31 37-78 42-113 13-33-29-36-75-6-113 29-34 75-42 112-13 35 30 36 77 7 113z">
            <text:p/>
          </draw:path>
          <draw:path draw:style-name="gr2" draw:text-style-name="P1" draw:layer="layout" svg:width="0.161cm" svg:height="0.161cm" svg:x="29.985cm" svg:y="15.217cm" svg:viewBox="0 0 162 162" svg:d="M138 135c-34 34-80 37-114 6-32-32-31-78 0-114 33-32 78-37 114-5 33 31 32 78 0 113z">
            <text:p/>
          </draw:path>
          <draw:path draw:style-name="gr2" draw:text-style-name="P1" draw:layer="layout" svg:width="0.16cm" svg:height="0.16cm" svg:x="29.732cm" svg:y="14.962cm" svg:viewBox="0 0 161 161" svg:d="M134 137c-35 32-83 32-113-1s-27-80 7-112c34-31 80-33 113 1 31 33 26 80-7 112z">
            <text:p/>
          </draw:path>
          <draw:path draw:style-name="gr2" draw:text-style-name="P1" draw:layer="layout" svg:width="0.162cm" svg:height="0.16cm" svg:x="29.494cm" svg:y="14.691cm" svg:viewBox="0 0 163 161" svg:d="M131 140c-38 31-84 27-113-7-28-36-22-82 14-112 37-29 82-28 114 7 28 36 21 82-15 112z">
            <text:p/>
          </draw:path>
          <draw:path draw:style-name="gr2" draw:text-style-name="P1" draw:layer="layout" svg:width="0.161cm" svg:height="0.158cm" svg:x="29.274cm" svg:y="14.406cm" svg:viewBox="0 0 162 159" svg:d="M127 142c-39 28-86 22-112-15-26-36-17-82 21-110 37-26 84-23 112 15 26 37 16 83-21 110z">
            <text:p/>
          </draw:path>
          <draw:path draw:style-name="gr2" draw:text-style-name="P1" draw:layer="layout" svg:width="0.162cm" svg:height="0.158cm" svg:x="29.073cm" svg:y="14.108cm" svg:viewBox="0 0 163 159" svg:d="M123 144c-41 26-87 17-111-21-23-39-12-84 28-109 39-24 85-17 111 22 24 38 11 84-28 108z">
            <text:p/>
          </draw:path>
          <draw:path draw:style-name="gr2" draw:text-style-name="P1" draw:layer="layout" svg:width="0.163cm" svg:height="0.158cm" svg:x="28.891cm" svg:y="13.798cm" svg:viewBox="0 0 164 159" svg:d="M119 148c-42 22-88 10-110-30-20-39-7-84 36-107 41-21 87-12 109 30 22 39 6 85-35 107z">
            <text:p/>
          </draw:path>
          <draw:path draw:style-name="gr2" draw:text-style-name="P1" draw:layer="layout" svg:width="0.164cm" svg:height="0.157cm" svg:x="28.729cm" svg:y="13.477cm" svg:viewBox="0 0 165 158" svg:d="M114 149c-43 20-88 5-107-36-18-42-2-84 43-104 41-19 87-8 107 35 19 42 0 85-43 105z">
            <text:p/>
          </draw:path>
          <draw:path draw:style-name="gr2" draw:text-style-name="P1" draw:layer="layout" svg:width="0.163cm" svg:height="0.156cm" svg:x="28.587cm" svg:y="13.147cm" svg:viewBox="0 0 164 157" svg:d="M110 150c-44 17-88 0-105-42-15-43 4-84 49-102 43-16 87-2 105 43 16 42-5 84-49 101z">
            <text:p/>
          </draw:path>
          <draw:path draw:style-name="gr2" draw:text-style-name="P1" draw:layer="layout" svg:width="0.163cm" svg:height="0.155cm" svg:x="28.467cm" svg:y="12.808cm" svg:viewBox="0 0 164 156" svg:d="M105 151c-45 15-88-6-101-49s8-83 55-98c44-13 87 4 101 49 14 44-9 84-55 98z">
            <text:p/>
          </draw:path>
          <draw:path draw:style-name="gr2" draw:text-style-name="P1" draw:layer="layout" svg:width="0.164cm" svg:height="0.156cm" svg:x="28.368cm" svg:y="12.463cm" svg:viewBox="0 0 165 157" svg:d="M101 154c-47 12-88-11-99-56-10-44 14-83 61-95 45-10 87 10 99 57 11 44-15 83-61 94z">
            <text:p/>
          </draw:path>
          <draw:path draw:style-name="gr2" draw:text-style-name="P1" draw:layer="layout" svg:width="0.163cm" svg:height="0.154cm" svg:x="28.292cm" svg:y="12.111cm" svg:viewBox="0 0 164 155" svg:d="M96 153c-47 9-87-17-95-61-7-46 19-82 67-91 45-7 86 15 95 61 8 45-21 83-67 91z">
            <text:p/>
          </draw:path>
          <draw:path draw:style-name="gr2" draw:text-style-name="P1" draw:layer="layout" svg:width="0.163cm" svg:height="0.155cm" svg:x="28.238cm" svg:y="11.756cm" svg:viewBox="0 0 164 156" svg:d="M91 155c-47 5-85-22-91-69-4-44 24-80 72-86 47-4 86 20 91 68 6 45-25 81-72 87z">
            <text:p/>
          </draw:path>
          <draw:path draw:style-name="gr2" draw:text-style-name="P1" draw:layer="layout" svg:width="0.162cm" svg:height="0.153cm" svg:x="28.206cm" svg:y="11.397cm" svg:viewBox="0 0 163 154" svg:d="M86 154c-48 3-84-28-86-72-2-47 29-79 76-82 47-2 84 25 87 72 2 46-31 79-77 82z">
            <text:p/>
          </draw:path>
          <draw:path draw:style-name="gr2" draw:text-style-name="P1" draw:layer="layout" svg:width="0.162cm" svg:height="0.153cm" svg:x="28.197cm" svg:y="11.037cm" svg:viewBox="0 0 163 154" svg:d="M79 154c-47 0-79-33-79-79s34-75 83-75c46 0 80 30 80 79-1 46-36 76-84 75z">
            <text:p/>
          </draw:path>
          <draw:path draw:style-name="gr2" draw:text-style-name="P1" draw:layer="layout" svg:width="0.162cm" svg:height="0.153cm" svg:x="28.21cm" svg:y="10.677cm" svg:viewBox="0 0 163 154" svg:d="M76 154c-48-3-78-37-76-84 3-44 38-72 87-70 46 3 79 35 76 83-3 45-40 74-87 71z">
            <text:p/>
          </draw:path>
          <draw:path draw:style-name="gr2" draw:text-style-name="P1" draw:layer="layout" svg:width="0.162cm" svg:height="0.154cm" svg:x="28.245cm" svg:y="10.32cm" svg:viewBox="0 0 163 155" svg:d="M72 155c-47-6-76-43-71-88 6-45 43-71 91-66 46 6 77 41 71 88-6 46-44 72-91 66z">
            <text:p/>
          </draw:path>
          <draw:path draw:style-name="gr2" draw:text-style-name="P1" draw:layer="layout" svg:width="0.162cm" svg:height="0.154cm" svg:x="28.303cm" svg:y="9.963cm" svg:viewBox="0 0 163 155" svg:d="M66 154c-47-9-72-47-65-92 9-45 47-68 95-60 46 9 74 45 65 93-8 44-48 68-95 59z">
            <text:p/>
          </draw:path>
          <draw:path draw:style-name="gr2" draw:text-style-name="P1" draw:layer="layout" svg:width="0.162cm" svg:height="0.154cm" svg:x="28.383cm" svg:y="9.612cm" svg:viewBox="0 0 163 155" svg:d="M61 152c-46-12-69-52-59-96 12-44 52-64 99-53 45 11 71 49 59 96-11 43-53 64-99 53z">
            <text:p/>
          </draw:path>
          <draw:path draw:style-name="gr2" draw:text-style-name="P1" draw:layer="layout" svg:width="0.161cm" svg:height="0.155cm" svg:x="28.485cm" svg:y="9.267cm" svg:viewBox="0 0 162 156" svg:d="M57 151c-46-15-66-56-53-100 14-42 55-60 101-47 45 15 68 54 53 100-14 43-56 61-101 47z">
            <text:p/>
          </draw:path>
          <draw:path draw:style-name="gr2" draw:text-style-name="P1" draw:layer="layout" svg:width="0.162cm" svg:height="0.156cm" svg:x="28.608cm" svg:y="8.929cm" svg:viewBox="0 0 163 157" svg:d="M52 150c-44-18-62-60-46-103 16-42 59-57 104-40 43 17 64 57 47 103-17 41-61 57-105 40z">
            <text:p/>
          </draw:path>
          <draw:path draw:style-name="gr2" draw:text-style-name="P1" draw:layer="layout" svg:width="0.162cm" svg:height="0.157cm" svg:x="28.753cm" svg:y="8.599cm" svg:viewBox="0 0 163 158" svg:d="M48 149c-43-20-59-65-40-105 19-42 62-54 106-35 42 20 61 62 40 106-19 41-64 54-106 34z">
            <text:p/>
          </draw:path>
          <draw:path draw:style-name="gr2" draw:text-style-name="P1" draw:layer="layout" svg:width="0.162cm" svg:height="0.158cm" svg:x="28.918cm" svg:y="8.279cm" svg:viewBox="0 0 163 159" svg:d="M43 147c-41-23-54-68-33-108 22-39 66-50 109-27 40 22 56 66 33 108-22 40-67 50-109 27z">
            <text:p/>
          </draw:path>
          <draw:path draw:style-name="gr2" draw:text-style-name="P1" draw:layer="layout" svg:width="0.162cm" svg:height="0.158cm" svg:x="29.104cm" svg:y="7.97cm" svg:viewBox="0 0 163 159" svg:d="M39 145c-39-26-50-72-27-110 25-37 71-45 112-21 39 25 52 70 26 111-24 37-71 44-111 20z">
            <text:p/>
          </draw:path>
          <draw:path draw:style-name="gr2" draw:text-style-name="P1" draw:layer="layout" svg:width="0.162cm" svg:height="0.158cm" svg:x="29.308cm" svg:y="7.673cm" svg:viewBox="0 0 163 159" svg:d="M35 142c-38-28-45-75-20-111 28-35 73-41 112-13 38 27 48 72 20 111-27 36-74 40-112 13z">
            <text:p/>
          </draw:path>
          <draw:path draw:style-name="gr2" draw:text-style-name="P1" draw:layer="layout" svg:width="0.161cm" svg:height="0.16cm" svg:x="29.53cm" svg:y="7.39cm" svg:viewBox="0 0 162 161" svg:d="M31 140c-36-31-41-77-13-113 29-33 75-36 112-6 36 30 43 75 13 113-29 34-77 36-112 6z">
            <text:p/>
          </draw:path>
          <draw:path draw:style-name="gr2" draw:text-style-name="P1" draw:layer="layout" svg:width="0.161cm" svg:height="0.161cm" svg:x="29.771cm" svg:y="7.12cm" svg:viewBox="0 0 162 162" svg:d="M27 138c-33-34-36-81-6-114 32-32 78-31 113 0 34 33 39 79 6 114-32 33-78 32-113 0z">
            <text:p/>
          </draw:path>
          <draw:path draw:style-name="gr2" draw:text-style-name="P1" draw:layer="layout" svg:width="0.159cm" svg:height="0.162cm" svg:x="30.026cm" svg:y="6.867cm" svg:viewBox="0 0 160 163" svg:d="M23 135c-31-36-30-83 2-114 33-30 79-27 112 7 31 35 33 81-2 114-33 31-80 27-112-7z">
            <text:p/>
          </draw:path>
          <draw:path draw:style-name="gr2" draw:text-style-name="P1" draw:layer="layout" svg:width="0.16cm" svg:height="0.162cm" svg:x="30.297cm" svg:y="6.631cm" svg:viewBox="0 0 161 163" svg:d="M20 131c-29-37-26-84 8-113 36-28 81-22 112 14 30 37 29 82-8 114-36 28-82 21-112-15z">
            <text:p/>
          </draw:path>
          <draw:path draw:style-name="gr2" draw:text-style-name="P1" draw:layer="layout" svg:width="0.158cm" svg:height="0.161cm" svg:x="30.584cm" svg:y="6.41cm" svg:viewBox="0 0 159 162" svg:d="M17 127c-27-39-21-86 15-112s82-17 110 21c27 38 23 84-15 112-37 26-83 16-110-21z">
            <text:p/>
          </draw:path>
          <draw:path draw:style-name="gr2" draw:text-style-name="P1" draw:layer="layout" svg:width="0.158cm" svg:height="0.163cm" svg:x="30.883cm" svg:y="6.21cm" svg:viewBox="0 0 159 164" svg:d="M14 124c-25-41-15-88 22-112 38-23 83-12 108 28s19 86-22 112c-38 24-84 11-108-28z">
            <text:p/>
          </draw:path>
          <draw:path draw:style-name="gr2" draw:text-style-name="P1" draw:layer="layout" svg:width="0.158cm" svg:height="0.163cm" svg:x="31.193cm" svg:y="6.028cm" svg:viewBox="0 0 159 164" svg:d="M11 118c-22-41-11-87 30-109 39-20 84-7 106 36 23 41 13 86-30 109-39 22-84 6-106-36z">
            <text:p/>
          </draw:path>
          <draw:path draw:style-name="gr2" draw:text-style-name="P1" draw:layer="layout" svg:width="0.158cm" svg:height="0.164cm" svg:x="31.515cm" svg:y="5.866cm" svg:viewBox="0 0 159 165" svg:d="M8 114c-19-43-5-88 37-107 41-18 84-1 104 42s8 87-37 108c-40 19-84 1-104-43z">
            <text:p/>
          </draw:path>
          <draw:path draw:style-name="gr2" draw:text-style-name="P1" draw:layer="layout" svg:width="0.156cm" svg:height="0.163cm" svg:x="31.847cm" svg:y="5.725cm" svg:viewBox="0 0 157 164" svg:d="M6 110c-16-44 1-88 43-105 42-15 83 4 101 49 17 44 2 87-43 105-43 16-84-5-101-49z">
            <text:p/>
          </draw:path>
          <draw:polygon draw:style-name="gr2" draw:text-style-name="P1" draw:layer="layout" svg:width="2.244cm" svg:height="4.617cm" svg:x="32.879cm" svg:y="5.847cm" svg:viewBox="0 0 2245 4618" draw:points="336,4618 0,4281 1123,0 2245,4281 1915,4611 1782,4477 2035,4225 1123,743 209,4225 469,4484">
            <text:p/>
          </draw:polygon>
          <draw:polygon draw:style-name="gr2" draw:text-style-name="P1" draw:layer="layout" svg:width="0.188cm" svg:height="3.881cm" svg:x="33.906cm" svg:y="6.219cm" svg:viewBox="0 0 189 3882" draw:points="0,3882 189,3882 189,0 0,0">
            <text:p/>
          </draw:polygon>
          <draw:polygon draw:style-name="gr2" draw:text-style-name="P1" draw:layer="layout" svg:width="2.244cm" svg:height="4.622cm" svg:x="32.879cm" svg:y="11.774cm" svg:viewBox="0 0 2245 4623" draw:points="1123,4623 0,340 340,0 474,133 209,397 1123,3879 2035,397 1770,133 1904,0 2245,340">
            <text:p/>
          </draw:polygon>
          <draw:polygon draw:style-name="gr2" draw:text-style-name="P1" draw:layer="layout" svg:width="0.188cm" svg:height="3.89cm" svg:x="33.906cm" svg:y="12.134cm" svg:viewBox="0 0 189 3891" draw:points="0,3891 189,3891 189,0 0,0">
            <text:p/>
          </draw:polygon>
          <draw:polygon draw:style-name="gr2" draw:text-style-name="P1" draw:layer="layout" svg:width="4.622cm" svg:height="2.245cm" svg:x="34.653cm" svg:y="9.999cm" svg:viewBox="0 0 4623 2246" draw:points="340,2246 0,1905 133,1772 397,2036 3880,1123 397,210 137,469 4,336 340,0 4623,1123">
            <text:p/>
          </draw:polygon>
          <draw:polygon draw:style-name="gr2" draw:text-style-name="P1" draw:layer="layout" svg:width="3.885cm" svg:height="0.188cm" svg:x="35.018cm" svg:y="11.027cm" svg:viewBox="0 0 3886 189" draw:points="0,189 3886,189 3886,0 0,0">
            <text:p/>
          </draw:polygon>
          <draw:polygon draw:style-name="gr2" draw:text-style-name="P1" draw:layer="layout" svg:width="4.622cm" svg:height="2.245cm" svg:x="28.726cm" svg:y="9.999cm" svg:viewBox="0 0 4623 2246" draw:points="4283,2246 0,1123 4283,0 4619,336 4485,469 4226,210 743,1123 4226,2036 4490,1772 4623,1905">
            <text:p/>
          </draw:polygon>
          <draw:polygon draw:style-name="gr2" draw:text-style-name="P1" draw:layer="layout" svg:width="3.885cm" svg:height="0.188cm" svg:x="29.098cm" svg:y="11.027cm" svg:viewBox="0 0 3886 189" draw:points="0,189 3886,189 3886,0 0,0">
            <text:p/>
          </draw:polygon>
          <draw:path draw:style-name="gr2" draw:text-style-name="P1" draw:layer="layout" svg:width="2.223cm" svg:height="2.223cm" svg:x="32.889cm" svg:y="10.005cm" svg:viewBox="0 0 2224 2224" svg:d="M1111 188c-509 0-923 415-923 924s414 924 923 924c510 0 924-415 924-924s-414-924-924-924zM1111 188zM1111 2224c-613 0-1111-498-1111-1112s498-1112 1111-1112c614 0 1113 498 1113 1112s-499 1112-1113 1112z">
            <text:p/>
          </draw:path>
          <draw:path draw:style-name="gr2" draw:text-style-name="P1" draw:layer="layout" svg:width="1.007cm" svg:height="4.025cm" svg:x="34.001cm" svg:y="6.332cm" svg:viewBox="0 0 1008 4026" svg:d="M0 3626v-3626l314 1086 694 2645-261 295c0 0-479-260-747-257z">
            <text:p/>
          </draw:path>
          <draw:path draw:style-name="gr2" draw:text-style-name="P1" draw:layer="layout" svg:width="4.025cm" svg:height="1.007cm" svg:x="34.76cm" svg:y="11.117cm" svg:viewBox="0 0 4026 1008" svg:d="M400 0h3626l-1087 314-2644 694-295-262c0 0 260-478 257-746z">
            <text:p/>
          </draw:path>
          <draw:path draw:style-name="gr2" draw:text-style-name="P1" draw:layer="layout" svg:width="1.007cm" svg:height="4.025cm" svg:x="33.015cm" svg:y="11.872cm" svg:viewBox="0 0 1008 4026" svg:d="M1008 400v3626l-314-1087-694-2645 261-294c0 0 478 259 747 256z">
            <text:p/>
          </draw:path>
          <draw:path draw:style-name="gr2" draw:text-style-name="P1" draw:layer="layout" svg:width="4.025cm" svg:height="1.007cm" svg:x="29.238cm" svg:y="10.104cm" svg:viewBox="0 0 4026 1008" svg:d="M3626 1008h-3626l1086-314 2645-694 295 261c0 0-260 478-257 747z">
            <text:p/>
          </draw:path>
          <draw:polygon draw:style-name="gr2" draw:text-style-name="P1" draw:layer="layout" svg:width="1.484cm" svg:height="1.722cm" svg:x="33.259cm" svg:y="2.496cm" svg:viewBox="0 0 1485 1723" draw:points="1314,1723 743,458 171,1718 0,1640 744,0 1485,1646">
            <text:p/>
          </draw:polygon>
          <draw:polygon draw:style-name="gr2" draw:text-style-name="P1" draw:layer="layout" svg:width="0.192cm" svg:height="1.382cm" svg:x="33.904cm" svg:y="2.725cm" svg:viewBox="0 0 193 1383" draw:points="189,1383 0,1382 3,0 193,0">
            <text:p/>
          </draw:polygon>
          <draw:polygon draw:style-name="gr2" draw:text-style-name="P1" draw:layer="layout" svg:width="0.665cm" svg:height="1.443cm" svg:x="33.985cm" svg:y="2.732cm" svg:viewBox="0 0 666 1444" draw:points="0,1419 21,0 666,1444">
            <text:p/>
          </draw:polygon>
          <draw:polygon draw:style-name="gr2" draw:text-style-name="P1" draw:layer="layout" svg:width="1.51cm" svg:height="1.719cm" svg:x="33.246cm" svg:y="18.033cm" svg:viewBox="0 0 1511 1720" draw:points="754,1720 0,78 171,0 755,1269 1340,5 1511,84">
            <text:p/>
          </draw:polygon>
          <draw:polygon draw:style-name="gr2" draw:text-style-name="P1" draw:layer="layout" svg:width="0.193cm" svg:height="1.382cm" svg:x="33.905cm" svg:y="18.145cm" svg:viewBox="0 0 194 1383" draw:points="190,1383 0,1382 3,0 194,0">
            <text:p/>
          </draw:polygon>
          <draw:polygon draw:style-name="gr2" draw:text-style-name="P1" draw:layer="layout" svg:width="0.678cm" svg:height="1.443cm" svg:x="33.338cm" svg:y="18.077cm" svg:viewBox="0 0 679 1444" draw:points="679,25 657,1444 0,0">
            <text:p/>
          </draw:polygon>
          <draw:polygon draw:style-name="gr2" draw:text-style-name="P1" draw:layer="layout" svg:width="1.722cm" svg:height="1.484cm" svg:x="40.909cm" svg:y="10.384cm" svg:viewBox="0 0 1723 1485" draw:points="77,1485 0,1313 1265,744 4,171 82,0 1723,744">
            <text:p/>
          </draw:polygon>
          <draw:polygon draw:style-name="gr2" draw:text-style-name="P1" draw:layer="layout" svg:width="1.382cm" svg:height="0.192cm" svg:x="41.02cm" svg:y="11.029cm" svg:viewBox="0 0 1383 193" draw:points="1382,193 0,190 0,0 1383,3">
            <text:p/>
          </draw:polygon>
          <draw:polygon draw:style-name="gr2" draw:text-style-name="P1" draw:layer="layout" svg:width="1.443cm" svg:height="0.665cm" svg:x="40.952cm" svg:y="11.11cm" svg:viewBox="0 0 1444 666" draw:points="25,0 1444,21 0,666">
            <text:p/>
          </draw:polygon>
          <draw:polygon draw:style-name="gr2" draw:text-style-name="P1" draw:layer="layout" svg:width="1.719cm" svg:height="1.509cm" svg:x="25.375cm" svg:y="10.371cm" svg:viewBox="0 0 1720 1510" draw:points="1636,1510 0,753 1641,0 1720,171 451,753 1715,1339">
            <text:p/>
          </draw:polygon>
          <draw:polygon draw:style-name="gr2" draw:text-style-name="P1" draw:layer="layout" svg:width="1.382cm" svg:height="0.192cm" svg:x="25.6cm" svg:y="11.031cm" svg:viewBox="0 0 1383 193" draw:points="1382,193 0,190 0,0 1383,3">
            <text:p/>
          </draw:polygon>
          <draw:polygon draw:style-name="gr2" draw:text-style-name="P1" draw:layer="layout" svg:width="1.443cm" svg:height="0.678cm" svg:x="25.606cm" svg:y="10.464cm" svg:viewBox="0 0 1444 679" draw:points="1419,679 0,657 1444,0">
            <text:p/>
          </draw:polygon>
          <draw:polygon draw:style-name="gr2" draw:text-style-name="P1" draw:layer="layout" svg:width="1.476cm" svg:height="1.296cm" svg:x="34.844cm" svg:y="12.13cm" svg:viewBox="0 0 1477 1297" draw:points="209,0 1477,1297 0,731">
            <text:p/>
          </draw:polygon>
          <draw:polygon draw:style-name="gr2" draw:text-style-name="P1" draw:layer="layout" svg:width="1.68cm" svg:height="1.671cm" svg:x="34.796cm" svg:y="11.913cm" svg:viewBox="0 0 1681 1672" draw:points="1681,1672 0,1039 66,863 1357,1349 872,66 1048,0">
            <text:p/>
          </draw:polygon>
          <draw:polygon draw:style-name="gr2" draw:text-style-name="P1" draw:layer="layout" svg:width="1.423cm" svg:height="1.418cm" svg:x="34.958cm" svg:y="12.071cm" svg:viewBox="0 0 1424 1419" draw:points="1291,1419 0,133 132,0 1424,1286">
            <text:p/>
          </draw:polygon>
          <draw:polygon draw:style-name="gr2" draw:text-style-name="P1" draw:layer="layout" svg:width="1.678cm" svg:height="1.67cm" svg:x="31.528cm" svg:y="11.914cm" svg:viewBox="0 0 1679 1671" draw:points="0,1671 633,0 810,66 324,1348 1613,863 1679,1040">
            <text:p/>
          </draw:polygon>
          <draw:polygon draw:style-name="gr2" draw:text-style-name="P1" draw:layer="layout" svg:width="1.411cm" svg:height="1.406cm" svg:x="31.624cm" svg:y="12.083cm" svg:viewBox="0 0 1412 1407" draw:points="133,1407 0,1274 1279,0 1412,133">
            <text:p/>
          </draw:polygon>
          <draw:polygon draw:style-name="gr2" draw:text-style-name="P1" draw:layer="layout" svg:width="1.296cm" svg:height="1.476cm" svg:x="31.725cm" svg:y="11.943cm" svg:viewBox="0 0 1297 1477" draw:points="1297,210 0,1477 565,0">
            <text:p/>
          </draw:polygon>
          <draw:polygon draw:style-name="gr2" draw:text-style-name="P1" draw:layer="layout" svg:width="1.695cm" svg:height="1.67cm" svg:x="31.505cm" svg:y="8.708cm" svg:viewBox="0 0 1696 1671" draw:points="639,1671 0,0 1696,631 1630,807 325,322 815,1604">
            <text:p/>
          </draw:polygon>
          <draw:polygon draw:style-name="gr2" draw:text-style-name="P1" draw:layer="layout" svg:width="1.435cm" svg:height="1.419cm" svg:x="31.601cm" svg:y="8.802cm" svg:viewBox="0 0 1436 1420" draw:points="1303,1420 0,134 132,0 1436,1286">
            <text:p/>
          </draw:polygon>
          <draw:polygon draw:style-name="gr2" draw:text-style-name="P1" draw:layer="layout" svg:width="1.693cm" svg:height="1.669cm" svg:x="34.807cm" svg:y="8.708cm" svg:viewBox="0 0 1694 1670" draw:points="1054,1670 878,1603 1369,322 65,806 0,630 1694,0">
            <text:p/>
          </draw:polygon>
          <draw:polygon draw:style-name="gr2" draw:text-style-name="P1" draw:layer="layout" svg:width="1.423cm" svg:height="1.406cm" svg:x="34.981cm" svg:y="8.802cm" svg:viewBox="0 0 1424 1407" draw:points="132,1407 0,1273 1292,0 1424,134">
            <text:p/>
          </draw:polygon>
          <draw:polygon draw:style-name="gr2" draw:text-style-name="P1" draw:layer="layout" svg:width="1.309cm" svg:height="1.475cm" svg:x="34.993cm" svg:y="8.873cm" svg:viewBox="0 0 1310 1476" draw:points="0,1266 1310,0 739,1476">
            <text:p/>
          </draw:polygon>
          <draw:polygon draw:style-name="gr3" draw:text-style-name="P2" draw:layer="layout" svg:width="1.496cm" svg:height="0.433cm" svg:x="26.026cm" svg:y="11.225cm" svg:viewBox="0 0 1497 434" draw:points="0,0 1497,0 943,434">
            <text:p/>
          </draw:polygon>
          <draw:polygon draw:style-name="gr3" draw:text-style-name="P2" draw:layer="layout" svg:width="0.433cm" svg:height="1.496cm" svg:x="33.47cm" svg:y="3.178cm" svg:viewBox="0 0 434 1497" draw:points="434,0 434,1497 0,943">
            <text:p/>
          </draw:polygon>
          <draw:polygon draw:style-name="gr3" draw:text-style-name="P2" draw:layer="layout" svg:width="1.496cm" svg:height="0.433cm" svg:x="40.487cm" svg:y="10.608cm" svg:viewBox="0 0 1497 434" draw:points="1497,434 0,434 553,0">
            <text:p/>
          </draw:polygon>
          <draw:polygon draw:style-name="gr3" draw:text-style-name="P2" draw:layer="layout" svg:width="0.433cm" svg:height="1.496cm" svg:x="34.097cm" svg:y="17.592cm" svg:viewBox="0 0 434 1497" draw:points="0,1497 0,0 434,554">
            <text:p/>
          </draw:polygon>
          <draw:polygon draw:style-name="gr2" draw:text-style-name="P1" draw:layer="layout" svg:width="1.299cm" svg:height="1.131cm" svg:x="31.818cm" svg:y="8.926cm" svg:viewBox="0 0 1300 1132" draw:points="1011,1090 0,0 1300,484 1177,1132">
            <text:p/>
          </draw:polygon>
          <draw:path draw:style-name="gr2" draw:text-style-name="P1" draw:layer="layout" svg:width="11.088cm" svg:height="11.087cm" svg:x="28.456cm" svg:y="5.567cm" svg:viewBox="0 0 11089 11088" svg:d="M5544 75c-3016 0-5469 2453-5469 5468 0 3017 2453 5469 5469 5469 3017 0 5470-2452 5470-5469 0-3015-2453-5468-5470-5468zM5544 75zM5544 11088c-3057 0-5544-2487-5544-5545 0-3057 2487-5543 5544-5543 3058 0 5545 2486 5545 5543 0 3058-2487 5545-5545 5545z">
            <text:p/>
          </draw:path>
          <draw:path draw:style-name="gr2" draw:text-style-name="P1" draw:layer="layout" svg:width="8.75cm" svg:height="8.75cm" svg:x="29.625cm" svg:y="6.735cm" svg:viewBox="0 0 8751 8751" svg:d="M4375 75c-2371 0-4300 1929-4300 4300 0 2372 1929 4301 4300 4301 2372 0 4301-1929 4301-4301 0-2371-1929-4300-4301-4300zM4375 75zM4375 8751c-2413 0-4375-1962-4375-4376 0-2413 1962-4375 4375-4375 2414 0 4376 1962 4376 4375 0 2414-1962 4376-4376 4376z">
            <text:p/>
          </draw:path>
          <draw:path draw:style-name="gr2" draw:text-style-name="P1" draw:layer="layout" svg:width="1.054cm" svg:height="0.695cm" svg:x="34.814cm" svg:y="8.205cm" svg:viewBox="0 0 1055 696" svg:d="M113 434c182 69 354 157 515 262l427-158c-309-245-667-430-1055-538z">
            <text:p/>
          </draw:path>
          <draw:path draw:style-name="gr2" draw:text-style-name="P1" draw:layer="layout" svg:width="0.621cm" svg:height="0.95cm" svg:x="36.286cm" svg:y="9.356cm" svg:viewBox="0 0 622 951" svg:d="M168 0l-168 438c73 127 136 260 189 400l433 113c-95-346-251-666-454-951z">
            <text:p/>
          </draw:path>
          <draw:path draw:style-name="gr2" draw:text-style-name="P1" draw:layer="layout" svg:width="1.055cm" svg:height="0.695cm" svg:x="32.133cm" svg:y="8.205cm" svg:viewBox="0 0 1056 696" svg:d="M427 696c160-104 333-193 516-262l113-434c-390 108-747 293-1056 538z">
            <text:p/>
          </draw:path>
          <draw:path draw:style-name="gr2" draw:text-style-name="P1" draw:layer="layout" svg:width="0.981cm" svg:height="0.645cm" svg:x="32.201cm" svg:y="13.369cm" svg:viewBox="0 0 982 646" svg:d="M868 211c-152-58-297-128-433-211l-435 164c291 216 623 382 982 482z">
            <text:p/>
          </draw:path>
          <draw:path draw:style-name="gr2" draw:text-style-name="P1" draw:layer="layout" svg:width="0.98cm" svg:height="0.645cm" svg:x="34.82cm" svg:y="13.368cm" svg:viewBox="0 0 981 646" svg:d="M547 0c-138 82-283 153-434 210l-113 436c358-101 690-266 981-483z">
            <text:p/>
          </draw:path>
          <draw:path draw:style-name="gr2" draw:text-style-name="P1" draw:layer="layout" svg:width="0.643cm" svg:height="0.97cm" svg:x="36.258cm" svg:y="11.939cm" svg:viewBox="0 0 644 971" svg:d="M208 114c-58 148-127 289-208 424l165 433c214-289 378-617 479-971z">
            <text:p/>
          </draw:path>
          <draw:path draw:style-name="gr2" draw:text-style-name="P1" draw:layer="layout" svg:width="0.646cm" svg:height="0.975cm" svg:x="31.098cm" svg:y="11.938cm" svg:viewBox="0 0 647 976" svg:d="M647 543c-82-136-152-279-211-429l-436-114c101 356 267 686 483 976z">
            <text:p/>
          </draw:path>
          <draw:path draw:style-name="gr2" draw:text-style-name="P1" draw:layer="layout" svg:width="0.624cm" svg:height="0.955cm" svg:x="31.092cm" svg:y="9.352cm" svg:viewBox="0 0 625 956" svg:d="M433 843c53-142 117-277 192-406l-167-437c-206 286-363 607-458 956z">
            <text:p/>
          </draw:path>
          <draw:path draw:style-name="gr2" draw:text-style-name="P1" draw:layer="layout" svg:width="0.637cm" svg:height="0.637cm" svg:x="36.737cm" svg:y="13.874cm" svg:viewBox="0 0 638 638" svg:d="M638 319c0 177-142 319-319 319s-319-142-319-319 142-319 319-319 319 142 319 319z">
            <text:p/>
          </draw:path>
          <draw:path draw:style-name="gr2" draw:text-style-name="P1" draw:layer="layout" svg:width="1.272cm" svg:height="1.273cm" svg:x="31.682cm" svg:y="6.481cm" svg:viewBox="0 0 1273 1274" svg:d="M1273 637c0 352-285 637-636 637-353 0-637-285-637-637 0-353 284-637 637-637 351 0 636 284 636 637z">
            <text:p/>
          </draw:path>
          <draw:path draw:style-name="gr2" draw:text-style-name="P1" draw:layer="layout" svg:width="0.514cm" svg:height="0.514cm" svg:x="30.609cm" svg:y="7.868cm" svg:viewBox="0 0 515 515" svg:d="M515 257c0 143-115 258-258 258-142 0-257-115-257-258s115-257 257-257c143 0 258 114 258 257z">
            <text:p/>
          </draw:path>
          <draw:path draw:style-name="gr3" draw:text-style-name="P2" draw:layer="layout" svg:width="1.006cm" svg:height="1.006cm" svg:x="29.307cm" svg:y="6.309cm" svg:viewBox="0 0 1007 1007" svg:d="M1007 503c0 279-225 504-504 504-278 0-503-225-503-504 0-278 225-503 503-503 279 0 504 225 504 503z">
            <text:p/>
          </draw:path>
          <draw:path draw:style-name="gr3" draw:text-style-name="P2" draw:layer="layout" svg:width="1.005cm" svg:height="1.006cm" svg:x="37.718cm" svg:y="6.347cm" svg:viewBox="0 0 1006 1007" svg:d="M1006 504c0 278-225 503-504 503-277 0-502-225-502-503 0-279 225-504 502-504 279 0 504 225 504 504z">
            <text:p/>
          </draw:path>
          <draw:path draw:style-name="gr3" draw:text-style-name="P2" draw:layer="layout" svg:width="1.006cm" svg:height="1.006cm" svg:x="29.307cm" svg:y="14.757cm" svg:viewBox="0 0 1007 1007" svg:d="M1007 503c0 279-225 504-504 504-278 0-503-225-503-504 0-278 225-503 503-503 279 0 504 225 504 503z">
            <text:p/>
          </draw:path>
          <draw:path draw:style-name="gr3" draw:text-style-name="P2" draw:layer="layout" svg:width="1.005cm" svg:height="1.006cm" svg:x="37.718cm" svg:y="14.757cm" svg:viewBox="0 0 1006 1007" svg:d="M1006 503c0 279-225 504-504 504-277 0-502-225-502-504 0-278 225-503 502-503 279 0 504 225 504 503z">
            <text:p/>
          </draw:path>
          <draw:path draw:style-name="gr2" draw:text-style-name="P1" draw:layer="layout" svg:width="2.199cm" svg:height="1.436cm" svg:x="33.118cm" svg:y="1.059cm" svg:viewBox="0 0 2200 1437" svg:d="M249 1436c-22-3-44-8-64-15-21-6-41-16-60-28-30-18-53-42-72-70-18-28-31-59-40-91-8-33-13-67-13-101 0-35 1-69 6-100 17-97 53-189 108-274s123-156 204-214c29-21 61-40 95-57 34-18 69-28 106-32 27-3 55-3 80-2 26 2 49 11 71 29 24 20 43 41 58 66 14 24 24 50 28 77 5 28 5 55 0 84-4 28-13 55-25 82-7 14-15 27-23 42-9 14-19 27-29 40-4 5-11 12-20 22-10 9-20 18-32 26-11 8-22 14-34 16-11 3-19 0-26-8-5-5-5-11-2-19 4-9 10-15 18-20 18-11 32-27 43-45 10-19 18-39 22-60 4-22 6-44 4-66-1-22-5-42-12-60-8-26-21-47-38-63-17-15-36-27-58-34s-45-10-69-8c-25 1-48 5-71 13-30 10-57 24-82 42-25 19-48 40-68 64-21 24-39 50-55 78s-29 55-39 82c-10 24-18 49-24 75-6 27-11 53-13 80-2 26-2 53 2 79 4 28 11 53 22 77 17 39 40 68 70 87 30 18 62 30 96 34 35 3 70 0 106-10 37-10 71-24 102-42 56-33 106-70 151-113 45-44 87-89 128-138 38-47 75-95 110-144 36-50 68-101 99-153 15-26 31-51 50-75 18-24 35-49 49-75 14-22 28-46 45-68 16-22 31-45 46-68 16-26 32-51 49-76 17-26 35-50 54-75 19-23 39-47 60-69 20-22 42-43 65-62 4-3 9-8 16-13 8-6 16-11 24-17 9-5 17-9 26-11s15 0 20 5c6 4 7 10 4 17-2 7-7 13-13 21-5 7-12 14-18 19-7 6-12 10-14 13-11 11-19 23-24 35s-11 25-15 40c-14 44-22 88-24 132-2 45-4 90-6 136-2 43-4 85-5 127-2 42-4 84-5 127-1 18-2 37-2 57 0 19-2 38-6 56-3 19-6 39-10 58-5 19-9 38-14 57-1 5-3 11-5 18-3 7-5 14-7 22-3 7-4 14-5 21s-1 13 1 17c21-29 40-60 55-91 16-32 34-64 53-95 17-27 33-55 49-84 15-29 31-57 49-85 40-65 79-130 119-194 39-64 80-128 123-190 18-27 37-55 57-82 20-28 42-55 65-81 23-25 47-49 73-70s54-38 85-51c15-7 32-10 50-10 19 0 35 4 49 14 19 13 28 32 28 56s-5 45-15 63c-8 12-17 20-28 24s-23 6-36 6c-12 0-24 0-37-2-12-1-24-1-36 1-19 3-36 12-51 25s-28 26-41 38c-14 13-28 27-41 41-14 15-27 30-39 45-26 30-51 61-74 92-24 31-46 63-68 96-34 46-65 95-95 146-29 50-58 100-87 151-34 60-68 120-103 180-36 60-71 121-107 181-9 17-19 32-29 48s-21 31-33 46c-10 13-20 27-30 41s-20 28-28 42c-3 5-9 13-17 24-8 12-17 23-27 33-9 11-19 18-29 23-10 4-18 1-25-10-5-7-6-14-3-23 2-8 5-17 9-26 5-8 10-17 15-25s9-15 12-22c15-36 26-74 32-113s11-78 12-119c3-39 3-79 1-119-1-39-2-79-2-118-1-24-1-47-1-70 1-23 2-47 4-71 1-22 2-43 4-65 2-20 5-42 7-64 5-31 11-60 18-89 6-27 15-56 25-85 3-4 4-9 6-14s4-10 5-14c-38 48-72 99-102 152s-60 107-89 161c-32 56-65 111-100 164s-71 106-107 160c-37 55-75 108-115 158-40 49-86 94-138 134-26 20-53 40-83 58-28 19-58 35-89 48-32 13-64 23-97 29s-66 8-99 5z">
            <text:p/>
          </draw:path>
          <draw:path draw:style-name="gr2" draw:text-style-name="P1" draw:layer="layout" svg:width="1.372cm" svg:height="0.896cm" svg:x="26.694cm" svg:y="3.945cm" svg:viewBox="0 0 1373 897" svg:d="M155 896c-14-2-27-5-40-9s-25-10-37-18c-19-11-33-26-45-44-11-17-20-36-25-56-5-21-8-42-8-64s1-42 4-61c10-61 33-118 67-171 35-55 77-99 127-135 18-13 38-25 60-36 21-11 43-17 65-19 18-2 34-3 50-2s31 8 45 19c14 12 26 25 35 41 9 15 15 31 18 48s3 34 0 52-8 36-16 52c-4 9-9 17-14 26-6 9-12 18-18 25-2 3-7 8-13 14s-12 11-19 16c-8 6-15 9-21 11-7 2-13 0-17-5-3-4-3-8-1-12 3-6 6-10 11-13 11-7 20-16 27-28 6-12 11-24 14-38 2-13 3-27 2-40-1-15-3-28-7-39-6-16-14-29-24-39s-22-17-36-21c-13-5-28-7-43-6s-30 4-44 9c-19 6-36 14-51 26-16 12-30 25-43 40s-24 32-34 49c-10 18-18 35-25 51-6 15-10 31-14 48-4 16-7 32-8 49-2 17-1 33 1 50 2 16 7 32 13 47 11 24 26 43 44 54 19 12 39 19 60 21 22 3 44 1 67-5 22-7 44-16 63-27 34-21 65-44 93-71 29-26 55-54 80-85 24-29 47-59 69-90s43-64 62-96c9-17 19-32 31-47s22-30 32-47c8-14 17-28 28-42 10-14 19-28 28-43 10-15 21-31 31-47 11-16 22-31 34-46s24-29 37-43 26-27 41-39c2-2 6-5 10-9 5-3 9-6 15-10 5-3 11-5 16-6 5-2 10-1 13 2s4 7 2 11-4 8-8 13c-3 4-7 9-12 12-4 3-7 6-8 8-7 7-12 15-15 22-4 8-7 16-10 25-8 27-13 55-14 82-2 28-3 56-5 84-1 27-2 54-3 80s-2 52-3 80c0 11-1 23-1 35 0 13-1 24-3 36s-4 24-7 36c-3 11-6 23-8 35-1 3-2 7-4 11-1 5-3 10-4 14-2 5-3 9-3 13-1 5 0 9 1 11 13-18 24-37 34-57s21-40 33-59c11-17 21-35 30-53 10-18 20-36 31-54 25-40 50-81 74-120 24-40 49-80 76-119 12-17 24-33 36-51 13-17 26-34 41-50 14-16 29-31 45-44s34-24 53-32c10-4 20-6 32-6s21 2 30 9c12 8 18 19 18 34s-3 29-10 40c-5 8-11 13-18 15-6 3-14 4-21 4-8 0-16-1-24-1-8-1-15-1-22 0-12 2-23 8-32 15-9 9-18 17-26 24-9 9-17 17-25 26-9 9-17 19-25 28-16 19-31 37-46 57-14 19-29 39-42 60-21 29-41 59-59 91-18 31-36 63-54 95-21 38-43 75-65 112-22 38-44 75-66 113-6 10-12 20-18 30-7 10-13 19-21 28-6 8-13 17-19 26s-12 18-17 26c-2 3-6 8-11 15-5 8-10 14-16 21-6 6-12 11-19 14-6 2-11 1-15-6-3-4-4-9-3-15 2-5 4-10 7-15 2-6 5-11 9-16 3-5 5-10 7-14 10-23 17-46 20-70 4-25 7-49 8-74s1-50 1-74c-1-25-2-50-2-74 0-15-1-30 0-44 0-14 1-29 2-45 1-14 1-27 3-40 1-14 2-27 4-41 3-19 7-37 11-55 4-17 9-35 16-53 1-3 2-6 4-9 1-3 2-6 2-9-23 31-44 62-63 96-19 33-37 66-57 99-20 37-40 71-62 104s-44 67-67 100c-23 34-47 67-72 97-25 32-53 59-86 85-16 12-33 25-51 36-18 12-36 22-56 30-19 8-39 14-60 18-20 4-41 4-62 3z">
            <text:p/>
          </draw:path>
          <draw:path draw:style-name="gr2" draw:text-style-name="P1" draw:layer="layout" svg:width="1.131cm" svg:height="0.897cm" svg:x="27.975cm" svg:y="3.945cm" svg:viewBox="0 0 1132 898" svg:d="M185 896c-4-2-6-6-8-11-1-5-1-10-1-15 0-6 1-11 2-16 2-5 3-10 4-14 5-22 13-44 24-65s21-41 31-62c12-21 23-43 35-64 13-20 25-41 37-62 12-18 23-38 34-58 10-20 21-39 32-59 6-12 13-24 19-35s12-23 18-35c12-27 23-54 34-81 10-27 20-54 30-83 5-16 9-32 13-47 5-16 7-32 8-48 1-10 1-20 0-30-2-10-4-20-8-29-3-9-8-17-15-23-6-7-15-12-26-16-12-3-24-5-35-4-12 1-24 3-35 6-12 4-23 8-34 14s-21 12-30 18c-21 12-40 26-57 42s-33 33-48 51c-9 10-16 21-24 31-7 11-15 22-22 34-8 12-15 25-22 38-7 12-13 26-18 40-6 12-11 26-15 41-5 15-8 31-10 47s-3 31-2 47c1 15 4 30 10 43 5 12 14 22 28 29s27 11 39 12c18 1 35-2 51-10s31-17 44-28c2-2 7-7 13-13 8-7 15-13 22-19s14-11 20-14 11-2 13 3 1 11-2 18-6 12-9 15c-11 18-26 34-45 49-18 15-36 29-53 40-19 11-38 20-58 27-19 6-40 9-61 7-12-1-24-3-34-7-11-4-20-10-28-19-11-9-20-20-26-33-7-12-12-25-15-38-3-14-5-27-5-41s0-28 2-42c5-33 13-65 25-95 13-29 27-58 45-87 12-22 26-41 42-58s32-34 49-51c26-28 57-53 91-75 35-22 71-38 109-48 24-6 49-11 74-13 25-1 50 1 74 10 23 8 43 21 59 39 17 17 28 38 35 62 3 13 5 26 6 40 1 13 2 27 1 40 0 20-2 40-8 60-5 20-10 40-17 58-13 39-29 76-50 111-10 16-21 32-32 47s-22 31-34 46c-10 13-19 27-28 40-9 14-19 27-29 40-9 12-18 24-29 36-10 13-18 26-25 39 4-2 8-5 12-7 3-2 6-3 9-5 2-2 4-4 5-5 33-28 63-58 91-90 29-31 56-63 83-96 22-28 44-56 65-84s42-57 62-87c9-13 19-26 28-39 10-12 19-25 29-39 8-11 15-21 23-32 7-11 15-22 23-32 5-8 11-15 17-22 5-7 10-14 15-22 2-3 4-7 7-12 4-5 7-9 12-13 4-5 9-7 14-8 4-2 9-1 13 2s6 7 6 11c1 4 0 8-1 12-2 3-4 7-7 11-2 4-5 7-6 10-15 19-25 38-31 58-7 20-14 41-22 64-4 12-6 24-8 37-1 12-2 24-4 36-4 25-8 50-10 75-2 26-8 50-16 74-5 15-11 30-16 46-6 15-11 31-15 46-5 13-9 27-13 42-3 14-10 27-18 39-1 1-2 4-4 8-1 5-3 10-6 16 0 0 0 1 0 2-1 0-1 1-1 2 15-11 28-25 39-41s23-30 35-44c6-7 13-14 19-22s13-15 19-23c7-7 13-16 19-24 6-9 13-17 20-24 15-13 27-27 38-42 12-14 23-29 34-44 8-11 16-23 24-35s15-23 21-36c9-16 17-32 25-48 9-16 16-33 23-50 5-15 9-30 13-48 1-5 3-11 3-16 1-5 1-11 0-17-2-6-5-11-9-14-5-3-9-7-13-10-5-4-8-9-10-14s-4-11-5-16c-2-10-1-22 2-34 4-12 9-22 16-30 10-12 22-20 34-23 13-3 27-4 41 0 12 2 21 6 27 13s11 15 14 24 5 19 6 29c0 11 1 21 1 30 1 25-3 49-10 71-8 23-18 45-30 67-7 14-15 27-24 41-8 13-17 26-26 39-7 11-14 23-21 34s-14 22-23 32c-10 12-20 24-30 36-9 12-19 24-30 36-18 21-36 41-56 59-20 19-39 39-57 60-18 22-37 43-56 64-19 20-38 42-57 63-10 11-20 22-31 34-11 11-21 22-31 34s-20 24-29 36c-10 13-18 26-24 39-3 7-5 11-6 15s-4 8-10 13c-3 2-7 5-12 7s-10 3-13 2c-7-2-10-7-11-15 0-9 1-18 4-28 2-9 5-19 8-29 4-9 6-15 8-19 16-45 30-89 40-134 5-25 9-50 12-75s7-50 14-75c4-16 9-31 14-45 5-15 9-31 12-46 0-2 1-5 3-9 1-5 2-8 4-13 2-4 3-8 5-11 1-4 2-6 2-7 1-1 2-3 2-5s-1-2-2 0c-2 2-6 8-12 18-2 2-4 5-7 8-2 3-4 5-6 6-8 9-15 18-20 28-6 10-13 19-21 26-7 6-13 12-18 19-5 8-11 15-17 21-17 18-34 37-50 56s-32 37-49 55c-20 20-39 40-59 60s-41 38-62 55c-9 8-18 15-27 22s-18 15-26 23c-9 8-19 17-28 25-8 9-17 19-25 29-3 3-6 8-11 17-4 8-9 16-14 25-6 8-11 15-17 21s-12 7-17 4z">
            <text:p/>
          </draw:path>
          <draw:path draw:style-name="gr2" draw:text-style-name="P1" draw:layer="layout" svg:width="0.798cm" svg:height="0.896cm" svg:x="26.328cm" svg:y="17.443cm" svg:viewBox="0 0 799 897" svg:d="M196 894c-13-2-25-4-37-7s-24-7-35-12c-30-13-55-31-73-53-19-22-33-49-43-81-8-30-10-61-6-94 4-32 13-64 27-95 14-30 32-58 53-84 22-27 46-48 71-65 33-22 69-38 106-48 12-3 24-5 36-5 12-1 24 0 36 4 26 6 45 18 58 36 14 18 22 37 25 61 3 22 1 45-4 69s-14 45-25 63c-7 10-14 19-21 27-8 8-16 16-26 22-2 2-5 4-10 7-4 3-8 5-13 7-4 2-8 3-13 3-4 1-8 0-11-3s-4-5-3-7c0-3 1-5 3-8 2-2 4-4 6-6s4-4 5-5c6-5 12-10 18-14s10-10 13-17c6-11 11-25 15-40s5-31 5-47-3-31-9-45c-6-15-15-26-27-34-17-11-34-17-52-17-18-1-35 2-52 9-18 7-33 16-47 29s-26 26-36 42c-16 26-30 56-39 89-10 33-13 65-10 97 1 13 4 27 8 41s10 26 16 38c7 13 18 25 31 37s25 22 37 31c16 11 34 19 53 24s38 8 57 8c19-1 38-4 56-10 19-6 36-14 51-26 9-7 17-13 25-22 8-7 15-15 22-24 11-13 21-29 30-47 10-17 17-35 21-52 5-20 8-41 8-63 0-31-5-61-16-90s-21-57-32-87c-5-17-10-32-14-49-5-16-9-32-14-48-6-20-9-41-9-63s2-43 7-64c6-21 13-40 22-60 10-19 22-37 35-53 9-9 18-18 27-26 9-9 19-16 29-22 11-8 23-14 36-20 12-6 25-11 39-16 17-4 34-7 52-9 17 0 32 0 42 2 3 2 5 2 8 3 3 0 5 0 6 1 20 5 36 14 49 27 12 13 21 29 27 47 6 17 9 36 9 56 1 20-1 38-5 55-5 18-12 34-20 49s-19 29-32 43c-11 10-22 18-34 25-13 6-26 11-40 13-4 2-9 2-15 3-5 0-11 0-16-1-5 0-9-2-13-5s-6-7-6-13c-1-7 1-11 5-12s8-1 14-1c14-1 27-5 37-12 10-8 19-17 26-29 8-11 13-23 17-36 5-14 7-26 9-39 1-11 1-22 0-34-1-13-3-24-7-36-3-12-9-23-15-32-7-10-16-17-27-22-12-7-25-9-38-9s-25 2-38 7c-13 6-24 12-34 21s-19 19-25 30c-8 13-14 28-20 44-5 17-7 32-8 47-1 25 2 50 9 73s15 46 23 69c5 13 10 26 15 39 5 12 10 25 14 39 11 33 19 69 26 104s7 70 0 106c-6 27-16 54-31 80s-31 50-48 71c-17 20-36 37-59 53-22 15-46 28-72 39-26 10-52 18-79 24s-53 8-78 8c-12 0-25-1-38-3z">
            <text:p/>
          </draw:path>
          <draw:path draw:style-name="gr2" draw:text-style-name="P1" draw:layer="layout" svg:width="1.131cm" svg:height="0.897cm" svg:x="27.021cm" svg:y="17.443cm" svg:viewBox="0 0 1132 898" svg:d="M185 896c-4-3-6-6-8-11-1-5-1-10-1-15s1-11 2-16c2-6 3-10 4-14 5-23 13-44 24-65s21-42 31-62c12-21 23-43 35-64 13-21 25-41 37-61s23-39 34-59c10-19 21-40 32-60 6-11 13-22 19-34 6-11 12-23 18-35 12-26 23-53 34-81 10-27 20-55 30-83 5-16 9-32 13-47 5-16 7-31 8-48 1-10 1-20 0-30-2-10-4-20-8-29-3-9-8-17-15-23-6-7-15-12-26-15-12-5-24-6-35-5-12 1-23 3-35 6-12 4-23 9-34 14-11 6-21 11-30 18-21 12-40 26-57 42s-33 33-48 51c-9 10-16 21-24 31-7 11-15 22-22 34-8 13-15 25-22 38s-13 25-18 39c-6 13-11 27-15 42s-8 31-10 46c-2 16-3 32-2 48 1 15 4 29 10 43 5 12 14 22 28 29s27 11 39 12c18 1 35-2 51-10s31-17 44-29c2-1 7-5 13-12 8-6 15-13 22-19 7-7 14-11 20-14s11-2 13 3 1 11-2 18c-3 6-6 12-9 16-11 17-26 33-45 48-18 16-36 29-53 40-19 12-38 20-58 27-19 6-40 8-61 7-12-1-24-4-34-7-10-4-20-11-28-19-11-9-20-20-26-32-7-13-12-25-15-39-3-13-5-27-5-41s0-28 2-42c5-33 13-65 25-94 13-30 27-59 45-88 12-22 26-41 42-58 16-16 32-34 49-51 26-28 57-53 91-75 35-22 71-38 109-48 24-6 49-11 74-13 25-1 50 1 74 9 23 9 43 22 59 39 17 18 28 39 35 63 3 13 5 26 6 40 1 13 2 27 1 40 0 19-2 40-7 60-6 20-11 39-18 58-12 39-29 76-50 111-10 16-21 32-32 47s-22 31-34 46c-10 13-19 26-28 40-9 13-19 27-29 40-9 12-18 24-29 36-10 12-18 25-25 39 5-2 8-4 12-7 3-2 6-4 9-6 2-1 4-3 5-4 33-28 63-58 91-89 29-32 56-64 83-97 22-28 44-56 65-84 21-29 42-57 62-86 9-14 19-27 28-40 10-12 19-25 29-39 8-10 15-21 23-32 7-11 15-22 23-32 6-8 11-15 17-22 5-7 10-14 15-22 2-3 4-7 7-12 4-5 7-10 12-13 4-4 9-7 14-9 4-1 9 0 14 4 3 3 5 6 5 10 1 4 0 7-1 11-2 4-4 9-7 12-2 4-5 7-6 9-15 20-25 39-31 59-7 20-14 41-22 64-4 12-6 24-8 36-1 13-2 25-4 37-4 25-8 50-10 75s-8 50-16 74c-5 15-11 31-16 46-6 15-11 30-15 46-5 13-9 27-13 42-3 15-10 27-18 39-1 1-2 4-4 8-1 5-3 10-6 16 0 1 0 1 0 2-1 0-1 1-1 2 15-11 28-25 39-41s23-31 35-44c6-7 13-15 19-22 6-8 13-15 19-22 7-8 13-16 19-25s13-17 20-24c15-13 27-27 39-42 11-14 22-29 33-44 8-11 16-23 24-35s15-24 21-36c9-16 17-32 25-48 9-16 16-33 23-50 5-15 9-31 13-48 2-5 3-11 3-16 1-5 1-11 0-17-2-6-5-11-9-14-5-3-9-6-13-10-5-5-8-9-10-14s-4-10-5-16c-2-11-1-22 3-34 3-12 8-22 15-31 10-11 22-19 34-22 13-4 27-4 41-1 12 3 21 8 27 14 6 7 11 15 14 24s5 19 6 29c1 11 1 20 1 30 1 25-3 49-10 71-8 23-18 45-29 67-8 14-16 28-25 41-8 12-17 26-26 39-7 11-14 23-21 34s-14 22-23 32c-10 12-20 24-30 36-9 12-19 24-30 36-18 21-36 41-56 60-20 18-39 38-57 59s-37 43-56 63c-19 21-38 43-56 64-11 11-21 22-32 33-11 12-21 24-31 35-10 12-20 24-29 37-10 12-18 25-24 38-3 6-5 12-6 15-1 4-4 8-10 13-3 2-7 4-12 7-5 2-10 3-13 2-7-2-10-7-11-16 0-8 1-17 4-27 2-10 5-19 9-29 3-9 5-15 7-19 16-44 30-89 40-134 5-25 9-50 12-75s7-50 14-75c4-15 9-31 14-46s9-30 12-45c1-2 1-5 3-10 1-3 2-8 4-12s3-8 5-12c1-3 2-5 2-6 1-1 2-3 2-5s-1-2-2 0c-2 2-6 8-12 18-2 2-4 5-7 8-2 3-4 5-6 6-8 8-15 18-20 28-6 10-13 19-21 26-7 6-13 12-18 20-5 7-11 14-17 20-17 18-34 36-50 56-16 19-32 37-49 55-20 21-39 40-59 61-20 18-41 37-62 54-9 8-18 15-27 22s-18 14-26 23c-9 8-19 17-28 26-8 8-17 17-25 28-3 2-6 8-11 17-4 8-9 16-14 25-6 8-11 15-17 21-6 5-12 7-17 4z">
            <text:p/>
          </draw:path>
          <draw:path draw:style-name="gr2" draw:text-style-name="P1" draw:layer="layout" svg:width="0.797cm" svg:height="0.896cm" svg:x="39.448cm" svg:y="17.547cm" svg:viewBox="0 0 798 897" svg:d="M196 894c-13-2-25-4-37-7s-24-7-35-12c-30-13-55-31-73-53-19-22-33-49-42-80s-11-62-7-95c4-32 13-64 27-95 14-30 32-58 53-84 22-27 46-48 71-65 32-22 68-37 105-48 12-3 24-5 36-5 12-1 24 0 36 4 26 6 45 18 58 36 15 18 22 37 26 61 2 22 1 46-4 69-5 24-15 45-26 63-7 10-14 19-21 27-8 8-16 16-26 22-2 2-5 5-9 7-5 3-9 5-14 7-4 2-9 3-13 4-4 0-8-1-11-4s-4-5-3-7c0-3 1-5 3-8 2-2 4-4 5-6 3-2 5-4 6-5 6-5 12-9 18-14 6-4 10-10 13-17 6-11 11-25 15-40 3-15 5-31 5-47s-3-31-9-45c-6-15-15-26-27-34-17-11-34-17-52-17-18-1-36 2-52 9-17 7-32 16-46 29s-26 27-36 42c-17 27-30 56-39 89-10 33-13 65-10 97 1 13 4 27 8 41s10 27 16 38c7 13 18 25 31 37s25 22 37 31c16 11 33 19 52 24s38 8 57 8c19-1 38-4 56-10 19-6 36-14 51-26 9-6 18-13 26-22 8-7 15-15 22-24 10-13 21-29 30-47 10-17 17-35 21-52 5-20 8-41 8-63 0-31-5-61-16-90s-21-57-32-87c-5-16-10-32-14-49-5-16-9-32-14-48-6-20-9-41-9-63s3-43 8-64c4-21 12-40 21-60 10-19 22-37 35-53 9-9 18-18 27-26 9-9 19-16 29-22 11-8 23-14 36-20 12-6 25-11 38-16 17-4 34-7 52-9 17 0 32 0 42 2 3 2 5 2 8 3 3 0 5 1 6 1 20 5 36 14 49 27 12 14 21 29 27 47 6 17 9 36 9 56 1 20-1 38-6 55-4 18-10 35-19 49-8 15-19 29-32 43-11 10-22 18-34 25-13 6-26 11-40 14-4 1-9 1-15 2-5 0-11 0-16-1-5 0-9-2-13-5s-6-7-6-13c-1-7 1-11 5-12s9-1 14-1c14-1 27-5 37-12 10-8 19-17 26-29 8-11 13-23 17-36 5-13 7-26 8-39 2-11 2-22 1-34s-3-24-7-36-8-23-15-32-16-17-27-22c-12-7-25-9-38-9s-25 2-37 7c-13 6-24 12-34 21s-19 19-25 30c-8 13-15 28-19 45-6 16-9 31-9 46-1 25 2 50 9 73s15 46 23 69c5 13 10 26 15 39 5 12 10 25 14 39 11 33 19 69 26 104 6 35 6 71-1 106-5 27-15 54-30 81-15 25-31 49-48 70-17 20-36 37-59 53-22 15-46 28-73 39-25 10-52 18-79 24-26 6-53 8-78 8-12 0-25-1-37-3z">
            <text:p/>
          </draw:path>
          <draw:path draw:style-name="gr2" draw:text-style-name="P1" draw:layer="layout" svg:width="0.829cm" svg:height="0.895cm" svg:x="40.113cm" svg:y="17.548cm" svg:viewBox="0 0 830 896" svg:d="M452 245c16 1 33 0 50-4 16-4 33-8 48-13 17-5 33-12 50-18 16-7 32-14 48-23 8-4 18-9 28-15 11-6 21-12 31-21 10-7 18-16 25-25 7-8 12-18 13-28 2-7 1-13-1-18-3-6-6-10-9-15-6-9-15-15-26-19-11-3-22-5-32-5-9 1-16 2-24 4-8 1-15 4-23 6-33 9-64 22-95 41-32 17-58 40-77 67-6 8-11 15-16 24-5 7-10 16-14 24-1 3-3 7-5 11-1 4-2 7-2 10 0 4 1 6 3 8 2 3 5 5 10 6 6 2 12 3 18 3zM452 245zM213 894c-35-3-67-12-97-25-20-9-37-20-52-35-17-15-30-32-39-52-10-19-16-39-21-60-4-21-4-43-4-65 1-22 4-43 9-65 5-20 13-40 23-59s22-37 36-54c13-16 28-33 44-47 17-14 34-28 51-39 10-7 20-13 29-19 11-5 22-10 32-14 19-8 36-14 53-19 6-1 14-3 24-4 9-1 15-4 19-10 2-3 3-8 3-14 0-5-1-11-4-17-2-5-5-10-8-15-4-5-7-9-10-11-8-6-18-10-28-12s-20-4-29-8c-16-6-31-14-47-23-14-9-26-20-38-34-12-13-19-28-23-45s-5-33-2-50c3-16 9-31 18-45 10-15 22-25 39-32 39-17 79-23 120-21 4 0 11 1 21 2 11 1 21 3 30 6 10 3 17 7 22 13 6 4 6 12 1 20-3 6-8 10-14 10-7 1-13 0-21-2s-15-3-22-6c-7-2-13-4-17-4-18-2-35 1-50 9s-27 19-36 33-14 29-14 45c-1 17 4 33 16 48 1 3 7 9 16 16 9 8 19 16 29 23 10 8 20 12 29 15 10 2 16-1 18-10 11-41 32-77 62-106 30-30 64-53 104-69 31-13 65-25 100-34 35-8 71-10 105-8 19 1 38 4 57 8 20 4 37 12 53 24 20 15 30 32 30 50 1 18-4 36-15 54-10 17-23 34-40 48-16 14-31 25-45 32-13 6-26 12-39 17-13 4-26 8-39 12-23 5-45 11-67 15-21 4-43 8-66 11-14 1-29 2-44 3-14 1-29 1-44 2-6 0-12 0-17 0-6 1-7 5-6 13 0 6 2 9 6 11 3 3 7 4 11 4 4 1 9 0 14-1s9-1 13-1c15-1 29-1 44 0s29 3 42 6c10 2 21 6 32 10 12 4 20 10 26 18 4 6 5 12 4 18s-3 12-6 17c-4 5-8 10-12 15-5 3-10 7-16 9-12 5-25 9-39 10s-28 1-42 0c-15-1-29-4-43-7s-27-7-38-12c-5-2-11-5-16-8-5-4-11-6-17-9s-12-5-17-6c-6-1-12 0-18 2-13 4-26 10-38 19-13 8-25 15-37 23s-24 17-35 26-22 20-32 31c-15 18-27 37-35 60-10 22-16 44-21 66-4 18-5 36-4 54s4 36 9 53c6 17 14 32 24 47 11 15 25 27 42 36 18 11 38 18 59 21s43 3 64 1c22-3 43-8 65-14 21-7 41-14 59-22 12-5 24-11 35-18 12-6 22-13 33-20 14-11 28-21 41-33s25-24 37-37 22-26 30-40 18-28 27-42c4-3 7-8 11-14 5-6 9-10 14-11 6-1 10 0 12 6 2 5 2 10 1 15-2 17-9 33-21 48s-23 29-33 42c-10 14-20 27-31 40-11 12-22 25-34 37-11 12-24 23-37 33-14 10-27 21-38 33-7 6-15 12-24 16-9 5-18 9-27 13-9 5-18 10-27 16s-19 10-29 13c-30 10-60 18-90 25-29 7-60 8-93 5z">
            <text:p/>
          </draw:path>
          <draw:path draw:style-name="gr2" draw:text-style-name="P1" draw:layer="layout" svg:width="1.372cm" svg:height="0.896cm" svg:x="39.319cm" svg:y="3.896cm" svg:viewBox="0 0 1373 897" svg:d="M155 896c-14-2-27-5-40-9s-25-10-37-18c-18-11-33-26-45-44-11-17-20-36-25-56-5-21-8-42-8-64s1-42 3-61c11-61 34-118 68-171 35-55 77-99 127-135 19-13 38-25 60-36 21-11 43-17 65-19 18-2 34-3 50-2s31 8 45 19c14 12 26 25 36 41 8 15 14 31 17 48s3 34 0 52-8 36-16 52c-4 9-9 17-14 26s-11 18-18 25c-3 3-6 8-12 14s-13 11-20 16c-8 6-15 9-21 11-7 2-13 0-17-5-3-4-3-8-1-13s6-9 11-12c11-7 20-16 27-28 6-12 11-24 14-38 2-13 3-27 2-40 0-15-3-28-7-39-6-16-13-29-24-39-10-10-22-17-36-21-13-5-28-7-43-6s-30 4-44 9c-19 6-36 14-51 26-16 12-30 25-43 40s-24 32-34 49c-10 18-18 35-25 51-6 15-11 31-14 48-4 16-7 32-9 49-1 17 0 33 2 50 2 16 7 32 13 47 11 24 26 43 44 54 19 12 39 19 60 21 22 3 44 1 67-5 22-7 43-16 63-27 34-20 65-44 93-71 29-26 55-54 80-85 24-29 47-59 69-90s43-64 62-96c9-17 19-32 31-47s22-30 32-47c8-14 17-28 28-42 10-14 19-28 28-43 10-15 21-31 31-47 11-16 22-31 34-46s24-29 37-43 27-27 41-39c2-2 6-5 10-9 4-3 9-6 15-10 5-3 11-5 16-6 6-2 9-1 13 2 3 3 4 7 2 11s-4 8-8 13c-4 4-7 9-11 12-5 3-8 6-9 8-7 7-12 15-15 22-3 8-7 16-9 25-9 27-14 55-15 82-2 28-3 55-5 84-1 27-2 54-3 80 0 26-1 52-3 80 0 11-1 23-1 35 0 13-1 24-3 36s-4 24-7 36c-3 11-5 23-8 35-1 3-2 7-3 11-2 5-4 10-5 14-1 5-3 9-3 13-1 5-1 9 1 11 13-18 25-37 34-57 10-20 21-40 33-59 11-17 21-35 31-53 9-18 19-36 30-54 25-40 50-81 74-120 24-40 49-80 77-119 11-17 23-33 35-51 13-17 26-34 40-50 15-16 30-31 46-44s34-24 53-32c10-4 20-6 32-6s21 2 30 9c12 8 18 19 18 34s-3 29-10 40c-5 8-11 13-18 15-6 2-14 4-21 4-8 0-16-1-24-2-8 0-15 0-22 1-12 2-23 7-32 15-9 9-18 17-26 24-8 9-17 17-26 26-8 9-16 19-24 28-16 19-31 37-46 57-14 19-29 39-42 60-21 29-41 59-59 91-18 31-36 63-54 95-21 38-43 75-65 112-22 38-44 75-66 113-6 10-12 20-18 30-7 10-13 19-21 28-6 8-12 17-19 26-6 9-12 18-17 26-2 3-6 8-11 15-5 8-10 14-16 21-6 6-12 11-19 14-6 2-11 1-15-6-3-4-4-9-3-14 2-6 4-11 7-16 3-6 5-11 9-16 3-5 6-10 7-14 10-23 17-46 20-71 4-24 7-48 8-73s1-50 1-74c-2-25-2-50-2-74-1-15-1-30 0-44 0-14 1-29 2-45 1-14 1-27 3-40 1-14 2-27 4-41 3-19 7-37 11-55 4-17 9-35 16-53 1-3 2-6 4-9 1-3 2-6 2-9-23 31-44 62-63 96-19 33-37 66-57 99-20 37-40 71-62 104s-44 67-67 100c-22 34-46 67-71 97-26 32-54 59-87 85-16 12-33 25-51 36-18 12-36 22-56 29-19 9-39 15-60 19-20 4-41 4-62 3z">
            <text:p/>
          </draw:path>
          <draw:path draw:style-name="gr2" draw:text-style-name="P1" draw:layer="layout" svg:width="0.829cm" svg:height="0.895cm" svg:x="40.601cm" svg:y="3.896cm" svg:viewBox="0 0 830 896" svg:d="M452 245c16 1 33-1 50-4 17-4 33-9 48-13 17-6 33-11 50-18 16-7 32-14 47-23 8-4 18-9 28-15 11-6 21-13 31-20 10-8 18-17 25-25 8-9 12-19 13-29 2-7 1-13-1-18s-6-11-9-15c-6-9-15-15-26-18-11-4-22-5-32-5-9 0-17 1-24 3-8 2-15 4-23 6-32 9-63 23-94 41-32 17-57 40-77 67-5 8-11 15-16 23-5 9-9 17-14 25-1 4-3 7-5 11-1 3-2 7-2 10s1 6 3 9c2 2 5 4 11 5 5 2 11 3 17 3zM452 245zM212 894c-34-3-66-11-95-25-21-8-38-20-53-34-17-16-29-34-39-52-10-20-16-40-21-61-4-21-4-43-4-65 1-22 4-44 9-64 5-21 13-41 23-60 11-19 22-36 36-53 13-17 28-34 44-48 17-14 34-27 51-39 10-7 20-13 29-18 11-5 21-11 31-16 19-7 36-14 53-17 6-2 15-4 24-5s15-5 19-10c2-3 3-8 3-14s-1-11-4-17c-2-5-5-11-8-15-4-5-7-9-10-11-8-6-18-10-27-12-11-2-21-4-30-8-16-6-31-14-46-23-13-9-26-21-38-34s-19-28-23-45-5-33-2-50c3-16 9-31 18-45 10-14 23-25 39-32 38-17 78-23 119-21 4 0 11 1 21 2 11 1 21 3 30 6 10 3 17 7 22 12 6 5 6 12 1 22-3 5-8 9-14 9-7 1-13 0-21-2-8-1-15-4-22-6s-13-4-17-4c-18-2-35 1-50 9s-27 19-36 33c-9 13-14 29-14 46-1 16 4 32 16 47 1 3 7 8 16 17 9 8 19 15 29 22s20 12 30 15c9 2 15-1 17-10 11-41 32-77 62-106 30-30 65-53 105-69 32-14 65-25 100-33 35-9 70-11 104-9 19 1 38 4 58 8 19 4 36 12 52 24 20 15 30 32 31 50 0 18-5 36-15 54-11 18-24 33-40 48-17 14-32 25-46 32-13 7-26 12-39 16-13 5-26 9-39 12-23 7-44 11-66 16-21 4-43 8-66 11-14 1-29 3-44 3-14 1-29 1-44 2-6 0-12 0-18 1-5 0-7 4-6 13 0 5 2 9 6 11s8 3 12 3c4 1 9 0 14 0 5-1 10-2 14-2 14-1 28-1 43 0s29 3 42 6c10 3 21 6 32 10 12 3 21 10 26 18 4 6 5 12 4 18s-3 12-6 17c-4 5-8 10-13 14-4 5-9 8-15 10-12 6-25 9-38 10-15 1-29 1-43 0-15-1-29-3-43-7-14-3-28-7-39-12-5-2-11-5-16-8-5-4-11-7-17-9-6-3-12-5-17-6-6-1-12 0-18 2-13 4-26 10-38 18-13 9-25 17-37 24-12 8-24 17-35 26s-21 20-30 31c-16 18-28 37-36 59-9 23-16 45-21 68-4 17-5 35-4 53s4 36 9 53c6 17 14 33 24 47 11 15 25 27 41 37 18 10 38 17 59 20 22 3 43 3 64 0 22-2 43-7 65-13 22-7 42-14 60-23 12-4 24-10 35-16 11-7 22-14 33-21 14-10 28-21 41-33 13-11 25-24 37-37s21-26 29-40 18-28 28-42c3-4 6-8 10-14 5-6 9-10 14-11 6-2 10 0 12 6 2 5 2 10 1 15-2 17-9 33-21 48s-23 29-33 42c-10 14-20 27-30 40-11 12-22 24-34 36-11 12-24 23-37 34-13 10-26 21-38 33-7 7-15 12-24 16-9 5-18 9-26 13-10 5-19 10-28 16s-20 10-30 13c-30 10-60 19-90 25-29 7-60 9-93 5z">
            <text:p/>
          </draw:path>
          <draw:path draw:style-name="gr2" draw:text-style-name="P1" draw:layer="layout" svg:width="1.279cm" svg:height="1.436cm" svg:x="33.459cm" svg:y="19.774cm" svg:viewBox="0 0 1280 1437" svg:d="M314 1432c-20-2-40-6-59-11s-38-11-56-19c-49-21-88-49-118-84-29-36-52-79-67-130-14-48-17-99-11-151 7-52 22-103 44-152 22-48 50-94 85-135 35-43 73-77 113-104 53-34 110-60 170-76 19-5 38-8 57-9 20-1 39 1 58 6 42 11 73 30 94 58 21 29 34 61 39 97 4 36 2 73-6 112-9 38-22 71-41 100-10 16-21 30-33 43-12 14-26 26-41 36-4 3-9 7-16 11s-14 8-21 11-14 5-21 5c-8 1-14 0-18-5-4-4-6-8-5-12 0-4 2-7 5-11s6-8 9-11 7-6 9-8c10-8 19-15 28-22s17-16 21-27c10-18 18-39 24-64s9-50 9-76c-1-25-6-49-15-72s-24-41-44-54c-26-18-54-27-83-28s-56 4-83 15c-28 11-53 27-75 46-23 21-42 43-57 67-27 43-48 91-63 143-15 53-21 105-16 155 2 21 6 43 13 66 7 22 15 43 26 61 11 21 28 41 49 60s41 35 60 49c25 18 53 31 84 39 30 8 60 12 91 12 30-1 61-6 90-15 30-10 57-24 82-42 14-10 27-22 40-34 12-13 24-26 35-39 17-22 33-47 49-75 15-29 26-57 32-85 9-31 13-65 13-100 0-50-8-98-25-144-18-47-34-93-51-140-8-26-16-52-23-77-7-26-15-52-23-78-9-32-14-66-14-101s4-69 12-102 20-65 36-96c15-31 33-60 55-86 14-14 28-28 43-41 14-14 30-26 47-36 18-12 37-22 57-32 20-9 41-18 63-24 26-8 54-13 82-15 29-2 51-1 68 3 4 2 8 3 12 4 5 0 8 1 10 2 32 8 59 22 78 44 20 21 35 46 44 74 10 29 15 59 15 90 1 32-3 61-9 88-8 29-18 56-31 79-13 24-31 47-53 69-16 16-34 29-54 40-20 10-41 18-63 21-7 2-15 4-24 5s-18 0-26-1-15-4-21-9c-7-4-10-11-10-20-1-12 2-18 8-20 6-1 14-2 23-2 22-1 42-7 59-19s31-27 42-46c12-18 21-37 28-58 6-22 11-42 13-62 1-17 2-36 0-55-1-20-5-39-11-58-5-19-14-36-25-51s-25-27-42-36c-20-9-40-14-61-14-20 0-41 4-60 12-21 8-39 19-55 34-16 14-30 30-40 47-13 21-23 45-31 71-8 27-13 52-14 76-2 40 3 79 15 116 11 37 24 74 37 111 8 21 15 41 24 61 8 20 15 41 22 63 17 54 31 110 42 167 10 56 10 112-1 169-9 44-24 87-48 129s-50 80-78 114c-27 31-58 59-94 84-36 24-74 45-115 62-42 17-84 30-127 40-43 9-85 13-125 12-20 0-40-2-61-5z">
            <text:p/>
          </draw:path>
          <draw:path draw:style-name="gr2" draw:text-style-name="P1" draw:layer="layout" svg:width="1.812cm" svg:height="1.436cm" svg:x="23.645cm" svg:y="10.278cm" svg:viewBox="0 0 1813 1437" svg:d="M296 1435c-6-4-10-10-11-17-2-8-3-16-3-25 1-9 2-17 4-26s4-15 6-21c8-37 21-72 39-105 17-34 34-67 50-99 18-34 36-68 55-102 20-33 39-66 59-99 19-30 37-62 54-93 17-32 34-64 51-96 11-18 21-37 31-55s20-37 29-56c20-43 37-86 54-130 17-43 33-88 48-133 8-25 15-50 22-75s11-50 13-76c1-17 0-33-2-49s-5-32-11-46c-6-15-14-27-25-38-10-10-24-18-41-24-19-6-38-9-57-8-19 2-37 5-56 11s-36 13-54 22c-17 9-33 19-49 28-32 19-63 42-90 68-28 25-53 53-77 81-14 17-26 33-38 51-12 17-24 35-35 54-13 19-25 39-36 59-11 21-20 42-29 64-9 20-16 43-24 67-7 25-12 50-15 75-4 25-5 50-3 75 1 25 6 48 15 69 7 20 22 36 45 47 22 11 43 17 62 19 29 2 56-3 82-16 26-12 50-27 71-46 3-3 11-9 21-20 12-10 23-21 34-31 12-10 22-17 32-22 11-5 17-3 21 6 3 8 2 17-3 28-6 11-10 19-14 25-18 28-42 54-72 78-29 25-58 46-85 64-30 19-61 32-92 43-32 10-65 14-99 12-20-2-37-6-54-12-17-7-32-16-45-30-18-15-32-32-42-52-11-20-18-41-24-62-5-21-8-44-8-66 0-23 0-45 3-67 8-53 21-104 41-151 20-48 43-94 71-140 20-35 43-65 68-92 26-28 52-55 79-83 42-45 90-85 145-120 56-35 114-60 174-77 39-10 78-17 119-20s80 1 118 14c38 14 69 35 96 63 26 28 45 62 55 100 5 21 8 42 10 63 2 22 3 44 2 66 0 31-5 63-13 95s-17 63-28 93c-20 62-47 121-80 177-16 26-33 51-51 76s-36 49-54 74c-16 21-31 42-46 64-14 22-29 43-46 64-14 19-29 38-46 58-16 19-29 41-40 62 7-4 13-7 19-11 5-3 9-6 13-9 5-2 8-5 10-7 51-45 100-93 145-144 46-50 90-102 133-154 36-46 70-90 104-136 34-44 68-90 100-137 15-22 29-43 45-64 15-20 30-40 46-62 12-16 24-33 36-51s24-35 37-51c9-13 19-24 27-35 9-11 17-23 25-35 2-5 6-12 12-20 5-8 11-15 18-22 6-5 14-10 22-12 7-3 14-1 22 5 5 4 9 10 9 16 1 6 0 12-3 19-2 6-5 12-10 18-4 7-8 12-11 15-23 31-39 62-49 95-10 32-21 65-33 100-7 19-11 39-13 59-2 21-5 40-8 59-6 40-12 80-15 121-4 40-13 79-26 118-9 24-17 49-26 73-9 25-17 49-24 74-7 21-14 44-20 67-6 24-16 44-29 63-2 2-4 6-7 13-2 7-5 16-9 25 0 1 0 2-1 3 0 1 0 2 0 4 22-17 43-40 61-66s37-49 56-70c11-11 21-23 31-36 10-12 20-24 31-35 11-13 21-26 30-40 10-14 20-27 32-38 23-21 43-44 61-67s36-47 53-71c14-18 26-37 39-56 12-19 24-38 34-57 14-26 27-52 41-78 13-26 25-53 35-81 8-22 15-47 22-75 2-9 4-18 5-26s1-17-1-27c-3-10-8-17-15-22-7-6-14-11-21-17-6-7-11-14-15-22-3-8-6-17-8-25-2-18-1-36 4-55s14-35 25-49c16-19 35-31 55-36s42-6 66-1c18 4 32 11 42 22s18 24 22 38c5 14 8 30 10 47 1 16 2 33 2 48 1 40-5 78-17 114s-27 71-46 107c-13 22-26 43-39 64-14 21-27 42-42 63-11 19-22 37-33 55s-24 35-37 52c-16 19-32 38-48 57s-32 38-48 58c-29 33-59 65-91 95-31 30-62 62-90 96-29 34-60 68-90 101-31 33-61 67-91 101-16 18-33 36-50 54s-34 37-50 55c-16 19-32 38-47 59-15 20-27 40-38 61-5 11-8 19-9 25-2 5-7 12-17 20-5 4-11 8-19 11-8 4-15 5-21 3-10-3-16-11-16-24-1-14 1-28 5-44 3-16 8-31 14-46s10-25 11-31c27-72 49-143 65-215 9-40 15-80 19-120 5-39 12-80 23-120 6-25 14-49 22-73s15-48 19-73c1-3 3-8 5-14 2-7 4-14 7-20 3-7 5-13 7-19s3-9 4-10c2-2 3-5 3-9 0-3-1-3-3 0-3 3-9 13-20 29-3 4-6 8-10 13s-7 8-10 10c-13 13-24 28-33 44-9 17-20 31-33 42-10 10-20 20-29 31-8 12-17 23-27 34-28 28-54 58-80 89-25 30-52 60-79 89-31 32-62 64-94 95s-66 60-100 88c-15 12-29 24-43 35-15 11-28 24-42 37s-29 27-43 41-28 29-41 45c-4 5-10 14-17 27s-15 27-23 40c-9 14-18 25-28 34-9 9-18 12-27 7z">
            <text:p/>
          </draw:path>
          <draw:path draw:style-name="gr2" draw:text-style-name="P1" draw:layer="layout" svg:width="1.328cm" svg:height="1.435cm" svg:x="42.779cm" svg:y="10.485cm" svg:viewBox="0 0 1329 1436" svg:d="M723 394c27 1 54-1 81-7 26-6 52-13 77-21 27-10 53-19 79-30 26-10 51-22 76-35 14-7 29-15 46-25 16-9 32-21 48-33s30-26 41-40c12-14 19-30 22-46 2-11 1-20-3-28-4-9-8-17-15-25-9-13-23-23-41-29s-35-9-52-9c-13 1-26 3-38 6s-24 7-36 10c-51 15-102 36-152 65s-91 65-123 108c-8 12-16 25-25 38-8 13-15 26-22 39-3 6-5 12-8 17-2 6-3 13-3 18s1 10 4 14c3 3 9 6 17 8 9 3 18 5 27 5zM723 394zM341 1434c-55-6-106-19-154-40-33-14-61-33-85-56-26-25-47-53-62-83-15-31-26-63-33-97s-8-69-7-106c2-35 7-69 15-103 8-33 20-65 37-95 16-30 35-59 56-86 22-27 46-51 72-74 27-23 54-45 82-64 15-10 31-20 47-28 16-9 32-17 48-25 30-12 59-22 85-29 11-2 23-5 39-7 14-2 25-7 30-15 4-6 6-14 5-23 0-9-2-18-6-27s-9-18-14-25c-5-8-10-14-15-18-13-9-28-15-45-18-16-3-32-7-47-13-26-10-50-23-72-37-23-16-44-34-63-56-18-21-30-45-36-72-7-26-8-53-3-79 4-27 14-51 29-74 15-22 36-39 62-50 61-27 125-37 191-33 7 0 18 1 34 2 17 2 32 6 48 11 15 4 27 11 36 19 8 8 9 19 1 33-6 10-14 15-24 16s-21 0-33-3c-12-2-23-6-35-10-11-3-20-6-27-7-29-3-55 3-80 16-24 13-44 30-58 52s-22 46-23 73 8 52 26 76c3 5 11 14 26 27 14 12 30 25 46 36 17 12 33 20 48 24s24-1 28-17c18-66 51-122 99-169 48-48 104-85 167-111 51-22 105-40 161-54 55-13 111-17 167-13 31 2 61 6 92 13 30 7 59 20 84 38 32 25 48 51 49 80 0 30-8 58-24 86-16 29-38 54-64 77s-51 40-74 52c-20 10-41 21-62 28s-42 13-63 19c-36 10-70 18-105 25-34 6-69 12-106 16-23 3-46 5-70 6-23 1-47 2-71 3-10 0-20 1-29 1-8 0-11 7-9 21 1 8 4 14 9 17 7 4 12 6 19 6 7 1 14 0 22-1 9-2 16-2 23-2 23-1 46-1 69 0 24 1 47 4 69 10 15 4 32 9 51 15 18 6 32 16 41 29 5 10 7 19 6 29s-5 19-10 27c-5 9-12 17-20 24-7 6-15 11-24 15-19 9-40 14-62 16-23 2-46 2-69 0-22-2-45-5-68-11-22-5-44-12-62-19-8-4-17-9-26-14-8-5-17-10-27-14-9-5-19-8-28-9s-18 0-28 2c-21 7-42 17-62 31-20 13-39 25-59 37-19 13-37 27-55 42-18 14-34 30-49 48-24 28-43 60-58 95-14 35-25 72-33 108-5 28-8 56-6 85 1 30 6 58 15 86 9 27 21 52 39 76 17 23 38 43 64 58 30 17 62 28 96 33s68 5 102 1c35-5 69-12 103-22 35-11 67-23 97-36 19-8 37-17 55-27 19-11 36-22 54-34 23-16 44-33 65-52 20-19 41-38 60-61 18-20 33-41 46-64 13-22 28-44 44-66 5-6 10-13 17-23s14-15 22-17c10-3 17 0 19 8 3 9 3 17 2 25-3 27-15 53-34 77s-37 46-53 68c-16 23-32 44-48 64-17 20-35 39-54 59-18 19-38 36-60 53-21 16-42 34-61 53-11 11-23 19-38 26-15 8-29 14-42 21-16 8-30 17-45 25-14 9-30 17-47 21-48 17-95 30-143 40-48 11-98 14-149 9z">
            <text:p/>
          </draw:path>
          <draw:path draw:style-name="gr2" draw:text-style-name="P1" draw:layer="layout" svg:width="1.279cm" svg:height="1.436cm" svg:x="10.737cm" svg:y="43.786cm" svg:viewBox="0 0 1280 1437" svg:d="M314 1432c-20-3-40-6-59-11s-38-11-56-19c-49-21-88-49-118-84-29-36-52-79-67-129-14-49-17-100-11-152 7-52 22-103 44-152s50-94 85-135c35-43 73-77 113-104 53-34 110-60 170-76 19-5 38-8 57-9 20-1 39 1 58 6 41 11 73 30 94 58s34 61 38 98c5 35 3 73-5 111-9 38-22 72-41 100-10 16-21 30-33 43-12 14-26 26-41 36-4 3-9 7-16 11s-14 8-21 11-14 5-21 5c-8 1-14 0-18-5-4-4-6-8-5-12 0-3 2-7 5-11s6-8 9-11 7-6 9-8c10-8 19-15 28-22s16-16 21-27c10-18 18-39 24-64s9-50 8-76c0-25-5-49-14-72s-24-41-44-54c-27-18-54-27-83-28-29 0-56 4-83 15-28 11-53 27-75 46-23 21-42 43-57 67-27 43-48 91-63 143-15 53-21 105-16 155 2 22 6 43 13 66 7 22 15 43 26 61 11 21 28 41 49 60s41 36 60 49c25 18 53 31 84 40 30 8 60 11 91 11 30-1 61-5 90-15 30-10 57-24 82-42 13-10 27-22 40-34 12-13 24-26 35-39 17-22 33-47 49-76 15-28 26-56 33-83 8-32 13-66 13-101 0-50-9-98-26-144-18-47-34-93-51-140-8-26-16-51-23-77s-15-52-23-78c-9-32-14-66-14-101s4-69 12-102 20-65 35-96c16-31 34-60 56-86 14-14 28-28 43-41 15-14 30-26 46-36 19-12 38-22 58-32 20-9 41-18 63-24 26-8 54-13 82-15s51-1 68 3c4 2 8 4 13 4 4 1 7 1 9 2 32 8 59 22 78 44 20 21 34 46 44 75 10 28 15 58 15 89 1 32-3 61-9 88-8 30-18 56-31 80-13 23-31 46-53 68-16 16-34 29-54 40s-41 18-63 21c-7 2-15 4-24 5s-18 0-26-1-15-4-21-8c-7-5-10-12-10-21-1-12 2-18 8-20 6-1 14-2 22-2 23-1 43-7 60-19s31-27 42-46c12-18 21-37 28-58 6-21 11-42 13-62 1-17 2-36 0-55-1-20-5-39-10-58-6-19-15-36-26-51s-25-27-42-36c-20-9-40-14-61-14s-41 4-60 12c-21 8-39 20-55 34s-30 30-40 47c-13 21-23 45-31 71-8 27-13 52-14 76-2 40 3 79 15 116 11 37 24 74 37 111 8 21 15 41 24 61 8 20 15 42 22 63 17 54 31 110 42 167 10 56 10 112-1 169-9 44-24 87-48 129s-50 80-78 114c-27 31-58 59-94 84-36 24-74 45-115 62-42 17-84 30-127 40-43 9-85 13-125 12-20 0-40-2-61-5z">
            <text:p/>
          </draw:path>
          <draw:path draw:style-name="gr2" draw:text-style-name="P1" draw:layer="layout" svg:width="0.192cm" svg:height="0.2cm" svg:x="9.315cm" svg:y="26.476cm" svg:viewBox="0 0 193 201" svg:d="M5 129c-17-55 7-107 61-124 52-17 102 10 120 66 18 54-4 107-60 125-53 17-103-11-121-67z">
            <text:p/>
          </draw:path>
          <draw:path draw:style-name="gr2" draw:text-style-name="P1" draw:layer="layout" svg:width="0.19cm" svg:height="0.2cm" svg:x="9.739cm" svg:y="26.354cm" svg:viewBox="0 0 191 201" svg:d="M3 124c-13-57 14-107 68-121 54-13 102 16 116 74 15 55-10 107-68 121-53 14-102-18-116-74z">
            <text:p/>
          </draw:path>
          <draw:path draw:style-name="gr2" draw:text-style-name="P1" draw:layer="layout" svg:width="0.188cm" svg:height="0.201cm" svg:x="10.171cm" svg:y="26.259cm" svg:viewBox="0 0 189 202" svg:d="M2 119c-10-58 20-106 74-117 56-9 100 23 111 82 11 56-17 105-74 116-55 11-101-24-111-81z">
            <text:p/>
          </draw:path>
          <draw:path draw:style-name="gr2" draw:text-style-name="P1" draw:layer="layout" svg:width="0.189cm" svg:height="0.199cm" svg:x="10.608cm" svg:y="26.191cm" svg:viewBox="0 0 190 200" svg:d="M1 113c-6-59 27-105 82-112 56-6 99 30 106 88 7 57-24 104-82 111-56 7-98-31-106-87z">
            <text:p/>
          </draw:path>
          <draw:path draw:style-name="gr2" draw:text-style-name="P1" draw:layer="layout" svg:width="0.187cm" svg:height="0.198cm" svg:x="11.049cm" svg:y="26.151cm" svg:viewBox="0 0 188 199" svg:d="M0 106c-3-59 33-103 88-106 56-3 97 35 100 93 4 58-30 103-88 106-56 4-97-36-100-93z">
            <text:p/>
          </draw:path>
          <draw:path draw:style-name="gr2" draw:text-style-name="P1" draw:layer="layout" svg:width="0.187cm" svg:height="0.198cm" svg:x="11.933cm" svg:y="26.153cm" svg:viewBox="0 0 188 199" svg:d="M0 93c3-58 45-96 102-93 55 3 90 47 86 106-3 57-42 97-101 93-56-3-90-48-87-106z">
            <text:p/>
          </draw:path>
          <draw:path draw:style-name="gr2" draw:text-style-name="P1" draw:layer="layout" svg:width="0.189cm" svg:height="0.199cm" svg:x="12.373cm" svg:y="26.195cm" svg:viewBox="0 0 190 200" svg:d="M1 88c8-58 52-93 108-87 55 7 87 53 80 112-7 56-48 94-107 87-55-7-87-54-81-112z">
            <text:p/>
          </draw:path>
          <draw:path draw:style-name="gr2" draw:text-style-name="P1" draw:layer="layout" svg:width="0.188cm" svg:height="0.199cm" svg:x="12.809cm" svg:y="26.264cm" svg:viewBox="0 0 189 200" svg:d="M2 82c11-57 57-89 112-80 55 11 84 58 73 117-10 55-54 91-112 80-55-11-83-60-73-117z">
            <text:p/>
          </draw:path>
          <draw:path draw:style-name="gr2" draw:text-style-name="P1" draw:layer="layout" svg:width="0.19cm" svg:height="0.199cm" svg:x="13.24cm" svg:y="26.361cm" svg:viewBox="0 0 191 200" svg:d="M3 76c15-57 64-86 118-73 54 14 81 63 66 120-14 55-61 88-117 73-55-14-80-64-67-120z">
            <text:p/>
          </draw:path>
          <draw:path draw:style-name="gr2" draw:text-style-name="P1" draw:layer="layout" svg:width="0.191cm" svg:height="0.199cm" svg:x="13.664cm" svg:y="26.486cm" svg:viewBox="0 0 192 200" svg:d="M5 70c18-56 70-82 122-65 54 17 77 68 59 124-17 54-66 84-122 65-53-17-75-69-59-124z">
            <text:p/>
          </draw:path>
          <draw:path draw:style-name="gr2" draw:text-style-name="P1" draw:layer="layout" svg:width="0.192cm" svg:height="0.199cm" svg:x="14.079cm" svg:y="26.636cm" svg:viewBox="0 0 193 200" svg:d="M8 64c21-54 74-77 126-57s72 72 51 128c-21 53-72 79-126 57-53-20-71-74-51-128z">
            <text:p/>
          </draw:path>
          <draw:path draw:style-name="gr2" draw:text-style-name="P1" draw:layer="layout" svg:width="0.194cm" svg:height="0.199cm" svg:x="14.484cm" svg:y="26.813cm" svg:viewBox="0 0 195 200" svg:d="M11 59c25-53 79-72 129-50 51 24 68 77 43 131-25 52-77 75-130 50-51-24-66-79-42-131z">
            <text:p/>
          </draw:path>
          <draw:path draw:style-name="gr2" draw:text-style-name="P1" draw:layer="layout" svg:width="0.194cm" svg:height="0.199cm" svg:x="14.877cm" svg:y="27.016cm" svg:viewBox="0 0 195 200" svg:d="M14 53c28-51 84-67 133-41 48 27 62 81 33 133-27 50-80 70-133 42-47-27-60-83-33-134z">
            <text:p/>
          </draw:path>
          <draw:path draw:style-name="gr2" draw:text-style-name="P1" draw:layer="layout" svg:width="0.195cm" svg:height="0.199cm" svg:x="15.255cm" svg:y="27.242cm" svg:viewBox="0 0 196 200" svg:d="M17 48c33-48 88-62 136-33 46 30 56 86 25 136-32 48-85 65-136 33-45-29-54-87-25-136z">
            <text:p/>
          </draw:path>
          <draw:path draw:style-name="gr2" draw:text-style-name="P1" draw:layer="layout" svg:width="0.195cm" svg:height="0.198cm" svg:x="15.62cm" svg:y="27.492cm" svg:viewBox="0 0 196 199" svg:d="M21 43c36-46 92-56 137-24s51 89 17 136c-35 46-89 59-137 24-44-32-49-90-17-136z">
            <text:p/>
          </draw:path>
          <draw:path draw:style-name="gr2" draw:text-style-name="P1" draw:layer="layout" svg:width="0.195cm" svg:height="0.197cm" svg:x="15.968cm" svg:y="27.764cm" svg:viewBox="0 0 196 198" svg:d="M25 38c37-44 95-50 138-16 42 36 45 92 8 137-37 44-93 54-138 16-41-35-43-93-8-137z">
            <text:p/>
          </draw:path>
          <draw:path draw:style-name="gr2" draw:text-style-name="P1" draw:layer="layout" svg:width="0.196cm" svg:height="0.198cm" svg:x="16.298cm" svg:y="28.059cm" svg:viewBox="0 0 197 199" svg:d="M29 34c41-42 98-45 139-8 40 39 39 95-1 139-39 41-95 47-138 7-39-39-38-96 0-138z">
            <text:p/>
          </draw:path>
          <draw:path draw:style-name="gr2" draw:text-style-name="P1" draw:layer="layout" svg:width="0.198cm" svg:height="0.197cm" svg:x="16.61cm" svg:y="28.373cm" svg:viewBox="0 0 199 198" svg:d="M34 29c44-39 101-38 139 1 38 42 34 97-8 138-43 39-99 42-140-1-37-41-32-98 9-138z">
            <text:p/>
          </draw:path>
          <draw:path draw:style-name="gr2" draw:text-style-name="P1" draw:layer="layout" svg:width="0.198cm" svg:height="0.195cm" svg:x="16.901cm" svg:y="28.706cm" svg:viewBox="0 0 199 196" svg:d="M39 24c45-36 103-32 138 10s27 99-18 136c-44 36-101 35-138-10-34-43-25-100 18-136z">
            <text:p/>
          </draw:path>
          <draw:path draw:style-name="gr2" draw:text-style-name="P1" draw:layer="layout" svg:width="0.199cm" svg:height="0.195cm" svg:x="17.17cm" svg:y="29.056cm" svg:viewBox="0 0 200 196" svg:d="M44 21c48-34 104-26 138 18 32 45 21 101-26 135-47 33-103 29-138-18-32-45-19-102 26-135z">
            <text:p/>
          </draw:path>
          <draw:path draw:style-name="gr2" draw:text-style-name="P1" draw:layer="layout" svg:width="0.199cm" svg:height="0.193cm" svg:x="17.418cm" svg:y="29.423cm" svg:viewBox="0 0 200 194" svg:d="M49 17c49-30 106-19 135 27 30 47 16 102-34 133-48 30-104 22-136-27-28-47-13-102 35-133z">
            <text:p/>
          </draw:path>
          <draw:path draw:style-name="gr2" draw:text-style-name="P1" draw:layer="layout" svg:width="0.2cm" svg:height="0.194cm" svg:x="17.641cm" svg:y="29.804cm" svg:viewBox="0 0 201 195" svg:d="M55 14c51-27 107-14 134 36 26 48 9 102-44 131-50 27-105 16-134-37-25-48-7-103 44-130z">
            <text:p/>
          </draw:path>
          <draw:path draw:style-name="gr2" draw:text-style-name="P1" draw:layer="layout" svg:width="0.2cm" svg:height="0.193cm" svg:x="17.841cm" svg:y="30.2cm" svg:viewBox="0 0 201 194" svg:d="M60 10c53-23 108-6 132 45 23 50 2 103-52 128-51 24-106 9-131-45-23-50-1-103 51-128z">
            <text:p/>
          </draw:path>
          <draw:path draw:style-name="gr2" draw:text-style-name="P1" draw:layer="layout" svg:width="0.201cm" svg:height="0.192cm" svg:x="18.015cm" svg:y="30.606cm" svg:viewBox="0 0 202 193" svg:d="M66 8c54-21 108 0 128 52 21 52-4 103-59 125-53 21-107 2-129-53-19-52 6-103 60-124z">
            <text:p/>
          </draw:path>
          <draw:path draw:style-name="gr2" draw:text-style-name="P1" draw:layer="layout" svg:width="0.2cm" svg:height="0.192cm" svg:x="18.163cm" svg:y="31.024cm" svg:viewBox="0 0 201 193" svg:d="M72 5c55-17 107 7 124 61 17 53-10 102-67 120-54 18-107-4-125-61-16-52 12-102 68-120z">
            <text:p/>
          </draw:path>
          <draw:path draw:style-name="gr2" draw:text-style-name="P1" draw:layer="layout" svg:width="0.2cm" svg:height="0.19cm" svg:x="18.284cm" svg:y="31.448cm" svg:viewBox="0 0 201 191" svg:d="M77 3c57-13 107 14 121 69 14 53-17 101-75 115-55 14-106-10-120-68-13-54 18-102 74-116z">
            <text:p/>
          </draw:path>
          <draw:path draw:style-name="gr2" draw:text-style-name="P1" draw:layer="layout" svg:width="0.2cm" svg:height="0.188cm" svg:x="18.379cm" svg:y="31.881cm" svg:viewBox="0 0 201 189" svg:d="M83 2c57-10 106 20 116 75s-23 100-82 110c-55 11-105-17-116-74-9-56 25-101 82-111z">
            <text:p/>
          </draw:path>
          <draw:path draw:style-name="gr2" draw:text-style-name="P1" draw:layer="layout" svg:width="0.199cm" svg:height="0.189cm" svg:x="18.445cm" svg:y="32.318cm" svg:viewBox="0 0 200 190" svg:d="M88 1c59-6 104 28 111 82 7 56-29 99-87 106s-105-24-112-82c-5-56 31-99 88-106z">
            <text:p/>
          </draw:path>
          <draw:path draw:style-name="gr2" draw:text-style-name="P1" draw:layer="layout" svg:width="0.199cm" svg:height="0.188cm" svg:x="18.485cm" svg:y="32.758cm" svg:viewBox="0 0 200 189" svg:d="M94 0c59-3 102 33 106 89 3 56-36 96-94 100-58 3-103-31-106-89-3-57 37-97 94-100z">
            <text:p/>
          </draw:path>
          <draw:path draw:style-name="gr2" draw:text-style-name="P1" draw:layer="layout" svg:width="0.198cm" svg:height="0.187cm" svg:x="18.481cm" svg:y="33.642cm" svg:viewBox="0 0 199 188" svg:d="M106 0c58 4 97 46 93 102-3 55-47 90-106 86-57-3-96-42-93-101 3-56 48-90 106-87z">
            <text:p/>
          </draw:path>
          <draw:path draw:style-name="gr2" draw:text-style-name="P1" draw:layer="layout" svg:width="0.2cm" svg:height="0.188cm" svg:x="18.438cm" svg:y="34.083cm" svg:viewBox="0 0 201 189" svg:d="M113 1c58 7 94 51 87 107-7 55-53 88-112 80-56-7-93-49-87-108 7-55 55-86 112-79z">
            <text:p/>
          </draw:path>
          <draw:path draw:style-name="gr2" draw:text-style-name="P1" draw:layer="layout" svg:width="0.199cm" svg:height="0.189cm" svg:x="18.367cm" svg:y="34.519cm" svg:viewBox="0 0 200 190" svg:d="M118 2c57 11 90 57 80 113-11 54-58 84-117 72-56-10-90-54-79-113 10-54 59-82 116-72z">
            <text:p/>
          </draw:path>
          <draw:path draw:style-name="gr2" draw:text-style-name="P1" draw:layer="layout" svg:width="0.199cm" svg:height="0.191cm" svg:x="18.269cm" svg:y="34.949cm" svg:viewBox="0 0 200 192" svg:d="M124 3c56 15 86 65 72 118-13 55-63 81-120 66-55-14-87-61-73-117 14-55 65-80 121-67z">
            <text:p/>
          </draw:path>
          <draw:path draw:style-name="gr2" draw:text-style-name="P1" draw:layer="layout" svg:width="0.199cm" svg:height="0.191cm" svg:x="18.143cm" svg:y="35.373cm" svg:viewBox="0 0 200 192" svg:d="M130 6c55 18 82 69 65 122-18 53-68 76-125 58-54-18-82-67-65-122 17-53 70-75 125-58z">
            <text:p/>
          </draw:path>
          <draw:path draw:style-name="gr2" draw:text-style-name="P1" draw:layer="layout" svg:width="0.199cm" svg:height="0.192cm" svg:x="17.991cm" svg:y="35.787cm" svg:viewBox="0 0 200 193" svg:d="M135 8c55 21 78 74 57 126-20 52-72 72-128 51-52-22-78-72-57-127 21-52 74-70 128-50z">
            <text:p/>
          </draw:path>
          <draw:path draw:style-name="gr2" draw:text-style-name="P1" draw:layer="layout" svg:width="0.199cm" svg:height="0.194cm" svg:x="17.814cm" svg:y="36.191cm" svg:viewBox="0 0 200 195" svg:d="M141 11c52 25 73 79 49 129-24 51-77 68-131 43-51-25-73-77-49-130 23-51 78-66 131-42z">
            <text:p/>
          </draw:path>
          <draw:path draw:style-name="gr2" draw:text-style-name="P1" draw:layer="layout" svg:width="0.199cm" svg:height="0.194cm" svg:x="17.61cm" svg:y="36.584cm" svg:viewBox="0 0 200 195" svg:d="M146 14c51 28 68 84 41 133s-81 62-133 33c-50-27-69-81-41-133 26-47 82-60 133-33z">
            <text:p/>
          </draw:path>
          <draw:path draw:style-name="gr2" draw:text-style-name="P1" draw:layer="layout" svg:width="0.199cm" svg:height="0.195cm" svg:x="17.383cm" svg:y="36.963cm" svg:viewBox="0 0 200 196" svg:d="M152 17c49 33 62 88 32 136-29 47-85 57-136 25-48-32-63-86-32-136 30-45 87-54 136-25z">
            <text:p/>
          </draw:path>
          <draw:path draw:style-name="gr2" draw:text-style-name="P1" draw:layer="layout" svg:width="0.198cm" svg:height="0.196cm" svg:x="17.133cm" svg:y="37.326cm" svg:viewBox="0 0 199 197" svg:d="M156 21c47 36 56 92 24 137-33 45-89 52-137 17-45-35-57-89-24-137 33-44 91-50 137-17z">
            <text:p/>
          </draw:path>
          <draw:path draw:style-name="gr2" draw:text-style-name="P1" draw:layer="layout" svg:width="0.197cm" svg:height="0.195cm" svg:x="16.859cm" svg:y="37.674cm" svg:viewBox="0 0 198 196" svg:d="M160 25c45 37 51 94 16 137-36 42-93 45-138 8-42-37-52-93-15-138 35-41 93-43 137-7z">
            <text:p/>
          </draw:path>
          <draw:path draw:style-name="gr2" draw:text-style-name="P1" draw:layer="layout" svg:width="0.197cm" svg:height="0.196cm" svg:x="16.565cm" svg:y="38.003cm" svg:viewBox="0 0 198 197" svg:d="M164 30c43 40 45 98 7 138s-95 39-137-1c-41-39-46-96-7-138 38-39 96-38 137 1z">
            <text:p/>
          </draw:path>
          <draw:path draw:style-name="gr2" draw:text-style-name="P1" draw:layer="layout" svg:width="0.197cm" svg:height="0.198cm" svg:x="16.252cm" svg:y="38.313cm" svg:viewBox="0 0 198 199" svg:d="M169 34c40 44 39 101-2 140-41 37-97 33-138-9-37-43-40-99 2-140 41-37 98-32 138 9z">
            <text:p/>
          </draw:path>
          <draw:path draw:style-name="gr2" draw:text-style-name="P1" draw:layer="layout" svg:width="0.196cm" svg:height="0.198cm" svg:x="15.918cm" svg:y="38.604cm" svg:viewBox="0 0 197 199" svg:d="M172 39c37 45 33 103-10 138s-99 27-137-18c-35-44-34-101 10-138 44-34 100-25 137 18z">
            <text:p/>
          </draw:path>
          <draw:path draw:style-name="gr2" draw:text-style-name="P1" draw:layer="layout" svg:width="0.195cm" svg:height="0.199cm" svg:x="15.568cm" svg:y="38.872cm" svg:viewBox="0 0 196 200" svg:d="M175 44c34 48 26 105-19 138-45 32-101 21-135-26-32-47-28-103 19-139 45-31 101-18 135 27z">
            <text:p/>
          </draw:path>
          <draw:path draw:style-name="gr2" draw:text-style-name="P1" draw:layer="layout" svg:width="0.194cm" svg:height="0.199cm" svg:x="15.201cm" svg:y="39.119cm" svg:viewBox="0 0 195 200" svg:d="M177 49c32 50 20 106-27 136-47 29-102 15-133-35-29-48-21-104 27-136 47-28 103-13 133 35z">
            <text:p/>
          </draw:path>
          <draw:path draw:style-name="gr2" draw:text-style-name="P1" draw:layer="layout" svg:width="0.193cm" svg:height="0.2cm" svg:x="14.82cm" svg:y="39.342cm" svg:viewBox="0 0 194 201" svg:d="M180 55c28 52 13 108-36 134s-102 8-130-44c-26-50-15-105 35-134 50-25 104-7 131 44z">
            <text:p/>
          </draw:path>
          <draw:path draw:style-name="gr2" draw:text-style-name="P1" draw:layer="layout" svg:width="0.193cm" svg:height="0.2cm" svg:x="14.426cm" svg:y="39.54cm" svg:viewBox="0 0 194 201" svg:d="M183 60c25 54 6 109-45 132-50 23-103 2-127-52-23-52-9-107 45-131 50-23 103-1 127 51z">
            <text:p/>
          </draw:path>
          <draw:path draw:style-name="gr2" draw:text-style-name="P1" draw:layer="layout" svg:width="0.192cm" svg:height="0.201cm" svg:x="14.019cm" svg:y="39.713cm" svg:viewBox="0 0 193 202" svg:d="M185 66c21 54-1 108-53 129-52 20-103-5-124-60-20-53-3-107 53-129 51-19 103 6 124 60z">
            <text:p/>
          </draw:path>
          <draw:path draw:style-name="gr2" draw:text-style-name="P1" draw:layer="layout" svg:width="0.191cm" svg:height="0.2cm" svg:x="13.603cm" svg:y="39.86cm" svg:viewBox="0 0 192 201" svg:d="M186 72c18 56-7 108-61 124-52 17-102-10-120-67-16-54 5-107 61-125 53-15 103 13 120 68z">
            <text:p/>
          </draw:path>
          <draw:path draw:style-name="gr2" draw:text-style-name="P1" draw:layer="layout" svg:width="0.191cm" svg:height="0.2cm" svg:x="13.179cm" svg:y="39.981cm" svg:viewBox="0 0 192 201" svg:d="M188 77c14 57-14 107-69 121-54 14-102-17-116-75-13-55 11-106 69-120 54-13 102 18 116 74z">
            <text:p/>
          </draw:path>
          <draw:path draw:style-name="gr2" draw:text-style-name="P1" draw:layer="layout" svg:width="0.189cm" svg:height="0.2cm" svg:x="12.746cm" svg:y="40.074cm" svg:viewBox="0 0 190 201" svg:d="M188 83c10 58-21 106-76 116s-100-23-110-82c-10-56 17-105 75-116 55-9 100 25 111 82z">
            <text:p/>
          </draw:path>
          <draw:path draw:style-name="gr2" draw:text-style-name="P1" draw:layer="layout" svg:width="0.188cm" svg:height="0.199cm" svg:x="12.309cm" svg:y="40.14cm" svg:viewBox="0 0 189 200" svg:d="M189 88c7 59-27 105-82 111-56 7-99-30-106-87-5-58 25-105 83-112 56-5 98 32 105 88z">
            <text:p/>
          </draw:path>
          <draw:path draw:style-name="gr2" draw:text-style-name="P1" draw:layer="layout" svg:width="0.187cm" svg:height="0.199cm" svg:x="11.869cm" svg:y="40.178cm" svg:viewBox="0 0 188 200" svg:d="M188 94c4 59-33 102-89 106-56 2-96-36-99-95-3-57 30-102 89-105 56-3 96 37 99 94z">
            <text:p/>
          </draw:path>
          <draw:path draw:style-name="gr2" draw:text-style-name="P1" draw:layer="layout" svg:width="0.187cm" svg:height="0.198cm" svg:x="10.985cm" svg:y="40.172cm" svg:viewBox="0 0 188 199" svg:d="M188 106c-3 58-46 97-102 93-55-4-89-47-86-106 4-57 43-96 102-93 55 3 90 48 86 106z">
            <text:p/>
          </draw:path>
          <draw:path draw:style-name="gr2" draw:text-style-name="P1" draw:layer="layout" svg:width="0.189cm" svg:height="0.2cm" svg:x="10.545cm" svg:y="40.127cm" svg:viewBox="0 0 190 201" svg:d="M189 113c-8 58-53 94-108 87-56-7-87-53-80-112 7-57 50-93 108-87 55 8 87 55 80 112z">
            <text:p/>
          </draw:path>
          <draw:path draw:style-name="gr2" draw:text-style-name="P1" draw:layer="layout" svg:width="0.188cm" svg:height="0.199cm" svg:x="10.108cm" svg:y="40.055cm" svg:viewBox="0 0 189 200" svg:d="M187 118c-11 58-57 90-113 80-54-11-82-59-72-117 11-56 55-90 113-79 54 10 83 60 72 116z">
            <text:p/>
          </draw:path>
          <draw:path draw:style-name="gr2" draw:text-style-name="P1" draw:layer="layout" svg:width="0.191cm" svg:height="0.199cm" svg:x="9.678cm" svg:y="39.956cm" svg:viewBox="0 0 192 200" svg:d="M188 124c-15 57-65 86-118 72-55-13-80-63-66-121 14-55 61-86 118-72 54 14 80 65 66 121z">
            <text:p/>
          </draw:path>
          <draw:path draw:style-name="gr2" draw:text-style-name="P1" draw:layer="layout" svg:width="0.191cm" svg:height="0.198cm" svg:x="9.253cm" svg:y="39.83cm" svg:viewBox="0 0 192 199" svg:d="M186 130c-18 55-70 82-122 64-54-17-76-68-58-124 18-54 66-82 122-65 53 17 76 70 58 125z">
            <text:p/>
          </draw:path>
          <draw:path draw:style-name="gr2" draw:text-style-name="P1" draw:layer="layout" svg:width="0.193cm" svg:height="0.199cm" svg:x="8.838cm" svg:y="39.677cm" svg:viewBox="0 0 194 200" svg:d="M185 135c-22 55-75 78-126 57-53-20-72-73-51-128 22-53 72-77 126-57 53 21 72 75 51 128z">
            <text:p/>
          </draw:path>
          <draw:path draw:style-name="gr2" draw:text-style-name="P1" draw:layer="layout" svg:width="0.193cm" svg:height="0.199cm" svg:x="8.434cm" svg:y="39.498cm" svg:viewBox="0 0 194 200" svg:d="M183 141c-25 53-80 73-130 49-51-24-66-78-42-131 25-52 77-73 130-49 51 24 66 79 42 131z">
            <text:p/>
          </draw:path>
          <draw:path draw:style-name="gr2" draw:text-style-name="P1" draw:layer="layout" svg:width="0.194cm" svg:height="0.2cm" svg:x="8.041cm" svg:y="39.294cm" svg:viewBox="0 0 195 201" svg:d="M181 146c-29 52-84 69-134 42-47-27-60-83-33-134 28-50 82-69 134-41 48 27 60 83 33 133z">
            <text:p/>
          </draw:path>
          <draw:path draw:style-name="gr2" draw:text-style-name="P1" draw:layer="layout" svg:width="0.195cm" svg:height="0.199cm" svg:x="7.661cm" svg:y="39.065cm" svg:viewBox="0 0 196 200" svg:d="M178 152c-33 49-88 62-136 32-45-30-55-86-24-136 32-48 85-63 136-32 46 30 55 87 24 136z">
            <text:p/>
          </draw:path>
          <draw:path draw:style-name="gr2" draw:text-style-name="P1" draw:layer="layout" svg:width="0.196cm" svg:height="0.198cm" svg:x="7.297cm" svg:y="38.814cm" svg:viewBox="0 0 197 199" svg:d="M175 156c-36 47-92 56-137 24-44-33-50-90-16-137 35-45 89-57 137-24 45 33 50 91 16 137z">
            <text:p/>
          </draw:path>
          <draw:path draw:style-name="gr2" draw:text-style-name="P1" draw:layer="layout" svg:width="0.196cm" svg:height="0.198cm" svg:x="6.95cm" svg:y="38.54cm" svg:viewBox="0 0 197 199" svg:d="M171 161c-38 45-95 51-138 16-41-37-44-93-7-139 36-42 93-52 137-15 43 36 45 94 8 138z">
            <text:p/>
          </draw:path>
          <draw:path draw:style-name="gr2" draw:text-style-name="P1" draw:layer="layout" svg:width="0.197cm" svg:height="0.197cm" svg:x="6.621cm" svg:y="38.245cm" svg:viewBox="0 0 198 198" svg:d="M167 164c-40 43-98 45-138 7-39-38-38-95 1-137 39-41 96-47 138-7 41 38 39 96-1 137z">
            <text:p/>
          </draw:path>
          <draw:path draw:style-name="gr2" draw:text-style-name="P1" draw:layer="layout" svg:width="0.198cm" svg:height="0.197cm" svg:x="6.31cm" svg:y="37.93cm" svg:viewBox="0 0 199 198" svg:d="M165 169c-44 40-101 39-140-2-37-41-32-97 10-138 42-38 98-40 139 2 38 41 32 98-9 138z">
            <text:p/>
          </draw:path>
          <draw:path draw:style-name="gr2" draw:text-style-name="P1" draw:layer="layout" svg:width="0.198cm" svg:height="0.195cm" svg:x="6.021cm" svg:y="37.597cm" svg:viewBox="0 0 199 196" svg:d="M159 172c-45 37-103 32-138-11-34-43-26-99 18-136 44-35 102-34 138 11 36 42 26 100-18 136z">
            <text:p/>
          </draw:path>
          <draw:path draw:style-name="gr2" draw:text-style-name="P1" draw:layer="layout" svg:width="0.199cm" svg:height="0.194cm" svg:x="5.752cm" svg:y="37.245cm" svg:viewBox="0 0 200 195" svg:d="M156 174c-49 34-105 26-138-19-31-45-20-101 26-135 48-32 103-27 139 19 32 45 19 102-27 135z">
            <text:p/>
          </draw:path>
          <draw:path draw:style-name="gr2" draw:text-style-name="P1" draw:layer="layout" svg:width="0.198cm" svg:height="0.194cm" svg:x="5.506cm" svg:y="36.879cm" svg:viewBox="0 0 199 195" svg:d="M150 178c-49 31-106 19-135-28s-15-102 34-133c49-29 105-21 136 28 29 47 13 102-35 133z">
            <text:p/>
          </draw:path>
          <draw:path draw:style-name="gr2" draw:text-style-name="P1" draw:layer="layout" svg:width="0.2cm" svg:height="0.193cm" svg:x="5.284cm" svg:y="36.497cm" svg:viewBox="0 0 201 194" svg:d="M145 180c-51 28-107 13-133-36-26-50-9-102 44-130 50-26 105-15 133 36 27 49 7 103-44 130z">
            <text:p/>
          </draw:path>
          <draw:path draw:style-name="gr2" draw:text-style-name="P1" draw:layer="layout" svg:width="0.2cm" svg:height="0.193cm" svg:x="5.086cm" svg:y="36.102cm" svg:viewBox="0 0 201 194" svg:d="M140 183c-53 25-108 6-131-45-22-50-2-103 52-127 52-23 107-9 131 45 23 50 1 103-52 127z">
            <text:p/>
          </draw:path>
          <draw:path draw:style-name="gr2" draw:text-style-name="P1" draw:layer="layout" svg:width="0.201cm" svg:height="0.192cm" svg:x="4.914cm" svg:y="35.695cm" svg:viewBox="0 0 202 193" svg:d="M134 185c-54 21-108-1-128-53-19-52 5-103 60-124 53-20 107-2 129 53 20 52-6 103-61 124z">
            <text:p/>
          </draw:path>
          <draw:path draw:style-name="gr2" draw:text-style-name="P1" draw:layer="layout" svg:width="0.201cm" svg:height="0.191cm" svg:x="4.768cm" svg:y="35.278cm" svg:viewBox="0 0 202 192" svg:d="M129 187c-56 17-108-8-125-62-15-53 11-102 68-120 54-16 107 5 125 61 16 53-13 103-68 121z">
            <text:p/>
          </draw:path>
          <draw:path draw:style-name="gr2" draw:text-style-name="P1" draw:layer="layout" svg:width="0.2cm" svg:height="0.191cm" svg:x="4.649cm" svg:y="34.853cm" svg:viewBox="0 0 201 192" svg:d="M123 188c-57 14-107-15-120-69s17-102 75-116c55-13 106 11 120 69 14 54-19 102-75 116z">
            <text:p/>
          </draw:path>
          <draw:path draw:style-name="gr2" draw:text-style-name="P1" draw:layer="layout" svg:width="0.2cm" svg:height="0.189cm" svg:x="4.557cm" svg:y="34.421cm" svg:viewBox="0 0 201 190" svg:d="M117 188c-57 11-106-21-116-76-9-54 24-100 82-110 56-10 106 17 116 76 10 54-25 100-82 110z">
            <text:p/>
          </draw:path>
          <draw:path draw:style-name="gr2" draw:text-style-name="P1" draw:layer="layout" svg:width="0.199cm" svg:height="0.188cm" svg:x="4.492cm" svg:y="33.985cm" svg:viewBox="0 0 200 189" svg:d="M111 189c-59 7-104-27-111-83-5-56 30-98 88-105 58-5 104 25 111 83 7 56-31 98-88 105z">
            <text:p/>
          </draw:path>
          <draw:path draw:style-name="gr2" draw:text-style-name="P1" draw:layer="layout" svg:width="0.199cm" svg:height="0.187cm" svg:x="4.456cm" svg:y="33.544cm" svg:viewBox="0 0 200 188" svg:d="M105 188c-59 4-102-33-105-89-2-56 36-96 94-99 58-2 102 31 106 89 3 56-38 97-95 99z">
            <text:p/>
          </draw:path>
          <draw:path draw:style-name="gr2" draw:text-style-name="P1" draw:layer="layout" svg:width="0.198cm" svg:height="0.188cm" svg:x="4.464cm" svg:y="32.66cm" svg:viewBox="0 0 199 189" svg:d="M92 189c-58-5-95-47-92-103 4-55 47-89 107-86 56 4 96 43 92 102-4 55-49 90-107 87z">
            <text:p/>
          </draw:path>
          <draw:path draw:style-name="gr2" draw:text-style-name="P1" draw:layer="layout" svg:width="0.2cm" svg:height="0.189cm" svg:x="4.51cm" svg:y="32.219cm" svg:viewBox="0 0 201 190" svg:d="M88 189c-58-8-93-53-87-108 8-56 53-87 112-80 57 7 94 50 87 108-8 56-55 88-112 80z">
            <text:p/>
          </draw:path>
          <draw:path draw:style-name="gr2" draw:text-style-name="P1" draw:layer="layout" svg:width="0.199cm" svg:height="0.188cm" svg:x="4.582cm" svg:y="31.783cm" svg:viewBox="0 0 200 189" svg:d="M81 187c-58-11-89-58-79-113 10-54 58-82 116-72 56 11 91 55 80 113-11 55-60 83-117 72z">
            <text:p/>
          </draw:path>
          <draw:path draw:style-name="gr2" draw:text-style-name="P1" draw:layer="layout" svg:width="0.199cm" svg:height="0.19cm" svg:x="4.682cm" svg:y="31.352cm" svg:viewBox="0 0 200 191" svg:d="M75 187c-57-14-85-64-72-118 14-54 64-79 121-65 55 14 87 61 72 118-14 54-65 80-121 65z">
            <text:p/>
          </draw:path>
          <draw:path draw:style-name="gr2" draw:text-style-name="P1" draw:layer="layout" svg:width="0.199cm" svg:height="0.191cm" svg:x="4.81cm" svg:y="30.929cm" svg:viewBox="0 0 200 192" svg:d="M69 186c-55-18-81-70-64-122 17-54 68-76 125-58 54 18 83 67 64 122-17 54-70 76-125 58z">
            <text:p/>
          </draw:path>
          <draw:path draw:style-name="gr2" draw:text-style-name="P1" draw:layer="layout" svg:width="0.199cm" svg:height="0.193cm" svg:x="4.964cm" svg:y="30.513cm" svg:viewBox="0 0 200 194" svg:d="M64 185c-55-22-77-75-57-127 21-52 73-71 128-50 53 22 79 73 57 127-21 52-75 71-128 50z">
            <text:p/>
          </draw:path>
          <draw:path draw:style-name="gr2" draw:text-style-name="P1" draw:layer="layout" svg:width="0.199cm" svg:height="0.193cm" svg:x="5.144cm" svg:y="30.109cm" svg:viewBox="0 0 200 194" svg:d="M58 183c-53-26-71-80-48-130 24-51 77-66 131-42 51 25 74 77 48 130-24 51-79 66-131 42z">
            <text:p/>
          </draw:path>
          <draw:path draw:style-name="gr2" draw:text-style-name="P1" draw:layer="layout" svg:width="0.199cm" svg:height="0.194cm" svg:x="5.349cm" svg:y="29.718cm" svg:viewBox="0 0 200 195" svg:d="M53 180c-51-28-67-84-41-133 28-47 82-60 134-32 49 27 69 81 40 133-27 48-83 60-133 32z">
            <text:p/>
          </draw:path>
          <draw:path draw:style-name="gr2" draw:text-style-name="P1" draw:layer="layout" svg:width="0.199cm" svg:height="0.195cm" svg:x="5.579cm" svg:y="29.339cm" svg:viewBox="0 0 200 196" svg:d="M47 178c-48-33-61-88-31-136 30-45 86-55 136-24 47 32 64 86 32 136-30 46-88 55-137 24z">
            <text:p/>
          </draw:path>
          <draw:path draw:style-name="gr2" draw:text-style-name="P1" draw:layer="layout" svg:width="0.198cm" svg:height="0.196cm" svg:x="5.832cm" svg:y="28.976cm" svg:viewBox="0 0 199 197" svg:d="M43 175c-46-36-56-92-24-137 33-44 89-50 136-16 46 35 59 89 24 137-33 45-91 50-136 16z">
            <text:p/>
          </draw:path>
          <draw:path draw:style-name="gr2" draw:text-style-name="P1" draw:layer="layout" svg:width="0.198cm" svg:height="0.196cm" svg:x="6.106cm" svg:y="28.629cm" svg:viewBox="0 0 199 197" svg:d="M38 171c-44-38-50-96-15-138 36-41 92-44 138-7 43 37 53 93 15 138-37 42-94 43-138 7z">
            <text:p/>
          </draw:path>
          <draw:path draw:style-name="gr2" draw:text-style-name="P1" draw:layer="layout" svg:width="0.197cm" svg:height="0.197cm" svg:x="6.403cm" svg:y="28.3cm" svg:viewBox="0 0 198 198" svg:d="M33 167c-41-40-44-98-6-138 38-39 95-38 137 1 41 40 47 96 6 139-38 40-96 38-137-2z">
            <text:p/>
          </draw:path>
          <draw:path draw:style-name="gr2" draw:text-style-name="P1" draw:layer="layout" svg:width="0.197cm" svg:height="0.198cm" svg:x="6.719cm" svg:y="27.99cm" svg:viewBox="0 0 198 199" svg:d="M29 164c-39-44-38-101 2-139 41-37 97-32 138 10 38 43 41 99-2 139-42 38-99 32-138-10z">
            <text:p/>
          </draw:path>
          <draw:path draw:style-name="gr2" draw:text-style-name="P1" draw:layer="layout" svg:width="0.196cm" svg:height="0.198cm" svg:x="7.055cm" svg:y="27.701cm" svg:viewBox="0 0 197 199" svg:d="M24 159c-36-45-31-103 11-138 44-34 99-26 137 19 36 44 35 101-11 138-43 34-100 25-137-19z">
            <text:p/>
          </draw:path>
          <draw:path draw:style-name="gr2" draw:text-style-name="P1" draw:layer="layout" svg:width="0.194cm" svg:height="0.198cm" svg:x="7.407cm" svg:y="27.434cm" svg:viewBox="0 0 195 199" svg:d="M20 154c-33-48-24-105 20-137 45-31 100-20 134 27 33 46 29 103-19 137-45 32-102 19-135-27z">
            <text:p/>
          </draw:path>
          <draw:path draw:style-name="gr2" draw:text-style-name="P1" draw:layer="layout" svg:width="0.193cm" svg:height="0.199cm" svg:x="7.776cm" svg:y="27.188cm" svg:viewBox="0 0 194 200" svg:d="M17 150c-30-51-18-106 27-136 47-28 102-14 133 36 30 48 22 104-28 135-47 30-102 13-132-35z">
            <text:p/>
          </draw:path>
          <draw:path draw:style-name="gr2" draw:text-style-name="P1" draw:layer="layout" svg:width="0.193cm" svg:height="0.2cm" svg:x="8.159cm" svg:y="26.967cm" svg:viewBox="0 0 194 201" svg:d="M13 145c-26-51-12-107 37-134 49-25 102-8 130 45 27 50 15 106-36 133-50 27-104 7-131-44z">
            <text:p/>
          </draw:path>
          <draw:path draw:style-name="gr2" draw:text-style-name="P1" draw:layer="layout" svg:width="0.193cm" svg:height="0.2cm" svg:x="8.555cm" svg:y="26.771cm" svg:viewBox="0 0 194 201" svg:d="M10 140c-23-53-6-108 46-131 50-22 103-2 127 52 24 52 9 107-46 131-50 23-103 0-127-52z">
            <text:p/>
          </draw:path>
          <draw:path draw:style-name="gr2" draw:text-style-name="P1" draw:layer="layout" svg:width="0.192cm" svg:height="0.201cm" svg:x="8.963cm" svg:y="26.6cm" svg:viewBox="0 0 193 202" svg:d="M7 134c-20-54 1-108 54-128 52-19 103 5 124 61 20 53 2 107-54 128-51 20-103-7-124-61z">
            <text:p/>
          </draw:path>
          <draw:path draw:style-name="gr2" draw:text-style-name="P1" draw:layer="layout" svg:width="17.256cm" svg:height="15.872cm" svg:x="2.942cm" svg:y="24.636cm" svg:viewBox="0 0 17257 15873" svg:d="M10172 11903l-1093-2820 3602 3593c1 3 2 6 3 8-795-376-1637-637-2512-781zM10172 11903zM9120 9091l-43-14-1-3zM9120 9091zM9195 11356c-8 2-16 3-24 5-33-274-266-487-550-487-282 0-515 211-549 484-6-1-11-2-17-3-234-49-367-300-281-524l847-2210-2195 855c-225 87-477-47-526-283-2-8-3-16-5-24 268-39 474-269 474-548 0-277-204-507-471-547 1-6 3-12 4-18 49-236 300-369 524-283l2197 844-2 4 8-2 6 2-1-4 2199-838c224-85 475 48 523 283 1 3 2 7 2 10-273 34-484 267-484 549 0 284 213 517 487 550-1 6-2 11-3 17-48 236-300 369-525 283l-2212-850 857 2209c87 225-47 477-283 526zM9195 11356zM4585 12678c-4 3-8 4-12 6 375-795 637-1637 781-2512l2814-1095-6 16zM4585 12678zM4588 4605c-6-11-10-22-15-33 799 377 1645 640 2524 783l1069 2772zM4588 4605zM8069 5898l5-1c40 266 270 471 547 471 279 0 509-206 548-474 6 1 12 2 17 3 236 49 370 301 283 525l-841 2181-840-2180c-87-225 46-477 281-525zM8069 5898zM12665 4580c6-3 13-5 19-8-377 799-640 1644-783 2524l-2827 1076 9-26zM12665 4580zM16427 8629l-4629 1213-225-86 4301-1127-4304-1130 226-85zM16427 8629zM12135 9971l5122-1342-5122-1344c169-1154 556-2283 1165-3323l8-13-13 8c-1041 608-2170 995-3324 1164l-1343-5121-1342 5121 129 336 1213-4627 1213 4627-86 224-1127-4298-1126 4298-216-560c-1147-168-2269-551-3304-1153l-33-19 19 33c600 1030 983 2148 1152 3290l-5120 1357 5120 1355 336-131-4626-1224 4629-1227 226 87-4302 1140 4297 1137-560 218c-169 1142-552 2259-1152 3290l-19 33 33-19c1031-599 2149-982 3291-1151l217-565 1138 4301 1138-4298 218 562c1149 170 2274 557 3311 1162l13 8-8-13c-609-1040-996-2169-1165-3323z">
            <text:p/>
          </draw:path>
          <draw:polygon draw:style-name="gr2" draw:text-style-name="P1" draw:layer="layout" svg:width="2.711cm" svg:height="5.459cm" svg:x="10.214cm" svg:y="36.433cm" svg:viewBox="0 0 2712 5460" draw:points="1355,4630 129,0 0,339 1355,5460 2712,339 2581,2">
            <text:p/>
          </draw:polygon>
          <draw:path draw:style-name="gr2" draw:text-style-name="P1" draw:layer="layout" svg:width="0.749cm" svg:height="1.549cm" svg:x="15.648cm" svg:y="30.45cm" svg:viewBox="0 0 750 1550" svg:d="M634 1520l116 30c-147-561-391-1084-710-1550-14 41-27 83-40 125 279 424 496 893 634 1395z">
            <text:p/>
          </draw:path>
          <draw:path draw:style-name="gr2" draw:text-style-name="P1" draw:layer="layout" svg:width="0.749cm" svg:height="1.549cm" svg:x="15.648cm" svg:y="34.529cm" svg:viewBox="0 0 750 1550" svg:d="M0 1425c13 42 26 83 40 125 319-466 563-989 710-1550l-116 30c-138 502-355 971-634 1395z">
            <text:p/>
          </draw:path>
          <draw:path draw:style-name="gr2" draw:text-style-name="P1" draw:layer="layout" svg:width="0.746cm" svg:height="1.537cm" svg:x="6.745cm" svg:y="30.451cm" svg:viewBox="0 0 747 1538" svg:d="M747 125c-14-42-27-84-41-125-317 462-559 982-706 1538l116-31c138-496 353-962 631-1382z">
            <text:p/>
          </draw:path>
          <draw:path draw:style-name="gr2" draw:text-style-name="P1" draw:layer="layout" svg:width="1.549cm" svg:height="0.749cm" svg:x="12.835cm" svg:y="28.436cm" svg:viewBox="0 0 1550 750" svg:d="M30 116c502 137 970 354 1394 634 42-14 84-27 126-41-467-319-989-563-1550-709z">
            <text:p/>
          </draw:path>
          <draw:path draw:style-name="gr2" draw:text-style-name="P1" draw:layer="layout" svg:width="1.537cm" svg:height="0.746cm" svg:x="12.846cm" svg:y="37.342cm" svg:viewBox="0 0 1538 747" svg:d="M1412 0c-420 277-885 493-1382 631l-30 116c556-147 1075-390 1538-707-42-13-84-27-126-40z">
            <text:p/>
          </draw:path>
          <draw:path draw:style-name="gr2" draw:text-style-name="P1" draw:layer="layout" svg:width="1.537cm" svg:height="0.746cm" svg:x="8.757cm" svg:y="37.342cm" svg:viewBox="0 0 1538 747" svg:d="M1507 631c-496-138-962-354-1382-631-42 13-84 27-125 40 462 317 982 560 1538 707z">
            <text:p/>
          </draw:path>
          <draw:path draw:style-name="gr2" draw:text-style-name="P1" draw:layer="layout" svg:width="1.549cm" svg:height="0.749cm" svg:x="8.756cm" svg:y="28.436cm" svg:viewBox="0 0 1550 750" svg:d="M125 750c424-280 893-497 1395-634l30-116c-562 146-1084 390-1550 709 41 14 83 27 125 41z">
            <text:p/>
          </draw:path>
          <draw:path draw:style-name="gr2" draw:text-style-name="P1" draw:layer="layout" svg:width="0.746cm" svg:height="1.537cm" svg:x="6.745cm" svg:y="34.539cm" svg:viewBox="0 0 747 1538" svg:d="M116 30l-116-30c147 556 389 1075 706 1538 14-42 27-84 41-126-278-419-494-885-631-1382z">
            <text:p/>
          </draw:path>
          <draw:path draw:style-name="gr2" draw:text-style-name="P1" draw:layer="layout" svg:width="1.005cm" svg:height="2.023cm" svg:x="6.373cm" svg:y="30.063cm" svg:viewBox="0 0 1006 2024" svg:d="M170 1979c162-659 449-1271 836-1804-21-59-42-117-65-175-446 591-773 1278-941 2024z">
            <text:p/>
          </draw:path>
          <draw:path draw:style-name="gr2" draw:text-style-name="P1" draw:layer="layout" svg:width="1.007cm" svg:height="2.033cm" svg:x="15.762cm" svg:y="34.431cm" svg:viewBox="0 0 1008 2034" svg:d="M838 44c-161 664-449 1278-838 1815 20 58 42 117 64 175 449-594 776-1285 944-2034z">
            <text:p/>
          </draw:path>
          <draw:path draw:style-name="gr2" draw:text-style-name="P1" draw:layer="layout" svg:width="1.007cm" svg:height="2.033cm" svg:x="15.762cm" svg:y="30.063cm" svg:viewBox="0 0 1008 2034" svg:d="M838 1989l170 45c-168-749-495-1441-944-2034-22 58-44 116-64 175 389 536 677 1151 838 1814z">
            <text:p/>
          </draw:path>
          <draw:path draw:style-name="gr2" draw:text-style-name="P1" draw:layer="layout" svg:width="1.005cm" svg:height="2.024cm" svg:x="6.373cm" svg:y="34.441cm" svg:viewBox="0 0 1006 2025" svg:d="M170 45l-170-45c168 746 495 1433 941 2025 23-58 44-116 65-175-387-535-674-1145-836-1805z">
            <text:p/>
          </draw:path>
          <draw:path draw:style-name="gr2" draw:text-style-name="P1" draw:layer="layout" svg:width="2.023cm" svg:height="1.005cm" svg:x="12.747cm" svg:y="37.456cm" svg:viewBox="0 0 2024 1006" svg:d="M1849 0c-534 387-1145 674-1804 835l-45 171c745-169 1433-495 2024-942-58-22-117-44-175-64z">
            <text:p/>
          </draw:path>
          <draw:path draw:style-name="gr2" draw:text-style-name="P1" draw:layer="layout" svg:width="2.023cm" svg:height="1.005cm" svg:x="8.369cm" svg:y="37.456cm" svg:viewBox="0 0 2024 1006" svg:d="M1979 835c-660-161-1271-448-1804-835-59 20-117 42-175 64 591 447 1278 773 2024 942z">
            <text:p/>
          </draw:path>
          <draw:path draw:style-name="gr2" draw:text-style-name="P1" draw:layer="layout" svg:width="2.033cm" svg:height="1.007cm" svg:x="8.369cm" svg:y="28.065cm" svg:viewBox="0 0 2034 1008" svg:d="M175 1008c536-389 1151-677 1814-838l45-170c-750 168-1441 495-2034 944 58 22 116 43 175 64z">
            <text:p/>
          </draw:path>
          <draw:path draw:style-name="gr2" draw:text-style-name="P1" draw:layer="layout" svg:width="2.033cm" svg:height="1.007cm" svg:x="12.737cm" svg:y="28.065cm" svg:viewBox="0 0 2034 1008" svg:d="M44 170c663 161 1278 449 1815 838 58-21 117-42 175-64-594-449-1285-776-2034-944z">
            <text:p/>
          </draw:path>
          <draw:path draw:style-name="gr2" draw:text-style-name="P1" draw:layer="layout" svg:width="2.274cm" svg:height="2.274cm" svg:x="10.433cm" svg:y="32.127cm" svg:viewBox="0 0 2275 2275" svg:d="M2275 1137c0 629-509 1138-1138 1138s-1137-509-1137-1138 508-1137 1137-1137 1138 508 1138 1137z">
            <text:p/>
          </draw:path>
          <draw:path draw:style-name="gr2" draw:text-style-name="P1" draw:layer="layout" svg:width="2.777cm" svg:height="2.777cm" svg:x="10.181cm" svg:y="31.875cm" svg:viewBox="0 0 2778 2778" svg:d="M1388 79c-722 0-1309 587-1309 1309 0 723 587 1310 1309 1310 723 0 1310-587 1310-1310 0-722-587-1309-1310-1309zM1388 79zM1388 2778c-766 0-1388-623-1388-1390 0-766 622-1388 1388-1388 767 0 1390 622 1390 1388 0 767-623 1390-1390 1390z">
            <text:p/>
          </draw:path>
          <draw:path draw:style-name="gr2" draw:text-style-name="P1" draw:layer="layout" svg:width="2.199cm" svg:height="1.436cm" svg:x="10.473cm" svg:y="23.056cm" svg:viewBox="0 0 2200 1437" svg:d="M249 1436c-22-3-44-8-64-14-21-7-41-17-60-29-29-18-53-42-72-70-18-28-31-58-40-91-8-33-13-66-13-101s1-69 6-100c17-97 53-189 108-274s123-156 204-214c29-21 61-40 95-57s69-28 106-32c27-3 55-3 80-2 26 2 49 11 71 29 24 20 43 41 58 66 14 24 24 50 28 77 5 28 5 55 0 84-4 28-13 55-25 82-7 14-15 27-23 42-9 14-19 28-29 40-4 5-11 12-20 22-10 9-20 18-32 26-11 8-22 14-34 17-10 3-19 0-26-9-5-5-5-11-1-19 3-9 9-15 17-20 18-11 32-26 43-45 10-19 18-39 22-60 4-22 6-44 4-66-1-22-5-42-12-60-8-26-21-47-38-62-17-16-36-28-58-35s-45-10-69-8c-25 1-48 6-71 13-30 10-57 24-82 43-25 18-48 40-68 63-21 24-39 50-55 78s-29 55-39 82c-10 24-18 49-24 75-6 27-11 53-13 80s-2 53 2 80 11 52 22 76c17 39 40 68 70 87s62 30 96 34c35 3 70 0 106-10 37-10 71-24 102-42 56-33 106-70 151-113s87-89 128-138c38-47 75-95 110-144 36-50 69-101 99-153 15-26 31-51 50-75 18-24 35-49 49-74 14-23 28-46 45-69 16-22 31-45 46-68 16-26 33-51 49-76 17-26 35-50 54-74s39-47 60-70c20-22 42-43 65-62 4-3 9-7 17-13 7-6 15-11 23-17 9-5 17-9 26-11 9-1 15 0 20 5 6 5 7 10 4 17-2 7-7 14-12 21-6 7-12 14-19 19-7 6-12 10-14 13-11 12-19 23-24 35s-10 25-15 40c-14 44-22 88-24 132-2 45-4 90-6 136-2 43-4 85-5 127-2 42-4 84-5 127-1 18-2 37-2 57 0 19-2 38-6 56-3 20-6 39-10 58-5 19-9 38-14 57-1 5-3 11-5 18s-5 15-7 22c-3 7-4 14-5 21-1 8-1 13 1 17 21-29 40-59 55-91 16-32 34-64 53-94 17-28 33-56 49-85 15-29 31-57 48-85 41-65 80-130 120-194 39-64 80-128 123-190 18-27 37-54 57-82s42-55 65-80c23-26 47-50 73-71s54-38 85-51c15-7 32-10 51-10 18 0 34 4 48 14 19 13 28 32 28 56s-5 45-15 63c-8 12-17 21-28 24-11 4-23 6-36 6-12 0-24-1-37-2-12-1-24-1-36 1-19 4-36 12-51 25s-28 26-41 38c-14 13-28 27-41 42-14 14-27 29-39 44-26 30-51 61-74 92s-46 63-68 96c-34 47-65 95-95 145-29 51-58 101-87 152-34 60-68 120-103 180-36 60-71 121-107 181-9 17-19 33-29 48-10 16-21 31-32 46-11 13-21 27-31 41-10 15-20 29-28 42-3 5-9 13-17 24-8 12-17 23-26 33-10 11-20 18-30 23-10 4-18 1-25-10-5-6-6-14-4-23 3-8 6-17 11-26 4-8 9-17 14-25s9-15 12-22c15-36 26-74 32-113 7-38 11-78 13-118 1-40 2-80 0-120-1-39-2-79-2-118-1-24-1-47-1-70 1-23 2-47 4-71 1-22 2-43 4-64s5-43 7-65c5-31 11-60 18-88 6-28 15-57 26-86 1-4 3-9 5-14s4-10 5-14c-38 48-71 99-102 153-30 53-60 106-89 160-32 56-65 111-100 164s-71 107-107 160c-36 55-75 108-115 158-40 49-86 94-138 135-26 20-53 39-83 58-28 18-58 34-89 47s-64 23-97 29-66 8-99 5z">
            <text:p/>
          </draw:path>
          <draw:path draw:style-name="gr2" draw:text-style-name="P1" draw:layer="layout" svg:width="1.372cm" svg:height="0.896cm" svg:x="4.21cm" svg:y="27.328cm" svg:viewBox="0 0 1373 897" svg:d="M155 897c-14-2-27-5-40-9s-25-10-37-18c-19-12-33-26-45-44-11-17-20-36-25-57-5-20-8-41-8-63s1-43 4-62c10-61 33-118 67-171 35-53 77-98 127-134 18-13 38-25 60-36 21-10 43-17 65-19 18-2 34-3 50-2s31 7 45 19 26 25 35 40c9 16 15 32 18 49s3 34 0 52c-3 17-8 35-16 51-4 9-9 17-14 26-6 9-11 18-18 25-2 3-7 8-13 14s-12 11-19 16c-8 6-15 9-21 11-7 1-13 0-17-6-3-3-3-7-1-12 3-5 6-9 11-12 11-7 20-16 27-28 6-12 11-24 14-38 2-13 3-27 2-40-1-14-3-27-7-38-6-16-14-29-24-39s-22-17-36-22c-13-4-28-6-43-5s-30 4-44 9c-19 6-36 14-51 26-16 12-30 25-43 40s-24 31-34 48c-10 18-18 35-25 51-6 15-10 31-14 47-4 17-7 33-8 50-2 17-1 33 1 50s7 33 13 48c11 24 26 42 44 54 19 12 39 19 60 21 22 3 44 1 67-6 22-6 44-15 63-26 34-20 65-44 93-70 28-28 55-57 80-87 24-29 47-59 69-90s43-63 62-96c9-16 19-31 31-46s22-31 32-47c8-14 17-28 28-42 10-14 19-29 28-43 10-16 21-32 31-48 11-16 22-31 34-46s24-29 37-43c13-15 26-28 41-39 2-2 6-5 10-9 5-3 9-7 15-10 5-3 11-5 16-7 5-1 10 0 12 3 4 3 5 7 3 11s-4 8-8 13c-3 4-7 8-12 12-4 4-7 6-8 8-7 7-12 15-15 22-4 7-7 16-10 25-8 27-13 55-14 82-2 29-3 57-4 85-2 27-3 54-4 80s-2 52-3 79c0 11-1 23-1 35 0 13-1 24-3 36s-4 24-7 36c-3 11-5 23-8 35-1 3-2 7-4 12-1 4-3 9-4 13-2 4-3 9-3 13-1 5-1 8 1 11 13-18 24-37 34-57s21-40 33-59c11-17 21-35 30-53 10-18 20-35 31-53 25-40 50-80 74-121 24-40 49-80 76-119 12-17 24-34 36-51 13-17 26-34 40-50 15-16 30-31 46-44s34-24 53-32c10-4 20-6 32-6s22 3 30 8c12 9 18 20 18 35s-4 28-10 40c-5 8-11 13-18 15-6 2-14 4-21 4-8 0-16-1-24-2s-15 0-22 1c-12 2-23 7-32 15s-18 16-26 24c-8 9-17 17-26 26-8 9-16 18-24 28-16 18-31 38-46 58-14 19-29 39-42 59-21 30-41 60-59 91-18 32-36 63-54 95-21 37-43 75-65 112-22 38-44 76-66 114-6 10-12 20-19 30-6 10-12 19-20 28-6 8-13 17-19 26s-12 18-17 26c-2 3-6 8-11 15s-10 14-16 21c-6 6-12 11-19 14-6 2-11 1-15-6-3-4-4-9-3-14 2-6 4-11 7-17 2-5 5-10 9-15 3-5 6-10 7-14 10-23 17-46 20-70 4-25 7-49 8-75 1-25 1-49 1-74-1-25-2-50-2-74 0-15-1-30 0-44 0-14 1-29 2-44 1-14 1-27 3-40 1-13 2-27 4-41 3-19 7-37 11-55 4-17 9-35 16-53 1-3 2-6 4-9 1-3 2-6 2-9-23 30-44 62-63 95-19 34-37 67-57 100-20 36-40 70-62 103s-44 66-67 100-47 67-72 98c-25 32-53 60-86 85-16 12-33 24-51 36s-36 22-56 30c-19 8-39 14-60 17-20 4-41 5-62 4z">
            <text:p/>
          </draw:path>
          <draw:path draw:style-name="gr2" draw:text-style-name="P1" draw:layer="layout" svg:width="1.131cm" svg:height="0.897cm" svg:x="5.491cm" svg:y="27.327cm" svg:viewBox="0 0 1132 898" svg:d="M185 896c-4-2-6-6-8-11-1-5-1-10-1-15s1-11 2-16c2-6 3-10 4-14 5-22 13-44 24-65s21-42 31-62c12-21 23-43 35-64 13-20 25-41 37-61s23-39 34-59c10-19 21-39 32-60 6-11 13-22 19-34 6-11 12-23 18-35 12-27 23-54 34-81 10-27 20-55 30-83 5-16 9-32 13-47 4-16 7-32 8-48 1-10 1-20 0-30-2-10-4-20-8-29-3-9-8-17-15-23-6-7-15-12-26-15-12-5-24-6-35-5-12 1-24 3-35 6-12 4-23 9-34 14-11 6-21 12-30 18-21 12-40 26-57 42s-33 33-48 51c-9 10-16 21-24 31-7 11-15 22-22 34-8 12-15 25-22 38-7 12-13 26-18 40-6 12-11 26-15 41-5 15-8 31-10 47s-3 31-2 47c1 15 4 30 10 43 5 12 14 22 28 29s27 11 39 12c18 1 35-2 51-10s31-17 44-29c2-1 7-5 13-12 8-7 15-13 22-19 7-7 14-11 20-14s11-2 13 3 1 11-2 18-6 12-9 16c-11 17-26 33-45 48-18 16-36 29-53 40-19 12-38 20-58 27-19 6-40 9-61 7-12-1-24-3-34-7-11-4-20-10-28-19-11-9-20-20-26-32-7-13-12-25-15-39-3-13-5-27-5-41s0-28 2-42c5-33 13-65 25-94 13-30 27-59 45-88 12-22 26-41 42-58s32-34 49-51c26-28 57-53 91-75 35-22 71-38 109-48 24-6 49-11 74-13 25-1 50 1 74 10 23 8 43 21 59 39 17 17 28 38 35 62 3 13 5 26 6 40 1 13 2 27 1 40 0 20-2 40-8 60-5 20-10 39-17 58-13 39-29 76-50 111-10 16-21 32-32 47s-22 31-34 46c-10 13-19 27-28 40-9 14-19 27-29 40-9 12-18 24-29 36-10 12-18 25-25 39 4-2 8-5 12-7 3-2 6-4 8-5 3-2 5-4 6-5 33-28 63-58 91-89 29-32 56-64 83-97 22-28 44-56 65-84s42-57 62-86c9-14 19-27 28-40 10-12 19-25 29-39 8-11 15-21 23-32 7-11 15-22 23-32 5-8 11-15 17-22 5-7 10-14 15-22 2-3 4-7 7-12 4-5 7-10 12-13 4-4 9-7 14-8 4-2 9-1 13 3 4 3 6 6 6 10 1 4 0 8-1 12-2 3-4 7-7 11-2 4-5 7-7 10-14 19-24 38-30 58-7 20-14 41-22 64-4 12-6 24-8 36-1 13-2 25-4 37-4 25-8 50-10 75s-8 50-16 74c-5 15-11 31-16 46-6 15-11 31-15 46-5 13-9 27-13 42-3 14-10 27-18 39-1 1-2 4-4 8-1 5-3 10-6 16 0 1 0 1 0 2-1 0-1 1-1 2 15-11 27-25 39-41 11-16 23-31 35-44 6-7 13-14 19-22s13-15 19-22c7-8 13-16 19-25s13-17 20-24c15-13 27-27 39-42 11-14 22-29 33-44 8-11 16-23 24-35s15-24 21-36c9-16 17-32 25-48 9-16 16-33 23-50 5-15 9-31 13-48 1-5 3-11 3-16 1-5 1-11 0-17-2-6-5-11-9-14-5-3-9-7-13-10-5-4-8-9-10-14s-4-10-5-16c-2-10-1-22 2-34 4-12 9-22 16-30 10-12 22-20 34-23 13-3 26-4 41-1 12 3 21 7 27 14s11 15 14 24 5 19 6 29c0 11 1 21 1 30 1 25-3 49-10 71-8 23-18 45-30 67-7 14-15 27-24 41-8 13-17 26-26 39-7 11-14 23-21 34s-14 22-23 32c-10 12-20 24-30 36-9 12-19 24-30 36-18 21-36 41-56 60-20 18-39 38-57 59-18 22-37 43-56 63-19 21-38 43-57 64-10 11-20 22-31 34-11 11-21 23-31 34-10 12-20 24-29 36-10 13-18 26-24 39-3 7-5 12-6 15-1 4-4 8-10 13-3 2-7 5-12 7s-10 3-13 2c-7-2-10-7-11-15 0-9 1-18 3-28 3-10 6-19 9-28 4-10 6-16 8-20 16-45 30-89 40-134 5-25 9-50 12-75s7-50 14-75c4-15 9-31 14-46s9-30 12-45c1-2 1-5 3-9 1-4 2-9 4-13s3-8 5-11c1-4 2-6 2-7 1-1 2-3 2-5s-1-2-2 0c-2 2-6 8-12 18-2 2-4 5-7 8-2 3-4 5-6 6-8 9-15 18-20 28-6 10-13 19-21 26-7 6-13 12-18 20-5 7-11 14-17 20-17 18-34 37-50 56s-32 37-50 55c-19 21-38 40-58 60s-41 38-62 55c-9 8-18 15-27 22s-18 15-26 23c-9 8-19 17-28 25-8 9-17 19-25 29-3 3-6 8-11 17-4 8-9 16-14 25-6 8-11 15-17 21s-12 7-17 4z">
            <text:p/>
          </draw:path>
          <draw:path draw:style-name="gr2" draw:text-style-name="P1" draw:layer="layout" svg:width="0.798cm" svg:height="0.896cm" svg:x="4.692cm" svg:y="38.421cm" svg:viewBox="0 0 799 897" svg:d="M196 894c-13-2-25-4-37-7s-24-7-35-12c-30-13-55-30-73-53-19-22-33-49-43-80-8-31-10-62-6-95 4-32 13-64 27-94 14-31 32-59 53-85 22-27 46-48 71-65 33-21 69-37 106-48 12-2 24-4 36-5s24 1 36 4c26 6 45 18 58 36 14 18 22 38 25 61s1 45-4 69-14 45-25 63c-7 10-14 19-21 27-8 9-16 16-26 22-2 2-5 5-10 7-4 3-8 5-13 7-4 2-8 3-13 4-4 0-8-1-11-4-3-2-4-5-3-7 0-2 1-5 3-7 2-3 4-5 6-7s4-4 5-5c6-5 12-10 18-14s10-10 13-16c6-12 11-25 15-41 4-15 5-31 5-47s-3-31-9-45c-6-15-15-26-27-34-17-11-34-17-52-17-18-1-35 2-52 9-18 7-33 17-47 29-14 13-26 27-36 42-16 26-30 56-39 89-10 33-13 65-10 97 1 13 4 27 8 41s10 27 16 38c7 13 18 26 31 37 13 12 25 22 37 31 16 11 34 19 53 25 19 5 38 7 57 7 19-1 38-4 56-10 19-6 36-14 51-26 9-6 17-13 25-21s15-16 22-24c11-14 21-30 30-47 10-18 17-36 21-53 5-20 8-40 8-63 0-31-5-61-16-90s-21-58-32-87c-5-16-10-32-14-48-5-17-9-33-14-49-6-20-9-41-9-63s2-43 7-64c6-20 13-40 22-60 10-19 22-37 35-53 9-9 18-18 27-26s19-16 29-22c11-7 23-14 36-20 12-6 25-11 39-15 17-5 34-8 52-10 17 0 32 0 42 2 3 2 5 2 8 3 3 0 5 0 6 1 20 5 36 14 49 27 12 14 21 29 27 47s9 36 9 56c1 20-1 38-5 55-5 18-12 35-20 49-8 15-19 29-32 43-11 10-22 18-34 25-13 7-26 11-40 14-4 1-9 2-15 2-5 1-11 0-16 0-5-1-9-3-13-6-4-2-6-7-6-13-1-7 1-11 5-12s8-1 14-1c14-1 26-5 37-12 10-8 19-17 26-28 8-12 13-24 17-37 5-13 7-26 8-39 2-10 2-22 1-34s-3-24-7-36c-3-12-9-22-15-32-7-9-16-17-27-22-12-6-25-9-38-9s-25 2-38 7c-13 6-24 13-34 21-10 9-19 19-25 30-8 13-15 28-20 45-5 16-7 32-8 46-1 25 2 50 9 73s15 46 23 69c5 13 10 26 15 38 5 13 10 26 14 40 11 33 19 69 26 104s6 70 0 106c-6 27-16 54-31 81-15 26-31 49-48 70-17 20-36 37-59 53-22 15-46 28-72 38-26 11-52 19-79 25s-53 8-78 8c-12 0-25-1-38-3z">
            <text:p/>
          </draw:path>
          <draw:path draw:style-name="gr2" draw:text-style-name="P1" draw:layer="layout" svg:width="1.131cm" svg:height="0.897cm" svg:x="5.385cm" svg:y="38.421cm" svg:viewBox="0 0 1132 898" svg:d="M185 896c-4-2-6-6-8-11-1-4-1-10-1-15s1-11 2-16c2-6 3-10 4-14 5-22 13-44 24-65s21-42 31-62c12-21 23-43 35-63 13-22 25-42 37-63 12-19 23-38 34-58 10-20 21-39 32-60 6-11 13-22 19-34 6-11 12-23 18-35 12-27 23-53 34-81 10-27 20-55 30-83 5-16 9-32 13-47 5-16 7-32 8-48 1-10 1-20 0-30-2-10-4-20-8-29-3-9-8-17-15-23-6-7-15-12-26-15-12-5-24-6-35-5-12 1-24 3-35 6-12 4-23 9-34 14-11 6-21 12-30 18-21 12-40 26-57 42s-33 33-48 51c-9 10-16 21-24 31-7 11-15 22-22 34-8 12-15 25-22 38-7 12-13 26-18 40-6 12-11 26-15 41s-8 31-10 47-3 31-2 47c1 15 4 30 10 43 5 12 14 22 28 29s27 11 39 12c18 1 35-2 51-10s31-17 44-28c2-2 7-6 13-13 8-6 15-13 22-19s14-11 20-14 11-2 13 3 1 11-2 18-6 12-9 15c-11 18-26 34-45 49-18 16-36 29-53 40-19 12-38 20-58 27-19 6-40 9-61 7-12-1-24-3-34-7-11-4-20-10-28-19-11-9-20-20-26-32-7-13-12-25-15-39-3-13-5-27-5-41s0-28 2-42c5-33 13-65 25-94 13-30 27-59 45-88 12-22 26-41 42-58 16-16 32-34 49-51 26-28 57-53 91-75 35-22 71-38 109-48 24-7 49-11 74-13 25-1 50 1 74 10 23 8 43 21 59 38 17 18 28 39 35 63 3 13 5 26 6 40 1 13 2 27 1 40 0 20-2 40-7 60-6 20-11 39-18 58-13 39-29 76-50 111-10 16-21 32-32 47s-22 31-34 46c-10 13-19 27-28 40-9 14-19 27-29 40-9 12-18 24-29 36-10 12-18 25-25 39 5-2 8-4 12-7 3-2 6-3 9-5 2-2 4-4 5-5 33-28 63-58 91-89 29-32 56-64 83-97 22-28 44-56 65-84s42-57 62-86c9-14 19-27 28-40 10-12 19-25 29-39 8-11 15-21 23-32 7-11 15-22 23-32 6-8 11-15 17-22 5-7 10-14 15-22 2-3 4-7 7-12 4-5 7-9 12-13 4-4 9-7 14-8 4-2 9-1 14 3 3 3 5 6 5 10 1 4 0 8-1 12-2 3-4 7-7 11-2 4-5 7-6 10-15 19-25 38-31 58-7 20-14 41-22 64-4 12-6 24-8 36-1 13-2 25-4 37-4 25-8 50-10 75s-8 50-16 74c-5 16-11 31-16 46-6 15-11 31-15 46-5 13-9 27-13 42-3 15-10 28-18 39-1 1-2 4-4 8-1 5-3 10-6 16 0 1 0 1 0 2-1 0-1 1-1 2 15-11 28-25 39-41s23-31 35-44c6-7 13-14 19-22s13-15 19-22c7-8 13-17 19-25 6-9 13-17 20-24 15-13 27-27 38-42 12-14 23-29 34-44 8-11 16-23 24-35s15-24 21-36c9-16 17-32 25-48 9-16 16-33 23-50 5-15 9-30 13-48 1-5 3-11 3-16 1-5 1-11 0-17-2-6-5-10-9-14-5-3-9-7-13-10-5-4-8-9-10-14s-4-10-5-16c-2-10-1-22 3-34 3-12 8-22 15-30 10-12 22-20 34-23 13-3 26-3 41-1 12 3 21 7 27 14s11 15 14 24 5 19 6 29c1 11 1 21 1 30 1 25-3 49-10 72-8 22-18 44-29 66-8 14-16 27-25 41-8 13-17 26-26 39-7 11-14 23-21 34-7 12-14 22-23 32-10 12-20 24-30 36-9 12-19 24-30 36-18 21-36 41-56 60s-39 38-57 59c-18 22-37 43-56 63-19 21-38 43-57 64-10 11-20 22-31 34-11 11-21 23-31 34-10 12-20 24-29 37-10 12-18 25-24 38-3 7-5 12-6 15-1 4-4 8-10 13-3 2-7 5-12 7s-10 3-13 2c-7-2-10-7-11-15 0-9 1-18 4-28 2-10 5-19 8-29 4-9 6-15 8-19 16-44 30-89 40-134 5-25 9-50 12-75s7-50 14-75c4-15 9-31 14-45 5-16 9-31 12-46 1-2 1-5 3-9 1-4 2-9 4-13s3-8 5-11c1-4 2-6 2-7 1-1 2-3 2-5s-1-2-2 0c-2 2-6 8-12 18-2 2-4 5-7 8-2 3-4 5-6 6-8 8-15 18-20 28-6 10-13 19-21 26-7 6-13 13-18 20s-11 14-17 20c-17 18-34 37-50 56s-32 37-49 55c-20 21-39 41-59 61-20 19-41 37-62 54-9 8-18 15-27 22s-18 15-26 23c-9 9-19 17-28 25-8 9-17 18-25 29-3 3-6 8-11 17-4 8-9 17-14 25-6 8-11 15-17 21-6 5-12 7-17 4z">
            <text:p/>
          </draw:path>
          <draw:path draw:style-name="gr2" draw:text-style-name="P1" draw:layer="layout" svg:width="0.798cm" svg:height="0.896cm" svg:x="16.441cm" svg:y="38.421cm" svg:viewBox="0 0 799 897" svg:d="M196 894c-13-2-25-4-37-7s-24-7-35-12c-30-13-55-30-73-53-19-22-33-49-43-80-8-31-10-62-6-95 4-32 13-64 27-94 14-31 32-59 53-85 22-27 46-48 71-65 33-21 69-37 106-48 12-2 24-4 36-5s24 1 36 4c26 6 45 18 58 36s22 38 25 61 1 45-4 69-14 45-25 63c-7 10-14 19-21 27-8 9-16 16-26 22-2 2-5 5-10 7-4 3-8 5-13 7-4 2-8 3-13 4-4 0-8-1-11-4-3-2-4-5-3-7 0-2 1-5 3-7 2-3 4-5 6-7s4-4 5-5c6-5 12-10 18-14s10-10 13-16c6-12 11-25 15-41 4-15 5-31 5-47s-3-31-9-45c-6-15-15-26-27-34-17-11-34-17-52-17-18-1-35 2-52 9-18 7-33 17-47 29-14 13-26 27-36 42-16 26-30 56-39 89-10 33-13 65-10 97 1 13 4 27 8 41s10 27 16 38c7 13 18 26 31 37 13 12 25 22 37 31 16 11 34 19 53 25 19 5 38 7 57 7 19-1 38-4 56-10 19-6 36-14 51-26 9-6 17-13 25-21s15-16 22-24c11-14 21-30 30-47 10-18 17-36 21-53 5-20 8-40 8-63 0-31-5-61-16-90s-21-58-31-87c-6-16-11-32-15-48-5-17-9-33-14-49-6-20-9-41-9-63s2-43 8-64c5-20 12-40 21-60 10-19 22-37 35-53 9-9 18-18 27-26s19-16 29-22c11-7 23-14 36-20 12-6 25-11 39-15 17-5 34-8 52-10 17 0 32 0 42 2 3 2 5 2 8 3 3 0 5 0 6 1 20 5 36 14 49 27 12 14 21 29 27 47s9 36 9 56c1 20-1 38-5 55-5 18-12 35-20 49-8 15-19 29-32 43-11 10-22 18-34 25-13 7-26 11-40 14-4 1-9 2-15 2-5 1-11 0-16 0-5-1-9-3-13-6-4-2-6-7-6-13-1-7 1-11 5-12s8-1 14-1c14-1 27-5 37-12 10-8 19-17 26-28 8-12 13-24 17-37 5-13 7-26 9-39 1-10 1-22 0-34s-3-24-7-36c-3-12-9-22-15-32-7-9-16-17-27-22-12-6-25-9-38-9s-25 2-38 7c-13 6-24 13-34 21-10 9-19 19-25 30-8 13-14 28-20 45-5 16-8 32-8 46-1 25 2 50 9 73s15 46 23 69c5 13 10 26 15 38 5 13 10 26 14 40 11 33 19 69 26 104s6 70 0 106c-6 27-16 54-31 81-15 26-31 49-48 70-17 20-36 37-59 53-22 15-46 28-72 38-26 11-52 19-79 25s-53 8-78 8c-12 0-25-1-38-3z">
            <text:p/>
          </draw:path>
          <draw:path draw:style-name="gr2" draw:text-style-name="P1" draw:layer="layout" svg:width="0.829cm" svg:height="0.897cm" svg:x="17.106cm" svg:y="38.422cm" svg:viewBox="0 0 830 898" svg:d="M452 246c16 1 33 0 50-4s33-8 48-13c17-7 33-13 49-19 17-7 33-14 49-23 8-4 18-9 28-15 11-6 21-12 31-20 9-8 18-16 25-25s12-19 14-29c1-7 0-13-2-18-3-5-6-10-9-15-6-8-15-14-26-18s-22-6-32-6c-9 1-17 2-24 4-8 2-15 4-23 6-33 9-64 23-96 40-31 18-56 41-76 68-5 8-11 15-16 24-5 8-10 16-14 24-1 4-3 7-5 11-1 4-2 8-2 11 0 4 1 6 3 9 2 2 5 4 11 5 5 2 11 3 17 3zM452 246zM213 896c-35-4-67-12-97-26-20-9-38-20-52-34-17-16-29-33-39-52-10-20-16-40-21-61-4-21-4-43-4-66 1-22 4-43 9-64s13-41 23-60 22-37 36-53c13-17 28-33 44-47 17-14 34-27 51-39 10-7 19-13 30-18 10-6 21-11 31-15 19-8 36-14 53-18 6-2 14-4 24-5 9-1 15-4 19-10 2-3 3-8 3-14 0-5-2-11-4-17-2-5-5-10-9-15-3-5-6-9-9-11-8-6-18-10-28-12-10-1-20-4-29-8-16-6-32-14-46-23-15-10-28-22-40-35-11-13-19-28-22-45-4-17-5-33-2-50 3-16 9-31 18-45 10-14 23-25 39-32 39-17 79-23 120-21 4 0 11 1 21 2 11 1 20 3 30 6s17 7 22 13c6 5 6 12 1 20-3 6-8 10-14 10-7 1-14 0-21-1-8-2-15-4-22-7-7-2-13-4-17-4-18-2-35 1-50 9s-27 19-36 33-14 29-14 46c-1 16 4 32 16 47 2 3 7 9 16 17s18 15 29 23c10 7 20 13 30 15 9 2 15-1 17-11 11-41 32-77 62-106 30-30 64-53 104-69 31-14 65-25 100-33 35-9 70-11 105-9 19 1 38 4 57 8 19 5 37 12 53 24 20 15 30 32 30 50 1 18-4 36-14 54-11 18-24 34-40 48-17 14-32 25-47 32-12 8-25 13-38 18-13 4-26 8-40 12-22 6-44 11-66 15-21 4-43 8-66 11-15 2-29 3-44 3-14 1-29 2-44 2-7 0-12 0-17 0-6 1-8 5-6 13 0 6 2 10 6 12 3 2 7 3 11 3 4 1 9 0 14 0 5-1 9-2 14-2 14-1 28-1 43 0s29 3 43 7c9 2 20 5 31 9 12 4 20 10 26 18 3 6 5 12 4 18s-3 12-6 17c-4 6-8 10-12 14-5 5-10 8-16 10-12 6-25 9-39 10s-28 1-42 0c-15-1-29-3-43-6-14-4-27-8-38-13-5-2-11-5-16-8s-11-6-17-9-12-5-17-5c-6-2-12-1-18 1-13 4-26 10-38 19-13 8-25 16-37 23-12 8-24 17-35 26s-22 19-32 30c-15 18-27 37-36 60-8 22-15 44-20 67-4 17-5 35-4 53s4 37 9 54c6 17 14 33 24 47 11 15 25 27 42 37 18 10 38 17 59 20 22 3 43 3 64 1 22-3 43-7 65-14 21-7 41-14 59-23 12-4 24-10 35-17 11-6 22-13 33-20 15-10 28-21 41-33s25-25 37-38c11-13 22-26 30-40s17-28 28-42c3-3 6-8 10-14 5-6 9-9 14-11 6-2 10 0 12 6 1 5 2 10 1 15-2 17-9 33-21 48s-23 29-33 42c-10 15-20 28-31 41s-22 25-34 37c-11 11-24 22-37 33-14 10-26 21-38 33-7 7-15 12-24 16-9 5-18 9-26 13-10 5-19 10-28 16s-19 10-29 13c-30 10-60 19-90 25-29 7-60 9-93 6z">
            <text:p/>
          </draw:path>
          <draw:path draw:style-name="gr2" draw:text-style-name="P1" draw:layer="layout" svg:width="1.372cm" svg:height="0.896cm" svg:x="16.835cm" svg:y="27.328cm" svg:viewBox="0 0 1373 897" svg:d="M155 897c-14-2-27-5-40-9s-25-10-37-18c-19-12-33-26-45-44-11-17-20-36-25-57-5-20-8-41-8-63s1-43 4-62c10-61 33-118 67-171 35-53 77-98 127-134 19-13 38-25 60-36 21-10 43-17 65-19 18-2 34-3 50-2s31 7 45 19 26 25 35 40c9 16 15 32 18 49s3 34 0 52c-3 17-8 35-16 51-4 9-9 17-14 26-6 9-12 18-18 25-3 3-7 8-13 14s-12 11-19 16c-8 6-15 9-21 11-7 1-13 0-17-6-3-3-3-7-1-12s6-9 11-12c11-7 20-16 27-28 6-12 11-24 14-38 2-13 3-27 2-40-1-14-3-27-7-38-6-16-14-29-24-39-11-10-22-17-36-22-13-4-28-6-43-5s-30 4-44 9c-19 6-36 14-51 26-16 12-30 25-43 40s-24 31-34 48c-10 18-18 35-25 51-6 15-10 31-14 47-4 17-7 33-8 50-2 17-1 33 1 50s7 33 13 48c11 24 26 42 44 54 19 12 39 19 60 21 22 3 44 1 67-6 22-6 44-15 63-26 34-20 65-44 93-70 28-28 55-57 80-87 24-29 47-59 69-90s43-63 62-96c9-16 19-31 31-46s22-31 32-47c8-14 17-28 28-42 10-14 19-29 28-43 10-16 21-32 31-48 11-16 22-31 34-46s24-29 37-43c13-15 26-28 41-39 2-2 6-5 10-9 5-3 9-7 15-10 5-3 11-5 16-7 5-1 9 0 13 3 3 3 4 7 2 11s-4 8-8 13c-3 4-7 8-12 12-4 4-7 6-8 8-7 7-12 15-15 22-4 7-7 16-10 25-8 27-13 55-14 82-2 29-3 57-4 85-2 27-3 54-4 80s-2 52-3 79c0 11-1 23-1 35 0 13-1 24-3 36s-4 24-7 36c-3 11-6 23-8 35-1 3-2 7-4 12-1 4-3 9-4 13-2 4-3 9-3 13-1 5-1 8 1 11 13-18 24-37 34-57s21-40 33-59c11-17 21-35 30-53 10-18 20-35 31-53 25-40 50-80 74-121 24-40 49-80 76-119 12-17 24-34 36-51 13-17 26-34 41-50 14-16 29-31 45-44s34-24 53-32c10-4 20-6 32-6 11 0 22 3 30 8 12 9 18 20 18 35s-3 28-10 40c-5 8-11 13-18 15-6 2-14 4-21 4-8 0-16-1-24-2s-15 0-22 1c-12 2-23 7-32 15s-18 16-26 24c-9 9-17 17-25 26-9 9-17 18-25 28-16 18-31 38-46 58-14 19-29 39-42 59-21 30-41 60-59 91-18 32-36 63-54 95-21 37-43 75-65 112-22 38-44 76-66 114-6 10-12 20-18 30-7 10-13 19-21 28-6 8-13 17-19 26s-12 18-17 26c-2 3-6 8-11 15s-10 14-16 21c-6 6-12 11-19 14-6 2-11 1-15-6-3-4-4-9-3-14 2-6 4-11 7-17 2-5 5-10 9-15 3-5 6-10 7-14 10-23 17-46 20-70 4-25 7-49 8-75 1-25 1-49 1-74-1-25-2-50-2-74 0-15-1-30 0-44 0-14 1-29 2-44 1-14 1-27 3-40 1-13 2-27 4-41 3-19 7-37 11-55 4-17 9-35 16-53 1-3 2-6 4-9 1-3 2-6 2-9-23 30-44 62-63 95-19 34-37 67-57 100-20 36-40 70-62 103s-44 66-67 100-47 67-72 98c-25 32-53 60-86 85-16 12-33 24-51 36s-36 22-56 30c-19 8-39 14-60 17-20 4-41 5-62 4z">
            <text:p/>
          </draw:path>
          <draw:path draw:style-name="gr2" draw:text-style-name="P1" draw:layer="layout" svg:width="0.829cm" svg:height="0.895cm" svg:x="18.117cm" svg:y="27.328cm" svg:viewBox="0 0 830 896" svg:d="M452 245c16 1 33 0 50-4s33-8 48-13c17-6 33-12 49-18 17-7 33-14 49-23 8-4 18-9 28-15 11-6 21-13 31-20 10-8 18-17 25-26 7-8 12-18 14-28 1-7 0-13-2-18-3-5-6-11-9-15-6-9-15-15-26-18-11-4-22-6-32-6-9 1-17 2-24 4-8 2-15 4-23 6-33 9-64 23-95 41-32 17-57 40-77 67-5 8-11 15-16 24-5 8-10 16-14 24-1 4-3 7-5 11-1 4-2 7-2 10 0 4 1 6 3 9 2 2 5 4 11 5 5 2 11 3 17 3zM452 245zM213 894c-35-3-67-11-97-25-20-9-38-20-52-35-17-15-29-32-39-52-10-19-16-39-21-60-4-21-4-43-4-65 1-22 4-44 9-64 5-21 13-41 23-60s22-37 36-53c13-17 28-34 44-48 17-14 34-27 51-39 10-7 19-13 30-18 10-6 21-11 31-16 19-7 36-13 53-17 6-2 14-4 24-5 9-1 15-4 19-10 2-3 3-8 3-14 0-5-2-11-4-17-2-5-5-11-9-15-3-5-6-9-9-11-8-6-18-10-28-12s-20-4-29-8c-16-6-31-14-47-23-14-9-27-20-38-34-12-13-19-28-23-45s-5-33-2-50c3-16 9-31 18-45 10-14 23-25 39-32 39-17 79-23 120-21 4 0 11 1 21 2 11 1 20 3 30 6s17 7 22 12c6 5 6 12 1 21-3 6-8 10-15 10-6 1-13 0-20-2-8-1-15-3-22-6-7-2-13-4-17-4-18-2-35 1-50 9s-27 19-36 33-14 29-14 45c-1 17 4 33 16 48 1 3 7 9 16 17s18 15 29 22c10 8 20 12 30 15 9 2 15-1 17-10 11-41 32-77 62-106 30-30 64-53 104-69 31-14 65-25 100-33 35-9 70-11 105-9 19 1 38 4 57 8 20 4 37 12 53 24 20 15 30 32 30 50 1 18-4 36-15 54-10 17-23 33-39 48-17 14-32 25-47 32-12 7-25 12-38 17-13 4-26 8-39 12-23 6-45 11-67 15-21 4-43 8-66 11-15 1-29 3-44 3-14 1-29 1-44 2-7 0-12 0-17 0-6 1-8 5-6 13 0 6 2 10 6 12 3 2 7 3 11 3 4 1 9 0 14-1s9-1 14-1c14-1 28-1 43 0s29 3 43 6c9 3 20 6 31 10 12 4 21 10 26 18 3 6 5 12 4 18s-3 12-6 17c-4 5-8 10-12 14-5 5-10 8-16 10-12 6-25 9-39 10s-28 1-42 0c-15-1-29-3-43-7-14-3-27-7-38-12-5-2-11-5-16-8-5-4-11-7-17-9-6-3-12-5-18-6-5-1-11 0-17 2-13 4-26 10-38 19-13 8-25 16-37 23-12 8-24 17-35 26s-22 20-32 31c-15 18-27 37-35 59-9 23-16 45-21 68-4 17-5 35-4 53s4 36 9 53c6 17 14 33 24 47 11 15 25 27 42 37 18 10 38 17 59 20 22 3 43 3 64 1 22-3 43-8 64-14 22-7 42-14 60-23 12-4 24-10 35-17 11-6 22-13 33-20 15-10 28-21 41-33s25-24 37-37c11-13 22-26 30-40s17-28 28-42c3-3 6-8 10-14 5-6 9-10 14-11 6-2 10 0 12 6 1 5 2 10 1 15-2 17-9 33-21 48s-23 29-33 42c-10 14-20 27-31 40-11 12-22 25-34 36-11 12-24 23-37 34-14 10-26 21-38 33-7 6-15 12-24 16-9 5-18 9-26 13-10 5-19 10-28 16s-19 10-29 13c-30 10-60 19-90 25-29 7-60 8-93 5z">
            <text:p/>
          </draw:path>
          <draw:path draw:style-name="gr2" draw:text-style-name="P1" draw:layer="layout" svg:width="1.812cm" svg:height="1.436cm" svg:x="1.161cm" svg:y="32.468cm" svg:viewBox="0 0 1813 1437" svg:d="M296 1435c-6-4-9-10-11-17-2-8-3-16-3-25 1-9 2-17 4-26 2-8 4-15 6-21 8-37 21-72 39-105 17-34 34-67 50-99 18-34 36-68 55-102 20-33 39-66 59-99 19-30 37-61 54-93s34-64 51-96c11-18 21-37 31-55s20-37 29-56c19-43 37-86 54-130 17-43 33-88 48-133 8-25 15-50 22-75s11-51 13-76c1-17 0-33-2-49-2-17-5-32-11-46s-14-27-25-38c-10-10-24-18-41-24-19-7-38-9-57-8-19 2-37 5-56 11s-37 13-54 22-33 19-49 28c-32 19-63 42-90 68-28 25-53 53-77 82-14 16-26 33-38 50s-24 35-35 54c-13 19-25 39-36 60-11 20-20 42-29 63-9 20-16 43-24 67-7 25-12 49-15 75-4 25-5 50-3 75 1 25 6 48 15 69 7 20 22 36 45 47 22 11 43 17 62 19 29 2 56-3 82-15 26-13 50-28 71-47 3-2 11-9 21-20 12-10 23-21 34-30 12-11 22-18 32-23 11-5 17-2 21 6 3 8 2 17-3 28-6 11-10 19-14 25-18 28-42 54-72 78-29 25-58 46-85 64-30 18-61 33-92 43-32 10-65 14-99 12-20-2-37-6-54-12-17-7-32-16-45-30-18-15-32-33-42-52-11-20-19-40-24-62-5-21-8-44-8-66s0-45 3-67c8-53 21-104 41-151 20-48 43-94 71-140 20-35 43-65 68-93 26-27 52-54 79-82 42-45 90-85 145-120 56-35 114-60 174-77 39-10 78-17 119-21 40-2 80 2 118 16 38 13 69 34 96 62 26 28 45 62 55 100 5 21 8 42 10 64 2 21 2 43 2 65 0 31-5 63-13 95s-17 63-28 93c-20 62-47 121-80 178-16 26-33 51-51 75s-36 49-54 74c-16 21-31 42-46 64-14 22-30 43-46 64-14 19-29 38-46 58-16 20-29 41-40 62 7-3 13-7 19-11 5-3 9-6 13-9 5-2 8-5 10-7 51-45 100-93 145-143 46-51 90-103 133-155 36-45 70-90 104-136 34-44 68-90 100-137 14-22 29-43 45-63 15-20 30-41 46-63 12-16 24-34 36-51 12-18 24-35 37-51 9-13 18-24 27-35s17-23 25-36c2-4 6-11 12-19 5-8 11-15 18-21 6-6 14-11 21-13 8-3 15-1 23 5 5 5 9 10 9 16 1 6 0 13-3 19-2 6-6 12-10 19-4 6-8 11-11 15-23 30-39 62-49 94s-21 65-33 101c-7 19-11 38-13 58-2 21-5 40-8 59-6 40-12 80-15 121-4 40-13 79-26 118-9 25-17 49-26 74-9 24-17 49-24 73-7 21-14 44-20 67-6 24-16 44-29 63-2 2-4 6-7 13-2 8-5 16-9 26 0 0 0 1-1 2 0 1-1 3-1 5 23-19 44-41 62-66 18-26 37-50 56-71 11-11 21-23 31-36 10-12 20-24 31-35 11-13 21-26 30-40 10-14 20-27 32-38 23-21 43-43 61-67 18-23 36-47 53-71 14-18 26-37 39-56 12-19 24-38 34-57 14-26 27-52 41-78 13-26 25-52 35-80 8-23 15-48 22-76 2-9 4-17 5-26 1-8 1-17-1-27-3-10-8-17-15-22-7-6-14-11-21-17-6-7-11-14-15-22-3-8-6-17-8-25-2-17-1-36 4-55s14-35 25-49c16-19 35-31 55-36s42-6 66-1c18 4 32 11 42 22s18 24 22 38c5 15 8 30 10 47 1 17 2 33 2 48 1 40-5 78-17 114s-27 71-46 107c-13 22-26 43-39 64-14 22-27 42-42 63-11 19-22 37-33 55s-24 35-37 52c-16 19-32 38-48 57s-32 39-48 58c-29 33-59 65-91 95-31 30-62 62-90 96-29 34-60 68-90 101-31 33-61 67-91 101-16 18-33 36-50 54s-34 37-50 55c-16 19-32 38-47 59-15 20-27 40-38 61-5 11-8 19-9 25-2 6-7 12-17 20-5 4-11 7-19 11s-15 5-21 3c-10-3-16-11-16-24-1-14 1-28 5-44 3-16 8-31 14-46s9-25 11-31c27-71 49-143 65-215 9-40 15-80 19-120 5-39 12-79 23-119 6-26 14-50 22-74 8-23 15-48 19-73 1-3 3-8 5-14 2-7 4-14 7-20 3-7 5-13 7-19s3-9 4-10c2-2 3-5 3-9 0-3-1-3-3 0-3 3-9 13-20 29-3 4-6 8-10 13s-7 8-10 10c-13 13-24 28-33 44-9 17-20 30-33 42-10 10-20 20-29 32-8 11-17 22-27 33-28 29-54 58-80 89-25 30-52 60-79 89-31 32-62 64-94 95s-66 60-100 88c-15 13-29 24-43 35-15 11-28 23-42 37-14 13-29 27-43 41s-28 29-41 45c-4 5-9 14-17 27-7 14-15 27-23 41-9 13-18 24-28 33-9 9-18 11-27 7z">
            <text:p/>
          </draw:path>
          <draw:path draw:style-name="gr2" draw:text-style-name="P1" draw:layer="layout" svg:width="1.328cm" svg:height="1.435cm" svg:x="20.263cm" svg:y="32.579cm" svg:viewBox="0 0 1329 1436" svg:d="M723 393c27 3 54 0 81-6s52-13 77-21c27-10 53-19 79-30 26-10 51-22 76-35 14-7 29-15 46-25 16-10 33-20 48-33 16-12 30-26 41-40 12-14 19-30 22-46 2-10 1-20-3-29-4-8-9-16-14-24-10-14-24-23-42-29s-35-9-52-9c-13 2-26 3-38 6s-24 6-36 10c-51 15-102 36-152 65s-91 64-123 108c-8 12-17 25-25 38s-15 26-22 39c-3 6-5 12-8 17-2 6-3 13-3 18s1 10 4 13c3 4 8 7 17 9 9 3 18 4 27 4zM723 393zM340 1434c-54-6-105-19-153-40-33-15-61-33-85-56-26-25-46-53-62-83-15-31-26-63-33-97-6-34-8-69-7-106 2-35 7-69 15-103 8-33 21-65 37-95 16-31 35-59 57-86 21-27 45-51 71-74 27-23 54-44 81-63 16-11 32-21 48-29 16-9 32-17 49-25 29-12 58-22 84-28 11-3 24-6 38-8 15-1 26-7 31-15 4-6 6-14 5-23 0-9-2-18-6-27s-9-17-14-25-10-13-15-17c-13-10-28-16-44-19-17-3-32-7-48-13-26-10-50-23-72-37-23-16-44-34-63-56-18-21-30-45-36-71-7-27-8-54-3-80 4-27 14-51 29-74 16-22 36-39 62-50 61-27 125-37 191-33 7 0 18 1 34 2 17 2 32 6 48 11 15 4 27 11 36 19 8 8 9 19 1 33-6 10-14 15-24 16s-21 0-33-2c-12-3-23-7-35-11-11-3-20-6-27-7-29-3-55 2-80 15-24 13-44 31-58 53s-22 46-23 73 8 52 26 76c3 5 11 14 26 27 14 13 30 25 46 36 17 12 33 20 48 24s24-1 28-17c18-66 51-122 99-170 48-47 104-84 167-110 51-22 105-40 161-53 56-14 111-18 167-14 30 2 61 6 92 13 30 7 59 19 84 39 32 23 48 50 49 79 0 29-8 58-24 87-16 28-38 53-64 76s-51 40-74 52c-20 12-41 20-62 27-21 8-42 14-63 20-35 9-70 17-105 24-34 7-70 13-106 17-23 3-46 5-70 6-23 1-47 2-71 3-10 0-20 0-29 1-8 0-11 7-9 21 1 8 4 14 9 18 7 3 13 5 19 5 7 1 14 0 23-1 8-1 15-2 22-2 23-1 46-1 69 0 24 1 47 4 69 10 15 4 32 9 51 15 18 6 32 16 41 29 5 10 7 20 6 29-1 10-5 19-10 27-5 9-12 17-19 23-8 7-16 12-25 16-19 9-40 14-62 16-23 2-46 2-69 0-22-2-45-6-68-11-22-5-44-12-62-19-8-4-17-8-26-14-8-5-17-10-27-14-9-4-19-8-28-9s-18-1-28 2c-21 7-42 17-62 30-20 14-39 26-58 38-20 13-38 27-56 41-17 15-34 31-49 49-24 28-43 60-58 95-14 35-25 71-33 108-5 28-8 56-6 85 1 29 6 59 15 86s21 53 39 76c17 24 38 43 64 58 30 17 62 28 96 33s68 5 102 1c35-5 69-12 103-22 35-11 67-23 97-36 19-8 37-17 56-28 18-10 35-21 53-33 23-16 44-33 65-52s40-40 60-61c18-20 33-41 46-64 13-22 28-44 44-66 5-6 11-14 17-23 7-10 14-16 22-17 10-3 17 0 19 8 3 9 3 17 2 25-4 27-15 53-34 77s-37 46-53 68c-16 23-32 44-48 64-17 20-35 39-54 59-18 19-38 36-60 53-21 16-42 34-61 53-10 10-23 19-38 26-15 8-29 14-42 21-16 8-30 16-45 25-14 9-30 16-47 21-48 17-95 30-143 40-48 11-98 14-150 9z">
            <text:p/>
          </draw:path>
          <draw:polygon draw:style-name="gr2" draw:text-style-name="P1" draw:layer="layout" svg:width="0.098cm" svg:height="11.699cm" svg:x="11.53cm" svg:y="48.496cm" svg:viewBox="0 0 99 11700" draw:points="0,11700 99,11700 99,0 0,0">
            <text:p/>
          </draw:polygon>
          <draw:polygon draw:style-name="gr2" draw:text-style-name="P1" draw:layer="layout" svg:width="11.699cm" svg:height="0.097cm" svg:x="5.729cm" svg:y="54.297cm" svg:viewBox="0 0 11700 98" draw:points="0,98 11700,98 11700,0 0,0">
            <text:p/>
          </draw:polygon>
          <draw:polygon draw:style-name="gr2" draw:text-style-name="P1" draw:layer="layout" svg:width="2.128cm" svg:height="11.538cm" svg:x="10.514cm" svg:y="48.576cm" svg:viewBox="0 0 2129 11539" draw:points="2033,11539 0,16 95,0 2129,11523">
            <text:p/>
          </draw:polygon>
          <draw:polygon draw:style-name="gr2" draw:text-style-name="P1" draw:layer="layout" svg:width="11.568cm" svg:height="2.133cm" svg:x="5.837cm" svg:y="53.272cm" svg:viewBox="0 0 11569 2134" draw:points="16,2134 0,2038 11552,0 11569,95">
            <text:p/>
          </draw:polygon>
          <draw:polygon draw:style-name="gr2" draw:text-style-name="P1" draw:layer="layout" svg:width="4.113cm" svg:height="11.023cm" svg:x="9.522cm" svg:y="48.834cm" svg:viewBox="0 0 4114 11024" draw:points="4023,11024 0,33 91,0 4114,10990">
            <text:p/>
          </draw:polygon>
          <draw:polygon draw:style-name="gr2" draw:text-style-name="P1" draw:layer="layout" svg:width="11.036cm" svg:height="4.075cm" svg:x="6.091cm" svg:y="52.297cm" svg:viewBox="0 0 11037 4076" draw:points="33,4076 0,3984 11003,0 11037,91">
            <text:p/>
          </draw:polygon>
          <draw:polygon draw:style-name="gr2" draw:text-style-name="P1" draw:layer="layout" svg:width="5.992cm" svg:height="10.167cm" svg:x="8.582cm" svg:y="49.262cm" svg:viewBox="0 0 5993 10168" draw:points="5909,10168 0,49 84,0 5993,10119">
            <text:p/>
          </draw:polygon>
          <draw:polygon draw:style-name="gr2" draw:text-style-name="P1" draw:layer="layout" svg:width="10.21cm" svg:height="5.885cm" svg:x="6.5cm" svg:y="51.388cm" svg:viewBox="0 0 10211 5886" draw:points="48,5886 0,5801 10163,0 10211,84">
            <text:p/>
          </draw:polygon>
          <draw:polygon draw:style-name="gr2" draw:text-style-name="P1" draw:layer="layout" svg:width="7.707cm" svg:height="8.991cm" svg:x="7.724cm" svg:y="49.85cm" svg:viewBox="0 0 7708 8992" draw:points="7634,8992 0,63 74,0 7708,8929">
            <text:p/>
          </draw:polygon>
          <draw:polygon draw:style-name="gr2" draw:text-style-name="P1" draw:layer="layout" svg:width="9.083cm" svg:height="7.505cm" svg:x="7.05cm" svg:y="50.583cm" svg:viewBox="0 0 9084 7506" draw:points="61,7506 0,7430 9022,0 9084,75">
            <text:p/>
          </draw:polygon>
          <draw:polygon draw:style-name="gr2" draw:text-style-name="P1" draw:layer="layout" svg:width="9.146cm" svg:height="7.481cm" svg:x="7.035cm" svg:y="50.629cm" svg:viewBox="0 0 9147 7482" draw:points="9085,7482 0,75 61,0 9147,7406">
            <text:p/>
          </draw:polygon>
          <draw:polygon draw:style-name="gr2" draw:text-style-name="P1" draw:layer="layout" svg:width="7.697cm" svg:height="8.895cm" svg:x="7.734cm" svg:y="49.893cm" svg:viewBox="0 0 7698 8896" draw:points="73,8896 0,8832 7624,0 7698,63">
            <text:p/>
          </draw:polygon>
          <draw:polygon draw:style-name="gr2" draw:text-style-name="P1" draw:layer="layout" svg:width="10.336cm" svg:height="5.767cm" svg:x="6.46cm" svg:y="51.489cm" svg:viewBox="0 0 10337 5768" draw:points="10289,5768 0,85 47,0 10337,5683">
            <text:p/>
          </draw:polygon>
          <draw:polygon draw:style-name="gr2" draw:text-style-name="P1" draw:layer="layout" svg:width="6.15cm" svg:height="10.112cm" svg:x="8.525cm" svg:y="49.253cm" svg:viewBox="0 0 6151 10113" draw:points="83,10113 0,10062 6068,0 6151,50">
            <text:p/>
          </draw:polygon>
          <draw:polygon draw:style-name="gr2" draw:text-style-name="P1" draw:layer="layout" svg:width="11.118cm" svg:height="3.837cm" svg:x="6.051cm" svg:y="52.437cm" svg:viewBox="0 0 11119 3838" draw:points="11088,3838 0,92 31,0 11119,3746">
            <text:p/>
          </draw:polygon>
          <draw:polygon draw:style-name="gr2" draw:text-style-name="P1" draw:layer="layout" svg:width="4.335cm" svg:height="10.899cm" svg:x="9.408cm" svg:y="48.903cm" svg:viewBox="0 0 4336 10900" draw:points="90,10900 0,10865 4245,0 4336,35">
            <text:p/>
          </draw:polygon>
          <draw:polygon draw:style-name="gr2" draw:text-style-name="P1" draw:layer="layout" svg:width="11.59cm" svg:height="1.825cm" svg:x="5.819cm" svg:y="53.438cm" svg:viewBox="0 0 11591 1826" draw:points="11577,1826 0,96 14,0 11591,1729">
            <text:p/>
          </draw:polygon>
          <draw:polygon draw:style-name="gr2" draw:text-style-name="P1" draw:layer="layout" svg:width="2.439cm" svg:height="11.505cm" svg:x="10.362cm" svg:y="48.575cm" svg:viewBox="0 0 2440 11506" draw:points="95,11506 0,11487 2344,0 2440,19">
            <text:p/>
          </draw:polygon>
          <draw:polygon draw:style-name="gr3" draw:text-style-name="P2" draw:layer="layout" svg:width="15.041cm" svg:height="14.458cm" svg:x="3.974cm" svg:y="47.314cm" svg:viewBox="0 0 15042 14459" draw:points="4171,3481 6835,4484 7713,0 9311,5569 9427,4920 11260,3545 10320,6006 15042,7043 10107,8465 11192,10618 8620,9663 7640,14459 6152,9441 3946,10598 4845,8073 0,7025 4982,5675">
            <text:p/>
          </draw:polygon>
          <draw:polygon draw:style-name="gr2" draw:text-style-name="P1" draw:layer="layout" svg:width="3.52cm" svg:height="7.169cm" svg:x="9.853cm" svg:y="46.119cm" svg:viewBox="0 0 3521 7170" draw:points="2995,7170 2823,6997 3249,6576 1761,952 271,6576 686,6986 514,7159 0,6650 1761,0 3521,6650">
            <text:p/>
          </draw:polygon>
          <draw:polygon draw:style-name="gr2" draw:text-style-name="P1" draw:layer="layout" svg:width="0.244cm" svg:height="6.135cm" svg:x="11.491cm" svg:y="46.595cm" svg:viewBox="0 0 245 6136" draw:points="0,6136 245,6136 245,0 0,0">
            <text:p/>
          </draw:polygon>
          <draw:polygon draw:style-name="gr2" draw:text-style-name="P1" draw:layer="layout" svg:width="2.63cm" svg:height="2.609cm" svg:x="7.709cm" svg:y="50.473cm" svg:viewBox="0 0 2631 2610" draw:points="998,2610 0,0 2631,978 2546,1207 420,416 1226,2523">
            <text:p/>
          </draw:polygon>
          <draw:polygon draw:style-name="gr2" draw:text-style-name="P1" draw:layer="layout" svg:width="2.245cm" svg:height="2.219cm" svg:x="7.834cm" svg:y="50.594cm" svg:viewBox="0 0 2246 2220" draw:points="2075,2220 0,173 171,0 2246,2047">
            <text:p/>
          </draw:polygon>
          <draw:polygon draw:style-name="gr2" draw:text-style-name="P1" draw:layer="layout" svg:width="2.626cm" svg:height="2.608cm" svg:x="12.886cm" svg:y="50.473cm" svg:viewBox="0 0 2627 2609" draw:points="1628,2609 1401,2521 2206,416 85,1205 0,977 2627,0">
            <text:p/>
          </draw:polygon>
          <draw:polygon draw:style-name="gr2" draw:text-style-name="P1" draw:layer="layout" svg:width="2.188cm" svg:height="2.163cm" svg:x="13.199cm" svg:y="50.594cm" svg:viewBox="0 0 2189 2164" draw:points="171,2164 0,1990 2018,0 2189,173">
            <text:p/>
          </draw:polygon>
          <draw:polygon draw:style-name="gr2" draw:text-style-name="P1" draw:layer="layout" svg:width="2.624cm" svg:height="2.584cm" svg:x="7.709cm" svg:y="55.607cm" svg:viewBox="0 0 2625 2585" draw:points="0,2585 990,0 1217,87 420,2168 2540,1380 2625,1608">
            <text:p/>
          </draw:polygon>
          <draw:polygon draw:style-name="gr2" draw:text-style-name="P1" draw:layer="layout" svg:width="2.231cm" svg:height="2.205cm" svg:x="7.834cm" svg:y="55.865cm" svg:viewBox="0 0 2232 2206" draw:points="171,2206 0,2033 2061,0 2232,173">
            <text:p/>
          </draw:polygon>
          <draw:polygon draw:style-name="gr2" draw:text-style-name="P1" draw:layer="layout" svg:width="2.62cm" svg:height="2.583cm" svg:x="12.893cm" svg:y="55.608cm" svg:viewBox="0 0 2621 2584" draw:points="2621,2584 0,1609 85,1381 2201,2167 1404,87 1631,0">
            <text:p/>
          </draw:polygon>
          <draw:polygon draw:style-name="gr2" draw:text-style-name="P1" draw:layer="layout" svg:width="2.211cm" svg:height="2.185cm" svg:x="13.177cm" svg:y="55.884cm" svg:viewBox="0 0 2212 2186" draw:points="2040,2186 0,173 171,0 2212,2012">
            <text:p/>
          </draw:polygon>
          <draw:polygon draw:style-name="gr2" draw:text-style-name="P1" draw:layer="layout" svg:width="3.52cm" svg:height="7.176cm" svg:x="9.853cm" svg:y="55.396cm" svg:viewBox="0 0 3521 7177" draw:points="1761,7177 0,528 533,0 704,173 271,602 1761,6225 3249,602 2816,173 2987,0 3521,528">
            <text:p/>
          </draw:polygon>
          <draw:polygon draw:style-name="gr2" draw:text-style-name="P1" draw:layer="layout" svg:width="0.244cm" svg:height="6.15cm" svg:x="11.491cm" svg:y="55.946cm" svg:viewBox="0 0 245 6151" draw:points="0,6151 245,6151 245,0 0,0">
            <text:p/>
          </draw:polygon>
          <draw:polygon draw:style-name="gr2" draw:text-style-name="P1" draw:layer="layout" svg:width="7.25cm" svg:height="3.487cm" svg:x="3.3cm" svg:y="52.602cm" svg:viewBox="0 0 7251 3488" draw:points="6718,3488 0,1744 6718,0 7243,519 7072,692 6645,270 970,1744 6645,3218 7079,2788 7251,2961">
            <text:p/>
          </draw:polygon>
          <draw:polygon draw:style-name="gr2" draw:text-style-name="P1" draw:layer="layout" svg:width="6.204cm" svg:height="0.244cm" svg:x="3.785cm" svg:y="54.223cm" svg:viewBox="0 0 6205 245" draw:points="0,245 6205,245 6205,0 0,0">
            <text:p/>
          </draw:polygon>
          <draw:polygon draw:style-name="gr2" draw:text-style-name="P1" draw:layer="layout" svg:width="7.25cm" svg:height="3.487cm" svg:x="12.676cm" svg:y="52.602cm" svg:viewBox="0 0 7251 3488" draw:points="532,3488 0,2961 171,2788 605,3218 6281,1744 605,270 178,692 7,519 532,0 7251,1744">
            <text:p/>
          </draw:polygon>
          <draw:polygon draw:style-name="gr2" draw:text-style-name="P1" draw:layer="layout" svg:width="6.204cm" svg:height="0.244cm" svg:x="13.237cm" svg:y="54.223cm" svg:viewBox="0 0 6205 245" draw:points="0,245 6205,245 6205,0 0,0">
            <text:p/>
          </draw:polygon>
          <draw:path draw:style-name="gr2" draw:text-style-name="P1" draw:layer="layout" svg:width="3.492cm" svg:height="3.46cm" svg:x="9.867cm" svg:y="52.608cm" svg:viewBox="0 0 3493 3461" svg:d="M1747 243c-830 0-1504 667-1504 1487s674 1487 1504 1487c828 0 1502-667 1502-1487s-674-1487-1502-1487zM1747 243zM1747 3461c-964 0-1747-777-1747-1731s783-1730 1747-1730c962 0 1746 776 1746 1730s-784 1731-1746 1731z">
            <text:p/>
          </draw:path>
          <draw:path draw:style-name="gr2" draw:text-style-name="P1" draw:layer="layout" svg:width="1.608cm" svg:height="6.363cm" svg:x="10.005cm" svg:y="46.774cm" svg:viewBox="0 0 1609 6364" svg:d="M1609 5731v-5731l-502 1717-1107 4180 417 467c0 0 763-411 1192-407z">
            <text:p/>
          </draw:path>
          <draw:path draw:style-name="gr2" draw:text-style-name="P1" draw:layer="layout" svg:width="6.426cm" svg:height="1.592cm" svg:x="3.974cm" svg:y="54.338cm" svg:viewBox="0 0 6427 1593" svg:d="M5788 0h-5788l1733 496 4223 1097 471-413c0 0-415-756-411-1180z">
            <text:p/>
          </draw:path>
          <draw:path draw:style-name="gr2" draw:text-style-name="P1" draw:layer="layout" svg:width="1.608cm" svg:height="6.363cm" svg:x="11.578cm" svg:y="55.532cm" svg:viewBox="0 0 1609 6364" svg:d="M0 632v5732l501-1717 1108-4181-417-466c0 0-764 410-1192 406z">
            <text:p/>
          </draw:path>
          <draw:path draw:style-name="gr2" draw:text-style-name="P1" draw:layer="layout" svg:width="6.426cm" svg:height="1.592cm" svg:x="12.791cm" svg:y="52.737cm" svg:viewBox="0 0 6427 1593" svg:d="M639 1593h5788l-1734-497-4222-1096-471 413c0 0 415 756 410 1180z">
            <text:p/>
          </draw:path>
          <draw:polygon draw:style-name="gr2" draw:text-style-name="P1" draw:layer="layout" svg:width="2.357cm" svg:height="2.049cm" svg:x="12.902cm" svg:y="50.681cm" svg:viewBox="0 0 2358 2050" draw:points="335,2050 2358,0 0,894">
            <text:p/>
          </draw:polygon>
          <draw:polygon draw:style-name="gr2" draw:text-style-name="P1" draw:layer="layout" svg:width="2.069cm" svg:height="2.333cm" svg:x="7.921cm" svg:y="50.693cm" svg:viewBox="0 0 2070 2334" draw:points="2070,2002 0,0 902,2334">
            <text:p/>
          </draw:polygon>
          <draw:polygon draw:style-name="gr2" draw:text-style-name="P1" draw:layer="layout" svg:width="2.357cm" svg:height="2.049cm" svg:x="7.91cm" svg:y="55.94cm" svg:viewBox="0 0 2358 2050" draw:points="2023,0 0,2050 2358,1156">
            <text:p/>
          </draw:polygon>
          <draw:polygon draw:style-name="gr2" draw:text-style-name="P1" draw:layer="layout" svg:width="2.069cm" svg:height="2.333cm" svg:x="13.177cm" svg:y="55.644cm" svg:viewBox="0 0 2070 2334" draw:points="0,331 2070,2334 1167,0">
            <text:p/>
          </draw:polygon>
          <draw:path draw:style-name="gr2" draw:text-style-name="P1" draw:layer="layout" svg:width="17.256cm" svg:height="17.256cm" svg:x="2.985cm" svg:y="45.718cm" svg:viewBox="0 0 17257 17257" svg:d="M4707 14971c1178 731 2531 1117 3922 1117 1407 0 2774-395 3962-1143-105-234-160-491-160-748 0-1008 821-1829 1829-1829 254 0 499 51 729 152 719-1171 1098-2514 1098-3892 0-1440-412-2835-1193-4041-203 75-416 114-634 114-1008 0-1829-822-1829-1830 0-204 33-405 100-597-1173-723-2520-1105-3902-1105-1399 0-2759 390-3941 1129 92 221 138 456 138 699 0 1008-821 1829-1829 1829-243 0-477-46-699-138-739 1182-1129 2542-1129 3940 0 1419 401 2797 1161 3991 213-83 437-126 667-126 1008 0 1829 821 1829 1829 0 224-40 442-119 649zM4707 14971zM8629 16331c-1471 0-2903-418-4139-1209l-89-56 43-96c92-205 139-423 139-648 0-873-712-1585-1586-1585-230 0-453 49-662 146l-96 44-57-89c-822-1253-1256-2709-1256-4210 0-1480 423-2919 1223-4161l59-91 97 48c217 105 450 158 692 158 874 0 1586-711 1586-1585 0-242-54-475-159-692l-48-97 91-59c1242-800 2681-1223 4162-1223 1461 0 2885 413 4116 1195l87 55-39 94c-79 192-119 394-119 601 0 874 712 1586 1586 1586 219 0 432-45 633-132l93-42 57 86c843 1265 1288 2738 1288 4259 0 1461-412 2883-1193 4113l-59 94-99-50c-225-115-467-174-720-174-874 0-1586 712-1586 1586 0 259 61 507 182 736l51 98-93 60c-1248 811-2695 1240-4185 1240zM8629 16331zM3955 15587l68 45c1370 904 2963 1382 4606 1382 1683 0 3309-500 4701-1445l64-44 66 39c242 142 518 217 800 217 873 0 1584-711 1584-1584 0-288-78-570-226-816l-40-66 43-64c911-1374 1393-2973 1393-4623 0-1689-503-3319-1454-4714l-48-70 48-68c186-267 284-579 284-905 0-873-711-1584-1584-1584-338 0-660 105-933 304l-68 50-70-46c-1360-884-2937-1352-4560-1352-1664 0-3272 489-4654 1413l-66 44-67-42c-253-160-545-245-845-245-873 0-1584 711-1584 1584 0 300 85 592 245 845l42 67-44 66c-924 1381-1413 2990-1413 4653 0 1677 496 3296 1433 4684l46 68-45 68c-173 259-264 562-264 874 0 874 711 1585 1584 1585 319 0 627-95 890-274zM3955 15587zM8629 17257c-1665 0-3278-476-4674-1378-287 178-617 271-958 271-1008 0-1828-820-1828-1828 0-333 90-656 261-940-936-1413-1430-3055-1430-4754 0-1685 487-3317 1410-4724-157-275-241-587-241-907 0-1007 820-1828 1828-1828 320 0 632 84 907 241 1407-923 3039-1410 4725-1410 1643 0 3240 465 4624 1346 299-198 645-302 1007-302 1007 0 1827 820 1827 1827 0 347-96 682-280 973 949 1421 1450 3073 1450 4784 0 1673-481 3295-1392 4695 146 267 222 568 222 874 0 1008-820 1828-1827 1828-299 0-593-74-855-213-1419 946-3069 1445-4776 1445z">
            <text:p/>
          </draw:path>
          <draw:path draw:style-name="gr2" draw:text-style-name="P1" draw:layer="layout" svg:width="2.21cm" svg:height="2.21cm" svg:x="4.871cm" svg:y="47.603cm" svg:viewBox="0 0 2211 2211" svg:d="M2211 1105c0 611-494 1106-1106 1106-611 0-1105-495-1105-1106s494-1105 1105-1105c612 0 1106 494 1106 1105z">
            <text:p/>
          </draw:path>
          <draw:path draw:style-name="gr2" draw:text-style-name="P1" draw:layer="layout" svg:width="2.21cm" svg:height="2.21cm" svg:x="16.131cm" svg:y="47.505cm" svg:viewBox="0 0 2211 2211" svg:d="M2211 1105c0 612-494 1106-1106 1106-611 0-1105-494-1105-1106 0-611 494-1105 1105-1105 612 0 1106 494 1106 1105z">
            <text:p/>
          </draw:path>
          <draw:path draw:style-name="gr2" draw:text-style-name="P1" draw:layer="layout" svg:width="2.21cm" svg:height="2.21cm" svg:x="4.871cm" svg:y="58.911cm" svg:viewBox="0 0 2211 2211" svg:d="M2211 1105c0 612-494 1106-1106 1106-611 0-1105-494-1105-1106 0-611 494-1105 1105-1105 612 0 1106 494 1106 1105z">
            <text:p/>
          </draw:path>
          <draw:path draw:style-name="gr2" draw:text-style-name="P1" draw:layer="layout" svg:width="2.21cm" svg:height="2.21cm" svg:x="16.131cm" svg:y="58.814cm" svg:viewBox="0 0 2211 2211" svg:d="M2211 1105c0 612-494 1106-1106 1106-611 0-1105-494-1105-1106 0-611 494-1105 1105-1105 612 0 1106 494 1106 1105z">
            <text:p/>
          </draw:path>
          <draw:path draw:style-name="gr2" draw:text-style-name="P1" draw:layer="layout" svg:width="0.218cm" svg:height="0.23cm" svg:x="9.03cm" svg:y="46.58cm" svg:viewBox="0 0 219 231" svg:d="M6 148c-19-63 8-123 68-143 61-18 117 12 138 77 20 62-4 122-68 143-61 19-118-14-138-77z">
            <text:p/>
          </draw:path>
          <draw:path draw:style-name="gr2" draw:text-style-name="P1" draw:layer="layout" svg:width="0.217cm" svg:height="0.229cm" svg:x="9.517cm" svg:y="46.44cm" svg:viewBox="0 0 218 230" svg:d="M4 143c-16-65 15-123 77-139 62-15 116 19 132 85 16 63-12 122-77 138-62 16-116-20-132-84z">
            <text:p/>
          </draw:path>
          <draw:path draw:style-name="gr2" draw:text-style-name="P1" draw:layer="layout" svg:width="0.216cm" svg:height="0.228cm" svg:x="10.011cm" svg:y="46.33cm" svg:viewBox="0 0 217 229" svg:d="M2 135c-11-67 23-121 85-133 64-11 115 26 127 92 13 65-19 120-85 133-63 12-115-28-127-92z">
            <text:p/>
          </draw:path>
          <draw:path draw:style-name="gr2" draw:text-style-name="P1" draw:layer="layout" svg:width="0.216cm" svg:height="0.229cm" svg:x="10.512cm" svg:y="46.253cm" svg:viewBox="0 0 217 230" svg:d="M1 129c-8-68 30-120 94-128 63-6 113 34 121 100s-27 119-94 128c-63 8-113-35-121-100z">
            <text:p/>
          </draw:path>
          <draw:path draw:style-name="gr2" draw:text-style-name="P1" draw:layer="layout" svg:width="0.215cm" svg:height="0.228cm" svg:x="11.015cm" svg:y="46.207cm" svg:viewBox="0 0 216 229" svg:d="M0 121c-3-68 38-117 101-121 64-3 110 40 115 107 4 66-35 117-102 122-64 4-110-43-114-108z">
            <text:p/>
          </draw:path>
          <draw:path draw:style-name="gr2" draw:text-style-name="P1" draw:layer="layout" svg:width="0.215cm" svg:height="0.227cm" svg:x="12.027cm" svg:y="46.209cm" svg:viewBox="0 0 216 228" svg:d="M0 107c4-67 52-110 116-107 63 4 104 53 100 121-5 65-49 111-117 107-63-4-102-55-99-121z">
            <text:p/>
          </draw:path>
          <draw:path draw:style-name="gr2" draw:text-style-name="P1" draw:layer="layout" svg:width="0.216cm" svg:height="0.229cm" svg:x="12.531cm" svg:y="46.257cm" svg:viewBox="0 0 217 230" svg:d="M1 102c8-67 60-107 122-101 64 9 101 61 93 128-8 65-56 109-123 100-64-7-99-63-92-127z">
            <text:p/>
          </draw:path>
          <draw:path draw:style-name="gr2" draw:text-style-name="P1" draw:layer="layout" svg:width="0.216cm" svg:height="0.228cm" svg:x="13.029cm" svg:y="46.337cm" svg:viewBox="0 0 217 229" svg:d="M2 94c12-67 66-103 129-92 62 11 96 67 83 132-12 65-62 105-128 93-63-12-95-69-84-133z">
            <text:p/>
          </draw:path>
          <draw:path draw:style-name="gr2" draw:text-style-name="P1" draw:layer="layout" svg:width="0.217cm" svg:height="0.228cm" svg:x="13.522cm" svg:y="46.447cm" svg:viewBox="0 0 218 229" svg:d="M4 87c16-65 72-98 134-84 62 16 92 73 75 138-16 63-68 100-134 84-61-16-90-74-75-138z">
            <text:p/>
          </draw:path>
          <draw:path draw:style-name="gr2" draw:text-style-name="P1" draw:layer="layout" svg:width="0.218cm" svg:height="0.228cm" svg:x="14.007cm" svg:y="46.59cm" svg:viewBox="0 0 219 229" svg:d="M6 80c21-63 78-93 140-75 60 20 87 78 66 143-20 61-75 95-140 75-60-20-85-80-66-143z">
            <text:p/>
          </draw:path>
          <draw:path draw:style-name="gr2" draw:text-style-name="P1" draw:layer="layout" svg:width="0.219cm" svg:height="0.228cm" svg:x="14.482cm" svg:y="46.762cm" svg:viewBox="0 0 220 229" svg:d="M9 74c25-62 84-89 144-66 59 23 82 83 57 146-24 60-81 91-144 66-59-24-80-85-57-146z">
            <text:p/>
          </draw:path>
          <draw:path draw:style-name="gr2" draw:text-style-name="P1" draw:layer="layout" svg:width="0.22cm" svg:height="0.227cm" svg:x="14.945cm" svg:y="46.964cm" svg:viewBox="0 0 221 228" svg:d="M12 68c29-61 90-83 148-57 57 27 76 88 48 149-28 59-86 86-148 57-57-27-75-90-48-149z">
            <text:p/>
          </draw:path>
          <draw:path draw:style-name="gr2" draw:text-style-name="P1" draw:layer="layout" svg:width="0.221cm" svg:height="0.229cm" svg:x="15.394cm" svg:y="47.195cm" svg:viewBox="0 0 222 230" svg:d="M16 62c32-59 96-78 151-48s71 94 38 152c-31 58-91 81-151 49-54-31-69-96-38-153z">
            <text:p/>
          </draw:path>
          <draw:path draw:style-name="gr2" draw:text-style-name="P1" draw:layer="layout" svg:width="0.223cm" svg:height="0.228cm" svg:x="15.828cm" svg:y="47.455cm" svg:viewBox="0 0 224 229" svg:d="M20 55c37-55 100-70 155-38 53 34 64 98 28 156-36 54-97 74-154 38-53-35-63-100-29-156z">
            <text:p/>
          </draw:path>
          <draw:path draw:style-name="gr2" draw:text-style-name="P1" draw:layer="layout" svg:width="0.225cm" svg:height="0.226cm" svg:x="16.644cm" svg:y="48.053cm" svg:viewBox="0 0 226 227" svg:d="M29 44c44-51 108-58 158-18 49 41 52 105 9 157-42 50-105 61-158 18-48-41-50-106-9-157z">
            <text:p/>
          </draw:path>
          <draw:path draw:style-name="gr2" draw:text-style-name="P1" draw:layer="layout" svg:width="0.226cm" svg:height="0.225cm" svg:x="17.021cm" svg:y="48.388cm" svg:viewBox="0 0 227 226" svg:d="M34 38c47-47 112-50 159-8 46 43 45 108-1 157-45 47-109 55-159 9-45-44-43-110 1-158z">
            <text:p/>
          </draw:path>
          <draw:path draw:style-name="gr2" draw:text-style-name="P1" draw:layer="layout" svg:width="0.226cm" svg:height="0.225cm" svg:x="17.377cm" svg:y="48.747cm" svg:viewBox="0 0 227 226" svg:d="M39 33c49-44 115-44 158 2s39 111-10 157c-47 44-113 47-158-2-43-46-37-112 10-157z">
            <text:p/>
          </draw:path>
          <draw:path draw:style-name="gr2" draw:text-style-name="P1" draw:layer="layout" svg:width="0.227cm" svg:height="0.224cm" svg:x="17.711cm" svg:y="49.129cm" svg:viewBox="0 0 228 225" svg:d="M44 29c52-42 118-37 158 11 41 50 32 113-20 156-50 42-115 41-158-11-39-49-29-114 20-156z">
            <text:p/>
          </draw:path>
          <draw:path draw:style-name="gr2" draw:text-style-name="P1" draw:layer="layout" svg:width="0.227cm" svg:height="0.222cm" svg:x="18.302cm" svg:y="49.948cm" svg:viewBox="0 0 228 223" svg:d="M56 20c56-35 121-22 155 30 34 55 17 116-39 153-55 35-119 26-155-30-33-55-16-118 39-153z">
            <text:p/>
          </draw:path>
          <draw:path draw:style-name="gr2" draw:text-style-name="P1" draw:layer="layout" svg:width="0.228cm" svg:height="0.221cm" svg:x="18.559cm" svg:y="50.385cm" svg:viewBox="0 0 229 222" svg:d="M62 16c59-31 122-16 153 40 30 56 10 117-49 149-58 32-121 19-153-40-29-57-8-118 49-149z">
            <text:p/>
          </draw:path>
          <draw:path draw:style-name="gr2" draw:text-style-name="P1" draw:layer="layout" svg:width="0.229cm" svg:height="0.22cm" svg:x="18.787cm" svg:y="50.836cm" svg:viewBox="0 0 230 221" svg:d="M69 12c61-27 123-7 150 50 27 58 3 118-59 146-59 28-121 11-150-50-26-58-1-118 59-146z">
            <text:p/>
          </draw:path>
          <draw:path draw:style-name="gr2" draw:text-style-name="P1" draw:layer="layout" svg:width="0.229cm" svg:height="0.219cm" svg:x="18.986cm" svg:y="51.302cm" svg:viewBox="0 0 230 220" svg:d="M75 9c63-24 124 0 147 59 23 60-5 118-68 142-60 24-122 3-147-59-22-60 7-118 68-142z">
            <text:p/>
          </draw:path>
          <draw:path draw:style-name="gr2" draw:text-style-name="P1" draw:layer="layout" svg:width="0.229cm" svg:height="0.218cm" svg:x="19.156cm" svg:y="51.779cm" svg:viewBox="0 0 230 219" svg:d="M82 6c63-19 123 8 142 68 20 61-12 117-76 138-62 20-122-5-143-68-18-62 14-118 77-138z">
            <text:p/>
          </draw:path>
          <draw:path draw:style-name="gr2" draw:text-style-name="P1" draw:layer="layout" svg:width="0.229cm" svg:height="0.216cm" svg:x="19.295cm" svg:y="52.266cm" svg:viewBox="0 0 230 217" svg:d="M88 4c65-16 123 16 138 77 16 62-19 116-85 132-63 16-121-12-138-77-14-62 21-116 85-132z">
            <text:p/>
          </draw:path>
          <draw:path draw:style-name="gr2" draw:text-style-name="P1" draw:layer="layout" svg:width="0.228cm" svg:height="0.217cm" svg:x="19.403cm" svg:y="52.759cm" svg:viewBox="0 0 229 218" svg:d="M94 2c66-11 121 23 133 87 11 62-27 114-93 127-64 12-120-21-132-87-11-62 28-115 92-127z">
            <text:p/>
          </draw:path>
          <draw:path draw:style-name="gr2" draw:text-style-name="P1" draw:layer="layout" svg:width="0.229cm" svg:height="0.216cm" svg:x="19.48cm" svg:y="53.26cm" svg:viewBox="0 0 230 217" svg:d="M101 1c68-8 120 31 128 94s-34 113-100 121-119-27-128-94c-6-63 36-113 100-121z">
            <text:p/>
          </draw:path>
          <draw:path draw:style-name="gr2" draw:text-style-name="P1" draw:layer="layout" svg:width="0.227cm" svg:height="0.215cm" svg:x="19.525cm" svg:y="53.764cm" svg:viewBox="0 0 228 216" svg:d="M107 0c68-3 118 38 121 101 4 64-40 110-107 115-66 3-117-35-121-102-3-64 42-110 107-114z">
            <text:p/>
          </draw:path>
          <draw:path draw:style-name="gr2" draw:text-style-name="P1" draw:layer="layout" svg:width="0.228cm" svg:height="0.215cm" svg:x="19.521cm" svg:y="54.775cm" svg:viewBox="0 0 229 216" svg:d="M121 0c68 4 112 52 108 116-4 63-54 104-121 99-66-4-112-48-108-116 4-63 55-102 121-99z">
            <text:p/>
          </draw:path>
          <draw:path draw:style-name="gr2" draw:text-style-name="P1" draw:layer="layout" svg:width="0.228cm" svg:height="0.216cm" svg:x="19.472cm" svg:y="55.279cm" svg:viewBox="0 0 229 217" svg:d="M128 1c67 8 108 60 100 123-8 64-61 101-127 92-66-8-108-57-100-123 8-64 62-100 127-92z">
            <text:p/>
          </draw:path>
          <draw:path draw:style-name="gr2" draw:text-style-name="P1" draw:layer="layout" svg:width="0.228cm" svg:height="0.216cm" svg:x="19.391cm" svg:y="55.778cm" svg:viewBox="0 0 229 217" svg:d="M135 2c66 13 104 66 92 129-12 62-67 96-133 83-65-12-104-62-92-129 12-62 69-94 133-83z">
            <text:p/>
          </draw:path>
          <draw:path draw:style-name="gr2" draw:text-style-name="P1" draw:layer="layout" svg:width="0.228cm" svg:height="0.217cm" svg:x="19.279cm" svg:y="56.271cm" svg:viewBox="0 0 229 218" svg:d="M142 4c64 16 99 72 83 134s-73 92-138 75c-63-16-99-69-83-134 15-62 74-90 138-75z">
            <text:p/>
          </draw:path>
          <draw:path draw:style-name="gr2" draw:text-style-name="P1" draw:layer="layout" svg:width="0.228cm" svg:height="0.218cm" svg:x="19.136cm" svg:y="56.754cm" svg:viewBox="0 0 229 219" svg:d="M148 6c64 21 94 78 75 140-20 60-78 87-143 66-62-21-94-75-74-140 19-60 79-85 142-66z">
            <text:p/>
          </draw:path>
          <draw:path draw:style-name="gr2" draw:text-style-name="P1" draw:layer="layout" svg:width="0.228cm" svg:height="0.219cm" svg:x="18.963cm" svg:y="57.229cm" svg:viewBox="0 0 229 220" svg:d="M155 9c62 25 89 84 65 144-23 59-83 82-146 57-61-24-90-81-66-144 24-59 85-80 147-57z">
            <text:p/>
          </draw:path>
          <draw:path draw:style-name="gr2" draw:text-style-name="P1" draw:layer="layout" svg:width="0.228cm" svg:height="0.22cm" svg:x="18.76cm" svg:y="57.692cm" svg:viewBox="0 0 229 221" svg:d="M161 12c61 29 84 90 57 148-27 57-89 76-149 48s-86-87-58-148c27-57 91-75 150-48z">
            <text:p/>
          </draw:path>
          <draw:path draw:style-name="gr2" draw:text-style-name="P1" draw:layer="layout" svg:width="0.228cm" svg:height="0.221cm" svg:x="18.528cm" svg:y="58.141cm" svg:viewBox="0 0 229 222" svg:d="M167 16c59 33 78 96 48 151-31 55-94 71-153 38-57-31-79-91-48-151 31-54 96-69 153-38z">
            <text:p/>
          </draw:path>
          <draw:path draw:style-name="gr2" draw:text-style-name="P1" draw:layer="layout" svg:width="0.228cm" svg:height="0.223cm" svg:x="18.268cm" svg:y="58.574cm" svg:viewBox="0 0 229 224" svg:d="M174 20c56 37 71 100 37 155-34 53-98 64-155 28-55-36-73-97-38-155 34-52 100-62 156-28z">
            <text:p/>
          </draw:path>
          <draw:path draw:style-name="gr2" draw:text-style-name="P1" draw:layer="layout" svg:width="0.227cm" svg:height="0.225cm" svg:x="17.67cm" svg:y="59.388cm" svg:viewBox="0 0 228 226" svg:d="M184 29c51 44 59 109 18 158s-105 52-158 9c-49-42-60-106-18-158 42-48 107-50 158-9z">
            <text:p/>
          </draw:path>
          <draw:path draw:style-name="gr2" draw:text-style-name="P1" draw:layer="layout" svg:width="0.225cm" svg:height="0.226cm" svg:x="17.333cm" svg:y="59.765cm" svg:viewBox="0 0 226 227" svg:d="M187 34c48 47 51 112 8 159-44 46-109 45-157-1-46-45-53-109-8-159 43-45 109-43 157 1z">
            <text:p/>
          </draw:path>
          <draw:path draw:style-name="gr2" draw:text-style-name="P1" draw:layer="layout" svg:width="0.225cm" svg:height="0.226cm" svg:x="16.974cm" svg:y="60.121cm" svg:viewBox="0 0 226 227" svg:d="M192 39c46 49 45 115-2 158-46 43-111 39-156-10-44-48-47-113 1-159 47-42 113-36 157 11z">
            <text:p/>
          </draw:path>
          <draw:path draw:style-name="gr2" draw:text-style-name="P1" draw:layer="layout" svg:width="0.224cm" svg:height="0.227cm" svg:x="16.594cm" svg:y="60.453cm" svg:viewBox="0 0 225 228" svg:d="M195 44c43 52 38 118-11 158-49 41-114 32-156-20-40-50-39-115 11-158 49-39 115-29 156 20z">
            <text:p/>
          </draw:path>
          <draw:path draw:style-name="gr2" draw:text-style-name="P1" draw:layer="layout" svg:width="0.223cm" svg:height="0.227cm" svg:x="15.774cm" svg:y="61.043cm" svg:viewBox="0 0 224 228" svg:d="M204 56c36 56 23 121-31 155-55 34-116 17-153-39-34-55-25-120 31-155 54-33 118-16 153 39z">
            <text:p/>
          </draw:path>
          <draw:path draw:style-name="gr2" draw:text-style-name="P1" draw:layer="layout" svg:width="0.221cm" svg:height="0.228cm" svg:x="15.338cm" svg:y="61.299cm" svg:viewBox="0 0 222 229" svg:d="M206 62c32 60 15 123-41 153s-117 10-149-49c-30-58-17-121 41-153 56-29 118-8 149 49z">
            <text:p/>
          </draw:path>
          <draw:path draw:style-name="gr2" draw:text-style-name="P1" draw:layer="layout" svg:width="0.22cm" svg:height="0.229cm" svg:x="14.887cm" svg:y="61.526cm" svg:viewBox="0 0 221 230" svg:d="M208 69c29 61 8 124-50 150-58 27-117 3-146-59-26-59-10-121 50-150 59-26 119-1 146 59z">
            <text:p/>
          </draw:path>
          <draw:path draw:style-name="gr2" draw:text-style-name="P1" draw:layer="layout" svg:width="0.219cm" svg:height="0.229cm" svg:x="14.422cm" svg:y="61.725cm" svg:viewBox="0 0 220 230" svg:d="M210 75c25 63 0 124-59 147-60 23-118-5-142-68-23-61-3-122 59-147 60-22 119 7 142 68z">
            <text:p/>
          </draw:path>
          <draw:path draw:style-name="gr2" draw:text-style-name="P1" draw:layer="layout" svg:width="0.218cm" svg:height="0.229cm" svg:x="13.947cm" svg:y="61.893cm" svg:viewBox="0 0 219 230" svg:d="M212 82c21 63-8 123-68 142-62 20-117-12-138-77-19-62 5-122 69-142 61-18 117 14 137 77z">
            <text:p/>
          </draw:path>
          <draw:path draw:style-name="gr2" draw:text-style-name="P1" draw:layer="layout" svg:width="0.217cm" svg:height="0.228cm" svg:x="13.46cm" svg:y="62.032cm" svg:viewBox="0 0 218 229" svg:d="M214 87c16 66-17 123-78 138-62 16-116-19-132-84-15-64 12-122 77-138 63-14 117 21 133 84z">
            <text:p/>
          </draw:path>
          <draw:path draw:style-name="gr2" draw:text-style-name="P1" draw:layer="layout" svg:width="0.216cm" svg:height="0.228cm" svg:x="12.966cm" svg:y="62.139cm" svg:viewBox="0 0 217 229" svg:d="M215 95c12 67-24 121-86 133-64 11-115-27-127-93-11-65 20-120 86-133 63-10 115 29 127 93z">
            <text:p/>
          </draw:path>
          <draw:path draw:style-name="gr2" draw:text-style-name="P1" draw:layer="layout" svg:width="0.216cm" svg:height="0.228cm" svg:x="12.467cm" svg:y="62.214cm" svg:viewBox="0 0 217 229" svg:d="M216 102c8 67-31 119-95 127-63 7-112-34-120-100-7-66 27-120 95-128 62-6 112 36 120 101z">
            <text:p/>
          </draw:path>
          <draw:path draw:style-name="gr2" draw:text-style-name="P1" draw:layer="layout" svg:width="0.215cm" svg:height="0.228cm" svg:x="11.964cm" svg:y="62.258cm" svg:viewBox="0 0 216 229" svg:d="M216 108c3 68-39 117-102 121-64 4-110-41-114-108-3-67 35-117 101-121 65-3 111 42 115 108z">
            <text:p/>
          </draw:path>
          <draw:path draw:style-name="gr2" draw:text-style-name="P1" draw:layer="layout" svg:width="0.216cm" svg:height="0.228cm" svg:x="10.952cm" svg:y="62.253cm" svg:viewBox="0 0 217 229" svg:d="M216 122c-5 67-53 111-117 107-63-4-103-54-99-122 4-66 49-110 117-107 63 4 103 56 99 122z">
            <text:p/>
          </draw:path>
          <draw:path draw:style-name="gr2" draw:text-style-name="P1" draw:layer="layout" svg:width="0.216cm" svg:height="0.228cm" svg:x="10.448cm" svg:y="62.202cm" svg:viewBox="0 0 217 229" svg:d="M216 129c-8 67-60 107-123 99-64-8-100-61-92-127s57-108 123-100c64 8 101 63 92 128z">
            <text:p/>
          </draw:path>
          <draw:path draw:style-name="gr2" draw:text-style-name="P1" draw:layer="layout" svg:width="0.217cm" svg:height="0.228cm" svg:x="9.949cm" svg:y="62.121cm" svg:viewBox="0 0 218 229" svg:d="M215 135c-12 66-67 104-129 91-63-12-96-66-84-133 13-64 64-103 129-91 64 12 97 68 84 133z">
            <text:p/>
          </draw:path>
          <draw:path draw:style-name="gr2" draw:text-style-name="P1" draw:layer="layout" svg:width="0.217cm" svg:height="0.228cm" svg:x="9.456cm" svg:y="62.008cm" svg:viewBox="0 0 218 229" svg:d="M213 142c-17 64-72 99-134 83s-91-73-75-138c17-64 69-99 135-83 61 15 91 74 74 138z">
            <text:p/>
          </draw:path>
          <draw:path draw:style-name="gr2" draw:text-style-name="P1" draw:layer="layout" svg:width="0.217cm" svg:height="0.228cm" svg:x="8.97cm" svg:y="61.864cm" svg:viewBox="0 0 218 229" svg:d="M212 148c-21 64-79 94-140 75-60-20-85-79-65-143 20-62 75-94 139-74 60 20 86 80 66 142z">
            <text:p/>
          </draw:path>
          <draw:path draw:style-name="gr2" draw:text-style-name="P1" draw:layer="layout" svg:width="0.218cm" svg:height="0.229cm" svg:x="8.495cm" svg:y="61.689cm" svg:viewBox="0 0 219 230" svg:d="M210 155c-25 63-84 90-144 66-59-24-80-84-56-146s81-91 144-67c58 24 80 86 56 147z">
            <text:p/>
          </draw:path>
          <draw:path draw:style-name="gr2" draw:text-style-name="P1" draw:layer="layout" svg:width="0.22cm" svg:height="0.228cm" svg:x="8.032cm" svg:y="61.485cm" svg:viewBox="0 0 221 229" svg:d="M208 161c-29 61-90 84-148 57-57-27-75-89-47-150 28-59 86-85 148-57 57 28 75 91 47 150z">
            <text:p/>
          </draw:path>
          <draw:path draw:style-name="gr2" draw:text-style-name="P1" draw:layer="layout" svg:width="0.221cm" svg:height="0.229cm" svg:x="7.583cm" svg:y="61.253cm" svg:viewBox="0 0 222 230" svg:d="M205 167c-32 60-95 79-151 48-54-31-69-94-38-153 32-58 92-79 152-47 55 30 69 95 37 152z">
            <text:p/>
          </draw:path>
          <draw:path draw:style-name="gr2" draw:text-style-name="P1" draw:layer="layout" svg:width="0.223cm" svg:height="0.227cm" svg:x="7.149cm" svg:y="60.992cm" svg:viewBox="0 0 224 228" svg:d="M204 173c-38 56-101 71-155 37-53-34-64-98-28-155 36-54 97-72 154-37 54 34 64 100 29 155z">
            <text:p/>
          </draw:path>
          <draw:path draw:style-name="gr2" draw:text-style-name="P1" draw:layer="layout" svg:width="0.225cm" svg:height="0.227cm" svg:x="6.334cm" svg:y="60.392cm" svg:viewBox="0 0 226 228" svg:d="M197 184c-44 51-109 58-159 18-47-42-50-106-8-158 42-49 106-60 158-18 48 42 50 107 9 158z">
            <text:p/>
          </draw:path>
          <draw:path draw:style-name="gr2" draw:text-style-name="P1" draw:layer="layout" svg:width="0.226cm" svg:height="0.226cm" svg:x="5.956cm" svg:y="60.054cm" svg:viewBox="0 0 227 227" svg:d="M193 189c-47 48-113 51-160 8-44-45-44-109 1-158 46-47 110-53 160-8 46 44 43 110-1 158z">
            <text:p/>
          </draw:path>
          <draw:path draw:style-name="gr2" draw:text-style-name="P1" draw:layer="layout" svg:width="0.225cm" svg:height="0.225cm" svg:x="5.601cm" svg:y="59.696cm" svg:viewBox="0 0 226 226" svg:d="M187 192c-49 46-115 45-158-2-42-46-37-111 11-156 47-44 112-47 158 1 43 47 37 113-11 157z">
            <text:p/>
          </draw:path>
          <draw:path draw:style-name="gr2" draw:text-style-name="P1" draw:layer="layout" svg:width="0.227cm" svg:height="0.224cm" svg:x="5.268cm" svg:y="59.314cm" svg:viewBox="0 0 228 225" svg:d="M182 196c-51 43-117 37-157-12-40-48-31-113 20-155 50-41 116-39 158 11 40 49 30 115-21 156z">
            <text:p/>
          </draw:path>
          <draw:path draw:style-name="gr2" draw:text-style-name="P1" draw:layer="layout" svg:width="0.228cm" svg:height="0.221cm" svg:x="4.679cm" svg:y="58.493cm" svg:viewBox="0 0 229 222" svg:d="M172 203c-58 35-122 22-155-31-33-54-17-117 40-152 55-34 119-25 155 31 33 54 15 117-40 152z">
            <text:p/>
          </draw:path>
          <draw:path draw:style-name="gr2" draw:text-style-name="P1" draw:layer="layout" svg:width="0.228cm" svg:height="0.221cm" svg:x="4.424cm" svg:y="58.057cm" svg:viewBox="0 0 229 222" svg:d="M166 206c-60 32-122 15-153-41-29-56-9-117 49-149 59-30 121-17 153 41 31 56 8 118-49 149z">
            <text:p/>
          </draw:path>
          <draw:path draw:style-name="gr2" draw:text-style-name="P1" draw:layer="layout" svg:width="0.229cm" svg:height="0.219cm" svg:x="4.197cm" svg:y="57.604cm" svg:viewBox="0 0 230 220" svg:d="M160 208c-60 28-123 7-150-50-25-58-2-118 60-146 59-26 121-10 150 50 26 59 0 119-60 146z">
            <text:p/>
          </draw:path>
          <draw:path draw:style-name="gr2" draw:text-style-name="P1" draw:layer="layout" svg:width="0.229cm" svg:height="0.219cm" svg:x="4cm" svg:y="57.14cm" svg:viewBox="0 0 230 220" svg:d="M154 211c-62 24-124-1-147-60-22-60 6-118 69-142 60-23 122-3 146 60 23 60-6 118-68 142z">
            <text:p/>
          </draw:path>
          <draw:path draw:style-name="gr2" draw:text-style-name="P1" draw:layer="layout" svg:width="0.23cm" svg:height="0.218cm" svg:x="3.832cm" svg:y="56.663cm" svg:viewBox="0 0 231 219" svg:d="M148 212c-64 21-124-8-143-69-18-61 12-116 77-137 62-19 122 5 143 69 19 61-14 118-77 137z">
            <text:p/>
          </draw:path>
          <draw:path draw:style-name="gr2" draw:text-style-name="P1" draw:layer="layout" svg:width="0.229cm" svg:height="0.217cm" svg:x="3.695cm" svg:y="56.178cm" svg:viewBox="0 0 230 218" svg:d="M141 214c-65 16-123-17-138-78-14-63 20-116 86-132 63-15 121 12 138 77 15 63-22 117-86 133z">
            <text:p/>
          </draw:path>
          <draw:path draw:style-name="gr2" draw:text-style-name="P1" draw:layer="layout" svg:width="0.228cm" svg:height="0.216cm" svg:x="3.589cm" svg:y="55.683cm" svg:viewBox="0 0 229 217" svg:d="M134 215c-67 11-121-24-132-87s26-114 92-126c65-11 121 20 133 86 11 63-29 115-93 127z">
            <text:p/>
          </draw:path>
          <draw:path draw:style-name="gr2" draw:text-style-name="P1" draw:layer="layout" svg:width="0.228cm" svg:height="0.216cm" svg:x="3.515cm" svg:y="55.184cm" svg:viewBox="0 0 229 217" svg:d="M128 216c-67 8-119-31-127-95-6-63 34-112 101-120 66-7 119 27 127 95 7 63-36 113-101 120z">
            <text:p/>
          </draw:path>
          <draw:path draw:style-name="gr2" draw:text-style-name="P1" draw:layer="layout" svg:width="0.228cm" svg:height="0.215cm" svg:x="3.471cm" svg:y="54.679cm" svg:viewBox="0 0 229 216" svg:d="M121 216c-68 3-118-39-121-102-3-64 41-111 108-114 66-3 118 35 121 102 4 64-43 110-108 114z">
            <text:p/>
          </draw:path>
          <draw:path draw:style-name="gr2" draw:text-style-name="P1" draw:layer="layout" svg:width="0.229cm" svg:height="0.217cm" svg:x="3.48cm" svg:y="53.668cm" svg:viewBox="0 0 230 218" svg:d="M107 217c-68-5-111-53-107-117 4-65 54-104 122-100 66 4 112 49 107 117-4 64-56 104-122 100z">
            <text:p/>
          </draw:path>
          <draw:path draw:style-name="gr2" draw:text-style-name="P1" draw:layer="layout" svg:width="0.228cm" svg:height="0.216cm" svg:x="3.531cm" svg:y="53.165cm" svg:viewBox="0 0 229 217" svg:d="M100 216c-67-9-107-60-99-123 8-64 61-100 127-92 66 9 109 57 100 123-8 64-63 101-128 92z">
            <text:p/>
          </draw:path>
          <draw:path draw:style-name="gr2" draw:text-style-name="P1" draw:layer="layout" svg:width="0.228cm" svg:height="0.216cm" svg:x="3.613cm" svg:y="52.666cm" svg:viewBox="0 0 229 217" svg:d="M94 214c-67-12-103-66-92-129 12-62 68-95 133-83 65 13 105 63 92 130-12 62-69 95-133 82z">
            <text:p/>
          </draw:path>
          <draw:path draw:style-name="gr2" draw:text-style-name="P1" draw:layer="layout" svg:width="0.229cm" svg:height="0.217cm" svg:x="3.727cm" svg:y="52.172cm" svg:viewBox="0 0 230 218" svg:d="M88 213c-66-17-99-72-84-135 17-61 74-90 139-74 64 17 100 69 83 135-16 61-75 91-138 74z">
            <text:p/>
          </draw:path>
          <draw:path draw:style-name="gr2" draw:text-style-name="P1" draw:layer="layout" svg:width="0.227cm" svg:height="0.218cm" svg:x="3.872cm" svg:y="51.688cm" svg:viewBox="0 0 228 219" svg:d="M80 212c-64-21-93-79-74-140 20-60 78-85 142-65 62 20 95 75 74 140-20 60-80 85-142 65z">
            <text:p/>
          </draw:path>
          <draw:path draw:style-name="gr2" draw:text-style-name="P1" draw:layer="layout" svg:width="0.228cm" svg:height="0.218cm" svg:x="4.048cm" svg:y="51.212cm" svg:viewBox="0 0 229 219" svg:d="M73 210c-62-25-88-85-65-144 24-59 84-80 147-56 60 24 90 81 65 144-24 58-86 80-147 56z">
            <text:p/>
          </draw:path>
          <draw:path draw:style-name="gr2" draw:text-style-name="P1" draw:layer="layout" svg:width="0.228cm" svg:height="0.221cm" svg:x="4.253cm" svg:y="50.749cm" svg:viewBox="0 0 229 222" svg:d="M67 209c-61-29-82-91-56-148 27-58 89-76 150-48 59 28 85 88 56 148-28 58-91 76-150 48z">
            <text:p/>
          </draw:path>
          <draw:path draw:style-name="gr2" draw:text-style-name="P1" draw:layer="layout" svg:width="0.228cm" svg:height="0.221cm" svg:x="4.486cm" svg:y="50.301cm" svg:viewBox="0 0 229 222" svg:d="M62 205c-60-32-78-96-48-151 31-54 94-69 153-37 57 31 80 92 47 151-31 55-96 69-152 37z">
            <text:p/>
          </draw:path>
          <draw:path draw:style-name="gr2" draw:text-style-name="P1" draw:layer="layout" svg:width="0.228cm" svg:height="0.223cm" svg:x="4.749cm" svg:y="49.867cm" svg:viewBox="0 0 229 224" svg:d="M55 203c-56-37-71-101-37-154s98-64 155-28c55 36 74 97 37 154-34 54-100 64-155 28z">
            <text:p/>
          </draw:path>
          <draw:path draw:style-name="gr2" draw:text-style-name="P1" draw:layer="layout" svg:width="0.227cm" svg:height="0.225cm" svg:x="5.351cm" svg:y="49.053cm" svg:viewBox="0 0 228 226" svg:d="M43 197c-50-45-57-109-17-159 42-47 106-50 158-8 50 43 60 106 17 158-42 49-107 51-158 9z">
            <text:p/>
          </draw:path>
          <draw:path draw:style-name="gr2" draw:text-style-name="P1" draw:layer="layout" svg:width="0.226cm" svg:height="0.226cm" svg:x="5.689cm" svg:y="48.678cm" svg:viewBox="0 0 227 227" svg:d="M38 192c-47-47-50-112-8-159 45-45 109-43 158 2 48 46 54 109 8 159-45 46-110 43-158-2z">
            <text:p/>
          </draw:path>
          <draw:path draw:style-name="gr2" draw:text-style-name="P1" draw:layer="layout" svg:width="0.225cm" svg:height="0.226cm" svg:x="6.05cm" svg:y="48.322cm" svg:viewBox="0 0 226 227" svg:d="M33 188c-45-50-43-115 2-159 47-42 111-37 157 11 44 49 47 113-2 159-47 43-113 37-157-11z">
            <text:p/>
          </draw:path>
          <draw:path draw:style-name="gr2" draw:text-style-name="P1" draw:layer="layout" svg:width="0.224cm" svg:height="0.226cm" svg:x="6.434cm" svg:y="47.991cm" svg:viewBox="0 0 225 227" svg:d="M28 182c-41-51-36-118 12-158 49-38 113-30 156 21 41 51 40 116-12 158-49 40-115 30-156-21z">
            <text:p/>
          </draw:path>
          <draw:path draw:style-name="gr2" draw:text-style-name="P1" draw:layer="layout" svg:width="0.222cm" svg:height="0.228cm" svg:x="7.257cm" svg:y="47.403cm" svg:viewBox="0 0 223 229" svg:d="M19 172c-34-58-21-122 32-155s116-17 152 40c34 55 25 119-32 155-54 33-117 15-152-40z">
            <text:p/>
          </draw:path>
          <draw:path draw:style-name="gr2" draw:text-style-name="P1" draw:layer="layout" svg:width="0.221cm" svg:height="0.228cm" svg:x="7.695cm" svg:y="47.149cm" svg:viewBox="0 0 222 229" svg:d="M15 166c-31-60-14-123 42-153 56-29 117-9 149 50 31 58 17 121-42 152-56 30-118 8-149-49z">
            <text:p/>
          </draw:path>
          <draw:path draw:style-name="gr2" draw:text-style-name="P1" draw:layer="layout" svg:width="0.219cm" svg:height="0.229cm" svg:x="8.148cm" svg:y="46.923cm" svg:viewBox="0 0 220 230" svg:d="M12 160c-27-61-7-123 50-150 59-25 118-2 146 60 27 59 10 122-51 150-58 26-118 0-145-60z">
            <text:p/>
          </draw:path>
          <draw:path draw:style-name="gr2" draw:text-style-name="P1" draw:layer="layout" svg:width="0.219cm" svg:height="0.229cm" svg:x="8.615cm" svg:y="46.727cm" svg:viewBox="0 0 220 230" svg:d="M9 154c-24-63 1-124 60-147 60-22 117 6 141 69 24 61 3 122-60 146-60 23-118-7-141-68z">
            <text:p/>
          </draw:path>
          <draw:path draw:style-name="gr2" draw:text-style-name="P1" draw:layer="layout" svg:width="7.951cm" svg:height="1.334cm" svg:x="7.631cm" svg:y="47.204cm" svg:viewBox="0 0 7952 1335" svg:d="M81 1335l-81-121c1178-794 2556-1214 3982-1214 1421 0 2794 417 3970 1205l-81 122c-1152-773-2497-1181-3889-1181-1397 0-2747 412-3901 1189z">
            <text:p/>
          </draw:path>
          <draw:path draw:style-name="gr2" draw:text-style-name="P1" draw:layer="layout" svg:width="1.372cm" svg:height="8.015cm" svg:x="4.472cm" svg:y="50.371cm" svg:viewBox="0 0 1373 8016" svg:d="M1252 8016c-820-1191-1252-2589-1252-4041 0-1423 417-2799 1208-3975l121 81c-774 1153-1183 2500-1183 3894 0 1422 424 2791 1227 3958z">
            <text:p/>
          </draw:path>
          <draw:path draw:style-name="gr2" draw:text-style-name="P1" draw:layer="layout" svg:width="7.951cm" svg:height="1.34cm" svg:x="7.653cm" svg:y="60.147cm" svg:viewBox="0 0 7952 1341" svg:d="M3961 1341c-1417 0-2788-415-3961-1200l81-121c1149 768 2492 1175 3880 1175 1400 0 2753-414 3909-1195l82 121c-1180 798-2561 1220-3991 1220z">
            <text:p/>
          </draw:path>
          <draw:path draw:style-name="gr2" draw:text-style-name="P1" draw:layer="layout" svg:width="1.412cm" svg:height="8.023cm" svg:x="17.342cm" svg:y="50.246cm" svg:viewBox="0 0 1413 8024" svg:d="M239 8024l-123-80c753-1141 1151-2472 1151-3844 0-1447-438-2836-1267-4016l119-84c847 1204 1294 2623 1294 4100 0 1401-406 2759-1174 3924z">
            <text:p/>
          </draw:path>
          <draw:path draw:style-name="gr2" draw:text-style-name="P1" draw:layer="layout" svg:width="5.9cm" svg:height="5.409cm" svg:x="5.713cm" svg:y="48.423cm" svg:viewBox="0 0 5901 5410" svg:d="M145 5410l-145-13c129-1469 800-2831 1890-3834 1096-1008 2520-1563 4011-1563v146c-2968 0-5496 2312-5756 5264z">
            <text:p/>
          </draw:path>
          <draw:path draw:style-name="gr2" draw:text-style-name="P1" draw:layer="layout" svg:width="5.42cm" svg:height="5.9cm" svg:x="5.691cm" svg:y="54.346cm" svg:viewBox="0 0 5421 5901" svg:d="M5409 5901c-1473-127-2836-797-3841-1887-1012-1097-1568-2522-1568-4014h146c0 2973 2317 5500 5275 5755z">
            <text:p/>
          </draw:path>
          <draw:path draw:style-name="gr2" draw:text-style-name="P1" draw:layer="layout" svg:width="5.899cm" svg:height="5.409cm" svg:x="11.613cm" svg:y="54.858cm" svg:viewBox="0 0 5900 5410" svg:d="M0 5410v-146c2967 0 5495-2312 5754-5264l146 13c-129 1468-800 2830-1889 3833-1097 1009-2521 1564-4011 1564z">
            <text:p/>
          </draw:path>
          <draw:path draw:style-name="gr2" draw:text-style-name="P1" draw:layer="layout" svg:width="5.392cm" svg:height="5.898cm" svg:x="12.144cm" svg:y="48.447cm" svg:viewBox="0 0 5393 5899" svg:d="M5393 5899h-146c0-3008-2256-5481-5247-5754l13-145c1466 133 2822 806 3821 1894 1006 1096 1559 2518 1559 4005z">
            <text:p/>
          </draw:path>
          <draw:path draw:style-name="gr2" draw:text-style-name="P1" draw:layer="layout" svg:width="2.165cm" svg:height="2.165cm" svg:x="10.532cm" svg:y="53.246cm" svg:viewBox="0 0 2166 2166" svg:d="M1083 146c-516 0-937 421-937 937s421 937 937 937 937-421 937-937-421-937-937-937zM1083 146zM1083 2166c-598 0-1083-485-1083-1083s485-1083 1083-1083 1083 485 1083 1083-485 1083-1083 1083z">
            <text:p/>
          </draw:path>
          <draw:path draw:style-name="gr2" draw:text-style-name="P1" draw:layer="layout" svg:width="2.055cm" svg:height="1.66cm" svg:x="9.99cm" svg:y="54.422cm" svg:viewBox="0 0 2056 1661" svg:d="M1905 1661l-126-74c267-456 113-1043-343-1311-456-266-1044-112-1310 344l-126-74c307-526 985-702 1509-396 526 308 703 985 396 1511z">
            <text:p/>
          </draw:path>
          <draw:path draw:style-name="gr2" draw:text-style-name="P1" draw:layer="layout" svg:width="0.652cm" svg:height="0.652cm" svg:x="11.578cm" svg:y="53.75cm" svg:viewBox="0 0 653 653" svg:d="M653 326c0 182-145 327-327 327-181 0-326-145-326-327 0-180 145-326 326-326 182 0 327 146 327 326z">
            <text:p/>
          </draw:path>
          <draw:path draw:style-name="gr2" draw:text-style-name="P1" draw:layer="layout" svg:width="0.432cm" svg:height="0.432cm" svg:x="7.065cm" svg:y="52.666cm" svg:viewBox="0 0 433 433" svg:d="M433 216c0 121-96 217-217 217-120 0-216-96-216-217 0-120 96-216 216-216 121 0 217 96 217 216z">
            <text:p/>
          </draw:path>
          <draw:path draw:style-name="gr2" draw:text-style-name="P1" draw:layer="layout" svg:width="0.317cm" svg:height="0.317cm" svg:x="6.431cm" svg:y="52.516cm" svg:viewBox="0 0 318 318" svg:d="M318 159c0 88-71 159-159 159-89 0-159-71-159-159 0-89 70-159 159-159 88 0 159 70 159 159z">
            <text:p/>
          </draw:path>
          <draw:path draw:style-name="gr2" draw:text-style-name="P1" draw:layer="layout" svg:width="0.609cm" svg:height="0.609cm" svg:x="16.375cm" svg:y="51.11cm" svg:viewBox="0 0 610 610" svg:d="M610 304c0 169-137 306-306 306-168 0-304-137-304-306 0-168 136-304 304-304 169 0 306 136 306 304z">
            <text:p/>
          </draw:path>
          <draw:path draw:style-name="gr2" draw:text-style-name="P1" draw:layer="layout" svg:width="0.288cm" svg:height="0.288cm" svg:x="15.247cm" svg:y="51.997cm" svg:viewBox="0 0 289 289" svg:d="M289 144c0 81-64 145-145 145-80 0-144-64-144-145 0-80 64-144 144-144 81 0 145 64 145 144z">
            <text:p/>
          </draw:path>
          <draw:path draw:style-name="gr2" draw:text-style-name="P1" draw:layer="layout" svg:width="0.674cm" svg:height="0.675cm" svg:x="13.003cm" svg:y="58.846cm" svg:viewBox="0 0 675 676" svg:d="M675 338c0 187-151 338-337 338-188 0-338-151-338-338s150-338 338-338c186 0 337 151 337 338z">
            <text:p/>
          </draw:path>
          <draw:path draw:style-name="gr2" draw:text-style-name="P1" draw:layer="layout" svg:width="0.39cm" svg:height="0.39cm" svg:x="13.515cm" svg:y="57.839cm" svg:viewBox="0 0 391 391" svg:d="M391 196c0 108-88 195-195 195-109 0-196-87-196-195 0-109 87-196 196-196 107 0 195 87 195 196z">
            <text:p/>
          </draw:path>
          <draw:path draw:style-name="gr2" draw:text-style-name="P1" draw:layer="layout" svg:width="0.396cm" svg:height="0.396cm" svg:x="8.911cm" svg:y="47.517cm" svg:viewBox="0 0 397 397" svg:d="M397 197c0 111-89 200-198 200-111 0-199-89-199-200 0-109 88-197 199-197 109 0 198 88 198 197z">
            <text:p/>
          </draw:path>
          <draw:path draw:style-name="gr2" draw:text-style-name="P1" draw:layer="layout" svg:width="0.5cm" svg:height="0.5cm" svg:x="10.12cm" svg:y="47.149cm" svg:viewBox="0 0 501 501" svg:d="M501 250c0 139-112 251-251 251s-250-112-250-251 111-250 250-250 251 111 251 250z">
            <text:p/>
          </draw:path>
          <draw:path draw:style-name="gr2" draw:text-style-name="P1" draw:layer="layout" svg:width="0.473cm" svg:height="0.473cm" svg:x="9.331cm" svg:y="60.869cm" svg:viewBox="0 0 474 474" svg:d="M474 236c0 132-106 238-238 238-131 0-236-106-236-238 0-130 105-236 236-236 132 0 238 106 238 236z">
            <text:p/>
          </draw:path>
          <draw:path draw:style-name="gr3" draw:text-style-name="P2" draw:layer="layout" svg:width="1.028cm" svg:height="0.671cm" svg:x="5.103cm" svg:y="48.31cm" svg:viewBox="0 0 1029 672" svg:d="M116 672c-10-1-20-4-30-7s-19-7-28-13c-14-9-25-20-33-33-9-13-15-27-19-42-4-16-6-31-6-48 0-16 0-32 3-47 8-45 24-88 50-128s58-73 95-100c14-10 29-19 45-27s32-13 49-14c13-2 27-2 38-2 12 1 23 6 34 14 11 9 20 19 26 31 7 11 12 23 14 36s2 26 0 39-6 26-12 39c-3 6-7 12-11 19s-8 13-13 19c-2 2-5 6-10 10-4 4-9 9-15 12-5 4-10 7-15 8s-10 0-13-4c-2-2-2-5 0-9 1-4 4-7 8-9 8-6 15-13 20-21 5-9 8-18 10-28 2-11 3-21 2-31 0-10-2-20-5-28-4-12-10-22-18-30-8-7-17-12-28-15-10-4-21-5-32-5-12 1-23 3-34 7-13 4-26 11-38 20-11 8-22 19-32 29-9 12-18 24-25 37-8 13-14 26-19 38-4 11-8 23-11 35-3 13-5 25-6 38-1 12-1 25 1 37 2 13 5 25 10 36 8 18 19 32 33 40 14 9 29 15 45 16 16 2 33 1 50-4s33-11 48-20c26-15 49-32 70-53 21-20 41-42 60-64 18-23 35-45 52-68 16-23 32-47 46-71 7-13 14-24 23-35 9-12 17-23 23-35 7-11 13-22 21-32 8-11 15-21 22-32 7-13 15-24 23-36s16-24 25-35 18-22 28-32c9-11 20-21 30-30 2-1 5-3 8-6 3-2 7-5 11-7 4-3 8-4 12-5s7-1 10 2c2 2 3 5 2 8-2 3-4 6-6 9-3 4-6 7-9 10-3 2-6 4-7 6-5 5-9 10-11 16-2 5-5 12-7 18-6 21-10 42-11 62-1 22-2 43-3 64-1 20-2 40-2 60-1 19-2 39-3 59 0 9 0 18 0 27s-1 18-3 26c-1 9-3 18-5 27s-4 18-7 27c0 2-1 5-2 8s-2 7-3 10c-1 4-2 7-3 10 0 4 0 6 1 8 10-13 19-28 26-43s15-29 24-44c8-12 16-26 23-39 7-14 15-27 23-40 19-30 37-60 56-90 18-30 38-61 58-90 8-13 17-25 27-38 9-13 19-26 30-38s22-23 34-33c12-9 25-18 40-24 7-3 15-4 23-4 9 0 17 2 23 6 9 7 13 15 13 26 0 12-2 21-7 30-4 6-8 9-13 11s-11 3-17 3c-5 0-11 0-17-1s-11-1-17 0c-9 2-17 6-24 12-6 6-13 12-19 18s-13 13-19 19c-6 7-12 14-18 21-12 14-24 29-35 44-11 14-21 29-32 44-15 22-30 45-45 68-13 24-27 48-40 71-16 29-32 56-49 85-16 28-33 56-49 85-5 7-9 15-14 22-5 8-10 15-15 21-5 7-10 13-15 20-4 6-9 13-13 19-1 3-4 6-7 12-4 5-8 10-13 15-4 5-9 8-14 11-4 2-8 0-11-5-3-3-3-6-2-11 1-3 3-8 5-12s4-8 6-11c3-4 5-8 6-11 7-17 12-34 15-52 3-19 5-37 6-55 1-20 1-39 0-57 0-19-1-37-1-56 0-11 0-22 0-32 0-11 1-22 2-34 0-10 1-20 2-30 0-9 2-20 3-30 2-14 5-28 8-41s7-27 12-40c1-2 2-5 3-7s1-4 2-6c-18 23-33 46-47 71-15 25-29 50-42 75-15 26-31 52-47 77s-33 50-50 75-35 50-54 74c-19 23-40 44-64 63-12 9-25 18-39 27s-28 16-42 22c-15 6-30 11-45 14-16 2-31 3-47 2z">
            <text:p/>
          </draw:path>
          <draw:path draw:style-name="gr3" draw:text-style-name="P2" draw:layer="layout" svg:width="0.847cm" svg:height="0.671cm" svg:x="6.063cm" svg:y="48.31cm" svg:viewBox="0 0 848 672" svg:d="M138 670c-3-2-4-4-5-7-1-4-1-8-1-12s1-8 1-12c1-4 2-8 3-10 4-17 10-34 18-49 8-16 16-31 24-47 8-15 17-31 26-47 9-15 18-31 28-46 9-14 17-29 25-43 8-15 16-30 24-45 5-9 9-18 14-27s9-17 14-26c9-20 17-40 25-61 8-20 15-41 23-62 3-12 6-23 10-35 3-11 5-23 6-35 0-8 0-16-1-23-1-8-3-15-5-22-3-6-7-12-12-17s-11-9-19-12c-9-3-18-4-27-3-8 1-17 2-26 5s-17 6-25 10-16 9-23 13c-15 9-30 20-43 32s-25 25-36 38c-6 8-12 16-18 24-5 8-11 16-16 24-6 10-11 19-16 28-6 10-10 20-14 30s-8 20-11 31c-4 12-6 24-8 35-1 12-2 24-1 35 1 13 3 24 7 34 4 9 11 16 21 21 11 6 20 9 29 10 14 1 27-2 39-8 12-5 23-13 33-21 1-2 5-5 10-9 6-5 11-10 16-15s10-8 15-12c5-2 8-1 10 4 1 4 1 8-2 13-2 6-4 10-6 12-9 13-20 25-34 37-14 11-27 21-40 29-14 9-29 16-43 20-15 5-30 7-47 6-9-1-17-3-25-6s-15-7-21-13c-8-8-14-16-19-25s-9-19-11-29c-3-10-4-20-4-31 0-10 0-21 1-32 4-25 10-49 19-71 10-22 21-44 34-65 9-16 20-30 31-43 12-13 24-25 37-38 20-22 42-40 68-56 27-17 54-29 82-36 18-5 36-9 55-10s38 1 56 7c17 6 32 16 44 29 13 13 21 29 26 47 2 10 4 20 5 30s1 20 1 30c0 15-2 29-6 44s-8 30-13 43c-10 30-22 57-38 84-7 12-15 25-24 36-8 11-16 23-25 34-7 10-15 20-21 31-7 9-14 20-22 29-6 9-14 18-21 27-8 9-14 19-19 30 3-2 6-4 9-6 2-1 4-3 6-4s4-2 4-3c25-21 47-43 69-67 21-24 42-48 62-73 16-22 32-43 48-64s32-42 47-64c7-10 14-20 21-30 7-9 14-19 21-29 6-7 12-15 17-23 6-9 12-17 17-24 5-6 9-12 13-17s8-10 12-16c1-2 3-5 5-9 3-4 6-7 9-10s7-5 10-6c4-1 7-1 11 2 3 2 4 5 4 8 0 2 0 6-1 8-1 3-3 6-5 9s-3 6-5 7c-11 14-19 29-23 44-5 15-10 31-16 47-3 9-5 18-6 28-1 9-2 18-3 27-4 19-6 37-8 56s-6 38-12 56c-4 12-8 23-12 35-4 11-8 23-11 34-4 10-7 21-9 32-3 11-8 20-14 29-1 1-2 3-3 6-1 4-3 7-5 12v1c0 1 0 1 0 2 10-8 20-19 29-30 8-13 17-24 26-33 5-6 9-11 14-17s10-12 15-17c4-6 9-12 14-19 4-6 9-12 14-17 12-10 21-21 30-33 8-10 16-21 24-33 7-8 13-17 19-26 5-9 11-18 16-27 6-12 12-24 18-36 7-12 12-25 17-37 4-11 7-22 10-35 1-5 2-8 3-13 0-4 0-8-1-12-1-5-3-8-7-11-3-2-6-5-9-7-4-4-6-7-7-11-2-3-3-7-4-12-2-8-1-16 1-25 3-9 7-17 12-23 8-9 16-14 26-17 9-2 19-3 31 0 8 2 15 5 19 10 5 5 9 11 11 18s3 14 4 22 1 15 1 22c1 19-2 37-8 53-5 17-12 34-21 50-6 10-12 20-18 30-7 10-13 20-20 30-5 8-11 17-16 25-5 9-11 17-17 24-7 9-15 18-22 27-8 9-15 19-23 28-13 16-27 30-42 45-15 14-30 29-43 44-14 16-28 32-42 48-14 15-28 31-42 46-8 9-16 17-24 26-8 8-16 17-23 25-8 9-15 18-22 28-7 9-13 19-18 28-2 5-4 9-4 12-1 3-3 6-8 9-2 2-5 4-9 6s-7 2-10 1c-5-1-7-5-7-11-1-7 0-13 2-21 2-7 4-14 7-21 2-7 4-12 5-15 13-33 23-66 30-100 4-19 7-37 9-56 2-18 6-37 11-56 3-11 6-23 10-34s7-24 9-35c1-2 1-4 2-7s2-6 4-9c1-4 2-6 3-9s1-4 2-5 1-2 1-4c0-1 0-1-1 0-2 2-5 6-10 14-1 1-2 4-4 6s-4 4-5 4c-6 7-11 14-15 21-4 8-10 15-16 21-5 4-9 9-13 14-4 6-8 11-13 16-13 13-25 27-37 41-12 15-24 29-37 42-15 15-29 30-44 45-15 14-31 27-47 40-7 6-13 12-20 17s-13 11-20 17c-6 6-14 13-20 19-7 6-13 13-20 21-1 2-4 7-7 13-4 6-7 12-11 19-4 6-9 11-13 15-5 5-9 6-13 3z">
            <text:p/>
          </draw:path>
          <draw:path draw:style-name="gr3" draw:text-style-name="P2" draw:layer="layout" svg:width="0.598cm" svg:height="0.672cm" svg:x="5.26cm" svg:y="59.712cm" svg:viewBox="0 0 599 673" svg:d="M146 671c-9-2-18-3-27-5-9-3-18-6-26-9-23-10-41-23-55-40-14-16-25-36-32-60-6-23-7-47-5-72 4-24 10-48 21-71 10-23 23-44 40-63 16-20 33-36 52-48 25-16 52-28 81-36 8-2 17-3 26-4 9 0 18 1 27 3 19 5 34 14 44 27s16 28 18 45 1 34-3 52-10 34-19 47c-5 7-10 14-15 20-6 7-12 12-19 17-2 1-5 3-8 5s-6 4-10 5c-3 1-6 2-10 3-3 0-6-1-8-3s-3-4-2-5c0-2 1-4 2-6s3-3 4-5c2-1 3-3 5-3 4-4 8-7 13-11 4-3 7-7 9-12 5-9 9-19 12-31 2-11 4-23 4-35-1-12-3-23-7-33-4-11-11-19-21-26-12-8-25-12-38-12-14-1-27 2-39 7-14 5-26 12-36 21-11 10-19 20-26 31-13 20-23 42-30 67-7 24-10 49-7 72 0 11 3 22 6 32s7 20 12 29 13 19 23 28c9 9 19 16 28 22 11 9 25 15 39 19s29 5 43 5 28-2 42-7c14-4 27-11 38-19 7-5 13-11 19-16 6-6 11-12 16-19 8-10 16-21 23-34 7-14 12-27 16-41 4-15 6-30 6-47 0-23-4-46-12-67-9-22-16-44-24-65-4-12-8-24-11-36-3-13-7-25-10-37-5-15-7-31-7-47s2-32 6-48c3-16 9-31 16-46 7-14 16-27 26-39 6-7 13-14 20-20s14-12 22-17 17-10 27-15c9-4 19-8 30-11 12-3 25-6 38-7 13 0 24 0 32 2 2 1 4 1 6 2 2 0 3 0 4 0 15 4 27 11 37 21 9 10 16 22 20 35 5 13 7 27 7 42 0 14-1 28-4 41-4 14-9 27-15 38s-14 21-24 32c-8 7-16 14-26 19-9 5-19 8-29 10-3 1-7 1-11 2-4 0-9 0-12-1-4 0-7-2-10-4s-5-5-5-9c0-6 1-9 4-10 3 0 6-1 10-1 11 0 20-3 28-8 8-6 15-13 20-22 5-8 10-17 13-28 3-10 5-19 6-29 1-8 1-17 0-26s-2-18-5-27c-3-8-6-17-12-24-5-7-11-12-19-17-10-4-19-6-29-6s-19 2-28 6c-10 3-19 9-26 15-8 7-14 14-19 23-6 9-11 20-15 33-3 12-5 24-6 35-1 19 1 38 7 55 5 18 11 35 17 52 4 10 7 20 11 29s8 19 11 29c8 25 14 51 20 78 5 26 4 53 0 79-5 20-12 42-24 61-11 20-23 38-36 53-12 15-27 28-44 39-17 12-35 22-54 30s-39 14-59 18-39 6-58 6c-10 0-19-1-30-2z">
            <text:p/>
          </draw:path>
          <draw:path draw:style-name="gr3" draw:text-style-name="P2" draw:layer="layout" svg:width="0.847cm" svg:height="0.671cm" svg:x="5.779cm" svg:y="59.712cm" svg:viewBox="0 0 848 672" svg:d="M138 670c-3-1-4-4-5-8-1-3-1-7-1-11s1-8 1-12c1-4 2-8 3-10 4-17 10-34 18-49 8-16 16-31 24-46 8-16 17-32 26-47 9-16 18-32 28-47 9-14 17-29 25-43 8-15 16-30 24-45 5-9 9-18 14-27 5-8 9-17 14-26 9-20 17-41 25-61s15-41 23-62c3-11 7-23 10-35 3-11 5-23 6-35 0-8 0-15-1-23s-3-15-5-22c-3-6-7-12-12-17s-11-9-19-12c-9-2-18-4-27-3-8 1-17 2-26 5s-17 6-25 10c-8 5-16 9-23 13-15 9-30 20-43 32s-25 24-36 38c-6 8-12 15-18 24-5 8-11 16-16 25-6 8-11 18-16 27-6 10-10 20-14 30s-8 20-11 32c-4 11-6 22-8 34-1 12-2 24-1 35 1 13 3 24 7 34 4 9 11 16 21 22 11 5 20 8 29 8 14 2 27-1 39-7s23-13 33-21c1-1 5-5 10-10 6-5 11-9 16-14s10-8 15-12c5-2 8-1 10 4 1 4 1 8-2 13-2 6-4 9-6 12-9 13-20 25-34 37-14 11-27 21-40 30-14 8-28 15-43 19-15 5-30 7-47 6-9-1-17-3-25-6s-15-7-21-13c-8-7-14-16-19-25s-9-19-11-29c-3-10-4-20-4-31 0-10 0-22 1-32 4-25 10-48 19-71 10-22 21-44 34-65 9-16 20-30 31-43 12-12 25-25 37-38 20-21 42-40 68-57 27-16 54-28 82-35 18-5 36-9 55-10s38 1 56 7c17 6 32 16 44 29 13 13 21 29 26 47 3 10 4 20 5 30s1 20 1 30c0 15-2 29-6 44s-8 30-13 44c-10 29-22 56-38 83-7 12-15 25-24 36-8 11-16 23-25 34-7 10-15 20-21 30-7 11-14 20-22 30-6 9-14 18-21 28-8 9-14 18-19 28 3-1 6-3 9-5 2-1 4-2 6-4 2-1 4-2 5-3 24-21 46-44 68-67 21-24 42-48 62-73 16-22 32-43 48-64s32-42 47-64c7-11 14-20 21-30 7-9 14-19 21-29 6-7 12-15 17-24 6-8 12-16 18-24 4-5 8-11 12-16s8-10 12-16c1-2 3-6 5-9 3-4 6-8 9-10 3-3 7-5 11-6 3-1 6-1 10 2 3 2 4 5 4 8s0 6-1 8c-1 3-3 6-5 9s-3 5-5 7c-11 15-19 29-23 44-5 15-10 31-16 47-3 9-5 18-6 27-1 10-2 19-3 28-4 19-6 37-8 56s-6 37-12 56c-4 12-8 23-12 35-4 11-8 23-11 35-4 9-7 20-9 31-3 11-8 20-14 29-1 1-2 3-3 6s-3 7-5 12v1c0 1 0 1 0 2 10-8 20-19 29-31 8-12 17-23 26-32 5-6 9-11 14-17s10-12 15-17c5-6 9-12 14-19 4-6 9-12 14-17 12-10 21-20 30-32 8-11 16-23 25-34 6-8 12-17 18-26 5-9 11-18 16-27 6-12 12-24 19-36 6-12 11-24 16-37 4-11 7-22 10-35 1-5 2-9 3-12 0-5 0-9-1-14-1-4-3-7-7-10-3-2-6-5-9-7-4-4-6-7-7-11-2-4-3-7-4-12-1-8-1-16 2-25 2-9 6-17 11-23 8-9 16-14 26-17 9-2 19-2 31 0 8 1 15 5 19 10 5 5 9 11 11 18s4 14 4 22c1 8 1 15 1 22 1 19-2 37-7 54-6 16-13 33-22 49-6 10-12 20-18 30-7 10-13 20-20 30-5 8-11 17-16 25s-11 17-17 24c-7 9-15 18-22 27-8 9-15 19-23 28-13 16-27 30-42 44-15 15-30 29-43 45s-28 32-42 48c-14 15-28 31-42 46-8 9-16 17-24 25-8 9-16 18-23 27-8 8-15 17-22 27-7 9-13 19-18 29-2 4-3 8-4 11-1 2-3 6-8 9-2 2-5 4-9 6s-7 2-10 1c-5-1-7-5-7-11-1-7 0-13 2-21 2-7 4-14 7-21 2-7 4-12 5-15 13-33 23-67 30-100 4-18 7-37 9-56s6-37 11-56c3-12 6-23 10-34s7-24 9-35c1-2 1-4 2-7s2-6 4-9c1-3 2-7 3-9 1-3 1-4 2-5s1-2 1-4c0-1 0-1-1 0-2 2-5 6-9 14-2 1-3 3-5 6-2 2-4 3-5 4-6 6-11 14-15 21-4 8-10 15-16 21-5 4-9 9-13 15-4 5-8 10-13 15-13 13-25 27-37 41-12 15-24 29-37 42-15 15-29 30-44 44s-31 28-47 41c-7 6-13 12-20 17s-13 10-20 17c-6 6-14 13-20 19-7 7-13 14-20 21-1 2-4 6-7 13-4 6-7 12-11 18-4 7-9 12-13 16-5 5-9 6-13 3z">
            <text:p/>
          </draw:path>
          <draw:path draw:style-name="gr3" draw:text-style-name="P2" draw:layer="layout" svg:width="0.598cm" svg:height="0.672cm" svg:x="16.594cm" svg:y="59.596cm" svg:viewBox="0 0 599 673" svg:d="M146 671c-9-2-18-3-27-5-9-3-18-6-26-9-23-10-41-23-55-40-14-16-25-36-32-60-6-23-7-47-5-72 4-24 10-48 21-71 10-22 23-44 40-63 16-20 33-36 52-48 25-16 52-28 80-36 9-2 18-3 27-4 9 0 18 1 27 3 19 5 34 14 44 27s16 28 18 45 1 34-3 52-10 34-19 47c-5 7-10 14-15 20-6 6-12 12-19 17-2 1-5 3-8 5s-6 4-10 5c-3 1-6 2-10 3-3 0-6-1-8-3s-3-4-2-5c0-2 1-4 2-6 1-1 3-3 4-5 2-1 3-2 5-3 4-4 9-8 13-11s7-7 9-12c5-9 9-19 12-30 2-12 4-24 4-36-1-12-3-23-7-33-4-11-11-19-21-26-12-7-25-12-38-12-14-1-27 2-39 7-14 5-25 12-36 21s-19 20-27 31c-12 20-22 42-29 67s-10 49-7 72c0 11 2 21 6 32 3 11 7 20 12 29 5 10 13 19 23 28 9 9 19 16 28 22 11 9 25 15 39 19s29 6 43 5c14 0 28-2 42-7 14-4 27-11 38-19 7-5 13-10 19-16s11-12 16-18c8-11 16-23 23-36s12-26 16-40c4-15 6-30 6-47 0-23-4-45-12-67s-16-44-24-65c-4-12-8-24-11-36s-7-25-10-37c-5-15-7-31-7-47s2-32 6-48c3-16 9-31 16-45 7-15 16-28 26-41 6-6 13-13 20-19s14-12 22-16c8-6 17-11 27-15 9-5 19-9 30-12 12-3 25-6 38-7 13 0 24 0 32 2 2 1 4 1 6 2 2 0 3 0 4 1 15 3 27 10 37 20 9 10 16 22 20 35 5 13 7 27 7 42 0 14-1 28-4 41-4 14-9 27-15 38s-14 21-24 32c-8 7-16 14-26 19-9 5-19 8-29 10-3 1-7 1-11 2-5 0-9 0-12-1-4 0-7-1-10-4-3-2-5-5-5-9 0-6 1-9 4-10 3 0 6 0 10 0 11-1 20-4 28-9 8-6 15-13 20-22 5-8 10-17 13-28 3-10 5-20 6-29 1-8 1-17 0-26s-2-18-5-27c-3-8-7-16-12-24-5-7-11-12-19-16-10-5-19-7-29-7s-19 2-28 6c-10 4-19 9-26 16-8 6-14 14-19 21-6 10-11 22-15 34-3 12-5 24-6 35-1 19 1 38 7 56 5 17 11 34 17 51 4 10 8 20 11 29 4 9 8 19 11 30 8 25 14 50 20 77 5 26 4 52-1 79-4 20-11 42-23 61-11 20-23 38-36 53-12 15-27 28-44 40-17 11-35 21-54 29s-39 14-59 18c-20 5-40 6-58 6-10 0-19-1-30-2z">
            <text:p/>
          </draw:path>
          <draw:path draw:style-name="gr3" draw:text-style-name="P2" draw:layer="layout" svg:width="0.621cm" svg:height="0.671cm" svg:x="17.092cm" svg:y="59.597cm" svg:viewBox="0 0 622 672" svg:d="M338 184c13 1 25 0 38-3 12-3 25-6 36-9 13-6 25-10 37-15s25-10 37-17c6-3 13-7 21-11 8-5 15-10 23-15 7-6 13-12 19-19 5-7 9-14 10-22 1-5 0-9-1-13-2-4-4-8-7-12-5-6-11-10-20-13-8-3-16-4-24-4-6 0-12 1-18 2-5 2-11 4-17 5-24 7-48 17-71 30-24 14-43 31-58 51-4 6-8 11-12 17-3 7-7 13-10 19-1 3-3 5-4 8s-1 7-1 9c0 3 0 5 2 6 1 2 4 4 8 4 4 2 8 2 12 2zM338 184zM160 671c-27-2-51-9-73-19-15-6-28-15-40-26s-21-24-28-39c-8-14-13-29-16-45s-3-32-3-50c1-16 3-32 7-48 4-15 9-31 17-45s16-27 26-40c11-12 22-24 34-35 12-10 25-20 38-29 7-5 15-9 22-13 8-4 16-8 24-12 14-6 27-10 40-13 4-2 10-3 17-3 7-2 12-4 15-8 1-3 2-6 2-10 0-5-1-9-3-13s-4-8-6-12c-3-3-5-6-7-8-7-4-14-7-21-9-8-1-15-3-22-6-12-5-24-10-35-17-11-8-20-16-29-27-9-9-15-21-17-33-3-13-4-25-2-37 2-13 7-24 14-35 7-10 17-18 29-24 29-12 59-16 90-15 3 0 8 1 16 1 8 1 15 3 22 5s13 5 17 9 4 9 1 16c-3 5-7 7-11 7-5 1-10 0-16-1-5-1-11-3-16-5-6-1-10-3-13-3-13-2-26 1-37 7-12 6-21 14-27 25-7 10-11 21-11 34-1 12 3 24 12 35 1 3 5 6 12 13 7 6 14 11 22 17 8 5 15 10 22 12 7 1 11-1 13-9 9-31 24-57 46-79 23-23 49-40 78-52 24-10 49-18 75-25 26-6 53-7 79-6 15 1 29 3 43 6 15 3 28 9 40 18 15 11 22 24 22 37 0 14-3 27-11 40-7 14-17 26-30 36-12 11-23 19-34 25-10 6-19 10-29 13s-20 6-30 9c-16 4-33 8-50 11-16 4-32 6-49 9-11 1-22 2-33 2-11 1-22 1-33 1-5 0-9 1-13 1s-5 3-5 10c1 3 2 6 5 8 2 1 5 3 8 3s7 0 11-1c3-1 7-1 10-1 11-1 22-1 33 0 11 0 21 2 31 5 8 2 16 4 24 7 9 3 15 7 19 14 3 4 4 8 3 13 0 4-2 8-4 13-3 4-6 7-9 10-4 3-8 6-12 8-9 4-18 6-29 7-10 1-21 1-32 0-10-1-21-2-32-5-10-2-20-6-28-9-4-2-8-4-12-6-4-3-9-5-13-7-5-2-9-3-13-4s-9 0-13 1c-10 3-20 8-29 14s-19 12-28 17c-9 7-17 13-25 20-9 7-17 14-25 23-11 13-20 28-26 44-7 16-12 33-16 50-3 13-4 27-3 40 1 14 3 28 7 41s10 24 18 35 18 20 32 28c13 8 28 13 44 15s32 2 48 0 32-5 48-10 31-10 45-17c9-3 17-8 26-12 8-5 17-11 25-16 10-7 21-16 30-24 10-9 19-18 28-29 9-10 17-20 23-30 6-11 13-21 20-31 3-3 5-7 9-11 3-4 6-7 10-8s7 0 9 4c1 4 1 8 1 11-2 13-8 25-17 37-8 11-17 21-24 31-7 12-16 21-24 31-8 9-16 18-25 27-8 9-18 17-28 25s-19 16-28 25c-5 5-11 9-18 12-7 4-14 7-20 10-7 4-14 8-21 12-6 4-14 7-21 9-23 8-45 14-67 19-23 5-46 6-70 4z">
            <text:p/>
          </draw:path>
          <draw:path draw:style-name="gr3" draw:text-style-name="P2" draw:layer="layout" svg:width="1.028cm" svg:height="0.671cm" svg:x="16.401cm" svg:y="48.231cm" svg:viewBox="0 0 1029 672" svg:d="M116 671c-10-1-20-3-30-7-10-3-19-7-28-13-14-8-25-19-33-32-9-14-15-28-19-43s-6-31-6-47c0-17 0-32 3-47 8-45 25-88 50-128 26-41 58-74 95-101 14-9 29-19 45-27 16-7 32-12 49-14 13-2 27-2 38-1 12 1 23 5 34 14 11 8 20 19 26 30 7 12 12 24 14 36 2 13 2 26 0 39-2 14-6 27-12 40-3 6-7 13-11 19-4 7-8 13-13 19-2 2-5 6-10 10-4 5-9 9-15 13-5 3-10 6-15 7-5 2-10 0-13-4-2-2-2-5 0-9 1-4 4-7 8-9 8-5 15-12 20-21s8-18 10-28 3-20 2-32c0-10-2-19-5-28-4-12-10-22-18-29-8-8-17-13-28-16-10-4-21-5-32-4-12 0-23 3-34 6-13 5-26 11-38 20-11 9-22 19-32 30-9 11-18 24-25 37-8 13-14 26-19 38-4 12-8 23-11 36-3 12-5 24-6 37-1 12-1 25 1 37s5 24 10 35c8 19 19 32 33 41s29 14 45 16c16 1 33 0 50-5 17-4 33-11 48-20 26-15 49-32 70-52s41-41 60-64c18-22 35-45 52-68 16-23 32-48 46-72 7-12 14-24 23-35s17-23 23-35c7-11 14-21 21-32 8-11 15-21 22-32s15-23 23-35 16-23 25-35c9-11 18-22 28-32 9-11 20-21 30-29 2-2 5-4 8-6 3-3 7-6 11-8 4-3 8-4 12-5s7 0 10 2c2 2 3 5 2 8-2 3-4 6-6 10-3 3-6 6-9 9-3 2-6 4-7 6-5 5-8 10-11 16-2 6-5 12-7 18-6 21-10 42-11 62-1 21-2 42-3 63-1 20-2 41-2 60-1 19-2 39-3 60 0 9 0 18 0 27s-1 18-3 26c-1 9-3 18-5 27s-4 18-7 27c0 2-1 5-2 8-1 4-2 7-3 10-1 4-2 7-3 10 0 4 0 6 1 8 10-13 19-27 26-43 7-14 15-29 24-43 8-13 16-26 23-40 7-13 15-28 23-41 19-30 37-60 56-90s38-60 58-89c8-12 17-25 27-38 9-13 19-25 30-37 11-13 22-24 34-34 12-9 25-17 40-24 7-3 15-4 23-4 9 0 17 2 23 6 9 7 13 15 13 27 0 11-2 20-7 29-4 6-8 10-13 12-5 1-11 2-16 2-6 0-12 0-18-1-6 0-11 0-17 0-9 2-17 6-24 12-6 6-13 12-19 18s-13 13-19 19c-6 7-12 14-18 21-12 14-24 28-35 43-11 14-21 29-32 45-15 22-30 44-45 68-13 23-27 48-40 71-16 29-32 57-49 85-16 28-33 56-49 84-5 7-9 15-14 23-5 7-10 14-15 21-5 6-10 12-15 19-4 7-9 13-13 20-1 2-4 6-7 11-4 5-8 10-13 15-4 5-9 9-14 11-4 2-8 0-11-5-3-3-3-6-2-10s3-8 5-13c2-3 4-7 6-11 3-4 5-7 6-11 7-16 12-34 15-52s5-37 6-55c1-19 1-38 0-56 0-18-1-37-1-55 0-11 0-22 0-33s1-22 2-34c0-10 1-21 2-31 1-9 2-19 3-30 2-14 5-28 8-41s7-26 12-40c1-2 2-4 3-6 1-3 1-5 2-7-18 23-33 47-47 71-15 25-29 50-42 75-15 27-31 53-47 78s-33 50-50 75-35 50-54 73-40 44-64 63c-12 9-25 19-39 27-14 9-28 16-42 22-15 6-30 11-45 14-16 3-31 4-47 2z">
            <text:p/>
          </draw:path>
          <draw:path draw:style-name="gr3" draw:text-style-name="P2" draw:layer="layout" svg:width="0.621cm" svg:height="0.671cm" svg:x="17.36cm" svg:y="48.232cm" svg:viewBox="0 0 622 672" svg:d="M338 184c13 1 25 0 38-3 12-3 25-6 36-9 13-6 25-10 37-15s25-10 37-17c6-3 13-7 21-11 8-5 15-10 23-15 7-6 13-12 19-19 5-7 9-14 10-22 1-5 0-9-1-13-2-4-5-8-7-12-5-6-11-10-20-13-8-3-16-4-24-4-6 0-12 1-18 2-5 2-11 4-17 5-24 7-48 17-72 30-23 14-42 31-57 51-4 5-8 11-12 17-3 7-7 13-10 19-1 3-3 5-4 8s-1 7-1 9 0 5 2 6c1 2 4 3 8 4 4 2 8 2 12 2zM338 184zM160 671c-27-3-51-9-73-19-15-6-28-15-40-26s-21-24-28-39c-8-14-13-29-16-45s-3-32-3-50c1-16 3-32 6-48 5-15 10-31 18-45s16-27 26-40c11-12 22-24 34-35 12-10 25-20 38-29 7-5 14-9 22-13s16-8 24-12c14-6 27-10 39-13 5-2 11-3 18-3 7-2 12-4 15-8 2-3 2-6 2-10 0-5-1-9-3-13s-4-8-6-12c-3-3-5-6-7-8-7-5-14-7-21-9-8-1-15-3-22-6-12-5-24-10-35-17-11-8-20-16-29-27-9-10-15-21-18-33-2-13-3-25-1-37 2-13 7-24 14-35 7-10 17-18 29-24 29-12 59-16 90-15 3 0 9 1 16 1 8 1 15 3 22 5s13 5 17 9 4 9 1 16c-3 5-7 7-11 7-5 1-10 0-16-1-5-1-11-3-16-5-6-1-10-3-13-3-13-2-26 1-37 7-12 6-21 14-27 25-7 10-11 21-11 34-1 12 3 24 12 35 1 3 5 6 12 13 7 6 14 11 22 17 8 5 15 10 22 12 7 1 11-1 13-9 9-31 24-57 46-79 23-23 49-40 78-52 24-10 49-18 75-25 26-6 53-7 79-6 15 1 29 3 43 6s28 9 40 18c15 11 22 24 22 37 0 14-3 27-11 40-7 14-17 26-30 36-12 11-23 19-34 25-10 6-19 9-29 13-10 3-20 6-30 9-16 4-34 8-50 11-16 4-32 6-49 8-11 2-22 3-33 3-11 1-22 1-33 1-5 0-9 1-13 1s-5 3-5 10c1 3 2 6 5 8 2 1 5 2 8 3 3 0 7 0 11-1 3-1 7-1 10-1 11-1 22-1 33 0 11 0 21 2 32 5 7 2 15 4 23 7 9 3 15 7 19 14 3 4 4 8 3 13 0 4-2 8-4 13-3 4-6 7-9 10-4 3-8 6-12 8-9 4-18 6-29 7-10 1-21 1-32 0s-21-2-32-5c-10-2-20-6-28-9-4-2-8-4-12-6-4-3-9-5-13-7s-9-3-13-4-9 0-13 1c-10 3-20 8-29 14s-19 12-28 17c-9 7-17 13-25 20-9 7-17 14-25 23-11 13-20 27-26 44-7 16-12 33-16 50-3 13-4 27-3 40 1 14 3 28 7 41s10 24 18 35 18 20 31 28c14 8 29 13 45 15s32 2 48 0 32-5 48-10 31-10 45-17c9-3 17-8 26-12 8-5 17-11 25-16 11-7 21-16 30-24 10-9 19-18 28-29 9-10 17-20 23-30 6-11 13-21 20-31 3-3 5-7 8-11 4-5 7-7 11-8s7 0 9 4c1 4 1 8 1 11-2 13-8 25-17 37-8 11-17 21-24 31-8 11-16 21-24 31-8 9-16 18-25 27s-18 17-28 25-19 16-28 25c-5 5-11 9-18 12s-14 7-20 10c-7 4-14 7-21 12-6 4-14 7-21 9-23 8-45 14-67 19-23 5-46 6-70 4z">
            <text:p/>
          </draw:path>
          <draw:path draw:style-name="gr2" draw:text-style-name="P1" draw:layer="layout" svg:width="2.199cm" svg:height="1.436cm" svg:x="10.698cm" svg:y="44.136cm" svg:viewBox="0 0 2200 1437" svg:d="M249 1436c-22-3-44-8-64-15-21-6-41-16-60-28-29-18-53-42-72-70-18-28-31-59-40-91-8-32-13-66-13-101s1-69 6-100c17-97 53-189 108-274s123-156 204-214c29-21 61-40 95-57s69-28 106-32c27-3 55-3 80-2 26 1 49 11 71 29 24 20 43 41 58 66 14 24 24 50 28 77 5 28 5 55 0 84-4 28-13 56-25 82-7 13-15 28-23 42-9 14-19 28-29 40-4 5-11 12-20 21-10 10-20 19-32 27-11 8-22 14-33 17s-20 0-27-9c-5-5-5-11-1-19 3-9 9-15 17-20 18-11 32-26 43-45 10-19 18-39 22-60 4-22 6-44 4-66-1-21-5-42-12-60-8-26-21-46-38-62s-36-28-58-35-45-10-69-8c-25 1-48 6-71 13-30 10-57 24-82 43-25 18-48 40-68 64-21 24-39 49-55 77s-29 55-39 82c-10 24-18 49-24 75-6 27-11 53-13 80s-2 53 2 80 11 52 22 76c17 39 40 68 70 87s62 30 96 33c35 4 70 1 107-9 36-10 70-24 101-42 56-33 106-70 151-113s87-89 128-138c38-47 75-95 110-144 36-50 69-100 99-153 15-26 31-51 50-75 18-24 35-49 49-74 14-23 28-46 45-69 16-22 31-45 46-68 16-26 33-51 49-76 17-26 35-50 54-74s39-48 60-70c20-22 42-43 65-62 4-3 9-8 17-13 7-6 15-11 23-17 9-5 17-9 26-10 9-2 15-1 20 4 6 4 7 10 4 17-2 7-7 14-12 21-6 7-12 13-19 19s-12 10-14 13c-11 12-19 23-24 35s-10 25-15 40c-14 44-22 88-24 132-2 45-4 90-6 136-2 43-4 85-5 127-2 42-4 84-5 127-1 18-2 37-2 57 0 19-2 38-6 56-2 20-6 39-10 58-5 19-9 38-14 57-1 5-3 11-5 18-2 8-5 15-7 22-3 7-4 14-5 21-1 8-1 13 1 17 21-29 40-59 55-91 16-32 34-64 53-94 17-28 33-57 49-85 15-29 31-57 48-85 41-65 80-130 120-194 39-64 80-128 123-190 18-27 37-54 57-82s42-54 65-81c23-25 47-49 73-70s54-38 85-52c15-6 32-9 51-9 18 0 34 4 48 14 19 13 28 32 28 56s-5 45-15 63c-8 13-17 21-28 25-11 3-23 5-35 5-13 0-25-1-38-2-12-1-24-1-36 1-19 4-36 12-51 25s-28 26-41 38c-14 13-28 27-41 42-14 14-27 29-39 44-26 30-50 61-74 92-23 31-46 63-68 96-34 47-65 95-95 145-29 51-58 101-87 152-34 60-68 120-103 180-36 60-71 121-107 181-9 16-19 33-29 49-10 15-21 30-32 45-11 13-21 27-31 41-10 15-20 29-28 42-3 5-9 13-17 24-8 12-17 23-26 33-10 11-20 18-30 23-10 4-18 1-25-10-5-7-6-14-3-23 2-8 5-17 10-26 4-8 9-16 14-25 5-8 9-15 12-22 15-36 26-74 32-113 7-38 11-78 13-119 2-39 2-79 0-118-1-40-2-80-2-119-1-24-1-48-1-70 1-23 2-47 4-71 1-22 2-43 4-64s5-43 8-65c4-31 10-60 17-88 6-29 15-57 26-86 2-4 3-9 5-14s4-10 5-14c-38 48-71 100-102 152-30 54-60 107-89 161-32 56-65 111-100 164s-71 107-107 160c-36 55-75 108-115 157-40 51-86 95-138 136-26 20-53 39-83 58-28 18-58 34-89 47s-64 23-97 29-66 8-99 5z">
            <text:p/>
          </draw:path>
          <draw:path draw:style-name="gr2" draw:text-style-name="P1" draw:layer="layout" svg:width="1.279cm" svg:height="1.436cm" svg:x="11.04cm" svg:y="63.012cm" svg:viewBox="0 0 1280 1437" svg:d="M314 1432c-20-2-40-6-59-11s-38-11-56-19c-49-21-88-49-118-84-29-36-52-79-67-130-14-48-17-99-11-151 7-52 22-103 44-152 22-48 50-94 85-135 35-43 73-77 113-104 53-34 110-60 170-76 19-5 38-8 57-9 20-1 39 1 58 6 41 11 73 30 94 58 21 29 34 61 38 97 5 36 3 73-5 112-9 38-22 71-41 100-10 15-21 30-33 43-12 14-26 26-41 36-4 3-9 7-16 11s-14 8-21 11-14 4-21 5c-8 2-14-1-18-5s-6-8-5-12c0-4 2-8 5-11 3-4 6-8 9-11s6-6 9-8c10-8 19-15 28-22s16-16 21-27c10-18 18-39 24-64s9-50 9-76c-1-25-6-49-15-72s-24-41-44-54c-26-17-54-27-83-28s-56 5-83 16c-28 10-53 26-75 45-23 21-42 43-57 67-27 43-48 91-63 143-15 53-21 105-16 155 2 22 6 43 13 66 7 22 15 42 26 61 11 21 28 41 49 60s41 35 60 49c25 18 53 31 84 39 30 8 60 12 91 12 30-1 61-6 90-15 30-10 57-24 82-42 13-10 27-22 40-34 12-13 24-26 35-39 17-22 33-47 49-75 15-29 26-57 33-84 8-32 12-66 12-101 0-50-8-98-25-144-18-47-34-93-51-140-8-26-16-52-23-77-7-26-15-52-23-78-9-33-14-66-14-101s4-69 12-102 20-65 35-96c16-31 34-60 56-86 14-14 28-28 43-41 15-14 30-26 46-36 19-12 38-22 58-32 20-9 41-18 63-24 26-8 54-13 82-15s51-1 68 3c4 2 8 4 13 4 4 0 7 1 9 2 32 8 59 22 78 44 20 21 34 46 44 75 10 28 15 57 15 89 1 32-3 61-9 88-8 29-18 56-31 79-13 24-31 47-53 69-16 16-34 30-54 40s-41 18-63 22c-7 1-15 3-24 4s-18 1-26-1c-8-1-15-4-21-9-7-4-10-11-10-21-1-11 2-18 8-19s14-2 23-2c22-1 42-7 59-19s31-27 42-46c12-18 21-37 28-59 6-20 11-41 13-61 2-18 2-36 0-56-1-19-5-38-10-57-6-18-15-35-26-51-11-15-25-27-42-36-20-9-40-14-61-14s-41 4-60 12c-21 8-39 19-55 34-16 14-30 30-40 47-13 21-23 45-31 71s-13 52-14 76c-2 40 3 79 15 116 11 37 23 74 37 110 8 22 15 42 24 62 8 20 15 41 22 64 17 53 31 109 42 166 10 56 10 113-1 169-9 44-24 87-48 129s-50 80-78 114c-27 31-58 59-94 84-36 24-74 45-116 62-41 17-83 30-126 40-43 9-85 13-125 12-20 0-40-2-61-5z">
            <text:p/>
          </draw:path>
          <draw:path draw:style-name="gr2" draw:text-style-name="P1" draw:layer="layout" svg:width="1.812cm" svg:height="1.436cm" svg:x="1cm" svg:y="53.58cm" svg:viewBox="0 0 1813 1437" svg:d="M296 1435c-6-4-9-10-11-17-2-8-3-16-3-25 1-9 2-17 4-26 2-8 4-15 6-21 8-37 21-72 39-105 17-34 34-67 50-99 18-34 36-68 55-102 20-33 39-66 59-99 19-30 37-61 54-93s34-64 51-96c11-18 21-37 31-55s20-37 29-56c20-43 37-86 54-130 17-43 33-88 48-133 8-25 15-50 22-75s11-51 13-76c1-17 0-33-2-49-2-17-5-32-11-46s-14-27-25-38c-10-10-24-18-41-24-19-7-38-9-57-8-19 2-37 5-56 11s-37 13-54 22-33 19-49 28c-32 19-63 42-90 68-28 25-53 53-77 82-14 16-26 33-38 50s-24 35-35 54c-13 19-25 39-36 60-11 20-20 41-29 63-9 20-16 43-24 67-7 25-12 49-15 75-4 25-5 50-3 75 1 25 6 48 15 69 7 20 22 36 45 47 22 11 43 17 62 19 29 2 56-3 82-15 26-13 50-28 71-47 3-2 11-9 21-20 12-10 23-21 34-30 12-11 22-18 33-23 10-5 16-3 20 6 3 8 2 17-3 28-6 11-10 19-14 25-18 28-42 54-72 78-29 25-58 46-85 64-30 18-61 32-92 43-32 10-65 14-99 12-20-2-37-6-54-12-17-7-32-16-45-30-18-15-32-33-42-52-11-20-19-40-24-62-5-21-8-44-8-66s0-45 3-67c8-53 21-104 41-151 20-48 43-94 71-140 20-35 43-65 68-93 26-27 52-54 79-82 42-45 90-85 145-120 56-35 114-60 174-77 39-10 78-17 119-20s80 1 118 15c38 13 69 34 96 62 26 28 45 62 55 100 5 21 8 42 10 64 2 21 2 43 2 65 0 31-5 63-13 95s-17 63-28 93c-20 62-47 121-80 178-16 26-33 51-51 75-18 25-36 49-54 74-16 21-31 42-46 64-14 21-29 43-46 64-14 19-29 38-46 58-16 20-29 41-40 62 7-3 13-7 19-11 5-3 9-6 13-9 5-2 8-5 10-7 51-45 100-93 145-143 46-51 90-103 133-155 36-45 70-90 104-136 34-44 68-90 100-137 14-22 29-43 45-63 15-20 30-41 46-63 12-16 24-34 36-51 12-18 24-35 37-51 9-13 18-24 27-35s17-23 25-36c2-4 6-11 12-19 5-8 11-15 18-21 6-7 14-11 21-13 8-3 15-1 23 5 5 5 9 10 9 16 1 6 0 13-3 19-2 6-6 12-10 19-4 6-8 11-11 15-23 30-39 62-49 94s-21 65-33 101c-7 19-11 38-13 58-2 21-5 40-8 59-6 40-12 80-15 121-4 40-13 79-26 118-9 25-17 49-26 74-9 24-17 49-24 73-7 21-14 44-20 67-6 24-16 44-29 63-2 2-4 6-7 13-2 8-5 16-9 25 0 1 0 2-1 3 0 1-1 3-1 5 24-19 44-41 62-66 18-26 37-50 56-71 11-11 21-23 31-36 10-12 20-24 31-35 11-13 21-26 30-40 10-14 20-27 32-38 23-21 43-44 61-67s36-47 53-71c14-18 26-37 39-56 12-19 24-38 34-57 14-26 27-52 41-78 13-26 25-52 35-80 8-23 15-48 22-76 2-9 4-17 5-26 1-8 1-17-1-27-3-10-8-17-15-22-7-6-14-11-21-17-6-7-11-14-15-22-3-8-6-17-8-25-2-17-1-36 4-55s14-35 25-49c16-19 35-31 55-36s42-6 66-1c18 4 32 11 42 22s18 24 22 38c5 15 8 30 10 47 1 17 2 33 2 48 1 40-5 78-17 114s-27 71-46 107c-13 22-26 43-39 64s-27 42-42 63c-11 19-22 37-33 55s-24 35-37 52c-16 19-32 38-48 57-16 20-32 39-48 58-29 33-59 65-91 95-31 30-62 62-90 96-29 34-60 68-90 101-31 33-61 67-91 101-16 18-33 36-50 54s-34 37-50 55c-16 19-32 38-47 59-15 20-27 40-38 61-5 11-8 19-9 25-2 6-7 12-17 20-5 4-11 7-19 11s-15 5-21 3c-10-3-16-11-16-24-1-14 1-28 5-44 3-16 8-31 14-46s10-25 11-31c27-71 49-143 65-215 9-40 15-80 19-120 5-39 12-79 23-119 6-26 14-50 22-74 8-23 15-48 19-73 1-3 3-8 5-14 2-7 4-14 7-20 3-7 5-13 7-19s3-9 4-10c2-2 3-5 3-9 0-3-1-3-3 0-3 3-9 13-20 29-3 4-6 8-10 13s-7 8-10 10c-13 13-24 28-33 44-9 17-20 30-33 42-10 10-20 20-29 32-8 11-17 22-27 33-28 29-54 58-80 89-25 30-52 60-79 89-31 32-62 64-94 95s-66 60-100 88c-15 13-29 24-43 35-15 11-28 23-42 37-14 13-29 27-43 41s-28 29-41 45c-4 5-9 14-17 27-7 14-15 27-23 41-9 13-18 24-28 33-9 9-18 11-27 7z">
            <text:p/>
          </draw:path>
          <draw:path draw:style-name="gr2" draw:text-style-name="P1" draw:layer="layout" svg:width="1.328cm" svg:height="1.435cm" svg:x="20.424cm" svg:y="53.691cm" svg:viewBox="0 0 1329 1436" svg:d="M723 393c27 3 54 0 81-6s52-13 77-21c27-10 53-19 79-30 26-10 51-22 76-35 14-7 29-15 46-25 16-9 33-20 48-33 16-12 30-26 41-40 12-14 19-30 22-46 2-10 1-20-3-29-4-8-9-16-14-24-10-14-24-23-42-29s-35-8-52-8c-13 1-26 2-38 5s-24 6-36 10c-51 15-102 36-152 65s-91 64-123 108c-8 12-17 25-25 38s-15 26-22 39c-3 6-6 12-8 17-2 6-4 13-4 18s2 10 5 14c3 3 8 6 17 8 9 3 18 4 27 4zM723 393zM340 1434c-54-6-105-19-153-40-33-15-61-33-85-56-26-25-46-53-62-83-15-31-26-63-33-97-6-34-8-69-7-106 2-35 7-69 15-103 8-33 21-65 37-95 16-31 35-59 57-86 21-27 45-51 71-74 27-23 54-44 81-63 16-11 31-21 48-29 16-9 32-17 49-25 29-12 58-22 84-28 11-3 24-6 38-8 15-1 26-7 31-15 4-6 6-14 5-23 0-9-2-18-6-27s-9-17-14-25-10-13-15-17c-13-10-28-16-44-19-17-3-32-7-48-13-26-10-50-23-72-37-23-16-44-34-63-56-18-21-30-45-36-71-7-27-8-54-3-80 4-27 14-51 29-74 16-22 36-39 62-50 61-27 125-37 191-33 7 0 18 1 34 2 17 2 32 6 48 11 15 4 27 11 36 19 8 8 9 19 1 34-6 9-14 14-24 15s-21 0-33-2c-12-3-23-7-35-11-11-3-20-6-27-7-29-3-55 2-80 15-24 13-44 31-58 53s-22 46-23 73 8 52 26 76c3 5 11 14 26 27 14 13 30 25 46 36 17 12 33 20 48 24s24-1 28-17c18-66 51-122 99-170 48-47 104-84 167-110 51-22 105-40 161-53 56-14 111-18 167-14 30 2 61 6 92 13 30 7 59 19 84 39 32 23 48 50 49 79 0 29-8 58-24 87-16 28-38 53-64 76s-51 40-74 52c-20 12-41 20-62 27-21 8-42 14-63 20-35 9-70 18-105 24-34 7-70 13-106 18-23 2-46 4-70 5-23 1-47 2-71 3-10 0-20 0-29 1-8 0-11 7-9 21 1 8 4 14 9 18 7 3 13 5 19 5 7 1 14 0 22-1 9-1 16-2 23-2 23-1 46-1 69 0 24 1 47 4 69 10 15 4 32 9 51 15 18 6 32 16 40 29 6 10 8 20 7 29-1 10-5 19-10 27-5 9-12 17-19 23-8 7-16 12-25 16-19 9-40 14-62 16-23 2-46 2-69 0s-45-6-68-11c-22-5-44-12-62-19-8-4-17-8-26-14-8-5-17-10-27-14-9-4-19-8-28-9s-18-1-28 2c-21 7-42 17-62 30-20 14-39 26-58 38-20 13-38 27-56 42-17 14-34 30-49 48-24 28-43 59-58 95-14 35-25 71-33 108-6 28-8 56-6 85 1 29 6 59 15 86 8 27 21 53 39 76 17 24 38 43 64 58 30 17 62 28 96 33s68 5 102 1c35-5 69-12 103-22 35-11 67-23 96-36 20-8 38-17 56-28 19-10 36-21 54-33 23-16 44-33 65-52s40-40 60-61c18-20 33-41 46-64 13-22 28-44 44-66 5-6 11-14 17-23 7-10 14-15 22-17 10-3 17 0 19 8 3 9 3 17 2 25-4 27-15 53-34 77s-37 47-53 68c-16 23-32 44-48 64-17 20-35 40-54 59-18 19-38 36-60 53-21 16-42 34-61 53-10 10-23 19-38 26-15 8-29 15-42 21-16 8-30 16-45 25-14 9-30 16-47 21-48 17-95 30-143 40-48 11-98 14-150 9z">
            <text:p/>
          </draw:path>
          <draw:path draw:style-name="gr2" draw:text-style-name="P1" draw:layer="layout" svg:width="17.256cm" svg:height="17.256cm" svg:x="47.94cm" svg:y="45.818cm" svg:viewBox="0 0 17257 17257" svg:d="M13905 9310l-3527 925-406-406c267-297 437-682 461-1105h4283 761 209 190 77 190 19zM13905 9310zM8972 15946l20-77c3709-184 6692-3168 6877-6877l77-20c-176 3766-3207 6799-6974 6974zM8972 15946zM8732 10234v-267c353-27 668-190 893-436l192 185c-274 297-657 491-1085 518zM8732 10234zM7467 8621c0-641 521-1161 1160-1161 641 0 1162 520 1162 1161 0 640-521 1160-1162 1160-639 0-1160-520-1160-1160zM7467 8621zM8532 14717v761 209 190 76 180l-47-180c-1 0-2 0-3 0l-20-76c1 0 2 0 3 0l-51-192c-1 0-1 0-2 0l-55-212c1 0 1 0 1 0l-203-773h-1l-1133-4323 407-406c297 264 682 433 1104 454zM8532 14717zM8532 16144zM8532 16144zM1311 8972l77 20c184 3709 3168 6693 6876 6877l20 77c-3766-175-6798-3208-6973-6974zM1311 8972zM1113 8533l191-50 76-20 192-50 212-56 773-202 4322-1133 398 398c-266 300-434 687-455 1113zM1113 8533zM1113 8533zM1113 8533zM8284 1310l-20 77c-3708 184-6692 3169-6876 6878l-77 20c175-3766 3207-6800 6973-6975zM8284 1310zM7720 9620l-181 195c-300-273-496-657-525-1087h267c28 353 192 668 439 892zM7720 9620zM7209 4771c62-22 123-43 185-62l-85 322zM7209 4771zM6005 5936c54-66 86-150 86-242 0-88-30-169-81-234 340-281 722-503 1129-661l91 239c30 78 34 162 14 243l-92 348c-134 511-771 683-1144 310zM6005 5936zM4894 6911c152-330 348-640 581-919 65 52 147 83 236 83 91 0 174-32 240-85l13 12c373 373 200 1010-310 1144l-13 4c-87 22-180 15-262-22zM4894 6911zM4862 6981l527 235-682 178c44-140 96-278 155-413zM4862 6981zM6015 5694c0 168-136 305-304 305s-304-137-304-305 136-304 304-304 304 136 304 304zM6015 5694zM1722 8177c-69 18-136-38-131-111 273-3444 3029-6202 6475-6475 72-5 128 61 110 131-11 44-49 74-94 78-3343 264-6018 2940-6282 6283-4 45-34 83-78 94zM1722 8177zM7952 2577l-536 2046c-79 24-157 49-233 77l-432-1130c-8-19-30-29-49-22-20 8-30 30-22 49l432 1131c-416 161-807 389-1154 677-67-57-153-91-247-91-92 0-176 32-242 86l-617-617c-15-14-38-14-53 0-15 15-15 40 0 54l617 617c-53 66-86 149-86 240 0 93 35 179 90 245-239 285-440 603-596 941l-1095-489c-19-9-41 0-50 19-8 19 0 42 20 50l1094 490c-67 152-125 308-173 467l-2044 536c313-2819 2558-5064 5376-5376zM7952 2577zM6929 12372c-330-149-639-343-922-578 53-66 84-149 84-240 0-89-31-171-83-236 373-374 1010-201 1144 309l5 20c23 88 15 180-22 262zM6929 12372zM6998 12403l225-503 171 650c-135-43-267-91-396-147zM6998 12403zM4778 10066c-25-67-49-135-70-203l356 93zM4778 10066zM6015 11554c0 168-136 305-304 305s-304-137-304-305c0-167 136-304 304-304s304 137 304 304zM6015 11554zM5711 11174c-91 0-175 32-240 85-282-338-506-718-665-1122l382-147c1 0 1-1 1-1l465 121c510 134 683 771 310 1145l-9 8c-66-55-151-89-244-89zM5711 11174zM8176 15535c18 70-38 136-110 131-3446-273-6202-3031-6475-6476-5-72 62-128 131-110 44 11 74 49 78 93 264 3343 2939 6019 6282 6284 45 4 83 34 94 78zM8176 15535zM2576 9304l2046 536c26 85 54 170 85 253l-1121 428c-19 7-29 29-22 49 7 15 21 24 36 24 5 0 9 0 14-2l1120-428c164 414 393 803 683 1149-54 66-87 150-87 241 0 93 34 178 89 245l-620 620c-15 15-15 40 0 54 7 8 17 11 26 11 10 0 20-3 27-11l622-621c65 52 147 83 237 83 92 0 176-33 242-87 290 242 607 440 945 594l-492 1101c-9 20 0 42 19 51 5 2 10 3 15 3 15 0 29-8 36-23l492-1101c145 62 295 117 448 163l536 2044c-2818-312-5063-2558-5376-5376zM2576 9304zM8532 7006v267c-361 25-683 193-910 447l-195-181c276-307 667-507 1105-533zM8532 7006zM8724 3282v-2169l50 191 20 76 50 192 56 212 203 773 205 785 7 25 920 3512-398 399c-299-269-686-440-1113-463zM8724 3282zM9080 1722c-18-70 38-136 111-131 3444 273 6201 3031 6474 6475 5 73-61 129-131 111-43-11-74-49-78-94-265-3343-2940-6019-6282-6283-45-4-83-34-94-78zM9080 1722zM12482 7202c24 64 46 127 66 192l-338-88zM12482 7202zM11335 5992c66 52 147 83 237 83 82 0 157-26 219-70 282 339 505 720 664 1126l-252 96c-77 30-162 34-242 13l-333-87c-511-134-683-771-310-1144zM11335 5992zM11268 5694c0-168 136-304 304-304s305 136 305 304-137 305-305 305-304-137-304-305zM11268 5694zM10045 5402l-183-695c144 45 285 98 422 159zM10045 5402zM10353 4897c326 150 630 343 909 577-44 62-71 138-71 220 0 93 34 179 90 244l-26 27c-373 372-1010 200-1144-310-23-88-16-180 21-263zM10353 4897zM9547 7631l186-191c293 275 485 658 510 1085h-267c-25-352-185-667-429-894zM9547 7631zM10074 12475c-70 26-140 51-211 73l97-372zM10074 12475zM11277 11315c-53 65-86 149-86 239 0 85 28 162 75 225-338 283-717 508-1121 668l-106-278c-30-77-34-162-14-242l86-325c134-510 771-683 1144-310zM11277 11315zM12369 10334c-149 327-341 632-574 913-63-46-139-73-223-73-92 0-176 33-242 87l-12-13c-373-373-201-1010 310-1144l7-2c87-23 180-15 262 21zM12369 10334zM12400 10265l-513-229 663-174c-43 138-93 272-150 403zM12400 10265zM11268 11554c0-167 136-304 304-304s305 137 305 304c0 168-137 305-305 305s-304-137-304-305zM11268 11554zM15534 9080c70-18 136 38 131 110-273 3445-3030 6203-6474 6476-73 5-129-61-111-131 11-44 49-74 94-78 3342-265 6017-2941 6282-6284 4-44 35-82 78-93zM15534 9080zM9304 14680l536-2046c88-27 175-56 261-88l436 1140c6 16 20 25 36 25 4 0 8-1 13-3 20-7 30-29 22-49l-436-1141c413-164 800-393 1145-682 68 61 157 99 255 99 91 0 174-32 240-85l624 623c7 8 17 11 26 11 10 0 20-3 27-11 15-14 15-39 0-54l-623-623c54-66 87-150 87-242 0-98-39-188-101-256 238-287 434-599 586-933l1121 501c4 2 10 3 15 3 14 0 28-8 35-22 9-19 0-42-19-50l-1120-501c64-148 119-301 166-457l2043-535c-312 2818-2556 5064-5375 5376zM9304 14680zM13724 6687c-8-20-30-30-50-22l-1149 439c-161-415-389-803-676-1149 64-68 104-160 104-261 0-89-32-171-84-237l620-620c15-14 15-39 0-54-15-14-39-14-53 0l-620 620c-66-56-151-89-244-89-100 0-191 39-259 103-286-239-596-436-928-590l497-1113c9-20 0-42-19-51-19-8-42 0-51 19l-497 1114c-154-68-313-126-475-175l-536-2044c2819 312 5063 2557 5375 5376l-2045-536c-24-82-51-163-81-242l1148-439c20-8 30-30 23-49zM13724 6687zM15946 8285l-77-20c-185-3709-3168-6694-6877-6878l-20-77c3767 175 6798 3209 6974 6975zM15946 8285zM16138 8335c-151-3911-3305-7066-7216-7217l-295-1118-293 1118c-3911 151-7065 3306-7216 7217l-1118 293 1118 294c151 3911 3305 7066 7216 7217l293 1118 295-1118c3911-151 7065-3306 7216-7217l1119-294z">
            <text:p/>
          </draw:path>
          <draw:path draw:style-name="gr3" draw:text-style-name="P2" draw:layer="layout" svg:width="0.406cm" svg:height="0.406cm" svg:x="55.242cm" svg:y="47.872cm" svg:viewBox="0 0 407 407" svg:d="M404 168c20 110-54 217-165 236-110 20-217-54-236-165s54-217 166-236c110-19 216 54 235 165z">
            <text:p/>
          </draw:path>
          <draw:path draw:style-name="gr3" draw:text-style-name="P2" draw:layer="layout" svg:width="0.406cm" svg:height="0.406cm" svg:x="57.489cm" svg:y="60.614cm" svg:viewBox="0 0 407 407" svg:d="M404 168c20 111-54 217-166 236-110 20-216-54-235-165s54-217 165-236c110-19 217 54 236 165z">
            <text:p/>
          </draw:path>
          <draw:path draw:style-name="gr3" draw:text-style-name="P2" draw:layer="layout" svg:width="0.406cm" svg:height="0.405cm" svg:x="62.736cm" svg:y="53.12cm" svg:viewBox="0 0 407 406" svg:d="M239 403c-111 20-217-54-236-164-19-111 54-217 165-236s217 54 236 164c20 112-54 217-165 236z">
            <text:p/>
          </draw:path>
          <draw:path draw:style-name="gr3" draw:text-style-name="P2" draw:layer="layout" svg:width="0.406cm" svg:height="0.406cm" svg:x="49.995cm" svg:y="55.367cm" svg:viewBox="0 0 407 407" svg:d="M238 404c-110 20-216-54-235-165s54-217 166-236c109-19 216 54 235 165 19 110-54 217-166 236z">
            <text:p/>
          </draw:path>
          <draw:path draw:style-name="gr3" draw:text-style-name="P2" draw:layer="layout" svg:width="0.406cm" svg:height="0.406cm" svg:x="54.153cm" svg:y="48.164cm" svg:viewBox="0 0 407 407" svg:d="M394 133c39 106-16 223-121 261-106 39-223-16-261-121-38-106 16-223 121-261 106-38 223 16 261 121z">
            <text:p/>
          </draw:path>
          <draw:path draw:style-name="gr3" draw:text-style-name="P2" draw:layer="layout" svg:width="0.406cm" svg:height="0.406cm" svg:x="58.578cm" svg:y="60.322cm" svg:viewBox="0 0 407 407" svg:d="M395 133c39 106-16 223-122 261-105 39-223-16-261-121-37-106 16-223 122-261s223 16 261 121z">
            <text:p/>
          </draw:path>
          <draw:path draw:style-name="gr3" draw:text-style-name="P2" draw:layer="layout" svg:width="0.406cm" svg:height="0.406cm" svg:x="62.444cm" svg:y="52.031cm" svg:viewBox="0 0 407 407" svg:d="M273 394c-106 39-223-16-261-121-38-107 16-223 122-261 105-38 222 16 260 121 39 106-16 223-121 261z">
            <text:p/>
          </draw:path>
          <draw:path draw:style-name="gr3" draw:text-style-name="P2" draw:layer="layout" svg:width="0.406cm" svg:height="0.406cm" svg:x="50.287cm" svg:y="56.456cm" svg:viewBox="0 0 407 407" svg:d="M273 394c-105 39-223-16-261-121-38-106 16-223 122-261 105-38 223 16 261 121 38 107-16 223-122 261z">
            <text:p/>
          </draw:path>
          <draw:path draw:style-name="gr3" draw:text-style-name="P2" draw:layer="layout" svg:width="0.406cm" svg:height="0.406cm" svg:x="53.131cm" svg:y="48.641cm" svg:viewBox="0 0 407 407" svg:d="M380 101c56 98 23 223-74 279-98 56-223 23-279-74-55-98-23-223 74-279 98-55 223-23 279 74z">
            <text:p/>
          </draw:path>
          <draw:path draw:style-name="gr3" draw:text-style-name="P2" draw:layer="layout" svg:width="0.406cm" svg:height="0.405cm" svg:x="59.6cm" svg:y="59.845cm" svg:viewBox="0 0 407 406" svg:d="M380 101c56 97 23 222-76 278-96 56-222 23-277-74s-23-222 74-278c98-55 223-23 279 74z">
            <text:p/>
          </draw:path>
          <draw:path draw:style-name="gr3" draw:text-style-name="P2" draw:layer="layout" svg:width="0.406cm" svg:height="0.406cm" svg:x="61.968cm" svg:y="51.009cm" svg:viewBox="0 0 407 407" svg:d="M306 380c-98 56-223 23-279-74-55-98-23-223 74-279 98-55 223-23 279 74 56 98 23 223-74 279z">
            <text:p/>
          </draw:path>
          <draw:path draw:style-name="gr3" draw:text-style-name="P2" draw:layer="layout" svg:width="0.405cm" svg:height="0.406cm" svg:x="50.763cm" svg:y="57.478cm" svg:viewBox="0 0 406 407" svg:d="M305 380c-97 56-222 23-278-74-55-98-23-223 74-279 97-55 222-23 279 74 55 98 22 223-75 279z">
            <text:p/>
          </draw:path>
          <draw:path draw:style-name="gr3" draw:text-style-name="P2" draw:layer="layout" svg:width="0.406cm" svg:height="0.406cm" svg:x="52.207cm" svg:y="49.288cm" svg:viewBox="0 0 407 407" svg:d="M360 72c72 87 61 215-25 288-87 72-215 61-288-25-71-87-60-215 25-288 87-71 215-60 288 25z">
            <text:p/>
          </draw:path>
          <draw:path draw:style-name="gr3" draw:text-style-name="P2" draw:layer="layout" svg:width="0.406cm" svg:height="0.406cm" svg:x="60.524cm" svg:y="59.199cm" svg:viewBox="0 0 407 407" svg:d="M360 72c72 87 61 215-25 288-87 72-215 61-288-25-71-87-60-215 25-288 87-71 215-60 288 25z">
            <text:p/>
          </draw:path>
          <draw:path draw:style-name="gr3" draw:text-style-name="P2" draw:layer="layout" svg:width="0.406cm" svg:height="0.406cm" svg:x="61.321cm" svg:y="50.085cm" svg:viewBox="0 0 407 407" svg:d="M335 360c-87 72-215 61-288-25-71-87-60-215 25-288 87-71 215-60 288 25 72 87 61 215-25 288z">
            <text:p/>
          </draw:path>
          <draw:path draw:style-name="gr3" draw:text-style-name="P2" draw:layer="layout" svg:width="0.406cm" svg:height="0.406cm" svg:x="51.41cm" svg:y="58.401cm" svg:viewBox="0 0 407 407" svg:d="M335 360c-87 72-215 61-288-25-71-87-60-215 25-288 87-71 215-60 288 25 72 87 61 215-25 288z">
            <text:p/>
          </draw:path>
          <draw:path draw:style-name="gr3" draw:text-style-name="P2" draw:layer="layout" svg:width="0.406cm" svg:height="0.406cm" svg:x="51.41cm" svg:y="50.085cm" svg:viewBox="0 0 407 407" svg:d="M335 47c86 73 97 201 25 288-73 86-201 97-288 25-85-73-96-201-25-288 73-85 201-96 288-25z">
            <text:p/>
          </draw:path>
          <draw:path draw:style-name="gr3" draw:text-style-name="P2" draw:layer="layout" svg:width="0.406cm" svg:height="0.406cm" svg:x="61.321cm" svg:y="58.401cm" svg:viewBox="0 0 407 407" svg:d="M335 47c86 73 97 201 25 288-73 86-201 97-288 25-85-73-96-201-25-288 73-85 201-96 288-25z">
            <text:p/>
          </draw:path>
          <draw:path draw:style-name="gr3" draw:text-style-name="P2" draw:layer="layout" svg:width="0.406cm" svg:height="0.406cm" svg:x="60.524cm" svg:y="49.288cm" svg:viewBox="0 0 407 407" svg:d="M360 335c-73 86-201 97-288 25-85-73-96-201-25-288 73-85 201-96 288-25 86 73 97 201 25 288z">
            <text:p/>
          </draw:path>
          <draw:path draw:style-name="gr3" draw:text-style-name="P2" draw:layer="layout" svg:width="0.406cm" svg:height="0.406cm" svg:x="52.207cm" svg:y="59.199cm" svg:viewBox="0 0 407 407" svg:d="M360 335c-73 86-201 97-288 25-85-73-96-201-25-288 73-85 201-96 288-25 86 73 97 201 25 288z">
            <text:p/>
          </draw:path>
          <draw:path draw:style-name="gr3" draw:text-style-name="P2" draw:layer="layout" svg:width="0.405cm" svg:height="0.406cm" svg:x="50.763cm" svg:y="51.009cm" svg:viewBox="0 0 406 407" svg:d="M305 27c97 56 130 181 75 279-57 97-182 130-279 74s-129-181-74-279c56-97 181-129 278-74z">
            <text:p/>
          </draw:path>
          <draw:path draw:style-name="gr3" draw:text-style-name="P2" draw:layer="layout" svg:width="0.406cm" svg:height="0.406cm" svg:x="61.968cm" svg:y="57.478cm" svg:viewBox="0 0 407 407" svg:d="M306 27c97 56 130 181 74 279-56 97-181 130-279 74-97-56-129-181-74-279 56-97 181-129 279-74z">
            <text:p/>
          </draw:path>
          <draw:path draw:style-name="gr3" draw:text-style-name="P2" draw:layer="layout" svg:width="0.406cm" svg:height="0.406cm" svg:x="59.6cm" svg:y="48.641cm" svg:viewBox="0 0 407 407" svg:d="M380 306c-56 97-181 130-279 74-97-56-129-181-74-279 55-97 181-129 277-74 99 56 132 181 76 279z">
            <text:p/>
          </draw:path>
          <draw:path draw:style-name="gr3" draw:text-style-name="P2" draw:layer="layout" svg:width="0.406cm" svg:height="0.405cm" svg:x="53.131cm" svg:y="59.845cm" svg:viewBox="0 0 407 406" svg:d="M380 305c-56 97-181 130-279 74-97-56-129-181-74-278 56-97 181-129 279-74 97 56 130 181 74 278z">
            <text:p/>
          </draw:path>
          <draw:path draw:style-name="gr3" draw:text-style-name="P2" draw:layer="layout" svg:width="0.406cm" svg:height="0.406cm" svg:x="50.287cm" svg:y="52.031cm" svg:viewBox="0 0 407 407" svg:d="M273 12c106 38 160 154 122 261-38 105-156 160-261 121-106-38-160-155-122-261 38-105 156-159 261-121z">
            <text:p/>
          </draw:path>
          <draw:path draw:style-name="gr3" draw:text-style-name="P2" draw:layer="layout" svg:width="0.406cm" svg:height="0.406cm" svg:x="62.444cm" svg:y="56.456cm" svg:viewBox="0 0 407 407" svg:d="M273 12c105 38 160 155 121 261-38 105-155 160-260 121-106-38-160-154-122-261 38-105 155-159 261-121z">
            <text:p/>
          </draw:path>
          <draw:path draw:style-name="gr3" draw:text-style-name="P2" draw:layer="layout" svg:width="0.406cm" svg:height="0.406cm" svg:x="58.578cm" svg:y="48.164cm" svg:viewBox="0 0 407 407" svg:d="M395 273c-38 105-155 160-261 121-106-38-159-155-122-261 38-105 156-159 261-121 106 38 161 155 122 261z">
            <text:p/>
          </draw:path>
          <draw:path draw:style-name="gr3" draw:text-style-name="P2" draw:layer="layout" svg:width="0.406cm" svg:height="0.406cm" svg:x="54.153cm" svg:y="60.322cm" svg:viewBox="0 0 407 407" svg:d="M394 273c-38 105-155 160-261 121-105-38-159-155-121-261 38-105 155-159 261-121 105 38 160 155 121 261z">
            <text:p/>
          </draw:path>
          <draw:path draw:style-name="gr3" draw:text-style-name="P2" draw:layer="layout" svg:width="0.406cm" svg:height="0.405cm" svg:x="49.995cm" svg:y="53.12cm" svg:viewBox="0 0 407 406" svg:d="M238 3c112 19 185 125 166 236-19 110-126 184-235 164-112-19-185-124-166-236 19-110 125-183 235-164z">
            <text:p/>
          </draw:path>
          <draw:path draw:style-name="gr3" draw:text-style-name="P2" draw:layer="layout" svg:width="0.406cm" svg:height="0.406cm" svg:x="62.736cm" svg:y="55.367cm" svg:viewBox="0 0 407 407" svg:d="M239 3c111 19 185 125 165 236-19 111-125 185-236 165-111-19-184-126-165-236 19-111 125-184 236-165z">
            <text:p/>
          </draw:path>
          <draw:path draw:style-name="gr3" draw:text-style-name="P2" draw:layer="layout" svg:width="0.406cm" svg:height="0.406cm" svg:x="57.489cm" svg:y="47.872cm" svg:viewBox="0 0 407 407" svg:d="M404 239c-19 111-126 185-236 165-111-19-184-126-165-236 19-111 125-184 235-165 112 19 186 125 166 236z">
            <text:p/>
          </draw:path>
          <draw:path draw:style-name="gr3" draw:text-style-name="P2" draw:layer="layout" svg:width="0.406cm" svg:height="0.406cm" svg:x="55.242cm" svg:y="60.614cm" svg:viewBox="0 0 407 407" svg:d="M404 239c-19 111-125 185-235 165-112-19-185-125-166-236s126-184 236-165c111 19 185 125 165 236z">
            <text:p/>
          </draw:path>
          <draw:polygon draw:style-name="gr2" draw:text-style-name="P1" draw:layer="layout" svg:width="2.008cm" svg:height="2.008cm" svg:x="55.565cm" svg:y="53.442cm" svg:viewBox="0 0 2009 2009" draw:points="823,535 1028,0 1207,544 1732,310 1473,822 2009,1028 1464,1207 1699,1731 1186,1473 981,2009 802,1464 277,1698 536,1186 0,980 545,801 310,277">
            <text:p/>
          </draw:polygon>
          <draw:path draw:style-name="gr2" draw:text-style-name="P1" draw:layer="layout" svg:width="2.199cm" svg:height="1.436cm" svg:x="55.552cm" svg:y="44.036cm" svg:viewBox="0 0 2200 1437" svg:d="M249 1436c-22-3-44-8-64-15-21-6-41-16-60-28-29-18-53-42-72-70-18-28-31-59-40-91s-13-66-13-101 1-69 6-100c17-97 53-189 109-274 54-85 122-156 202-214 30-21 62-40 96-57s69-28 106-32c27-3 55-3 80-2 26 1 49 11 71 29 24 20 43 41 58 66 14 24 24 50 28 77 5 28 5 55 0 83-4 29-13 56-25 83-7 13-15 28-23 42-9 14-19 28-29 40-4 5-10 12-20 21-10 10-20 19-32 27-11 8-22 14-33 16-11 4-21 0-27-8-5-5-6-11-1-19 4-9 9-15 17-20 18-11 32-26 43-45 10-19 18-39 22-60 4-22 6-44 4-66-1-21-5-42-12-60-8-26-21-47-38-62-17-16-36-28-58-35s-45-10-69-8c-24 1-48 6-71 13-30 10-57 24-82 42-25 19-48 41-68 65-21 24-39 49-55 77s-29 55-40 82c-9 24-17 49-23 75-6 27-11 53-13 80s-2 53 2 80 11 52 22 76c17 39 40 68 70 87s62 30 96 33c35 4 70 1 106-9 37-10 71-24 102-42 56-33 106-70 151-113s88-89 128-138c38-47 74-95 110-144 35-50 68-101 99-153 15-26 31-51 50-75 18-24 35-49 49-75 14-22 29-45 45-68 16-22 31-45 46-68 16-26 32-51 49-76 17-26 35-50 54-74s39-48 60-70c20-22 42-43 65-62 4-3 10-8 16-13 8-6 16-12 24-17 9-5 17-9 26-10 9-3 15-1 20 4 6 4 7 10 4 17-2 7-7 13-12 21-6 7-13 13-19 19-7 6-12 10-15 13-10 12-18 23-23 35-6 12-10 25-16 40-13 44-21 88-23 132-3 45-5 90-6 136-2 43-4 85-5 127-2 42-4 84-6 127-1 18-1 37-1 57 0 19-2 38-6 56-3 20-6 39-10 58-5 19-9 38-14 57-1 5-3 11-5 18-3 7-5 15-7 22-3 7-4 14-5 21-2 8-1 13 1 17 21-29 40-59 56-91 15-32 33-64 52-94 17-28 33-57 49-85 15-29 31-57 48-85 41-65 80-130 120-194 39-64 80-128 123-190 18-27 37-54 57-82 21-28 42-54 65-81 23-25 47-49 73-70s54-38 85-52c15-6 32-9 51-9 18 0 34 4 48 14 19 13 28 32 28 56s-5 45-15 63c-8 13-17 21-28 25-11 3-23 5-35 5-13 0-25-1-38-2-12-1-24-1-36 1-19 4-36 12-50 25-15 13-29 26-41 38-15 13-29 27-42 42-14 14-27 29-39 44-26 30-51 61-74 92s-46 63-68 96c-34 47-65 95-95 145-29 51-58 101-87 152-34 60-68 120-104 180-35 60-70 121-106 181-9 16-19 33-29 49-10 15-21 30-33 45-10 13-20 27-30 41s-20 29-28 42c-3 5-9 13-17 24-8 12-17 23-27 33-9 11-19 18-29 23-10 4-18 1-25-10-5-7-6-14-4-23 3-8 6-17 11-26 4-8 8-16 14-25 5-8 9-15 12-22 15-36 26-74 32-113 7-38 11-78 13-119 1-39 1-79 0-119-1-39-2-79-2-118-1-24-1-48 0-71 0-22 1-46 3-70 1-22 2-43 4-64s5-43 7-65c5-31 11-60 18-88 7-29 15-57 26-86 1-4 4-9 5-14 2-5 4-10 4-14-37 48-70 99-101 152-30 54-60 107-90 161-31 56-64 111-99 164s-71 107-107 160c-36 54-75 108-115 157-40 50-86 95-138 136-26 20-53 39-83 58-28 18-58 34-90 47-30 13-63 23-95 29-33 6-67 8-100 5z">
            <text:p/>
          </draw:path>
          <draw:path draw:style-name="gr2" draw:text-style-name="P1" draw:layer="layout" svg:width="1.278cm" svg:height="1.436cm" svg:x="55.964cm" svg:y="63.113cm" svg:viewBox="0 0 1279 1437" svg:d="M314 1432c-20-2-40-6-59-11s-38-11-56-19c-49-21-88-49-118-84-29-36-52-79-67-130-14-48-17-99-11-151 7-52 22-103 43-151 23-49 51-95 87-136 34-43 72-77 112-104 53-34 109-60 169-76 19-5 37-7 57-9 20-1 39 2 58 6 41 11 72 30 94 58 22 29 35 61 39 98 5 35 3 73-6 111-8 38-22 72-41 100-10 15-22 30-34 43-11 14-25 26-40 36-4 3-9 7-16 11s-14 8-21 11-14 4-21 5c-8 2-14-1-18-5s-6-8-5-12c0-4 2-7 5-11s6-8 9-11 7-6 10-8c9-8 18-15 27-22 10-7 16-16 21-27 10-18 18-39 24-64s9-50 8-76c0-25-5-49-14-72s-24-41-44-54c-27-17-54-27-83-28s-56 5-83 16c-27 10-52 26-74 45-23 21-42 43-57 67-27 43-48 91-63 143-15 53-21 105-16 155 2 22 6 43 13 66 7 22 16 42 26 61 11 21 28 41 49 60s41 35 60 49c25 18 52 31 83 39 30 8 60 12 91 12 30-1 60-6 90-15 30-10 57-24 82-42 14-10 28-22 41-34 12-13 24-26 35-39 17-22 33-47 49-75 15-29 26-57 32-84 10-32 13-66 13-101 0-50-8-98-26-144-16-47-33-93-50-140-8-26-16-52-23-77-7-26-15-52-22-78-10-33-15-66-15-101s4-69 12-102 20-65 35-96c16-31 35-60 56-86 14-14 28-28 43-41 14-14 30-26 47-36 17-12 37-22 57-32 20-9 41-18 61-24 27-8 55-13 83-15s51-1 68 3c4 2 8 4 12 4 5 0 8 1 10 2 32 8 59 22 78 44 20 21 35 46 44 75 9 28 15 58 15 89 1 32-3 61-9 88-8 29-18 56-31 79-13 24-31 47-53 69-16 16-34 29-54 40-20 10-41 18-63 22-7 1-15 3-24 4s-18 1-26-1c-8-1-15-4-21-9-6-4-10-11-10-21-1-11 2-18 8-19s14-2 22-2c24-1 43-7 60-19s31-27 42-46c12-18 21-37 28-59 6-20 10-41 13-61 1-18 2-36 0-56-1-19-4-38-11-57-5-18-14-35-25-51-10-15-25-27-42-36-20-9-40-14-61-14-20 0-41 4-60 12-20 8-38 19-54 34-16 14-30 30-41 47-12 21-22 45-30 71-8 27-13 52-14 76-2 40 3 79 15 116 11 37 24 74 37 111 7 21 16 41 24 61 8 21 15 41 22 64 17 53 31 109 41 166 9 56 9 113-1 169-8 44-24 87-47 129-24 42-50 80-78 114-27 31-58 59-94 84-36 24-75 45-116 62-42 17-84 30-127 40-43 9-85 13-125 12-20 0-40-2-60-5z">
            <text:p/>
          </draw:path>
          <draw:path draw:style-name="gr2" draw:text-style-name="P1" draw:layer="layout" svg:width="1.811cm" svg:height="1.436cm" svg:x="46.107cm" svg:y="53.774cm" svg:viewBox="0 0 1812 1437" svg:d="M296 1435c-6-4-9-10-12-17-1-8-2-16-2-25 1-9 2-17 4-26 2-8 4-15 6-21 8-37 21-72 39-105 17-34 34-67 50-99 18-33 36-68 55-102 19-33 38-66 58-99 19-30 37-61 54-93s34-64 51-96c11-18 21-37 31-55s20-37 29-56c20-43 37-86 54-130 17-43 33-88 48-133 8-25 15-50 22-75s11-51 12-76c1-17 1-33-1-49-1-16-5-32-11-46s-14-27-25-37c-10-11-24-19-41-25-20-7-38-9-57-8-18 2-37 5-56 11s-37 13-54 22-33 19-49 28c-32 19-62 42-89 68-28 25-53 53-77 82-14 16-26 33-38 50s-24 35-36 54-24 39-34 60c-12 20-21 41-30 63-9 20-17 43-24 67-7 25-12 49-16 75-3 25-4 50-2 75 1 25 6 48 15 69 8 20 22 36 45 47 22 11 43 17 62 19 29 2 56-3 82-15 26-13 50-28 70-47 4-2 12-9 22-20 11-10 22-21 33-30 12-11 22-18 33-23 9-5 16-2 20 6 3 8 2 17-3 28s-10 19-14 25c-18 28-42 54-71 79-29 24-58 45-86 63-29 18-60 33-91 43-32 10-65 14-99 12-19-2-37-6-54-12-17-7-32-16-46-30-17-15-31-33-41-52-11-20-18-40-24-62-5-21-8-44-8-66s0-45 3-67c8-53 21-104 41-151s43-94 71-140c20-35 43-65 69-92 25-28 51-55 77-83 43-45 91-85 146-120s113-60 173-77c38-10 78-17 119-20s80 1 118 15c38 13 69 34 97 62 26 28 45 62 55 100 4 21 8 42 10 64 2 21 3 43 1 65 0 31-4 63-12 95s-17 63-28 93c-20 62-48 121-81 178-16 26-33 51-51 75-18 25-36 49-54 74-16 21-32 42-46 64-14 21-29 43-46 64-14 19-30 38-45 58-17 20-31 41-41 62 7-3 13-7 19-11 4-3 9-6 13-9 5-2 8-5 10-7 51-45 100-92 145-143 46-51 90-103 133-155 37-45 71-90 105-136 35-44 68-90 100-137 14-22 29-43 45-63 15-20 30-41 46-63 12-16 24-33 36-51s24-35 37-51c9-12 18-24 27-35s17-23 24-36c3-4 7-11 12-19 6-8 12-15 19-22 6-6 13-10 20-12 8-3 15-1 22 5 7 5 10 10 10 16 1 6 0 13-3 19-2 6-6 12-10 19-4 6-8 11-10 15-23 30-38 62-49 94-10 32-21 65-33 101-7 19-12 38-13 58-3 21-5 40-7 59-8 40-12 80-16 121-4 40-13 79-26 118-9 25-18 49-26 74-9 24-17 49-25 73-6 21-13 44-19 67-6 24-16 44-29 63-2 2-5 6-7 13-2 8-5 16-9 26 0 0 0 1-1 2 0 1-1 3-1 5 23-19 44-41 62-66 18-26 37-50 56-71 11-11 21-23 31-36 10-12 21-24 31-36s20-25 30-39 20-27 32-38c22-21 42-44 60-67s36-47 53-71c13-18 27-37 39-56s24-38 34-57c14-26 27-52 41-78 13-26 25-52 35-80 8-23 15-48 22-76 2-9 4-17 5-26 1-8 1-17-1-27-3-10-8-17-15-22-7-6-14-11-21-17-6-7-11-14-15-22-3-8-6-17-7-25-3-17-2-36 3-55s14-35 25-48c16-20 35-32 55-37s42-6 66-1c18 4 32 11 42 22s18 24 22 38c5 15 8 30 10 47 1 17 2 33 2 48 1 40-5 78-17 114s-27 71-46 107c-13 22-26 43-39 64-14 21-27 43-42 63-11 19-23 37-34 55-10 18-23 35-36 52-17 19-32 38-48 57-16 20-32 39-48 58-29 33-59 65-91 95-31 30-61 62-89 96-29 34-60 68-90 101-31 33-61 67-91 101-16 18-32 36-50 54-17 18-34 37-50 55-17 19-32 38-47 59-15 20-27 40-38 61-5 11-8 19-9 25s-7 12-17 20c-5 4-11 7-19 11-9 4-16 5-22 3-10-3-16-11-17-24 0-14 1-28 5-44s9-31 15-46c5-15 9-25 12-31 27-71 49-143 65-215 9-40 15-80 19-120 5-39 12-79 23-119 6-25 14-50 22-74 8-23 15-48 19-73 1-3 3-8 5-14 1-7 4-14 6-20 3-7 6-13 8-19s3-9 4-10c2-2 3-5 3-9 0-3-1-3-4 0-2 3-8 13-19 29-3 4-6 8-10 13s-7 8-10 10c-13 13-24 28-33 44-8 17-19 31-33 42-10 10-20 20-29 32-8 11-18 22-27 33-29 29-55 58-80 89-26 30-52 60-80 89-31 32-62 64-94 96-32 30-66 59-100 87-15 13-29 24-43 35-15 11-28 23-42 37-14 13-28 27-42 41s-28 29-41 45c-4 5-10 14-17 27-7 14-15 27-23 41-9 13-18 24-28 33-9 9-18 11-27 7z">
            <text:p/>
          </draw:path>
          <draw:path draw:style-name="gr2" draw:text-style-name="P1" draw:layer="layout" svg:width="1.328cm" svg:height="1.435cm" svg:x="65.337cm" svg:y="53.775cm" svg:viewBox="0 0 1329 1436" svg:d="M723 394c27 2 54-1 81-7 26-6 52-13 77-21 27-9 54-19 79-30 26-10 52-22 77-35 13-7 28-15 45-25 16-9 33-20 48-33 16-12 30-25 41-40 12-14 19-29 22-46 2-10 1-20-3-29-4-8-9-16-14-24-10-13-24-23-42-29s-35-8-52-8c-13 1-26 2-38 5s-24 7-36 10c-51 15-102 36-152 65s-91 65-122 108c-10 12-17 25-25 38-9 13-16 26-23 39-3 6-5 12-8 18-3 5-4 12-4 17s2 10 5 14c3 3 8 6 17 8 9 3 18 5 27 5zM723 394zM341 1434c-55-6-106-19-154-40-32-14-61-33-85-56-26-25-47-53-61-83-16-31-27-63-34-97-6-34-8-69-7-105 2-36 7-70 15-104 8-33 20-65 37-95 16-30 35-59 56-86 22-27 46-51 72-74s54-44 82-63c15-11 31-20 47-29s32-17 48-25c30-12 59-22 86-28 10-3 23-5 37-8 16-1 26-7 31-15 4-6 6-14 5-23 0-9-2-18-6-27s-9-17-14-25-10-13-14-17c-14-10-29-16-46-19-16-3-31-7-47-13-25-10-50-23-72-37-23-15-44-33-63-56-18-21-30-44-36-71-7-27-8-54-3-80 4-27 14-51 29-73 15-23 36-40 62-51 62-27 125-37 191-33 7 0 18 1 35 2 15 3 31 6 47 11 15 4 27 11 36 19 8 8 9 19 1 34-6 9-14 14-23 15-11 2-21 0-34-2-12-3-24-7-35-11-11-3-20-6-27-7-29-2-55 2-80 16-24 12-44 30-58 52s-22 46-23 73 8 52 26 76c3 5 11 14 26 27 14 12 30 25 46 36 17 12 33 21 48 24 15 4 24-1 28-16 18-66 51-123 99-171 48-47 104-83 167-110 51-21 105-39 161-53 55-14 111-18 167-14 31 2 61 6 92 13 30 7 59 19 84 39 32 24 48 50 49 79 0 30-8 58-24 87-16 28-38 53-64 76-26 24-51 40-74 52-20 12-41 20-62 28-21 7-42 13-63 19-36 10-70 18-104 24-35 7-71 13-107 18-23 2-46 5-69 5-24 1-48 2-72 3-10 0-20 0-29 1-8 0-11 8-9 21 1 8 4 14 9 18 7 3 13 5 19 6 7 0 14 0 22-2 9-1 16-2 22-2 24-1 47-1 71 0 23 1 46 4 68 10 15 4 32 9 51 15 18 6 32 16 40 29 6 10 9 20 7 29-1 10-5 19-10 27-5 9-12 17-20 23-7 7-15 12-24 16-19 9-40 14-62 16-23 2-45 2-69 0-22-2-45-5-67-11-23-5-44-11-62-19-10-4-18-9-27-14-8-5-17-10-27-14-9-4-19-7-28-9-9-1-18-1-28 3-21 6-41 16-62 30-20 13-39 25-58 37-20 13-38 27-56 42-17 14-34 30-49 48-24 28-43 60-58 95-14 35-25 71-33 108-5 28-7 56-6 85 2 29 6 59 15 86s21 53 39 76c17 24 38 43 64 58 30 18 62 28 96 33s68 5 103 1c34-4 68-12 102-23 35-10 67-22 97-35 19-8 37-17 56-28 18-10 36-21 53-32 23-17 45-34 65-53 21-19 41-38 59-61 19-20 35-41 47-63 13-23 28-45 44-67 5-6 10-14 17-23 7-10 14-16 22-17 10-3 17 0 19 8 3 9 3 17 2 25-4 27-15 53-34 77s-37 47-54 68c-14 23-31 44-47 64-17 20-35 39-54 59-18 19-38 37-60 53-21 16-42 34-61 53-10 11-23 19-38 27-15 7-29 14-43 20-14 8-29 17-44 25-14 10-31 17-46 21-49 17-96 30-144 40-48 11-98 14-149 9z">
            <text:p/>
          </draw:path>
          <draw:path draw:style-name="gr2" draw:text-style-name="P1" draw:layer="layout" svg:width="7.107cm" svg:height="7.114cm" svg:x="26.087cm" svg:y="46.22cm" svg:viewBox="0 0 7108 7115" svg:d="M213 7115l-213-24c203-1797 1022-3494 2307-4780 1283-1285 2979-2105 4777-2311l24 213c-3588 411-6488 3313-6895 6902z">
            <text:p/>
          </draw:path>
          <draw:path draw:style-name="gr2" draw:text-style-name="P1" draw:layer="layout" svg:width="7.092cm" svg:height="7.084cm" svg:x="26.09cm" svg:y="55.152cm" svg:viewBox="0 0 7093 7085" svg:d="M7068 7085c-1789-208-3479-1026-4759-2304-1280-1279-2100-2968-2309-4756l213-25c425 3625 3254 6450 6880 6871z">
            <text:p/>
          </draw:path>
          <draw:path draw:style-name="gr2" draw:text-style-name="P1" draw:layer="layout" svg:width="7.092cm" svg:height="7.084cm" svg:x="35.011cm" svg:y="55.152cm" svg:viewBox="0 0 7093 7085" svg:d="M24 7085l-24-214c3626-421 6455-3246 6880-6871l213 25c-209 1788-1029 3477-2310 4756-1279 1278-2969 2096-4759 2304z">
            <text:p/>
          </draw:path>
          <draw:path draw:style-name="gr2" draw:text-style-name="P1" draw:layer="layout" svg:width="7.106cm" svg:height="7.114cm" svg:x="34.999cm" svg:y="46.22cm" svg:viewBox="0 0 7107 7115" svg:d="M6893 7115c-407-3589-3306-6491-6893-6902l24-213c1796 206 3492 1026 4776 2311 1284 1286 2103 2983 2307 4780z">
            <text:p/>
          </draw:path>
          <draw:path draw:style-name="gr2" draw:text-style-name="P1" draw:layer="layout" svg:width="6.288cm" svg:height="6.305cm" svg:x="26.947cm" svg:y="47.082cm" svg:viewBox="0 0 6289 6306" svg:d="M213 6306l-213-25c190-1586 918-3084 2051-4219 1132-1135 2627-1868 4212-2062l26 213c-3194 393-5692 2899-6076 6093z">
            <text:p/>
          </draw:path>
          <draw:path draw:style-name="gr2" draw:text-style-name="P1" draw:layer="layout" svg:width="6.299cm" svg:height="6.281cm" svg:x="26.95cm" svg:y="55.097cm" svg:viewBox="0 0 6300 6282" svg:d="M6274 6282c-1583-191-3079-920-4212-2050-1135-1131-1867-2625-2062-4206l213-26c395 3188 2898 5683 6087 6068z">
            <text:p/>
          </draw:path>
          <draw:path draw:style-name="gr2" draw:text-style-name="P1" draw:layer="layout" svg:width="6.299cm" svg:height="6.281cm" svg:x="34.944cm" svg:y="55.097cm" svg:viewBox="0 0 6300 6282" svg:d="M25 6282l-25-214c3189-385 5692-2880 6087-6068l213 26c-196 1581-927 3075-2062 4206-1133 1130-2629 1859-4213 2050z">
            <text:p/>
          </draw:path>
          <draw:path draw:style-name="gr2" draw:text-style-name="P1" draw:layer="layout" svg:width="6.288cm" svg:height="6.305cm" svg:x="34.959cm" svg:y="47.082cm" svg:viewBox="0 0 6289 6306" svg:d="M6076 6306c-384-3194-2883-5700-6076-6093l26-213c1584 194 3080 927 4211 2062 1133 1135 1862 2633 2052 4219z">
            <text:p/>
          </draw:path>
          <draw:path draw:style-name="gr2" draw:text-style-name="P1" draw:layer="layout" svg:width="2.203cm" svg:height="2.203cm" svg:x="32.995cm" svg:y="45.615cm" svg:viewBox="0 0 2204 2204" svg:d="M1101 2204v-215c490 0 888-398 888-888 0-489-398-887-888-887-489 0-887 398-887 887 0 316 170 610 443 768l-108 186c-339-196-549-562-549-954 0-607 494-1101 1101-1101 609 0 1103 494 1103 1101 0 609-494 1103-1103 1103z">
            <text:p/>
          </draw:path>
          <draw:path draw:style-name="gr2" draw:text-style-name="P1" draw:layer="layout" svg:width="2.203cm" svg:height="2.203cm" svg:x="32.995cm" svg:y="60.667cm" svg:viewBox="0 0 2204 2204" svg:d="M1101 2204c-607 0-1101-494-1101-1103 0-607 494-1101 1101-1101v214c-489 0-887 398-887 887 0 490 398 888 887 888 490 0 888-398 888-888 0-314-162-599-432-761l111-185c331 199 536 561 536 946 0 609-494 1103-1103 1103z">
            <text:p/>
          </draw:path>
          <draw:path draw:style-name="gr2" draw:text-style-name="P1" draw:layer="layout" svg:width="2.203cm" svg:height="2.203cm" svg:x="40.521cm" svg:y="53.141cm" svg:viewBox="0 0 2204 2204" svg:d="M1101 2204c-607 0-1101-494-1101-1103h215c0 490 397 888 886 888 490 0 888-398 888-888 0-489-398-887-888-887-324 0-622 177-778 462l-188-104c193-353 564-572 966-572 609 0 1103 494 1103 1101 0 609-494 1103-1103 1103z">
            <text:p/>
          </draw:path>
          <draw:path draw:style-name="gr2" draw:text-style-name="P1" draw:layer="layout" svg:width="2.203cm" svg:height="2.203cm" svg:x="25.468cm" svg:y="53.141cm" svg:viewBox="0 0 2204 2204" svg:d="M1101 2204c-607 0-1101-494-1101-1103 0-607 494-1101 1101-1101 609 0 1103 494 1103 1101h-215c0-489-398-887-888-887-489 0-887 398-887 887 0 490 398 888 887 888 314 0 598-160 761-429l184 111c-202 334-555 533-945 533z">
            <text:p/>
          </draw:path>
          <draw:path draw:style-name="gr2" draw:text-style-name="P1" draw:layer="layout" svg:width="0.86cm" svg:height="0.86cm" svg:x="38.965cm" svg:y="59.135cm" svg:viewBox="0 0 861 861" svg:d="M125 735c-167-168-167-442 0-610 169-167 442-167 611 0 167 168 167 442 0 610-169 168-442 168-611 0z">
            <text:p/>
          </draw:path>
          <draw:path draw:style-name="gr2" draw:text-style-name="P1" draw:layer="layout" svg:width="1.075cm" svg:height="1.075cm" svg:x="38.858cm" svg:y="59.027cm" svg:viewBox="0 0 1076 1076" svg:d="M538 215c-82 0-165 31-228 95-62 61-95 142-95 228s33 167 95 228c126 127 330 127 456 0 62-61 96-142 96-228s-34-167-96-228c-63-64-145-95-228-95zM538 215zM538 1076c-137 0-276-52-381-157-101-102-157-238-157-381 0-144 56-280 157-381 101-102 238-157 381-157 144 0 279 55 381 157 102 101 157 237 157 381 0 143-55 279-157 381-105 105-243 157-381 157z">
            <text:p/>
          </draw:path>
          <draw:path draw:style-name="gr2" draw:text-style-name="P1" draw:layer="layout" svg:width="0.817cm" svg:height="0.817cm" svg:x="28.366cm" svg:y="48.512cm" svg:viewBox="0 0 818 818" svg:d="M119 699c-159-161-159-419 0-580 161-159 419-159 580 0 159 161 159 419 0 580-161 159-419 159-580 0z">
            <text:p/>
          </draw:path>
          <draw:path draw:style-name="gr2" draw:text-style-name="P1" draw:layer="layout" svg:width="1.032cm" svg:height="1.032cm" svg:x="28.259cm" svg:y="48.405cm" svg:viewBox="0 0 1033 1033" svg:d="M516 214c-80 0-156 32-212 90-58 56-90 132-90 212 0 81 32 156 90 213 117 118 308 118 425 0 119-117 119-308 0-425-57-58-132-90-213-90zM516 214zM516 1033c-137 0-268-53-365-151-98-97-151-228-151-366 0-137 53-268 151-366 97-97 228-150 365-150 138 0 269 53 366 150 98 98 151 229 151 366 0 138-53 269-151 366-97 98-228 151-366 151z">
            <text:p/>
          </draw:path>
          <draw:path draw:style-name="gr2" draw:text-style-name="P1" draw:layer="layout" svg:width="0.86cm" svg:height="0.86cm" svg:x="28.36cm" svg:y="59.135cm" svg:viewBox="0 0 861 861" svg:d="M125 125c169-167 442-167 610 0 168 168 168 442 0 610s-441 168-610 0c-167-168-167-442 0-610z">
            <text:p/>
          </draw:path>
          <draw:path draw:style-name="gr2" draw:text-style-name="P1" draw:layer="layout" svg:width="1.075cm" svg:height="1.075cm" svg:x="28.252cm" svg:y="59.027cm" svg:viewBox="0 0 1076 1076" svg:d="M538 215c-83 0-165 31-228 95-127 125-127 330 0 456 126 127 330 127 456 0 127-126 127-331 0-456-63-64-145-95-228-95zM538 215zM538 1076c-144 0-280-56-381-157-102-102-157-238-157-381 0-144 55-280 157-381 101-102 237-157 381-157 143 0 279 55 381 157 101 101 157 237 157 381 0 143-56 279-157 381-102 101-238 157-381 157z">
            <text:p/>
          </draw:path>
          <draw:path draw:style-name="gr2" draw:text-style-name="P1" draw:layer="layout" svg:width="0.817cm" svg:height="0.817cm" svg:x="39.025cm" svg:y="48.512cm" svg:viewBox="0 0 818 818" svg:d="M119 119c161-159 419-159 580 0 159 161 159 419 0 580-161 159-419 159-580 0-159-161-159-419 0-580z">
            <text:p/>
          </draw:path>
          <draw:path draw:style-name="gr2" draw:text-style-name="P1" draw:layer="layout" svg:width="1.032cm" svg:height="1.032cm" svg:x="38.917cm" svg:y="48.405cm" svg:viewBox="0 0 1033 1033" svg:d="M517 214c-81 0-157 32-214 90-57 56-89 132-89 212 0 81 32 156 89 213 57 58 133 89 214 89 80 0 156-31 212-89 58-57 90-132 90-213 0-80-32-156-90-212-56-58-132-90-212-90zM517 214zM517 1033c-138 0-269-53-367-151-97-97-150-228-150-366 0-137 53-268 150-366 98-97 229-150 367-150 137 0 268 53 365 150 98 98 151 229 151 366 0 138-53 269-151 366-97 98-228 151-365 151z">
            <text:p/>
          </draw:path>
          <draw:path draw:style-name="gr2" draw:text-style-name="P1" draw:layer="layout" svg:width="0.86cm" svg:height="0.861cm" svg:x="36.611cm" svg:y="60.723cm" svg:viewBox="0 0 861 862" svg:d="M34 600c-92-219 8-472 226-566 219-92 472 8 566 227 93 218-8 472-226 566-220 93-472-8-566-227z">
            <text:p/>
          </draw:path>
          <draw:path draw:style-name="gr2" draw:text-style-name="P1" draw:layer="layout" svg:width="1.075cm" svg:height="1.075cm" svg:x="36.504cm" svg:y="60.615cm" svg:viewBox="0 0 1076 1076" svg:d="M240 665c34 79 97 141 177 173 80 31 168 30 248-4 163-69 239-259 170-424-35-79-97-140-177-172s-169-31-248 3c-164 70-239 259-170 424zM240 665zM537 1076c-68 0-135-13-200-39-133-53-238-155-294-287v-1c-116-273 10-589 282-706 132-55 279-57 413-5 133 54 238 156 294 288s58 279 5 412c-54 133-156 238-288 294-68 29-139 44-212 44z">
            <text:p/>
          </draw:path>
          <draw:path draw:style-name="gr2" draw:text-style-name="P1" draw:layer="layout" svg:width="0.816cm" svg:height="0.816cm" svg:x="30.73cm" svg:y="46.914cm" svg:viewBox="0 0 817 817" svg:d="M33 570c-88-209 7-448 214-537 209-88 449 7 538 214 88 209-8 449-215 538-209 88-449-8-537-215z">
            <text:p/>
          </draw:path>
          <draw:path draw:style-name="gr2" draw:text-style-name="P1" draw:layer="layout" svg:width="1.032cm" svg:height="1.032cm" svg:x="30.623cm" svg:y="46.807cm" svg:viewBox="0 0 1033 1033" svg:d="M239 635c31 74 90 131 165 162 74 30 157 29 231-3 74-33 131-91 161-166 30-74 29-156-3-230-65-154-242-225-396-159-153 66-224 243-158 396zM239 635zM517 1033c-201 0-392-117-476-314-111-261 10-566 271-678 263-111 567 10 679 272 54 127 56 267 4 395-51 129-149 229-276 284-66 28-134 41-202 41z">
            <text:p/>
          </draw:path>
          <draw:path draw:style-name="gr2" draw:text-style-name="P1" draw:layer="layout" svg:width="0.86cm" svg:height="0.86cm" svg:x="26.766cm" svg:y="56.779cm" svg:viewBox="0 0 861 861" svg:d="M260 34c220-92 472 8 566 226 93 219-8 472-226 566-220 93-472-8-566-226-92-220 8-472 226-566z">
            <text:p/>
          </draw:path>
          <draw:path draw:style-name="gr2" draw:text-style-name="P1" draw:layer="layout" svg:width="1.075cm" svg:height="1.075cm" svg:x="26.658cm" svg:y="56.671cm" svg:viewBox="0 0 1076 1076" svg:d="M537 215c-43 0-86 8-127 26-163 70-239 260-170 424 70 163 260 240 425 170 79-34 140-97 172-177s31-169-3-248-96-140-176-172c-39-16-80-23-121-23zM537 215zM539 1076c-210 0-409-123-496-326-116-274 10-590 282-707 132-55 279-57 413-5 133 53 237 156 294 288 56 132 58 279 5 412-54 133-156 238-288 294-68 30-140 44-210 44z">
            <text:p/>
          </draw:path>
          <draw:path draw:style-name="gr2" draw:text-style-name="P1" draw:layer="layout" svg:width="0.817cm" svg:height="0.816cm" svg:x="40.625cm" svg:y="50.877cm" svg:viewBox="0 0 818 817" svg:d="M248 33c208-88 449 7 537 214 89 209-7 449-215 538-208 88-449-8-537-215-88-209 7-449 215-537z">
            <text:p/>
          </draw:path>
          <draw:path draw:style-name="gr2" draw:text-style-name="P1" draw:layer="layout" svg:width="1.032cm" svg:height="1.032cm" svg:x="40.518cm" svg:y="50.77cm" svg:viewBox="0 0 1033 1033" svg:d="M397 239c-153 65-223 242-158 396 65 152 243 224 396 158 74-31 131-90 161-165 30-74 29-157-3-231-65-153-242-223-396-158zM397 239zM517 1033c-201 0-392-118-476-313-111-263 10-567 271-679h1c262-111 566 10 678 272 54 126 56 267 4 395-51 128-149 229-275 283-66 28-135 42-203 42z">
            <text:p/>
          </draw:path>
          <draw:path draw:style-name="gr2" draw:text-style-name="P1" draw:layer="layout" svg:width="0.859cm" svg:height="0.86cm" svg:x="40.488cm" svg:y="56.959cm" svg:viewBox="0 0 860 861" svg:d="M250 822c-215-99-309-355-211-571 99-216 354-310 571-212 215 99 310 355 212 571-100 216-355 311-572 212z">
            <text:p/>
          </draw:path>
          <draw:path draw:style-name="gr2" draw:text-style-name="P1" draw:layer="layout" svg:width="1.075cm" svg:height="1.075cm" svg:x="40.38cm" svg:y="56.851cm" svg:viewBox="0 0 1076 1076" svg:d="M537 215c-37 0-76 6-112 20-81 30-145 90-181 168s-39 167-9 248c30 80 90 145 168 180 78 36 167 39 248 9 80-30 145-89 180-168 36-78 40-166 10-247s-90-145-169-181c-42-20-88-29-135-29zM537 215zM537 1076c-76 0-152-17-224-49-130-60-230-167-279-302-50-134-44-281 15-412 59-130 167-230 301-280 135-49 281-43 412 16s230 167 280 301 45 282-15 412c-60 131-167 230-302 280-60 23-124 34-188 34z">
            <text:p/>
          </draw:path>
          <draw:path draw:style-name="gr2" draw:text-style-name="P1" draw:layer="layout" svg:width="0.816cm" svg:height="0.816cm" svg:x="26.847cm" svg:y="50.702cm" svg:viewBox="0 0 817 817" svg:d="M238 780c-205-94-294-336-201-542 94-205 336-294 542-201 205 94 295 336 201 542-94 205-336 295-542 201z">
            <text:p/>
          </draw:path>
          <draw:path draw:style-name="gr2" draw:text-style-name="P1" draw:layer="layout" svg:width="1.033cm" svg:height="1.032cm" svg:x="26.739cm" svg:y="50.595cm" svg:viewBox="0 0 1034 1033" svg:d="M517 214c-36 0-71 6-105 19-75 28-135 84-170 157-33 73-36 156-8 231 29 76 84 135 157 169 73 33 155 36 231 9 75-29 135-84 169-157s37-156 9-231c-29-76-85-136-158-169-40-19-82-28-125-28zM517 214zM516 1033c-73 0-146-16-214-48-126-57-222-160-270-289-47-129-42-270 15-395 118-259 426-372 685-255 126 58 221 160 269 289 48 130 43 271-14 396-58 125-160 221-291 269-58 22-119 33-180 33z">
            <text:p/>
          </draw:path>
          <draw:path draw:style-name="gr2" draw:text-style-name="P1" draw:layer="layout" svg:width="0.859cm" svg:height="0.859cm" svg:x="30.546cm" svg:y="60.653cm" svg:viewBox="0 0 860 860" svg:d="M39 250c99-215 354-309 571-211 216 99 310 354 211 571-98 215-354 310-571 212-215-100-309-355-211-572z">
            <text:p/>
          </draw:path>
          <draw:path draw:style-name="gr2" draw:text-style-name="P1" draw:layer="layout" svg:width="1.075cm" svg:height="1.075cm" svg:x="30.439cm" svg:y="60.545cm" svg:viewBox="0 0 1076 1076" svg:d="M537 215c-122 0-239 69-293 188-74 162-3 354 159 428 78 36 166 39 247 9s145-90 181-168 39-167 9-248c-30-80-89-145-168-181-43-19-89-28-135-28zM537 215zM537 1076c-77 0-153-17-224-50-269-123-387-443-265-713 124-270 443-387 714-265 130 60 230 167 280 302 50 134 44 281-16 412-59 130-166 230-301 279-61 23-124 35-188 35z">
            <text:p/>
          </draw:path>
          <draw:path draw:style-name="gr2" draw:text-style-name="P1" draw:layer="layout" svg:width="0.816cm" svg:height="0.816cm" svg:x="36.838cm" svg:y="46.99cm" svg:viewBox="0 0 817 817" svg:d="M37 238c94-205 336-294 542-201 205 94 295 336 201 542-94 205-336 295-542 201-205-94-294-336-201-542z">
            <text:p/>
          </draw:path>
          <draw:path draw:style-name="gr2" draw:text-style-name="P1" draw:layer="layout" svg:width="1.031cm" svg:height="1.032cm" svg:x="36.73cm" svg:y="46.882cm" svg:viewBox="0 0 1032 1033" svg:d="M517 215c-37 0-72 6-106 19-75 28-135 83-169 156-33 73-36 156-9 231 29 76 84 136 157 169 152 70 331 3 400-148 70-152 3-331-148-400-40-18-82-27-125-27zM517 215zM515 1033c-72 0-145-15-214-47-125-58-221-160-269-289-47-130-42-271 15-396 57-125 160-221 289-269 129-47 270-42 396 15 258 118 372 425 254 685-87 189-274 301-471 301z">
            <text:p/>
          </draw:path>
          <draw:path draw:style-name="gr2" draw:text-style-name="P1" draw:layer="layout" svg:width="5.115cm" svg:height="4.487cm" svg:x="34.096cm" svg:y="49.081cm" svg:viewBox="0 0 5116 4488" svg:d="M4988 4488c-333-2485-2478-4359-4988-4359v-129c2575 0 4775 1922 5116 4471z">
            <text:p/>
          </draw:path>
          <draw:path draw:style-name="gr2" draw:text-style-name="P1" draw:layer="layout" svg:width="4.476cm" svg:height="5.114cm" svg:x="28.935cm" svg:y="49.129cm" svg:viewBox="0 0 4477 5115" svg:d="M128 5115h-128c0-1256 456-2467 1285-3409 821-934 1949-1540 3175-1706l17 127c-2479 337-4349 2482-4349 4988z">
            <text:p/>
          </draw:path>
          <draw:path draw:style-name="gr2" draw:text-style-name="P1" draw:layer="layout" svg:width="5.116cm" svg:height="4.487cm" svg:x="28.981cm" svg:y="54.917cm" svg:viewBox="0 0 5117 4488" svg:d="M5117 4488c-2576 0-4776-1922-5117-4472l127-16c333 2485 2478 4359 4990 4359z">
            <text:p/>
          </draw:path>
          <draw:path draw:style-name="gr2" draw:text-style-name="P1" draw:layer="layout" svg:width="4.41cm" svg:height="4.412cm" svg:x="34.799cm" svg:y="54.942cm" svg:viewBox="0 0 4411 4413" svg:d="M17 4413l-17-128c2214-309 3976-2071 4284-4285l127 17c-315 2272-2122 4079-4394 4396z">
            <text:p/>
          </draw:path>
          <draw:path draw:style-name="gr2" draw:text-style-name="P1" draw:layer="layout" svg:width="4.918cm" svg:height="4.293cm" svg:x="34.096cm" svg:y="49.277cm" svg:viewBox="0 0 4919 4294" svg:d="M4791 4294c-331-2374-2391-4166-4791-4166v-128c1205 0 2368 437 3274 1232 897 787 1481 1868 1645 3045z">
            <text:p/>
          </draw:path>
          <draw:path draw:style-name="gr2" draw:text-style-name="P1" draw:layer="layout" svg:width="4.305cm" svg:height="4.92cm" svg:x="29.13cm" svg:y="49.323cm" svg:viewBox="0 0 4306 4921" svg:d="M128 4921h-128c0-1208 438-2373 1236-3279 790-899 1874-1482 3053-1642l17 127c-2381 325-4178 2387-4178 4794z">
            <text:p/>
          </draw:path>
          <draw:path draw:style-name="gr2" draw:text-style-name="P1" draw:layer="layout" svg:width="4.917cm" svg:height="4.283cm" svg:x="29.18cm" svg:y="54.925cm" svg:viewBox="0 0 4918 4284" svg:d="M4918 4284c-1204 0-2366-437-3271-1229-897-785-1482-1864-1647-3038l127-17c335 2369 2395 4154 4791 4154z">
            <text:p/>
          </draw:path>
          <draw:path draw:style-name="gr2" draw:text-style-name="P1" draw:layer="layout" svg:width="4.237cm" svg:height="4.155cm" svg:x="34.763cm" svg:y="55.007cm" svg:viewBox="0 0 4238 4156" svg:d="M17 4156l-17-128c2089-287 3780-1944 4111-4028l127 20c-167 1055-661 2010-1427 2762-769 753-1734 1228-2794 1374z">
            <text:p/>
          </draw:path>
          <draw:path draw:style-name="gr2" draw:text-style-name="P1" draw:layer="layout" svg:width="4.32cm" svg:height="4.124cm" svg:x="34.505cm" svg:y="49.489cm" svg:viewBox="0 0 4321 4125" svg:d="M4194 4125c-289-2130-2053-3810-4194-3997l10-128c1075 93 2097 556 2879 1303 780 745 1288 1742 1432 2805z">
            <text:p/>
          </draw:path>
          <draw:path draw:style-name="gr2" draw:text-style-name="P1" draw:layer="layout" svg:width="4.129cm" svg:height="4.518cm" svg:x="29.329cm" svg:y="49.515cm" svg:viewBox="0 0 4130 4519" svg:d="M128 4519l-128-5c102-2303 1831-4201 4112-4514l18 127c-2220 305-3902 2152-4002 4392z">
            <text:p/>
          </draw:path>
          <draw:path draw:style-name="gr2" draw:text-style-name="P1" draw:layer="layout" svg:width="4.392cm" svg:height="4.098cm" svg:x="29.372cm" svg:y="54.905cm" svg:viewBox="0 0 4393 4099" svg:d="M4384 4099c-1085-77-2121-529-2918-1274-793-741-1314-1738-1466-2807l127-18c307 2147 2101 3818 4266 3971z">
            <text:p/>
          </draw:path>
          <draw:path draw:style-name="gr2" draw:text-style-name="P1" draw:layer="layout" svg:width="4.015cm" svg:height="3.814cm" svg:x="34.762cm" svg:y="55.152cm" svg:viewBox="0 0 4016 3815" svg:d="M18 3815l-18-128c1944-279 3507-1761 3890-3687l126 25c-393 1980-2000 3503-3998 3790z">
            <text:p/>
          </draw:path>
          <draw:path draw:style-name="gr2" draw:text-style-name="P1" draw:layer="layout" svg:width="3.943cm" svg:height="3.943cm" svg:x="32.104cm" svg:y="52.245cm" svg:viewBox="0 0 3944 3944" svg:d="M1971 186c-984 0-1785 801-1785 1785 0 985 801 1786 1785 1786 985 0 1786-801 1786-1786 0-984-801-1785-1786-1785zM1971 186zM1971 3944c-1087 0-1971-885-1971-1973 0-1087 884-1971 1971-1971 1088 0 1973 884 1973 1971 0 1088-885 1973-1973 1973z">
            <text:p/>
          </draw:path>
          <draw:path draw:style-name="gr2" draw:text-style-name="P1" draw:layer="layout" svg:width="1.95cm" svg:height="3.366cm" svg:x="33.767cm" svg:y="52.534cm" svg:viewBox="0 0 1951 3367" svg:d="M267 0c-91 0-180 7-267 21 802 128 1416 824 1416 1662s-614 1534-1416 1663c87 13 176 21 267 21 930 0 1684-754 1684-1684s-754-1683-1684-1683z">
            <text:p/>
          </draw:path>
          <draw:path draw:style-name="gr2" draw:text-style-name="P1" draw:layer="layout" svg:width="3.061cm" svg:height="6.617cm" svg:x="32.572cm" svg:y="46.504cm" svg:viewBox="0 0 3062 6618" svg:d="M2912 6618c-79-105-170-198-266-295-401-408-816-830-294-2107 329-808-27-1395-372-1962-114-188-222-366-303-548-194-432-154-955-35-1366-916 1191-825 1700-729 2239 77 431 157 879-276 1650-609 1082-490 1695-284 2019l-157 101c-233-367-376-1048 278-2212 400-712 330-1108 255-1526-103-578-210-1177 897-2553 48-59 136-75 204-37 60 35 85 104 59 169-154 394-246 980-42 1439 77 173 182 345 293 528 352 578 750 1235 385 2130-475 1163-121 1523 254 1905 97 98 196 198 283 313z">
            <text:p/>
          </draw:path>
          <draw:path draw:style-name="gr2" draw:text-style-name="P1" draw:layer="layout" svg:width="0.746cm" svg:height="5.777cm" svg:x="33.7cm" svg:y="46.6cm" svg:viewBox="0 0 747 5778" svg:d="M747 122l-71-61 71 60zM747 122zM87 5778c-190-620-10-1069 165-1503 196-484 380-941 10-1621-743-1366 332-2642 343-2654l142 122c-14 15-999 1193-319 2443 410 757 201 1277-2 1780-171 422-332 822-160 1377z">
            <text:p/>
          </draw:path>
          <draw:path draw:style-name="gr2" draw:text-style-name="P1" draw:layer="layout" svg:width="3.087cm" svg:height="6.618cm" svg:x="32.559cm" svg:y="55.364cm" svg:viewBox="0 0 3088 6619" svg:d="M1324 6619c-28 0-56-7-81-22-60-35-84-105-59-169 156-394 249-979 43-1439-78-172-184-345-296-528-356-578-759-1234-389-2130 480-1163 121-1523-258-1905-97-97-197-199-284-313l148-113c80 105 172 197 269 294 406 409 825 830 298 2109-333 807 26 1393 375 1960 116 188 225 366 307 549 195 434 154 958 34 1370 928-1193 835-1704 738-2243-78-432-158-879 281-1649 680-1198 445-1817 244-2080l148-113c229 299 503 993-230 2285-405 712-334 1106-258 1524 104 579 212 1179-905 2555-31 38-78 58-125 58z">
            <text:p/>
          </draw:path>
          <draw:path draw:style-name="gr2" draw:text-style-name="P1" draw:layer="layout" svg:width="0.751cm" svg:height="5.837cm" svg:x="33.759cm" svg:y="56.049cm" svg:viewBox="0 0 752 5838" svg:d="M141 5838l-141-123 70 62-70-62c10-11 1012-1192 323-2442-416-758-205-1278 1-1781 178-436 346-848 143-1431l178-61c225 650 36 1114-148 1562-197 484-384 941-10 1621 752 1366-335 2642-346 2655z">
            <text:p/>
          </draw:path>
          <draw:path draw:style-name="gr2" draw:text-style-name="P1" draw:layer="layout" svg:width="6.627cm" svg:height="3.027cm" svg:x="35.208cm" svg:y="52.718cm" svg:viewBox="0 0 6628 3028" svg:d="M112 3028l-112-150c100-76 194-165 284-251 412-394 838-801 2127-275 808 330 1395-27 1962-371 188-115 366-222 549-304 431-193 954-152 1365-35-1190-915-1700-824-2239-728-431 77-879 157-1650-277-1158-650-1775-449-2039-269l-105-155c367-248 1052-404 2236 261 712 401 1108 330 1525 256 580-103 1178-210 2554 896 61 49 76 137 37 205-35 60-105 85-169 59-394-154-979-246-1439-42-172 76-345 181-528 293-578 351-1235 750-2130 384-1176-480-1541-132-1927 237-94 90-191 183-301 266z">
            <text:p/>
          </draw:path>
          <draw:path draw:style-name="gr2" draw:text-style-name="P1" draw:layer="layout" svg:width="5.824cm" svg:height="0.746cm" svg:x="35.916cm" svg:y="53.847cm" svg:viewBox="0 0 5825 747" svg:d="M5703 747c-11-10-1191-1000-2444-319-756 411-1276 201-1779-2-434-175-843-340-1421-146l-59-177c643-216 1103-31 1550 149 484 196 941 380 1620 10 1367-743 2642 332 2655 343z">
            <text:p/>
          </draw:path>
          <draw:path draw:style-name="gr2" draw:text-style-name="P1" draw:layer="layout" svg:width="6.586cm" svg:height="3.109cm" svg:x="26.358cm" svg:y="52.688cm" svg:viewBox="0 0 6587 3110" svg:d="M5627 3110c-375 0-863-124-1490-480-712-406-1107-335-1524-259-579 105-1179 213-2555-905-60-49-75-137-37-205 36-61 105-85 170-59 394 156 978 249 1438 42 173-77 346-183 529-295 578-356 1234-759 2129-390 1149 475 1496 118 1863-259 100-103 204-209 324-300l113 148c-109 83-203 180-303 283-394 405-802 824-2068 301-808-333-1394 27-1960 376-189 116-366 225-549 307-434 195-959 154-1370 34 1192 927 1704 835 2243 738 432-78 878-159 1649 280 1175 668 1793 450 2056 261l109 152c-175 126-424 230-767 230z">
            <text:p/>
          </draw:path>
          <draw:path draw:style-name="gr2" draw:text-style-name="P1" draw:layer="layout" svg:width="5.791cm" svg:height="0.751cm" svg:x="26.453cm" svg:y="53.906cm" svg:viewBox="0 0 5792 752" svg:d="M61 70l61-70zM61 70zM1641 752c-925 0-1632-603-1641-611l122-141c15 13 1194 1011 2444 323 756-415 1276-205 1780 1 426 174 828 338 1389 157l57 179c-626 201-1079 17-1517-162-484-198-941-385-1619-11-351 194-696 265-1015 265z">
            <text:p/>
          </draw:path>
          <draw:path draw:style-name="gr2" draw:text-style-name="P1" draw:layer="layout" svg:width="2.411cm" svg:height="1.727cm" svg:x="34.96cm" svg:y="51.15cm" svg:viewBox="0 0 2412 1728" svg:d="M1445 1728l-159-99c107-171 157-374 204-569 30-123 58-240 100-349 83-215 245-374 393-482-693 120-885 344-1085 578-176 205-359 418-848 556l-50-182c434-121 590-303 756-495 241-283 490-574 1511-685 64-6 125 35 141 97 15 58-12 115-67 139-214 94-477 286-576 542-38 97-65 208-93 325-52 211-104 428-227 624z">
            <text:p/>
          </draw:path>
          <draw:path draw:style-name="gr2" draw:text-style-name="P1" draw:layer="layout" svg:width="1.903cm" svg:height="1.76cm" svg:x="35.366cm" svg:y="51.208cm" svg:viewBox="0 0 1904 1761" svg:d="M73 1761l-73-172 13-6c275-117 514-218 633-622 259-877 1234-961 1243-961l14 186-7-93 8 93c-35 3-856 76-1078 828-145 488-448 617-740 741z">
            <text:p/>
          </draw:path>
          <draw:path draw:style-name="gr2" draw:text-style-name="P1" draw:layer="layout" svg:width="2.387cm" svg:height="1.684cm" svg:x="30.826cm" svg:y="55.657cm" svg:viewBox="0 0 2388 1685" svg:d="M131 1685c-59 0-112-40-127-98s12-116 67-139c214-93 477-284 575-541 37-98 64-209 92-327 46-195 94-395 198-580l163 91c-91 162-136 351-179 533-30 124-58 240-99 349-83 218-245 377-393 484 690-118 875-352 1068-596 171-216 347-439 842-576l50 181c-436 120-586 310-745 511-233 296-476 601-1499 708-4 0-9 0-13 0z">
            <text:p/>
          </draw:path>
          <draw:path draw:style-name="gr2" draw:text-style-name="P1" draw:layer="layout" svg:width="1.905cm" svg:height="1.759cm" svg:x="30.928cm" svg:y="55.523cm" svg:viewBox="0 0 1906 1760" svg:d="M13 1760l-13-187c35-2 859-72 1078-826 143-490 462-624 742-742l14-5 72 172-14 6c-276 116-516 217-634 622-256 880-1235 959-1245 960z">
            <text:p/>
          </draw:path>
          <draw:path draw:style-name="gr2" draw:text-style-name="P1" draw:layer="layout" svg:width="1.681cm" svg:height="2.405cm" svg:x="35.508cm" svg:y="55.112cm" svg:viewBox="0 0 1682 2406" svg:d="M1552 2406c-46 0-87-26-107-71-93-214-285-477-541-576-98-38-208-65-326-93-194-47-394-96-578-200l91-163c163 91 351 137 532 181 123 30 239 58 348 100 216 83 375 245 481 392-122-689-356-878-601-1078-215-175-438-357-576-848l181-50c122 434 312 589 513 753 296 240 602 488 712 1508 7 64-34 124-97 141-10 3-21 4-32 4z">
            <text:p/>
          </draw:path>
          <draw:path draw:style-name="gr2" draw:text-style-name="P1" draw:layer="layout" svg:width="1.76cm" svg:height="1.902cm" svg:x="35.371cm" svg:y="55.513cm" svg:viewBox="0 0 1761 1903" svg:d="M1574 1903c-3-35-76-855-827-1078-489-145-618-447-742-740l-5-12 172-73 5 12c117 276 219 514 623 633 876 259 960 1234 961 1244l-187 14 93-7z">
            <text:p/>
          </draw:path>
          <draw:path draw:style-name="gr2" draw:text-style-name="P1" draw:layer="layout" svg:width="1.722cm" svg:height="2.419cm" svg:x="30.998cm" svg:y="50.973cm" svg:viewBox="0 0 1723 2420" svg:d="M1235 2420c-120-436-313-592-519-758-299-243-609-493-716-1518-5-64 36-124 98-140 58-15 115 12 139 67 93 214 283 477 540 576 99 37 210 64 327 92 208 49 424 101 619 220l-98 160c-170-104-370-152-564-199-124-29-242-57-351-99-217-82-376-245-483-393 120 695 358 887 607 1089 219 176 445 360 581 853z">
            <text:p/>
          </draw:path>
          <draw:path draw:style-name="gr2" draw:text-style-name="P1" draw:layer="layout" svg:width="1.749cm" svg:height="1.879cm" svg:x="31.056cm" svg:y="51.075cm" svg:viewBox="0 0 1750 1880" svg:d="M1578 1880c-109-260-213-504-618-622-881-256-960-1236-960-1245l186-13c3 34 72 858 826 1078 491 143 622 454 738 729z">
            <text:p/>
          </draw:path>
          <draw:path draw:style-name="gr2" draw:text-style-name="P1" draw:layer="layout" svg:width="1.426cm" svg:height="5.734cm" svg:x="33.773cm" svg:y="46.939cm" svg:viewBox="0 0 1427 5735" svg:d="M407 0c0 0-577 1024-357 1648 221 623 658 1353 290 2250-287 506-463 1341-102 1541 220 0 967 150 1189 296-261-324-630-611-272-1698 357-1086 338-1219-266-2218-606-1000-482-1819-482-1819z">
            <text:p/>
          </draw:path>
          <draw:path draw:style-name="gr2" draw:text-style-name="P1" draw:layer="layout" svg:width="1.462cm" svg:height="1.445cm" svg:x="31.294cm" svg:y="51.437cm" svg:viewBox="0 0 1463 1446" svg:d="M0 0c0 0 65 578 607 781 429 154 704 381 771 665 100 3 102-123 55-343s101-597-371-692c-474-96-1062-411-1062-411z">
            <text:p/>
          </draw:path>
          <draw:path draw:style-name="gr2" draw:text-style-name="P1" draw:layer="layout" svg:width="1.445cm" svg:height="1.462cm" svg:x="35.464cm" svg:y="51.437cm" svg:viewBox="0 0 1446 1463" svg:d="M1446 0c0 0-579 65-781 608-155 428-381 704-665 771-3 99 123 102 342 55 221-48 597 101 693-373 95-472 411-1061 411-1061z">
            <text:p/>
          </draw:path>
          <draw:path draw:style-name="gr2" draw:text-style-name="P1" draw:layer="layout" svg:width="5.734cm" svg:height="1.427cm" svg:x="35.666cm" svg:y="53.943cm" svg:viewBox="0 0 5735 1428" svg:d="M5735 408c0 0-1024-578-1648-358-624 221-1353 660-2251 290-505-287-1340-463-1540-101 0 220-150 967-296 1189 324-261 611-630 1698-272 1086 357 1219 338 2218-267 1000-606 1819-481 1819-481z">
            <text:p/>
          </draw:path>
          <draw:path draw:style-name="gr2" draw:text-style-name="P1" draw:layer="layout" svg:width="1.462cm" svg:height="1.445cm" svg:x="35.44cm" svg:y="55.635cm" svg:viewBox="0 0 1463 1446" svg:d="M1463 1446c0 0-66-579-608-781-429-155-703-382-770-665-99-3-102 123-56 342 48 220-100 597 372 693 473 95 1062 411 1062 411z">
            <text:p/>
          </draw:path>
          <draw:path draw:style-name="gr2" draw:text-style-name="P1" draw:layer="layout" svg:width="1.426cm" svg:height="5.734cm" svg:x="33.029cm" svg:y="55.835cm" svg:viewBox="0 0 1427 5735" svg:d="M1019 5735c0 0 579-1024 357-1648-221-624-658-1353-290-2251 288-505 465-1340 102-1540-219 0-966-150-1188-296 260 324 629 611 272 1698-357 1086-338 1219 265 2218 606 1000 482 1819 482 1819z">
            <text:p/>
          </draw:path>
          <draw:path draw:style-name="gr2" draw:text-style-name="P1" draw:layer="layout" svg:width="1.446cm" svg:height="1.462cm" svg:x="31.318cm" svg:y="55.609cm" svg:viewBox="0 0 1447 1463" svg:d="M0 1463c0 0 579-65 781-608 155-428 382-704 666-771 3-98-123-101-343-55-221 47-597-100-692 373-97 472-412 1061-412 1061z">
            <text:p/>
          </draw:path>
          <draw:path draw:style-name="gr2" draw:text-style-name="P1" draw:layer="layout" svg:width="5.734cm" svg:height="1.426cm" svg:x="26.714cm" svg:y="53.186cm" svg:viewBox="0 0 5735 1427" svg:d="M0 1019c0 0 1024 579 1648 357 623-221 1353-658 2250-290 506 288 1341 465 1541 102 0-219 150-966 296-1188-324 261-611 629-1698 271-1086-356-1219-337-2218 266-1000 606-1819 482-1819 482z">
            <text:p/>
          </draw:path>
          <draw:polygon draw:style-name="gr2" draw:text-style-name="P1" draw:layer="layout" svg:width="0.848cm" svg:height="1.148cm" svg:x="33.519cm" svg:y="54.306cm" svg:viewBox="0 0 849 1149" draw:points="312,475 417,0 524,475 849,582 524,687 417,1149 312,687 0,582">
            <text:p/>
          </draw:polygon>
          <draw:polygon draw:style-name="gr2" draw:text-style-name="P1" draw:layer="layout" svg:width="0.52cm" svg:height="0.704cm" svg:x="32.881cm" svg:y="53.419cm" svg:viewBox="0 0 521 705" draw:points="192,292 257,0 321,292 521,356 321,421 257,705 192,421 0,356">
            <text:p/>
          </draw:polygon>
          <draw:polygon draw:style-name="gr2" draw:text-style-name="P1" draw:layer="layout" svg:width="0.344cm" svg:height="0.466cm" svg:x="34.022cm" svg:y="53.18cm" svg:viewBox="0 0 345 467" draw:points="127,193 169,0 213,193 345,237 213,279 169,467 127,279 0,237">
            <text:p/>
          </draw:polygon>
          <draw:polygon draw:style-name="gr2" draw:text-style-name="P1" draw:layer="layout" svg:width="0.106cm" svg:height="0.782cm" svg:x="33.986cm" svg:y="47.853cm" svg:viewBox="0 0 107 783" draw:points="100,0 107,782 7,783 0,1">
            <text:p/>
          </draw:polygon>
          <draw:path draw:style-name="gr2" draw:text-style-name="P1" draw:layer="layout" svg:width="0.142cm" svg:height="0.78cm" svg:x="34.412cm" svg:y="47.866cm" svg:viewBox="0 0 143 781" svg:d="M143 52l-44 683c-2 27-25 48-54 46-27-2-46-25-45-52l44-684c2-27 25-46 54-45 27 1 47 25 45 52z">
            <text:p/>
          </draw:path>
          <draw:path draw:style-name="gr2" draw:text-style-name="P1" draw:layer="layout" svg:width="0.193cm" svg:height="0.776cm" svg:x="34.828cm" svg:y="47.914cm" svg:viewBox="0 0 194 777" svg:d="M193 56l-95 678c-5 27-29 45-56 42-27-4-45-29-42-56l95-678c5-27 29-45 57-42 26 4 45 29 41 56z">
            <text:p/>
          </draw:path>
          <draw:path draw:style-name="gr2" draw:text-style-name="P1" draw:layer="layout" svg:width="0.244cm" svg:height="0.766cm" svg:x="35.241cm" svg:y="47.997cm" svg:viewBox="0 0 245 767" svg:d="M244 59l-146 669c-6 27-32 44-60 38-26-6-42-32-37-58l146-670c5-26 32-42 59-37 27 5 44 31 38 58z">
            <text:p/>
          </draw:path>
          <draw:path draw:style-name="gr2" draw:text-style-name="P1" draw:layer="layout" svg:width="0.292cm" svg:height="0.752cm" svg:x="35.646cm" svg:y="48.113cm" svg:viewBox="0 0 293 753" svg:d="M291 63l-194 655c-8 26-36 41-62 33-26-7-40-34-33-61l194-655c8-26 36-40 62-33 26 7 41 35 33 61z">
            <text:p/>
          </draw:path>
          <draw:path draw:style-name="gr2" draw:text-style-name="P1" draw:layer="layout" svg:width="0.339cm" svg:height="0.738cm" svg:x="36.043cm" svg:y="48.261cm" svg:viewBox="0 0 340 739" svg:d="M337 66l-241 641c-10 26-39 39-64 29-26-9-38-38-29-63l241-641c10-26 39-38 64-29 26 10 39 38 29 63z">
            <text:p/>
          </draw:path>
          <draw:path draw:style-name="gr2" draw:text-style-name="P1" draw:layer="layout" svg:width="0.384cm" svg:height="0.717cm" svg:x="36.429cm" svg:y="48.443cm" svg:viewBox="0 0 385 718" svg:d="M381 69l-287 621c-12 25-41 35-66 24-24-12-34-41-24-65l287-621c12-25 41-34 66-24 25 11 35 41 24 65z">
            <text:p/>
          </draw:path>
          <draw:path draw:style-name="gr2" draw:text-style-name="P1" draw:layer="layout" svg:width="0.431cm" svg:height="0.695cm" svg:x="36.802cm" svg:y="48.655cm" svg:viewBox="0 0 432 696" svg:d="M426 73l-334 598c-14 23-44 32-67 19-24-13-32-43-19-67l334-598c13-24 43-31 67-19 23 13 32 43 19 67z">
            <text:p/>
          </draw:path>
          <draw:path draw:style-name="gr2" draw:text-style-name="P1" draw:layer="layout" svg:width="0.474cm" svg:height="0.669cm" svg:x="37.16cm" svg:y="48.899cm" svg:viewBox="0 0 475 670" svg:d="M467 76l-377 572c-15 23-46 29-68 14-22-15-28-45-14-68l377-572c15-22 45-28 68-14 23 15 29 45 14 68z">
            <text:p/>
          </draw:path>
          <draw:path draw:style-name="gr2" draw:text-style-name="P1" draw:layer="layout" svg:width="0.515cm" svg:height="0.639cm" svg:x="37.502cm" svg:y="49.172cm" svg:viewBox="0 0 516 640" svg:d="M506 79l-418 542c-17 22-48 26-69 9-21-16-25-47-9-69l418-542c16-21 47-25 68-9h1c21 16 25 47 9 69z">
            <text:p/>
          </draw:path>
          <draw:path draw:style-name="gr2" draw:text-style-name="P1" draw:layer="layout" svg:width="0.553cm" svg:height="0.607cm" svg:x="37.823cm" svg:y="49.472cm" svg:viewBox="0 0 554 608" svg:d="M542 82l-457 510c-18 20-49 22-69 4-20-19-21-50-4-70l457-510c18-19 49-21 69-4 20 18 22 50 4 70z">
            <text:p/>
          </draw:path>
          <draw:path draw:style-name="gr2" draw:text-style-name="P1" draw:layer="layout" svg:width="0.59cm" svg:height="0.572cm" svg:x="38.123cm" svg:y="49.797cm" svg:viewBox="0 0 591 573" svg:d="M577 84l-494 475c-20 19-51 19-70-1-17-20-17-51 2-70l493-475c20-18 51-17 70 1 19 20 18 51-1 70z">
            <text:p/>
          </draw:path>
          <draw:path draw:style-name="gr2" draw:text-style-name="P1" draw:layer="layout" svg:width="0.625cm" svg:height="0.534cm" svg:x="38.402cm" svg:y="50.148cm" svg:viewBox="0 0 626 535" svg:d="M608 87l-528 437c-21 17-52 14-69-7-16-21-14-52 6-69l528-437c22-16 53-14 70 6 17 21 14 52-7 70z">
            <text:p/>
          </draw:path>
          <draw:path draw:style-name="gr2" draw:text-style-name="P1" draw:layer="layout" svg:width="0.654cm" svg:height="0.494cm" svg:x="38.657cm" svg:y="50.52cm" svg:viewBox="0 0 655 495" svg:d="M635 89l-558 397c-22 16-52 11-68-12-15-22-10-53 11-68l558-397c22-15 53-10 68 11 16 22 11 53-11 69z">
            <text:p/>
          </draw:path>
          <draw:path draw:style-name="gr2" draw:text-style-name="P1" draw:layer="layout" svg:width="0.682cm" svg:height="0.451cm" svg:x="38.887cm" svg:y="50.912cm" svg:viewBox="0 0 683 452" svg:d="M660 91l-586 354c-23 14-53 6-67-17-13-23-7-53 16-68l586-353c23-13 53-7 67 16 15 23 7 54-16 68z">
            <text:p/>
          </draw:path>
          <draw:path draw:style-name="gr2" draw:text-style-name="P1" draw:layer="layout" svg:width="0.707cm" svg:height="0.409cm" svg:x="39.09cm" svg:y="51.322cm" svg:viewBox="0 0 708 410" svg:d="M681 93l-610 311c-24 12-54 3-66-21-11-24-3-54 21-66l610-312c25-12 54-3 67 21v1c12 24 2 53-22 66z">
            <text:p/>
          </draw:path>
          <draw:path draw:style-name="gr2" draw:text-style-name="P1" draw:layer="layout" svg:width="0.728cm" svg:height="0.362cm" svg:x="39.266cm" svg:y="51.747cm" svg:viewBox="0 0 729 363" svg:d="M698 94l-630 265c-25 10-54-1-65-26-9-26 1-55 27-65l631-265c25-9 53 2 64 27 10 25-2 53-27 64z">
            <text:p/>
          </draw:path>
          <draw:path draw:style-name="gr2" draw:text-style-name="P1" draw:layer="layout" svg:width="0.746cm" svg:height="0.315cm" svg:x="39.413cm" svg:y="52.186cm" svg:viewBox="0 0 747 316" svg:d="M713 95l-649 218c-25 9-53-5-62-31-8-26 5-54 31-62l649-218c26-7 53 5 62 31 9 26-5 54-31 62z">
            <text:p/>
          </draw:path>
          <draw:path draw:style-name="gr2" draw:text-style-name="P1" draw:layer="layout" svg:width="0.761cm" svg:height="0.268cm" svg:x="39.532cm" svg:y="52.637cm" svg:viewBox="0 0 762 269" svg:d="M724 97l-663 170c-26 6-53-10-60-36-6-26 9-54 36-61l663-169c26-6 53 9 60 35 6 27-9 55-36 61z">
            <text:p/>
          </draw:path>
          <draw:path draw:style-name="gr2" draw:text-style-name="P1" draw:layer="layout" svg:width="0.771cm" svg:height="0.217cm" svg:x="39.619cm" svg:y="53.095cm" svg:viewBox="0 0 772 218" svg:d="M732 97l-674 120c-27 5-52-13-57-40-4-27 13-52 40-57l674-120c26-3 52 14 57 40 5 27-13 53-40 57z">
            <text:p/>
          </draw:path>
          <draw:path draw:style-name="gr2" draw:text-style-name="P1" draw:layer="layout" svg:width="0.78cm" svg:height="0.132cm" svg:x="39.699cm" svg:y="54.465cm" svg:viewBox="0 0 781 133" svg:d="M729 133l-683-34c-27-1-47-24-46-52 1-28 24-48 51-47l683 34c27 1 48 24 47 51-2 28-25 49-52 48z">
            <text:p/>
          </draw:path>
          <draw:path draw:style-name="gr2" draw:text-style-name="P1" draw:layer="layout" svg:width="0.776cm" svg:height="0.182cm" svg:x="39.663cm" svg:y="54.881cm" svg:viewBox="0 0 777 183" svg:d="M722 183l-679-84c-27-4-45-29-43-56 3-27 28-45 55-43l679 84c27 3 46 29 43 56-3 27-28 46-55 43z">
            <text:p/>
          </draw:path>
          <draw:path draw:style-name="gr2" draw:text-style-name="P1" draw:layer="layout" svg:width="0.768cm" svg:height="0.233cm" svg:x="39.596cm" svg:y="55.295cm" svg:viewBox="0 0 769 234" svg:d="M711 234l-671-135c-27-5-43-31-39-59 6-27 31-43 58-39l671 135c27 6 44 32 39 59-6 27-32 44-58 39z">
            <text:p/>
          </draw:path>
          <draw:path draw:style-name="gr2" draw:text-style-name="P1" draw:layer="layout" svg:width="0.757cm" svg:height="0.281cm" svg:x="39.499cm" svg:y="55.702cm" svg:viewBox="0 0 758 282" svg:d="M696 280l-661-184c-26-7-40-34-34-60 8-27 35-41 61-35l660 184c26 7 41 35 34 61-7 26-34 41-60 34z">
            <text:p/>
          </draw:path>
          <draw:path draw:style-name="gr2" draw:text-style-name="P1" draw:layer="layout" svg:width="0.741cm" svg:height="0.329cm" svg:x="39.372cm" svg:y="56.102cm" svg:viewBox="0 0 742 330" svg:d="M676 327l-644-231c-25-9-38-38-30-64 10-25 38-38 64-30l643 232c26 9 39 38 30 64-9 25-37 38-63 29z">
            <text:p/>
          </draw:path>
          <draw:path draw:style-name="gr2" draw:text-style-name="P1" draw:layer="layout" svg:width="0.723cm" svg:height="0.375cm" svg:x="39.217cm" svg:y="56.49cm" svg:viewBox="0 0 724 376" svg:d="M655 372l-626-278c-25-11-35-40-25-65 11-25 40-35 65-25l626 277c25 12 36 40 25 66-11 24-40 36-65 25z">
            <text:p/>
          </draw:path>
          <draw:path draw:style-name="gr2" draw:text-style-name="P1" draw:layer="layout" svg:width="0.701cm" svg:height="0.42cm" svg:x="39.033cm" svg:y="56.867cm" svg:viewBox="0 0 702 421" svg:d="M630 415l-604-323c-24-13-33-43-21-67 13-24 43-31 67-20l604 323c24 13 33 43 20 67-13 24-42 33-66 20z">
            <text:p/>
          </draw:path>
          <draw:path draw:style-name="gr2" draw:text-style-name="P1" draw:layer="layout" svg:width="0.675cm" svg:height="0.464cm" svg:x="38.823cm" svg:y="57.227cm" svg:viewBox="0 0 676 465" svg:d="M601 457l-579-367c-22-14-29-44-15-67 15-23 45-29 68-16l578 367c23 15 30 45 16 68-15 23-45 30-68 15z">
            <text:p/>
          </draw:path>
          <draw:path draw:style-name="gr2" draw:text-style-name="P1" draw:layer="layout" svg:width="0.645cm" svg:height="0.506cm" svg:x="38.585cm" svg:y="57.573cm" svg:viewBox="0 0 646 507" svg:d="M568 497l-549-409c-20-16-25-47-10-69 16-21 47-25 69-10l549 409c22 16 26 47 10 69-16 22-47 26-69 10z">
            <text:p/>
          </draw:path>
          <draw:path draw:style-name="gr2" draw:text-style-name="P1" draw:layer="layout" svg:width="0.613cm" svg:height="0.546cm" svg:x="38.324cm" svg:y="57.899cm" svg:viewBox="0 0 614 547" svg:d="M532 535l-516-449c-20-18-22-49-5-70 17-19 48-21 69-5l517 450c20 18 22 49 4 69-17 21-49 23-69 5z">
            <text:p/>
          </draw:path>
          <draw:path draw:style-name="gr2" draw:text-style-name="P1" draw:layer="layout" svg:width="0.58cm" svg:height="0.583cm" svg:x="38.037cm" svg:y="58.205cm" svg:viewBox="0 0 581 584" svg:d="M497 570l-483-487c-19-19-19-50 0-69 20-19 51-19 70 0l483 486c19 20 19 51 0 70-20 19-51 19-70 0z">
            <text:p/>
          </draw:path>
          <draw:path draw:style-name="gr2" draw:text-style-name="P1" draw:layer="layout" svg:width="0.543cm" svg:height="0.617cm" svg:x="37.729cm" svg:y="58.489cm" svg:viewBox="0 0 544 618" svg:d="M457 601l-446-520c-16-21-14-52 6-70 20-16 51-14 69 6l446 519c18 21 15 52-5 70-21 18-52 15-70-5z">
            <text:p/>
          </draw:path>
          <draw:path draw:style-name="gr2" draw:text-style-name="P1" draw:layer="layout" svg:width="0.502cm" svg:height="0.648cm" svg:x="37.402cm" svg:y="58.749cm" svg:viewBox="0 0 503 649" svg:d="M415 629l-406-551c-15-22-10-53 11-69 22-15 52-10 68 11l406 551c16 21 11 52-10 68-22 17-53 12-69-10z">
            <text:p/>
          </draw:path>
          <draw:path draw:style-name="gr2" draw:text-style-name="P1" draw:layer="layout" svg:width="0.46cm" svg:height="0.676cm" svg:x="37.056cm" svg:y="58.984cm" svg:viewBox="0 0 461 677" svg:d="M371 654l-364-579c-13-23-7-53 16-68 23-13 53-7 67 16l364 579c14 23 7 53-15 68-23 14-54 8-68-16z">
            <text:p/>
          </draw:path>
          <draw:path draw:style-name="gr2" draw:text-style-name="P1" draw:layer="layout" svg:width="0.419cm" svg:height="0.702cm" svg:x="36.693cm" svg:y="59.193cm" svg:viewBox="0 0 420 703" svg:d="M327 677l-322-605c-12-24-3-54 21-67 24-11 54-3 66 21l322 605c12 24 3 53-21 66-24 13-54 3-66-20z">
            <text:p/>
          </draw:path>
          <draw:path draw:style-name="gr2" draw:text-style-name="P1" draw:layer="layout" svg:width="0.372cm" svg:height="0.724cm" svg:x="36.316cm" svg:y="59.375cm" svg:viewBox="0 0 373 725" svg:d="M278 696l-274-627c-10-25 0-54 25-65 25-10 54 0 65 25l275 627c11 25-1 54-26 65-24 11-54 0-65-25z">
            <text:p/>
          </draw:path>
          <draw:path draw:style-name="gr2" draw:text-style-name="P1" draw:layer="layout" svg:width="0.326cm" svg:height="0.742cm" svg:x="35.926cm" svg:y="59.529cm" svg:viewBox="0 0 327 743" svg:d="M231 710l-229-645c-8-26 5-54 30-63 26-8 55 5 64 30l228 645c9 26-4 54-30 63-25 9-55-5-63-30z">
            <text:p/>
          </draw:path>
          <draw:path draw:style-name="gr2" draw:text-style-name="P1" draw:layer="layout" svg:width="0.279cm" svg:height="0.757cm" svg:x="35.527cm" svg:y="59.654cm" svg:viewBox="0 0 280 758" svg:d="M182 722l-181-660c-6-27 9-54 35-61 26-6 54 8 61 35l181 660c7 26-9 53-35 60-26 7-54-8-61-34z">
            <text:p/>
          </draw:path>
          <draw:path draw:style-name="gr2" draw:text-style-name="P1" draw:layer="layout" svg:width="0.228cm" svg:height="0.77cm" svg:x="35.119cm" svg:y="59.749cm" svg:viewBox="0 0 229 771" svg:d="M132 731l-131-672c-4-27 13-52 39-58 27-4 53 13 58 39l131 673c5 26-12 52-39 57-27 6-53-12-58-39z">
            <text:p/>
          </draw:path>
          <draw:path draw:style-name="gr2" draw:text-style-name="P1" draw:layer="layout" svg:width="0.171cm" svg:height="0.776cm" svg:x="33.38cm" svg:y="59.82cm" svg:viewBox="0 0 172 777" svg:d="M0 723l73-679c3-28 27-46 54-44 28 3 48 27 45 54l-73 679c-3 28-27 47-54 44-29-3-47-27-45-54z">
            <text:p/>
          </draw:path>
          <draw:path draw:style-name="gr2" draw:text-style-name="P1" draw:layer="layout" svg:width="0.222cm" svg:height="0.771cm" svg:x="32.915cm" svg:y="59.76cm" svg:viewBox="0 0 223 772" svg:d="M1 715l124-674c5-27 30-44 58-40 27 5 44 31 40 57l-124 674c-5 27-30 45-58 40-27-5-44-31-40-57z">
            <text:p/>
          </draw:path>
          <draw:path draw:style-name="gr2" draw:text-style-name="P1" draw:layer="layout" svg:width="0.271cm" svg:height="0.759cm" svg:x="32.457cm" svg:y="59.67cm" svg:viewBox="0 0 272 760" svg:d="M1 698l173-662c7-26 35-41 61-35 27 7 42 34 35 60l-173 662c-6 27-34 42-61 35-26-6-41-33-35-60z">
            <text:p/>
          </draw:path>
          <draw:path draw:style-name="gr2" draw:text-style-name="P1" draw:layer="layout" svg:width="0.319cm" svg:height="0.746cm" svg:x="32.008cm" svg:y="59.55cm" svg:viewBox="0 0 320 747" svg:d="M2 681l222-648c9-26 37-39 63-31 25 9 39 37 30 63l-222 648c-9 26-37 39-62 31-26-9-39-37-31-63z">
            <text:p/>
          </draw:path>
          <draw:path draw:style-name="gr2" draw:text-style-name="P1" draw:layer="layout" svg:width="0.364cm" svg:height="0.727cm" svg:x="31.571cm" svg:y="59.401cm" svg:viewBox="0 0 365 728" svg:d="M3 659l267-630c11-25 40-35 65-26 25 11 37 40 26 65l-267 630c-11 25-39 36-64 26-25-11-36-40-27-65z">
            <text:p/>
          </draw:path>
          <draw:path draw:style-name="gr2" draw:text-style-name="P1" draw:layer="layout" svg:width="0.41cm" svg:height="0.706cm" svg:x="31.145cm" svg:y="59.223cm" svg:viewBox="0 0 411 707" svg:d="M5 635l313-609c12-24 42-33 66-21 24 12 34 42 22 66l-313 609c-13 24-43 34-67 21-24-12-32-42-21-66z">
            <text:p/>
          </draw:path>
          <draw:path draw:style-name="gr2" draw:text-style-name="P1" draw:layer="layout" svg:width="0.455cm" svg:height="0.681cm" svg:x="30.736cm" svg:y="59.018cm" svg:viewBox="0 0 456 682" svg:d="M7 608l358-585c14-23 45-29 68-16 23 14 30 44 16 67l-358 585c-14 23-45 31-68 16-23-14-29-44-16-67z">
            <text:p/>
          </draw:path>
          <draw:path draw:style-name="gr2" draw:text-style-name="P1" draw:layer="layout" svg:width="0.497cm" svg:height="0.653cm" svg:x="30.346cm" svg:y="58.787cm" svg:viewBox="0 0 498 654" svg:d="M9 577l400-557c16-21 47-26 69-11 22 16 27 47 11 68l-400 557c-16 22-47 27-69 11-21-16-26-47-11-68z">
            <text:p/>
          </draw:path>
          <draw:path draw:style-name="gr2" draw:text-style-name="P1" draw:layer="layout" svg:width="0.536cm" svg:height="0.622cm" svg:x="29.974cm" svg:y="58.53cm" svg:viewBox="0 0 537 623" svg:d="M11 542l440-525c18-20 49-22 69-6 21 18 24 49 6 69l-440 526c-17 20-48 23-69 6-20-18-22-49-6-70z">
            <text:p/>
          </draw:path>
          <draw:path draw:style-name="gr2" draw:text-style-name="P1" draw:layer="layout" svg:width="0.575cm" svg:height="0.588cm" svg:x="29.627cm" svg:y="58.25cm" svg:viewBox="0 0 576 589" svg:d="M13 506l479-492c19-19 50-19 69 0 20 18 20 50 1 69l-478 491c-19 20-50 20-70 1-18-19-18-50-1-69z">
            <text:p/>
          </draw:path>
          <draw:path draw:style-name="gr2" draw:text-style-name="P1" draw:layer="layout" svg:width="0.61cm" svg:height="0.55cm" svg:x="29.303cm" svg:y="57.947cm" svg:viewBox="0 0 611 551" svg:d="M16 466l514-454c20-17 51-15 69 4 18 21 16 52-4 70l-514 453c-20 18-51 16-69-4-17-20-15-52 4-69z">
            <text:p/>
          </draw:path>
          <draw:path draw:style-name="gr2" draw:text-style-name="P1" draw:layer="layout" svg:width="0.642cm" svg:height="0.512cm" svg:x="29.005cm" svg:y="57.623cm" svg:viewBox="0 0 643 513" svg:d="M19 425l545-415c22-16 53-12 69 9 17 21 12 52-9 69l-546 415c-21 17-52 12-68-9-16-22-12-53 9-69z">
            <text:p/>
          </draw:path>
          <draw:path draw:style-name="gr2" draw:text-style-name="P1" draw:layer="layout" svg:width="0.671cm" svg:height="0.471cm" svg:x="28.735cm" svg:y="57.281cm" svg:viewBox="0 0 672 472" svg:d="M22 381l574-374c23-13 53-7 68 15 15 23 9 53-14 68l-574 374c-23 15-54 8-69-15-13-23-7-53 15-68z">
            <text:p/>
          </draw:path>
          <draw:path draw:style-name="gr2" draw:text-style-name="P1" draw:layer="layout" svg:width="0.696cm" svg:height="0.428cm" svg:x="28.494cm" svg:y="56.922cm" svg:viewBox="0 0 697 429" svg:d="M25 337l599-331c24-12 54-5 67 19 13 24 4 54-20 67l-599 331c-23 13-53 5-66-19-13-24-5-54 19-67z">
            <text:p/>
          </draw:path>
          <draw:path draw:style-name="gr2" draw:text-style-name="P1" draw:layer="layout" svg:width="0.719cm" svg:height="0.382cm" svg:x="28.283cm" svg:y="56.548cm" svg:viewBox="0 0 720 383" svg:d="M28 290l622-286c25-10 54 0 65 24 12 25 1 54-24 66l-622 285c-24 11-54 1-65-24-10-25 0-54 24-65z">
            <text:p/>
          </draw:path>
          <draw:path draw:style-name="gr2" draw:text-style-name="P1" draw:layer="layout" svg:width="0.739cm" svg:height="0.336cm" svg:x="28.104cm" svg:y="56.161cm" svg:viewBox="0 0 740 337" svg:d="M32 241l642-238c25-9 54 3 63 29 9 25-4 53-29 63l-642 239c-26 9-54-4-63-29-9-26 3-54 29-64z">
            <text:p/>
          </draw:path>
          <draw:path draw:style-name="gr2" draw:text-style-name="P1" draw:layer="layout" svg:width="0.754cm" svg:height="0.289cm" svg:x="27.957cm" svg:y="55.764cm" svg:viewBox="0 0 755 290" svg:d="M35 193l657-192c26-6 53 8 61 34 7 26-8 55-34 62l-657 191c-26 7-53-7-61-33-6-27 8-55 34-62z">
            <text:p/>
          </draw:path>
          <draw:path draw:style-name="gr2" draw:text-style-name="P1" draw:layer="layout" svg:width="0.767cm" svg:height="0.24cm" svg:x="27.842cm" svg:y="55.358cm" svg:viewBox="0 0 768 241" svg:d="M39 143l670-142c26-5 53 11 58 38 6 27-11 54-38 59l-670 142c-27 5-53-12-58-38-5-28 11-54 38-59z">
            <text:p/>
          </draw:path>
          <draw:path draw:style-name="gr2" draw:text-style-name="P1" draw:layer="layout" svg:width="0.775cm" svg:height="0.189cm" svg:x="27.763cm" svg:y="54.946cm" svg:viewBox="0 0 776 190" svg:d="M42 91l678-91c27-3 52 15 55 42 4 27-15 52-42 56l-678 91c-27 4-51-15-55-42-3-27 15-51 42-56z">
            <text:p/>
          </draw:path>
          <draw:path draw:style-name="gr2" draw:text-style-name="P1" draw:layer="layout" svg:width="0.778cm" svg:height="0.16cm" svg:x="27.732cm" svg:y="53.631cm" svg:viewBox="0 0 779 161" svg:d="M53 0l681 62c27 2 47 26 45 53v1c-3 27-27 48-54 45l-681-62c-27-3-46-27-44-54 2-28 26-46 53-45z">
            <text:p/>
          </draw:path>
          <draw:path draw:style-name="gr2" draw:text-style-name="P1" draw:layer="layout" svg:width="0.772cm" svg:height="0.21cm" svg:x="27.791cm" svg:y="53.166cm" svg:viewBox="0 0 773 211" svg:d="M57 0l675 113c26 4 45 30 40 56-4 27-30 45-56 41l-675-113c-27-4-44-29-41-56 5-27 30-44 57-41z">
            <text:p/>
          </draw:path>
          <draw:path draw:style-name="gr2" draw:text-style-name="P1" draw:layer="layout" svg:width="0.763cm" svg:height="0.26cm" svg:x="27.884cm" svg:y="52.706cm" svg:viewBox="0 0 764 261" svg:d="M60 1l666 162c27 6 43 34 36 60-6 27-33 43-59 37l-666-163c-26-6-41-33-36-60 6-26 33-41 59-36z">
            <text:p/>
          </draw:path>
          <draw:path draw:style-name="gr2" draw:text-style-name="P1" draw:layer="layout" svg:width="0.751cm" svg:height="0.299cm" svg:x="28.01cm" svg:y="52.261cm" svg:viewBox="0 0 752 300" svg:d="M63 2l654 201c26 8 41 36 33 62-8 26-36 41-62 33l-654-201c-26-8-39-37-32-63 8-26 35-39 61-32z">
            <text:p/>
          </draw:path>
          <draw:path draw:style-name="gr2" draw:text-style-name="P1" draw:layer="layout" svg:width="0.733cm" svg:height="0.355cm" svg:x="28.171cm" svg:y="51.814cm" svg:viewBox="0 0 734 356" svg:d="M67 3l635 257c26 11 38 40 28 65-11 25-39 38-65 27l-635-257c-25-11-36-40-27-65 10-25 39-36 64-27z">
            <text:p/>
          </draw:path>
          <draw:path draw:style-name="gr2" draw:text-style-name="P1" draw:layer="layout" svg:width="0.711cm" svg:height="0.4cm" svg:x="28.362cm" svg:y="51.386cm" svg:viewBox="0 0 712 401" svg:d="M70 5l614 302c25 13 35 42 23 66-12 24-42 35-66 23l-614-303c-24-12-33-42-22-66 12-24 41-33 65-22z">
            <text:p/>
          </draw:path>
          <draw:path draw:style-name="gr2" draw:text-style-name="P1" draw:layer="layout" svg:width="0.687cm" svg:height="0.446cm" svg:x="28.585cm" svg:y="50.973cm" svg:viewBox="0 0 688 447" svg:d="M74 6l589 349c24 13 32 44 18 67-14 24-44 31-67 18l-590-349c-24-14-30-44-18-67 14-24 44-31 68-18z">
            <text:p/>
          </draw:path>
          <draw:path draw:style-name="gr2" draw:text-style-name="P1" draw:layer="layout" svg:width="0.659cm" svg:height="0.488cm" svg:x="28.838cm" svg:y="50.578cm" svg:viewBox="0 0 660 489" svg:d="M77 8l562 391c22 16 28 47 12 69-15 22-46 28-68 12l-562-391c-22-15-27-46-13-68 16-22 46-27 69-13z">
            <text:p/>
          </draw:path>
          <draw:path draw:style-name="gr2" draw:text-style-name="P1" draw:layer="layout" svg:width="0.629cm" svg:height="0.528cm" svg:x="29.12cm" svg:y="50.203cm" svg:viewBox="0 0 630 529" svg:d="M80 10l532 431c21 17 24 48 7 70-17 21-48 24-69 7l-532-431c-20-17-24-48-8-69h1c17-20 48-24 69-8z">
            <text:p/>
          </draw:path>
          <draw:path draw:style-name="gr2" draw:text-style-name="P1" draw:layer="layout" svg:width="0.595cm" svg:height="0.567cm" svg:x="29.429cm" svg:y="49.848cm" svg:viewBox="0 0 596 568" svg:d="M82 13l498 470c20 19 21 50 2 70-18 20-50 20-69 2l-498-471c-19-18-20-49-2-69 19-19 50-20 69-2z">
            <text:p/>
          </draw:path>
          <draw:path draw:style-name="gr2" draw:text-style-name="P1" draw:layer="layout" svg:width="0.56cm" svg:height="0.601cm" svg:x="29.763cm" svg:y="49.519cm" svg:viewBox="0 0 561 602" svg:d="M85 15l463 505c19 20 17 51-3 70-20 18-51 17-69-3l-464-505c-17-20-16-51 3-70 21-17 52-15 70 3z">
            <text:p/>
          </draw:path>
          <draw:path draw:style-name="gr2" draw:text-style-name="P1" draw:layer="layout" svg:width="0.521cm" svg:height="0.634cm" svg:x="30.121cm" svg:y="49.216cm" svg:viewBox="0 0 522 635" svg:d="M87 18l425 538c16 21 13 52-9 69-21 17-52 13-69-8l-424-538c-16-21-12-52 8-69 22-16 53-12 69 8z">
            <text:p/>
          </draw:path>
          <draw:path draw:style-name="gr2" draw:text-style-name="P1" draw:layer="layout" svg:width="0.48cm" svg:height="0.664cm" svg:x="30.5cm" svg:y="48.939cm" svg:viewBox="0 0 481 665" svg:d="M90 21l382 567c16 23 10 53-13 69-22 15-53 9-68-14l-383-567c-14-22-8-53 13-68 23-14 53-8 69 13z">
            <text:p/>
          </draw:path>
          <draw:path draw:style-name="gr2" draw:text-style-name="P1" draw:layer="layout" svg:width="0.437cm" svg:height="0.691cm" svg:x="30.898cm" svg:y="48.692cm" svg:viewBox="0 0 438 692" svg:d="M91 24l340 594c14 24 6 54-18 67-24 14-54 6-67-18l-340-594c-12-23-5-53 18-67 24-12 54-5 67 18z">
            <text:p/>
          </draw:path>
          <draw:path draw:style-name="gr2" draw:text-style-name="P1" draw:layer="layout" svg:width="0.393cm" svg:height="0.715cm" svg:x="31.313cm" svg:y="48.474cm" svg:viewBox="0 0 394 716" svg:d="M93 27l297 619c11 24 1 54-24 65-24 12-53 2-65-23l-297-618c-10-25-1-54 23-66 25-10 54-1 66 23z">
            <text:p/>
          </draw:path>
          <draw:path draw:style-name="gr2" draw:text-style-name="P1" draw:layer="layout" svg:width="0.347cm" svg:height="0.735cm" svg:x="31.744cm" svg:y="48.287cm" svg:viewBox="0 0 348 736" svg:d="M96 31l249 638c10 25-3 54-28 64-25 10-54-3-65-28l-249-639c-9-25 2-53 28-63 25-9 54 2 65 28z">
            <text:p/>
          </draw:path>
          <draw:path draw:style-name="gr2" draw:text-style-name="P1" draw:layer="layout" svg:width="0.299cm" svg:height="0.75cm" svg:x="32.186cm" svg:y="48.133cm" svg:viewBox="0 0 300 751" svg:d="M96 34l202 654c7 26-7 53-33 61-26 8-54-6-62-32l-201-654c-7-26 6-53 32-61 26-7 54 6 62 32z">
            <text:p/>
          </draw:path>
          <draw:path draw:style-name="gr2" draw:text-style-name="P1" draw:layer="layout" svg:width="0.251cm" svg:height="0.765cm" svg:x="32.639cm" svg:y="48.011cm" svg:viewBox="0 0 252 766" svg:d="M98 38l153 668c6 27-10 53-37 59-27 6-54-11-60-37l-153-668c-5-27 10-53 37-59 27-5 54 10 60 37z">
            <text:p/>
          </draw:path>
          <draw:path draw:style-name="gr2" draw:text-style-name="P1" draw:layer="layout" svg:width="0.202cm" svg:height="0.775cm" svg:x="33.1cm" svg:y="47.924cm" svg:viewBox="0 0 203 776" svg:d="M98 41l104 678c4 26-15 51-41 56-28 3-53-15-57-42l-104-677c-3-27 14-52 41-56 28-3 53 15 57 41z">
            <text:p/>
          </draw:path>
          <draw:path draw:style-name="gr2" draw:text-style-name="P1" draw:layer="layout" svg:width="2.199cm" svg:height="1.436cm" svg:x="33.069cm" svg:y="44.033cm" svg:viewBox="0 0 2200 1437" svg:d="M249 1436c-22-3-44-8-64-15-21-6-41-16-60-28-29-18-53-42-72-70-18-28-31-59-40-91-8-32-13-66-13-101s1-69 6-100c17-97 53-189 108-274s123-156 204-214c29-21 61-40 95-57s69-28 106-32c27-3 54-3 79-2 26 1 49 11 71 29 24 20 43 41 58 66 14 24 24 50 28 77 5 28 5 55 0 83-4 29-13 56-25 83-7 13-15 28-23 42-9 14-19 28-29 40-4 5-11 12-20 21-10 10-20 19-32 27-11 8-22 14-33 16-11 4-20 0-27-8-5-5-5-11-1-19 3-9 9-15 17-20 18-11 32-26 43-45 10-19 18-39 22-60 4-22 6-44 4-66-1-22-5-42-12-60-8-26-21-46-38-62s-36-28-57-35c-22-7-45-10-69-8-25 1-48 6-71 13-30 10-57 24-82 42-25 19-48 41-68 64-21 24-39 50-55 78s-29 55-39 82c-10 24-18 49-24 75-6 27-11 53-13 80s-2 53 2 80 11 52 22 76c17 39 40 68 70 87s62 29 96 33c35 4 70 1 107-9 36-10 70-24 102-42 54-33 104-70 149-113s87-89 128-138c38-47 75-95 110-144 35-50 69-101 99-153 14-26 31-51 50-75 18-24 35-49 50-75 14-22 28-45 45-68 16-22 31-45 46-68 16-26 33-51 49-77 17-25 35-49 54-73s39-48 60-70c20-22 42-43 65-63 4-2 9-7 17-12 7-6 15-12 23-17 9-5 18-9 26-11 9-2 16 0 20 5 6 4 7 10 4 17-2 7-7 13-12 21-6 7-12 13-19 19s-12 10-15 13c-10 12-18 23-23 35s-10 25-15 40c-14 44-22 88-24 132-2 45-5 90-6 136-2 43-4 85-5 127-2 41-3 84-6 127 0 18-1 37-1 57 0 19-2 38-6 56-2 20-6 39-11 58-4 19-8 38-13 57-1 5-3 11-5 18-2 8-5 15-7 22-3 7-4 14-5 21-1 8-1 13 1 17 21-29 40-59 56-91 15-32 33-64 52-94 17-28 33-57 49-85 15-29 31-57 48-85 41-65 80-130 119-194s80-128 123-190c18-27 37-54 57-82s42-55 65-81c23-25 47-49 73-70s54-38 85-52c15-6 32-9 51-9 18 0 34 4 48 14 19 13 29 32 29 56s-6 45-16 63c-8 13-17 21-28 24-11 4-23 6-35 6-13 0-25-1-38-2-12-1-24-1-36 1-19 4-36 12-51 25-14 13-28 26-41 38-14 13-28 27-41 42-14 14-27 29-39 44-26 30-50 61-74 92-23 31-46 63-68 96-34 47-65 95-94 145-29 51-58 101-87 152-34 60-68 120-103 180-36 60-71 121-107 181-9 16-19 33-29 48-10 16-21 31-32 46-11 13-21 27-31 41s-20 29-28 42c-3 5-9 13-17 24-8 12-17 23-26 33-10 11-20 18-30 23-10 4-18 1-25-10-5-7-6-14-4-23 3-8 6-17 11-26 4-8 9-16 14-25 5-8 9-15 12-22 15-36 26-74 32-113 7-38 11-78 13-119 1-39 2-79 0-119-1-39-2-79-2-118-1-24-1-48-1-71 1-22 2-46 4-70 1-22 2-43 4-64s4-43 8-65c4-30 10-60 17-88 6-29 15-57 26-86 1-5 4-9 5-14 2-5 4-10 5-14-38 48-71 100-102 152-30 54-60 107-90 161-32 56-65 111-100 164s-71 107-107 160c-36 55-75 108-115 157-40 50-86 95-138 136-26 20-53 39-82 58-28 18-58 34-89 47s-63 23-97 29c-33 6-66 8-99 5z">
            <text:p/>
          </draw:path>
          <draw:path draw:style-name="gr2" draw:text-style-name="P1" draw:layer="layout" svg:width="1.279cm" svg:height="1.436cm" svg:x="33.481cm" svg:y="63.115cm" svg:viewBox="0 0 1280 1437" svg:d="M314 1432c-20-3-40-6-59-11s-38-11-56-19c-49-21-88-49-118-84-29-36-52-79-67-130-14-49-17-99-11-151 7-52 22-103 44-152s50-94 85-135c35-43 73-77 113-104 53-35 110-60 170-76 19-5 37-8 57-9s39 1 58 6c42 11 73 30 93 58 22 28 35 61 39 98 5 35 3 73-5 111-9 38-22 72-41 100-10 15-21 30-33 43-12 14-26 26-41 36-4 3-9 7-16 11s-14 8-21 11-14 4-21 5c-8 1-14-1-18-5s-6-8-6-12c1-4 3-7 6-11s6-8 9-11 7-6 9-8c10-8 19-15 28-22 10-8 16-16 21-27 10-18 17-39 24-65 6-24 9-49 9-75-1-25-6-49-15-72s-23-41-44-54c-26-18-54-27-83-28-29 0-56 4-83 15-28 11-53 27-75 46-23 21-42 43-57 67-27 43-48 91-63 143-15 53-21 105-16 155 2 22 6 43 13 66 7 22 15 43 26 61 11 21 28 41 49 60s41 35 60 49c25 18 53 31 84 39 30 8 60 12 91 12 30-1 60-6 90-15 30-10 57-24 82-42 13-11 27-22 39-35 13-12 25-25 36-38 17-22 33-47 48-76 16-28 27-56 34-83 8-32 13-66 13-101 0-50-9-98-26-144-17-47-34-93-51-140-8-26-16-51-23-78-7-25-15-51-22-77-10-33-15-66-15-101s4-69 12-102c9-33 20-65 35-96 16-31 35-60 56-86 14-14 28-28 43-41 15-14 30-26 46-36 19-12 38-22 58-32s41-18 63-24c26-8 54-13 82-15s51-1 69 3c3 2 7 3 12 4 4 0 7 1 9 2 33 8 59 22 78 44 20 21 34 46 44 74 10 29 15 59 15 90 1 32-3 61-9 88-8 29-18 56-31 79-13 24-31 47-53 69-16 16-34 29-54 40s-41 18-63 21c-7 2-15 4-24 5s-18 0-26-1-15-4-21-9c-7-4-10-11-10-21-1-11 2-18 8-19s14-2 23-2c23-1 42-8 59-20 17-11 31-26 43-45 11-18 20-37 27-59 6-20 11-41 13-61 2-18 2-36 0-55-1-20-5-39-10-58-6-19-15-36-25-51-11-15-26-27-43-36-20-10-40-14-61-14s-40 4-60 12c-21 8-39 19-55 34-16 14-30 30-40 47-13 21-23 45-31 71-8 27-13 52-14 76-2 40 3 78 15 116 11 37 24 74 37 111 7 20 16 41 24 61s15 41 22 63c17 54 31 110 42 167 10 56 10 112-1 169-9 44-25 87-48 129-24 42-50 80-78 114-27 31-58 59-94 84-36 24-74 45-115 62-42 17-84 30-127 40-43 9-85 13-125 12-20 0-40-2-61-5z">
            <text:p/>
          </draw:path>
          <draw:path draw:style-name="gr2" draw:text-style-name="P1" draw:layer="layout" svg:width="1.812cm" svg:height="1.436cm" svg:x="23.572cm" svg:y="53.562cm" svg:viewBox="0 0 1813 1437" svg:d="M296 1435c-6-4-10-10-11-17-2-8-3-16-3-25 1-9 2-17 4-26 2-8 4-16 6-21 8-37 21-72 39-105 17-34 34-67 50-99 18-34 36-68 55-102 20-33 39-66 59-99 19-30 37-62 54-93 17-32 34-64 51-96 11-18 21-37 31-55s20-37 29-56c19-43 37-86 54-130 17-43 33-87 48-133 8-26 15-50 22-75 6-25 11-51 13-76 1-16 0-33-2-49-2-17-5-32-11-46-6-15-14-27-25-38-10-10-24-18-41-24-19-7-38-9-57-8-19 2-37 5-56 11s-37 13-54 22-33 19-49 28c-32 19-63 42-90 68-28 26-53 53-77 82-14 16-26 33-38 50s-24 35-35 54c-13 19-25 39-36 60-11 20-20 42-29 63s-16 43-24 67c-7 24-12 50-15 75-4 25-5 50-3 75 1 25 6 48 15 69 7 20 22 36 45 47 22 11 43 17 62 19 29 2 56-3 82-16 26-12 50-27 71-46 3-2 11-9 21-20 12-10 23-21 34-30 12-11 22-18 32-23 11-5 17-3 21 6 3 8 2 17-3 28-6 11-10 19-14 25-18 28-42 54-72 78-29 25-58 46-85 64-30 18-61 33-92 42-32 11-65 15-99 13-20-2-38-6-54-13-17-6-32-15-45-29-18-15-32-33-42-52-11-20-19-41-24-62-5-22-8-44-8-66 0-23 0-45 3-67 8-53 21-104 41-151 20-48 43-94 71-140 20-35 43-65 68-93 26-27 52-54 79-82 42-45 90-85 145-120 56-35 114-60 174-77 39-10 78-17 119-20s80 1 118 14c38 14 69 35 96 63 26 28 44 62 55 100 5 21 8 42 10 64 2 21 2 43 2 65 0 31-5 63-13 95s-17 63-28 93c-20 62-47 121-80 178-16 26-33 51-51 75s-36 49-54 74c-16 21-32 42-46 64s-30 43-46 64c-14 19-29 38-46 58-16 19-29 40-40 63 7-4 13-8 19-12 5-3 9-6 13-9 5-2 8-5 10-7 51-45 100-93 145-144 46-50 90-102 133-154 36-46 70-90 104-136 34-44 68-90 100-137 14-22 29-44 45-64 15-20 30-40 46-62 12-17 24-34 36-51 12-18 24-35 37-51 9-13 18-24 27-35s17-23 25-36c2-4 6-11 12-19 5-8 11-15 18-21 6-7 14-11 21-13 8-3 15-1 23 5 5 4 9 10 9 16 1 6 0 13-3 19-2 6-6 12-10 18-4 7-8 12-11 16-23 30-39 62-49 94s-21 65-33 100c-7 20-11 39-13 59s-5 40-8 59c-6 40-12 81-15 121-4 40-13 79-26 118-9 24-17 49-26 73-9 25-17 50-24 74-7 22-14 44-20 67-6 24-16 44-29 62-2 3-4 7-7 14-2 7-5 16-9 25 0 1 0 2-1 3 0 1-1 3-1 5 23-19 44-41 62-67 18-25 37-49 56-70 11-11 21-23 31-36 10-12 20-24 31-36 10-12 21-25 30-39 10-14 20-27 32-38 23-21 43-43 61-67 18-23 36-47 53-71 14-18 26-37 39-56 12-19 24-38 34-58 14-25 27-51 41-77 13-26 25-53 35-80 8-24 15-48 22-76 2-9 4-17 5-26s1-17-1-27c-3-10-8-17-15-23-7-4-14-10-21-16-6-6-11-14-15-22-3-8-6-17-8-25-2-18-1-36 4-55s14-35 25-49c16-19 35-31 55-36s42-6 66-1c18 4 32 11 42 22s18 24 22 38c5 15 8 30 10 47 1 17 2 33 2 48 1 40-5 78-17 114s-27 71-46 107c-13 22-26 43-39 64-13 22-27 42-42 64-11 18-22 36-33 54s-24 36-37 52c-16 19-32 38-48 57s-32 38-48 58c-29 33-59 65-91 95-31 30-62 62-90 96-29 34-60 68-90 101-31 33-61 67-91 101-16 18-33 36-50 54s-34 37-50 55c-16 19-32 38-47 59-15 20-27 40-38 61-5 11-8 19-9 25-2 5-7 12-17 20-5 4-11 8-19 11-8 4-15 5-21 3-10-3-16-11-16-24-1-14 1-28 5-44 3-16 8-31 14-46s10-25 11-31c27-72 49-143 65-215 9-40 15-80 19-119 5-40 12-80 23-120 6-25 14-50 22-74s15-48 19-73c1-3 3-8 5-14 2-7 4-14 7-20 3-7 5-13 7-19s3-9 4-10c2-2 3-5 3-9 0-3-1-3-3 0-3 3-9 13-20 29-3 4-6 8-10 13s-7 8-10 10c-13 13-24 28-33 45-9 16-20 30-33 41-11 10-20 20-29 32-8 11-17 22-27 33-28 28-54 58-80 89-25 30-52 60-79 89-31 32-62 64-94 95s-66 60-100 88c-15 13-29 24-43 35-15 11-28 23-42 37-14 13-29 27-43 41s-28 29-41 45c-4 5-9 14-17 27-7 14-15 27-23 40-9 14-18 25-28 34-9 9-18 11-27 7z">
            <text:p/>
          </draw:path>
          <draw:path draw:style-name="gr2" draw:text-style-name="P1" draw:layer="layout" svg:width="1.328cm" svg:height="1.435cm" svg:x="42.851cm" svg:y="53.562cm" svg:viewBox="0 0 1329 1436" svg:d="M723 394c27 1 54-1 81-7s52-13 77-21c27-9 53-19 79-29 26-11 52-23 77-36 14-7 29-15 45-25 17-9 34-20 49-33 16-12 30-26 41-40 12-14 19-30 22-46 2-11 1-20-3-29-4-8-9-17-14-24-10-13-24-23-42-29s-36-8-52-8c-13 1-26 2-38 5s-24 7-36 10c-52 15-103 36-153 65s-91 65-123 108c-8 12-17 25-25 38s-15 26-22 39c-3 6-6 12-8 18-2 5-4 12-4 17s2 10 5 14c3 3 8 6 17 8 9 3 18 5 27 5zM723 394zM341 1434c-55-6-107-19-154-40-33-14-61-33-85-56-26-25-46-53-62-83-15-31-26-64-33-97-6-34-8-69-7-105 2-36 7-70 14-104 9-33 21-65 38-95 16-30 35-59 57-86 21-27 45-52 71-75 27-22 54-43 81-63 16-10 31-20 48-28 16-9 33-17 50-25 29-12 57-22 84-29 11-2 24-5 38-7 15-1 25-7 31-15 4-6 6-14 5-23 0-9-2-18-6-27s-8-17-14-25c-5-8-10-13-15-17-13-10-28-16-44-19-17-3-32-7-48-13-26-11-50-23-73-37-23-15-44-34-63-56-18-21-30-45-36-72-7-26-7-53-3-79s14-51 29-73c16-23 36-40 62-52 62-26 126-36 192-32 7 0 18 0 34 2 17 2 32 6 48 10 15 5 27 12 35 20 9 8 10 19 2 34-6 9-14 14-24 15s-21 0-33-3c-12-2-23-6-35-10-12-3-20-6-27-7-29-3-55 2-80 15-24 13-44 31-58 53s-22 46-23 73 8 52 26 76c3 5 11 14 26 27 14 12 30 25 46 36 17 12 33 21 48 24 15 4 24-1 28-16 18-67 51-123 99-171 48-47 103-84 166-110 51-21 104-39 160-54 57-13 113-17 169-13 30 2 61 6 92 13 30 6 59 20 84 39 32 24 48 50 48 79 1 30-7 58-23 86-16 29-38 54-64 77-27 23-51 41-74 52-20 12-41 21-62 28s-42 13-63 19c-35 10-71 18-106 24-34 7-70 13-106 18-23 2-46 4-70 5-23 1-47 2-71 3-10 0-20 0-28 1-8 0-11 7-9 21 1 8 4 14 9 18 6 3 12 5 18 5 7 1 14 0 23-1 8-2 15-2 22-2 23-1 46-1 69 0 24 1 46 4 69 10 15 4 32 9 51 15 18 6 32 16 40 29 6 10 8 19 7 29-2 10-5 19-10 27-5 9-12 17-20 23-7 7-15 12-24 16-19 9-40 14-62 16-23 2-46 2-69 0s-45-5-68-11c-22-5-43-11-61-19-8-4-17-9-26-14-8-5-18-10-27-14-10-5-19-7-28-9-9-1-18-1-28 2-21 7-41 17-62 31-20 13-39 25-58 37-20 13-38 27-56 41-18 15-35 31-50 49-24 28-43 60-58 95-14 35-25 71-33 108-6 28-8 56-6 85 1 29 6 59 15 86 8 27 21 52 39 76 17 23 38 43 65 58 30 17 62 28 95 33 35 5 69 5 103 1 35-4 69-12 103-22 34-11 66-23 95-36 19-8 38-17 56-28 19-10 37-21 53-33 24-16 45-33 66-52s40-38 59-61c19-20 35-41 48-63 13-23 28-45 44-67 5-6 11-14 17-23 7-10 14-16 22-17 10-3 17 0 19 8 2 9 3 17 2 24-4 28-15 54-34 78s-37 47-53 67c-16 24-33 44-50 65-16 20-34 39-53 59-19 19-38 37-60 53-21 16-42 34-61 53-10 10-23 19-38 26-15 8-29 15-42 21-16 8-31 16-45 25-14 10-29 16-46 21-48 16-95 30-143 40-48 11-98 14-150 9z">
            <text:p/>
          </draw:path>
          <draw:path draw:style-name="gr3" draw:text-style-name="P2" draw:layer="layout" svg:width="0.105cm" svg:height="0.111cm" svg:x="32.618cm" svg:y="28.693cm" svg:viewBox="0 0 106 112" svg:d="M3 72c-9-32 4-60 33-70 30-8 57 6 67 37s-2 60-33 70c-30 10-57-6-67-37z">
            <text:p/>
          </draw:path>
          <draw:path draw:style-name="gr3" draw:text-style-name="P2" draw:layer="layout" svg:width="0.106cm" svg:height="0.111cm" svg:x="32.855cm" svg:y="28.625cm" svg:viewBox="0 0 107 112" svg:d="M2 69c-7-32 7-60 38-68 30-6 57 10 65 41 8 32-6 60-38 68-30 8-58-10-65-41z">
            <text:p/>
          </draw:path>
          <draw:path draw:style-name="gr3" draw:text-style-name="P2" draw:layer="layout" svg:width="0.105cm" svg:height="0.111cm" svg:x="33.096cm" svg:y="28.572cm" svg:viewBox="0 0 106 112" svg:d="M1 66c-5-33 11-60 41-65 31-5 57 12 63 44s-10 60-42 66c-31 5-56-14-62-45z">
            <text:p/>
          </draw:path>
          <draw:path draw:style-name="gr3" draw:text-style-name="P2" draw:layer="layout" svg:width="0.105cm" svg:height="0.111cm" svg:x="33.34cm" svg:y="28.534cm" svg:viewBox="0 0 106 112" svg:d="M0 63c-3-34 15-59 46-63 31-3 55 16 59 49 4 32-13 58-45 62s-56-17-60-48z">
            <text:p/>
          </draw:path>
          <draw:path draw:style-name="gr3" draw:text-style-name="P2" draw:layer="layout" svg:width="0.105cm" svg:height="0.111cm" svg:x="33.585cm" svg:y="28.512cm" svg:viewBox="0 0 106 112" svg:d="M0 59c-1-33 18-57 50-59 32-1 54 19 56 53 2 32-17 57-50 59-32 2-54-20-56-53z">
            <text:p/>
          </draw:path>
          <draw:path draw:style-name="gr3" draw:text-style-name="P2" draw:layer="layout" svg:width="0.105cm" svg:height="0.111cm" svg:x="33.831cm" svg:y="28.505cm" svg:viewBox="0 0 106 112" svg:d="M0 55c0-34 22-55 54-55s53 23 52 57c0 32-21 56-55 55-31 0-51-24-51-57z">
            <text:p/>
          </draw:path>
          <draw:path draw:style-name="gr3" draw:text-style-name="P2" draw:layer="layout" svg:width="0.105cm" svg:height="0.111cm" svg:x="34.076cm" svg:y="28.513cm" svg:viewBox="0 0 106 112" svg:d="M0 53c1-34 25-54 57-53 31 2 51 26 49 59s-24 55-57 53c-32-2-50-27-49-59z">
            <text:p/>
          </draw:path>
          <draw:path draw:style-name="gr3" draw:text-style-name="P2" draw:layer="layout" svg:width="0.106cm" svg:height="0.112cm" svg:x="34.321cm" svg:y="28.536cm" svg:viewBox="0 0 107 113" svg:d="M0 49c4-33 30-52 60-49 32 4 50 30 46 62-4 33-28 54-60 50s-49-31-46-63z">
            <text:p/>
          </draw:path>
          <draw:path draw:style-name="gr3" draw:text-style-name="P2" draw:layer="layout" svg:width="0.105cm" svg:height="0.111cm" svg:x="34.564cm" svg:y="28.575cm" svg:viewBox="0 0 106 112" svg:d="M1 46c6-33 32-50 63-45 30 5 47 33 41 65s-30 51-63 45c-31-5-46-34-41-65z">
            <text:p/>
          </draw:path>
          <draw:path draw:style-name="gr3" draw:text-style-name="P2" draw:layer="layout" svg:width="0.106cm" svg:height="0.111cm" svg:x="34.804cm" svg:y="28.629cm" svg:viewBox="0 0 107 112" svg:d="M2 42c8-32 36-47 66-41 30 8 45 35 37 68-8 31-34 49-66 41-31-8-44-36-37-68z">
            <text:p/>
          </draw:path>
          <draw:path draw:style-name="gr3" draw:text-style-name="P2" draw:layer="layout" svg:width="0.105cm" svg:height="0.111cm" svg:x="35.041cm" svg:y="28.698cm" svg:viewBox="0 0 106 112" svg:d="M3 39c10-31 38-45 68-37 29 10 42 38 32 70-10 30-36 47-68 37-29-10-41-39-32-70z">
            <text:p/>
          </draw:path>
          <draw:path draw:style-name="gr3" draw:text-style-name="P2" draw:layer="layout" svg:width="0.107cm" svg:height="0.11cm" svg:x="35.271cm" svg:y="28.782cm" svg:viewBox="0 0 108 111" svg:d="M4 36c12-31 42-43 71-32s40 40 28 71c-11 30-40 44-70 32-30-11-40-41-29-71z">
            <text:p/>
          </draw:path>
          <draw:path draw:style-name="gr3" draw:text-style-name="P2" draw:layer="layout" svg:width="0.107cm" svg:height="0.112cm" svg:x="35.497cm" svg:y="28.88cm" svg:viewBox="0 0 108 113" svg:d="M6 34c13-31 43-41 72-29 28 13 37 44 23 73-13 30-42 43-72 29-28-13-36-45-23-73z">
            <text:p/>
          </draw:path>
          <draw:path draw:style-name="gr3" draw:text-style-name="P2" draw:layer="layout" svg:width="0.108cm" svg:height="0.111cm" svg:x="35.715cm" svg:y="28.992cm" svg:viewBox="0 0 109 112" svg:d="M7 31c16-30 48-38 74-25 29 15 36 47 20 75-15 29-45 40-75 24-26-15-33-47-19-74z">
            <text:p/>
          </draw:path>
          <draw:path draw:style-name="gr3" draw:text-style-name="P2" draw:layer="layout" svg:width="0.108cm" svg:height="0.111cm" svg:x="35.926cm" svg:y="29.118cm" svg:viewBox="0 0 109 112" svg:d="M10 27c17-27 49-34 75-19 26 17 31 48 14 77-17 27-48 36-76 18-24-16-30-49-13-76z">
            <text:p/>
          </draw:path>
          <draw:path draw:style-name="gr3" draw:text-style-name="P2" draw:layer="layout" svg:width="0.109cm" svg:height="0.109cm" svg:x="36.129cm" svg:y="29.257cm" svg:viewBox="0 0 110 110" svg:d="M12 24c20-25 51-31 77-14 25 18 28 50 9 77-19 25-50 32-77 13-24-18-27-51-9-76z">
            <text:p/>
          </draw:path>
          <draw:path draw:style-name="gr3" draw:text-style-name="P2" draw:layer="layout" svg:width="0.108cm" svg:height="0.11cm" svg:x="36.323cm" svg:y="29.409cm" svg:viewBox="0 0 109 111" svg:d="M13 21c21-24 53-28 77-9 24 20 25 52 4 77-20 24-52 30-77 9-22-20-23-52-4-77z">
            <text:p/>
          </draw:path>
          <draw:path draw:style-name="gr3" draw:text-style-name="P2" draw:layer="layout" svg:width="0.11cm" svg:height="0.109cm" svg:x="36.507cm" svg:y="29.573cm" svg:viewBox="0 0 111 110" svg:d="M16 18c24-22 55-24 79-4 22 21 22 54 0 77-23 23-54 27-79 4-22-21-20-53 0-77z">
            <text:p/>
          </draw:path>
          <draw:path draw:style-name="gr3" draw:text-style-name="P2" draw:layer="layout" svg:width="0.109cm" svg:height="0.11cm" svg:x="36.68cm" svg:y="29.747cm" svg:viewBox="0 0 110 111" svg:d="M18 16c23-21 56-21 77 1 21 23 19 54-5 77-23 22-55 24-77 0-20-24-17-55 5-78z">
            <text:p/>
          </draw:path>
          <draw:path draw:style-name="gr3" draw:text-style-name="P2" draw:layer="layout" svg:width="0.11cm" svg:height="0.109cm" svg:x="36.843cm" svg:y="29.933cm" svg:viewBox="0 0 111 110" svg:d="M21 14c25-20 58-18 78 5 19 24 15 56-10 76-24 21-56 20-77-5-19-24-14-56 9-76z">
            <text:p/>
          </draw:path>
          <draw:path draw:style-name="gr3" draw:text-style-name="P2" draw:layer="layout" svg:width="0.111cm" svg:height="0.109cm" svg:x="36.993cm" svg:y="30.128cm" svg:viewBox="0 0 112 110" svg:d="M24 11c27-18 59-13 78 11 18 25 12 56-15 76-26 19-57 16-77-10-17-26-11-57 14-77z">
            <text:p/>
          </draw:path>
          <draw:path draw:style-name="gr3" draw:text-style-name="P2" draw:layer="layout" svg:width="0.112cm" svg:height="0.108cm" svg:x="37.131cm" svg:y="30.331cm" svg:viewBox="0 0 113 109" svg:d="M27 9c28-16 60-10 77 15 17 26 8 57-19 75-28 17-60 12-77-15-16-26-8-58 19-75z">
            <text:p/>
          </draw:path>
          <draw:path draw:style-name="gr3" draw:text-style-name="P2" draw:layer="layout" svg:width="0.111cm" svg:height="0.108cm" svg:x="37.256cm" svg:y="30.544cm" svg:viewBox="0 0 112 109" svg:d="M30 7c29-14 60-7 75 21 15 27 5 58-24 73s-59 9-75-20c-14-27-4-58 24-74z">
            <text:p/>
          </draw:path>
          <draw:path draw:style-name="gr3" draw:text-style-name="P2" draw:layer="layout" svg:width="0.111cm" svg:height="0.107cm" svg:x="37.367cm" svg:y="30.763cm" svg:viewBox="0 0 112 108" svg:d="M33 6c30-13 60-4 73 24 14 29 2 58-28 71-29 14-60 6-73-24-12-29-1-58 28-71z">
            <text:p/>
          </draw:path>
          <draw:path draw:style-name="gr3" draw:text-style-name="P2" draw:layer="layout" svg:width="0.111cm" svg:height="0.107cm" svg:x="37.464cm" svg:y="30.99cm" svg:viewBox="0 0 112 108" svg:d="M36 4c31-11 60 0 72 30 11 28-2 58-33 70-30 11-60 1-72-30-10-29 4-58 33-70z">
            <text:p/>
          </draw:path>
          <draw:path draw:style-name="gr3" draw:text-style-name="P2" draw:layer="layout" svg:width="0.111cm" svg:height="0.105cm" svg:x="37.547cm" svg:y="31.222cm" svg:viewBox="0 0 112 106" svg:d="M39 3c32-9 60 4 70 33 9 30-6 57-37 67s-60-2-70-33c-8-30 7-58 37-67z">
            <text:p/>
          </draw:path>
          <draw:path draw:style-name="gr3" draw:text-style-name="P2" draw:layer="layout" svg:width="0.111cm" svg:height="0.106cm" svg:x="37.615cm" svg:y="31.459cm" svg:viewBox="0 0 112 107" svg:d="M42 2c33-7 60 7 68 38 8 30-9 57-41 65-31 8-60-6-68-38-6-30 10-58 41-65z">
            <text:p/>
          </draw:path>
          <draw:path draw:style-name="gr3" draw:text-style-name="P2" draw:layer="layout" svg:width="0.111cm" svg:height="0.105cm" svg:x="37.667cm" svg:y="31.699cm" svg:viewBox="0 0 112 106" svg:d="M45 1c33-5 60 11 66 41 5 32-13 57-45 63-33 6-59-10-65-42-5-31 13-56 44-62z">
            <text:p/>
          </draw:path>
          <draw:path draw:style-name="gr3" draw:text-style-name="P2" draw:layer="layout" svg:width="0.112cm" svg:height="0.105cm" svg:x="37.705cm" svg:y="31.942cm" svg:viewBox="0 0 113 106" svg:d="M49 0c33-3 59 15 63 46s-16 55-50 59c-31 4-58-13-62-46-3-31 17-55 49-59z">
            <text:p/>
          </draw:path>
          <draw:path draw:style-name="gr3" draw:text-style-name="P2" draw:layer="layout" svg:width="0.11cm" svg:height="0.105cm" svg:x="37.727cm" svg:y="32.187cm" svg:viewBox="0 0 111 106" svg:d="M52 0c34-1 58 18 59 50 2 32-19 54-52 56-32 2-57-17-59-50-1-32 20-54 52-56z">
            <text:p/>
          </draw:path>
          <draw:path draw:style-name="gr3" draw:text-style-name="P2" draw:layer="layout" svg:width="0.111cm" svg:height="0.105cm" svg:x="37.734cm" svg:y="32.432cm" svg:viewBox="0 0 112 106" svg:d="M57 0c32 0 55 22 55 54-1 32-24 53-58 52-32 0-54-21-54-55 0-31 24-51 57-51z">
            <text:p/>
          </draw:path>
          <draw:path draw:style-name="gr3" draw:text-style-name="P2" draw:layer="layout" svg:width="0.11cm" svg:height="0.105cm" svg:x="37.726cm" svg:y="32.68cm" svg:viewBox="0 0 111 106" svg:d="M60 0c32 2 53 25 51 57-1 32-26 51-59 49-32-2-53-24-52-57 2-32 27-50 60-49z">
            <text:p/>
          </draw:path>
          <draw:path draw:style-name="gr3" draw:text-style-name="P2" draw:layer="layout" svg:width="0.112cm" svg:height="0.105cm" svg:x="37.702cm" svg:y="32.925cm" svg:viewBox="0 0 113 106" svg:d="M63 0c33 4 53 29 49 60s-30 49-62 45c-33-4-53-27-50-61 4-30 31-47 63-44z">
            <text:p/>
          </draw:path>
          <draw:path draw:style-name="gr3" draw:text-style-name="P2" draw:layer="layout" svg:width="0.111cm" svg:height="0.105cm" svg:x="37.663cm" svg:y="33.168cm" svg:viewBox="0 0 112 106" svg:d="M66 1c32 6 50 31 45 63-6 30-33 47-66 40-31-6-49-30-44-63 6-30 33-45 65-40z">
            <text:p/>
          </draw:path>
          <draw:path draw:style-name="gr3" draw:text-style-name="P2" draw:layer="layout" svg:width="0.112cm" svg:height="0.106cm" svg:x="37.609cm" svg:y="33.408cm" svg:viewBox="0 0 113 107" svg:d="M70 2c33 8 49 36 42 66-8 30-37 45-68 37-32-8-49-34-42-66 8-31 37-44 68-37z">
            <text:p/>
          </draw:path>
          <draw:path draw:style-name="gr3" draw:text-style-name="P2" draw:layer="layout" svg:width="0.111cm" svg:height="0.105cm" svg:x="37.539cm" svg:y="33.643cm" svg:viewBox="0 0 112 106" svg:d="M72 3c32 10 47 38 37 68-9 29-38 42-69 32s-46-36-38-68c10-29 40-41 70-32z">
            <text:p/>
          </draw:path>
          <draw:path draw:style-name="gr3" draw:text-style-name="P2" draw:layer="layout" svg:width="0.11cm" svg:height="0.107cm" svg:x="37.455cm" svg:y="33.874cm" svg:viewBox="0 0 111 108" svg:d="M76 4c30 12 43 42 31 71-11 29-40 40-71 28-30-11-43-40-32-70s41-40 72-29z">
            <text:p/>
          </draw:path>
          <draw:path draw:style-name="gr3" draw:text-style-name="P2" draw:layer="layout" svg:width="0.111cm" svg:height="0.107cm" svg:x="37.357cm" svg:y="34.1cm" svg:viewBox="0 0 112 108" svg:d="M79 6c29 14 40 43 27 72-13 28-43 37-73 24-29-14-41-42-28-73 13-28 44-36 74-23z">
            <text:p/>
          </draw:path>
          <draw:path draw:style-name="gr3" draw:text-style-name="P2" draw:layer="layout" svg:width="0.11cm" svg:height="0.108cm" svg:x="37.244cm" svg:y="34.318cm" svg:viewBox="0 0 111 109" svg:d="M82 7c28 16 37 48 22 74-14 29-45 36-74 20-28-15-38-45-23-75 15-26 46-33 75-19z">
            <text:p/>
          </draw:path>
          <draw:path draw:style-name="gr3" draw:text-style-name="P2" draw:layer="layout" svg:width="0.11cm" svg:height="0.108cm" svg:x="37.118cm" svg:y="34.529cm" svg:viewBox="0 0 111 109" svg:d="M84 10c28 17 35 49 18 75-16 26-48 31-75 14s-35-48-18-76c16-24 49-30 75-13z">
            <text:p/>
          </draw:path>
          <draw:path draw:style-name="gr3" draw:text-style-name="P2" draw:layer="layout" svg:width="0.111cm" svg:height="0.109cm" svg:x="36.979cm" svg:y="34.732cm" svg:viewBox="0 0 112 110" svg:d="M88 11c26 21 32 52 14 78-20 25-51 28-78 9-25-20-32-50-14-77 20-24 51-27 78-10z">
            <text:p/>
          </draw:path>
          <draw:path draw:style-name="gr3" draw:text-style-name="P2" draw:layer="layout" svg:width="0.109cm" svg:height="0.108cm" svg:x="36.827cm" svg:y="34.925cm" svg:viewBox="0 0 110 109" svg:d="M89 13c25 21 29 53 9 77s-52 25-77 4c-23-20-28-52-9-77 20-22 53-23 77-4z">
            <text:p/>
          </draw:path>
          <draw:path draw:style-name="gr3" draw:text-style-name="P2" draw:layer="layout" svg:width="0.11cm" svg:height="0.11cm" svg:x="36.664cm" svg:y="35.109cm" svg:viewBox="0 0 111 111" svg:d="M93 16c23 24 25 55 4 79-23 22-54 22-78-1-22-22-26-53-5-78 23-22 54-20 79 0z">
            <text:p/>
          </draw:path>
          <draw:path draw:style-name="gr3" draw:text-style-name="P2" draw:layer="layout" svg:width="0.11cm" svg:height="0.109cm" svg:x="36.489cm" svg:y="35.282cm" svg:viewBox="0 0 111 110" svg:d="M95 18c22 24 21 56-1 77-23 21-54 19-78-5-21-23-22-55 1-77 23-20 55-17 78 5z">
            <text:p/>
          </draw:path>
          <draw:path draw:style-name="gr3" draw:text-style-name="P2" draw:layer="layout" svg:width="0.108cm" svg:height="0.111cm" svg:x="36.304cm" svg:y="35.444cm" svg:viewBox="0 0 109 112" svg:d="M96 22c20 26 18 57-6 78-24 20-55 15-76-10-19-25-19-56 5-78 24-19 57-14 77 10z">
            <text:p/>
          </draw:path>
          <draw:path draw:style-name="gr3" draw:text-style-name="P2" draw:layer="layout" svg:width="0.109cm" svg:height="0.111cm" svg:x="36.11cm" svg:y="35.594cm" svg:viewBox="0 0 110 112" svg:d="M99 24c19 27 14 59-11 78-26 18-56 12-76-14-18-27-16-58 10-78 26-18 57-10 77 14z">
            <text:p/>
          </draw:path>
          <draw:path draw:style-name="gr3" draw:text-style-name="P2" draw:layer="layout" svg:width="0.107cm" svg:height="0.11cm" svg:x="35.906cm" svg:y="35.732cm" svg:viewBox="0 0 108 111" svg:d="M98 27c17 27 11 59-15 76s-57 8-74-19c-16-27-12-59 14-76 26-15 58-8 75 19z">
            <text:p/>
          </draw:path>
          <draw:path draw:style-name="gr3" draw:text-style-name="P2" draw:layer="layout" svg:width="0.108cm" svg:height="0.111cm" svg:x="35.694cm" svg:y="35.856cm" svg:viewBox="0 0 109 112" svg:d="M102 30c15 29 7 60-21 75-27 15-58 5-74-24-14-29-7-59 21-75 27-14 58-4 74 24z">
            <text:p/>
          </draw:path>
          <draw:path draw:style-name="gr3" draw:text-style-name="P2" draw:layer="layout" svg:width="0.107cm" svg:height="0.111cm" svg:x="35.475cm" svg:y="35.967cm" svg:viewBox="0 0 108 112" svg:d="M102 33c13 31 3 60-25 74-29 13-57 1-71-29-13-29-6-60 24-73 29-12 58-1 72 28z">
            <text:p/>
          </draw:path>
          <draw:path draw:style-name="gr3" draw:text-style-name="P2" draw:layer="layout" svg:width="0.107cm" svg:height="0.112cm" svg:x="35.249cm" svg:y="36.064cm" svg:viewBox="0 0 108 113" svg:d="M104 37c12 31 0 61-30 72-29 11-58-2-70-33-10-30-1-61 30-73 29-10 58 3 70 34z">
            <text:p/>
          </draw:path>
          <draw:path draw:style-name="gr3" draw:text-style-name="P2" draw:layer="layout" svg:width="0.106cm" svg:height="0.111cm" svg:x="35.017cm" svg:y="36.146cm" svg:viewBox="0 0 107 112" svg:d="M104 39c9 32-4 61-34 70-30 10-57-6-67-37-9-31 2-60 33-70 30-8 58 7 68 37z">
            <text:p/>
          </draw:path>
          <draw:path draw:style-name="gr3" draw:text-style-name="P2" draw:layer="layout" svg:width="0.106cm" svg:height="0.111cm" svg:x="34.781cm" svg:y="36.214cm" svg:viewBox="0 0 107 112" svg:d="M105 42c8 33-8 60-39 68-30 7-57-10-64-41-7-32 6-60 38-68 30-6 57 11 65 41z">
            <text:p/>
          </draw:path>
          <draw:path draw:style-name="gr3" draw:text-style-name="P2" draw:layer="layout" svg:width="0.104cm" svg:height="0.111cm" svg:x="34.541cm" svg:y="36.266cm" svg:viewBox="0 0 105 112" svg:d="M104 47c6 32-11 59-41 65-32 5-56-13-62-45-5-32 9-60 41-66 32-4 57 14 62 46z">
            <text:p/>
          </draw:path>
          <draw:path draw:style-name="gr3" draw:text-style-name="P2" draw:layer="layout" svg:width="0.105cm" svg:height="0.111cm" svg:x="34.298cm" svg:y="36.304cm" svg:viewBox="0 0 106 112" svg:d="M105 49c4 33-15 58-46 62s-55-16-59-49c-3-32 13-58 46-62 31-3 55 17 59 49z">
            <text:p/>
          </draw:path>
          <draw:path draw:style-name="gr3" draw:text-style-name="P2" draw:layer="layout" svg:width="0.105cm" svg:height="0.11cm" svg:x="34.052cm" svg:y="36.326cm" svg:viewBox="0 0 106 111" svg:d="M106 52c2 34-19 58-50 59-32 2-55-19-56-52s17-57 50-59c32-1 54 20 56 52z">
            <text:p/>
          </draw:path>
          <draw:path draw:style-name="gr3" draw:text-style-name="P2" draw:layer="layout" svg:width="0.105cm" svg:height="0.111cm" svg:x="33.806cm" svg:y="36.332cm" svg:viewBox="0 0 106 112" svg:d="M106 57c0 32-23 55-55 55-31-1-51-24-51-58 0-32 21-54 54-54 32 0 53 24 52 57z">
            <text:p/>
          </draw:path>
          <draw:path draw:style-name="gr3" draw:text-style-name="P2" draw:layer="layout" svg:width="0.105cm" svg:height="0.111cm" svg:x="33.561cm" svg:y="36.324cm" svg:viewBox="0 0 106 112" svg:d="M106 59c-2 34-25 55-57 53s-50-26-49-60c2-32 24-53 57-52 32 1 51 26 49 59z">
            <text:p/>
          </draw:path>
          <draw:path draw:style-name="gr3" draw:text-style-name="P2" draw:layer="layout" svg:width="0.105cm" svg:height="0.112cm" svg:x="33.315cm" svg:y="36.3cm" svg:viewBox="0 0 106 113" svg:d="M105 62c-4 34-29 54-60 50s-48-30-45-63c4-32 27-52 61-49 30 4 48 31 44 62z">
            <text:p/>
          </draw:path>
          <draw:path draw:style-name="gr3" draw:text-style-name="P2" draw:layer="layout" svg:width="0.105cm" svg:height="0.111cm" svg:x="33.072cm" svg:y="36.26cm" svg:viewBox="0 0 106 112" svg:d="M105 66c-7 33-32 51-64 45-30-5-45-33-40-65 6-32 30-50 63-45 30 6 47 34 41 65z">
            <text:p/>
          </draw:path>
          <draw:path draw:style-name="gr3" draw:text-style-name="P2" draw:layer="layout" svg:width="0.106cm" svg:height="0.111cm" svg:x="32.832cm" svg:y="36.205cm" svg:viewBox="0 0 107 112" svg:d="M105 70c-8 32-36 48-66 41-31-8-44-35-37-68 8-31 34-48 66-41 31 8 45 37 37 68z">
            <text:p/>
          </draw:path>
          <draw:path draw:style-name="gr3" draw:text-style-name="P2" draw:layer="layout" svg:width="0.105cm" svg:height="0.111cm" svg:x="32.596cm" svg:y="36.136cm" svg:viewBox="0 0 106 112" svg:d="M103 72c-10 31-38 46-68 37-29-10-41-38-32-70 10-30 36-46 68-36 30 9 42 38 32 69z">
            <text:p/>
          </draw:path>
          <draw:path draw:style-name="gr3" draw:text-style-name="P2" draw:layer="layout" svg:width="0.108cm" svg:height="0.111cm" svg:x="32.364cm" svg:y="36.051cm" svg:viewBox="0 0 109 112" svg:d="M104 76c-12 31-42 44-71 32-30-11-40-41-29-72 12-30 41-43 71-32s40 42 29 72z">
            <text:p/>
          </draw:path>
          <draw:path draw:style-name="gr3" draw:text-style-name="P2" draw:layer="layout" svg:width="0.107cm" svg:height="0.112cm" svg:x="32.139cm" svg:y="35.953cm" svg:viewBox="0 0 108 113" svg:d="M102 78c-14 31-44 42-73 29-28-13-36-44-23-73 14-30 42-42 73-29 27 13 36 45 23 73z">
            <text:p/>
          </draw:path>
          <draw:path draw:style-name="gr3" draw:text-style-name="P2" draw:layer="layout" svg:width="0.108cm" svg:height="0.11cm" svg:x="31.92cm" svg:y="35.84cm" svg:viewBox="0 0 109 111" svg:d="M101 82c-15 28-47 37-75 22-26-15-33-45-18-74 15-28 45-38 75-23 27 15 34 46 18 75z">
            <text:p/>
          </draw:path>
          <draw:path draw:style-name="gr3" draw:text-style-name="P2" draw:layer="layout" svg:width="0.108cm" svg:height="0.111cm" svg:x="31.709cm" svg:y="35.713cm" svg:viewBox="0 0 109 112" svg:d="M99 85c-18 28-50 35-75 19-25-17-31-49-14-77 17-27 48-35 75-18 26 16 31 49 14 76z">
            <text:p/>
          </draw:path>
          <draw:path draw:style-name="gr3" draw:text-style-name="P2" draw:layer="layout" svg:width="0.109cm" svg:height="0.11cm" svg:x="31.505cm" svg:y="35.574cm" svg:viewBox="0 0 110 111" svg:d="M98 87c-20 26-51 31-77 13-24-18-27-50-9-76 20-25 50-32 77-14 25 18 28 51 9 77z">
            <text:p/>
          </draw:path>
          <draw:path draw:style-name="gr3" draw:text-style-name="P2" draw:layer="layout" svg:width="0.109cm" svg:height="0.109cm" svg:x="31.311cm" svg:y="35.422cm" svg:viewBox="0 0 110 110" svg:d="M96 89c-21 25-54 29-78 9-22-20-24-52-4-77 20-23 52-28 77-9 24 20 25 53 5 77z">
            <text:p/>
          </draw:path>
          <draw:path draw:style-name="gr3" draw:text-style-name="P2" draw:layer="layout" svg:width="0.11cm" svg:height="0.11cm" svg:x="31.128cm" svg:y="35.259cm" svg:viewBox="0 0 111 111" svg:d="M95 93c-24 23-56 25-79 4-21-23-21-54 0-78 23-22 54-26 79-5 22 23 21 55 0 79z">
            <text:p/>
          </draw:path>
          <draw:path draw:style-name="gr3" draw:text-style-name="P2" draw:layer="layout" svg:width="0.11cm" svg:height="0.109cm" svg:x="30.954cm" svg:y="35.084cm" svg:viewBox="0 0 111 110" svg:d="M91 94c-23 22-56 21-77-1-20-23-18-55 5-77 23-20 55-22 78 1 21 22 18 55-6 77z">
            <text:p/>
          </draw:path>
          <draw:path draw:style-name="gr3" draw:text-style-name="P2" draw:layer="layout" svg:width="0.11cm" svg:height="0.108cm" svg:x="30.792cm" svg:y="34.899cm" svg:viewBox="0 0 111 109" svg:d="M89 96c-25 20-58 18-77-6s-15-55 10-76c24-19 56-19 77 5 20 24 15 56-10 77z">
            <text:p/>
          </draw:path>
          <draw:path draw:style-name="gr3" draw:text-style-name="P2" draw:layer="layout" svg:width="0.111cm" svg:height="0.109cm" svg:x="30.642cm" svg:y="34.704cm" svg:viewBox="0 0 112 110" svg:d="M88 98c-28 19-59 15-78-10-17-26-11-57 14-77 27-17 58-14 78 11 18 26 11 57-14 76z">
            <text:p/>
          </draw:path>
          <draw:path draw:style-name="gr3" draw:text-style-name="P2" draw:layer="layout" svg:width="0.11cm" svg:height="0.108cm" svg:x="30.504cm" svg:y="34.5cm" svg:viewBox="0 0 111 109" svg:d="M84 99c-29 18-60 11-76-15-15-26-8-57 19-75 27-16 59-11 76 16 17 26 8 57-19 74z">
            <text:p/>
          </draw:path>
          <draw:path draw:style-name="gr3" draw:text-style-name="P2" draw:layer="layout" svg:width="0.111cm" svg:height="0.108cm" svg:x="30.38cm" svg:y="34.288cm" svg:viewBox="0 0 112 109" svg:d="M81 102c-29 15-60 7-75-21-14-27-5-58 24-74 29-14 59-7 75 21 15 27 4 58-24 74z">
            <text:p/>
          </draw:path>
          <draw:path draw:style-name="gr3" draw:text-style-name="P2" draw:layer="layout" svg:width="0.111cm" svg:height="0.107cm" svg:x="30.269cm" svg:y="34.069cm" svg:viewBox="0 0 112 108" svg:d="M78 101c-30 14-60 4-73-24-12-29-2-57 28-71 30-13 60-6 74 24 13 29 0 58-29 71z">
            <text:p/>
          </draw:path>
          <draw:path draw:style-name="gr3" draw:text-style-name="P2" draw:layer="layout" svg:width="0.111cm" svg:height="0.107cm" svg:x="30.173cm" svg:y="33.842cm" svg:viewBox="0 0 112 108" svg:d="M75 104c-31 12-60-1-72-30-10-29 3-58 33-70 31-10 60-1 72 30 11 29-3 58-33 70z">
            <text:p/>
          </draw:path>
          <draw:path draw:style-name="gr3" draw:text-style-name="P2" draw:layer="layout" svg:width="0.111cm" svg:height="0.105cm" svg:x="30.091cm" svg:y="33.611cm" svg:viewBox="0 0 112 106" svg:d="M72 103c-32 10-60-3-70-33-8-30 6-57 37-67 31-9 60 2 70 33 9 30-7 58-37 67z">
            <text:p/>
          </draw:path>
          <draw:path draw:style-name="gr3" draw:text-style-name="P2" draw:layer="layout" svg:width="0.111cm" svg:height="0.106cm" svg:x="30.023cm" svg:y="33.374cm" svg:viewBox="0 0 112 107" svg:d="M69 105c-33 8-60-8-68-39-6-29 10-56 41-64 32-7 60 6 68 38 8 30-10 57-41 65z">
            <text:p/>
          </draw:path>
          <draw:path draw:style-name="gr3" draw:text-style-name="P2" draw:layer="layout" svg:width="0.111cm" svg:height="0.105cm" svg:x="29.971cm" svg:y="33.134cm" svg:viewBox="0 0 112 106" svg:d="M67 105c-33 6-60-12-66-42-4-32 14-56 46-62 32-5 59 10 65 41 5 32-14 57-45 63z">
            <text:p/>
          </draw:path>
          <draw:path draw:style-name="gr3" draw:text-style-name="P2" draw:layer="layout" svg:width="0.111cm" svg:height="0.106cm" svg:x="29.934cm" svg:y="32.891cm" svg:viewBox="0 0 112 107" svg:d="M62 106c-33 4-58-15-62-47-3-30 16-55 49-59 32-3 58 13 62 47 4 30-17 55-49 59z">
            <text:p/>
          </draw:path>
          <draw:path draw:style-name="gr3" draw:text-style-name="P2" draw:layer="layout" svg:width="0.111cm" svg:height="0.105cm" svg:x="29.913cm" svg:y="32.646cm" svg:viewBox="0 0 112 106" svg:d="M59 106c-34 2-58-19-59-50-1-32 19-55 53-56 33-1 57 17 59 50 2 32-20 54-53 56z">
            <text:p/>
          </draw:path>
          <draw:path draw:style-name="gr3" draw:text-style-name="P2" draw:layer="layout" svg:width="0.111cm" svg:height="0.105cm" svg:x="29.907cm" svg:y="32.401cm" svg:viewBox="0 0 112 106" svg:d="M55 106c-34 0-55-23-55-55 0-31 23-51 57-51 32 0 56 21 55 54 0 32-24 53-57 52z">
            <text:p/>
          </draw:path>
          <draw:path draw:style-name="gr3" draw:text-style-name="P2" draw:layer="layout" svg:width="0.111cm" svg:height="0.105cm" svg:x="29.916cm" svg:y="32.154cm" svg:viewBox="0 0 112 106" svg:d="M53 106c-34-2-54-25-53-57 2-32 26-50 59-49 33 2 55 24 53 57-2 32-27 51-59 49z">
            <text:p/>
          </draw:path>
          <draw:path draw:style-name="gr3" draw:text-style-name="P2" draw:layer="layout" svg:width="0.112cm" svg:height="0.105cm" svg:x="29.94cm" svg:y="31.908cm" svg:viewBox="0 0 113 106" svg:d="M49 105c-33-4-52-29-49-60 4-31 30-48 63-45 32 4 53 27 49 61-4 30-31 48-63 44z">
            <text:p/>
          </draw:path>
          <draw:path draw:style-name="gr3" draw:text-style-name="P2" draw:layer="layout" svg:width="0.111cm" svg:height="0.105cm" svg:x="29.98cm" svg:y="31.665cm" svg:viewBox="0 0 112 106" svg:d="M46 105c-33-7-50-32-45-64 5-30 33-45 65-40 32 6 52 30 45 63-6 30-34 47-65 41z">
            <text:p/>
          </draw:path>
          <draw:path draw:style-name="gr3" draw:text-style-name="P2" draw:layer="layout" svg:width="0.111cm" svg:height="0.106cm" svg:x="30.034cm" svg:y="31.425cm" svg:viewBox="0 0 112 107" svg:d="M42 105c-32-8-47-36-41-66 8-31 36-44 68-37 31 8 49 34 41 66-8 31-37 45-68 37z">
            <text:p/>
          </draw:path>
          <draw:path draw:style-name="gr3" draw:text-style-name="P2" draw:layer="layout" svg:width="0.111cm" svg:height="0.105cm" svg:x="30.104cm" svg:y="31.189cm" svg:viewBox="0 0 112 106" svg:d="M39 103c-31-10-45-38-37-68 10-29 38-41 70-32 30 10 47 37 36 68-9 30-38 42-69 32z">
            <text:p/>
          </draw:path>
          <draw:path draw:style-name="gr3" draw:text-style-name="P2" draw:layer="layout" svg:width="0.11cm" svg:height="0.108cm" svg:x="30.189cm" svg:y="30.958cm" svg:viewBox="0 0 111 109" svg:d="M35 104c-30-13-42-42-31-71 11-30 40-40 71-29 30 12 44 41 32 71-11 30-41 40-72 29z">
            <text:p/>
          </draw:path>
          <draw:path draw:style-name="gr3" draw:text-style-name="P2" draw:layer="layout" svg:width="0.111cm" svg:height="0.107cm" svg:x="30.288cm" svg:y="30.732cm" svg:viewBox="0 0 112 108" svg:d="M32 102c-29-14-39-44-27-73 13-28 43-36 73-23 29 14 42 42 28 73-13 27-44 36-74 23z">
            <text:p/>
          </draw:path>
          <draw:path draw:style-name="gr3" draw:text-style-name="P2" draw:layer="layout" svg:width="0.111cm" svg:height="0.108cm" svg:x="30.402cm" svg:y="30.513cm" svg:viewBox="0 0 112 109" svg:d="M30 101c-29-16-37-47-23-75 15-26 46-33 74-18 29 15 40 45 24 75-15 27-47 34-75 18z">
            <text:p/>
          </draw:path>
          <draw:path draw:style-name="gr3" draw:text-style-name="P2" draw:layer="layout" svg:width="0.111cm" svg:height="0.108cm" svg:x="30.529cm" svg:y="30.302cm" svg:viewBox="0 0 112 109" svg:d="M26 99c-26-18-33-50-18-76 17-24 49-30 77-13 27 17 36 48 18 75-17 26-49 31-77 14z">
            <text:p/>
          </draw:path>
          <draw:path draw:style-name="gr3" draw:text-style-name="P2" draw:layer="layout" svg:width="0.11cm" svg:height="0.109cm" svg:x="30.668cm" svg:y="30.1cm" svg:viewBox="0 0 111 110" svg:d="M24 98c-26-20-31-51-14-77 18-24 50-27 77-9 25 20 32 50 13 77-18 25-51 28-76 9z">
            <text:p/>
          </draw:path>
          <draw:path draw:style-name="gr3" draw:text-style-name="P2" draw:layer="layout" svg:width="0.11cm" svg:height="0.109cm" svg:x="30.82cm" svg:y="29.906cm" svg:viewBox="0 0 111 110" svg:d="M21 95c-24-20-28-53-9-77 20-22 52-24 77-4 24 20 30 52 9 77-20 24-53 25-77 4z">
            <text:p/>
          </draw:path>
          <draw:path draw:style-name="gr3" draw:text-style-name="P2" draw:layer="layout" svg:width="0.11cm" svg:height="0.11cm" svg:x="30.985cm" svg:y="29.722cm" svg:viewBox="0 0 111 111" svg:d="M18 95c-22-24-24-56-4-79 23-21 54-21 78 1 23 22 27 53 4 78-22 22-54 21-78 0z">
            <text:p/>
          </draw:path>
          <draw:path draw:style-name="gr3" draw:text-style-name="P2" draw:layer="layout" svg:width="0.11cm" svg:height="0.11cm" svg:x="31.16cm" svg:y="29.549cm" svg:viewBox="0 0 111 111" svg:d="M16 91c-21-23-21-56 1-77 23-20 54-18 78 5 21 23 23 55-1 78-24 21-56 18-78-6z">
            <text:p/>
          </draw:path>
          <draw:path draw:style-name="gr3" draw:text-style-name="P2" draw:layer="layout" svg:width="0.109cm" svg:height="0.11cm" svg:x="31.346cm" svg:y="29.387cm" svg:viewBox="0 0 110 111" svg:d="M14 89c-20-25-18-58 5-77 24-19 56-15 77 10 20 24 19 56-6 77-24 20-56 15-76-10z">
            <text:p/>
          </draw:path>
          <draw:path draw:style-name="gr3" draw:text-style-name="P2" draw:layer="layout" svg:width="0.109cm" svg:height="0.111cm" svg:x="31.541cm" svg:y="29.237cm" svg:viewBox="0 0 110 112" svg:d="M11 88c-18-28-13-59 11-78 26-17 56-11 76 14 19 27 16 58-10 78-26 18-57 11-77-14z">
            <text:p/>
          </draw:path>
          <draw:path draw:style-name="gr3" draw:text-style-name="P2" draw:layer="layout" svg:width="0.108cm" svg:height="0.11cm" svg:x="31.746cm" svg:y="29.1cm" svg:viewBox="0 0 109 111" svg:d="M9 84c-16-29-10-60 15-76 26-15 58-8 75 19s12 59-15 76c-26 17-58 8-75-19z">
            <text:p/>
          </draw:path>
          <draw:path draw:style-name="gr3" draw:text-style-name="P2" draw:layer="layout" svg:width="0.108cm" svg:height="0.111cm" svg:x="31.959cm" svg:y="28.976cm" svg:viewBox="0 0 109 112" svg:d="M7 81c-14-29-7-60 21-75 27-14 58-4 73 24 15 29 9 59-21 75-27 15-58 4-73-24z">
            <text:p/>
          </draw:path>
          <draw:path draw:style-name="gr3" draw:text-style-name="P2" draw:layer="layout" svg:width="0.107cm" svg:height="0.111cm" svg:x="32.179cm" svg:y="28.865cm" svg:viewBox="0 0 108 112" svg:d="M6 78c-13-30-4-60 24-73 29-12 58-1 72 28 13 30 5 60-25 74-29 13-58 0-71-29z">
            <text:p/>
          </draw:path>
          <draw:path draw:style-name="gr3" draw:text-style-name="P2" draw:layer="layout" svg:width="0.107cm" svg:height="0.111cm" svg:x="32.405cm" svg:y="28.769cm" svg:viewBox="0 0 108 112" svg:d="M4 75c-11-31 0-60 30-72 29-10 58 3 70 33 11 31 1 60-30 72-29 11-58-3-70-33z">
            <text:p/>
          </draw:path>
          <draw:polygon draw:style-name="gr2" draw:text-style-name="P1" draw:layer="layout" svg:width="0.085cm" svg:height="0.607cm" svg:x="33.892cm" svg:y="27.535cm" svg:viewBox="0 0 86 608" draw:points="86,1 77,608 0,607 8,0">
            <text:p/>
          </draw:polygon>
          <draw:path draw:style-name="gr2" draw:text-style-name="P1" draw:layer="layout" svg:width="0.123cm" svg:height="0.602cm" svg:x="34.218cm" svg:y="27.554cm" svg:viewBox="0 0 124 603" svg:d="M124 41l-47 528c-2 21-22 36-43 34-21-1-35-20-34-41l47-528c2-21 21-35 42-34 21 2 37 20 35 41z">
            <text:p/>
          </draw:path>
          <draw:path draw:style-name="gr2" draw:text-style-name="P1" draw:layer="layout" svg:width="0.164cm" svg:height="0.599cm" svg:x="34.538cm" svg:y="27.6cm" svg:viewBox="0 0 165 600" svg:d="M164 44l-88 523c-3 21-23 35-45 32-20-4-34-24-31-44l87-524c4-20 23-33 45-31 21 3 35 23 32 44z">
            <text:p/>
          </draw:path>
          <draw:path draw:style-name="gr2" draw:text-style-name="P1" draw:layer="layout" svg:width="0.201cm" svg:height="0.591cm" svg:x="34.857cm" svg:y="27.673cm" svg:viewBox="0 0 202 592" svg:d="M201 47l-125 516c-5 20-27 33-48 28-20-5-31-26-27-46l125-516c5-21 27-32 47-28 21 5 34 25 28 46z">
            <text:p/>
          </draw:path>
          <draw:path draw:style-name="gr2" draw:text-style-name="P1" draw:layer="layout" svg:width="0.238cm" svg:height="0.581cm" svg:x="35.169cm" svg:y="27.771cm" svg:viewBox="0 0 239 582" svg:d="M237 49l-163 506c-6 20-28 31-48 25-20-7-30-28-25-48l164-506c6-20 27-30 47-25h1c19 7 31 28 24 48z">
            <text:p/>
          </draw:path>
          <draw:path draw:style-name="gr2" draw:text-style-name="P1" draw:layer="layout" svg:width="0.274cm" svg:height="0.567cm" svg:x="35.474cm" svg:y="27.894cm" svg:viewBox="0 0 275 568" svg:d="M272 52l-199 492c-8 19-30 29-49 21-20-8-29-30-22-50l199-492c8-19 30-28 50-21 19 8 29 30 21 50z">
            <text:p/>
          </draw:path>
          <draw:path draw:style-name="gr2" draw:text-style-name="P1" draw:layer="layout" svg:width="0.311cm" svg:height="0.551cm" svg:x="35.771cm" svg:y="28.043cm" svg:viewBox="0 0 312 552" svg:d="M307 54l-235 476c-9 19-32 27-51 18-19-10-26-32-18-51l236-476c9-19 32-26 51-18 19 10 27 33 17 51z">
            <text:p/>
          </draw:path>
          <draw:path draw:style-name="gr2" draw:text-style-name="P1" draw:layer="layout" svg:width="0.344cm" svg:height="0.534cm" svg:x="36.056cm" svg:y="28.215cm" svg:viewBox="0 0 345 535" svg:d="M340 57l-270 458c-10 19-34 25-52 14-18-11-23-34-13-52l269-459c11-18 34-23 52-13 18 10 24 34 14 52z">
            <text:p/>
          </draw:path>
          <draw:path draw:style-name="gr2" draw:text-style-name="P1" draw:layer="layout" svg:width="0.378cm" svg:height="0.511cm" svg:x="36.33cm" svg:y="28.411cm" svg:viewBox="0 0 379 512" svg:d="M372 59l-303 436c-12 18-36 22-53 10-16-12-21-36-10-53l304-436c12-16 35-21 53-10 17 12 21 36 9 53z">
            <text:p/>
          </draw:path>
          <draw:path draw:style-name="gr2" draw:text-style-name="P1" draw:layer="layout" svg:width="0.408cm" svg:height="0.487cm" svg:x="36.59cm" svg:y="28.63cm" svg:viewBox="0 0 409 488" svg:d="M401 62l-334 412c-13 16-37 19-53 5-16-13-18-37-6-53l334-412c13-16 37-18 54-6 16 13 18 37 5 54z">
            <text:p/>
          </draw:path>
          <draw:path draw:style-name="gr2" draw:text-style-name="P1" draw:layer="layout" svg:width="0.439cm" svg:height="0.462cm" svg:x="36.834cm" svg:y="28.869cm" svg:viewBox="0 0 440 463" svg:d="M430 64l-365 387c-14 15-38 16-53 2-15-15-16-39-2-54l365-387c14-15 38-16 53-2 16 14 16 38 2 54z">
            <text:p/>
          </draw:path>
          <draw:path draw:style-name="gr2" draw:text-style-name="P1" draw:layer="layout" svg:width="0.467cm" svg:height="0.435cm" svg:x="37.061cm" svg:y="29.127cm" svg:viewBox="0 0 468 436" svg:d="M455 66l-392 359c-15 15-39 14-53-2-14-16-13-40 2-54l391-359c16-14 40-13 54 2 15 15 14 40-2 54z">
            <text:p/>
          </draw:path>
          <draw:path draw:style-name="gr2" draw:text-style-name="P1" draw:layer="layout" svg:width="0.492cm" svg:height="0.404cm" svg:x="37.272cm" svg:y="29.405cm" svg:viewBox="0 0 493 405" svg:d="M478 67l-417 329c-16 13-40 10-53-6-12-17-10-41 6-54l417-329c17-12 41-9 54 6 13 17 10 41-7 54z">
            <text:p/>
          </draw:path>
          <draw:path draw:style-name="gr2" draw:text-style-name="P1" draw:layer="layout" svg:width="0.515cm" svg:height="0.371cm" svg:x="37.463cm" svg:y="29.698cm" svg:viewBox="0 0 516 372" svg:d="M499 69l-440 297c-17 12-41 7-53-10-11-18-6-41 10-53l441-297c17-11 41-6 53 10 12 18 7 41-11 53z">
            <text:p/>
          </draw:path>
          <draw:path draw:style-name="gr2" draw:text-style-name="P1" draw:layer="layout" svg:width="0.536cm" svg:height="0.339cm" svg:x="37.634cm" svg:y="30.007cm" svg:viewBox="0 0 537 340" svg:d="M518 71l-461 264c-19 10-42 4-53-15-9-18-3-41 14-52l462-263c19-10 42-5 52 14 11 18 4 41-14 52z">
            <text:p/>
          </draw:path>
          <draw:path draw:style-name="gr2" draw:text-style-name="P1" draw:layer="layout" svg:width="0.554cm" svg:height="0.306cm" svg:x="37.785cm" svg:y="30.329cm" svg:viewBox="0 0 555 307" svg:d="M533 72l-479 231c-19 9-42 1-51-18-8-19-1-42 18-51l479-231c19-8 42-1 51 18 9 19 1 42-18 51z">
            <text:p/>
          </draw:path>
          <draw:path draw:style-name="gr2" draw:text-style-name="P1" draw:layer="layout" svg:width="0.569cm" svg:height="0.27cm" svg:x="37.914cm" svg:y="30.662cm" svg:viewBox="0 0 570 271" svg:d="M545 74l-493 194c-20 8-42-2-50-22-7-19 2-42 22-50l494-194c19-7 41 2 49 22 8 19-2 42-22 50z">
            <text:p/>
          </draw:path>
          <draw:path draw:style-name="gr2" draw:text-style-name="P1" draw:layer="layout" svg:width="0.582cm" svg:height="0.232cm" svg:x="38.021cm" svg:y="31.005cm" svg:viewBox="0 0 583 233" svg:d="M556 74l-507 157c-20 6-42-5-48-25-5-20 5-42 26-48l506-157c21-5 42 5 48 25 6 21-5 42-25 48z">
            <text:p/>
          </draw:path>
          <draw:path draw:style-name="gr2" draw:text-style-name="P1" draw:layer="layout" svg:width="0.592cm" svg:height="0.196cm" svg:x="38.106cm" svg:y="31.357cm" svg:viewBox="0 0 593 197" svg:d="M564 76l-518 119c-20 5-41-8-45-29-4-21 8-42 28-46l518-120c20-3 41 9 45 29 5 22-8 42-28 47z">
            <text:p/>
          </draw:path>
          <draw:path draw:style-name="gr2" draw:text-style-name="P1" draw:layer="layout" svg:width="0.6cm" svg:height="0.156cm" svg:x="38.166cm" svg:y="31.713cm" svg:viewBox="0 0 601 157" svg:d="M568 75l-525 81c-20 3-40-11-43-32-2-21 11-40 32-43l524-81c21-2 40 11 44 32 3 21-12 40-32 43z">
            <text:p/>
          </draw:path>
          <draw:path draw:style-name="gr2" draw:text-style-name="P1" draw:layer="layout" svg:width="0.604cm" svg:height="0.115cm" svg:x="38.205cm" svg:y="32.764cm" svg:viewBox="0 0 605 116" svg:d="M565 116l-530-39c-21-2-36-20-35-41 1-22 19-37 40-36l530 39c21 1 37 19 35 41-1 21-20 37-40 36z">
            <text:p/>
          </draw:path>
          <draw:path draw:style-name="gr2" draw:text-style-name="P1" draw:layer="layout" svg:width="0.6cm" svg:height="0.155cm" svg:x="38.169cm" svg:y="33.086cm" svg:viewBox="0 0 601 156" svg:d="M557 155l-525-79c-21-2-34-22-32-44 3-21 23-34 43-32l525 78c20 4 35 23 32 45-3 21-23 35-43 32z">
            <text:p/>
          </draw:path>
          <draw:path draw:style-name="gr2" draw:text-style-name="P1" draw:layer="layout" svg:width="0.594cm" svg:height="0.192cm" svg:x="38.11cm" svg:y="33.406cm" svg:viewBox="0 0 595 193" svg:d="M548 192l-519-117c-20-5-32-25-29-46 5-20 25-32 46-29l518 118c21 4 34 25 29 45-4 20-25 34-45 29z">
            <text:p/>
          </draw:path>
          <draw:path draw:style-name="gr2" draw:text-style-name="P1" draw:layer="layout" svg:width="0.584cm" svg:height="0.231cm" svg:x="38.027cm" svg:y="33.719cm" svg:viewBox="0 0 585 232" svg:d="M535 230l-508-155c-21-6-31-28-26-48 6-20 28-31 48-26l508 155c20 6 32 28 26 48-6 20-27 32-48 26z">
            <text:p/>
          </draw:path>
          <draw:path draw:style-name="gr2" draw:text-style-name="P1" draw:layer="layout" svg:width="0.57cm" svg:height="0.266cm" svg:x="37.921cm" svg:y="34.026cm" svg:viewBox="0 0 571 267" svg:d="M519 264l-495-191c-20-7-29-29-22-49 8-20 30-28 50-22l494 191c20 8 30 30 22 50-7 19-30 29-49 21z">
            <text:p/>
          </draw:path>
          <draw:path draw:style-name="gr2" draw:text-style-name="P1" draw:layer="layout" svg:width="0.555cm" svg:height="0.302cm" svg:x="37.794cm" svg:y="34.325cm" svg:viewBox="0 0 556 303" svg:d="M501 299l-480-227c-19-9-26-32-18-51 9-19 32-26 51-18l480 227c19 9 27 32 18 51-9 19-32 27-51 18z">
            <text:p/>
          </draw:path>
          <draw:path draw:style-name="gr2" draw:text-style-name="P1" draw:layer="layout" svg:width="0.538cm" svg:height="0.338cm" svg:x="37.645cm" svg:y="34.613cm" svg:viewBox="0 0 539 339" svg:d="M482 333l-463-262c-19-11-24-34-15-52 11-19 34-24 52-15l463 263c18 10 25 34 14 52-10 18-33 25-51 14z">
            <text:p/>
          </draw:path>
          <draw:path draw:style-name="gr2" draw:text-style-name="P1" draw:layer="layout" svg:width="0.515cm" svg:height="0.369cm" svg:x="37.475cm" svg:y="34.888cm" svg:viewBox="0 0 516 370" svg:d="M457 364l-441-295c-16-11-21-35-10-53 12-16 35-21 53-10l441 295c17 12 22 35 10 53-11 17-35 22-53 10z">
            <text:p/>
          </draw:path>
          <draw:path draw:style-name="gr2" draw:text-style-name="P1" draw:layer="layout" svg:width="0.492cm" svg:height="0.402cm" svg:x="37.285cm" svg:y="35.152cm" svg:viewBox="0 0 493 403" svg:d="M432 395l-418-327c-15-13-18-37-7-54h1c12-16 36-18 53-6l418 327c17 13 19 37 7 53-13 17-37 20-54 7z">
            <text:p/>
          </draw:path>
          <draw:path draw:style-name="gr2" draw:text-style-name="P1" draw:layer="layout" svg:width="0.468cm" svg:height="0.431cm" svg:x="37.076cm" svg:y="35.399cm" svg:viewBox="0 0 469 432" svg:d="M405 423l-393-357c-15-14-16-38-3-54 15-14 38-16 54-2l394 356c15 15 16 39 2 54-14 16-38 17-54 3z">
            <text:p/>
          </draw:path>
          <draw:path draw:style-name="gr2" draw:text-style-name="P1" draw:layer="layout" svg:width="0.44cm" svg:height="0.461cm" svg:x="36.848cm" svg:y="35.631cm" svg:viewBox="0 0 441 462" svg:d="M375 450l-365-386c-14-15-13-40 1-54 16-14 40-13 54 1l365 387c15 15 14 39-1 53-16 15-40 15-54-1z">
            <text:p/>
          </draw:path>
          <draw:path draw:style-name="gr2" draw:text-style-name="P1" draw:layer="layout" svg:width="0.411cm" svg:height="0.486cm" svg:x="36.604cm" svg:y="35.845cm" svg:viewBox="0 0 412 487" svg:d="M345 473l-337-411c-12-16-10-40 5-54h1c16-12 40-10 53 5l337 412c13 16 11 40-5 53-17 14-41 11-54-5z">
            <text:p/>
          </draw:path>
          <draw:path draw:style-name="gr2" draw:text-style-name="P1" draw:layer="layout" svg:width="0.379cm" svg:height="0.51cm" svg:x="36.346cm" svg:y="36.041cm" svg:viewBox="0 0 380 511" svg:d="M311 495l-305-435c-11-18-6-42 10-54 17-11 41-6 53 10l304 435c12 18 8 41-9 54-17 12-41 7-53-10z">
            <text:p/>
          </draw:path>
          <draw:path draw:style-name="gr2" draw:text-style-name="P1" draw:layer="layout" svg:width="0.348cm" svg:height="0.531cm" svg:x="36.074cm" svg:y="36.217cm" svg:viewBox="0 0 349 532" svg:d="M277 513l-272-456c-10-18-5-41 13-52 18-10 42-5 53 13l272 456c11 18 5 42-13 53h-1c-18 10-41 4-52-14z">
            <text:p/>
          </draw:path>
          <draw:path draw:style-name="gr2" draw:text-style-name="P1" draw:layer="layout" svg:width="0.312cm" svg:height="0.55cm" svg:x="35.789cm" svg:y="36.372cm" svg:viewBox="0 0 313 551" svg:d="M241 529l-238-474c-8-19-1-42 18-52 18-8 41-1 51 18l237 474c9 19 2 42-17 51v1c-19 9-42 1-51-18z">
            <text:p/>
          </draw:path>
          <draw:path draw:style-name="gr2" draw:text-style-name="P1" draw:layer="layout" svg:width="0.277cm" svg:height="0.567cm" svg:x="35.493cm" svg:y="36.506cm" svg:viewBox="0 0 278 568" svg:d="M204 544l-202-492c-7-19 2-42 21-50 20-7 42 2 50 21l202 492c8 19-1 42-21 49-20 9-42-1-50-20z">
            <text:p/>
          </draw:path>
          <draw:path draw:style-name="gr2" draw:text-style-name="P1" draw:layer="layout" svg:width="0.24cm" svg:height="0.579cm" svg:x="35.188cm" svg:y="36.619cm" svg:viewBox="0 0 241 580" svg:d="M166 554l-165-505c-5-20 5-41 25-48 20-5 41 5 48 25l165 504c6 20-5 42-24 48-20 7-42-4-49-24z">
            <text:p/>
          </draw:path>
          <draw:path draw:style-name="gr2" draw:text-style-name="P1" draw:layer="layout" svg:width="0.203cm" svg:height="0.59cm" svg:x="34.877cm" svg:y="36.708cm" svg:viewBox="0 0 204 591" svg:d="M129 562l-128-515c-4-21 7-41 27-46 21-4 42 7 47 27l128 515c5 21-8 42-28 47-21 5-41-8-46-28z">
            <text:p/>
          </draw:path>
          <draw:path draw:style-name="gr2" draw:text-style-name="P1" draw:layer="layout" svg:width="0.164cm" svg:height="0.598cm" svg:x="34.559cm" svg:y="36.774cm" svg:viewBox="0 0 165 599" svg:d="M89 567l-89-523c-2-21 10-40 31-44 21-3 41 10 44 31l89 523c4 21-10 40-31 44-20 4-40-11-44-31z">
            <text:p/>
          </draw:path>
          <draw:path draw:style-name="gr2" draw:text-style-name="P1" draw:layer="layout" svg:width="0.146cm" svg:height="0.601cm" svg:x="33.198cm" svg:y="36.798cm" svg:viewBox="0 0 147 602" svg:d="M0 559l69-526c3-21 22-35 44-33 21 3 36 22 33 43l-70 525c-2 21-21 36-43 33-21-3-35-22-33-42z">
            <text:p/>
          </draw:path>
          <draw:path draw:style-name="gr2" draw:text-style-name="P1" draw:layer="layout" svg:width="0.184cm" svg:height="0.595cm" svg:x="32.838cm" svg:y="36.744cm" svg:viewBox="0 0 185 596" svg:d="M0 550l109-520c4-21 24-33 46-30 20 5 34 25 29 45l-108 521c-4 20-24 34-46 29-21-4-33-24-30-45z">
            <text:p/>
          </draw:path>
          <draw:path draw:style-name="gr2" draw:text-style-name="P1" draw:layer="layout" svg:width="0.223cm" svg:height="0.585cm" svg:x="32.485cm" svg:y="36.666cm" svg:viewBox="0 0 224 586" svg:d="M1 537l146-510c6-20 28-31 49-26 20 6 32 27 26 47l-147 510c-5 20-28 32-48 26-20-5-31-26-26-47z">
            <text:p/>
          </draw:path>
          <draw:path draw:style-name="gr2" draw:text-style-name="P1" draw:layer="layout" svg:width="0.259cm" svg:height="0.573cm" svg:x="32.14cm" svg:y="36.566cm" svg:viewBox="0 0 260 574" svg:d="M2 523l184-498c7-20 29-29 49-23 20 7 30 29 22 49l-184 499c-7 19-29 29-49 22-19-7-28-29-22-49z">
            <text:p/>
          </draw:path>
          <draw:path draw:style-name="gr2" draw:text-style-name="P1" draw:layer="layout" svg:width="0.295cm" svg:height="0.559cm" svg:x="31.804cm" svg:y="36.444cm" svg:viewBox="0 0 296 560" svg:d="M3 506l219-484c9-19 32-27 51-19 19 9 28 31 19 50l-220 485c-8 19-31 27-50 19-19-9-27-32-19-51z">
            <text:p/>
          </draw:path>
          <draw:path draw:style-name="gr2" draw:text-style-name="P1" draw:layer="layout" svg:width="0.329cm" svg:height="0.542cm" svg:x="31.478cm" svg:y="36.299cm" svg:viewBox="0 0 330 543" svg:d="M4 486l254-467c10-18 33-24 52-15 18 10 25 33 15 52l-254 467c-10 18-33 26-52 15-18-10-24-33-15-52z">
            <text:p/>
          </draw:path>
          <draw:path draw:style-name="gr2" draw:text-style-name="P1" draw:layer="layout" svg:width="0.363cm" svg:height="0.52cm" svg:x="31.165cm" svg:y="36.134cm" svg:viewBox="0 0 364 521" svg:d="M6 463l287-446c12-17 35-22 53-11 18 11 23 35 12 52l-288 446c-12 18-35 23-53 11-17-11-22-35-11-52z">
            <text:p/>
          </draw:path>
          <draw:path draw:style-name="gr2" draw:text-style-name="P1" draw:layer="layout" svg:width="0.394cm" svg:height="0.499cm" svg:x="30.867cm" svg:y="35.948cm" svg:viewBox="0 0 395 500" svg:d="M7 439l320-424c13-16 37-19 54-8 16 13 20 37 7 54l-320 424c-13 17-36 20-53 7-16-12-19-36-8-53z">
            <text:p/>
          </draw:path>
          <draw:path draw:style-name="gr2" draw:text-style-name="P1" draw:layer="layout" svg:width="0.426cm" svg:height="0.473cm" svg:x="30.585cm" svg:y="35.743cm" svg:viewBox="0 0 427 474" svg:d="M9 411l351-399c14-14 38-16 54-3 16 14 17 38 3 54l-351 398c-14 16-38 17-54 4-14-14-16-38-3-54z">
            <text:p/>
          </draw:path>
          <draw:path draw:style-name="gr2" draw:text-style-name="P1" draw:layer="layout" svg:width="0.454cm" svg:height="0.447cm" svg:x="30.322cm" svg:y="35.52cm" svg:viewBox="0 0 455 448" svg:d="M11 383l379-373c15-13 39-13 54 1 15 15 15 39-1 54l-379 372c-15 15-39 15-54 0-13-15-13-40 1-54z">
            <text:p/>
          </draw:path>
          <draw:path draw:style-name="gr2" draw:text-style-name="P1" draw:layer="layout" svg:width="0.481cm" svg:height="0.418cm" svg:x="30.077cm" svg:y="35.28cm" svg:viewBox="0 0 482 419" svg:d="M13 352l407-343c16-13 40-11 53 4 14 16 12 40-4 54l-407 343c-16 14-40 12-53-4h-1c-12-17-10-41 5-54z">
            <text:p/>
          </draw:path>
          <draw:path draw:style-name="gr2" draw:text-style-name="P1" draw:layer="layout" svg:width="0.505cm" svg:height="0.387cm" svg:x="29.853cm" svg:y="35.024cm" svg:viewBox="0 0 506 388" svg:d="M15 319l431-312c17-12 41-8 53 8 12 17 9 41-8 53l-431 313c-17 12-41 8-53-9-12-17-8-40 8-53z">
            <text:p/>
          </draw:path>
          <draw:path draw:style-name="gr2" draw:text-style-name="P1" draw:layer="layout" svg:width="0.527cm" svg:height="0.355cm" svg:x="29.651cm" svg:y="34.755cm" svg:viewBox="0 0 528 356" svg:d="M18 285l452-280c18-10 41-5 52 12v1c11 17 6 41-12 52l-452 280c-18 11-42 6-53-12-10-18-5-42 13-53z">
            <text:p/>
          </draw:path>
          <draw:path draw:style-name="gr2" draw:text-style-name="P1" draw:layer="layout" svg:width="0.546cm" svg:height="0.321cm" svg:x="29.471cm" svg:y="34.472cm" svg:viewBox="0 0 547 322" svg:d="M20 250l471-246c19-9 42-3 52 16 10 19 2 42-16 52l-472 246c-18 9-41 2-51-17-9-18-3-41 16-51z">
            <text:p/>
          </draw:path>
          <draw:path draw:style-name="gr2" draw:text-style-name="P1" draw:layer="layout" svg:width="0.563cm" svg:height="0.285cm" svg:x="29.315cm" svg:y="34.179cm" svg:viewBox="0 0 564 286" svg:d="M23 213l488-210c19-8 42 0 50 20 8 19-1 41-20 50l-488 210c-20 8-42-1-50-20-8-19 0-42 20-50z">
            <text:p/>
          </draw:path>
          <draw:path draw:style-name="gr2" draw:text-style-name="P1" draw:layer="layout" svg:width="0.577cm" svg:height="0.249cm" svg:x="29.184cm" svg:y="33.876cm" svg:viewBox="0 0 578 250" svg:d="M25 175l503-173c20-6 41 3 48 23 7 20-4 43-24 50l-502 173c-20 7-42-3-48-23-6-20 3-43 23-50z">
            <text:p/>
          </draw:path>
          <draw:path draw:style-name="gr2" draw:text-style-name="P1" draw:layer="layout" svg:width="0.588cm" svg:height="0.212cm" svg:x="29.079cm" svg:y="33.566cm" svg:viewBox="0 0 589 213" svg:d="M28 137l513-136c20-5 41 7 46 27 6 20-6 42-27 47l-513 137c-20 5-41-7-46-27-5-21 7-43 27-48z">
            <text:p/>
          </draw:path>
          <draw:path draw:style-name="gr2" draw:text-style-name="P1" draw:layer="layout" svg:width="0.598cm" svg:height="0.173cm" svg:x="28.999cm" svg:y="33.249cm" svg:viewBox="0 0 599 174" svg:d="M31 98l522-98c21-3 41 10 45 31 3 21-10 40-31 44l-522 98c-21 4-41-10-45-30-3-21 10-41 31-45z">
            <text:p/>
          </draw:path>
          <draw:path draw:style-name="gr2" draw:text-style-name="P1" draw:layer="layout" svg:width="0.602cm" svg:height="0.134cm" svg:x="28.945cm" svg:y="32.929cm" svg:viewBox="0 0 603 135" svg:d="M33 58l528-58c21-2 39 12 42 33 2 21-13 41-34 43l-527 58c-21 3-40-12-42-33-2-21 12-41 33-43z">
            <text:p/>
          </draw:path>
          <draw:path draw:style-name="gr2" draw:text-style-name="P1" draw:layer="layout" svg:width="0.603cm" svg:height="0.136cm" svg:x="28.947cm" svg:y="31.897cm" svg:viewBox="0 0 604 137" svg:d="M42 0l528 60c21 2 36 22 33 43-2 21-21 36-42 34l-528-61c-21-2-35-22-33-43 2-21 21-35 42-33z">
            <text:p/>
          </draw:path>
          <draw:path draw:style-name="gr2" draw:text-style-name="P1" draw:layer="layout" svg:width="0.596cm" svg:height="0.175cm" svg:x="29.002cm" svg:y="31.538cm" svg:viewBox="0 0 597 176" svg:d="M45 0l521 100c21 4 34 24 30 45-4 20-24 34-44 30l-521-100c-21-4-34-24-31-44v-1c4-20 24-33 45-30z">
            <text:p/>
          </draw:path>
          <draw:path draw:style-name="gr2" draw:text-style-name="P1" draw:layer="layout" svg:width="0.588cm" svg:height="0.213cm" svg:x="29.083cm" svg:y="31.183cm" svg:viewBox="0 0 589 214" svg:d="M48 1l513 138c20 5 32 26 27 46-5 21-26 33-47 27l-513-138c-21-5-32-26-27-46 5-21 26-32 47-27z">
            <text:p/>
          </draw:path>
          <draw:path draw:style-name="gr2" draw:text-style-name="P1" draw:layer="layout" svg:width="0.579cm" svg:height="0.244cm" svg:x="29.188cm" svg:y="30.84cm" svg:viewBox="0 0 580 245" svg:d="M50 1l504 169c20 6 31 29 24 49-7 20-28 31-48 24l-504-168c-20-7-30-29-25-49 7-20 29-30 49-25z">
            <text:p/>
          </draw:path>
          <draw:path draw:style-name="gr2" draw:text-style-name="P1" draw:layer="layout" svg:width="0.562cm" svg:height="0.286cm" svg:x="29.321cm" svg:y="30.497cm" svg:viewBox="0 0 563 287" svg:d="M53 3l487 211c19 8 28 30 20 50-9 19-31 28-51 20l-486-211c-20-9-28-31-20-50v-1c8-19 30-27 50-19z">
            <text:p/>
          </draw:path>
          <draw:path draw:style-name="gr2" draw:text-style-name="P1" draw:layer="layout" svg:width="0.546cm" svg:height="0.321cm" svg:x="29.477cm" svg:y="30.169cm" svg:viewBox="0 0 547 322" svg:d="M55 4l472 246c18 10 26 33 16 51-10 19-33 26-52 17l-471-247c-19-9-25-32-16-51 10-19 33-25 51-16z">
            <text:p/>
          </draw:path>
          <draw:path draw:style-name="gr2" draw:text-style-name="P1" draw:layer="layout" svg:width="0.526cm" svg:height="0.356cm" svg:x="29.658cm" svg:y="29.853cm" svg:viewBox="0 0 527 357" svg:d="M58 5l451 281c17 12 23 35 12 53-11 18-35 23-53 12l-450-281c-18-11-23-35-13-52v-1c11-17 35-22 53-12z">
            <text:p/>
          </draw:path>
          <draw:path draw:style-name="gr2" draw:text-style-name="P1" draw:layer="layout" svg:width="0.504cm" svg:height="0.388cm" svg:x="29.861cm" svg:y="29.552cm" svg:viewBox="0 0 505 389" svg:d="M60 7l430 313c17 12 20 36 8 53-12 17-36 21-53 8l-430-313c-16-12-20-36-8-53 12-16 36-20 53-8z">
            <text:p/>
          </draw:path>
          <draw:path draw:style-name="gr2" draw:text-style-name="P1" draw:layer="layout" svg:width="0.478cm" svg:height="0.418cm" svg:x="30.086cm" svg:y="29.266cm" svg:viewBox="0 0 479 419" svg:d="M62 9l404 343c16 14 18 38 5 54-14 16-38 18-54 5l-404-344c-15-14-17-38-4-54 13-15 37-17 53-4z">
            <text:p/>
          </draw:path>
          <draw:path draw:style-name="gr2" draw:text-style-name="P1" draw:layer="layout" svg:width="0.453cm" svg:height="0.448cm" svg:x="30.333cm" svg:y="28.997cm" svg:viewBox="0 0 454 449" svg:d="M64 11l379 373c15 14 15 39 0 54-15 15-39 15-54 0l-378-373c-15-15-15-39 0-54 14-15 39-15 53 0z">
            <text:p/>
          </draw:path>
          <draw:path draw:style-name="gr2" draw:text-style-name="P1" draw:layer="layout" svg:width="0.423cm" svg:height="0.474cm" svg:x="30.597cm" svg:y="28.749cm" svg:viewBox="0 0 424 475" svg:d="M66 13l349 400c14 15 13 39-3 53-16 14-40 13-54-3l-349-400c-13-16-11-40 4-54 15-13 40-11 53 4z">
            <text:p/>
          </draw:path>
          <draw:path draw:style-name="gr2" draw:text-style-name="P1" draw:layer="layout" svg:width="0.394cm" svg:height="0.5cm" svg:x="30.88cm" svg:y="28.52cm" svg:viewBox="0 0 395 501" svg:d="M68 15l319 425c13 17 10 41-7 54-17 12-41 9-54-8l-319-425c-12-17-8-41 8-54 17-12 41-8 53 8z">
            <text:p/>
          </draw:path>
          <draw:path draw:style-name="gr2" draw:text-style-name="P1" draw:layer="layout" svg:width="0.362cm" svg:height="0.522cm" svg:x="31.179cm" svg:y="28.313cm" svg:viewBox="0 0 363 523" svg:d="M70 17l287 447c12 18 6 41-11 53-18 11-42 6-53-12l-287-447c-11-18-6-41 11-52 18-11 41-6 53 11z">
            <text:p/>
          </draw:path>
          <draw:path draw:style-name="gr2" draw:text-style-name="P1" draw:layer="layout" svg:width="0.328cm" svg:height="0.543cm" svg:x="31.492cm" svg:y="28.128cm" svg:viewBox="0 0 329 544" svg:d="M71 20l253 467c10 19 3 42-15 52-19 10-42 3-52-16l-253-467c-9-19-3-42 16-52 18-9 41-3 51 16z">
            <text:p/>
          </draw:path>
          <draw:path draw:style-name="gr2" draw:text-style-name="P1" draw:layer="layout" svg:width="0.293cm" svg:height="0.559cm" svg:x="31.818cm" svg:y="27.967cm" svg:viewBox="0 0 294 560" svg:d="M72 22l218 484c9 19 0 42-19 50-19 9-42 0-50-19l-218-484c-8-19 0-41 19-50 19-8 42 0 50 19z">
            <text:p/>
          </draw:path>
          <draw:path draw:style-name="gr2" draw:text-style-name="P1" draw:layer="layout" svg:width="0.257cm" svg:height="0.574cm" svg:x="32.154cm" svg:y="27.831cm" svg:viewBox="0 0 258 575" svg:d="M75 25l181 499c7 20-3 42-23 49-20 7-42-3-50-23l-181-499c-6-20 3-42 23-49 19-6 42 3 50 23z">
            <text:p/>
          </draw:path>
          <draw:path draw:style-name="gr2" draw:text-style-name="P1" draw:layer="layout" svg:width="0.221cm" svg:height="0.587cm" svg:x="32.5cm" svg:y="27.719cm" svg:viewBox="0 0 222 588" svg:d="M75 27l145 512c6 20-6 41-26 47-21 6-43-6-49-27l-144-511c-5-20 6-41 26-47 21-5 43 6 48 26z">
            <text:p/>
          </draw:path>
          <draw:path draw:style-name="gr2" draw:text-style-name="P1" draw:layer="layout" svg:width="0.182cm" svg:height="0.595cm" svg:x="32.853cm" svg:y="27.633cm" svg:viewBox="0 0 183 596" svg:d="M75 30l107 520c4 21-9 41-30 45-21 4-41-9-45-30l-107-520c-3-20 9-41 30-45 21-3 41 9 45 30z">
            <text:p/>
          </draw:path>
          <draw:path draw:style-name="gr2" draw:text-style-name="P1" draw:layer="layout" svg:width="0.143cm" svg:height="0.601cm" svg:x="33.212cm" svg:y="27.574cm" svg:viewBox="0 0 144 602" svg:d="M77 33l66 526c3 21-12 40-33 42-21 3-41-12-43-33l-67-526c-2-20 12-40 33-42 21-2 41 12 44 33z">
            <text:p/>
          </draw:path>
          <draw:path draw:style-name="gr2" draw:text-style-name="P1" draw:layer="layout" svg:width="6.36cm" svg:height="6.309cm" svg:x="35.177cm" svg:y="33.826cm" svg:viewBox="0 0 6361 6310" svg:d="M4876 6310h-4876v-145h4876c739 0 1339-601 1339-1340v-4825h146v4825c0 819-666 1485-1485 1485z">
            <text:p/>
          </draw:path>
          <draw:path draw:style-name="gr2" draw:text-style-name="P1" draw:layer="layout" svg:width="6.345cm" svg:height="6.316cm" svg:x="35.191cm" svg:y="24.813cm" svg:viewBox="0 0 6346 6317" svg:d="M6346 6317h-146v-4833c0-738-601-1339-1339-1339h-4861v-145h4861c819 0 1485 666 1485 1484z">
            <text:p/>
          </draw:path>
          <draw:path draw:style-name="gr2" draw:text-style-name="P1" draw:layer="layout" svg:width="6.279cm" svg:height="6.33cm" svg:x="26.215cm" svg:y="24.813cm" svg:viewBox="0 0 6280 6331" svg:d="M145 6331h-145v-4847c0-818 666-1484 1484-1484h4796v145h-4796c-738 0-1339 601-1339 1339z">
            <text:p/>
          </draw:path>
          <draw:path draw:style-name="gr2" draw:text-style-name="P1" draw:layer="layout" svg:width="6.293cm" svg:height="6.323cm" svg:x="26.215cm" svg:y="33.812cm" svg:viewBox="0 0 6294 6324" svg:d="M6294 6324h-4810c-818 0-1484-666-1484-1485v-4839h145v4839c0 739 601 1339 1339 1339h4810z">
            <text:p/>
          </draw:path>
          <draw:path draw:style-name="gr2" draw:text-style-name="P1" draw:layer="layout" svg:width="14.417cm" svg:height="14.417cm" svg:x="26.667cm" svg:y="25.266cm" svg:viewBox="0 0 14418 14418" svg:d="M7209 145c-3895 0-7064 3169-7064 7064s3169 7063 7064 7063 7064-3168 7064-7063-3169-7064-7064-7064zM7209 145zM7209 14418c-1926 0-3737-749-5098-2111-1362-1362-2111-3173-2111-5098 0-1926 749-3737 2111-5098 1361-1362 3172-2111 5098-2111 1925 0 3736 749 5098 2111 1362 1361 2111 3172 2111 5098 0 1925-749 3736-2111 5098s-3173 2111-5098 2111z">
            <text:p/>
          </draw:path>
          <draw:path draw:style-name="gr2" draw:text-style-name="P1" draw:layer="layout" svg:width="10.127cm" svg:height="10.127cm" svg:x="28.812cm" svg:y="27.411cm" svg:viewBox="0 0 10128 10128" svg:d="M5064 58c-2761 0-5006 2245-5006 5006s2245 5006 5006 5006 5006-2245 5006-5006-2245-5006-5006-5006zM5064 58zM5064 10128c-2793 0-5064-2271-5064-5064s2271-5064 5064-5064 5064 2271 5064 5064-2271 5064-5064 5064z">
            <text:p/>
          </draw:path>
          <draw:path draw:style-name="gr2" draw:text-style-name="P1" draw:layer="layout" svg:width="8.522cm" svg:height="8.522cm" svg:x="29.615cm" svg:y="28.213cm" svg:viewBox="0 0 8523 8523" svg:d="M4261 58c-2318 0-4203 1885-4203 4203 0 2319 1885 4204 4203 4204 2319 0 4204-1885 4204-4204 0-2318-1885-4203-4204-4203zM4261 58zM4261 8523c-2350 0-4261-1911-4261-4262 0-2350 1911-4261 4261-4261 2351 0 4262 1911 4262 4261 0 2351-1911 4262-4262 4262z">
            <text:p/>
          </draw:path>
          <draw:path draw:style-name="gr2" draw:text-style-name="P1" draw:layer="layout" svg:width="8.23cm" svg:height="8.23cm" svg:x="29.761cm" svg:y="28.359cm" svg:viewBox="0 0 8231 8231" svg:d="M4115 350c-2076 0-3765 1689-3765 3765 0 2077 1689 3766 3765 3766 2077 0 3766-1689 3766-3766 0-2076-1689-3765-3766-3765zM4115 350zM4115 8231c-2270 0-4115-1845-4115-4116 0-2270 1845-4115 4115-4115s4116 1845 4116 4115c0 2271-1846 4116-4116 4116z">
            <text:p/>
          </draw:path>
          <draw:path draw:style-name="gr2" draw:text-style-name="P1" draw:layer="layout" svg:width="0.188cm" svg:height="0.197cm" svg:x="31.647cm" svg:y="25.771cm" svg:viewBox="0 0 189 198" svg:d="M5 128c-17-56 7-107 59-124 53-15 101 11 119 65 17 55-4 106-59 124-53 17-101-12-119-65z">
            <text:p/>
          </draw:path>
          <draw:path draw:style-name="gr2" draw:text-style-name="P1" draw:layer="layout" svg:width="0.187cm" svg:height="0.197cm" svg:x="32.066cm" svg:y="25.65cm" svg:viewBox="0 0 188 198" svg:d="M3 122c-13-57 14-106 67-119s100 16 114 72-10 105-66 120c-54 13-101-18-115-73z">
            <text:p/>
          </draw:path>
          <draw:path draw:style-name="gr2" draw:text-style-name="P1" draw:layer="layout" svg:width="0.187cm" svg:height="0.197cm" svg:x="32.493cm" svg:y="25.556cm" svg:viewBox="0 0 188 198" svg:d="M2 117c-10-57 20-104 74-115 54-9 99 23 110 80 11 56-17 104-75 115-53 10-99-24-109-80z">
            <text:p/>
          </draw:path>
          <draw:path draw:style-name="gr2" draw:text-style-name="P1" draw:layer="layout" svg:width="0.187cm" svg:height="0.198cm" svg:x="32.924cm" svg:y="25.489cm" svg:viewBox="0 0 188 199" svg:d="M1 111c-6-58 27-104 81-111 55-5 98 29 105 88 7 55-24 103-81 110-55 6-98-31-105-87z">
            <text:p/>
          </draw:path>
          <draw:path draw:style-name="gr2" draw:text-style-name="P1" draw:layer="layout" svg:width="0.186cm" svg:height="0.197cm" svg:x="33.359cm" svg:y="25.449cm" svg:viewBox="0 0 187 198" svg:d="M0 105c-3-59 33-102 88-105 56-3 95 35 99 93 4 57-30 101-88 105-56 3-96-36-99-93z">
            <text:p/>
          </draw:path>
          <draw:path draw:style-name="gr2" draw:text-style-name="P1" draw:layer="layout" svg:width="0.186cm" svg:height="0.197cm" svg:x="33.791cm" svg:y="25.436cm" svg:viewBox="0 0 187 198" svg:d="M0 100c0-58 37-100 92-100 56 0 94 39 95 97s-34 100-93 101c-55 1-94-40-94-98z">
            <text:p/>
          </draw:path>
          <draw:path draw:style-name="gr2" draw:text-style-name="P1" draw:layer="layout" svg:width="0.186cm" svg:height="0.197cm" svg:x="34.233cm" svg:y="25.451cm" svg:viewBox="0 0 187 198" svg:d="M0 93c3-59 45-96 100-93 56 3 91 46 87 105-3 57-42 96-101 93-55-3-89-48-86-105z">
            <text:p/>
          </draw:path>
          <draw:path draw:style-name="gr2" draw:text-style-name="P1" draw:layer="layout" svg:width="0.187cm" svg:height="0.197cm" svg:x="34.666cm" svg:y="25.492cm" svg:viewBox="0 0 188 198" svg:d="M1 87c8-58 52-92 107-87 54 7 86 53 79 110s-48 94-106 87c-55-6-86-54-80-110z">
            <text:p/>
          </draw:path>
          <draw:path draw:style-name="gr2" draw:text-style-name="P1" draw:layer="layout" svg:width="0.187cm" svg:height="0.198cm" svg:x="35.097cm" svg:y="25.561cm" svg:viewBox="0 0 188 199" svg:d="M2 83c11-58 57-90 111-81 55 11 84 58 73 115-10 56-55 91-111 80-55-10-83-59-73-114z">
            <text:p/>
          </draw:path>
          <draw:path draw:style-name="gr2" draw:text-style-name="P1" draw:layer="layout" svg:width="0.188cm" svg:height="0.197cm" svg:x="35.522cm" svg:y="25.657cm" svg:viewBox="0 0 189 198" svg:d="M3 76c15-57 63-86 117-73 52 13 79 63 64 119-14 55-59 87-116 73-53-14-78-65-65-119z">
            <text:p/>
          </draw:path>
          <draw:path draw:style-name="gr2" draw:text-style-name="P1" draw:layer="layout" svg:width="0.188cm" svg:height="0.197cm" svg:x="35.941cm" svg:y="25.779cm" svg:viewBox="0 0 189 198" svg:d="M5 70c18-56 68-81 121-65 52 16 75 68 57 123-18 54-65 83-121 65-51-17-73-69-57-123z">
            <text:p/>
          </draw:path>
          <draw:path draw:style-name="gr2" draw:text-style-name="P1" draw:layer="layout" svg:width="0.189cm" svg:height="0.197cm" svg:x="36.351cm" svg:y="25.928cm" svg:viewBox="0 0 190 198" svg:d="M8 65c21-55 72-77 124-58 51 20 71 72 50 126-21 53-70 79-125 58-51-20-69-74-49-126z">
            <text:p/>
          </draw:path>
          <draw:path draw:style-name="gr2" draw:text-style-name="P1" draw:layer="layout" svg:width="0.189cm" svg:height="0.197cm" svg:x="36.751cm" svg:y="26.102cm" svg:viewBox="0 0 190 198" svg:d="M11 59c24-53 77-72 127-50 50 23 66 77 41 129-24 52-74 75-127 50-50-23-64-78-41-129z">
            <text:p/>
          </draw:path>
          <draw:path draw:style-name="gr2" draw:text-style-name="P1" draw:layer="layout" svg:width="0.19cm" svg:height="0.197cm" svg:x="37.138cm" svg:y="26.302cm" svg:viewBox="0 0 191 198" svg:d="M14 54c28-52 81-67 130-42 48 26 61 81 33 131-27 51-78 70-130 42-47-26-60-82-33-131z">
            <text:p/>
          </draw:path>
          <draw:path draw:style-name="gr2" draw:text-style-name="P1" draw:layer="layout" svg:width="0.192cm" svg:height="0.196cm" svg:x="37.512cm" svg:y="26.525cm" svg:viewBox="0 0 193 197" svg:d="M17 48c31-48 87-61 133-33 46 29 56 85 25 133-30 48-84 64-133 33-45-29-54-86-25-133z">
            <text:p/>
          </draw:path>
          <draw:path draw:style-name="gr2" draw:text-style-name="P1" draw:layer="layout" svg:width="0.192cm" svg:height="0.195cm" svg:x="37.872cm" svg:y="26.772cm" svg:viewBox="0 0 193 196" svg:d="M21 43c34-46 90-56 134-25 45 32 51 88 17 135-33 45-88 58-135 24-43-32-48-89-16-134z">
            <text:p/>
          </draw:path>
          <draw:path draw:style-name="gr2" draw:text-style-name="P1" draw:layer="layout" svg:width="0.194cm" svg:height="0.196cm" svg:x="38.216cm" svg:y="27.041cm" svg:viewBox="0 0 195 197" svg:d="M25 38c37-44 94-50 137-16 42 36 45 91 8 136-37 44-92 53-137 16-41-36-43-92-8-136z">
            <text:p/>
          </draw:path>
          <draw:path draw:style-name="gr2" draw:text-style-name="P1" draw:layer="layout" svg:width="0.195cm" svg:height="0.194cm" svg:x="38.542cm" svg:y="27.331cm" svg:viewBox="0 0 196 195" svg:d="M29 33c41-41 97-44 138-7 39 37 39 93-1 135-39 41-94 47-137 8-39-38-37-95 0-136z">
            <text:p/>
          </draw:path>
          <draw:path draw:style-name="gr2" draw:text-style-name="P1" draw:layer="layout" svg:width="0.196cm" svg:height="0.195cm" svg:x="38.85cm" svg:y="27.641cm" svg:viewBox="0 0 197 196" svg:d="M34 29c43-39 99-38 137 1 38 41 34 96-8 136-42 39-98 41-138-1-37-41-32-97 9-136z">
            <text:p/>
          </draw:path>
          <draw:path draw:style-name="gr2" draw:text-style-name="P1" draw:layer="layout" svg:width="0.196cm" svg:height="0.194cm" svg:x="39.137cm" svg:y="27.969cm" svg:viewBox="0 0 197 195" svg:d="M38 25c45-36 102-32 137 9 35 43 27 98-18 136-43 36-99 35-136-10-34-43-25-99 17-135z">
            <text:p/>
          </draw:path>
          <draw:path draw:style-name="gr2" draw:text-style-name="P1" draw:layer="layout" svg:width="0.197cm" svg:height="0.193cm" svg:x="39.404cm" svg:y="28.315cm" svg:viewBox="0 0 198 194" svg:d="M43 21c48-33 103-26 137 18 32 45 21 99-26 134-46 33-102 29-136-18-32-45-20-100 25-134z">
            <text:p/>
          </draw:path>
          <draw:path draw:style-name="gr2" draw:text-style-name="P1" draw:layer="layout" svg:width="0.197cm" svg:height="0.191cm" svg:x="39.648cm" svg:y="28.677cm" svg:viewBox="0 0 198 192" svg:d="M48 17c50-30 106-19 135 26 30 46 15 101-35 132-47 30-103 22-134-27-28-46-13-101 34-131z">
            <text:p/>
          </draw:path>
          <draw:path draw:style-name="gr2" draw:text-style-name="P1" draw:layer="layout" svg:width="0.197cm" svg:height="0.19cm" svg:x="39.869cm" svg:y="29.053cm" svg:viewBox="0 0 198 191" svg:d="M53 14c52-27 106-14 132 34 27 49 9 101-42 129-50 27-104 16-132-34-25-49-7-102 42-129z">
            <text:p/>
          </draw:path>
          <draw:path draw:style-name="gr2" draw:text-style-name="P1" draw:layer="layout" svg:width="0.197cm" svg:height="0.19cm" svg:x="40.067cm" svg:y="29.443cm" svg:viewBox="0 0 198 191" svg:d="M58 10c54-23 107-6 130 43 23 51 3 102-50 127-51 23-105 9-129-43-23-51-1-103 49-127z">
            <text:p/>
          </draw:path>
          <draw:path draw:style-name="gr2" draw:text-style-name="P1" draw:layer="layout" svg:width="0.197cm" svg:height="0.189cm" svg:x="40.239cm" svg:y="29.844cm" svg:viewBox="0 0 198 190" svg:d="M64 8c55-21 107 0 127 51s-4 101-58 122c-53 21-105 3-127-51-19-51 6-102 58-122z">
            <text:p/>
          </draw:path>
          <draw:path draw:style-name="gr2" draw:text-style-name="P1" draw:layer="layout" svg:width="0.197cm" svg:height="0.188cm" svg:x="40.385cm" svg:y="30.256cm" svg:viewBox="0 0 198 189" svg:d="M70 5c56-17 106 7 123 59 17 53-11 101-65 119-55 17-106-4-124-59-16-53 12-102 66-119z">
            <text:p/>
          </draw:path>
          <draw:path draw:style-name="gr2" draw:text-style-name="P1" draw:layer="layout" svg:width="0.196cm" svg:height="0.187cm" svg:x="40.506cm" svg:y="30.676cm" svg:viewBox="0 0 197 188" svg:d="M75 3c57-13 106 14 119 67 14 54-16 100-72 114s-105-10-119-66c-13-54 18-101 72-115z">
            <text:p/>
          </draw:path>
          <draw:path draw:style-name="gr2" draw:text-style-name="P1" draw:layer="layout" svg:width="0.198cm" svg:height="0.187cm" svg:x="40.599cm" svg:y="31.102cm" svg:viewBox="0 0 199 188" svg:d="M82 2c57-10 105 20 115 74s-23 99-81 110c-55 11-104-17-115-75-9-53 25-99 81-109z">
            <text:p/>
          </draw:path>
          <draw:path draw:style-name="gr2" draw:text-style-name="P1" draw:layer="layout" svg:width="0.197cm" svg:height="0.187cm" svg:x="40.666cm" svg:y="31.534cm" svg:viewBox="0 0 198 188" svg:d="M87 1c58-6 104 27 110 81 7 56-29 98-87 105-55 7-103-24-110-81-5-55 31-98 87-105z">
            <text:p/>
          </draw:path>
          <draw:path draw:style-name="gr2" draw:text-style-name="P1" draw:layer="layout" svg:width="0.197cm" svg:height="0.186cm" svg:x="40.705cm" svg:y="31.969cm" svg:viewBox="0 0 198 187" svg:d="M93 0c59-3 102 33 105 88 3 56-35 96-94 99-57 4-101-30-104-88-2-56 36-96 93-99z">
            <text:p/>
          </draw:path>
          <draw:path draw:style-name="gr2" draw:text-style-name="P1" draw:layer="layout" svg:width="0.197cm" svg:height="0.186cm" svg:x="40.716cm" svg:y="32.403cm" svg:viewBox="0 0 198 187" svg:d="M100 0c59 0 99 40 98 96-1 55-42 92-100 91s-99-37-98-96c1-56 43-91 100-91z">
            <text:p/>
          </draw:path>
          <draw:path draw:style-name="gr2" draw:text-style-name="P1" draw:layer="layout" svg:width="0.197cm" svg:height="0.186cm" svg:x="40.702cm" svg:y="32.842cm" svg:viewBox="0 0 198 187" svg:d="M105 0c58 3 96 45 93 100-4 56-47 91-105 87-57-4-96-42-93-101 3-55 48-89 105-86z">
            <text:p/>
          </draw:path>
          <draw:path draw:style-name="gr2" draw:text-style-name="P1" draw:layer="layout" svg:width="0.198cm" svg:height="0.187cm" svg:x="40.66cm" svg:y="33.276cm" svg:viewBox="0 0 199 188" svg:d="M111 1c59 8 94 52 87 107-7 54-52 86-110 79-57-7-93-48-87-107 7-54 55-85 110-79z">
            <text:p/>
          </draw:path>
          <draw:path draw:style-name="gr2" draw:text-style-name="P1" draw:layer="layout" svg:width="0.197cm" svg:height="0.187cm" svg:x="40.59cm" svg:y="33.707cm" svg:viewBox="0 0 198 188" svg:d="M116 2c58 11 91 57 80 111-10 55-58 84-114 73s-90-55-80-111c10-55 59-83 114-73z">
            <text:p/>
          </draw:path>
          <draw:path draw:style-name="gr2" draw:text-style-name="P1" draw:layer="layout" svg:width="0.197cm" svg:height="0.189cm" svg:x="40.494cm" svg:y="34.132cm" svg:viewBox="0 0 198 190" svg:d="M122 3c57 15 87 64 73 117-14 54-63 80-119 65-56-14-86-60-73-116 14-54 65-79 119-66z">
            <text:p/>
          </draw:path>
          <draw:path draw:style-name="gr2" draw:text-style-name="P1" draw:layer="layout" svg:width="0.196cm" svg:height="0.188cm" svg:x="40.371cm" svg:y="34.55cm" svg:viewBox="0 0 197 189" svg:d="M128 5c55 18 81 68 64 121-16 52-67 75-123 57-53-17-81-65-64-120 17-53 69-74 123-58z">
            <text:p/>
          </draw:path>
          <draw:path draw:style-name="gr2" draw:text-style-name="P1" draw:layer="layout" svg:width="0.197cm" svg:height="0.189cm" svg:x="40.221cm" svg:y="34.96cm" svg:viewBox="0 0 198 190" svg:d="M133 8c55 21 78 72 58 124-20 51-73 71-126 49-54-21-78-70-58-124 20-51 74-69 126-49z">
            <text:p/>
          </draw:path>
          <draw:path draw:style-name="gr2" draw:text-style-name="P1" draw:layer="layout" svg:width="0.197cm" svg:height="0.189cm" svg:x="40.046cm" svg:y="35.359cm" svg:viewBox="0 0 198 190" svg:d="M139 11c53 24 73 77 50 127-24 50-78 66-130 41-52-24-73-74-49-127 23-50 78-64 129-41z">
            <text:p/>
          </draw:path>
          <draw:path draw:style-name="gr2" draw:text-style-name="P1" draw:layer="layout" svg:width="0.198cm" svg:height="0.19cm" svg:x="39.846cm" svg:y="35.746cm" svg:viewBox="0 0 199 191" svg:d="M144 13c52 28 68 83 42 131-27 47-81 60-132 32-50-27-69-79-42-130 27-47 83-59 132-33z">
            <text:p/>
          </draw:path>
          <draw:path draw:style-name="gr2" draw:text-style-name="P1" draw:layer="layout" svg:width="0.198cm" svg:height="0.192cm" svg:x="39.622cm" svg:y="36.12cm" svg:viewBox="0 0 199 193" svg:d="M150 17c49 31 62 87 33 133-30 46-85 56-135 25-47-31-63-85-33-133 30-45 87-54 135-25z">
            <text:p/>
          </draw:path>
          <draw:path draw:style-name="gr2" draw:text-style-name="P1" draw:layer="layout" svg:width="0.195cm" svg:height="0.193cm" svg:x="39.375cm" svg:y="36.48cm" svg:viewBox="0 0 196 194" svg:d="M154 21c46 34 56 91 24 135-33 44-89 50-135 16-44-33-57-88-24-135 32-43 89-48 135-16z">
            <text:p/>
          </draw:path>
          <draw:path draw:style-name="gr2" draw:text-style-name="P1" draw:layer="layout" svg:width="0.196cm" svg:height="0.194cm" svg:x="39.106cm" svg:y="36.823cm" svg:viewBox="0 0 197 195" svg:d="M159 25c44 38 51 94 16 137-36 42-92 44-137 7-42-36-52-91-16-136 36-41 93-43 137-8z">
            <text:p/>
          </draw:path>
          <draw:path draw:style-name="gr2" draw:text-style-name="P1" draw:layer="layout" svg:width="0.194cm" svg:height="0.195cm" svg:x="38.816cm" svg:y="37.149cm" svg:viewBox="0 0 195 196" svg:d="M161 29c42 41 45 97 7 138-37 39-93 39-135-1-40-40-46-95-8-138 38-38 95-36 136 1z">
            <text:p/>
          </draw:path>
          <draw:path draw:style-name="gr2" draw:text-style-name="P1" draw:layer="layout" svg:width="0.193cm" svg:height="0.194cm" svg:x="38.507cm" svg:y="37.455cm" svg:viewBox="0 0 194 195" svg:d="M166 34c39 42 38 99-2 136-39 38-95 33-135-9-37-40-40-97 1-136 40-37 97-31 136 9z">
            <text:p/>
          </draw:path>
          <draw:path draw:style-name="gr2" draw:text-style-name="P1" draw:layer="layout" svg:width="0.194cm" svg:height="0.196cm" svg:x="38.179cm" svg:y="37.743cm" svg:viewBox="0 0 195 197" svg:d="M170 38c37 45 33 102-9 137-44 35-98 27-136-18-35-43-34-99 9-136 44-34 99-25 136 17z">
            <text:p/>
          </draw:path>
          <draw:path draw:style-name="gr2" draw:text-style-name="P1" draw:layer="layout" svg:width="0.193cm" svg:height="0.196cm" svg:x="37.833cm" svg:y="38.009cm" svg:viewBox="0 0 194 197" svg:d="M173 43c34 47 27 104-18 136s-99 21-134-26c-32-45-28-102 18-136 45-31 100-18 134 26z">
            <text:p/>
          </draw:path>
          <draw:path draw:style-name="gr2" draw:text-style-name="P1" draw:layer="layout" svg:width="0.191cm" svg:height="0.197cm" svg:x="37.472cm" svg:y="38.252cm" svg:viewBox="0 0 192 198" svg:d="M175 48c31 50 20 106-26 135-47 30-101 15-132-35-29-47-21-103 27-134 46-28 101-13 131 34z">
            <text:p/>
          </draw:path>
          <draw:path draw:style-name="gr2" draw:text-style-name="P1" draw:layer="layout" svg:width="0.19cm" svg:height="0.197cm" svg:x="37.095cm" svg:y="38.473cm" svg:viewBox="0 0 191 198" svg:d="M178 53c27 52 13 106-35 132-49 27-102 9-129-42-26-50-15-104 35-132 48-25 102-7 129 42z">
            <text:p/>
          </draw:path>
          <draw:path draw:style-name="gr2" draw:text-style-name="P1" draw:layer="layout" svg:width="0.189cm" svg:height="0.197cm" svg:x="36.707cm" svg:y="38.67cm" svg:viewBox="0 0 190 198" svg:d="M180 59c24 53 6 106-43 129-51 24-102 3-126-50-23-51-10-105 43-129 50-22 102-1 126 50z">
            <text:p/>
          </draw:path>
          <draw:path draw:style-name="gr2" draw:text-style-name="P1" draw:layer="layout" svg:width="0.189cm" svg:height="0.197cm" svg:x="36.306cm" svg:y="38.841cm" svg:viewBox="0 0 190 198" svg:d="M182 64c21 55-1 107-52 127s-101-4-122-58c-20-53-3-105 51-127 52-19 102 6 123 58z">
            <text:p/>
          </draw:path>
          <draw:path draw:style-name="gr2" draw:text-style-name="P1" draw:layer="layout" svg:width="0.188cm" svg:height="0.197cm" svg:x="35.895cm" svg:y="38.987cm" svg:viewBox="0 0 189 198" svg:d="M183 70c18 55-7 106-59 123-53 17-101-10-119-65-16-55 5-106 60-124 52-15 101 12 118 66z">
            <text:p/>
          </draw:path>
          <draw:path draw:style-name="gr2" draw:text-style-name="P1" draw:layer="layout" svg:width="0.187cm" svg:height="0.196cm" svg:x="35.475cm" svg:y="39.107cm" svg:viewBox="0 0 188 197" svg:d="M184 75c15 57-13 106-67 119-53 14-100-16-114-72-12-56 11-105 67-119 54-13 100 18 114 72z">
            <text:p/>
          </draw:path>
          <draw:path draw:style-name="gr2" draw:text-style-name="P1" draw:layer="layout" svg:width="0.187cm" svg:height="0.197cm" svg:x="35.049cm" svg:y="39.199cm" svg:viewBox="0 0 188 198" svg:d="M186 81c11 58-20 105-75 115-53 10-99-23-109-80-10-56 17-104 75-115 54-9 99 25 109 80z">
            <text:p/>
          </draw:path>
          <draw:path draw:style-name="gr2" draw:text-style-name="P1" draw:layer="layout" svg:width="0.186cm" svg:height="0.198cm" svg:x="34.619cm" svg:y="39.265cm" svg:viewBox="0 0 187 199" svg:d="M187 88c7 57-27 103-81 110-56 6-98-29-105-88-5-56 24-103 82-110 55-5 97 31 104 88z">
            <text:p/>
          </draw:path>
          <draw:path draw:style-name="gr2" draw:text-style-name="P1" draw:layer="layout" svg:width="0.186cm" svg:height="0.197cm" svg:x="34.184cm" svg:y="39.304cm" svg:viewBox="0 0 187 198" svg:d="M187 93c4 59-33 102-89 105-55 3-95-35-98-94-2-57 30-101 89-104 55-3 95 36 98 93z">
            <text:p/>
          </draw:path>
          <draw:path draw:style-name="gr2" draw:text-style-name="P1" draw:layer="layout" svg:width="0.186cm" svg:height="0.197cm" svg:x="33.75cm" svg:y="39.315cm" svg:viewBox="0 0 187 198" svg:d="M187 100c-1 59-40 99-96 98s-91-42-91-100 37-99 96-98c55 1 92 43 91 100z">
            <text:p/>
          </draw:path>
          <draw:path draw:style-name="gr2" draw:text-style-name="P1" draw:layer="layout" svg:width="0.186cm" svg:height="0.197cm" svg:x="33.311cm" svg:y="39.299cm" svg:viewBox="0 0 187 198" svg:d="M187 105c-4 58-45 96-101 93-55-4-89-47-86-105 3-57 42-96 101-93 55 3 90 48 86 105z">
            <text:p/>
          </draw:path>
          <draw:path draw:style-name="gr2" draw:text-style-name="P1" draw:layer="layout" svg:width="0.186cm" svg:height="0.198cm" svg:x="32.877cm" svg:y="39.256cm" svg:viewBox="0 0 187 199" svg:d="M186 112c-8 58-51 93-107 86-54-7-85-53-78-110s48-93 106-87c54 7 86 55 79 111z">
            <text:p/>
          </draw:path>
          <draw:path draw:style-name="gr2" draw:text-style-name="P1" draw:layer="layout" svg:width="0.187cm" svg:height="0.197cm" svg:x="32.446cm" svg:y="39.186cm" svg:viewBox="0 0 188 198" svg:d="M186 116c-11 58-58 91-111 80-55-10-83-58-73-115 10-56 55-89 111-79 55 10 84 59 73 114z">
            <text:p/>
          </draw:path>
          <draw:path draw:style-name="gr2" draw:text-style-name="P1" draw:layer="layout" svg:width="0.187cm" svg:height="0.197cm" svg:x="32.02cm" svg:y="39.089cm" svg:viewBox="0 0 188 198" svg:d="M184 122c-14 57-62 87-116 73-53-14-78-64-65-119 15-56 60-86 117-73 53 14 78 65 64 119z">
            <text:p/>
          </draw:path>
          <draw:path draw:style-name="gr2" draw:text-style-name="P1" draw:layer="layout" svg:width="0.188cm" svg:height="0.196cm" svg:x="31.601cm" svg:y="38.965cm" svg:viewBox="0 0 189 197" svg:d="M183 128c-18 55-68 81-121 64-52-17-73-67-56-123 17-53 64-81 120-64 52 17 75 69 57 123z">
            <text:p/>
          </draw:path>
          <draw:path draw:style-name="gr2" draw:text-style-name="P1" draw:layer="layout" svg:width="0.188cm" svg:height="0.197cm" svg:x="31.19cm" svg:y="38.815cm" svg:viewBox="0 0 189 198" svg:d="M181 134c-21 53-72 77-124 56-51-20-69-72-49-126 21-53 70-77 125-57 50 21 69 73 48 127z">
            <text:p/>
          </draw:path>
          <draw:path draw:style-name="gr2" draw:text-style-name="P1" draw:layer="layout" svg:width="0.19cm" svg:height="0.197cm" svg:x="30.79cm" svg:y="38.639cm" svg:viewBox="0 0 191 198" svg:d="M180 139c-25 53-78 73-128 50-49-24-65-78-41-130s75-73 128-49c49 23 65 78 41 129z">
            <text:p/>
          </draw:path>
          <draw:path draw:style-name="gr2" draw:text-style-name="P1" draw:layer="layout" svg:width="0.191cm" svg:height="0.197cm" svg:x="30.403cm" svg:y="38.439cm" svg:viewBox="0 0 192 198" svg:d="M178 144c-29 52-83 68-131 41-47-26-60-81-33-131s79-69 131-42c48 27 60 83 33 132z">
            <text:p/>
          </draw:path>
          <draw:path draw:style-name="gr2" draw:text-style-name="P1" draw:layer="layout" svg:width="0.191cm" svg:height="0.196cm" svg:x="30.028cm" svg:y="38.214cm" svg:viewBox="0 0 192 197" svg:d="M175 149c-31 48-87 62-133 32-45-29-55-85-24-133 30-48 84-63 133-32 45 29 54 86 24 133z">
            <text:p/>
          </draw:path>
          <draw:path draw:style-name="gr2" draw:text-style-name="P1" draw:layer="layout" svg:width="0.193cm" svg:height="0.196cm" svg:x="29.668cm" svg:y="37.967cm" svg:viewBox="0 0 194 197" svg:d="M172 155c-34 46-90 56-135 24-43-34-49-88-16-136 34-45 88-57 135-24 44 33 49 90 16 136z">
            <text:p/>
          </draw:path>
          <draw:path draw:style-name="gr2" draw:text-style-name="P1" draw:layer="layout" svg:width="0.194cm" svg:height="0.195cm" svg:x="29.324cm" svg:y="37.697cm" svg:viewBox="0 0 195 196" svg:d="M170 158c-38 44-94 50-137 16-41-36-44-92-8-137 37-42 92-51 137-15 42 36 44 92 8 136z">
            <text:p/>
          </draw:path>
          <draw:path draw:style-name="gr2" draw:text-style-name="P1" draw:layer="layout" svg:width="0.195cm" svg:height="0.195cm" svg:x="28.998cm" svg:y="37.407cm" svg:viewBox="0 0 196 196" svg:d="M166 162c-40 42-96 45-137 7-39-37-38-94 1-136 39-40 94-45 137-7 40 38 38 95-1 136z">
            <text:p/>
          </draw:path>
          <draw:path draw:style-name="gr2" draw:text-style-name="P1" draw:layer="layout" svg:width="0.196cm" svg:height="0.193cm" svg:x="28.691cm" svg:y="37.096cm" svg:viewBox="0 0 197 194" svg:d="M163 166c-44 39-100 38-138-2-36-40-32-96 9-135 42-37 98-40 138 2 37 39 32 96-9 135z">
            <text:p/>
          </draw:path>
          <draw:path draw:style-name="gr2" draw:text-style-name="P1" draw:layer="layout" svg:width="0.195cm" svg:height="0.194cm" svg:x="28.404cm" svg:y="36.768cm" svg:viewBox="0 0 196 195" svg:d="M158 170c-45 37-102 33-137-10-33-43-26-98 18-135 43-35 100-34 136 10 35 43 26 99-17 135z">
            <text:p/>
          </draw:path>
          <draw:path draw:style-name="gr2" draw:text-style-name="P1" draw:layer="layout" svg:width="0.196cm" svg:height="0.193cm" svg:x="28.138cm" svg:y="36.423cm" svg:viewBox="0 0 197 194" svg:d="M154 173c-48 34-103 26-136-18-31-45-20-99 26-134 46-32 101-28 136 18 32 45 20 101-26 134z">
            <text:p/>
          </draw:path>
          <draw:path draw:style-name="gr2" draw:text-style-name="P1" draw:layer="layout" svg:width="0.198cm" svg:height="0.191cm" svg:x="27.894cm" svg:y="36.06cm" svg:viewBox="0 0 199 192" svg:d="M150 175c-50 31-106 20-136-26-28-47-14-101 35-132 48-29 104-21 135 27 29 46 13 101-34 131z">
            <text:p/>
          </draw:path>
          <draw:path draw:style-name="gr2" draw:text-style-name="P1" draw:layer="layout" svg:width="0.197cm" svg:height="0.19cm" svg:x="27.674cm" svg:y="35.684cm" svg:viewBox="0 0 198 191" svg:d="M144 178c-52 27-106 13-132-35-26-49-9-102 42-129 50-26 104-15 132 35 26 49 7 102-42 129z">
            <text:p/>
          </draw:path>
          <draw:path draw:style-name="gr2" draw:text-style-name="P1" draw:layer="layout" svg:width="0.197cm" svg:height="0.19cm" svg:x="27.478cm" svg:y="35.295cm" svg:viewBox="0 0 198 191" svg:d="M138 180c-53 24-106 6-129-43-22-51-2-102 50-127 52-22 105-8 130 44 23 51 0 102-51 126z">
            <text:p/>
          </draw:path>
          <draw:path draw:style-name="gr2" draw:text-style-name="P1" draw:layer="layout" svg:width="0.197cm" svg:height="0.189cm" svg:x="27.307cm" svg:y="34.894cm" svg:viewBox="0 0 198 190" svg:d="M133 182c-55 21-107-1-127-52-18-51 5-101 58-122 54-20 106-2 127 51 20 52-6 102-58 123z">
            <text:p/>
          </draw:path>
          <draw:path draw:style-name="gr2" draw:text-style-name="P1" draw:layer="layout" svg:width="0.197cm" svg:height="0.188cm" svg:x="27.162cm" svg:y="34.482cm" svg:viewBox="0 0 198 189" svg:d="M128 183c-56 18-107-7-124-59-15-53 11-101 66-119 55-16 106 5 123 60 17 53-12 101-65 118z">
            <text:p/>
          </draw:path>
          <draw:path draw:style-name="gr2" draw:text-style-name="P1" draw:layer="layout" svg:width="0.197cm" svg:height="0.187cm" svg:x="27.043cm" svg:y="34.063cm" svg:viewBox="0 0 198 188" svg:d="M122 184c-57 14-106-13-119-66-13-55 17-101 73-115 55-12 105 11 119 67 13 54-19 101-73 114z">
            <text:p/>
          </draw:path>
          <draw:path draw:style-name="gr2" draw:text-style-name="P1" draw:layer="layout" svg:width="0.197cm" svg:height="0.187cm" svg:x="26.951cm" svg:y="33.636cm" svg:viewBox="0 0 198 188" svg:d="M117 186c-58 11-105-20-115-75-9-54 23-99 80-109 56-10 104 17 115 75 10 54-25 99-80 109z">
            <text:p/>
          </draw:path>
          <draw:path draw:style-name="gr2" draw:text-style-name="P1" draw:layer="layout" svg:width="0.198cm" svg:height="0.186cm" svg:x="26.886cm" svg:y="33.206cm" svg:viewBox="0 0 199 187" svg:d="M110 187c-57 7-103-27-110-82-5-55 30-97 88-104 56-5 103 24 110 82 6 55-31 97-88 104z">
            <text:p/>
          </draw:path>
          <draw:path draw:style-name="gr2" draw:text-style-name="P1" draw:layer="layout" svg:width="0.197cm" svg:height="0.186cm" svg:x="26.849cm" svg:y="32.771cm" svg:viewBox="0 0 198 187" svg:d="M104 187c-58 3-101-33-104-89-2-55 35-95 94-98 57-2 101 30 104 89 3 55-37 95-94 98z">
            <text:p/>
          </draw:path>
          <draw:path draw:style-name="gr2" draw:text-style-name="P1" draw:layer="layout" svg:width="0.197cm" svg:height="0.186cm" svg:x="26.838cm" svg:y="32.337cm" svg:viewBox="0 0 198 187" svg:d="M97 187c-58-1-97-41-97-96 0-56 42-91 100-91s99 37 98 96c-1 55-43 92-101 91z">
            <text:p/>
          </draw:path>
          <draw:path draw:style-name="gr2" draw:text-style-name="P1" draw:layer="layout" svg:width="0.197cm" svg:height="0.186cm" svg:x="26.855cm" svg:y="31.898cm" svg:viewBox="0 0 198 187" svg:d="M93 187c-59-4-96-45-93-101 3-55 46-89 105-86 57 3 97 42 93 101-4 55-48 90-105 86z">
            <text:p/>
          </draw:path>
          <draw:path draw:style-name="gr2" draw:text-style-name="P1" draw:layer="layout" svg:width="0.198cm" svg:height="0.186cm" svg:x="26.898cm" svg:y="31.464cm" svg:viewBox="0 0 199 187" svg:d="M88 186c-58-8-93-52-87-107 8-54 54-85 111-78s94 48 86 106c-7 54-54 86-110 79z">
            <text:p/>
          </draw:path>
          <draw:path draw:style-name="gr2" draw:text-style-name="P1" draw:layer="layout" svg:width="0.198cm" svg:height="0.187cm" svg:x="26.969cm" svg:y="31.033cm" svg:viewBox="0 0 199 188" svg:d="M82 186c-58-11-89-58-80-112 11-54 59-82 116-72 56 11 90 55 79 112-10 54-60 83-115 72z">
            <text:p/>
          </draw:path>
          <draw:path draw:style-name="gr2" draw:text-style-name="P1" draw:layer="layout" svg:width="0.197cm" svg:height="0.188cm" svg:x="27.067cm" svg:y="30.607cm" svg:viewBox="0 0 198 189" svg:d="M75 185c-57-14-85-63-72-116 14-54 63-79 119-65s87 60 73 116c-14 54-65 79-120 65z">
            <text:p/>
          </draw:path>
          <draw:path draw:style-name="gr2" draw:text-style-name="P1" draw:layer="layout" svg:width="0.197cm" svg:height="0.188cm" svg:x="27.191cm" svg:y="30.188cm" svg:viewBox="0 0 198 189" svg:d="M70 183c-56-18-81-68-65-121 17-52 68-73 123-56 54 17 83 65 65 120-17 52-70 75-123 57z">
            <text:p/>
          </draw:path>
          <draw:path draw:style-name="gr2" draw:text-style-name="P1" draw:layer="layout" svg:width="0.198cm" svg:height="0.189cm" svg:x="27.342cm" svg:y="29.778cm" svg:viewBox="0 0 199 190" svg:d="M64 181c-54-21-77-72-57-124 20-51 73-69 126-49 54 21 79 70 58 125-21 50-75 70-127 48z">
            <text:p/>
          </draw:path>
          <draw:path draw:style-name="gr2" draw:text-style-name="P1" draw:layer="layout" svg:width="0.197cm" svg:height="0.19cm" svg:x="27.518cm" svg:y="29.379cm" svg:viewBox="0 0 198 191" svg:d="M59 180c-53-25-72-78-50-128 24-50 78-65 130-41 51 24 74 75 49 128-23 49-79 65-129 41z">
            <text:p/>
          </draw:path>
          <draw:path draw:style-name="gr2" draw:text-style-name="P1" draw:layer="layout" svg:width="0.197cm" svg:height="0.191cm" svg:x="27.72cm" svg:y="28.991cm" svg:viewBox="0 0 198 192" svg:d="M53 177c-51-28-66-83-41-130 27-47 81-60 132-33 50 28 69 79 41 131-27 48-83 60-132 32z">
            <text:p/>
          </draw:path>
          <draw:path draw:style-name="gr2" draw:text-style-name="P1" draw:layer="layout" svg:width="0.196cm" svg:height="0.192cm" svg:x="27.945cm" svg:y="28.617cm" svg:viewBox="0 0 197 193" svg:d="M47 175c-47-31-60-87-32-133 30-45 85-55 134-24 47 30 63 84 32 133-30 46-87 54-134 24z">
            <text:p/>
          </draw:path>
          <draw:path draw:style-name="gr2" draw:text-style-name="P1" draw:layer="layout" svg:width="0.195cm" svg:height="0.193cm" svg:x="28.194cm" svg:y="28.257cm" svg:viewBox="0 0 196 194" svg:d="M42 172c-45-34-55-91-23-135 32-43 88-49 134-16 46 34 58 89 24 135-32 44-90 49-135 16z">
            <text:p/>
          </draw:path>
          <draw:path draw:style-name="gr2" draw:text-style-name="P1" draw:layer="layout" svg:width="0.196cm" svg:height="0.193cm" svg:x="28.464cm" svg:y="27.914cm" svg:viewBox="0 0 197 194" svg:d="M37 169c-43-37-49-94-15-136 36-41 91-44 137-7 43 36 52 91 15 135-36 42-93 44-137 8z">
            <text:p/>
          </draw:path>
          <draw:path draw:style-name="gr2" draw:text-style-name="P1" draw:layer="layout" svg:width="0.194cm" svg:height="0.195cm" svg:x="28.755cm" svg:y="27.589cm" svg:viewBox="0 0 195 196" svg:d="M33 166c-41-40-44-97-7-137 38-39 94-38 136 1 40 39 46 95 7 137-38 40-95 38-136-1z">
            <text:p/>
          </draw:path>
          <draw:path draw:style-name="gr2" draw:text-style-name="P1" draw:layer="layout" svg:width="0.194cm" svg:height="0.195cm" svg:x="29.066cm" svg:y="27.282cm" svg:viewBox="0 0 195 196" svg:d="M28 162c-38-43-37-100 2-137 40-36 96-32 136 9 38 41 40 98-2 137-40 37-97 32-136-9z">
            <text:p/>
          </draw:path>
          <draw:path draw:style-name="gr2" draw:text-style-name="P1" draw:layer="layout" svg:width="0.194cm" svg:height="0.195cm" svg:x="29.397cm" svg:y="26.995cm" svg:viewBox="0 0 195 196" svg:d="M24 157c-35-44-31-101 10-136 44-33 98-26 136 18 36 43 34 100-10 136-44 35-99 26-136-18z">
            <text:p/>
          </draw:path>
          <draw:path draw:style-name="gr2" draw:text-style-name="P1" draw:layer="layout" svg:width="0.193cm" svg:height="0.196cm" svg:x="29.744cm" svg:y="26.73cm" svg:viewBox="0 0 194 197" svg:d="M20 154c-32-48-24-103 19-136 45-31 99-20 134 26 33 46 28 102-19 136-45 32-100 20-134-26z">
            <text:p/>
          </draw:path>
          <draw:path draw:style-name="gr2" draw:text-style-name="P1" draw:layer="layout" svg:width="0.192cm" svg:height="0.198cm" svg:x="30.107cm" svg:y="26.487cm" svg:viewBox="0 0 193 199" svg:d="M17 148c-30-48-19-105 27-134 47-28 100-14 132 35 30 48 22 104-27 135-47 29-103 13-132-36z">
            <text:p/>
          </draw:path>
          <draw:path draw:style-name="gr2" draw:text-style-name="P1" draw:layer="layout" svg:width="0.191cm" svg:height="0.197cm" svg:x="30.485cm" svg:y="26.267cm" svg:viewBox="0 0 192 198" svg:d="M13 143c-26-51-12-105 37-132 48-25 101-8 128 43 27 50 16 104-36 132-48 26-102 7-129-43z">
            <text:p/>
          </draw:path>
          <draw:path draw:style-name="gr2" draw:text-style-name="P1" draw:layer="layout" svg:width="0.19cm" svg:height="0.197cm" svg:x="30.875cm" svg:y="26.072cm" svg:viewBox="0 0 191 198" svg:d="M10 138c-23-53-6-106 44-129 50-22 101-2 126 50 23 52 8 106-44 130-50 23-102 0-126-51z">
            <text:p/>
          </draw:path>
          <draw:path draw:style-name="gr2" draw:text-style-name="P1" draw:layer="layout" svg:width="0.189cm" svg:height="0.197cm" svg:x="31.277cm" svg:y="25.901cm" svg:viewBox="0 0 190 198" svg:d="M7 133c-20-55 1-107 52-127 52-18 102 5 122 59 21 53 3 105-51 126-52 20-102-6-123-58z">
            <text:p/>
          </draw:path>
          <draw:path draw:style-name="gr2" draw:text-style-name="P1" draw:layer="layout" svg:width="1.624cm" svg:height="1.624cm" svg:x="33.064cm" svg:y="31.662cm" svg:viewBox="0 0 1625 1625" svg:d="M1625 813c0 448-364 812-812 812-450 0-813-364-813-812 0-450 363-813 813-813 448 0 812 363 812 813z">
            <text:p/>
          </draw:path>
          <draw:path draw:style-name="gr2" draw:text-style-name="P1" draw:layer="layout" svg:width="13.57cm" svg:height="13.57cm" svg:x="27.091cm" svg:y="25.689cm" svg:viewBox="0 0 13571 13571" svg:d="M11401 11554c-503 487-1191 717-1889 680-106-6-214 12-317 57-111 48-203 120-272 208-432 541-1074 877-1765 916-123 6-247 10-373 10-81 0-161-1-241-4-702-26-1350-364-1800-903-71-84-162-154-270-200-110-46-225-63-336-53-699 61-1394-169-1904-650-68-64-135-130-201-197-497-510-723-1215-674-1926 7-110-10-222-56-329-48-112-121-206-210-276-562-447-913-1109-942-1828-4-90-6-182-6-274 0-43 1-85 2-127 13-725 371-1389 928-1854 85-71 155-164 200-276 46-114 61-234 49-349-78-715 145-1432 639-1954 40-42 81-85 123-126 519-521 1244-765 1977-707 112 8 229-10 340-59 111-50 204-124 275-215 451-574 1118-939 1847-968 86-3 173-5 260-5 79 0 157 2 234 4 716 25 1381 373 1824 936 72 91 168 166 283 215 108 46 222 63 331 54 712-58 1422 159 1936 655 64 62 127 125 188 189 488 510 728 1207 662 1909-11 115 6 234 55 347 45 106 113 196 196 265 547 455 900 1103 926 1814 4 84 5 167 5 252 0 84-1 167-5 250-26 698-360 1344-895 1794-84 70-152 161-197 268-45 108-61 220-53 329 56 697-170 1388-648 1899-74 78-149 154-226 229zM11401 11554zM11584 1987c-1282-1282-2986-1987-4799-1987s-3517 705-4798 1987c-1282 1281-1987 2985-1987 4798s705 3517 1987 4799c1281 1281 2985 1987 4798 1987s3517-706 4799-1987c1281-1282 1987-2986 1987-4799s-706-3517-1987-4798z">
            <text:p/>
          </draw:path>
          <draw:path draw:style-name="gr2" draw:text-style-name="P1" draw:layer="layout" svg:width="17.256cm" svg:height="17.256cm" svg:x="25.248cm" svg:y="23.846cm" svg:viewBox="0 0 17257 17257" svg:d="M2661 1550c-613 0-1111 498-1111 1111v4028c0 309-197 581-490 678-547 180-915 688-915 1265 0 576 368 1085 915 1265 293 97 490 369 490 678v4021c0 612 498 1110 1111 1110h3991c309 0 581 198 678 491 180 547 689 914 1265 914 577 0 1085-367 1265-914 97-293 369-491 678-491h4058c612 0 1111-498 1111-1110v-4008c0-308 196-580 488-677 548-182 916-696 916-1279 0-584-368-1098-916-1279-292-97-488-369-488-677v-4015c0-613-499-1111-1111-1111h-4045c-308 0-580-196-677-488-181-548-696-917-1279-917s-1097 369-1279 917c-97 292-369 488-677 488zM2661 1550zM8595 17257c-639 0-1204-407-1404-1014-77-234-293-390-539-390h-3991c-693 0-1257-564-1257-1257v-4021c0-246-156-462-390-539-607-200-1014-765-1014-1404 0-640 407-1204 1014-1404 234-77 390-294 390-539v-4028c0-693 564-1257 1257-1257h3978c245 0 461-156 538-388 202-608 772-1016 1418-1016 647 0 1216 408 1418 1016 77 232 293 388 538 388h4045c693 0 1257 564 1257 1257v4015c0 245 155 461 388 538 608 202 1016 771 1016 1418 0 646-408 1216-1016 1418-233 77-388 293-388 538v4008c0 693-564 1257-1257 1257h-4058c-246 0-462 156-539 390-200 607-765 1014-1404 1014z">
            <text:p/>
          </draw:path>
          <draw:path draw:style-name="gr2" draw:text-style-name="P1" draw:layer="layout" svg:width="3.434cm" svg:height="3.25cm" svg:x="26.689cm" svg:y="36.447cm" svg:viewBox="0 0 3435 3251" svg:d="M2594 3251c-455 0-632-178-699-328-93-204-21-426 60-519 284-325 655-187 670-181 38 15 57 57 42 95-14 37-56 56-94 41-13-4-292-105-508 142-55 61-99 226-37 362 71 158 267 242 566 242 319 0 565-164 658-437 94-275 8-574-213-744-171-132-504-65-890 13-631 127-1414 285-1929-372-292-374-293-809-4-1164 276-336 734-491 1021-348 355 179 463 426 362 827-25 97-102 270-233 299-39 9-78-16-87-56-9-39 16-78 56-87 40-8 99-102 122-191 85-335 7-514-285-661-226-114-612 28-843 310-117 143-350 525 6 980 459 587 1163 445 1785 320 421-85 785-159 1008 14 271 209 376 573 262 907-114 335-412 536-796 536z">
            <text:p/>
          </draw:path>
          <draw:path draw:style-name="gr2" draw:text-style-name="P1" draw:layer="layout" svg:width="1.592cm" svg:height="0.97cm" svg:x="27.7cm" svg:y="38.167cm" svg:viewBox="0 0 1593 971" svg:d="M72 971c-10 0-20-2-29-6-37-17-53-60-37-97 15-32 372-804 1510-868 41-2 75 28 77 68 3 41-28 75-68 77-1050 59-1383 776-1386 783-12 27-39 43-67 43z">
            <text:p/>
          </draw:path>
          <draw:path draw:style-name="gr2" draw:text-style-name="P1" draw:layer="layout" svg:width="0.783cm" svg:height="1.28cm" svg:x="26.845cm" svg:y="35.505cm" svg:viewBox="0 0 784 1281" svg:d="M310 1281c-24 0-47-12-61-33-22-34-13-79 21-101 5-3 460-308 351-737-45-173-142-269-263-264-97 3-193 73-206 152-17 100 2 191 52 243 24 27 54 40 84 37 40-4 75 25 79 66 5 40-25 76-65 80-74 7-150-23-206-82-81-88-112-222-88-369 25-147 176-266 345-273 195-7 348 132 409 374 135 530-390 880-412 895-12 8-26 12-40 12z">
            <text:p/>
          </draw:path>
          <draw:path draw:style-name="gr2" draw:text-style-name="P1" draw:layer="layout" svg:width="1.34cm" svg:height="0.445cm" svg:x="28.262cm" svg:y="37.857cm" svg:viewBox="0 0 1341 446" svg:d="M1126 446c-896 0-1096-301-1117-337-19-35-8-80 27-100 34-19 78-8 99 26 5 8 206 294 1131 263 0-1 1-1 2-1 39 0 72 32 73 71 1 40-30 74-70 75-51 2-99 3-145 3z">
            <text:p/>
          </draw:path>
          <draw:path draw:style-name="gr2" draw:text-style-name="P1" draw:layer="layout" svg:width="1.607cm" svg:height="1.173cm" svg:x="29.911cm" svg:y="38.506cm" svg:viewBox="0 0 1608 1174" svg:d="M1265 1174c-55 0-121-5-196-19-591-105-1043-1012-1062-1050-17-36-3-80 33-98 36-17 80-3 98 33 4 9 438 879 957 972 236 41 354-1 365-58 7-33-21-72-56-80-39-8-65-47-57-86 8-40 47-65 86-57 114 23 192 138 171 251-10 50-62 192-339 192z">
            <text:p/>
          </draw:path>
          <draw:path draw:style-name="gr2" draw:text-style-name="P1" draw:layer="layout" svg:width="0.991cm" svg:height="0.596cm" svg:x="28.926cm" svg:y="38.195cm" svg:viewBox="0 0 992 597" svg:d="M918 597c-35 0-67-26-72-62-66-466-736-384-764-380-40 6-77-24-82-64-4-40 23-76 63-82 290-37 858 17 928 505 5 40-22 77-62 83-4 0-7 0-11 0z">
            <text:p/>
          </draw:path>
          <draw:path draw:style-name="gr2" draw:text-style-name="P1" draw:layer="layout" svg:width="3.468cm" svg:height="3.25cm" svg:x="37.615cm" svg:y="36.447cm" svg:viewBox="0 0 3469 3251" svg:d="M849 3251c-390 0-691-202-805-540-112-332-6-695 266-903 225-172 593-99 1018-14 628 126 1340 268 1804-319 357-452 127-831 12-973-233-288-627-433-859-318-296 148-374 327-289 661 23 91 83 183 124 192 40 8 65 47 56 87-9 39-47 64-87 55-132-29-211-208-234-298-103-401 6-649 364-827 294-146 760 13 1038 355 287 354 283 786-11 1156-519 657-1311 499-1947 372-390-78-728-145-901-13-221 170-309 467-216 740 93 276 343 441 667 441 304 0 503-84 574-244 61-135 16-298-38-360-221-250-511-142-514-141-39 14-81-5-95-42-15-38 4-80 42-95 15-6 389-143 677 182 81 91 153 312 61 516-67 151-245 330-707 330z">
            <text:p/>
          </draw:path>
          <draw:path draw:style-name="gr2" draw:text-style-name="P1" draw:layer="layout" svg:width="1.607cm" svg:height="0.97cm" svg:x="38.456cm" svg:y="38.167cm" svg:viewBox="0 0 1608 971" svg:d="M1535 971c-28 0-55-16-66-43-14-29-345-724-1401-783-40-2-70-36-68-77 2-40 36-70 77-68 1148 64 1510 835 1524 868 17 37 0 80-36 97-10 4-20 6-30 6z">
            <text:p/>
          </draw:path>
          <draw:path draw:style-name="gr2" draw:text-style-name="P1" draw:layer="layout" svg:width="0.789cm" svg:height="1.28cm" svg:x="40.136cm" svg:y="35.505cm" svg:viewBox="0 0 790 1281" svg:d="M478 1281c-14 0-28-4-40-12-22-14-551-365-416-895 61-235 208-374 398-374 5 0 10 0 15 0 169 7 321 127 346 273 26 146-6 279-87 368-57 60-132 90-208 83-40-4-69-40-66-80 5-41 40-70 80-66 31 3 62-10 87-38 49-52 68-143 50-242-13-78-109-148-208-152-127-6-221 89-266 265-110 427 350 733 355 736 33 22 43 67 21 101-14 21-37 33-61 33z">
            <text:p/>
          </draw:path>
          <draw:path draw:style-name="gr2" draw:text-style-name="P1" draw:layer="layout" svg:width="1.352cm" svg:height="0.446cm" svg:x="38.143cm" svg:y="37.856cm" svg:viewBox="0 0 1353 447" svg:d="M216 447c-46 0-95-1-146-3-40-1-71-35-70-75s35-72 75-70c943 31 1141-261 1143-264 20-35 64-45 99-25s46 65 26 100c-21 36-222 337-1127 337z">
            <text:p/>
          </draw:path>
          <draw:path draw:style-name="gr2" draw:text-style-name="P1" draw:layer="layout" svg:width="1.621cm" svg:height="1.172cm" svg:x="36.208cm" svg:y="38.507cm" svg:viewBox="0 0 1622 1173" svg:d="M344 1173c-279 0-331-143-341-193-20-112 57-226 172-249 39-8 78 17 86 57 8 39-18 78-57 86-35 7-64 46-57 79 7 40 94 105 370 57 524-92 962-961 967-970 17-36 62-50 98-33 35 18 50 62 32 98-19 38-475 944-1072 1049-76 13-142 19-198 19z">
            <text:p/>
          </draw:path>
          <draw:path draw:style-name="gr2" draw:text-style-name="P1" draw:layer="layout" svg:width="0.998cm" svg:height="0.596cm" svg:x="37.826cm" svg:y="38.195cm" svg:viewBox="0 0 999 597" svg:d="M74 597c-4 0-7 0-11 0-40-6-67-43-62-83 70-487 643-542 935-505 40 6 69 42 63 82-5 40-42 69-82 64-29-4-704-86-771 380-6 36-37 62-72 62z">
            <text:p/>
          </draw:path>
          <draw:path draw:style-name="gr2" draw:text-style-name="P1" draw:layer="layout" svg:width="3.468cm" svg:height="3.25cm" svg:x="26.666cm" svg:y="25.262cm" svg:viewBox="0 0 3469 3251" svg:d="M1000 3251c-268 0-580-154-788-410-286-353-282-785 10-1156 520-657 1312-499 1947-372 390 78 728 146 901 13 222-170 309-467 217-740-94-276-343-441-667-441-304 0-503 85-575 244-61 135-16 299 39 360 220 250 511 143 514 142 39-15 81 4 95 42 14 37-4 80-42 94-16 6-390 144-677-181-81-92-154-313-62-517 68-150 246-329 708-329 390 0 690 201 805 539 112 332 6 695-266 903-226 173-594 99-1018 14-628-125-1340-267-1804 320-357 451-128 831-12 973 233 287 627 433 859 317 296-147 374-326 288-660-23-92-82-183-124-192-39-9-64-48-55-87 8-40 47-64 87-56 132 29 211 208 234 298 102 402-7 649-365 828-74 37-159 54-249 54z">
            <text:p/>
          </draw:path>
          <draw:path draw:style-name="gr2" draw:text-style-name="P1" draw:layer="layout" svg:width="1.607cm" svg:height="0.97cm" svg:x="27.687cm" svg:y="25.822cm" svg:viewBox="0 0 1608 971" svg:d="M1535 971c-1 0-3 0-4 0-1149-64-1510-836-1525-868-16-37 0-80 36-97 37-16 80 0 97 36 13 30 344 724 1400 783 40 3 71 37 69 77-2 39-35 69-73 69z">
            <text:p/>
          </draw:path>
          <draw:path draw:style-name="gr2" draw:text-style-name="P1" draw:layer="layout" svg:width="0.789cm" svg:height="1.28cm" svg:x="26.823cm" svg:y="28.173cm" svg:viewBox="0 0 790 1281" svg:d="M370 1281c-6 0-11 0-16-1-168-6-320-126-346-273-24-146 6-279 88-366 56-62 132-92 207-85 40 4 70 40 66 80-4 41-40 71-80 67-31-3-61 10-87 37-49 53-67 143-50 242 14 79 109 149 208 153 125 5 222-92 266-265 110-428-350-733-354-736-34-22-44-68-22-101s67-43 101-22c23 15 553 365 416 895-60 236-208 375-397 375z">
            <text:p/>
          </draw:path>
          <draw:path draw:style-name="gr2" draw:text-style-name="P1" draw:layer="layout" svg:width="1.352cm" svg:height="0.445cm" svg:x="28.254cm" svg:y="26.657cm" svg:viewBox="0 0 1353 446" svg:d="M72 446c-12 0-25-3-36-10-35-20-46-65-27-100 22-38 244-367 1273-334 41 1 72 35 71 75-1 41-34 72-75 71-945-32-1141 259-1143 262-13 23-38 36-63 36z">
            <text:p/>
          </draw:path>
          <draw:path draw:style-name="gr2" draw:text-style-name="P1" draw:layer="layout" svg:width="1.62cm" svg:height="1.172cm" svg:x="29.92cm" svg:y="25.28cm" svg:viewBox="0 0 1621 1173" svg:d="M72 1173c-10 0-22-2-32-8-36-18-50-61-33-97 19-39 475-945 1073-1050 453-78 526 114 537 175 22 111-57 225-171 248-40 9-78-17-86-56-8-40 17-78 57-86 35-8 63-47 57-79-8-41-95-106-369-58-526 92-963 962-967 970-13 26-39 41-66 41z">
            <text:p/>
          </draw:path>
          <draw:path draw:style-name="gr2" draw:text-style-name="P1" draw:layer="layout" svg:width="0.998cm" svg:height="0.597cm" svg:x="28.924cm" svg:y="26.168cm" svg:viewBox="0 0 999 598" svg:d="M221 598c-58 0-112-3-158-10-40-5-67-41-63-81 5-40 42-70 82-64 29 3 704 86 772-380 5-40 43-67 82-62 40 6 68 43 62 83-59 410-472 514-777 514z">
            <text:p/>
          </draw:path>
          <draw:path draw:style-name="gr2" draw:text-style-name="P1" draw:layer="layout" svg:width="3.5cm" svg:height="3.251cm" svg:x="37.605cm" svg:y="25.262cm" svg:viewBox="0 0 3501 3252" svg:d="M2493 3252c-91 0-176-17-251-54-362-179-472-426-369-829 24-90 103-269 236-298 40-8 79 17 87 56 9 39-16 78-56 87-42 9-102 100-125 192-87 335-8 514 291 661 238 117 638-31 874-324 113-142 339-520-18-967-469-586-1187-444-1823-319-429 85-799 159-1026-14-273-206-381-568-270-900 114-340 418-543 813-543 468 0 647 180 714 332 92 203 18 423-63 515-290 324-666 187-681 181-38-14-57-56-43-94s56-57 94-42c12 4 300 106 521-143 54-61 99-223 39-358-72-161-273-246-581-246-329 0-581 166-675 445-91 272-3 568 219 737 176 133 517 65 911-13 642-127 1441-285 1965 371 294 367 300 798 17 1149-210 261-527 418-800 418z">
            <text:p/>
          </draw:path>
          <draw:path draw:style-name="gr2" draw:text-style-name="P1" draw:layer="layout" svg:width="1.621cm" svg:height="0.97cm" svg:x="38.454cm" svg:y="25.822cm" svg:viewBox="0 0 1622 971" svg:d="M73 971c-39 0-71-30-73-69-2-40 28-75 68-77 1067-59 1401-754 1414-783 17-37 61-52 97-36 37 17 53 60 36 97-15 32-380 804-1538 868-2 0-3 0-4 0z">
            <text:p/>
          </draw:path>
          <draw:path draw:style-name="gr2" draw:text-style-name="P1" draw:layer="layout" svg:width="0.797cm" svg:height="1.28cm" svg:x="40.151cm" svg:y="28.173cm" svg:viewBox="0 0 798 1281" svg:d="M423 1281c-190 0-340-139-401-374-137-531 398-881 421-896 33-21 79-11 100 22 22 34 12 79-22 101-6 4-468 309-358 736 47 176 143 270 270 265 101-4 198-74 212-153 17-98-2-188-51-241-27-28-58-41-89-38-41 4-76-26-80-67-4-40 25-76 65-80 77-7 155 24 211 86 81 87 113 220 88 365-26 147-179 267-350 273-5 1-11 1-16 1z">
            <text:p/>
          </draw:path>
          <draw:path draw:style-name="gr2" draw:text-style-name="P1" draw:layer="layout" svg:width="1.363cm" svg:height="0.445cm" svg:x="38.138cm" svg:y="26.657cm" svg:viewBox="0 0 1364 446" svg:d="M1291 446c-24 0-48-13-62-35-5-8-211-295-1154-263-40 1-74-30-75-71-1-40 30-74 70-75 1038-33 1262 296 1284 334 20 35 9 79-26 100-12 7-24 10-37 10z">
            <text:p/>
          </draw:path>
          <draw:path draw:style-name="gr2" draw:text-style-name="P1" draw:layer="layout" svg:width="1.635cm" svg:height="1.172cm" svg:x="36.185cm" svg:y="25.28cm" svg:viewBox="0 0 1636 1173" svg:d="M1563 1173c-27 0-53-15-66-40-4-9-446-879-977-971-278-48-366 17-374 58-6 32 23 71 59 79 39 7 65 46 57 85-8 40-46 66-86 57-115-23-193-136-173-248 11-61 84-253 542-175 604 105 1064 1011 1083 1049 18 36 3 80-33 98-10 5-21 8-32 8z">
            <text:p/>
          </draw:path>
          <draw:path draw:style-name="gr2" draw:text-style-name="P1" draw:layer="layout" svg:width="1.008cm" svg:height="0.597cm" svg:x="37.818cm" svg:y="26.168cm" svg:viewBox="0 0 1009 598" svg:d="M787 598c-308 0-726-104-786-514-5-40 22-77 62-83 40-5 77 22 83 62 68 466 752 384 781 380 40-5 76 24 82 64 5 40-23 76-63 81-47 6-101 10-159 10z">
            <text:p/>
          </draw:path>
          <draw:path draw:style-name="gr2" draw:text-style-name="P1" draw:layer="layout" svg:width="0.463cm" svg:height="0.349cm" svg:x="33.34cm" svg:y="30.954cm" svg:viewBox="0 0 464 350" svg:d="M109 350c111-40 231-66 355-73v-277c-163 7-319 41-464 97z">
            <text:p/>
          </draw:path>
          <draw:path draw:style-name="gr2" draw:text-style-name="P1" draw:layer="layout" svg:width="0.41cm" svg:height="0.334cm" svg:x="33.949cm" svg:y="30.954cm" svg:viewBox="0 0 411 335" svg:d="M0 276c108 6 212 26 312 59l99-258c-130-44-268-71-411-77z">
            <text:p/>
          </draw:path>
          <draw:path draw:style-name="gr2" draw:text-style-name="P1" draw:layer="layout" svg:width="0.462cm" svg:height="0.436cm" svg:x="32.853cm" svg:y="31.109cm" svg:viewBox="0 0 463 437" svg:d="M195 437c81-72 171-134 268-183l-110-254c-130 63-248 145-353 240z">
            <text:p/>
          </draw:path>
          <draw:path draw:style-name="gr2" draw:text-style-name="P1" draw:layer="layout" svg:width="0.436cm" svg:height="0.463cm" svg:x="34.805cm" svg:y="31.452cm" svg:viewBox="0 0 437 464" svg:d="M196 0l-196 196c71 81 131 171 180 268l257-111c-64-130-144-248-241-353z">
            <text:p/>
          </draw:path>
          <draw:path draw:style-name="gr2" draw:text-style-name="P1" draw:layer="layout" svg:width="0.503cm" svg:height="0.46cm" svg:x="34.395cm" svg:y="31.085cm" svg:viewBox="0 0 504 461" svg:d="M0 258c112 52 216 121 308 203l196-197c-119-108-256-198-405-264z">
            <text:p/>
          </draw:path>
          <draw:path draw:style-name="gr2" draw:text-style-name="P1" draw:layer="layout" svg:width="0.463cm" svg:height="0.36cm" svg:x="33.949cm" svg:y="33.634cm" svg:viewBox="0 0 464 361" svg:d="M350 0c-110 40-228 64-350 71v290c162-7 319-41 464-97z">
            <text:p/>
          </draw:path>
          <draw:path draw:style-name="gr2" draw:text-style-name="P1" draw:layer="layout" svg:width="0.466cm" svg:height="0.507cm" svg:x="34.8cm" svg:y="32.99cm" svg:viewBox="0 0 467 508" svg:d="M202 0c-52 111-121 215-202 305l203 203c108-118 198-256 264-405z">
            <text:p/>
          </draw:path>
          <draw:path draw:style-name="gr2" draw:text-style-name="P1" draw:layer="layout" svg:width="0.341cm" svg:height="0.41cm" svg:x="35.054cm" svg:y="32.547cm" svg:viewBox="0 0 342 411" svg:d="M59 0c-7 107-27 210-59 309l265 102c43-130 70-268 77-411z">
            <text:p/>
          </draw:path>
          <draw:path draw:style-name="gr2" draw:text-style-name="P1" draw:layer="layout" svg:width="13.234cm" svg:height="13.234cm" svg:x="27.259cm" svg:y="25.857cm" svg:viewBox="0 0 13235 13235" svg:d="M10745 10642l-2672-2672 962-252zM10745 10642zM6617 8285c-919 0-1667-748-1667-1668 0-919 748-1667 1667-1667 920 0 1668 748 1668 1667 0 920-748 1668-1668 1668zM6617 8285zM6690 12382v-3778l859 502zM6690 12382zM2593 10745l2672-2672 252 962zM2593 10745zM853 6690h3778l-502 859zM853 6690zM2490 2593l2671 2672-962 252zM2490 2593zM6544 853v3778l-858-502zM6544 853zM10642 2490l-2672 2671-252-962zM10642 2490zM12382 6544h-3778l502-858zM12382 6544zM13235 6617l-4053-1062 2115-3617-3617 2115-1063-4053-1062 4053-3617-2115 2115 3617-4053 1062 4053 1063-2115 3617 3617-2115 1062 4053 1063-4053 3617 2115-2115-3617z">
            <text:p/>
          </draw:path>
          <draw:path draw:style-name="gr2" draw:text-style-name="P1" draw:layer="layout" svg:width="0.46cm" svg:height="0.505cm" svg:x="32.487cm" svg:y="31.452cm" svg:viewBox="0 0 461 506" svg:d="M260 506c52-113 119-217 201-309l-197-197c-109 118-198 256-264 405z">
            <text:p/>
          </draw:path>
          <draw:path draw:style-name="gr2" draw:text-style-name="P1" draw:layer="layout" svg:width="0.466cm" svg:height="0.442cm" svg:x="34.432cm" svg:y="33.397cm" svg:viewBox="0 0 467 443" svg:d="M264 0c-80 70-169 130-264 178l113 265c130-64 249-144 354-241z">
            <text:p/>
          </draw:path>
          <draw:path draw:style-name="gr2" draw:text-style-name="P1" draw:layer="layout" svg:width="0.353cm" svg:height="0.463cm" svg:x="35.043cm" svg:y="31.938cm" svg:viewBox="0 0 354 464" svg:d="M0 110c40 112 64 231 71 354h283c-7-162-41-319-97-464z">
            <text:p/>
          </draw:path>
          <draw:path draw:style-name="gr2" draw:text-style-name="P1" draw:layer="layout" svg:width="0.338cm" svg:height="0.41cm" svg:x="32.356cm" svg:y="31.991cm" svg:viewBox="0 0 339 411" svg:d="M283 411c5-108 25-211 56-310l-262-101c-44 130-71 268-77 411z">
            <text:p/>
          </draw:path>
          <draw:path draw:style-name="gr2" draw:text-style-name="P1" draw:layer="layout" svg:width="0.356cm" svg:height="0.463cm" svg:x="32.356cm" svg:y="32.547cm" svg:viewBox="0 0 357 464" svg:d="M357 351c-41-110-67-229-74-351h-283c7 162 41 319 96 464z">
            <text:p/>
          </draw:path>
          <draw:path draw:style-name="gr2" draw:text-style-name="P1" draw:layer="layout" svg:width="0.442cm" svg:height="0.465cm" svg:x="32.51cm" svg:y="33.031cm" svg:viewBox="0 0 443 466" svg:d="M443 264c-71-81-133-169-181-264l-262 112c63 130 145 249 240 354z">
            <text:p/>
          </draw:path>
          <draw:path draw:style-name="gr2" draw:text-style-name="P1" draw:layer="layout" svg:width="0.508cm" svg:height="0.466cm" svg:x="32.853cm" svg:y="33.397cm" svg:viewBox="0 0 509 467" svg:d="M509 199c-111-51-215-119-306-199l-203 203c118 108 256 198 405 264z">
            <text:p/>
          </draw:path>
          <draw:path draw:style-name="gr2" draw:text-style-name="P1" draw:layer="layout" svg:width="0.41cm" svg:height="0.345cm" svg:x="33.393cm" svg:y="33.649cm" svg:viewBox="0 0 411 346" svg:d="M411 57c-107-6-209-26-306-57l-105 268c130 44 268 70 411 78z">
            <text:p/>
          </draw:path>
          <draw:polygon draw:style-name="gr3" draw:text-style-name="P2" draw:layer="layout" svg:width="2.671cm" svg:height="2.923cm" svg:x="29.749cm" svg:y="28.45cm" svg:viewBox="0 0 2672 2924" draw:points="0,0 1709,2924 2672,2672">
            <text:p/>
          </draw:polygon>
          <draw:polygon draw:style-name="gr3" draw:text-style-name="P2" draw:layer="layout" svg:width="0.859cm" svg:height="3.777cm" svg:x="32.944cm" svg:y="26.711cm" svg:viewBox="0 0 860 3778" draw:points="0,3277 860,0 860,3778">
            <text:p/>
          </draw:polygon>
          <draw:polygon draw:style-name="gr3" draw:text-style-name="P2" draw:layer="layout" svg:width="2.923cm" svg:height="2.671cm" svg:x="34.977cm" svg:y="28.347cm" svg:viewBox="0 0 2924 2672" draw:points="252,2672 0,1709 2924,0">
            <text:p/>
          </draw:polygon>
          <draw:polygon draw:style-name="gr3" draw:text-style-name="P2" draw:layer="layout" svg:width="2.671cm" svg:height="2.923cm" svg:x="35.332cm" svg:y="33.575cm" svg:viewBox="0 0 2672 2924" draw:points="0,252 963,0 2672,2924">
            <text:p/>
          </draw:polygon>
          <draw:polygon draw:style-name="gr3" draw:text-style-name="P2" draw:layer="layout" svg:width="0.858cm" svg:height="3.777cm" svg:x="33.949cm" svg:y="34.46cm" svg:viewBox="0 0 859 3778" draw:points="0,0 0,3778 859,502">
            <text:p/>
          </draw:polygon>
          <draw:polygon draw:style-name="gr3" draw:text-style-name="P2" draw:layer="layout" svg:width="2.923cm" svg:height="2.671cm" svg:x="29.852cm" svg:y="33.93cm" svg:viewBox="0 0 2924 2672" draw:points="0,2672 2672,0 2924,963">
            <text:p/>
          </draw:polygon>
          <draw:polygon draw:style-name="gr3" draw:text-style-name="P2" draw:layer="layout" svg:width="3.777cm" svg:height="0.858cm" svg:x="28.113cm" svg:y="32.547cm" svg:viewBox="0 0 3778 859" draw:points="0,0 3277,859 3778,0">
            <text:p/>
          </draw:polygon>
          <draw:polygon draw:style-name="gr3" draw:text-style-name="P2" draw:layer="layout" svg:width="3.777cm" svg:height="0.859cm" svg:x="35.862cm" svg:y="31.542cm" svg:viewBox="0 0 3778 860" draw:points="3778,860 0,860 502,0">
            <text:p/>
          </draw:polygon>
          <draw:path draw:style-name="gr2" draw:text-style-name="P1" draw:layer="layout" svg:width="1.48cm" svg:height="0.966cm" svg:x="32.925cm" svg:y="24.195cm" svg:viewBox="0 0 1481 967" svg:d="M167 966c-15-2-29-5-43-10-14-4-27-11-40-19-20-12-36-28-48-47s-22-39-27-61c-6-22-9-45-9-68 0-24 1-46 4-67 11-65 36-127 73-184 37-59 82-107 137-145 20-14 41-27 64-39 23-11 46-19 71-21 19-2 37-3 55-2 17 1 33 8 47 20 16 13 29 28 39 44 10 17 16 34 19 52 4 19 4 37 0 56-3 20-9 39-17 57-5 9-10 18-15 28-6 10-13 19-20 27-2 3-7 8-13 15-7 6-14 12-22 17-7 6-15 10-22 12-8 2-14 0-18-6-3-3-4-8-1-13 2-6 6-10 11-13 13-8 22-18 29-31 7-12 13-26 15-40 3-15 4-29 3-45-1-15-3-29-8-41-6-17-14-31-26-42-11-11-24-18-39-23s-30-7-47-6c-16 1-32 4-47 9-20 7-39 16-56 29-16 12-32 27-45 43-14 16-27 34-37 53-11 19-20 37-27 55-6 16-11 33-16 51-4 18-7 35-8 53-2 18-1 36 1 54 3 18 7 35 15 51 11 26 27 46 47 58 20 13 41 20 65 23 23 3 47 0 71-6 25-7 48-17 69-29 38-22 71-47 101-76 31-28 59-59 86-92 26-31 51-64 75-97s46-69 66-104c10-17 21-34 34-50 12-16 23-33 33-50 9-16 19-31 30-46 11-16 21-31 31-46 11-17 22-34 33-51 12-17 24-34 37-50 12-16 26-32 40-47s28-29 44-42c2-2 6-5 11-8 5-4 10-8 16-12 6-3 11-5 17-7 6-1 11 0 14 3 4 3 5 7 2 12-1 4-4 9-8 14s-8 9-13 13c-4 4-7 7-9 8-8 8-13 16-16 24-4 8-7 17-10 27-9 29-15 59-16 89-2 29-3 60-5 90-1 29-2 58-3 86s-2 57-3 86c-1 13-1 25-1 39 0 13-2 26-4 38-2 13-5 26-8 39-2 12-6 25-9 38 0 3-2 7-3 12-2 5-3 10-5 15s-3 9-3 14c-1 5-1 9 1 11 14-19 26-39 37-61 10-22 22-43 35-63 12-19 23-38 33-57 10-20 21-40 33-58 27-44 53-88 80-131s54-86 83-127c12-18 25-37 39-55 13-19 28-37 43-55 16-17 32-33 50-47 17-14 36-26 57-35 10-4 21-6 34-6 12 0 23 3 32 9 13 9 19 22 19 38s-3 30-10 42c-5 9-11 14-19 17-7 2-15 4-23 4-9 0-17-1-25-2-9-1-17-1-25 1-13 2-24 8-34 17-10 8-19 17-28 25-9 9-19 19-28 28-9 10-17 20-26 30-17 20-34 41-50 62-15 20-31 42-45 64-23 31-44 64-65 98-19 34-39 69-58 103-23 40-46 81-70 121s-47 81-71 121c-7 11-13 22-20 33-7 10-14 21-22 30-7 9-14 19-21 28-6 10-13 19-19 28-1 4-5 9-11 17-5 8-11 15-17 22-7 7-14 12-20 15-7 3-13 1-17-6-3-5-4-10-3-16 2-6 4-11 7-17s6-12 10-17c3-5 6-11 8-15 10-25 18-50 22-76s7-52 8-79 1-54 0-80c-1-27-1-54-1-80-1-16-1-32 0-47 0-16 1-32 2-49 1-15 2-29 3-43s3-29 5-44c3-20 7-40 11-59 5-19 11-38 18-58 1-3 2-6 4-9 1-4 2-7 2-10-25 33-47 67-68 103-20 36-40 72-60 108-21 39-44 76-67 111-24 36-48 72-72 108-25 37-51 72-78 105-27 34-58 64-92 91-18 14-36 27-56 39-20 13-40 24-61 32-21 9-42 15-65 20-22 4-44 5-67 3z">
            <text:p/>
          </draw:path>
          <draw:path draw:style-name="gr2" draw:text-style-name="P1" draw:layer="layout" svg:width="0.861cm" svg:height="0.967cm" svg:x="33.42cm" svg:y="39.831cm" svg:viewBox="0 0 862 968" svg:d="M211 965c-13-1-27-4-39-7-13-4-26-8-38-13-33-14-59-33-79-57s-36-53-46-87c-9-33-11-67-7-103 5-35 15-69 29-102 15-33 34-63 58-91 23-28 49-51 76-69 35-23 74-40 115-52 12-3 25-5 38-5 13-1 26 0 39 4 28 7 49 20 63 39s23 40 26 64c3 25 2 50-4 75-6 26-15 49-27 68-7 10-15 20-23 29s-17 17-27 24c-3 2-6 5-11 7-4 3-9 6-14 8s-9 3-14 3c-5 1-9 0-12-3s-4-5-4-8c1-3 2-5 4-8 2-2 4-5 6-7s4-4 6-5c7-6 13-11 19-16 6-4 11-10 14-17 6-13 12-27 16-44s6-33 6-50c-1-18-4-34-10-49s-16-27-29-36c-18-12-37-18-56-18-20-1-38 2-56 10-20 7-36 18-51 31s-28 27-38 44c-18 29-33 61-43 96-10 36-14 71-11 105 2 15 5 30 9 44 5 16 10 29 18 42 7 14 18 27 32 40 15 13 28 24 41 33 17 12 36 21 57 27 20 5 40 8 61 7 21 0 41-3 61-10 20-6 38-15 55-28 9-7 18-15 26-23 9-8 17-17 24-26 12-15 23-32 33-51s18-38 22-57c6-22 9-44 9-68 0-33-6-66-18-97-11-31-22-63-33-93-6-18-11-35-16-52-5-18-10-35-15-53-7-22-10-45-10-68s3-46 8-70c6-22 14-43 24-64s23-40 38-58c9-9 18-19 28-28s21-17 31-24c13-8 26-15 39-21 14-7 28-12 43-17 18-5 36-8 55-10 19 0 35 0 46 3 3 1 5 2 9 2 2 0 5 1 6 2 22 5 39 14 53 29 13 15 22 31 29 50s10 39 10 61c0 21-2 41-6 59-5 20-12 39-21 54-9 16-21 31-35 46-11 11-23 20-37 27-13 7-28 12-42 15-5 1-10 2-16 3-7 0-12 0-18-1-5-1-10-3-14-6-5-3-7-7-7-14s2-12 6-13 9-1 15-1c15-1 29-5 40-13s20-19 28-31 14-25 19-40c4-15 7-28 8-42 2-11 2-24 1-37s-3-26-7-39c-4-12-10-24-17-34-8-10-17-18-29-24-13-7-27-10-41-10s-27 3-40 9c-15 5-27 13-38 22-11 10-20 21-27 32-8 14-15 30-21 48-5 17-8 34-9 51-1 26 2 54 10 79s16 50 25 74c5 14 11 28 16 42 6 13 11 28 15 42 11 36 21 73 29 111 6 39 6 77-1 114-6 30-17 60-33 89-16 28-33 53-52 76-18 21-39 40-63 57-25 16-50 30-78 42-28 11-56 20-85 26s-57 9-84 8c-14 0-27-1-42-3z">
            <text:p/>
          </draw:path>
          <draw:path draw:style-name="gr2" draw:text-style-name="P1" draw:layer="layout" svg:width="1.219cm" svg:height="0.966cm" svg:x="25.426cm" svg:y="31.952cm" svg:viewBox="0 0 1220 967" svg:d="M199 965c-4-2-6-6-8-11-1-6-1-11-1-17s1-11 2-17c2-6 3-11 4-15 6-24 15-48 26-70 12-23 23-45 34-67 12-23 25-45 37-68 13-22 26-44 40-66 12-21 24-42 36-63 11-21 22-43 34-65 7-12 14-25 21-38 7-12 13-24 20-37 13-29 25-58 36-88 11-29 22-59 32-89 5-17 10-34 15-50 4-17 7-34 8-52 1-11 1-22 0-32-2-11-4-22-8-31-4-10-10-18-17-26-7-7-16-12-28-16-13-4-25-6-38-5-12 1-25 3-38 7-12 4-24 9-36 15-11 6-22 12-33 19-22 13-42 28-60 45-18 18-36 36-52 55-9 11-17 23-25 34-8 12-16 24-24 36-8 13-16 26-24 40-7 14-14 28-20 43-5 14-11 29-15 45-5 16-9 33-11 50s-3 34-2 51c1 18 4 33 10 47 5 14 15 24 31 32 15 7 29 12 42 13 19 1 37-2 55-11 17-8 33-19 47-31 3-2 7-6 15-13 7-7 14-14 22-21 7-7 15-12 21-16 7-3 12-2 14 5 2 5 2 11-2 19-3 7-6 13-9 16-12 19-28 37-48 53-20 17-39 31-57 43-20 12-41 22-62 29-22 6-44 9-67 8-13-1-25-4-36-8-11-5-22-11-31-20-11-10-21-22-28-35s-12-28-16-42c-3-14-5-29-5-44s0-31 2-46c5-36 14-70 28-102 13-32 29-64 47-94 14-23 29-43 46-62 17-18 35-37 53-55 28-31 61-58 98-81 37-24 76-41 117-52 25-7 52-12 79-14 28-1 54 1 80 10 25 9 47 23 65 42s30 42 37 68c4 14 6 28 7 43 2 14 2 29 1 44 0 20-3 41-8 63-6 21-12 42-19 62-13 42-32 82-55 120-11 17-22 35-34 52-12 16-24 33-37 50-11 14-21 28-30 43-10 14-20 29-31 43-10 12-20 25-31 39-11 13-20 27-27 42 4-3 8-5 12-8 3-2 6-4 9-6s5-4 7-5c34-30 67-62 98-96 30-34 60-69 89-105 25-31 48-61 71-92 23-30 45-61 67-92 10-15 20-29 30-43 11-13 21-27 31-41 9-11 17-23 25-35s16-23 25-34c6-8 12-16 18-24 6-7 11-15 16-23 2-4 5-8 9-13 3-6 7-11 12-15 4-4 9-7 14-9 4-1 9 0 15 4 4 3 6 7 6 11s0 8-2 12c-2 5-4 9-7 13s-5 8-7 10c-15 21-26 42-32 63-7 22-15 44-23 68-5 13-8 26-9 39-1 14-3 27-5 40-4 27-8 54-10 81-3 27-9 54-18 80-5 17-11 34-17 50-6 17-11 33-16 50-5 14-9 29-14 45-4 15-10 30-19 42-2 1-3 4-5 9-1 5-3 10-6 17 0 1 0 1 0 2-1 1-1 2-1 3 15-12 29-27 42-45 12-17 24-33 37-47 7-8 14-16 21-24 7-9 14-17 21-24 7-9 14-18 20-27 7-9 14-18 21-26 15-14 29-29 41-45s24-32 36-48c9-13 17-25 26-38 8-13 16-26 23-39 9-17 18-34 27-52 9-17 17-35 24-54 5-15 10-32 15-50 1-6 2-12 3-18 1-5 1-12 0-18-2-6-6-11-10-15-5-4-10-7-15-11-4-5-7-10-10-15-2-6-4-11-5-17-2-12-1-24 2-37 4-13 10-24 17-33 11-12 24-21 37-24 14-4 28-4 45-1 12 3 21 8 28 15 7 8 12 16 15 26s5 20 6 31c1 12 2 22 2 33 0 27-3 52-11 77-8 24-19 47-32 71-8 14-17 29-26 43s-18 28-28 43c-8 12-15 24-23 36-7 13-15 24-24 35-11 13-22 26-33 39-10 13-21 27-32 39-19 23-40 44-61 65-21 20-41 41-60 64-20 23-40 46-61 68-20 22-41 45-61 67-11 12-22 25-33 37-12 12-23 24-34 37s-22 26-32 39c-10 14-18 28-25 42-3 7-6 12-7 16 0 4-4 9-11 14-3 2-7 5-13 7-6 3-11 4-15 3-7-3-11-8-11-17s1-19 4-29c2-11 5-21 9-31s7-17 8-21c19-49 33-97 44-144 6-27 11-54 13-81 3-26 8-54 15-80 5-17 10-34 15-50 6-16 10-33 14-50 0-2 1-5 2-10 2-4 3-9 5-13 2-5 4-9 5-13s2-6 3-7 2-3 2-5-1-2-3 0c-1 2-5 8-13 19-1 2-4 5-6 9-3 3-5 5-7 6-9 9-17 19-22 30-6 11-14 22-23 29-7 7-13 14-19 22-6 7-12 15-18 22-20 19-38 39-55 60-17 20-35 40-54 60-20 21-41 43-63 63-21 21-44 41-67 59-10 9-19 17-29 24s-19 16-28 25c-10 9-19 18-29 27-9 10-18 20-27 31-3 3-6 9-11 18s-10 18-16 27-12 17-19 23c-6 6-12 7-18 4z">
            <text:p/>
          </draw:path>
          <draw:path draw:style-name="gr2" draw:text-style-name="P1" draw:layer="layout" svg:width="0.894cm" svg:height="0.967cm" svg:x="41.276cm" svg:y="32.049cm" svg:viewBox="0 0 895 968" svg:d="M487 265c18 1 36 0 54-4s36-9 52-14c18-7 36-14 53-21 18-7 36-15 53-24 9-4 19-10 30-16 12-7 22-14 33-22 11-9 20-18 28-28 7-9 12-19 14-30 1-8 1-14-2-20s-6-11-10-16c-6-9-15-16-27-20-13-3-24-5-35-5-10 0-18 2-26 4-8 1-16 4-25 6-35 10-69 24-102 44-34 19-62 43-83 72-6 9-12 17-17 26-6 9-11 17-15 26-2 4-4 8-5 12-2 4-3 9-3 12 0 4 1 7 3 9 2 3 6 5 12 6 6 2 12 3 18 3zM487 265zM230 966c-38-4-72-13-105-27-21-10-41-23-56-38-18-17-32-35-42-56s-18-42-22-65c-5-23-5-47-5-71 1-24 4-47 10-70 5-22 14-44 25-64s23-39 38-58c14-18 31-34 48-50 18-15 36-30 55-42 10-8 21-14 32-20s22-11 33-16c21-9 40-15 58-20 7-1 15-3 25-4 10-2 17-5 21-11 3-4 4-9 3-15 0-6-1-12-4-18s-6-12-9-17c-4-5-7-9-10-12-10-6-19-11-30-12-11-2-22-5-32-9-18-7-34-16-50-25-15-11-29-23-42-38-12-14-21-30-25-48s-5-36-2-54 10-34 20-49 24-27 42-35c42-18 85-24 129-22 5 0 13 1 24 2 10 1 21 4 31 7 11 3 19 8 25 13 5 5 6 13 1 23-5 6-10 10-17 10-6 1-14 0-22-2s-16-4-23-6c-8-3-14-5-19-5-19-2-37 1-53 10-17 9-30 20-40 35-9 15-14 31-15 49-1 19 5 36 18 52 1 3 7 9 17 18 9 8 20 17 31 24 12 8 22 14 32 17 10 2 16-1 19-12 12-44 34-83 67-114 32-32 69-57 112-74 34-15 70-27 108-37 37-9 76-11 113-9 21 2 41 4 62 9 21 4 40 13 57 26 21 16 32 34 32 54 1 19-5 39-15 58-11 19-26 36-44 51-17 16-34 27-49 35-14 7-28 14-42 19s-28 9-43 13c-23 6-48 12-71 16-23 5-47 9-71 12-16 2-31 3-47 4s-32 1-48 2c-7 0-14 0-19 0-6 1-8 5-6 14 0 6 2 10 6 12 4 3 7 4 12 4 5 1 10 0 15-1s10-1 15-1c16-1 31-1 47 0s31 3 46 7c10 2 22 6 34 10 13 4 22 11 28 20 3 6 5 13 4 19s-3 13-7 18c-3 6-8 11-13 16-5 4-11 8-16 10-13 6-27 10-42 11s-31 1-46 0c-16-1-31-4-46-7-15-4-29-8-41-13-6-3-12-6-18-9-5-4-11-7-18-10s-13-5-19-6-12 0-19 2c-14 4-28 11-41 20-14 9-27 17-40 25-13 9-25 18-37 28s-24 21-34 33c-16 19-29 40-39 63-10 24-17 49-22 73-4 19-6 38-5 58 1 19 5 39 11 58 5 18 14 35 26 51 11 16 26 29 44 39 20 12 41 19 64 22 23 4 46 4 70 1 23-3 46-8 69-15s44-15 64-24c13-5 25-12 38-19 12-7 24-14 35-22 16-11 30-23 44-35 14-13 28-26 40-42 13-13 24-27 33-42 8-15 18-31 29-45 3-4 7-9 12-16 4-6 9-10 14-12 7-1 12 0 13 6 2 6 3 12 2 17-3 18-10 36-23 52s-25 31-36 45c-10 16-21 30-34 44-11 14-23 27-36 40-12 12-25 24-40 35-14 11-28 23-41 36-7 7-16 13-25 18-11 5-20 9-29 14-10 5-20 11-30 17-9 6-20 11-31 14-32 11-64 20-97 27-32 7-65 9-100 6z">
            <text:p/>
          </draw:path>
          <draw:path draw:style-name="gr2" draw:text-style-name="P1" draw:layer="layout" svg:width="3.089cm" svg:height="3.058cm" svg:x="55.127cm" svg:y="9.673cm" svg:viewBox="0 0 3090 3059" svg:d="M1544 144c772 0 1399 621 1399 1384 0 765-627 1386-1399 1386-771 0-1398-621-1398-1386 0-763 627-1384 1398-1384zM1544 144zM1544 3059c853 0 1546-686 1546-1531 0-843-693-1528-1546-1528-851 0-1544 685-1544 1528 0 845 693 1531 1544 1531z">
            <text:p/>
          </draw:path>
          <draw:path draw:style-name="gr2" draw:text-style-name="P1" draw:layer="layout" svg:width="2.398cm" svg:height="5.132cm" svg:x="55.452cm" svg:y="5.22cm" svg:viewBox="0 0 2399 5133" svg:d="M116 5133c62-82 133-154 209-229 315-317 640-644 230-1634-258-627 21-1082 292-1522 90-146 175-283 239-425 150-335 119-740 26-1059 718 923 645 1318 570 1736-60 335-123 682 218 1280 477 840 384 1315 222 1566l123 78c184-285 295-813-217-1715-315-553-260-859-200-1184 80-449 164-913-703-1980-38-46-107-58-160-29-47 27-66 81-46 131 120 306 193 760 33 1117-60 133-143 267-230 409-276 449-588 958-302 1652 373 902 94 1181-200 1477-75 76-153 154-220 243z">
            <text:p/>
          </draw:path>
          <draw:path draw:style-name="gr2" draw:text-style-name="P1" draw:layer="layout" svg:width="0.583cm" svg:height="4.481cm" svg:x="56.382cm" svg:y="5.294cm" svg:viewBox="0 0 584 4482" svg:d="M0 94l55-47zM0 94zM516 4482c150-480 8-829-129-1166-154-376-298-730-8-1257 583-1060-260-2049-268-2059l-111 94c10 12 783 926 249 1896-321 586-157 990 2 1381 134 328 260 637 125 1068z">
            <text:p/>
          </draw:path>
          <draw:path draw:style-name="gr2" draw:text-style-name="P1" draw:layer="layout" svg:width="2.418cm" svg:height="5.133cm" svg:x="55.442cm" svg:y="12.092cm" svg:viewBox="0 0 2419 5134" svg:d="M1382 5134c21 0 43-6 63-17 47-27 66-81 46-131-122-306-195-759-33-1116 60-134 143-268 231-410 280-449 595-957 306-1652-377-902-95-1181 201-1477 76-76 155-155 223-243l-116-88c-63 81-135 153-211 228-318 317-646 644-233 1636 261 626-21 1080-294 1520-91 146-176 284-241 426-152 336-120 744-27 1063-726-926-653-1322-577-1740 61-335 124-682-220-1279-532-930-349-1410-192-1613l-116-89c-179 233-393 771 180 1773 318 552 263 858 202 1182-81 449-165 915 710 1982 24 29 60 45 98 45z">
            <text:p/>
          </draw:path>
          <draw:path draw:style-name="gr2" draw:text-style-name="P1" draw:layer="layout" svg:width="0.588cm" svg:height="4.527cm" svg:x="56.332cm" svg:y="12.623cm" svg:viewBox="0 0 589 4528" svg:d="M479 4528l110-96-55 48 55-48c-7-9-792-923-253-1894 326-587 160-991-1-1381-139-338-272-657-112-1110l-139-47c-176 504-29 864 115 1211 155 376 301 730 9 1257-589 1060 262 2050 271 2060z">
            <text:p/>
          </draw:path>
          <draw:path draw:style-name="gr2" draw:text-style-name="P1" draw:layer="layout" svg:width="5.191cm" svg:height="2.348cm" svg:x="50.593cm" svg:y="10.04cm" svg:viewBox="0 0 5192 2349" svg:d="M5104 2349l88-116c-79-59-153-128-223-195-323-306-657-622-1667-213-632 256-1092-21-1536-289-148-88-287-172-430-235-338-149-748-119-1070-27 933-711 1332-639 1754-564 338 59 689 121 1293-216 907-505 1390-348 1597-209l83-120c-288-192-825-313-1752 203-558 311-868 257-1196 198-453-80-922-163-2000 695-46 38-58 106-29 159 28 47 82 65 133 46 309-120 767-192 1127-33 135 60 270 141 413 227 453 274 968 583 1669 299 922-373 1207-102 1510 184 74 70 150 142 236 206z">
            <text:p/>
          </draw:path>
          <draw:path draw:style-name="gr2" draw:text-style-name="P1" draw:layer="layout" svg:width="4.562cm" svg:height="0.578cm" svg:x="50.668cm" svg:y="10.915cm" svg:viewBox="0 0 4563 579" svg:d="M95 579c9-8 934-777 1914-248 593 320 1000 157 1395-2 339-135 659-264 1112-112l47-139c-504-166-865-23-1214 117-380 152-737 296-1270 8-1070-577-2069 258-2079 266z">
            <text:p/>
          </draw:path>
          <draw:path draw:style-name="gr2" draw:text-style-name="P1" draw:layer="layout" svg:width="5.159cm" svg:height="2.411cm" svg:x="57.558cm" svg:y="10.016cm" svg:viewBox="0 0 5160 2412" svg:d="M753 2412c293 0 674-97 1166-373 557-314 867-258 1194-200 454 81 923 165 2001-703 48-38 60-106 28-159-27-47-81-66-132-45-309 120-767 192-1127 32-135-59-270-142-413-229-453-275-968-587-1669-301-900 367-1171 91-1459-201-78-80-159-162-254-233l-88 115c86 64 159 139 238 219 308 314 627 638 1618 234 633-258 1093 21 1537 290 147 90 287 175 430 239 339 152 750 120 1073 26-935 720-1335 648-1757 573-338-60-689-122-1293 217-920 517-1403 349-1609 202l-86 119c137 97 332 178 602 178z">
            <text:p/>
          </draw:path>
          <draw:path draw:style-name="gr2" draw:text-style-name="P1" draw:layer="layout" svg:width="4.536cm" svg:height="0.582cm" svg:x="58.107cm" svg:y="10.961cm" svg:viewBox="0 0 4537 583" svg:d="M4489 54l-48-54zM4489 54zM3252 583c724 0 1277-468 1285-474l-96-109c-12 10-935 783-1914 250-593-322-1000-159-1395 1-333 135-648 262-1088 122l-44 138c490 156 845 13 1187-125 379-154 737-298 1270-8 274 149 545 205 795 205z">
            <text:p/>
          </draw:path>
          <draw:path draw:style-name="gr2" draw:text-style-name="P1" draw:layer="layout" svg:width="1.888cm" svg:height="1.339cm" svg:x="54.091cm" svg:y="8.823cm" svg:viewBox="0 0 1889 1340" svg:d="M756 1340l125-77c-84-132-123-290-160-441-23-96-46-186-79-271-64-167-190-291-306-374 542 93 693 267 850 449 138 159 280 324 663 430l40-140c-340-94-462-235-592-384-189-220-385-446-1184-532-50-4-97 27-110 76-11 44 9 89 53 107 167 73 373 222 450 420 29 76 50 162 72 253 41 163 82 332 178 484z">
            <text:p/>
          </draw:path>
          <draw:path draw:style-name="gr2" draw:text-style-name="P1" draw:layer="layout" svg:width="1.49cm" svg:height="1.365cm" svg:x="54.171cm" svg:y="8.868cm" svg:viewBox="0 0 1491 1366" svg:d="M1434 1366l57-133-10-4c-216-91-403-170-496-484-203-680-967-745-974-745l-11 144 5-72-5 72c26 2 669 59 844 642 113 380 350 480 580 577z">
            <text:p/>
          </draw:path>
          <draw:path draw:style-name="gr2" draw:text-style-name="P1" draw:layer="layout" svg:width="1.87cm" svg:height="1.306cm" svg:x="57.347cm" svg:y="12.319cm" svg:viewBox="0 0 1871 1307" svg:d="M1769 1307c46 0 88-32 99-77 12-45-10-89-52-107-168-73-375-220-452-419-29-77-50-163-72-254-36-151-74-307-155-450l-128 71c71 126 107 271 141 412 23 96 45 187 77 273 65 168 193 291 309 374-542-92-686-272-837-462-133-168-273-341-661-447l-38 140c341 93 459 240 584 397 183 229 372 466 1174 548 4 0 7 1 11 1z">
            <text:p/>
          </draw:path>
          <draw:path draw:style-name="gr2" draw:text-style-name="P1" draw:layer="layout" svg:width="1.492cm" svg:height="1.364cm" svg:x="57.645cm" svg:y="12.215cm" svg:viewBox="0 0 1493 1365" svg:d="M1483 1365l10-144c-27-3-673-57-845-641-112-381-361-484-581-576l-11-4-56 133 11 5c216 90 405 168 496 482 201 683 969 744 976 745z">
            <text:p/>
          </draw:path>
          <draw:path draw:style-name="gr2" draw:text-style-name="P1" draw:layer="layout" svg:width="1.317cm" svg:height="1.865cm" svg:x="54.233cm" svg:y="11.896cm" svg:viewBox="0 0 1318 1866" svg:d="M102 1866c36 0 69-21 84-56 73-165 223-370 424-446 77-29 164-50 255-72 152-37 308-74 453-155l-72-126c-127 71-274 106-416 140-96 23-188 46-273 78-169 64-293 188-376 303 95-534 278-682 469-836 170-136 344-276 452-658l-141-38c-95 336-244 456-403 583-231 187-470 380-557 1170-5 50 28 96 76 109 8 3 17 4 25 4z">
            <text:p/>
          </draw:path>
          <draw:path draw:style-name="gr2" draw:text-style-name="P1" draw:layer="layout" svg:width="1.379cm" svg:height="1.475cm" svg:x="54.278cm" svg:y="12.207cm" svg:viewBox="0 0 1380 1476" svg:d="M146 1476c2-27 59-663 649-836 383-112 484-347 582-574l3-10-134-56-5 9c-91 214-171 399-488 492-687 200-753 956-753 964l146 11-73-5z">
            <text:p/>
          </draw:path>
          <draw:path draw:style-name="gr2" draw:text-style-name="P1" draw:layer="layout" svg:width="1.348cm" svg:height="1.876cm" svg:x="57.733cm" svg:y="8.686cm" svg:viewBox="0 0 1349 1877" svg:d="M382 1877c94-338 245-459 406-588 235-188 477-383 561-1177 5-50-28-97-77-109-45-11-90 9-109 52-72 166-221 370-422 447-78 29-165 49-257 71-163 39-332 78-484 171l76 124c133-81 290-118 442-154 97-23 189-45 275-77 170-63 294-190 378-305-94 539-280 688-475 844-172 137-349 280-456 663z">
            <text:p/>
          </draw:path>
          <draw:path draw:style-name="gr2" draw:text-style-name="P1" draw:layer="layout" svg:width="1.37cm" svg:height="1.457cm" svg:x="57.667cm" svg:y="8.766cm" svg:viewBox="0 0 1371 1458" svg:d="M134 1458c86-201 167-391 485-483 689-198 752-958 752-965l-146-10c-2 26-56 666-647 836-385 111-488 352-578 566z">
            <text:p/>
          </draw:path>
          <draw:path draw:style-name="gr2" draw:text-style-name="P1" draw:layer="layout" svg:width="1.117cm" svg:height="4.447cm" svg:x="55.792cm" svg:y="5.558cm" svg:viewBox="0 0 1118 4448" svg:d="M798 0c0 0 454 794 280 1278-173 484-516 1049-227 1745 225 393 364 1041 80 1196-173 0-757 116-931 229 204-251 492-474 213-1317-279-842-265-946 208-1720 475-776 377-1411 377-1411z">
            <text:p/>
          </draw:path>
          <draw:path draw:style-name="gr2" draw:text-style-name="P1" draw:layer="layout" svg:width="1.146cm" svg:height="1.121cm" svg:x="57.705cm" svg:y="9.046cm" svg:viewBox="0 0 1147 1122" svg:d="M1147 0c0 0-52 448-477 606-336 120-551 295-604 516-77 2-79-96-43-266 37-171-78-464 292-538s832-318 832-318z">
            <text:p/>
          </draw:path>
          <draw:path draw:style-name="gr2" draw:text-style-name="P1" draw:layer="layout" svg:width="1.132cm" svg:height="1.135cm" svg:x="54.452cm" svg:y="9.046cm" svg:viewBox="0 0 1133 1136" svg:d="M0 0c0 0 453 50 612 472 121 332 298 546 521 598 3 77-97 79-269 43-172-38-467 78-542-290-75-367-322-823-322-823z">
            <text:p/>
          </draw:path>
          <draw:path draw:style-name="gr2" draw:text-style-name="P1" draw:layer="layout" svg:width="4.492cm" svg:height="1.107cm" svg:x="50.934cm" svg:y="10.99cm" svg:viewBox="0 0 4493 1108" svg:d="M0 317c0 0 802-448 1291-278 489 172 1060 511 1764 226 395-223 1050-360 1206-79 0 170 118 750 232 922-254-203-479-488-1330-211s-955 263-1738-206c-783-470-1425-374-1425-374z">
            <text:p/>
          </draw:path>
          <draw:path draw:style-name="gr2" draw:text-style-name="P1" draw:layer="layout" svg:width="1.146cm" svg:height="1.121cm" svg:x="54.458cm" svg:y="12.302cm" svg:viewBox="0 0 1147 1122" svg:d="M0 1122c0 0 51-450 477-607 335-120 551-296 604-515 78-2 80 95 43 266-37 170 79 462-292 536-370 74-832 320-832 320z">
            <text:p/>
          </draw:path>
          <draw:path draw:style-name="gr2" draw:text-style-name="P1" draw:layer="layout" svg:width="1.118cm" svg:height="4.447cm" svg:x="56.374cm" svg:y="12.457cm" svg:viewBox="0 0 1119 4448" svg:d="M320 4448c0 0-453-794-281-1279 174-483 517-1049 228-1745-225-392-363-1040-80-1195 173 0 758-116 932-229-204 251-494 474-213 1317 280 842 265 945-210 1720-474 776-376 1411-376 1411z">
            <text:p/>
          </draw:path>
          <draw:path draw:style-name="gr2" draw:text-style-name="P1" draw:layer="layout" svg:width="1.133cm" svg:height="1.134cm" svg:x="57.699cm" svg:y="12.282cm" svg:viewBox="0 0 1134 1135" svg:d="M1134 1135c0 0-455-51-613-472-120-333-299-546-521-598-2-76 96-78 268-42 174 36 468-78 543 288 75 367 323 824 323 824z">
            <text:p/>
          </draw:path>
          <draw:path draw:style-name="gr2" draw:text-style-name="P1" draw:layer="layout" svg:width="4.492cm" svg:height="1.106cm" svg:x="57.947cm" svg:y="10.402cm" svg:viewBox="0 0 4493 1107" svg:d="M4493 791c0 0-803 448-1292 277-488-172-1059-511-1762-225-397 223-1051 360-1207 79 0-171-118-750-232-922 253 202 479 488 1330 211 851-276 955-262 1738 206 783 470 1425 374 1425 374z">
            <text:p/>
          </draw:path>
          <draw:path draw:style-name="gr2" draw:text-style-name="P1" draw:layer="layout" svg:width="15.883cm" svg:height="15.883cm" svg:x="48.714cm" svg:y="3.281cm" svg:viewBox="0 0 15884 15884" svg:d="M7942 100c-4325 0-7843 3517-7843 7842s3518 7842 7843 7842 7842-3517 7842-7842-3517-7842-7842-7842zM7942 100zM7942 15884c-2122 0-4117-825-5617-2325-1500-1501-2325-3496-2325-5617s825-4117 2325-5617c1500-1499 3495-2325 5617-2325 2121 0 4116 826 5616 2325 1500 1500 2326 3496 2326 5617s-826 4116-2326 5617c-1500 1500-3495 2325-5616 2325z">
            <text:p/>
          </draw:path>
          <draw:path draw:style-name="gr2" draw:text-style-name="P1" draw:layer="layout" svg:width="5.078cm" svg:height="5.376cm" svg:x="56.963cm" svg:y="5.846cm" svg:viewBox="0 0 5079 5377" svg:d="M5079 5377h-99c0-2800-2188-5117-4980-5277l5-100c2846 163 5074 2524 5074 5377z">
            <text:p/>
          </draw:path>
          <draw:path draw:style-name="gr2" draw:text-style-name="P1" draw:layer="layout" svg:width="5.376cm" svg:height="5.067cm" svg:x="51.28cm" svg:y="5.837cm" svg:viewBox="0 0 5377 5068" svg:d="M100 5068l-100-6c168-2839 2529-5062 5377-5062v100c-2795 0-5112 2182-5277 4968z">
            <text:p/>
          </draw:path>
          <draw:path draw:style-name="gr2" draw:text-style-name="P1" draw:layer="layout" svg:width="5.091cm" svg:height="5.377cm" svg:x="51.27cm" svg:y="11.222cm" svg:viewBox="0 0 5092 5378" svg:d="M5087 5378c-2853-156-5087-2518-5087-5378h100c0 2806 2192 5125 4992 5278z">
            <text:p/>
          </draw:path>
          <draw:path draw:style-name="gr2" draw:text-style-name="P1" draw:layer="layout" svg:width="5.376cm" svg:height="5.068cm" svg:x="56.656cm" svg:y="11.539cm" svg:viewBox="0 0 5377 5069" svg:d="M0 5069v-100c2793 0 5112-2183 5277-4969l100 5c-168 2840-2531 5064-5377 5064z">
            <text:p/>
          </draw:path>
          <draw:path draw:style-name="gr2" draw:text-style-name="P1" draw:layer="layout" svg:width="4.206cm" svg:height="4.57cm" svg:x="57.198cm" svg:y="6.503cm" svg:viewBox="0 0 4207 4571" svg:d="M4107 4571c-72-2285-1837-4208-4107-4472l12-99c1123 130 2166 662 2937 1496 776 840 1222 1931 1258 3072z">
            <text:p/>
          </draw:path>
          <draw:path draw:style-name="gr2" draw:text-style-name="P1" draw:layer="layout" svg:width="4.717cm" svg:height="4.181cm" svg:x="51.939cm" svg:y="6.471cm" svg:viewBox="0 0 4718 4182" svg:d="M99 4182l-99-13c290-2377 2319-4169 4718-4169v100c-2349 0-4335 1754-4619 4082z">
            <text:p/>
          </draw:path>
          <draw:path draw:style-name="gr2" draw:text-style-name="P1" draw:layer="layout" svg:width="4.178cm" svg:height="4.716cm" svg:x="51.904cm" svg:y="11.222cm" svg:viewBox="0 0 4179 4717" svg:d="M4167 4717c-2376-292-4167-2320-4167-4717h100c0 2346 1753 4331 4079 4617z">
            <text:p/>
          </draw:path>
          <draw:path draw:style-name="gr2" draw:text-style-name="P1" draw:layer="layout" svg:width="4.714cm" svg:height="4.167cm" svg:x="56.656cm" svg:y="11.806cm" svg:viewBox="0 0 4715 4168" svg:d="M0 4168v-100c2340 0 4325-1749 4615-4068l100 12c-297 2370-2324 4156-4715 4156z">
            <text:p/>
          </draw:path>
          <draw:path draw:style-name="gr2" draw:text-style-name="P1" draw:layer="layout" svg:width="14.005cm" svg:height="14.005cm" svg:x="49.653cm" svg:y="4.22cm" svg:viewBox="0 0 14006 14006" svg:d="M7003 667c-3493 0-6336 2843-6336 6336s2843 6336 6336 6336 6336-2843 6336-6336-2843-6336-6336-6336zM7003 667zM7003 14006c-3862 0-7003-3141-7003-7003s3141-7003 7003-7003 7003 3141 7003 7003-3141 7003-7003 7003z">
            <text:p/>
          </draw:path>
          <draw:path draw:style-name="gr2" draw:text-style-name="P1" draw:layer="layout" svg:width="17.256cm" svg:height="17.256cm" svg:x="48.027cm" svg:y="2.594cm" svg:viewBox="0 0 17257 17257" svg:d="M8629 1175c4109 0 7452 3344 7452 7453 0 4110-3343 7454-7452 7454-4110 0-7454-3344-7454-7454 0-4109 3344-7453 7454-7453zM8629 1175zM14730 14730c-192-716-80-1480 313-2110 439-703 757-1471 943-2279 167-722 629-1342 1271-1713-643-371-1104-990-1271-1713-267-1158-805-2234-1582-3154l326-1235-1235 326c-919-777-1995-1315-3153-1582-722-167-1343-628-1713-1270-372 642-992 1103-1715 1270-808 186-1576 505-2280 944-624 391-1383 503-2096 316l-12-4 4 12c187 713 75 1472-316 2098-440 703-758 1472-945 2281-165 718-623 1334-1259 1706l-10 5 10 6c636 371 1093 988 1259 1706 187 808 505 1577 944 2279 393 630 505 1395 313 2111 717-192 1482-79 2110 314 704 439 1473 758 2280 944 718 165 1334 623 1706 1259l7 10 6-10c371-636 987-1094 1705-1259 808-186 1577-505 2280-944 628-393 1393-506 2110-314z">
            <text:p/>
          </draw:path>
          <draw:path draw:style-name="gr2" draw:text-style-name="P1" draw:layer="layout" svg:width="0.16cm" svg:height="0.168cm" svg:x="54.76cm" svg:y="5.518cm" svg:viewBox="0 0 161 169" svg:d="M4 109c-14-47 6-91 50-105 45-13 86 8 102 56 14 46-3 90-50 105-45 15-87-9-102-56z">
            <text:p/>
          </draw:path>
          <draw:path draw:style-name="gr2" draw:text-style-name="P1" draw:layer="layout" svg:width="0.16cm" svg:height="0.169cm" svg:x="55.116cm" svg:y="5.416cm" svg:viewBox="0 0 161 170" svg:d="M3 104c-11-47 11-90 57-102 45-10 86 14 98 63 12 46-9 89-58 102-45 11-85-16-97-63z">
            <text:p/>
          </draw:path>
          <draw:path draw:style-name="gr2" draw:text-style-name="P1" draw:layer="layout" svg:width="0.159cm" svg:height="0.169cm" svg:x="55.479cm" svg:y="5.336cm" svg:viewBox="0 0 160 170" svg:d="M1 99c-8-48 17-89 63-98 47-8 85 19 94 69 9 47-15 88-63 98-47 8-85-21-94-69z">
            <text:p/>
          </draw:path>
          <draw:path draw:style-name="gr2" draw:text-style-name="P1" draw:layer="layout" svg:width="0.158cm" svg:height="0.167cm" svg:x="55.846cm" svg:y="5.279cm" svg:viewBox="0 0 159 168" svg:d="M1 95c-5-50 23-88 69-94 47-5 83 25 89 73 6 49-20 88-69 94-47 6-83-25-89-73z">
            <text:p/>
          </draw:path>
          <draw:path draw:style-name="gr2" draw:text-style-name="P1" draw:layer="layout" svg:width="0.158cm" svg:height="0.167cm" svg:x="56.96cm" svg:y="5.247cm" svg:viewBox="0 0 159 168" svg:d="M0 78c3-49 38-80 85-78 47 3 76 39 74 89-4 48-37 81-87 79-46-3-75-41-72-90z">
            <text:p/>
          </draw:path>
          <draw:path draw:style-name="gr2" draw:text-style-name="P1" draw:layer="layout" svg:width="0.158cm" svg:height="0.167cm" svg:x="57.33cm" svg:y="5.282cm" svg:viewBox="0 0 159 168" svg:d="M1 74c6-48 44-78 90-73 47 6 74 44 68 94-6 48-41 79-90 73-46-6-73-45-68-94z">
            <text:p/>
          </draw:path>
          <draw:path draw:style-name="gr2" draw:text-style-name="P1" draw:layer="layout" svg:width="0.16cm" svg:height="0.167cm" svg:x="57.696cm" svg:y="5.34cm" svg:viewBox="0 0 161 168" svg:d="M1 68c9-48 50-75 95-67 47 9 72 49 63 98-10 47-47 76-95 67-47-9-70-50-63-98z">
            <text:p/>
          </draw:path>
          <draw:path draw:style-name="gr2" draw:text-style-name="P1" draw:layer="layout" svg:width="0.16cm" svg:height="0.167cm" svg:x="58.058cm" svg:y="5.422cm" svg:viewBox="0 0 161 168" svg:d="M3 63c12-47 54-71 98-61 47 12 69 53 57 102-12 46-52 73-99 61-46-12-67-54-56-102z">
            <text:p/>
          </draw:path>
          <draw:path draw:style-name="gr2" draw:text-style-name="P1" draw:layer="layout" svg:width="0.16cm" svg:height="0.169cm" svg:x="58.415cm" svg:y="5.526cm" svg:viewBox="0 0 161 170" svg:d="M4 60c15-48 58-70 103-56 44 14 64 58 49 105-15 46-55 71-103 56-44-15-62-60-49-105z">
            <text:p/>
          </draw:path>
          <draw:path draw:style-name="gr2" draw:text-style-name="P1" draw:layer="layout" svg:width="0.16cm" svg:height="0.168cm" svg:x="58.763cm" svg:y="5.653cm" svg:viewBox="0 0 161 169" svg:d="M7 55c18-47 62-66 105-49 44 17 60 62 43 107-18 46-59 68-107 50-42-18-58-63-41-108z">
            <text:p/>
          </draw:path>
          <draw:path draw:style-name="gr2" draw:text-style-name="P1" draw:layer="layout" svg:width="0.162cm" svg:height="0.167cm" svg:x="59.104cm" svg:y="5.802cm" svg:viewBox="0 0 163 168" svg:d="M9 50c21-45 67-61 109-42 43 19 57 65 36 110-21 43-64 62-109 42-43-21-55-66-36-110z">
            <text:p/>
          </draw:path>
          <draw:path draw:style-name="gr2" draw:text-style-name="P1" draw:layer="layout" svg:width="0.163cm" svg:height="0.167cm" svg:x="59.434cm" svg:y="5.972cm" svg:viewBox="0 0 164 168" svg:d="M12 45c23-43 70-56 112-35 41 23 52 68 28 112-24 42-68 59-112 35-40-23-51-69-28-112z">
            <text:p/>
          </draw:path>
          <draw:path draw:style-name="gr2" draw:text-style-name="P1" draw:layer="layout" svg:width="0.163cm" svg:height="0.167cm" svg:x="59.752cm" svg:y="6.162cm" svg:viewBox="0 0 164 168" svg:d="M14 40c27-40 74-51 113-27 40 24 48 72 22 114-26 41-72 54-114 28-37-25-45-73-21-115z">
            <text:p/>
          </draw:path>
          <draw:path draw:style-name="gr2" draw:text-style-name="P1" draw:layer="layout" svg:width="0.165cm" svg:height="0.167cm" svg:x="60.059cm" svg:y="6.373cm" svg:viewBox="0 0 166 168" svg:d="M18 36c30-39 77-47 115-20 38 28 44 75 15 115-30 39-75 50-116 21-37-29-42-76-14-116z">
            <text:p/>
          </draw:path>
          <draw:path draw:style-name="gr2" draw:text-style-name="P1" draw:layer="layout" svg:width="0.165cm" svg:height="0.166cm" svg:x="60.351cm" svg:y="6.601cm" svg:viewBox="0 0 166 167" svg:d="M21 32c32-37 80-42 117-13 35 30 38 77 6 115-31 37-78 45-116 14-35-30-37-79-7-116z">
            <text:p/>
          </draw:path>
          <draw:path draw:style-name="gr2" draw:text-style-name="P1" draw:layer="layout" svg:width="0.166cm" svg:height="0.166cm" svg:x="60.629cm" svg:y="6.848cm" svg:viewBox="0 0 167 167" svg:d="M24 28c35-35 83-37 118-6 34 33 33 80 0 117-34 34-81 39-118 6-32-33-31-81 0-117z">
            <text:p/>
          </draw:path>
          <draw:path draw:style-name="gr2" draw:text-style-name="P1" draw:layer="layout" svg:width="0.165cm" svg:height="0.166cm" svg:x="60.89cm" svg:y="7.113cm" svg:viewBox="0 0 166 167" svg:d="M29 24c35-32 84-32 116 1 32 35 28 82-8 117-35 33-82 35-116-1-31-35-26-83 8-117z">
            <text:p/>
          </draw:path>
          <draw:path draw:style-name="gr2" draw:text-style-name="P1" draw:layer="layout" svg:width="0.167cm" svg:height="0.165cm" svg:x="61.135cm" svg:y="7.393cm" svg:viewBox="0 0 168 166" svg:d="M32 21c39-30 87-27 118 8 29 37 23 83-15 116-38 30-85 29-117-9-29-37-22-84 14-115z">
            <text:p/>
          </draw:path>
          <draw:path draw:style-name="gr2" draw:text-style-name="P1" draw:layer="layout" svg:width="0.166cm" svg:height="0.163cm" svg:x="61.362cm" svg:y="7.687cm" svg:viewBox="0 0 167 164" svg:d="M36 18c40-28 89-22 116 15s18 85-22 113c-38 28-87 25-115-15-26-38-16-86 21-113z">
            <text:p/>
          </draw:path>
          <draw:path draw:style-name="gr2" draw:text-style-name="P1" draw:layer="layout" svg:width="0.168cm" svg:height="0.163cm" svg:x="61.57cm" svg:y="7.995cm" svg:viewBox="0 0 169 164" svg:d="M41 14c43-25 90-15 115 23 25 39 13 86-30 112-40 25-88 19-114-23-24-39-12-86 29-112z">
            <text:p/>
          </draw:path>
          <draw:path draw:style-name="gr2" draw:text-style-name="P1" draw:layer="layout" svg:width="0.169cm" svg:height="0.163cm" svg:x="61.757cm" svg:y="8.315cm" svg:viewBox="0 0 170 164" svg:d="M47 11c42-22 90-11 112 31 23 41 7 86-37 110-42 23-89 13-113-30-21-41-6-88 38-111z">
            <text:p/>
          </draw:path>
          <draw:path draw:style-name="gr2" draw:text-style-name="P1" draw:layer="layout" svg:width="0.168cm" svg:height="0.162cm" svg:x="61.925cm" svg:y="8.648cm" svg:viewBox="0 0 169 163" svg:d="M51 9c44-20 91-6 110 37 20 43 2 87-43 107-43 21-90 9-111-37-18-42-1-87 44-107z">
            <text:p/>
          </draw:path>
          <draw:path draw:style-name="gr2" draw:text-style-name="P1" draw:layer="layout" svg:width="0.169cm" svg:height="0.162cm" svg:x="62.072cm" svg:y="8.99cm" svg:viewBox="0 0 170 163" svg:d="M55 6c46-17 91 1 109 45 16 43-4 87-51 104-44 18-90 3-108-44-16-43 5-87 50-105z">
            <text:p/>
          </draw:path>
          <draw:path draw:style-name="gr2" draw:text-style-name="P1" draw:layer="layout" svg:width="0.167cm" svg:height="0.16cm" svg:x="62.196cm" svg:y="9.341cm" svg:viewBox="0 0 168 161" svg:d="M59 4c48-14 91 6 105 51 15 45-9 86-55 101-47 14-90-4-105-50-14-46 10-87 55-102z">
            <text:p/>
          </draw:path>
          <draw:path draw:style-name="gr2" draw:text-style-name="P1" draw:layer="layout" svg:width="0.169cm" svg:height="0.16cm" svg:x="62.298cm" svg:y="9.697cm" svg:viewBox="0 0 170 161" svg:d="M65 3c48-11 90 11 102 57 11 45-14 86-63 98-47 12-90-9-102-58-10-45 16-86 63-97z">
            <text:p/>
          </draw:path>
          <draw:path draw:style-name="gr2" draw:text-style-name="P1" draw:layer="layout" svg:width="0.169cm" svg:height="0.16cm" svg:x="62.377cm" svg:y="10.061cm" svg:viewBox="0 0 170 161" svg:d="M70 1c48-8 89 17 98 64 8 46-20 85-69 94-47 8-89-15-98-64-8-46 21-85 69-94z">
            <text:p/>
          </draw:path>
          <draw:path draw:style-name="gr2" draw:text-style-name="P1" draw:layer="layout" svg:width="0.168cm" svg:height="0.158cm" svg:x="62.433cm" svg:y="10.428cm" svg:viewBox="0 0 169 159" svg:d="M75 1c48-5 88 23 93 69 6 47-25 83-74 89-48 6-88-20-94-69-4-47 27-83 75-89z">
            <text:p/>
          </draw:path>
          <draw:path draw:style-name="gr2" draw:text-style-name="P1" draw:layer="layout" svg:width="0.167cm" svg:height="0.158cm" svg:x="62.463cm" svg:y="11.541cm" svg:viewBox="0 0 168 159" svg:d="M89 0c49 3 81 38 79 85-3 47-40 76-90 74-48-4-80-37-78-87 3-46 41-75 89-72z">
            <text:p/>
          </draw:path>
          <draw:path draw:style-name="gr2" draw:text-style-name="P1" draw:layer="layout" svg:width="0.167cm" svg:height="0.158cm" svg:x="62.426cm" svg:y="11.911cm" svg:viewBox="0 0 168 159" svg:d="M95 0c49 7 79 44 73 91-6 46-44 73-94 67-47-6-78-41-73-90 6-47 46-72 94-68z">
            <text:p/>
          </draw:path>
          <draw:path draw:style-name="gr2" draw:text-style-name="P1" draw:layer="layout" svg:width="0.167cm" svg:height="0.159cm" svg:x="62.367cm" svg:y="12.278cm" svg:viewBox="0 0 168 160" svg:d="M99 2c48 10 76 49 67 95-9 47-49 71-97 62s-76-46-68-95c9-46 50-70 98-62z">
            <text:p/>
          </draw:path>
          <draw:path draw:style-name="gr2" draw:text-style-name="P1" draw:layer="layout" svg:width="0.168cm" svg:height="0.16cm" svg:x="62.285cm" svg:y="12.64cm" svg:viewBox="0 0 169 161" svg:d="M104 3c49 12 74 54 62 99-11 46-54 68-101 56-48-12-74-52-62-99 11-47 55-67 101-56z">
            <text:p/>
          </draw:path>
          <draw:path draw:style-name="gr2" draw:text-style-name="P1" draw:layer="layout" svg:width="0.168cm" svg:height="0.161cm" svg:x="62.179cm" svg:y="12.995cm" svg:viewBox="0 0 169 162" svg:d="M109 5c48 15 70 58 56 102-15 45-58 65-105 50s-70-57-56-103c15-45 60-64 105-49z">
            <text:p/>
          </draw:path>
          <draw:path draw:style-name="gr2" draw:text-style-name="P1" draw:layer="layout" svg:width="0.167cm" svg:height="0.161cm" svg:x="62.051cm" svg:y="13.344cm" svg:viewBox="0 0 168 162" svg:d="M114 7c45 18 65 62 48 106-18 43-61 60-108 41-44-18-65-59-48-106 17-43 62-58 108-41z">
            <text:p/>
          </draw:path>
          <draw:path draw:style-name="gr2" draw:text-style-name="P1" draw:layer="layout" svg:width="0.167cm" svg:height="0.162cm" svg:x="61.902cm" svg:y="13.684cm" svg:viewBox="0 0 168 163" svg:d="M118 9c45 21 61 67 42 109-21 43-65 57-111 35-43-20-61-64-41-108 20-43 66-56 110-36z">
            <text:p/>
          </draw:path>
          <draw:path draw:style-name="gr2" draw:text-style-name="P1" draw:layer="layout" svg:width="0.167cm" svg:height="0.163cm" svg:x="61.731cm" svg:y="14.014cm" svg:viewBox="0 0 168 164" svg:d="M123 12c42 24 57 70 34 112-23 41-68 52-112 28-42-24-57-68-35-113 23-39 70-50 113-27z">
            <text:p/>
          </draw:path>
          <draw:path draw:style-name="gr2" draw:text-style-name="P1" draw:layer="layout" svg:width="0.167cm" svg:height="0.164cm" svg:x="61.54cm" svg:y="14.332cm" svg:viewBox="0 0 168 165" svg:d="M128 14c41 28 52 75 27 115-25 39-72 47-115 21-39-27-52-72-27-114 25-39 74-46 115-22z">
            <text:p/>
          </draw:path>
          <draw:path draw:style-name="gr2" draw:text-style-name="P1" draw:layer="layout" svg:width="0.167cm" svg:height="0.165cm" svg:x="61.33cm" svg:y="14.637cm" svg:viewBox="0 0 168 166" svg:d="M132 18c39 30 48 77 20 116-29 37-75 43-116 13-37-29-48-75-20-115 28-37 76-42 116-14z">
            <text:p/>
          </draw:path>
          <draw:path draw:style-name="gr2" draw:text-style-name="P1" draw:layer="layout" svg:width="0.167cm" svg:height="0.165cm" svg:x="61.1cm" svg:y="14.929cm" svg:viewBox="0 0 168 166" svg:d="M136 21c37 32 43 80 13 116-31 36-78 38-117 7-35-31-43-79-13-116 31-35 79-37 117-7z">
            <text:p/>
          </draw:path>
          <draw:path draw:style-name="gr2" draw:text-style-name="P1" draw:layer="layout" svg:width="0.166cm" svg:height="0.166cm" svg:x="60.853cm" svg:y="15.206cm" svg:viewBox="0 0 167 167" svg:d="M139 25c36 34 38 82 6 117-33 34-80 33-117 0-33-35-38-81-6-118 33-33 81-31 117 1z">
            <text:p/>
          </draw:path>
          <draw:path draw:style-name="gr2" draw:text-style-name="P1" draw:layer="layout" svg:width="0.166cm" svg:height="0.165cm" svg:x="60.589cm" svg:y="15.467cm" svg:viewBox="0 0 167 166" svg:d="M142 29c34 36 33 84-1 116-35 32-82 28-116-8-32-35-34-82 1-116 35-31 83-26 116 8z">
            <text:p/>
          </draw:path>
          <draw:path draw:style-name="gr2" draw:text-style-name="P1" draw:layer="layout" svg:width="0.164cm" svg:height="0.167cm" svg:x="60.309cm" svg:y="15.711cm" svg:viewBox="0 0 165 168" svg:d="M144 33c31 39 27 86-9 116s-83 24-115-14c-29-38-28-85 9-117 37-29 84-21 115 15z">
            <text:p/>
          </draw:path>
          <draw:path draw:style-name="gr2" draw:text-style-name="P1" draw:layer="layout" svg:width="0.164cm" svg:height="0.166cm" svg:x="60.015cm" svg:y="15.937cm" svg:viewBox="0 0 165 167" svg:d="M147 36c29 40 22 88-16 115-38 28-85 18-113-22-27-38-24-87 15-115 38-26 86-16 114 22z">
            <text:p/>
          </draw:path>
          <draw:path draw:style-name="gr2" draw:text-style-name="P1" draw:layer="layout" svg:width="0.163cm" svg:height="0.168cm" svg:x="59.707cm" svg:y="16.144cm" svg:viewBox="0 0 164 169" svg:d="M149 41c26 43 17 90-23 115-39 25-86 13-112-30-24-40-17-88 23-114 40-24 87-11 112 29z">
            <text:p/>
          </draw:path>
          <draw:path draw:style-name="gr2" draw:text-style-name="P1" draw:layer="layout" svg:width="0.163cm" svg:height="0.168cm" svg:x="59.386cm" svg:y="16.331cm" svg:viewBox="0 0 164 169" svg:d="M152 46c24 44 11 91-31 113-41 22-86 7-110-37-21-42-12-89 31-112 41-22 87-7 110 36z">
            <text:p/>
          </draw:path>
          <draw:path draw:style-name="gr2" draw:text-style-name="P1" draw:layer="layout" svg:width="0.162cm" svg:height="0.168cm" svg:x="59.055cm" svg:y="16.498cm" svg:viewBox="0 0 163 169" svg:d="M154 51c21 44 6 91-38 110-42 20-86 2-107-44-19-43-8-89 37-110 43-18 88 0 108 44z">
            <text:p/>
          </draw:path>
          <draw:path draw:style-name="gr2" draw:text-style-name="P1" draw:layer="layout" svg:width="0.161cm" svg:height="0.169cm" svg:x="58.713cm" svg:y="16.644cm" svg:viewBox="0 0 162 170" svg:d="M155 56c18 45-1 91-44 108-45 16-87-4-104-51-17-44-3-90 43-108 44-16 88 5 105 51z">
            <text:p/>
          </draw:path>
          <draw:path draw:style-name="gr2" draw:text-style-name="P1" draw:layer="layout" svg:width="0.16cm" svg:height="0.168cm" svg:x="58.363cm" svg:y="16.767cm" svg:viewBox="0 0 161 169" svg:d="M156 60c15 47-6 91-51 105s-86-9-100-56c-14-46 3-90 50-105 45-14 86 10 101 56z">
            <text:p/>
          </draw:path>
          <draw:path draw:style-name="gr2" draw:text-style-name="P1" draw:layer="layout" svg:width="0.16cm" svg:height="0.168cm" svg:x="58.006cm" svg:y="16.868cm" svg:viewBox="0 0 161 169" svg:d="M158 64c12 49-12 90-58 102-45 11-85-14-97-62-11-48 9-90 58-102 45-10 85 16 97 62z">
            <text:p/>
          </draw:path>
          <draw:path draw:style-name="gr2" draw:text-style-name="P1" draw:layer="layout" svg:width="0.159cm" svg:height="0.168cm" svg:x="57.644cm" svg:y="16.947cm" svg:viewBox="0 0 160 169" svg:d="M159 70c9 48-18 89-64 98-46 8-84-20-93-69-8-47 15-89 63-98 47-7 85 21 94 69z">
            <text:p/>
          </draw:path>
          <draw:path draw:style-name="gr2" draw:text-style-name="P1" draw:layer="layout" svg:width="0.159cm" svg:height="0.168cm" svg:x="57.276cm" svg:y="17.002cm" svg:viewBox="0 0 160 169" svg:d="M159 75c6 49-23 88-70 93-46 6-83-25-89-74-4-48 21-88 70-94 47-4 84 27 89 75z">
            <text:p/>
          </draw:path>
          <draw:path draw:style-name="gr2" draw:text-style-name="P1" draw:layer="layout" svg:width="0.157cm" svg:height="0.167cm" svg:x="56.163cm" svg:y="17.029cm" svg:viewBox="0 0 158 168" svg:d="M158 89c-2 49-38 82-86 79-46-4-74-40-72-90 3-48 36-81 86-78 46 3 76 41 72 89z">
            <text:p/>
          </draw:path>
          <draw:path draw:style-name="gr2" draw:text-style-name="P1" draw:layer="layout" svg:width="0.158cm" svg:height="0.167cm" svg:x="55.793cm" svg:y="16.991cm" svg:viewBox="0 0 159 168" svg:d="M159 96c-6 48-44 78-91 72-45-6-72-44-67-94 7-47 41-78 91-73 46 7 73 46 67 95z">
            <text:p/>
          </draw:path>
          <draw:path draw:style-name="gr2" draw:text-style-name="P1" draw:layer="layout" svg:width="0.16cm" svg:height="0.167cm" svg:x="55.426cm" svg:y="16.931cm" svg:viewBox="0 0 161 168" svg:d="M159 99c-9 49-49 76-95 67s-70-49-62-98c10-47 48-75 96-67 46 9 71 50 61 98z">
            <text:p/>
          </draw:path>
          <draw:path draw:style-name="gr2" draw:text-style-name="P1" draw:layer="layout" svg:width="0.161cm" svg:height="0.167cm" svg:x="55.064cm" svg:y="16.848cm" svg:viewBox="0 0 162 168" svg:d="M158 104c-12 48-54 73-99 61-46-12-68-53-56-102 12-46 52-72 100-60 46 11 67 54 55 101z">
            <text:p/>
          </draw:path>
          <draw:path draw:style-name="gr2" draw:text-style-name="P1" draw:layer="layout" svg:width="0.16cm" svg:height="0.168cm" svg:x="54.708cm" svg:y="16.741cm" svg:viewBox="0 0 161 169" svg:d="M156 109c-16 48-58 70-103 56-44-15-63-59-48-106 15-46 55-69 103-55 44 15 63 60 48 105z">
            <text:p/>
          </draw:path>
          <draw:path draw:style-name="gr2" draw:text-style-name="P1" draw:layer="layout" svg:width="0.162cm" svg:height="0.168cm" svg:x="54.359cm" svg:y="16.613cm" svg:viewBox="0 0 163 169" svg:d="M155 114c-18 46-63 66-106 49-44-17-60-63-42-108 17-46 61-66 106-49 44 17 60 64 42 108z">
            <text:p/>
          </draw:path>
          <draw:path draw:style-name="gr2" draw:text-style-name="P1" draw:layer="layout" svg:width="0.162cm" svg:height="0.167cm" svg:x="54.019cm" svg:y="16.463cm" svg:viewBox="0 0 163 168" svg:d="M154 118c-21 45-68 61-109 42-43-21-56-65-36-111 21-43 65-61 109-41 43 20 56 67 36 110z">
            <text:p/>
          </draw:path>
          <draw:path draw:style-name="gr2" draw:text-style-name="P1" draw:layer="layout" svg:width="0.163cm" svg:height="0.167cm" svg:x="53.688cm" svg:y="16.291cm" svg:viewBox="0 0 164 168" svg:d="M152 123c-24 43-71 57-112 34-40-23-51-68-28-113 24-41 68-56 113-34 40 23 50 70 27 113z">
            <text:p/>
          </draw:path>
          <draw:path draw:style-name="gr2" draw:text-style-name="P1" draw:layer="layout" svg:width="0.164cm" svg:height="0.167cm" svg:x="53.37cm" svg:y="16.099cm" svg:viewBox="0 0 165 168" svg:d="M150 127c-27 41-74 52-115 27-38-25-46-72-20-114 27-40 72-53 114-27 39 25 47 74 21 114z">
            <text:p/>
          </draw:path>
          <draw:path draw:style-name="gr2" draw:text-style-name="P1" draw:layer="layout" svg:width="0.163cm" svg:height="0.167cm" svg:x="53.064cm" svg:y="15.888cm" svg:viewBox="0 0 164 168" svg:d="M146 132c-29 40-77 48-114 20-37-29-42-75-14-116 28-37 75-48 115-20 37 29 41 77 13 116z">
            <text:p/>
          </draw:path>
          <draw:path draw:style-name="gr2" draw:text-style-name="P1" draw:layer="layout" svg:width="0.165cm" svg:height="0.165cm" svg:x="52.772cm" svg:y="15.658cm" svg:viewBox="0 0 166 166" svg:d="M144 134c-32 38-80 43-116 13-35-29-37-77-7-115 31-36 79-43 117-13 35 30 37 79 6 115z">
            <text:p/>
          </draw:path>
          <draw:path draw:style-name="gr2" draw:text-style-name="P1" draw:layer="layout" svg:width="0.166cm" svg:height="0.165cm" svg:x="52.495cm" svg:y="15.409cm" svg:viewBox="0 0 167 166" svg:d="M142 138c-35 36-83 38-118 6-32-32-31-80 1-116 34-33 81-38 118-6 33 33 32 82-1 116z">
            <text:p/>
          </draw:path>
          <draw:path draw:style-name="gr2" draw:text-style-name="P1" draw:layer="layout" svg:width="0.167cm" svg:height="0.165cm" svg:x="52.234cm" svg:y="15.145cm" svg:viewBox="0 0 168 166" svg:d="M138 141c-37 34-84 33-117-1-31-34-27-82 8-115 36-32 83-34 118 1 31 34 27 83-9 115z">
            <text:p/>
          </draw:path>
          <draw:path draw:style-name="gr2" draw:text-style-name="P1" draw:layer="layout" svg:width="0.167cm" svg:height="0.164cm" svg:x="51.991cm" svg:y="14.865cm" svg:viewBox="0 0 168 165" svg:d="M135 144c-39 31-87 27-117-9-29-37-22-83 15-115 38-29 85-28 117 9 29 37 22 84-15 115z">
            <text:p/>
          </draw:path>
          <draw:path draw:style-name="gr2" draw:text-style-name="P1" draw:layer="layout" svg:width="0.167cm" svg:height="0.164cm" svg:x="51.765cm" svg:y="14.569cm" svg:viewBox="0 0 168 165" svg:d="M130 148c-40 28-88 22-115-16-26-39-17-85 22-114 39-27 87-24 116 15 27 39 17 86-23 115z">
            <text:p/>
          </draw:path>
          <draw:path draw:style-name="gr2" draw:text-style-name="P1" draw:layer="layout" svg:width="0.167cm" svg:height="0.163cm" svg:x="51.558cm" svg:y="14.261cm" svg:viewBox="0 0 168 164" svg:d="M126 149c-41 27-89 17-114-23-24-39-12-86 29-112 41-24 88-17 114 24 25 39 11 86-29 111z">
            <text:p/>
          </draw:path>
          <draw:path draw:style-name="gr2" draw:text-style-name="P1" draw:layer="layout" svg:width="0.168cm" svg:height="0.161cm" svg:x="51.371cm" svg:y="13.94cm" svg:viewBox="0 0 169 162" svg:d="M122 151c-43 23-90 11-112-30-22-42-7-87 37-110 42-21 89-12 113 31 21 42 5 86-38 109z">
            <text:p/>
          </draw:path>
          <draw:path draw:style-name="gr2" draw:text-style-name="P1" draw:layer="layout" svg:width="0.168cm" svg:height="0.162cm" svg:x="51.206cm" svg:y="13.608cm" svg:viewBox="0 0 169 163" svg:d="M118 154c-45 21-91 5-111-38-18-42-1-86 44-107 43-19 90-8 110 38 20 42 1 87-43 107z">
            <text:p/>
          </draw:path>
          <draw:path draw:style-name="gr2" draw:text-style-name="P1" draw:layer="layout" svg:width="0.169cm" svg:height="0.162cm" svg:x="51.061cm" svg:y="13.266cm" svg:viewBox="0 0 170 163" svg:d="M114 156c-47 17-92-1-109-46-16-43 5-86 51-104 45-16 90-2 108 45 17 43-5 87-50 105z">
            <text:p/>
          </draw:path>
          <draw:path draw:style-name="gr2" draw:text-style-name="P1" draw:layer="layout" svg:width="0.168cm" svg:height="0.16cm" svg:x="50.938cm" svg:y="12.916cm" svg:viewBox="0 0 169 161" svg:d="M108 156c-47 15-90-6-104-51s9-86 57-101c45-13 89 4 104 51 14 45-10 86-57 101z">
            <text:p/>
          </draw:path>
          <draw:path draw:style-name="gr2" draw:text-style-name="P1" draw:layer="layout" svg:width="0.168cm" svg:height="0.16cm" svg:x="50.838cm" svg:y="12.559cm" svg:viewBox="0 0 169 161" svg:d="M103 158c-47 12-90-12-101-58-10-45 15-85 63-97 47-11 90 9 101 58 12 45-15 85-63 97z">
            <text:p/>
          </draw:path>
          <draw:path draw:style-name="gr2" draw:text-style-name="P1" draw:layer="layout" svg:width="0.169cm" svg:height="0.16cm" svg:x="50.761cm" svg:y="12.196cm" svg:viewBox="0 0 170 161" svg:d="M99 159c-49 8-90-18-98-65-7-46 20-84 69-93 47-7 89 15 98 64 9 46-21 85-69 94z">
            <text:p/>
          </draw:path>
          <draw:path draw:style-name="gr2" draw:text-style-name="P1" draw:layer="layout" svg:width="0.169cm" svg:height="0.158cm" svg:x="50.707cm" svg:y="11.829cm" svg:viewBox="0 0 170 159" svg:d="M93 158c-48 6-87-23-93-69-4-47 25-83 75-89 47-4 88 21 94 70 5 47-27 83-76 88z">
            <text:p/>
          </draw:path>
          <draw:path draw:style-name="gr2" draw:text-style-name="P1" draw:layer="layout" svg:width="0.167cm" svg:height="0.158cm" svg:x="50.683cm" svg:y="10.716cm" svg:viewBox="0 0 168 159" svg:d="M78 159c-49-4-80-39-78-87 3-46 40-75 90-72 47 3 81 36 78 86-3 47-41 76-90 73z">
            <text:p/>
          </draw:path>
          <draw:path draw:style-name="gr2" draw:text-style-name="P1" draw:layer="layout" svg:width="0.168cm" svg:height="0.158cm" svg:x="50.721cm" svg:y="10.346cm" svg:viewBox="0 0 169 159" svg:d="M73 159c-48-7-77-44-72-91 7-46 45-72 95-67 47 7 79 42 72 91-6 47-46 73-95 67z">
            <text:p/>
          </draw:path>
          <draw:path draw:style-name="gr2" draw:text-style-name="P1" draw:layer="layout" svg:width="0.167cm" svg:height="0.159cm" svg:x="50.782cm" svg:y="9.979cm" svg:viewBox="0 0 168 160" svg:d="M68 158c-49-9-75-50-67-95 9-47 49-70 99-61 46 9 76 47 66 95-9 47-50 71-98 61z">
            <text:p/>
          </draw:path>
          <draw:path draw:style-name="gr2" draw:text-style-name="P1" draw:layer="layout" svg:width="0.169cm" svg:height="0.161cm" svg:x="50.866cm" svg:y="9.617cm" svg:viewBox="0 0 170 162" svg:d="M65 158c-49-13-73-55-62-100 13-46 55-67 102-55 48 12 75 52 62 99-12 47-56 68-102 56z">
            <text:p/>
          </draw:path>
          <draw:path draw:style-name="gr2" draw:text-style-name="P1" draw:layer="layout" svg:width="0.167cm" svg:height="0.16cm" svg:x="50.974cm" svg:y="9.261cm" svg:viewBox="0 0 168 161" svg:d="M58 156c-46-16-68-58-54-103 14-44 58-63 105-48 45 15 69 55 54 103-15 44-59 63-105 48z">
            <text:p/>
          </draw:path>
          <draw:path draw:style-name="gr2" draw:text-style-name="P1" draw:layer="layout" svg:width="0.168cm" svg:height="0.161cm" svg:x="51.103cm" svg:y="8.912cm" svg:viewBox="0 0 169 162" svg:d="M55 155c-47-19-66-63-49-107 18-43 62-58 108-41 45 18 67 60 49 106-18 43-64 59-108 42z">
            <text:p/>
          </draw:path>
          <draw:path draw:style-name="gr2" draw:text-style-name="P1" draw:layer="layout" svg:width="0.168cm" svg:height="0.162cm" svg:x="51.254cm" svg:y="8.572cm" svg:viewBox="0 0 169 163" svg:d="M50 154c-45-21-61-68-42-109 20-43 66-56 111-36 43 21 63 65 42 110-21 42-68 55-111 35z">
            <text:p/>
          </draw:path>
          <draw:path draw:style-name="gr2" draw:text-style-name="P1" draw:layer="layout" svg:width="0.167cm" svg:height="0.163cm" svg:x="51.427cm" svg:y="8.243cm" svg:viewBox="0 0 168 164" svg:d="M44 152c-43-24-55-71-34-112 23-40 69-51 112-28 42 23 59 69 35 112-23 41-70 51-113 28z">
            <text:p/>
          </draw:path>
          <draw:path draw:style-name="gr2" draw:text-style-name="P1" draw:layer="layout" svg:width="0.167cm" svg:height="0.163cm" svg:x="51.619cm" svg:y="7.925cm" svg:viewBox="0 0 168 164" svg:d="M40 149c-40-27-51-75-27-114 25-38 73-46 115-20 40 26 53 72 27 113-26 39-74 46-115 21z">
            <text:p/>
          </draw:path>
          <draw:path draw:style-name="gr2" draw:text-style-name="P1" draw:layer="layout" svg:width="0.167cm" svg:height="0.164cm" svg:x="51.832cm" svg:y="7.619cm" svg:viewBox="0 0 168 165" svg:d="M36 146c-39-29-47-77-20-114 28-37 76-42 115-13 39 28 50 75 21 114-29 38-77 42-116 13z">
            <text:p/>
          </draw:path>
          <draw:path draw:style-name="gr2" draw:text-style-name="P1" draw:layer="layout" svg:width="0.166cm" svg:height="0.164cm" svg:x="52.063cm" svg:y="7.328cm" svg:viewBox="0 0 167 165" svg:d="M32 144c-37-32-42-81-13-116 30-35 78-37 115-6s45 78 13 116c-30 35-79 36-115 6z">
            <text:p/>
          </draw:path>
          <draw:path draw:style-name="gr2" draw:text-style-name="P1" draw:layer="layout" svg:width="0.166cm" svg:height="0.166cm" svg:x="52.312cm" svg:y="7.052cm" svg:viewBox="0 0 167 167" svg:d="M27 142c-34-35-36-83-5-118 33-32 81-31 117 1 35 34 39 82 5 118-33 33-81 32-117-1z">
            <text:p/>
          </draw:path>
          <draw:path draw:style-name="gr2" draw:text-style-name="P1" draw:layer="layout" svg:width="0.165cm" svg:height="0.166cm" svg:x="52.578cm" svg:y="6.791cm" svg:viewBox="0 0 166 167" svg:d="M24 137c-33-36-31-85 2-116 34-31 82-27 115 8 32 35 35 83-2 117-34 31-83 27-115-9z">
            <text:p/>
          </draw:path>
          <draw:path draw:style-name="gr2" draw:text-style-name="P1" draw:layer="layout" svg:width="0.165cm" svg:height="0.167cm" svg:x="52.86cm" svg:y="6.548cm" svg:viewBox="0 0 166 168" svg:d="M20 135c-30-39-26-87 9-117 37-29 84-22 116 15 30 38 29 85-9 118-37 29-84 21-116-16z">
            <text:p/>
          </draw:path>
          <draw:path draw:style-name="gr2" draw:text-style-name="P1" draw:layer="layout" svg:width="0.164cm" svg:height="0.167cm" svg:x="53.156cm" svg:y="6.323cm" svg:viewBox="0 0 165 168" svg:d="M17 130c-28-40-20-88 17-115 38-26 84-17 113 22 28 39 24 87-16 116-38 27-86 16-114-23z">
            <text:p/>
          </draw:path>
          <draw:path draw:style-name="gr2" draw:text-style-name="P1" draw:layer="layout" svg:width="0.162cm" svg:height="0.167cm" svg:x="53.465cm" svg:y="6.118cm" svg:viewBox="0 0 163 168" svg:d="M14 126c-25-43-15-89 23-114 40-24 86-12 112 29 25 41 18 88-23 114-40 25-87 11-112-29z">
            <text:p/>
          </draw:path>
          <draw:path draw:style-name="gr2" draw:text-style-name="P1" draw:layer="layout" svg:width="0.163cm" svg:height="0.168cm" svg:x="53.788cm" svg:y="5.931cm" svg:viewBox="0 0 164 169" svg:d="M11 122c-22-44-10-90 32-112 41-22 86-7 109 36s13 90-31 113c-41 22-87 5-110-37z">
            <text:p/>
          </draw:path>
          <draw:path draw:style-name="gr2" draw:text-style-name="P1" draw:layer="layout" svg:width="0.162cm" svg:height="0.167cm" svg:x="54.121cm" svg:y="5.766cm" svg:viewBox="0 0 163 168" svg:d="M9 118c-20-46-5-91 38-111 42-18 87-1 107 43 20 45 8 90-38 111-43 19-87 0-107-43z">
            <text:p/>
          </draw:path>
          <draw:path draw:style-name="gr2" draw:text-style-name="P1" draw:layer="layout" svg:width="0.161cm" svg:height="0.169cm" svg:x="54.464cm" svg:y="5.622cm" svg:viewBox="0 0 162 170" svg:d="M6 113c-17-46 1-91 44-108 45-16 87 4 105 51 17 45 1 90-45 108-44 16-87-6-104-51z">
            <text:p/>
          </draw:path>
          <draw:path draw:style-name="gr2" draw:text-style-name="P1" draw:layer="layout" svg:width="0.154cm" svg:height="0.162cm" svg:x="55.359cm" svg:y="7.242cm" svg:viewBox="0 0 155 163" svg:d="M4 104c-13-46 6-87 49-101 44-12 83 10 97 55 14 44-4 86-49 101-43 13-83-10-97-55z">
            <text:p/>
          </draw:path>
          <draw:path draw:style-name="gr2" draw:text-style-name="P1" draw:layer="layout" svg:width="0.154cm" svg:height="0.163cm" svg:x="55.701cm" svg:y="7.151cm" svg:viewBox="0 0 155 164" svg:d="M2 98c-10-46 13-87 57-97 45-8 82 17 93 64 10 45-12 86-58 96-45 10-82-17-92-63z">
            <text:p/>
          </draw:path>
          <draw:path draw:style-name="gr2" draw:text-style-name="P1" draw:layer="layout" svg:width="0.153cm" svg:height="0.161cm" svg:x="57.461cm" svg:y="7.153cm" svg:viewBox="0 0 154 162" svg:d="M2 64c10-47 48-71 93-62 44 9 66 48 57 95-10 45-46 73-94 63-43-10-65-50-56-96z">
            <text:p/>
          </draw:path>
          <draw:path draw:style-name="gr2" draw:text-style-name="P1" draw:layer="layout" svg:width="0.154cm" svg:height="0.162cm" svg:x="57.803cm" svg:y="7.244cm" svg:viewBox="0 0 155 163" svg:d="M4 59c14-46 54-68 98-56 43 14 62 56 49 101-14 45-53 69-99 55-43-13-61-57-48-100z">
            <text:p/>
          </draw:path>
          <draw:path draw:style-name="gr2" draw:text-style-name="P1" draw:layer="layout" svg:width="0.155cm" svg:height="0.162cm" svg:x="58.136cm" svg:y="7.364cm" svg:viewBox="0 0 156 163" svg:d="M7 52c18-44 60-62 102-46 42 17 57 60 40 104-18 44-58 65-103 47-41-18-56-62-39-105z">
            <text:p/>
          </draw:path>
          <draw:path draw:style-name="gr2" draw:text-style-name="P1" draw:layer="layout" svg:width="0.156cm" svg:height="0.162cm" svg:x="58.457cm" svg:y="7.514cm" svg:viewBox="0 0 157 163" svg:d="M10 46c22-43 65-57 106-37 40 20 52 65 31 107-22 42-64 59-107 38-40-21-50-67-30-108z">
            <text:p/>
          </draw:path>
          <draw:path draw:style-name="gr2" draw:text-style-name="P1" draw:layer="layout" svg:width="0.157cm" svg:height="0.161cm" svg:x="58.764cm" svg:y="7.691cm" svg:viewBox="0 0 158 162" svg:d="M13 40c26-40 72-51 110-28 38 24 46 68 21 110-25 39-70 52-109 27-37-24-45-71-22-109z">
            <text:p/>
          </draw:path>
          <draw:path draw:style-name="gr2" draw:text-style-name="P1" draw:layer="layout" svg:width="0.158cm" svg:height="0.161cm" svg:x="59.054cm" svg:y="7.895cm" svg:viewBox="0 0 159 162" svg:d="M18 33c29-36 75-43 111-17 35 28 40 73 11 112-28 36-73 46-111 18-34-29-38-74-11-113z">
            <text:p/>
          </draw:path>
          <draw:path draw:style-name="gr2" draw:text-style-name="P1" draw:layer="layout" svg:width="0.16cm" svg:height="0.159cm" svg:x="59.326cm" svg:y="8.122cm" svg:viewBox="0 0 161 160" svg:d="M23 28c32-34 78-37 113-8 33 30 33 76 2 112-33 34-78 39-114 8-32-31-31-78-1-112z">
            <text:p/>
          </draw:path>
          <draw:path draw:style-name="gr2" draw:text-style-name="P1" draw:layer="layout" svg:width="0.159cm" svg:height="0.158cm" svg:x="59.577cm" svg:y="8.372cm" svg:viewBox="0 0 160 159" svg:d="M27 23c35-31 81-30 112 2 30 32 27 79-8 111-33 31-79 33-112-2-29-32-25-79 8-111z">
            <text:p/>
          </draw:path>
          <draw:path draw:style-name="gr2" draw:text-style-name="P1" draw:layer="layout" svg:width="0.16cm" svg:height="0.158cm" svg:x="59.806cm" svg:y="8.643cm" svg:viewBox="0 0 161 159" svg:d="M33 19c37-29 85-24 112 11s20 81-17 110c-37 28-83 26-112-11-27-36-18-82 17-110z">
            <text:p/>
          </draw:path>
          <draw:path draw:style-name="gr2" draw:text-style-name="P1" draw:layer="layout" svg:width="0.162cm" svg:height="0.157cm" svg:x="60.01cm" svg:y="8.933cm" svg:viewBox="0 0 163 158" svg:d="M39 14c40-24 87-16 111 21 25 37 13 82-26 108-40 25-86 19-112-21-23-37-12-83 27-108z">
            <text:p/>
          </draw:path>
          <draw:path draw:style-name="gr2" draw:text-style-name="P1" draw:layer="layout" svg:width="0.162cm" svg:height="0.157cm" svg:x="60.189cm" svg:y="9.24cm" svg:viewBox="0 0 163 158" svg:d="M46 10c41-21 87-9 108 32 21 39 6 83-37 105-41 22-86 12-108-31-20-40-5-84 37-106z">
            <text:p/>
          </draw:path>
          <draw:path draw:style-name="gr2" draw:text-style-name="P1" draw:layer="layout" svg:width="0.162cm" svg:height="0.155cm" svg:x="60.341cm" svg:y="9.561cm" svg:viewBox="0 0 163 156" svg:d="M51 7c44-18 89-2 105 39 18 42-1 84-45 102-43 18-86 4-105-39-17-42 2-84 45-102z">
            <text:p/>
          </draw:path>
          <draw:path draw:style-name="gr2" draw:text-style-name="P1" draw:layer="layout" svg:width="0.161cm" svg:height="0.155cm" svg:x="60.464cm" svg:y="9.893cm" svg:viewBox="0 0 162 156" svg:d="M57 4c46-13 87 6 101 50 14 42-8 82-53 97-45 14-87-3-101-49-13-43 9-83 53-98z">
            <text:p/>
          </draw:path>
          <draw:path draw:style-name="gr2" draw:text-style-name="P1" draw:layer="layout" svg:width="0.162cm" svg:height="0.153cm" svg:x="60.557cm" svg:y="10.236cm" svg:viewBox="0 0 163 154" svg:d="M64 2c46-10 87 13 97 57 10 45-16 82-62 92-45 11-87-10-97-57-9-44 16-82 62-92z">
            <text:p/>
          </draw:path>
          <draw:path draw:style-name="gr2" draw:text-style-name="P1" draw:layer="layout" svg:width="0.162cm" svg:height="0.153cm" svg:x="60.571cm" svg:y="11.996cm" svg:viewBox="0 0 163 154" svg:d="M97 2c47 9 73 48 64 92s-49 67-95 58c-46-10-73-46-65-93 10-44 50-66 96-57z">
            <text:p/>
          </draw:path>
          <draw:path draw:style-name="gr2" draw:text-style-name="P1" draw:layer="layout" svg:width="0.162cm" svg:height="0.154cm" svg:x="60.482cm" svg:y="12.338cm" svg:viewBox="0 0 163 155" svg:d="M103 4c47 13 70 54 56 97-13 44-54 63-100 49-45-13-68-51-56-97 13-43 56-62 100-49z">
            <text:p/>
          </draw:path>
          <draw:path draw:style-name="gr2" draw:text-style-name="P1" draw:layer="layout" svg:width="0.161cm" svg:height="0.155cm" svg:x="60.364cm" svg:y="12.672cm" svg:viewBox="0 0 162 156" svg:d="M109 6c44 18 63 60 47 103-17 41-59 57-104 40-43-17-63-58-46-102 16-42 60-57 103-41z">
            <text:p/>
          </draw:path>
          <draw:path draw:style-name="gr2" draw:text-style-name="P1" draw:layer="layout" svg:width="0.161cm" svg:height="0.156cm" svg:x="60.217cm" svg:y="12.994cm" svg:viewBox="0 0 162 157" svg:d="M116 10c42 21 57 65 37 106-20 40-63 52-107 30-41-20-58-62-37-105 20-40 65-51 107-31z">
            <text:p/>
          </draw:path>
          <draw:path draw:style-name="gr2" draw:text-style-name="P1" draw:layer="layout" svg:width="0.161cm" svg:height="0.157cm" svg:x="60.043cm" svg:y="13.302cm" svg:viewBox="0 0 162 158" svg:d="M121 13c41 25 52 71 28 109-23 38-69 47-109 22-39-24-52-69-28-109 24-37 70-45 109-22z">
            <text:p/>
          </draw:path>
          <draw:path draw:style-name="gr2" draw:text-style-name="P1" draw:layer="layout" svg:width="0.161cm" svg:height="0.158cm" svg:x="59.843cm" svg:y="13.594cm" svg:viewBox="0 0 162 159" svg:d="M128 17c38 29 45 76 18 112-27 35-72 40-112 12-36-28-45-73-18-111 28-35 74-39 112-13z">
            <text:p/>
          </draw:path>
          <draw:path draw:style-name="gr2" draw:text-style-name="P1" draw:layer="layout" svg:width="0.16cm" svg:height="0.16cm" svg:x="59.618cm" svg:y="13.868cm" svg:viewBox="0 0 161 161" svg:d="M132 22c35 33 38 79 9 113-30 34-77 34-112 3-33-32-40-77-9-113 30-33 77-33 112-3z">
            <text:p/>
          </draw:path>
          <draw:path draw:style-name="gr2" draw:text-style-name="P1" draw:layer="layout" svg:width="0.16cm" svg:height="0.16cm" svg:x="59.371cm" svg:y="14.121cm" svg:viewBox="0 0 161 161" svg:d="M137 27c32 35 32 82 0 113-35 30-80 27-113-7-31-34-33-80 0-113 34-30 80-25 113 7z">
            <text:p/>
          </draw:path>
          <draw:path draw:style-name="gr2" draw:text-style-name="P1" draw:layer="layout" svg:width="0.158cm" svg:height="0.161cm" svg:x="59.102cm" svg:y="14.352cm" svg:viewBox="0 0 159 162" svg:d="M140 33c29 38 25 84-10 112-36 28-81 21-111-16-27-37-26-82 10-113 36-27 82-19 111 17z">
            <text:p/>
          </draw:path>
          <draw:path draw:style-name="gr2" draw:text-style-name="P1" draw:layer="layout" svg:width="0.158cm" svg:height="0.161cm" svg:x="58.815cm" svg:y="14.559cm" svg:viewBox="0 0 159 162" svg:d="M144 38c26 40 18 86-19 111-39 25-83 13-110-26-25-38-19-85 20-111 38-23 83-12 109 26z">
            <text:p/>
          </draw:path>
          <draw:path draw:style-name="gr2" draw:text-style-name="P1" draw:layer="layout" svg:width="0.157cm" svg:height="0.162cm" svg:x="58.511cm" svg:y="14.74cm" svg:viewBox="0 0 158 163" svg:d="M147 45c23 42 10 87-30 109-39 21-84 6-106-37-21-40-11-86 30-108 39-20 84-6 106 36z">
            <text:p/>
          </draw:path>
          <draw:path draw:style-name="gr2" draw:text-style-name="P1" draw:layer="layout" svg:width="0.156cm" svg:height="0.163cm" svg:x="58.192cm" svg:y="14.894cm" svg:viewBox="0 0 157 164" svg:d="M149 51c19 44 3 88-39 106-41 18-84-1-102-46-18-42-6-86 39-105 41-17 84 2 102 45z">
            <text:p/>
          </draw:path>
          <draw:path draw:style-name="gr2" draw:text-style-name="P1" draw:layer="layout" svg:width="0.154cm" svg:height="0.162cm" svg:x="57.861cm" svg:y="15.02cm" svg:viewBox="0 0 155 163" svg:d="M150 57c15 45-5 88-48 102s-83-7-97-53c-14-44 2-87 47-102 43-14 84 8 98 53z">
            <text:p/>
          </draw:path>
          <draw:path draw:style-name="gr2" draw:text-style-name="P1" draw:layer="layout" svg:width="0.154cm" svg:height="0.162cm" svg:x="57.52cm" svg:y="15.117cm" svg:viewBox="0 0 155 163" svg:d="M152 63c12 47-12 88-56 98s-82-15-94-62c-9-45 11-86 57-97 44-10 83 16 93 61z">
            <text:p/>
          </draw:path>
          <draw:path draw:style-name="gr2" draw:text-style-name="P1" draw:layer="layout" svg:width="0.153cm" svg:height="0.161cm" svg:x="55.761cm" svg:y="15.144cm" svg:viewBox="0 0 154 162" svg:d="M152 96c-9 46-47 73-92 64-44-9-67-47-58-95 9-45 44-72 92-64 43 9 67 49 58 95z">
            <text:p/>
          </draw:path>
          <draw:path draw:style-name="gr2" draw:text-style-name="P1" draw:layer="layout" svg:width="0.154cm" svg:height="0.162cm" svg:x="55.417cm" svg:y="15.059cm" svg:viewBox="0 0 155 163" svg:d="M151 103c-13 46-54 69-98 56-43-12-62-54-49-99s51-69 97-57c43 12 63 55 50 100z">
            <text:p/>
          </draw:path>
          <draw:path draw:style-name="gr2" draw:text-style-name="P1" draw:layer="layout" svg:width="0.155cm" svg:height="0.161cm" svg:x="55.081cm" svg:y="14.943cm" svg:viewBox="0 0 156 162" svg:d="M149 109c-17 44-59 63-102 47-41-16-57-59-41-103 17-44 57-64 102-47 42 16 58 59 41 103z">
            <text:p/>
          </draw:path>
          <draw:path draw:style-name="gr2" draw:text-style-name="P1" draw:layer="layout" svg:width="0.156cm" svg:height="0.162cm" svg:x="54.757cm" svg:y="14.799cm" svg:viewBox="0 0 157 163" svg:d="M147 115c-21 44-65 59-106 39-39-20-51-64-32-106 21-43 63-60 106-40 40 20 53 66 32 107z">
            <text:p/>
          </draw:path>
          <draw:path draw:style-name="gr2" draw:text-style-name="P1" draw:layer="layout" svg:width="0.156cm" svg:height="0.161cm" svg:x="54.446cm" svg:y="14.627cm" svg:viewBox="0 0 157 162" svg:d="M144 121c-24 40-70 52-108 29-38-24-46-68-23-109 24-40 69-53 109-29 38 23 46 68 22 109z">
            <text:p/>
          </draw:path>
          <draw:path draw:style-name="gr2" draw:text-style-name="P1" draw:layer="layout" svg:width="0.158cm" svg:height="0.161cm" svg:x="54.152cm" svg:y="14.429cm" svg:viewBox="0 0 159 162" svg:d="M142 127c-29 38-75 46-112 20-35-28-39-73-13-112 28-36 73-47 111-20 36 28 41 74 14 112z">
            <text:p/>
          </draw:path>
          <draw:path draw:style-name="gr2" draw:text-style-name="P1" draw:layer="layout" svg:width="0.16cm" svg:height="0.16cm" svg:x="53.875cm" svg:y="14.207cm" svg:viewBox="0 0 161 161" svg:d="M139 131c-33 36-78 40-113 10-33-30-34-76-4-111 31-34 77-41 113-10 34 29 34 77 4 111z">
            <text:p/>
          </draw:path>
          <draw:path draw:style-name="gr2" draw:text-style-name="P1" draw:layer="layout" svg:width="0.159cm" svg:height="0.16cm" svg:x="53.619cm" svg:y="13.961cm" svg:viewBox="0 0 160 161" svg:d="M134 137c-35 32-82 32-113 0-30-34-27-79 6-113 33-30 80-33 113 0 30 34 27 80-6 113z">
            <text:p/>
          </draw:path>
          <draw:path draw:style-name="gr2" draw:text-style-name="P1" draw:layer="layout" svg:width="0.161cm" svg:height="0.159cm" svg:x="53.386cm" svg:y="13.695cm" svg:viewBox="0 0 162 160" svg:d="M129 140c-38 30-84 26-113-9-27-36-20-81 15-111 37-28 82-27 113 9 29 36 21 82-15 111z">
            <text:p/>
          </draw:path>
          <draw:path draw:style-name="gr2" draw:text-style-name="P1" draw:layer="layout" svg:width="0.161cm" svg:height="0.158cm" svg:x="53.176cm" svg:y="13.41cm" svg:viewBox="0 0 162 159" svg:d="M124 144c-39 26-86 18-111-19-24-38-13-82 25-110 38-24 84-19 111 19 25 38 13 83-25 110z">
            <text:p/>
          </draw:path>
          <draw:path draw:style-name="gr2" draw:text-style-name="P1" draw:layer="layout" svg:width="0.162cm" svg:height="0.157cm" svg:x="52.992cm" svg:y="13.106cm" svg:viewBox="0 0 163 158" svg:d="M118 147c-41 23-87 11-108-30-21-39-8-83 35-105 40-22 85-13 108 29 22 39 7 84-35 106z">
            <text:p/>
          </draw:path>
          <draw:path draw:style-name="gr2" draw:text-style-name="P1" draw:layer="layout" svg:width="0.162cm" svg:height="0.157cm" svg:x="52.835cm" svg:y="12.789cm" svg:viewBox="0 0 163 158" svg:d="M112 149c-43 20-88 4-105-38-18-41-1-84 43-103 43-18 87-6 106 38 19 41 0 85-44 103z">
            <text:p/>
          </draw:path>
          <draw:path draw:style-name="gr2" draw:text-style-name="P1" draw:layer="layout" svg:width="0.162cm" svg:height="0.155cm" svg:x="52.706cm" svg:y="12.459cm" svg:viewBox="0 0 163 156" svg:d="M106 151c-45 15-87-4-102-48-13-42 7-83 53-98 44-14 87 2 102 47 14 43-8 84-53 99z">
            <text:p/>
          </draw:path>
          <draw:path draw:style-name="gr2" draw:text-style-name="P1" draw:layer="layout" svg:width="0.162cm" svg:height="0.155cm" svg:x="52.606cm" svg:y="12.12cm" svg:viewBox="0 0 163 156" svg:d="M100 153c-47 12-87-11-98-56-10-43 14-82 61-94 45-10 86 10 97 56 11 44-15 83-60 94z">
            <text:p/>
          </draw:path>
          <draw:path draw:style-name="gr2" draw:text-style-name="P1" draw:layer="layout" svg:width="0.162cm" svg:height="0.153cm" svg:x="52.566cm" svg:y="10.361cm" svg:viewBox="0 0 163 154" svg:d="M67 153c-48-9-74-47-66-91 9-45 48-68 94-60 47 9 75 45 66 92-8 44-49 68-94 59z">
            <text:p/>
          </draw:path>
          <draw:path draw:style-name="gr2" draw:text-style-name="P1" draw:layer="layout" svg:width="0.161cm" svg:height="0.154cm" svg:x="52.648cm" svg:y="10.016cm" svg:viewBox="0 0 162 155" svg:d="M59 151c-45-13-68-53-56-97 12-43 52-62 99-51 44 13 70 51 56 97-12 44-53 63-99 51z">
            <text:p/>
          </draw:path>
          <draw:path draw:style-name="gr2" draw:text-style-name="P1" draw:layer="layout" svg:width="0.162cm" svg:height="0.155cm" svg:x="52.761cm" svg:y="9.679cm" svg:viewBox="0 0 163 156" svg:d="M54 149c-45-17-64-58-49-101 16-42 59-58 103-42s66 56 50 101c-17 42-61 59-104 42z">
            <text:p/>
          </draw:path>
          <draw:path draw:style-name="gr2" draw:text-style-name="P1" draw:layer="layout" svg:width="0.161cm" svg:height="0.155cm" svg:x="52.903cm" svg:y="9.354cm" svg:viewBox="0 0 162 156" svg:d="M47 147c-43-20-58-64-39-105 20-40 63-52 107-33 40 20 59 62 38 106-19 40-64 52-106 32z">
            <text:p/>
          </draw:path>
          <draw:path draw:style-name="gr2" draw:text-style-name="P1" draw:layer="layout" svg:width="0.161cm" svg:height="0.156cm" svg:x="53.072cm" svg:y="9.042cm" svg:viewBox="0 0 162 157" svg:d="M41 145c-41-24-52-70-30-109 23-37 67-46 109-23 39 23 54 68 30 108-23 38-70 47-109 24z">
            <text:p/>
          </draw:path>
          <draw:path draw:style-name="gr2" draw:text-style-name="P1" draw:layer="layout" svg:width="0.161cm" svg:height="0.157cm" svg:x="53.268cm" svg:y="8.745cm" svg:viewBox="0 0 162 158" svg:d="M34 141c-37-27-45-74-20-110 27-35 72-41 111-14 38 27 49 72 21 111-28 36-74 40-112 13z">
            <text:p/>
          </draw:path>
          <draw:path draw:style-name="gr2" draw:text-style-name="P1" draw:layer="layout" svg:width="0.16cm" svg:height="0.158cm" svg:x="53.489cm" svg:y="8.467cm" svg:viewBox="0 0 161 159" svg:d="M30 138c-35-31-40-78-11-112 29-33 76-34 111-4s42 76 11 112c-29 33-77 34-111 4z">
            <text:p/>
          </draw:path>
          <draw:path draw:style-name="gr2" draw:text-style-name="P1" draw:layer="layout" svg:width="0.16cm" svg:height="0.159cm" svg:x="53.733cm" svg:y="8.209cm" svg:viewBox="0 0 161 160" svg:d="M25 134c-33-34-33-81-2-112 33-31 79-28 113 4 32 34 35 80 1 113-33 31-79 28-112-5z">
            <text:p/>
          </draw:path>
          <draw:path draw:style-name="gr2" draw:text-style-name="P1" draw:layer="layout" svg:width="0.159cm" svg:height="0.161cm" svg:x="53.998cm" svg:y="7.973cm" svg:viewBox="0 0 160 162" svg:d="M20 131c-29-38-26-84 8-114 36-27 81-21 112 15 29 36 28 82-9 113-35 28-81 21-111-14z">
            <text:p/>
          </draw:path>
          <draw:path draw:style-name="gr2" draw:text-style-name="P1" draw:layer="layout" svg:width="0.158cm" svg:height="0.162cm" svg:x="54.284cm" svg:y="7.761cm" svg:viewBox="0 0 159 163" svg:d="M15 125c-25-40-18-86 18-111 38-25 82-15 110 24 26 39 21 85-18 111-37 26-83 15-110-24z">
            <text:p/>
          </draw:path>
          <draw:path draw:style-name="gr2" draw:text-style-name="P1" draw:layer="layout" svg:width="0.157cm" svg:height="0.162cm" svg:x="54.585cm" svg:y="7.575cm" svg:viewBox="0 0 158 163" svg:d="M12 119c-23-42-12-87 28-109 39-21 83-8 106 34 23 40 14 86-27 109-40 22-85 7-107-34z">
            <text:p/>
          </draw:path>
          <draw:path draw:style-name="gr2" draw:text-style-name="P1" draw:layer="layout" svg:width="0.157cm" svg:height="0.162cm" svg:x="54.902cm" svg:y="7.415cm" svg:viewBox="0 0 158 163" svg:d="M8 113c-19-43-4-88 38-106 40-18 83-1 103 43 19 42 6 87-38 106-41 19-84 0-103-43z">
            <text:p/>
          </draw:path>
          <draw:polygon draw:style-name="gr2" draw:text-style-name="P1" draw:layer="layout" svg:width="0.247cm" svg:height="0.665cm" svg:x="57.376cm" svg:y="5.965cm" svg:viewBox="0 0 248 666" draw:points="248,23 136,666 0,643 111,0">
            <text:p/>
          </draw:polygon>
          <draw:polygon draw:style-name="gr2" draw:text-style-name="P1" draw:layer="layout" svg:width="0.304cm" svg:height="0.664cm" svg:x="57.814cm" svg:y="6.069cm" svg:viewBox="0 0 305 665" draw:points="305,36 134,665 0,629 171,0">
            <text:p/>
          </draw:polygon>
          <draw:polygon draw:style-name="gr2" draw:text-style-name="P1" draw:layer="layout" svg:width="0.359cm" svg:height="0.657cm" svg:x="58.241cm" svg:y="6.219cm" svg:viewBox="0 0 360 658" draw:points="360,48 129,658 0,609 230,0">
            <text:p/>
          </draw:polygon>
          <draw:polygon draw:style-name="gr2" draw:text-style-name="P1" draw:layer="layout" svg:width="0.41cm" svg:height="0.645cm" svg:x="58.654cm" svg:y="6.415cm" svg:viewBox="0 0 411 646" draw:points="411,60 124,646 0,585 287,0">
            <text:p/>
          </draw:polygon>
          <draw:polygon draw:style-name="gr2" draw:text-style-name="P1" draw:layer="layout" svg:width="0.459cm" svg:height="0.627cm" svg:x="59.048cm" svg:y="6.654cm" svg:viewBox="0 0 460 628" draw:points="460,72 118,628 0,556 342,0">
            <text:p/>
          </draw:polygon>
          <draw:polygon draw:style-name="gr2" draw:text-style-name="P1" draw:layer="layout" svg:width="0.503cm" svg:height="0.602cm" svg:x="59.42cm" svg:y="6.936cm" svg:viewBox="0 0 504 603" draw:points="504,83 110,603 0,519 394,0">
            <text:p/>
          </draw:polygon>
          <draw:polygon draw:style-name="gr2" draw:text-style-name="P1" draw:layer="layout" svg:width="0.543cm" svg:height="0.572cm" svg:x="59.767cm" svg:y="7.258cm" svg:viewBox="0 0 544 573" draw:points="544,93 101,573 0,479 443,0">
            <text:p/>
          </draw:polygon>
          <draw:polygon draw:style-name="gr2" draw:text-style-name="P1" draw:layer="layout" svg:width="0.577cm" svg:height="0.537cm" svg:x="60.085cm" svg:y="7.615cm" svg:viewBox="0 0 578 538" draw:points="578,102 91,538 0,435 486,0">
            <text:p/>
          </draw:polygon>
          <draw:polygon draw:style-name="gr2" draw:text-style-name="P1" draw:layer="layout" svg:width="0.606cm" svg:height="0.497cm" svg:x="60.372cm" svg:y="8.006cm" svg:viewBox="0 0 607 498" draw:points="607,111 81,498 0,387 525,0">
            <text:p/>
          </draw:polygon>
          <draw:polygon draw:style-name="gr2" draw:text-style-name="P1" draw:layer="layout" svg:width="0.629cm" svg:height="0.453cm" svg:x="60.625cm" svg:y="8.425cm" svg:viewBox="0 0 630 454" draw:points="630,118 70,454 0,335 559,0">
            <text:p/>
          </draw:polygon>
          <draw:polygon draw:style-name="gr2" draw:text-style-name="P1" draw:layer="layout" svg:width="0.647cm" svg:height="0.404cm" svg:x="60.842cm" svg:y="8.871cm" svg:viewBox="0 0 648 405" draw:points="648,124 59,405 0,280 589,0">
            <text:p/>
          </draw:polygon>
          <draw:polygon draw:style-name="gr2" draw:text-style-name="P1" draw:layer="layout" svg:width="0.659cm" svg:height="0.353cm" svg:x="61.021cm" svg:y="9.336cm" svg:viewBox="0 0 660 354" draw:points="660,130 47,354 0,224 613,0">
            <text:p/>
          </draw:polygon>
          <draw:polygon draw:style-name="gr2" draw:text-style-name="P1" draw:layer="layout" svg:width="0.665cm" svg:height="0.297cm" svg:x="61.16cm" svg:y="9.821cm" svg:viewBox="0 0 666 298" draw:points="666,133 34,298 0,164 632,0">
            <text:p/>
          </draw:polygon>
          <draw:polygon draw:style-name="gr2" draw:text-style-name="P1" draw:layer="layout" svg:width="0.664cm" svg:height="0.239cm" svg:x="61.258cm" svg:y="10.317cm" svg:viewBox="0 0 665 240" draw:points="665,137 22,240 0,103 644,0">
            <text:p/>
          </draw:polygon>
          <draw:polygon draw:style-name="gr2" draw:text-style-name="P1" draw:layer="layout" svg:width="0.658cm" svg:height="0.178cm" svg:x="61.314cm" svg:y="10.822cm" svg:viewBox="0 0 659 179" draw:points="659,139 9,179 0,40 650,0">
            <text:p/>
          </draw:polygon>
          <draw:polygon draw:style-name="gr2" draw:text-style-name="P1" draw:layer="layout" svg:width="0.663cm" svg:height="0.222cm" svg:x="61.28cm" svg:y="11.755cm" svg:viewBox="0 0 664 223" draw:points="645,223 0,137 17,0 664,85">
            <text:p/>
          </draw:polygon>
          <draw:polygon draw:style-name="gr2" draw:text-style-name="P1" draw:layer="layout" svg:width="0.665cm" svg:height="0.28cm" svg:x="61.194cm" svg:y="12.195cm" svg:viewBox="0 0 666 281" draw:points="635,281 0,134 30,0 666,146">
            <text:p/>
          </draw:polygon>
          <draw:polygon draw:style-name="gr2" draw:text-style-name="P1" draw:layer="layout" svg:width="0.661cm" svg:height="0.336cm" svg:x="61.067cm" svg:y="12.628cm" svg:viewBox="0 0 662 337" draw:points="619,337 0,131 43,0 662,205">
            <text:p/>
          </draw:polygon>
          <draw:polygon draw:style-name="gr2" draw:text-style-name="P1" draw:layer="layout" svg:width="0.651cm" svg:height="0.388cm" svg:x="60.901cm" svg:y="13.046cm" svg:viewBox="0 0 652 389" draw:points="596,389 0,126 55,0 652,263">
            <text:p/>
          </draw:polygon>
          <draw:polygon draw:style-name="gr2" draw:text-style-name="P1" draw:layer="layout" svg:width="0.635cm" svg:height="0.438cm" svg:x="60.696cm" svg:y="13.449cm" svg:viewBox="0 0 636 439" draw:points="569,439 0,120 67,0 636,318">
            <text:p/>
          </draw:polygon>
          <draw:polygon draw:style-name="gr2" draw:text-style-name="P1" draw:layer="layout" svg:width="0.613cm" svg:height="0.484cm" svg:x="60.453cm" svg:y="13.831cm" svg:viewBox="0 0 614 485" draw:points="535,485 0,113 78,0 614,372">
            <text:p/>
          </draw:polygon>
          <draw:polygon draw:style-name="gr2" draw:text-style-name="P1" draw:layer="layout" svg:width="0.586cm" svg:height="0.526cm" svg:x="60.176cm" svg:y="14.189cm" svg:viewBox="0 0 587 527" draw:points="498,527 0,105 88,0 587,422">
            <text:p/>
          </draw:polygon>
          <draw:polygon draw:style-name="gr2" draw:text-style-name="P1" draw:layer="layout" svg:width="0.553cm" svg:height="0.563cm" svg:x="59.867cm" svg:y="14.52cm" svg:viewBox="0 0 554 564" draw:points="455,564 0,96 98,0 554,468">
            <text:p/>
          </draw:polygon>
          <draw:polygon draw:style-name="gr2" draw:text-style-name="P1" draw:layer="layout" svg:width="0.515cm" svg:height="0.594cm" svg:x="59.528cm" svg:y="14.82cm" svg:viewBox="0 0 516 595" draw:points="407,595 0,86 107,0 516,509">
            <text:p/>
          </draw:polygon>
          <draw:polygon draw:style-name="gr2" draw:text-style-name="P1" draw:layer="layout" svg:width="0.472cm" svg:height="0.621cm" svg:x="59.162cm" svg:y="15.089cm" svg:viewBox="0 0 473 622" draw:points="357,622 0,75 115,0 473,546">
            <text:p/>
          </draw:polygon>
          <draw:polygon draw:style-name="gr2" draw:text-style-name="P1" draw:layer="layout" svg:width="0.426cm" svg:height="0.64cm" svg:x="58.774cm" svg:y="15.321cm" svg:viewBox="0 0 427 641" draw:points="304,641 0,63 123,0 427,576">
            <text:p/>
          </draw:polygon>
          <draw:polygon draw:style-name="gr2" draw:text-style-name="P1" draw:layer="layout" svg:width="0.375cm" svg:height="0.655cm" svg:x="58.367cm" svg:y="15.517cm" svg:viewBox="0 0 376 656" draw:points="248,656 0,52 128,0 376,604">
            <text:p/>
          </draw:polygon>
          <draw:polygon draw:style-name="gr2" draw:text-style-name="P1" draw:layer="layout" svg:width="0.321cm" svg:height="0.663cm" svg:x="57.944cm" svg:y="15.673cm" svg:viewBox="0 0 322 664" draw:points="190,664 0,39 132,0 322,624">
            <text:p/>
          </draw:polygon>
          <draw:polygon draw:style-name="gr2" draw:text-style-name="P1" draw:layer="layout" svg:width="0.264cm" svg:height="0.665cm" svg:x="57.51cm" svg:y="15.789cm" svg:viewBox="0 0 265 666" draw:points="128,666 0,27 136,0 265,638">
            <text:p/>
          </draw:polygon>
          <draw:polygon draw:style-name="gr2" draw:text-style-name="P1" draw:layer="layout" svg:width="0.204cm" svg:height="0.662cm" svg:x="57.068cm" svg:y="15.862cm" svg:viewBox="0 0 205 663" draw:points="66,663 0,14 138,0 205,649">
            <text:p/>
          </draw:polygon>
          <draw:polygon draw:style-name="gr2" draw:text-style-name="P1" draw:layer="layout" svg:width="0.142cm" svg:height="0.652cm" svg:x="56.621cm" svg:y="15.894cm" svg:viewBox="0 0 143 653" draw:points="4,653 0,0 139,0 143,652">
            <text:p/>
          </draw:polygon>
          <draw:polygon draw:style-name="gr2" draw:text-style-name="P1" draw:layer="layout" svg:width="0.255cm" svg:height="0.665cm" svg:x="55.615cm" svg:y="15.802cm" svg:viewBox="0 0 256 666" draw:points="0,640 119,0 256,25 136,666">
            <text:p/>
          </draw:polygon>
          <draw:polygon draw:style-name="gr2" draw:text-style-name="P1" draw:layer="layout" svg:width="0.309cm" svg:height="0.664cm" svg:x="55.123cm" svg:y="15.693cm" svg:viewBox="0 0 310 665" draw:points="0,628 177,0 310,37 132,665">
            <text:p/>
          </draw:polygon>
          <draw:polygon draw:style-name="gr2" draw:text-style-name="P1" draw:layer="layout" svg:width="0.366cm" svg:height="0.657cm" svg:x="54.643cm" svg:y="15.544cm" svg:viewBox="0 0 367 658" draw:points="0,607 238,0 367,50 128,658">
            <text:p/>
          </draw:polygon>
          <draw:polygon draw:style-name="gr2" draw:text-style-name="P1" draw:layer="layout" svg:width="0.418cm" svg:height="0.643cm" svg:x="54.18cm" svg:y="15.355cm" svg:viewBox="0 0 419 644" draw:points="0,581 295,0 419,62 124,644">
            <text:p/>
          </draw:polygon>
          <draw:polygon draw:style-name="gr2" draw:text-style-name="P1" draw:layer="layout" svg:width="0.466cm" svg:height="0.623cm" svg:x="53.741cm" svg:y="15.128cm" svg:viewBox="0 0 467 624" draw:points="0,550 351,0 467,74 116,624">
            <text:p/>
          </draw:polygon>
          <draw:polygon draw:style-name="gr2" draw:text-style-name="P1" draw:layer="layout" svg:width="0.509cm" svg:height="0.598cm" svg:x="53.33cm" svg:y="14.866cm" svg:viewBox="0 0 510 599" draw:points="0,514 402,0 510,84 108,599">
            <text:p/>
          </draw:polygon>
          <draw:polygon draw:style-name="gr2" draw:text-style-name="P1" draw:layer="layout" svg:width="0.548cm" svg:height="0.567cm" svg:x="52.948cm" svg:y="14.569cm" svg:viewBox="0 0 549 568" draw:points="0,473 449,0 549,95 100,568">
            <text:p/>
          </draw:polygon>
          <draw:polygon draw:style-name="gr2" draw:text-style-name="P1" draw:layer="layout" svg:width="0.581cm" svg:height="0.531cm" svg:x="52.601cm" svg:y="14.243cm" svg:viewBox="0 0 582 532" draw:points="0,429 492,0 582,103 90,532">
            <text:p/>
          </draw:polygon>
          <draw:polygon draw:style-name="gr2" draw:text-style-name="P1" draw:layer="layout" svg:width="0.61cm" svg:height="0.49cm" svg:x="52.29cm" svg:y="13.888cm" svg:viewBox="0 0 611 491" draw:points="0,379 531,0 611,112 80,491">
            <text:p/>
          </draw:polygon>
          <draw:polygon draw:style-name="gr2" draw:text-style-name="P1" draw:layer="layout" svg:width="0.632cm" svg:height="0.446cm" svg:x="52.019cm" svg:y="13.509cm" svg:viewBox="0 0 633 447" draw:points="0,328 565,0 633,119 69,447">
            <text:p/>
          </draw:polygon>
          <draw:polygon draw:style-name="gr2" draw:text-style-name="P1" draw:layer="layout" svg:width="0.649cm" svg:height="0.397cm" svg:x="51.791cm" svg:y="13.11cm" svg:viewBox="0 0 650 398" draw:points="0,272 592,0 650,125 58,398">
            <text:p/>
          </draw:polygon>
          <draw:polygon draw:style-name="gr2" draw:text-style-name="P1" draw:layer="layout" svg:width="0.66cm" svg:height="0.344cm" svg:x="51.607cm" svg:y="12.693cm" svg:viewBox="0 0 661 345" draw:points="0,215 616,0 661,130 45,345">
            <text:p/>
          </draw:polygon>
          <draw:polygon draw:style-name="gr2" draw:text-style-name="P1" draw:layer="layout" svg:width="0.666cm" svg:height="0.289cm" svg:x="51.468cm" svg:y="12.263cm" svg:viewBox="0 0 667 290" draw:points="0,155 634,0 667,133 33,290">
            <text:p/>
          </draw:polygon>
          <draw:polygon draw:style-name="gr2" draw:text-style-name="P1" draw:layer="layout" svg:width="0.664cm" svg:height="0.23cm" svg:x="51.378cm" svg:y="11.824cm" svg:viewBox="0 0 665 231" draw:points="0,94 646,0 665,137 19,231">
            <text:p/>
          </draw:polygon>
          <draw:polygon draw:style-name="gr2" draw:text-style-name="P1" draw:layer="layout" svg:width="0.657cm" svg:height="0.169cm" svg:x="51.335cm" svg:y="11.379cm" svg:viewBox="0 0 658 170" draw:points="0,31 651,0 658,139 6,170">
            <text:p/>
          </draw:polygon>
          <draw:polygon draw:style-name="gr2" draw:text-style-name="P1" draw:layer="layout" svg:width="0.663cm" svg:height="0.23cm" svg:x="51.378cm" svg:y="10.395cm" svg:viewBox="0 0 664 231" draw:points="19,0 664,94 644,231 0,137">
            <text:p/>
          </draw:polygon>
          <draw:polygon draw:style-name="gr2" draw:text-style-name="P1" draw:layer="layout" svg:width="0.665cm" svg:height="0.289cm" svg:x="51.468cm" svg:y="9.897cm" svg:viewBox="0 0 666 290" draw:points="32,0 666,155 633,290 0,135">
            <text:p/>
          </draw:polygon>
          <draw:polygon draw:style-name="gr2" draw:text-style-name="P1" draw:layer="layout" svg:width="0.66cm" svg:height="0.343cm" svg:x="51.605cm" svg:y="9.412cm" svg:viewBox="0 0 661 344" draw:points="45,0 661,214 616,344 0,130">
            <text:p/>
          </draw:polygon>
          <draw:polygon draw:style-name="gr2" draw:text-style-name="P1" draw:layer="layout" svg:width="0.649cm" svg:height="0.396cm" svg:x="51.788cm" svg:y="8.942cm" svg:viewBox="0 0 650 397" draw:points="57,0 650,271 593,397 0,126">
            <text:p/>
          </draw:polygon>
          <draw:polygon draw:style-name="gr2" draw:text-style-name="P1" draw:layer="layout" svg:width="0.632cm" svg:height="0.445cm" svg:x="52.016cm" svg:y="8.493cm" svg:viewBox="0 0 633 446" draw:points="68,0 633,326 564,446 0,119">
            <text:p/>
          </draw:polygon>
          <draw:polygon draw:style-name="gr2" draw:text-style-name="P1" draw:layer="layout" svg:width="0.61cm" svg:height="0.491cm" svg:x="52.286cm" svg:y="8.069cm" svg:viewBox="0 0 611 492" draw:points="80,0 611,379 531,492 0,112">
            <text:p/>
          </draw:polygon>
          <draw:polygon draw:style-name="gr2" draw:text-style-name="P1" draw:layer="layout" svg:width="0.581cm" svg:height="0.532cm" svg:x="52.597cm" svg:y="7.674cm" svg:viewBox="0 0 582 533" draw:points="90,0 582,430 491,533 0,103">
            <text:p/>
          </draw:polygon>
          <draw:polygon draw:style-name="gr2" draw:text-style-name="P1" draw:layer="layout" svg:width="0.547cm" svg:height="0.567cm" svg:x="52.945cm" svg:y="7.311cm" svg:viewBox="0 0 548 568" draw:points="100,0 548,473 448,568 0,94">
            <text:p/>
          </draw:polygon>
          <draw:polygon draw:style-name="gr2" draw:text-style-name="P1" draw:layer="layout" svg:width="0.509cm" svg:height="0.598cm" svg:x="53.327cm" svg:y="6.984cm" svg:viewBox="0 0 510 599" draw:points="108,0 510,515 401,599 0,84">
            <text:p/>
          </draw:polygon>
          <draw:polygon draw:style-name="gr2" draw:text-style-name="P1" draw:layer="layout" svg:width="0.466cm" svg:height="0.623cm" svg:x="53.738cm" svg:y="6.697cm" svg:viewBox="0 0 467 624" draw:points="116,0 467,549 351,624 0,74">
            <text:p/>
          </draw:polygon>
          <draw:polygon draw:style-name="gr2" draw:text-style-name="P1" draw:layer="layout" svg:width="0.418cm" svg:height="0.643cm" svg:x="54.176cm" svg:y="6.45cm" svg:viewBox="0 0 419 644" draw:points="122,0 419,582 296,644 0,62">
            <text:p/>
          </draw:polygon>
          <draw:polygon draw:style-name="gr2" draw:text-style-name="P1" draw:layer="layout" svg:width="0.368cm" svg:height="0.656cm" svg:x="54.637cm" svg:y="6.247cm" svg:viewBox="0 0 369 657" draw:points="129,0 369,606 240,657 0,50">
            <text:p/>
          </draw:polygon>
          <draw:polygon draw:style-name="gr2" draw:text-style-name="P1" draw:layer="layout" svg:width="0.313cm" svg:height="0.664cm" svg:x="55.116cm" svg:y="6.088cm" svg:viewBox="0 0 314 665" draw:points="132,0 314,627 181,665 0,38">
            <text:p/>
          </draw:polygon>
          <draw:polygon draw:style-name="gr2" draw:text-style-name="P1" draw:layer="layout" svg:width="0.256cm" svg:height="0.665cm" svg:x="55.609cm" svg:y="5.977cm" svg:viewBox="0 0 257 666" draw:points="136,0 257,640 120,666 0,25">
            <text:p/>
          </draw:polygon>
          <draw:polygon draw:style-name="gr2" draw:text-style-name="P1" draw:layer="layout" svg:width="0.196cm" svg:height="0.66cm" svg:x="56.112cm" svg:y="5.914cm" svg:viewBox="0 0 197 661" draw:points="138,0 197,649 59,661 0,12">
            <text:p/>
          </draw:polygon>
          <draw:path draw:style-name="gr2" draw:text-style-name="P1" draw:layer="layout" svg:width="2.38cm" svg:height="2.367cm" svg:x="55.465cm" svg:y="10.005cm" svg:viewBox="0 0 2381 2368" svg:d="M1191 1748c-313 0-565-252-565-565 0-312 252-564 565-564 311 0 564 252 564 564 0 313-253 565-564 565zM1191 1748zM1874 1419l507-97-476-201 424-295-516 11 267-442-467 220 65-512-338 391-149-494-151 494-337-391 65 512-468-220 268 442-517-11 425 295-476 201 507 97-354 376 503-117-170 487 411-312 44 515 250-453 249 453 43-515 411 312-170-487 503 117z">
            <text:p/>
          </draw:path>
          <draw:path draw:style-name="gr2" draw:text-style-name="P1" draw:layer="layout" svg:width="1.372cm" svg:height="0.896cm" svg:x="48.715cm" svg:y="3.95cm" svg:viewBox="0 0 1373 897" svg:d="M154 896c-13-2-26-5-39-9s-25-10-37-18c-19-11-34-26-45-44-11-17-20-36-25-56-6-21-8-42-8-64s1-42 3-61c11-61 34-118 68-171 34-54 77-99 127-135 19-13 38-25 59-36 22-10 44-17 66-19 18-2 34-3 50-2s31 8 45 19c14 12 26 25 35 40 9 16 15 32 18 49s3 34 0 52-8 36-16 52c-4 9-9 17-14 26-6 10-11 18-18 25-3 3-7 8-13 14s-12 11-19 17c-8 5-15 8-22 10s-12 0-16-5c-3-3-4-8-1-12 2-6 6-10 11-13 11-7 20-16 27-28 6-11 11-24 13-37 3-14 4-28 3-41-1-15-3-28-8-39-5-16-13-29-23-39-11-10-22-17-36-21-14-5-28-7-43-6-16 1-30 4-44 9-19 6-36 14-51 26-16 12-30 25-43 40s-24 32-34 49c-10 18-18 35-25 51-6 15-11 31-15 48-4 16-6 32-8 49-1 17-1 33 2 50 2 16 7 32 13 47 11 24 25 43 44 54 18 12 39 19 60 21 22 3 44 1 66-5 23-7 44-16 64-27 34-20 65-44 93-70 28-27 55-55 80-86 24-29 47-59 69-90s42-64 62-96c8-17 19-32 31-47 11-15 22-30 31-47 9-14 18-28 28-42 11-14 20-28 29-43 10-15 20-31 31-47 10-15 21-31 33-46s25-29 38-43c12-14 26-27 40-39 3-2 7-5 10-9 5-3 10-6 15-10 6-3 11-5 17-6 5-2 9-1 12 2 4 3 5 7 3 11s-4 9-8 13-8 9-12 12-7 6-9 8c-6 7-11 15-15 22-3 8-6 16-9 25-8 27-13 55-15 82-1 28-3 56-4 84-1 27-2 54-3 80 0 26-2 52-3 80 0 12-1 23-1 36 0 12-1 24-3 35-3 12-4 24-7 36-3 11-6 23-9 35 0 3-1 7-3 11-1 5-3 10-4 14-2 5-3 9-4 13 0 5 0 9 2 11 13-18 24-37 34-57s21-40 33-59c11-17 20-35 30-52 10-19 20-37 31-54 25-41 49-82 73-121 25-40 50-80 77-119 11-17 23-33 36-51 12-17 26-34 40-50 15-16 30-31 46-44s34-24 53-32c10-4 20-6 32-6 11 0 21 3 29 9 12 8 19 19 19 35 0 15-4 28-10 39-5 8-11 13-18 15-6 2-14 4-22 4-7 0-15-1-23-2-8 0-15 0-22 1-12 2-23 8-32 15-9 9-18 17-26 24-8 9-18 17-26 26s-16 19-24 28c-16 19-31 37-46 57-15 19-29 39-43 60-20 29-40 59-58 91-19 31-36 64-55 95-20 38-42 75-64 112-22 38-44 75-67 113-5 10-12 20-18 30s-13 19-20 28c-6 8-13 17-19 26-7 9-12 18-18 26-2 3-5 8-10 15-5 8-10 14-17 21-5 6-12 11-18 14-6 2-11 1-16-6-3-4-3-9-2-14 1-6 4-11 7-16 2-6 5-11 8-16 4-5 7-10 8-14 10-23 16-46 20-71 4-24 6-48 8-73 1-25 1-49 0-74s-1-50-1-74c-1-15-1-30-1-44s1-29 3-45c0-14 1-27 3-40 1-13 2-27 4-41 3-19 6-37 11-55 4-17 9-35 16-53 1-3 2-6 3-9s3-6 3-9c-23 31-44 62-63 96-19 33-38 66-57 100-20 36-40 70-63 103-21 33-43 67-66 100-23 34-47 67-72 98s-54 59-86 84c-16 12-33 25-51 36-18 12-37 22-56 30-20 8-39 14-60 18-20 4-41 4-63 3z">
            <text:p/>
          </draw:path>
          <draw:path draw:style-name="gr2" draw:text-style-name="P1" draw:layer="layout" svg:width="1.131cm" svg:height="0.896cm" svg:x="49.996cm" svg:y="3.95cm" svg:viewBox="0 0 1132 897" svg:d="M184 895c-3-2-6-6-7-11s-1-10-1-15c0-6 1-11 2-16 2-5 3-10 4-14 5-22 13-44 24-65s21-41 31-62c11-21 23-41 35-63 12-20 24-41 37-61 12-19 23-39 34-59 10-20 21-39 31-59 7-12 13-25 20-36 6-11 12-23 18-35 12-27 23-54 34-81 10-27 20-54 30-83 5-15 9-31 13-46 4-16 7-32 8-48 1-10 1-20 0-30-2-10-4-20-8-29s-8-17-15-23c-6-7-15-12-26-15-12-4-24-6-36-5-11 1-23 3-34 6-12 4-23 8-34 14s-21 12-30 18c-21 12-41 26-57 42-17 16-34 33-48 51-9 10-16 21-24 31-8 11-15 22-22 33-8 12-15 25-22 38-7 12-13 26-18 40-5 12-11 26-15 41s-8 31-10 47-3 31-2 47 4 31 9 44c5 12 15 22 29 29s27 11 39 12c18 1 34-2 51-10 16-8 31-17 44-28 2-2 7-7 14-13 7-7 14-13 21-19s14-11 20-15c6-3 10-2 13 4 2 5 1 11-2 18-4 7-6 12-9 15-11 18-26 34-45 49-18 15-36 29-53 40-19 11-38 21-58 27s-40 9-62 8c-12-2-23-4-33-8-11-4-20-10-28-19-11-9-20-20-27-33-6-12-11-25-14-38-3-14-5-27-5-41s0-29 2-43c4-33 13-65 25-95 12-29 27-58 44-87 13-21 27-40 43-56 16-18 32-35 49-52 26-28 56-53 91-75 35-21 71-38 109-48 24-6 48-11 74-13 25-1 50 1 73 10 24 8 44 21 60 39 17 17 28 38 35 62 3 13 5 26 6 40 1 13 1 27 1 40 0 20-2 39-8 59-5 20-10 40-17 58-13 39-29 76-51 111-10 16-20 33-31 48s-22 31-33 46c-11 13-20 27-29 40-9 14-19 27-29 40-9 12-19 24-29 36-10 13-18 26-25 39 4-2 9-5 12-7s6-3 9-5c2-2 4-4 5-5 33-28 63-58 91-89 29-32 56-64 83-97 22-29 44-57 65-85s42-57 62-87c9-13 18-26 28-39 10-12 19-25 29-38 7-11 15-21 22-32 8-11 16-22 23-32 6-8 12-15 18-22 5-7 10-14 15-22 2-3 4-7 7-12 4-5 7-9 11-13 5-5 10-7 14-8 5-2 10-1 14 2 4 4 6 7 6 11 1 4 0 8-1 12-2 3-4 7-7 11s-5 7-7 10c-14 19-24 38-31 58-6 20-13 41-21 63-4 12-6 24-8 37-1 12-2 24-4 36-4 25-8 50-10 76-2 25-8 49-16 74-6 16-11 31-17 46-5 15-10 31-15 46-4 14-8 27-12 42-3 14-10 27-18 39-1 1-3 4-4 9-2 4-3 9-6 15 0 0 0 1 0 2 0 0-1 1-1 2 15-11 27-25 39-41 11-16 23-30 35-44 6-7 13-14 19-22s12-15 19-23c6-7 13-16 19-24 6-9 13-17 20-24 15-13 27-27 39-43 11-14 22-29 33-44 8-11 16-23 24-35s14-23 21-36c9-16 17-32 25-48 9-16 16-33 23-50 4-14 9-29 13-47 1-5 3-10 4-16 0-5 0-11-1-17-2-6-5-11-10-14-4-3-8-7-13-10-4-4-7-9-9-14s-4-11-5-16c-2-10-1-22 2-34 4-12 9-22 16-30 10-12 21-20 34-23 12-3 26-4 41 0 12 2 21 6 27 13s10 15 14 24c3 9 5 19 5 29 1 11 2 21 2 30 0 25-3 49-11 71-7 23-17 45-29 66-8 14-15 27-24 41-8 13-17 26-26 39-7 11-14 23-21 34s-15 22-23 33c-10 11-20 23-30 35-9 12-20 25-30 37-18 21-36 41-56 59-20 20-40 39-57 60-18 22-37 43-56 64-19 20-38 41-57 62-10 11-21 22-31 34-11 11-21 22-32 34-10 12-19 24-29 36-9 13-17 26-23 39-3 7-5 11-6 15s-5 8-11 13c-2 2-7 5-11 7-6 2-10 3-14 2-6-2-9-7-10-15 0-9 1-18 3-28 3-9 6-19 9-28 4-10 6-16 7-20 17-45 31-89 41-133 5-25 9-50 12-75s7-50 14-75c4-16 9-31 14-45 4-15 9-32 12-47 0-2 2-5 3-9 1-5 2-8 4-13 2-4 3-8 4-11 2-4 2-6 3-7s2-2 2-5c0-2-1-2-2 0-2 2-6 8-12 18-2 2-5 5-7 8s-4 5-6 6c-9 9-15 18-21 28-5 10-12 20-20 27-7 6-13 13-18 19-5 8-11 15-17 21-18 18-34 37-50 56s-32 37-49 55c-20 20-39 41-59 59-20 20-41 38-63 55-8 8-17 15-27 22-8 7-17 15-26 23-8 8-18 17-27 25-9 9-17 19-25 29-3 3-6 8-11 17-4 8-9 16-14 25-6 8-12 15-17 21-7 6-12 7-18 4z">
            <text:p/>
          </draw:path>
          <draw:path draw:style-name="gr2" draw:text-style-name="P1" draw:layer="layout" svg:width="0.798cm" svg:height="0.896cm" svg:x="49.364cm" svg:y="17.552cm" svg:viewBox="0 0 799 897" svg:d="M196 894c-13-2-25-4-37-7s-24-7-35-12c-31-13-55-31-74-53-18-22-32-49-42-80-8-31-10-62-6-95s13-64 27-94c13-31 32-59 53-85 22-27 46-48 71-65 32-21 69-37 106-47 12-4 24-5 36-6s24 1 36 4c26 6 45 19 58 36 13 18 21 38 24 61 4 23 2 46-3 69-5 24-14 45-25 63-7 10-14 18-21 27-8 8-16 16-26 22-2 2-5 5-10 7-4 3-8 5-13 7-4 2-8 3-13 4-5 0-8-1-11-4s-4-5-3-7c0-2 1-5 3-8 1-2 4-4 5-6 3-2 4-4 6-5 6-5 12-9 18-14 5-5 10-10 13-17 6-11 11-25 15-40s5-31 5-47-3-31-9-45c-6-15-15-26-27-34-17-11-34-17-52-17-18-1-35 2-52 9-18 7-33 17-47 29-14 13-26 27-36 42-16 27-29 56-39 89s-13 65-10 97c1 13 4 27 8 41s10 27 16 38c8 13 17 26 31 38 13 11 25 21 37 30 16 11 34 20 53 24 19 6 37 8 57 8 19-1 38-4 56-10 19-6 35-14 51-26 8-6 17-13 25-21s15-16 21-25c11-13 22-29 31-46 10-18 17-35 21-53 5-19 8-41 8-63 0-31-5-61-16-90s-21-57-32-87c-5-16-10-32-14-48-5-17-9-33-14-49-6-20-9-41-9-63s2-43 7-64c5-20 13-40 23-60 9-19 21-37 34-53 9-9 17-18 27-26 9-9 19-16 29-22 11-8 23-14 36-20 12-6 25-11 39-16 17-4 34-7 52-9 17 0 31 0 43 3 1 1 4 2 7 2s5 1 6 1c20 5 36 14 49 27 12 14 21 29 27 47 6 17 9 36 9 56 1 20-1 38-5 55-5 18-12 35-20 49-8 15-19 29-33 43-10 10-21 18-33 25-13 6-26 11-40 14-4 1-9 1-15 2-5 1-11 0-16-1-5 0-9-2-13-5-4-2-6-7-6-13-1-7 1-11 5-12s8-1 14-1c14-1 26-5 37-12 10-8 19-17 27-29 7-11 12-23 16-36 5-13 7-26 9-39 0-10 1-22 0-34s-3-24-7-36-9-23-16-32c-6-9-15-17-26-22-13-6-25-9-38-9s-26 2-38 7c-13 6-24 12-34 21-10 10-19 19-25 30-8 13-15 28-19 45-6 16-8 32-9 47-2 25 2 49 9 72s15 46 23 69c5 13 10 26 15 39 5 12 10 25 14 39 11 33 19 69 26 104s6 71 0 106c-6 27-16 54-31 80-14 26-31 50-48 71-17 20-37 37-59 53-22 15-46 28-72 39-26 10-52 18-79 24s-53 8-78 8c-12 0-25-1-38-3z">
            <text:p/>
          </draw:path>
          <draw:path draw:style-name="gr2" draw:text-style-name="P1" draw:layer="layout" svg:width="1.131cm" svg:height="0.897cm" svg:x="50.057cm" svg:y="17.552cm" svg:viewBox="0 0 1132 898" svg:d="M185 896c-4-3-6-6-8-11-1-5-1-10-1-15 0-6 1-11 2-16 2-5 3-10 4-14 6-22 14-44 24-65 11-21 21-42 32-62 11-21 23-43 34-64 13-21 25-41 37-62 12-19 24-38 34-58 11-20 21-39 32-60 6-11 13-23 19-34s12-23 18-35c12-27 24-54 34-81s21-55 30-83c5-16 9-32 14-47 3-16 6-32 7-48 1-10 1-20 0-30s-4-20-7-29c-4-9-9-17-16-23-6-7-15-12-26-16-12-3-24-5-35-4s-23 2-35 6-23 8-34 14c-10 6-20 12-30 18-21 12-40 26-57 42s-33 33-48 51c-8 10-16 21-24 31-7 11-15 22-21 34-8 12-16 25-23 37-6 13-13 27-18 40-6 13-10 27-15 42-4 15-8 31-10 47s-2 31-2 47c2 15 4 30 10 43 5 12 14 22 28 29s27 11 39 12c18 1 35-2 51-10s31-17 44-28c3-2 7-7 14-13 7-7 14-13 21-20 7-6 14-10 21-13 5-3 10-2 12 3s1 11-2 18-6 12-8 15c-11 18-26 34-46 49-18 15-36 29-53 40-19 11-38 20-58 26-19 7-40 10-61 8-12-1-23-4-34-8-11-3-20-9-28-18-11-10-20-20-26-33-7-12-11-25-15-38-3-14-5-27-5-41s0-28 2-42c5-33 13-65 25-95 12-29 27-58 45-87 12-22 27-41 42-58 16-17 33-34 50-51 25-28 56-53 90-75 36-22 72-38 110-48 23-7 48-11 73-13 26-1 50 1 74 9 23 9 43 22 60 40 16 17 28 38 34 62 3 13 5 26 6 40 1 13 2 27 1 40 0 19-3 40-7 60-5 20-11 39-18 58-12 39-29 76-50 111-10 16-21 32-32 47s-22 30-33 46c-11 13-20 27-29 40s-19 27-29 40c-9 12-18 24-28 36-11 12-19 25-25 39 4-2 7-5 11-7 3-2 6-3 8-5 3-2 5-4 7-5 32-28 62-58 90-90 29-31 56-64 83-96 22-28 44-57 65-84 21-28 42-57 63-87 8-13 18-26 28-39 9-12 18-25 28-39 8-11 15-21 23-32 7-11 15-22 23-32 6-8 11-15 17-22 5-7 10-14 15-22 2-3 4-7 8-12 3-5 6-10 11-14 4-4 9-6 14-7 5-2 9-1 14 3 4 2 5 6 5 10 1 4 0 8-1 12-1 3-4 7-7 11s-5 7-6 9c-15 20-25 39-31 59-7 20-14 41-21 64-5 12-7 24-9 36-1 13-2 25-4 37-4 25-7 50-10 75-2 25-7 50-16 74-5 15-11 30-16 46-6 15-10 31-15 46-5 13-8 27-12 42-4 14-10 27-19 39-1 1-2 4-4 8-1 5-3 10-6 16 0 0 0 1 0 2 0 0-1 1-1 2 15-11 27-25 39-41 11-16 23-30 35-44 6-7 13-14 19-22 7-8 13-15 19-23 7-7 13-15 19-24s13-17 20-24c15-13 27-27 39-42 11-14 22-29 33-44 8-11 16-23 24-35s15-24 21-36c9-16 17-32 25-48 9-16 16-33 23-51 5-14 9-29 13-47 1-6 2-11 4-16 0-5 0-11-1-17-2-6-4-11-9-14s-9-7-13-10c-5-4-7-9-10-14-2-5-3-11-5-16-2-10-1-22 3-34 3-12 8-22 15-30 11-12 22-20 34-23 13-4 27-4 42-1 11 3 20 7 26 14s11 15 14 24 5 18 6 29 1 21 1 30c1 25-3 49-10 72-8 22-18 44-30 66-7 14-15 27-23 40-9 14-18 27-27 40-6 11-14 23-20 34-8 11-15 22-23 32-11 12-21 24-30 36-10 12-21 24-30 36-18 21-37 41-57 59-20 19-39 39-57 60-18 22-37 43-56 63-19 21-37 42-56 64-11 11-21 22-32 34-11 11-21 22-31 34s-20 24-29 36c-10 13-17 26-24 39-3 7-5 11-6 15s-4 8-10 13c-3 2-7 5-12 7s-10 3-13 1c-7-1-10-6-11-14 0-9 1-18 4-28 2-10 5-20 9-29 3-9 6-15 7-19 16-45 30-89 40-134 6-26 10-50 13-75 2-25 6-50 13-75 4-16 9-31 14-46s9-30 12-46c0-1 1-4 3-8 1-5 2-9 4-13s4-8 5-12c1-3 2-5 2-6 2-1 2-3 2-5s-1-2-2 0-6 7-12 18c-2 2-4 5-6 8-3 3-5 5-7 6-8 9-15 18-20 28-6 10-12 19-21 26-6 6-12 12-18 19-5 8-11 14-17 21-17 18-34 37-50 55-15 20-32 38-50 56-18 20-38 40-58 60s-41 38-62 55c-9 8-18 15-27 22s-18 14-26 23c-9 8-19 17-27 25-9 9-18 18-26 29-2 3-6 8-10 17-5 8-10 16-15 25-5 8-11 15-17 21s-12 7-17 4z">
            <text:p/>
          </draw:path>
          <draw:path draw:style-name="gr2" draw:text-style-name="P1" draw:layer="layout" svg:width="0.798cm" svg:height="0.896cm" svg:x="62.025cm" svg:y="17.552cm" svg:viewBox="0 0 799 897" svg:d="M196 894c-13-2-25-4-37-7s-23-7-35-12c-30-13-55-31-73-53-19-22-33-49-42-80s-11-62-7-95 13-64 27-94c14-31 32-59 54-85 21-27 45-48 70-65 33-21 69-37 107-47 11-4 23-5 35-6s24 1 36 4c26 6 46 19 59 36 13 18 21 38 24 61s1 46-4 69c-5 24-14 45-25 63-6 10-14 18-21 27-8 8-16 16-26 22-2 2-5 5-9 7-5 3-9 5-13 7-5 2-10 3-14 4-4 0-8-1-11-4-2-3-3-5-3-7s1-5 3-8c2-2 3-4 6-6 2-2 4-4 6-5 5-5 12-9 17-14 6-5 10-10 13-17 6-11 11-25 15-40s6-31 5-47c0-16-3-31-9-45-5-15-15-26-27-34-17-11-34-17-52-17-18-1-36 2-52 9-18 7-33 17-47 29-14 13-26 27-36 42-16 27-29 56-39 89s-13 65-10 97c1 13 4 27 8 41s10 27 16 38c8 13 18 26 31 38 13 11 25 21 37 30 16 11 34 20 53 24 19 6 38 8 57 8 19-1 38-4 57-10 18-6 35-14 50-26 9-6 17-13 25-21s15-16 22-25c11-13 21-29 31-46 9-18 16-35 20-53 5-19 8-41 8-63 0-31-5-61-16-90s-21-57-31-87c-6-16-11-32-15-48-4-17-9-33-14-49-6-20-9-41-9-63s3-43 7-64c6-20 13-40 23-60 9-19 21-37 35-53 8-9 17-18 26-26 9-9 19-16 29-22 11-8 23-14 36-20 12-6 26-11 40-16 16-4 33-7 51-9 17 0 32 0 43 3 2 1 5 2 7 2 3 0 4 1 6 1 20 5 37 14 49 27 12 14 21 29 27 47 6 17 9 36 9 56 1 20-1 38-5 55-5 18-11 35-20 49-8 15-19 29-32 43-10 10-21 18-34 25-13 6-26 11-40 14-4 1-9 1-15 2s-11 0-16-1c-5 0-9-2-13-5-4-2-6-7-6-13-1-7 1-11 5-12s9-1 14-1c14-1 26-5 37-12 10-8 19-17 27-29 7-11 12-23 17-36 4-13 6-26 8-39 1-10 1-22 0-34s-3-24-7-36c-3-12-9-23-15-32-8-9-16-17-27-22-12-6-25-9-38-9s-25 2-38 7c-13 6-24 12-34 21-10 10-19 19-25 30-8 13-14 28-20 45-4 16-7 32-8 47-1 25 2 49 9 72s15 46 23 69c5 13 10 26 15 39 5 12 10 25 14 39 11 33 19 69 26 104s7 71 0 106c-6 27-16 54-31 80-14 26-30 50-48 71-17 20-36 37-59 53-22 15-46 28-72 39-25 10-51 18-79 24-27 6-52 8-78 8-12 0-25-1-38-3z">
            <text:p/>
          </draw:path>
          <draw:path draw:style-name="gr2" draw:text-style-name="P1" draw:layer="layout" svg:width="0.829cm" svg:height="0.895cm" svg:x="62.69cm" svg:y="17.552cm" svg:viewBox="0 0 830 896" svg:d="M451 244c17 2 34 0 51-3 17-4 32-9 48-13 17-6 33-12 49-18 16-7 33-14 49-23 8-4 17-9 28-15 10-6 21-13 30-20 10-8 18-17 26-26 7-9 12-18 14-28 1-7 0-13-2-18-3-6-6-11-9-15-6-9-15-15-26-18-12-4-23-6-33-6-8 1-16 2-23 4-8 2-16 4-23 6-33 9-64 23-96 41-31 17-56 40-77 67-5 8-10 15-15 23-5 9-10 17-14 25-2 4-3 7-5 11-1 3-2 7-2 10s1 6 3 9c2 2 5 4 10 5 6 2 11 2 17 2zM451 244zM213 894c-35-3-67-12-97-25-20-9-38-20-52-35-17-15-30-33-39-52-10-19-17-39-21-60-4-22-4-43-4-65 1-22 4-44 9-65 5-20 13-40 23-59s22-36 35-53c14-17 29-34 45-48s33-27 51-39c9-7 19-13 29-18 11-6 22-11 32-16 18-7 36-14 53-17 6-2 14-4 23-5s16-5 20-10c2-4 3-8 3-14s-2-11-5-17c-1-5-4-11-8-15-3-5-6-9-9-11-8-6-18-10-28-12s-20-4-30-8c-16-6-30-14-46-23-14-9-27-21-39-34-11-13-18-28-23-45-4-17-4-33-1-50 2-16 8-31 18-45s23-25 39-32c39-17 78-23 120-21 4 0 11 1 21 2 11 1 20 3 30 6 9 3 17 7 22 12 6 5 6 12 1 21-4 6-8 10-15 10-6 1-13 0-20-2-7-1-15-4-22-6-8-2-13-4-17-4-18-2-35 1-50 9s-27 19-36 32c-9 14-14 30-15 46 0 17 6 33 17 48 2 3 7 8 15 17 10 7 19 15 30 22 10 7 20 12 29 15 10 2 16-1 17-10 13-41 33-77 63-106 29-30 64-53 103-69 32-14 65-25 100-34 35-8 71-10 106-8 19 1 38 4 57 8s37 12 53 24c20 15 30 32 30 50 1 18-5 36-15 54s-23 33-40 48c-16 14-31 25-46 32-12 6-25 12-38 16-13 5-27 9-40 12-22 7-44 11-66 16-22 4-44 8-66 10-15 2-29 4-44 4-15 1-30 1-44 2-7 0-12 0-18 0-5 1-7 5-6 13 1 6 3 9 6 12 4 2 7 3 12 3 4 1 8 0 13-1 6-1 10-1 14-1 15-1 29-1 44 0 14 1 29 3 42 6 10 2 20 6 32 10 12 3 20 10 26 18 3 6 5 12 4 18s-4 12-6 17c-4 5-8 10-12 14-5 4-11 8-16 10-12 5-25 9-39 10s-28 1-43 0c-14-1-28-3-42-7-14-3-27-7-38-12-6-2-11-5-16-8-6-4-11-7-17-9-6-3-12-5-18-6-5-1-11 0-17 2-13 4-26 10-39 18-12 9-25 17-37 24-12 8-23 17-34 25-11 10-22 21-32 32-15 18-27 37-36 59-8 23-16 45-20 68-4 17-5 35-4 53s4 36 9 53 13 33 24 47c11 15 24 27 42 36 18 11 38 18 59 21 22 3 43 3 64 0 22-2 43-7 64-14 22-6 41-13 60-22 12-4 24-10 35-17 11-6 22-13 33-20 14-11 28-21 41-33s25-24 37-37c11-13 22-26 30-40s17-28 28-42c2-4 6-8 10-14s9-10 14-11c6-2 10 0 12 6 1 5 2 10 1 15-2 17-10 33-21 48-12 15-24 29-33 42-10 14-20 27-32 40-10 12-21 24-33 36s-24 23-37 34c-14 10-26 21-38 33-7 6-15 12-24 16-10 5-18 9-27 13-9 5-19 10-27 16-9 6-19 10-29 13-30 10-60 18-90 25s-61 8-93 5z">
            <text:p/>
          </draw:path>
          <draw:path draw:style-name="gr2" draw:text-style-name="P1" draw:layer="layout" svg:width="1.372cm" svg:height="0.896cm" svg:x="62.298cm" svg:y="3.988cm" svg:viewBox="0 0 1373 897" svg:d="M155 896c-14-2-27-5-40-9s-25-10-37-18c-18-11-33-26-45-44-11-17-19-36-25-56-5-21-8-42-8-63 0-23 1-43 4-62 10-61 33-118 67-171 35-54 77-99 127-134 18-14 38-26 60-37 21-10 43-17 65-19 18-2 34-3 50-2s31 8 45 19c14 12 26 26 36 40 8 16 15 32 17 49 3 17 3 34 0 52-2 19-8 36-15 52-5 9-10 17-15 26-5 10-11 18-18 25-3 4-6 8-13 14-5 6-12 11-19 17-8 5-14 8-22 10-6 2-12 0-16-5-3-3-3-8-1-12 3-6 6-10 11-12 11-8 20-17 27-29 6-11 11-24 14-37 2-14 3-28 2-41 0-15-3-28-7-39-6-16-14-29-24-39s-22-17-36-21c-13-5-28-7-43-6s-30 4-44 9c-19 6-36 14-51 26-16 12-30 25-43 40s-24 32-34 49c-10 18-18 35-25 51-6 15-10 31-14 48-4 16-7 33-8 49-2 17-1 34 1 50s7 32 13 47c11 24 26 43 44 54 18 12 39 19 60 21 22 3 44 1 67-5 22-7 44-15 63-27 34-20 66-44 93-70 28-27 55-55 80-86 24-29 47-59 69-90 22-30 43-64 62-96 9-16 19-32 31-47 11-15 22-30 32-47 8-14 18-28 28-42s19-28 28-43c11-15 21-31 31-46 11-16 22-32 34-47 11-15 24-29 37-43s26-27 41-39c2-2 6-5 10-9 5-3 10-6 15-10 5-3 10-5 16-6 5-1 9-1 13 2 3 3 4 7 3 11-2 4-5 9-9 13-3 4-7 9-11 12-4 4-8 6-10 8-6 7-11 15-14 22-4 8-7 16-9 25-9 27-14 55-15 82-2 28-3 56-5 84-1 27-1 54-3 80 0 26-1 52-2 80-1 12-2 23-2 36 0 12-1 24-3 35-2 12-4 24-7 36s-6 23-9 35c0 4-1 7-2 12-2 4-4 9-5 13-2 5-3 9-3 13-1 5-1 9 1 11 13-18 24-37 34-57s21-40 33-58c11-18 21-36 30-53 10-19 20-37 31-54 25-41 50-81 74-121s49-80 76-119c12-16 24-33 36-51 13-17 26-34 41-50 14-16 29-31 45-44s34-24 53-32c10-4 20-6 32-6s22 3 30 9c12 8 18 20 18 35s-3 28-10 39c-5 8-10 13-17 15s-15 4-22 4c-8 0-16-1-24-2-8 0-15 0-22 1-12 2-23 8-32 16s-18 16-26 23c-8 9-17 17-25 26-9 10-17 19-25 28-16 19-31 38-46 57-14 19-28 39-42 60-21 29-41 59-59 91-19 31-36 64-54 95-21 38-43 75-65 112-22 38-44 75-66 113-6 10-12 20-18 30-7 10-13 19-21 28-6 9-13 17-19 26s-12 18-18 26c-1 3-4 8-10 15-4 8-10 14-16 21s-12 11-19 14c-6 2-11 1-15-6-3-4-4-9-3-14 2-5 4-11 7-16 3-6 5-11 9-16 3-5 6-9 7-14 10-22 16-46 20-70 5-25 7-49 8-74s2-49 0-74c0-25-1-50-1-74 0-15-1-30 0-44 0-14 1-29 2-45 1-14 2-27 3-40s3-27 4-41c3-19 7-37 11-54 4-18 9-36 16-54 1-3 2-6 4-9 1-3 2-6 2-9-23 31-44 62-63 96-19 33-37 66-57 100-20 36-40 70-62 103s-44 67-67 100c-23 34-47 67-72 98s-53 59-86 84c-16 12-33 25-51 36-17 12-36 22-55 30-20 8-40 14-61 18-20 4-41 4-62 3z">
            <text:p/>
          </draw:path>
          <draw:path draw:style-name="gr2" draw:text-style-name="P1" draw:layer="layout" svg:width="0.829cm" svg:height="0.897cm" svg:x="63.58cm" svg:y="3.989cm" svg:viewBox="0 0 830 898" svg:d="M451 246c17 1 34 0 51-4s33-9 48-13c17-7 33-12 49-19 16-6 32-14 48-22 8-5 18-10 28-16 10-5 21-13 30-20 11-8 19-16 26-25 7-10 12-19 14-29 1-6 0-13-2-18s-6-11-9-15c-6-9-15-14-26-18-12-4-22-5-32-5-9 0-17 1-24 3-8 2-15 4-23 6-32 9-63 23-94 41-32 18-58 40-77 67-6 8-11 16-16 23-5 9-9 17-14 25-2 4-3 7-5 11-1 3-2 8-2 11s1 6 3 9c2 2 5 4 11 5 5 2 11 3 16 3zM451 246zM212 896c-34-4-66-12-95-25-21-9-39-21-54-35-16-16-29-33-38-52-10-20-17-40-21-61s-4-43-4-66c1-22 4-44 9-64 5-21 13-41 23-60s22-36 36-53c13-17 28-33 44-47 17-14 34-27 51-39 10-7 20-13 29-18 10-5 21-11 31-16 18-7 36-13 53-17 6-2 14-4 23-5 10-1 16-5 20-10 2-3 3-8 3-14 0-5-2-11-4-17-3-5-6-11-8-15-4-5-7-9-10-11-8-6-18-10-27-12-11-2-21-4-30-8-17-6-32-14-45-23-14-10-27-22-39-35s-20-28-24-45c-3-17-4-33-1-50 2-16 9-31 18-45s23-25 39-32c38-17 78-23 119-21 4 0 11 1 21 2 10 2 20 3 30 6s17 8 23 12c5 6 5 12 0 22-3 5-8 9-15 9-6 1-13 0-20-1-8-2-15-4-22-7-7-2-13-3-17-4-18-2-35 1-50 9s-27 19-37 33c-8 13-13 29-13 46-1 16 4 32 16 47 2 3 7 8 16 17 9 8 19 15 29 23 10 7 20 13 29 15 10 2 15-1 18-11 11-41 32-76 62-106s65-53 105-69c31-14 65-25 100-33 34-9 69-11 104-9 19 2 38 4 57 8 20 5 37 12 53 24 20 15 30 32 31 50 0 18-6 36-15 54-10 18-24 33-40 48-17 14-32 25-46 32-13 8-26 13-39 18-13 4-26 8-39 12-23 6-45 11-66 15s-44 8-66 11c-15 1-29 3-44 3-14 1-29 2-44 2-6 0-13 0-19 1-4 0-7 4-5 13 0 5 2 9 5 11 5 2 9 3 13 4 4 0 9 0 14-1s10-2 13-2c15 0 29 0 44 0 15 1 29 3 43 6 9 3 20 6 31 10 12 4 20 10 26 18 3 6 5 12 4 18s-3 12-6 17c-4 6-8 10-13 14-4 5-9 8-15 10-12 6-25 9-39 10-14 2-28 2-42 0-15-1-29-3-43-7-14-3-28-7-39-12-5-2-11-5-16-8-6-3-11-7-17-9-6-3-12-5-18-5-5-1-11-1-17 1-13 4-26 10-38 19-13 8-25 16-37 23-12 8-24 17-35 26s-21 19-30 30c-16 18-28 37-36 59-10 23-16 45-21 68-4 17-5 35-4 53s4 37 9 54 14 33 24 48c11 14 25 26 41 36 18 10 38 18 59 20 21 3 43 3 64 1 22-3 44-7 65-14 22-7 42-14 60-23 12-4 24-10 35-16 11-7 22-14 33-21 15-10 28-21 41-33 13-11 25-25 37-38 12-12 21-26 29-40s17-28 28-42c3-3 6-8 10-14s9-9 14-11c7-2 10 0 12 6 1 5 2 10 1 15-2 17-9 33-21 48s-23 29-34 42c-9 15-19 28-30 41-10 12-21 25-33 36-12 12-24 23-37 34-14 10-27 21-39 33-6 7-14 12-23 17-9 4-18 8-27 13-9 4-18 10-27 15-11 6-20 10-30 13-30 11-60 19-89 25-31 7-61 9-94 6z">
            <text:p/>
          </draw:path>
          <draw:path draw:style-name="gr2" draw:text-style-name="P1" draw:layer="layout" svg:width="2.199cm" svg:height="1.436cm" svg:x="55.688cm" svg:y="1cm" svg:viewBox="0 0 2200 1437" svg:d="M248 1436c-21-3-43-8-63-14-21-7-41-17-60-29-30-18-54-41-72-70-18-28-31-59-40-91-8-32-13-66-13-101s1-69 6-99c17-98 53-189 109-274 54-86 122-157 202-215 30-21 62-40 96-57s69-28 106-31c27-3 55-4 80-3 25 2 49 12 71 29 24 20 43 41 58 66 14 24 23 50 28 77 5 28 5 56 0 84s-13 56-25 82c-7 14-15 28-23 42-9 14-19 28-29 40-4 5-11 12-20 22-10 9-21 18-32 26s-23 14-33 17c-11 3-20 0-27-9-5-5-5-11-1-19s9-15 17-20c18-11 32-26 43-45 10-19 18-38 22-60s6-43 4-65c-1-23-6-43-12-61-8-26-21-46-38-62s-36-28-58-35-45-10-69-8c-25 1-48 6-71 14-30 9-58 23-82 42-25 18-48 40-68 63-21 24-39 50-55 78s-29 55-39 82c-10 24-18 49-24 75-7 27-11 53-13 80-3 27-2 53 2 80s11 52 21 76c18 39 42 68 71 87 30 19 62 30 96 34 35 3 70 0 106-10 37-10 71-24 102-42 56-33 106-70 151-112 45-44 87-90 127-139 39-47 75-95 111-144s69-100 99-153c15-26 31-51 50-75 18-23 35-48 49-74 14-23 28-46 44-69 17-22 32-45 47-68 16-25 32-51 49-76s35-50 54-74 39-47 60-70c20-22 42-43 65-62 4-3 9-8 16-13 8-6 15-11 24-17 9-5 17-8 26-10s15-1 20 4c6 5 7 11 4 17-2 7-7 14-12 21-6 7-13 14-19 19-7 6-12 10-15 13-10 12-18 23-23 35-6 12-10 25-15 40-14 44-21 88-24 132-3 45-5 90-6 136-2 43-4 85-6 127-1 42-3 84-5 127-1 18-1 37-1 57s-2 38-6 57c-3 19-6 38-10 57-5 19-9 38-14 58-1 4-3 10-5 17-3 8-5 15-7 22-3 7-5 14-5 21-1 7-1 13 1 17 21-29 40-59 55-91 16-32 34-64 53-94 17-28 33-56 49-85 15-29 31-57 49-85 40-65 79-129 119-194 38-64 79-128 123-190 18-27 37-54 57-82s42-54 65-80 47-50 73-70c25-22 54-39 85-52 15-7 32-10 51-10 18 0 34 4 48 14 19 13 28 32 28 56s-5 45-15 63c-8 13-18 21-28 25-11 4-23 5-36 5-12 0-24 0-37-2-12-1-24-1-36 1-19 4-36 12-50 25-16 13-29 26-41 38-15 14-29 27-42 42-14 14-27 29-39 44-26 30-51 61-74 93-23 30-46 63-68 95-34 47-65 95-95 145-30 51-58 101-87 152-34 61-68 120-103 180-36 60-71 121-107 181-10 17-19 33-29 48-10 16-21 32-33 46-10 13-20 27-30 41-10 15-20 29-28 42-3 5-9 13-17 24-8 12-17 23-27 33-9 11-19 18-29 23-10 4-18 1-25-10-5-6-6-14-4-23 3-8 6-17 10-26 5-8 9-16 15-25 5-8 9-15 12-22 15-36 26-74 32-112 7-39 11-79 13-119 1-40 2-79 0-119-1-40-2-80-2-119-1-24-1-47 0-70 0-23 1-47 3-71 1-22 2-43 4-64s5-43 7-65c5-30 11-60 17-88 7-28 16-57 27-86 1-4 3-9 6-14 1-5 2-9 3-14-37 49-70 100-101 152-30 54-60 107-90 161-31 56-64 111-99 164s-71 107-107 160c-36 55-75 108-115 158s-86 94-138 135c-26 20-53 39-83 58-28 19-58 35-90 47-30 13-63 23-96 29-32 6-66 8-100 5z">
            <text:p/>
          </draw:path>
          <draw:path draw:style-name="gr2" draw:text-style-name="P1" draw:layer="layout" svg:width="1.278cm" svg:height="1.436cm" svg:x="55.969cm" svg:y="19.833cm" svg:viewBox="0 0 1279 1437" svg:d="M314 1432c-20-2-40-6-59-11s-38-11-56-19c-49-21-88-49-118-84-29-36-52-79-67-130-14-48-17-99-11-151 7-52 22-103 44-152 22-48 50-94 86-135 34-43 72-77 112-104 53-34 109-60 169-76 19-5 38-8 57-9 20-1 39 1 58 6 42 11 72 30 94 58s35 61 40 97c4 36 2 73-7 112-8 38-22 72-41 100-10 16-21 30-33 43-12 14-26 26-41 36-4 3-9 7-16 11s-14 8-21 11-14 5-21 6c-8 1-14-1-18-6-4-4-6-8-5-12 0-4 2-7 5-11s6-8 9-11 7-6 10-8c9-8 18-15 27-22 10-7 16-16 21-27 10-18 18-39 24-64s9-50 8-76c0-25-5-49-14-71-9-24-24-42-44-55-27-18-54-27-83-28-28-1-56 4-83 15s-52 27-74 46c-23 21-42 43-57 67-27 43-48 91-63 143-15 53-21 105-16 155 2 22 6 43 13 66 7 22 16 43 26 61 11 21 28 41 49 60s41 35 60 49c25 18 52 31 83 39 30 8 60 12 91 12 30-1 60-6 90-15 30-10 57-24 82-42 14-10 28-22 41-34 12-13 24-26 35-39 17-22 33-47 49-75 15-29 26-57 32-84 9-32 13-66 13-101 0-50-8-98-25-144-17-47-34-93-51-140-8-26-16-52-23-77-7-26-15-52-22-78-10-32-15-66-15-101s4-69 12-102 20-65 35-96c16-31 35-60 56-86 14-14 28-28 43-41 15-14 30-26 47-36 17-12 37-22 57-32 20-9 41-18 62-24 26-8 54-13 82-15 29-2 51-1 68 3 4 2 8 3 13 4 4 0 7 1 9 2 32 8 59 22 78 44 20 21 35 46 44 74 9 29 15 59 15 90 1 32-3 61-9 88-8 29-18 56-31 79-13 24-31 47-53 69-16 16-34 29-54 40-20 10-41 18-63 21-7 2-15 4-24 5s-18 0-26-1-15-4-21-9c-6-4-10-11-10-20 0-12 2-18 8-20 7-1 14-2 22-2 24-1 43-7 60-19 16-12 31-27 42-46 12-18 21-37 28-58 6-21 10-42 13-62 1-17 2-36 0-55-1-20-4-39-11-58-5-19-14-35-25-51-10-15-25-27-42-36-20-9-40-14-61-14-20 0-41 4-60 12-20 8-38 19-54 34-16 14-30 30-40 47-13 21-23 45-31 71-8 27-13 52-14 76-2 40 3 79 15 116 11 37 24 74 37 111 8 21 16 41 24 61s15 41 22 63c17 54 31 110 41 167 10 56 10 113-1 169-8 44-23 87-47 129s-50 80-78 114c-27 31-58 59-94 84-36 24-75 45-116 62-42 17-84 30-126 40-44 9-86 13-126 12-20 0-40-2-60-5z">
            <text:p/>
          </draw:path>
          <draw:path draw:style-name="gr2" draw:text-style-name="P1" draw:layer="layout" svg:width="1.812cm" svg:height="1.437cm" svg:x="46.155cm" svg:y="10.336cm" svg:viewBox="0 0 1813 1438" svg:d="M296 1435c-5-4-9-10-11-18-2-7-3-15-2-24 0-8 1-17 3-26 2-8 4-15 6-21 8-37 22-71 39-105s34-66 50-99c18-34 37-68 55-102 20-33 39-66 60-99 19-31 37-61 53-93 17-32 34-64 51-96 11-19 21-37 31-55s20-37 30-56c19-43 37-86 53-130 17-43 33-88 49-132 7-26 14-51 21-76s11-50 13-76c1-16 0-33-2-49-1-16-5-32-11-46-6-15-14-27-25-37-10-11-24-19-41-25-19-7-38-9-57-7-18 1-37 4-56 10-18 6-37 13-54 22s-33 19-48 28c-33 19-64 42-91 68-28 25-53 53-77 82-13 16-26 33-38 50s-24 35-35 54c-13 19-24 39-35 60-12 20-21 42-30 64-8 19-16 42-24 66-7 25-12 50-15 75-4 25-5 51-3 75 1 25 6 48 15 69 7 20 23 36 45 47 23 11 44 17 63 19 28 2 56-3 81-16 26-12 50-27 71-45 3-3 11-10 21-20 12-11 23-21 34-31 12-10 23-18 33-23s17-3 21 6c3 8 1 17-4 28s-10 20-14 25c-18 28-42 54-72 78-29 25-58 46-85 64-30 18-61 32-92 43-32 10-65 14-99 12-19-2-37-6-54-12-17-7-32-16-45-30-18-15-31-33-42-52-11-20-18-40-24-62-5-21-8-44-8-66s0-45 3-67c8-53 22-104 41-151 20-48 43-94 71-140 20-35 43-65 68-92 26-28 52-55 79-83 42-45 90-85 145-120 56-35 114-60 174-76 39-11 78-18 119-22 41-2 80 2 118 16 38 13 69 34 96 62 26 28 45 61 55 100 5 21 8 42 10 64s3 43 2 65c0 31-4 63-12 95-9 32-18 63-29 93-20 62-46 121-80 178-16 26-33 51-51 75-17 24-36 49-54 74-16 21-31 42-46 64-14 22-29 43-46 64-14 19-29 38-45 58-17 20-30 41-41 63 7-4 13-8 19-12 5-3 9-6 13-9 5-2 8-5 10-7 51-45 100-93 146-143 45-51 89-103 132-155 36-45 71-90 104-136 34-44 68-90 100-137 15-22 30-43 45-64 15-19 30-40 46-62 12-17 24-33 36-51s24-35 37-51c10-13 19-24 27-35 9-11 17-23 25-35 3-5 7-11 12-20 5-8 11-15 18-21 6-7 15-11 22-13 7-3 14-1 22 5 5 4 9 10 10 16 0 7-1 13-3 19-3 6-7 12-11 18-4 7-8 12-10 16-24 30-39 62-50 94-10 32-21 65-34 101-6 19-10 38-12 58-2 21-5 40-7 59-7 40-12 81-16 121s-13 79-26 118c-8 25-17 49-26 74-8 24-17 49-24 74-7 20-13 43-20 66-6 24-15 44-29 63-2 2-4 6-7 14-2 7-5 15-9 25 0 1 0 1-1 2 0 1 0 3 0 5 22-19 43-41 61-67 19-25 37-49 57-70 10-11 20-23 30-35 11-13 21-25 31-36 10-13 21-26 30-40 10-14 20-26 32-38 23-21 43-43 61-67 18-23 36-47 53-71 14-18 27-37 39-56s24-38 35-57c13-26 26-52 40-78 13-26 25-52 35-80 8-23 15-48 22-76 2-8 4-17 5-26 2-8 1-18 0-27-3-10-8-17-16-22-7-6-14-11-20-17-7-6-12-14-16-22-3-8-5-17-7-25-3-18-2-35 3-55 5-19 14-35 25-49 16-19 35-31 55-36s42-5 66-1c18 4 32 11 42 22 11 12 18 24 23 38 4 15 7 30 9 47 1 17 2 33 2 48 1 41-5 79-17 114-12 36-27 71-46 107-13 22-25 43-39 64-13 22-27 43-42 63-11 19-22 37-33 55-11 19-24 35-37 52-16 19-32 38-48 57-16 20-32 38-48 58-29 33-59 65-91 95-31 30-62 62-89 96-30 34-61 68-91 101-31 33-61 67-91 101-16 18-33 36-50 54s-34 37-50 55c-16 19-32 39-47 58-14 21-27 41-38 63-5 10-8 18-9 24-1 5-7 12-16 20-6 4-12 7-20 11s-15 5-21 3c-10-3-16-11-16-24-1-13 1-28 5-44 4-15 8-31 14-46s10-25 12-31c26-72 48-143 64-215 9-40 15-80 20-119 4-40 11-80 22-121 7-24 14-49 22-73s14-48 20-73c0-3 2-7 4-14s4-14 7-20c3-7 5-13 7-19s3-9 4-10c2-2 3-5 3-8s-1-3-3 0c-2 2-9 12-20 28-2 4-6 8-10 13-3 5-7 8-10 10-13 13-24 28-33 45-8 16-19 30-33 41-10 10-20 20-29 32-8 11-17 22-27 33-28 28-54 58-80 89-25 30-51 60-79 89-31 32-62 64-94 96-32 30-66 59-100 87-15 13-29 24-43 35s-28 23-42 37c-14 13-29 27-43 41s-27 29-41 45c-4 5-9 14-16 27-8 14-16 27-24 40-9 14-18 25-28 35-9 9-18 11-27 6z">
            <text:p/>
          </draw:path>
          <draw:path draw:style-name="gr2" draw:text-style-name="P1" draw:layer="layout" svg:width="1.328cm" svg:height="1.434cm" svg:x="65.288cm" svg:y="10.544cm" svg:viewBox="0 0 1329 1435" svg:d="M723 393c27 1 54 0 81-7 27-6 53-13 78-20 26-9 52-19 78-29 26-11 51-23 76-36 13-7 29-15 46-24 16-10 32-21 48-34 16-12 30-25 42-40 11-14 18-29 21-46 2-10 1-20-3-28-4-9-8-17-15-25-9-13-23-23-41-28-18-6-36-9-51-9-14 1-27 3-39 6-11 3-24 6-36 9-51 15-101 36-151 65-51 29-92 65-124 108-8 13-16 25-25 38-8 13-15 26-22 39-3 6-5 12-8 18-2 6-3 11-3 16s1 10 4 14c2 3 9 6 17 8 9 3 18 5 27 5zM723 393zM340 1433c-54-5-105-19-153-40-33-14-61-33-85-56-26-25-46-53-62-83-15-31-26-63-33-97s-7-69-7-104c2-36 7-70 15-103 8-34 21-66 37-96s35-59 57-86c21-26 45-52 71-75 27-23 54-44 82-63 15-11 31-21 47-29 16-9 32-17 49-25 30-12 58-21 84-28 11-3 24-5 38-7 15-2 26-8 31-16 4-6 6-13 5-22 0-9-2-19-6-28s-8-17-14-25c-5-7-10-13-15-17-13-10-28-16-44-19-17-3-33-7-47-13-26-10-51-23-74-37-22-14-42-33-62-55-18-21-30-44-36-71s-7-54-3-80c4-27 14-51 29-73 16-23 36-40 62-51 61-27 125-37 191-33 7 0 18 1 34 2 17 2 33 6 48 11 15 4 27 11 36 19 8 8 9 20 1 34-6 10-13 14-24 15-10 1-21 0-33-3-12-2-23-5-35-9-11-4-20-6-27-7-29-3-55 2-80 15-24 13-43 30-58 52-14 22-22 47-23 73-1 27 8 53 26 77 3 4 12 13 26 26 15 13 30 25 46 37 18 11 33 19 48 23 15 3 24-2 28-16 18-67 51-123 99-170 48-48 104-85 168-110 50-22 104-40 160-54s111-18 167-14c31 2 61 6 92 13 30 7 59 20 84 39 32 24 48 50 49 79 0 30-8 59-24 87-17 28-38 53-64 76s-51 41-74 52c-20 11-41 20-62 27s-42 13-63 19c-35 10-70 18-105 25-34 6-69 12-106 17-23 3-46 5-70 6-23 1-46 2-70 3-11 0-21 0-30 0-8 0-11 8-9 21 1 8 4 15 9 18 7 3 13 5 19 6 7 0 14 0 23-2 8-1 15-2 22-2 23-1 46-1 70 0 23 1 46 4 68 10 15 4 32 9 51 15 18 7 32 16 41 30 5 9 7 19 6 29-2 9-5 18-10 26-5 9-12 17-19 24-8 6-16 12-25 15-19 9-40 14-62 16-23 2-46 2-68 0-23-2-46-5-69-11-22-5-42-11-62-19-8-4-17-8-26-13-8-6-17-11-27-15-9-4-19-7-27-9-10-1-19 0-29 2-21 7-42 17-61 31-21 13-40 26-60 37-19 14-37 27-54 42-19 14-35 31-50 50-24 27-43 59-58 94-14 35-25 72-33 108-5 28-8 56-6 85 1 30 6 58 15 85 8 27 21 53 39 76 17 23 38 43 64 59 30 16 62 27 96 32s68 6 102 1c35-4 69-12 103-22 35-10 67-23 97-36 19-8 38-17 55-27 19-11 36-22 54-34 23-15 44-33 65-52 20-18 41-38 60-59 18-20 33-42 46-64 13-23 28-45 44-67 5-6 11-13 17-23 7-10 14-15 22-17 10-3 17 0 19 8 3 9 3 17 2 25-3 28-15 53-34 77-20 24-37 47-53 68-16 22-31 43-48 63s-35 40-54 59c-18 19-38 37-60 53-21 16-41 34-61 53-10 11-23 19-38 26-15 8-29 15-42 22-16 7-30 16-45 25-14 9-30 16-47 20-48 17-95 30-143 41-48 10-98 13-150 8z">
            <text:p/>
          </draw:path>
          <draw:path draw:style-name="gr2" draw:text-style-name="P1" draw:layer="layout" svg:width="14.904cm" svg:height="14.905cm" svg:x="49.033cm" svg:y="24.992cm" svg:viewBox="0 0 14905 14906" svg:d="M5014 7535c439 0 849 238 1051 627 61 119 138 229 227 328l-351 350-4980-1305zM5014 7535zM4872 4976l566 563c171 171 92 464-142 525l-10 3zM4872 4976zM7452 6049c771 0 1398 627 1398 1397s-627 1397-1398 1397-1397-627-1397-1397 626-1397 1397-1397zM7452 6049zM7370 961v4044c0 439-238 850-629 1051-121 62-233 140-333 230l-169-168 6-6-178-178zM7370 961zM8964 6065l5410 1363-4476-57c-442 0-853-242-1055-635-61-118-136-228-224-326zM8964 6065zM9921 4861l-561 559c-171 170-463 91-524-143l-2-8zM9921 4861zM10038 9905l-547-545c-172-171-93-464 142-525zM10038 9905zM7535 13945v-4058c0-441 241-851 633-1054 116-60 224-134 321-221l351 352zM7535 13945zM4989 10021l552-549c171-171 462-92 524 142v2zM4989 10021zM4907 9350l-388 1023 1034-388c296-112 624 58 704 364l1195 4557 1196-4559c80-306 407-476 704-365l1039 391-388-1025c-112-296 57-625 364-705l4538-1190-4546-1192c-307-80-477-409-364-706l396-1046-1045 392c-296 112-624-58-704-364l-1190-4537-1189 4534c-80 306-407 476-704 365l-1040-390 396 1045c112 296-57 625-364 706l-4551 1193 4543 1191c307 80 476 409 364 706z">
            <text:p/>
          </draw:path>
          <draw:path draw:style-name="gr2" draw:text-style-name="P1" draw:layer="layout" svg:width="2.366cm" svg:height="2.367cm" svg:x="55.302cm" svg:y="31.254cm" svg:viewBox="0 0 2367 2368" svg:d="M1184 65c616 0 1117 502 1117 1119s-501 1118-1117 1118c-617 0-1119-501-1119-1118s502-1119 1119-1119zM1184 65zM1184 2368c652 0 1183-531 1183-1184 0-654-531-1184-1183-1184-654 0-1184 530-1184 1184 0 653 530 1184 1184 1184z">
            <text:p/>
          </draw:path>
          <draw:path draw:style-name="gr2" draw:text-style-name="P1" draw:layer="layout" svg:width="2.071cm" svg:height="2.071cm" svg:x="55.45cm" svg:y="31.402cm" svg:viewBox="0 0 2072 2072" svg:d="M1036 65c535 0 971 435 971 971s-436 971-971 971c-536 0-971-435-971-971s435-971 971-971zM1036 65zM1036 2072c572 0 1036-464 1036-1036s-464-1036-1036-1036-1036 464-1036 1036 464 1036 1036 1036z">
            <text:p/>
          </draw:path>
          <draw:path draw:style-name="gr2" draw:text-style-name="P1" draw:layer="layout" svg:width="2.662cm" svg:height="2.662cm" svg:x="55.154cm" svg:y="31.107cm" svg:viewBox="0 0 2663 2663" svg:d="M1332 65c697 0 1265 568 1265 1267 0 697-568 1265-1265 1265-699 0-1267-568-1267-1265 0-699 568-1267 1267-1267zM1332 65zM1332 2663c734 0 1331-597 1331-1331 0-735-597-1332-1331-1332-735 0-1332 597-1332 1332 0 734 597 1331 1332 1331z">
            <text:p/>
          </draw:path>
          <draw:path draw:style-name="gr2" draw:text-style-name="P1" draw:layer="layout" svg:width="1.301cm" svg:height="1.301cm" svg:x="55.835cm" svg:y="31.78cm" svg:viewBox="0 0 1302 1302" svg:d="M651 569c54 0 96 43 96 96s-42 97-96 97c-53 0-96-44-96-97s43-96 96-96zM651 569zM565 1144l86 158 86-158c205-35 366-198 401-403l164-90-167-92c-39-194-194-347-389-385l-95-174-95 174c-195 38-349 191-389 385l-167 92 164 90c35 205 197 368 401 403z">
            <text:p/>
          </draw:path>
          <draw:path draw:style-name="gr2" draw:text-style-name="P1" draw:layer="layout" svg:width="2.145cm" svg:height="3.824cm" svg:x="52.893cm" svg:y="25.913cm" svg:viewBox="0 0 2146 3825" svg:d="M2146 3742l-2146-3742 2015 3825c49-18 94-46 131-83z">
            <text:p/>
          </draw:path>
          <draw:path draw:style-name="gr2" draw:text-style-name="P1" draw:layer="layout" svg:width="2.433cm" svg:height="3.523cm" svg:x="52.359cm" svg:y="26.237cm" svg:viewBox="0 0 2434 3524" svg:d="M2293 3500c42 16 86 24 130 24 3 0 7 0 11-1l-2434-3523 2220 3473z">
            <text:p/>
          </draw:path>
          <draw:polygon draw:style-name="gr2" draw:text-style-name="P1" draw:layer="layout" svg:width="2.477cm" svg:height="3.013cm" svg:x="51.853cm" svg:y="26.604cm" svg:viewBox="0 0 2478 3014" draw:points="2478,3014 0,0 2232,2922">
            <text:p/>
          </draw:polygon>
          <draw:path draw:style-name="gr2" draw:text-style-name="P1" draw:layer="layout" svg:width="1.726cm" svg:height="3.916cm" svg:x="53.452cm" svg:y="25.635cm" svg:viewBox="0 0 1727 3917" svg:d="M1687 3849l40-152-1727-3697 1661 3917c10-22 19-44 26-68z">
            <text:p/>
          </draw:path>
          <draw:polygon draw:style-name="gr2" draw:text-style-name="P1" draw:layer="layout" svg:width="0.833cm" svg:height="3.248cm" svg:x="54.631cm" svg:y="25.225cm" svg:viewBox="0 0 834 3249" draw:points="834,3018 0,0 773,3249">
            <text:p/>
          </draw:polygon>
          <draw:polygon draw:style-name="gr2" draw:text-style-name="P1" draw:layer="layout" svg:width="0.437cm" svg:height="2.535cm" svg:x="55.242cm" svg:y="25.095cm" svg:viewBox="0 0 438 2536" draw:points="438,2328 0,0 384,2536">
            <text:p/>
          </draw:polygon>
          <draw:polygon draw:style-name="gr2" draw:text-style-name="P1" draw:layer="layout" svg:width="1.27cm" svg:height="3.682cm" svg:x="54.033cm" svg:y="25.406cm" svg:viewBox="0 0 1271 3683" draw:points="1271,3448 0,0 1209,3683">
            <text:p/>
          </draw:polygon>
          <draw:polygon draw:style-name="gr2" draw:text-style-name="P1" draw:layer="layout" svg:width="0.125cm" svg:height="1.364cm" svg:x="55.861cm" svg:y="25.017cm" svg:viewBox="0 0 126 1365" draw:points="126,1230 0,0 90,1365">
            <text:p/>
          </draw:polygon>
          <draw:polygon draw:style-name="gr2" draw:text-style-name="P1" draw:layer="layout" svg:width="3.095cm" svg:height="0.727cm" svg:x="49.225cm" svg:y="30.745cm" svg:viewBox="0 0 3096 728" draw:points="3096,668 0,0 2869,728">
            <text:p/>
          </draw:polygon>
          <draw:polygon draw:style-name="gr2" draw:text-style-name="P1" draw:layer="layout" svg:width="3.59cm" svg:height="1.157cm" svg:x="49.393cm" svg:y="30.143cm" svg:viewBox="0 0 3591 1158" draw:points="3591,1096 0,0 3356,1158">
            <text:p/>
          </draw:polygon>
          <draw:polygon draw:style-name="gr2" draw:text-style-name="P1" draw:layer="layout" svg:width="2.29cm" svg:height="0.348cm" svg:x="49.108cm" svg:y="31.359cm" svg:viewBox="0 0 2291 349" draw:points="2291,298 0,0 2095,349">
            <text:p/>
          </draw:polygon>
          <draw:polygon draw:style-name="gr2" draw:text-style-name="P1" draw:layer="layout" svg:width="3.878cm" svg:height="1.61cm" svg:x="49.611cm" svg:y="29.558cm" svg:viewBox="0 0 3879 1611" draw:points="3879,1550 0,0 3647,1611">
            <text:p/>
          </draw:polygon>
          <draw:path draw:style-name="gr2" draw:text-style-name="P1" draw:layer="layout" svg:width="3.883cm" svg:height="2.056cm" svg:x="49.877cm" svg:y="28.993cm" svg:viewBox="0 0 3884 2057" svg:d="M3884 1943l-3884-1943 3768 2057c46-29 86-67 116-114z">
            <text:p/>
          </draw:path>
          <draw:polygon draw:style-name="gr2" draw:text-style-name="P1" draw:layer="layout" svg:width="3.193cm" svg:height="2.515cm" svg:x="50.546cm" svg:y="27.939cm" svg:viewBox="0 0 3194 2516" draw:points="3100,2266 0,0 3194,2516">
            <text:p/>
          </draw:polygon>
          <draw:path draw:style-name="gr2" draw:text-style-name="P1" draw:layer="layout" svg:width="3.63cm" svg:height="2.386cm" svg:x="50.189cm" svg:y="28.452cm" svg:viewBox="0 0 3631 2387" svg:d="M3623 2209l-3623-2209 3616 2387c18-58 20-119 7-178z">
            <text:p/>
          </draw:path>
          <draw:path draw:style-name="gr2" draw:text-style-name="P1" draw:layer="layout" svg:width="3.879cm" svg:height="2.055cm" svg:x="59.214cm" svg:y="28.993cm" svg:viewBox="0 0 3880 2056" svg:d="M113 2056l3767-2056-3880 1941c29 47 67 86 113 115z">
            <text:p/>
          </draw:path>
          <draw:path draw:style-name="gr2" draw:text-style-name="P1" draw:layer="layout" svg:width="3.625cm" svg:height="2.384cm" svg:x="59.157cm" svg:y="28.452cm" svg:viewBox="0 0 3626 2385" svg:d="M13 2385l3613-2385-3617 2206c-13 60-11 121 4 179z">
            <text:p/>
          </draw:path>
          <draw:polygon draw:style-name="gr2" draw:text-style-name="P1" draw:layer="layout" svg:width="0.953cm" svg:height="0.069cm" svg:x="49.043cm" svg:y="31.98cm" svg:viewBox="0 0 954 70" draw:points="954,43 0,0 854,70">
            <text:p/>
          </draw:polygon>
          <draw:polygon draw:style-name="gr2" draw:text-style-name="P1" draw:layer="layout" svg:width="3.59cm" svg:height="1.157cm" svg:x="59.987cm" svg:y="30.143cm" svg:viewBox="0 0 3591 1158" draw:points="234,1158 3591,0 0,1096">
            <text:p/>
          </draw:polygon>
          <draw:polygon draw:style-name="gr2" draw:text-style-name="P1" draw:layer="layout" svg:width="3.185cm" svg:height="2.509cm" svg:x="59.24cm" svg:y="27.939cm" svg:viewBox="0 0 3186 2510" draw:points="0,2510 3186,0 94,2261">
            <text:p/>
          </draw:polygon>
          <draw:polygon draw:style-name="gr2" draw:text-style-name="P1" draw:layer="layout" svg:width="3.096cm" svg:height="0.727cm" svg:x="60.65cm" svg:y="30.745cm" svg:viewBox="0 0 3097 728" draw:points="227,728 3097,0 0,668">
            <text:p/>
          </draw:polygon>
          <draw:polygon draw:style-name="gr2" draw:text-style-name="P1" draw:layer="layout" svg:width="0.953cm" svg:height="0.069cm" svg:x="62.975cm" svg:y="31.98cm" svg:viewBox="0 0 954 70" draw:points="100,70 954,0 0,43">
            <text:p/>
          </draw:polygon>
          <draw:polygon draw:style-name="gr2" draw:text-style-name="P1" draw:layer="layout" svg:width="2.289cm" svg:height="0.348cm" svg:x="61.573cm" svg:y="31.359cm" svg:viewBox="0 0 2290 349" draw:points="195,349 2290,0 0,298">
            <text:p/>
          </draw:polygon>
          <draw:polygon draw:style-name="gr2" draw:text-style-name="P1" draw:layer="layout" svg:width="0.437cm" svg:height="2.535cm" svg:x="57.292cm" svg:y="25.095cm" svg:viewBox="0 0 438 2536" draw:points="438,0 0,2328 54,2536">
            <text:p/>
          </draw:polygon>
          <draw:polygon draw:style-name="gr2" draw:text-style-name="P1" draw:layer="layout" svg:width="1.271cm" svg:height="3.682cm" svg:x="57.667cm" svg:y="25.406cm" svg:viewBox="0 0 1272 3683" draw:points="62,3683 1272,0 0,3448">
            <text:p/>
          </draw:polygon>
          <draw:path draw:style-name="gr2" draw:text-style-name="P1" draw:layer="layout" svg:width="1.726cm" svg:height="3.917cm" svg:x="57.793cm" svg:y="25.635cm" svg:viewBox="0 0 1727 3918" svg:d="M40 3852c6 23 15 45 24 66l1663-3918-1727 3697z">
            <text:p/>
          </draw:path>
          <draw:polygon draw:style-name="gr2" draw:text-style-name="P1" draw:layer="layout" svg:width="0.833cm" svg:height="3.248cm" svg:x="57.507cm" svg:y="25.225cm" svg:viewBox="0 0 834 3249" draw:points="60,3249 834,0 0,3018">
            <text:p/>
          </draw:polygon>
          <draw:polygon draw:style-name="gr2" draw:text-style-name="P1" draw:layer="layout" svg:width="0.125cm" svg:height="1.364cm" svg:x="56.984cm" svg:y="25.017cm" svg:viewBox="0 0 126 1365" draw:points="126,0 0,1230 35,1365">
            <text:p/>
          </draw:polygon>
          <draw:path draw:style-name="gr2" draw:text-style-name="P1" draw:layer="layout" svg:width="2.146cm" svg:height="3.827cm" svg:x="57.932cm" svg:y="25.913cm" svg:viewBox="0 0 2147 3828" svg:d="M130 3828l2017-3828-2147 3745c37 36 81 65 130 83z">
            <text:p/>
          </draw:path>
          <draw:polygon draw:style-name="gr2" draw:text-style-name="P1" draw:layer="layout" svg:width="2.48cm" svg:height="3.017cm" svg:x="58.637cm" svg:y="26.604cm" svg:viewBox="0 0 2481 3018" draw:points="246,2925 2481,0 0,3018">
            <text:p/>
          </draw:polygon>
          <draw:path draw:style-name="gr2" draw:text-style-name="P1" draw:layer="layout" svg:width="2.435cm" svg:height="3.526cm" svg:x="58.177cm" svg:y="26.237cm" svg:viewBox="0 0 2436 3527" svg:d="M13 3527c44 0 88-8 130-24l70-26 2223-3477-2436 3526c4 0 9 1 13 1z">
            <text:p/>
          </draw:path>
          <draw:polygon draw:style-name="gr2" draw:text-style-name="P1" draw:layer="layout" svg:width="3.878cm" svg:height="1.61cm" svg:x="59.482cm" svg:y="29.558cm" svg:viewBox="0 0 3879 1611" draw:points="232,1611 3879,0 0,1550">
            <text:p/>
          </draw:polygon>
          <draw:path draw:style-name="gr2" draw:text-style-name="P1" draw:layer="layout" svg:width="2.321cm" svg:height="3.722cm" svg:x="58.028cm" svg:y="35.105cm" svg:viewBox="0 0 2322 3723" svg:d="M0 40l2322 3683-2166-3723c-55 1-109 16-156 40z">
            <text:p/>
          </draw:path>
          <draw:polygon draw:style-name="gr2" draw:text-style-name="P1" draw:layer="layout" svg:width="2.524cm" svg:height="3.346cm" svg:x="58.344cm" svg:y="35.135cm" svg:viewBox="0 0 2525 3347" draw:points="0,0 2525,3347 249,93">
            <text:p/>
          </draw:polygon>
          <draw:polygon draw:style-name="gr2" draw:text-style-name="P1" draw:layer="layout" svg:width="0.026cm" svg:height="0.499cm" svg:x="56.771cm" svg:y="39.399cm" svg:viewBox="0 0 27 500" draw:points="0,55 27,500 15,0">
            <text:p/>
          </draw:polygon>
          <draw:polygon draw:style-name="gr2" draw:text-style-name="P1" draw:layer="layout" svg:width="0.628cm" svg:height="2.938cm" svg:x="57.407cm" svg:y="36.804cm" svg:viewBox="0 0 629 2939" draw:points="0,223 629,2939 58,0">
            <text:p/>
          </draw:polygon>
          <draw:polygon draw:style-name="gr2" draw:text-style-name="P1" draw:layer="layout" svg:width="1.728cm" svg:height="0.193cm" svg:x="49.069cm" svg:y="33.034cm" svg:viewBox="0 0 1729 194" draw:points="1566,0 0,194 1729,42">
            <text:p/>
          </draw:polygon>
          <draw:polygon draw:style-name="gr2" draw:text-style-name="P1" draw:layer="layout" svg:width="0.267cm" svg:height="2.029cm" svg:x="57.153cm" svg:y="37.817cm" svg:viewBox="0 0 268 2030" draw:points="0,181 268,2030 47,0">
            <text:p/>
          </draw:polygon>
          <draw:polygon draw:style-name="gr2" draw:text-style-name="P1" draw:layer="layout" svg:width="1.049cm" svg:height="3.496cm" svg:x="57.592cm" svg:y="36.09cm" svg:viewBox="0 0 1050 3497" draw:points="0,234 1050,3497 61,0">
            <text:p/>
          </draw:polygon>
          <draw:polygon draw:style-name="gr2" draw:text-style-name="P1" draw:layer="layout" svg:width="1.498cm" svg:height="3.828cm" svg:x="57.732cm" svg:y="35.553cm" svg:viewBox="0 0 1499 3829" draw:points="0,233 1499,3829 61,0">
            <text:p/>
          </draw:polygon>
          <draw:path draw:style-name="gr2" draw:text-style-name="P1" draw:layer="layout" svg:width="1.955cm" svg:height="3.92cm" svg:x="57.845cm" svg:y="35.207cm" svg:viewBox="0 0 1956 3921" svg:d="M0 152l1956 3769-1860-3921c-44 41-77 93-96 152z">
            <text:p/>
          </draw:path>
          <draw:polygon draw:style-name="gr2" draw:text-style-name="P1" draw:layer="layout" svg:width="3.386cm" svg:height="0.942cm" svg:x="60.282cm" svg:y="33.511cm" svg:viewBox="0 0 3387 943" draw:points="0,61 3387,943 233,0">
            <text:p/>
          </draw:polygon>
          <draw:polygon draw:style-name="gr2" draw:text-style-name="P1" draw:layer="layout" svg:width="3.766cm" svg:height="1.386cm" svg:x="59.709cm" svg:y="33.661cm" svg:viewBox="0 0 3767 1387" draw:points="0,61 3767,1387 235,0">
            <text:p/>
          </draw:polygon>
          <draw:polygon draw:style-name="gr2" draw:text-style-name="P1" draw:layer="layout" svg:width="2.756cm" svg:height="0.532cm" svg:x="61.054cm" svg:y="33.313cm" svg:viewBox="0 0 2757 533" draw:points="0,57 2757,533 217,0">
            <text:p/>
          </draw:polygon>
          <draw:polygon draw:style-name="gr2" draw:text-style-name="P1" draw:layer="layout" svg:width="1.728cm" svg:height="0.193cm" svg:x="62.173cm" svg:y="33.034cm" svg:viewBox="0 0 1729 194" draw:points="0,42 1729,194 162,0">
            <text:p/>
          </draw:polygon>
          <draw:path draw:style-name="gr2" draw:text-style-name="P1" draw:layer="layout" svg:width="3.436cm" svg:height="2.481cm" svg:x="59.173cm" svg:y="34.223cm" svg:viewBox="0 0 3437 2482" svg:d="M16 58l69 181 3352 2243-3437-2482c4 19 9 39 16 58z">
            <text:p/>
          </draw:path>
          <draw:path draw:style-name="gr2" draw:text-style-name="P1" draw:layer="layout" svg:width="3.773cm" svg:height="2.234cm" svg:x="59.171cm" svg:y="33.943cm" svg:viewBox="0 0 3774 2235" svg:d="M36 38c-18 34-30 70-36 106l3774 2091-3715-2235c-9 12-17 25-23 38z">
            <text:p/>
          </draw:path>
          <draw:path draw:style-name="gr2" draw:text-style-name="P1" draw:layer="layout" svg:width="3.927cm" svg:height="1.843cm" svg:x="59.306cm" svg:y="33.78cm" svg:viewBox="0 0 3928 1844" svg:d="M135 13c-50 13-96 36-135 67l3928 1764-3742-1844z">
            <text:p/>
          </draw:path>
          <draw:path draw:style-name="gr2" draw:text-style-name="P1" draw:layer="layout" svg:width="3.443cm" svg:height="2.486cm" svg:x="50.362cm" svg:y="34.218cm" svg:viewBox="0 0 3444 2487" svg:d="M3426 65c9-22 14-44 18-65l-3444 2487 3360-2248z">
            <text:p/>
          </draw:path>
          <draw:polygon draw:style-name="gr2" draw:text-style-name="P1" draw:layer="layout" svg:width="0.027cm" svg:height="0.499cm" svg:x="56.173cm" svg:y="39.399cm" svg:viewBox="0 0 28 500" draw:points="0,500 28,55 13,0">
            <text:p/>
          </draw:polygon>
          <draw:path draw:style-name="gr2" draw:text-style-name="P1" draw:layer="layout" svg:width="3.777cm" svg:height="2.235cm" svg:x="50.028cm" svg:y="33.941cm" svg:viewBox="0 0 3778 2236" svg:d="M3744 41c-8-14-17-28-26-41l-3718 2236 3778-2092c-6-35-17-70-34-103z">
            <text:p/>
          </draw:path>
          <draw:polygon draw:style-name="gr2" draw:text-style-name="P1" draw:layer="layout" svg:width="2.756cm" svg:height="0.532cm" svg:x="49.16cm" svg:y="33.313cm" svg:viewBox="0 0 2757 533" draw:points="2540,0 0,533 2757,57">
            <text:p/>
          </draw:polygon>
          <draw:polygon draw:style-name="gr2" draw:text-style-name="P1" draw:layer="layout" svg:width="3.386cm" svg:height="0.942cm" svg:x="49.303cm" svg:y="33.511cm" svg:viewBox="0 0 3387 943" draw:points="3153,0 0,943 3387,61">
            <text:p/>
          </draw:polygon>
          <draw:polygon draw:style-name="gr2" draw:text-style-name="P1" draw:layer="layout" svg:width="3.766cm" svg:height="1.386cm" svg:x="49.496cm" svg:y="33.661cm" svg:viewBox="0 0 3767 1387" draw:points="3533,0 0,1387 3767,61">
            <text:p/>
          </draw:polygon>
          <draw:path draw:style-name="gr2" draw:text-style-name="P1" draw:layer="layout" svg:width="3.929cm" svg:height="1.843cm" svg:x="49.738cm" svg:y="33.78cm" svg:viewBox="0 0 3930 1844" svg:d="M3798 14l-57-14-3741 1844 3930-1765c-39-30-83-52-132-65z">
            <text:p/>
          </draw:path>
          <draw:polygon draw:style-name="gr2" draw:text-style-name="P1" draw:layer="layout" svg:width="1.05cm" svg:height="3.496cm" svg:x="54.33cm" svg:y="36.09cm" svg:viewBox="0 0 1051 3497" draw:points="989,0 0,3497 1051,234">
            <text:p/>
          </draw:polygon>
          <draw:polygon draw:style-name="gr2" draw:text-style-name="P1" draw:layer="layout" svg:width="0.628cm" svg:height="2.938cm" svg:x="54.935cm" svg:y="36.804cm" svg:viewBox="0 0 629 2939" draw:points="570,0 0,2939 629,223">
            <text:p/>
          </draw:polygon>
          <draw:polygon draw:style-name="gr2" draw:text-style-name="P1" draw:layer="layout" svg:width="1.498cm" svg:height="3.828cm" svg:x="53.74cm" svg:y="35.553cm" svg:viewBox="0 0 1499 3829" draw:points="1438,0 0,3829 1499,233">
            <text:p/>
          </draw:polygon>
          <draw:polygon draw:style-name="gr2" draw:text-style-name="P1" draw:layer="layout" svg:width="0.267cm" svg:height="2.029cm" svg:x="55.551cm" svg:y="37.817cm" svg:viewBox="0 0 268 2030" draw:points="0,2030 268,181 220,0">
            <text:p/>
          </draw:polygon>
          <draw:polygon draw:style-name="gr2" draw:text-style-name="P1" draw:layer="layout" svg:width="2.522cm" svg:height="3.343cm" svg:x="52.102cm" svg:y="35.138cm" svg:viewBox="0 0 2523 3344" draw:points="2274,93 0,3344 2523,0">
            <text:p/>
          </draw:polygon>
          <draw:path draw:style-name="gr2" draw:text-style-name="P1" draw:layer="layout" svg:width="1.955cm" svg:height="3.919cm" svg:x="53.17cm" svg:y="35.208cm" svg:viewBox="0 0 1956 3920" svg:d="M1859 0l-1859 3920 1956-3769c-20-59-53-110-97-151z">
            <text:p/>
          </draw:path>
          <draw:path draw:style-name="gr2" draw:text-style-name="P1" draw:layer="layout" svg:width="2.32cm" svg:height="3.72cm" svg:x="52.622cm" svg:y="35.106cm" svg:viewBox="0 0 2321 3721" svg:d="M2164 0l-2164 3721 2321-3681c-47-25-101-39-157-40z">
            <text:p/>
          </draw:path>
          <draw:path draw:style-name="gr2" draw:text-style-name="P1" draw:layer="layout" svg:width="17.255cm" svg:height="17.256cm" svg:x="47.858cm" svg:y="23.817cm" svg:viewBox="0 0 17256 17257" svg:d="M4138 12881l-1106 2156-1330 233zM4138 12881zM3087 2159l1095 2157-2412-2389zM3087 2159zM13000 4316l1085-2157 1303-232zM13000 4316zM13044 12881l2412 2389-1316-233zM13044 12881zM12232 16129c-27-64-74-113-132-143 628-296 1219-673 1758-1126l147 305c-540 445-1130 818-1756 1114 8-49 3-100-17-150zM12232 16129zM9035 16754c793-40 1572-196 2313-458-20 61-19 130 8 195 20 48 53 88 92 118-765 270-1568 430-2386 472 25-42 40-91 40-144 0-70-25-134-67-183zM9035 16754zM6112 16561c25-65 24-133 3-194 677 220 1385 351 2105 387-41 49-66 113-66 183 0 53 14 102 40 144-742-38-1472-173-2171-399 39-31 70-71 89-121zM6112 16561zM3341 14812c610 522 1289 947 2013 1265-56 31-102 82-127 147-19 49-22 101-14 150-725-320-1406-742-2021-1258zM3341 14812zM16935 8155c-69 0-133 25-182 67-37-761-180-1504-420-2212 60 20 128 19 191-6 51-20 92-53 122-94 247 731 395 1499 435 2285-43-25-92-40-146-40zM16935 8155zM16603 11001c-65-24-133-22-194 1 194-636 310-1296 344-1967 49 42 113 67 182 67 54 0 103-15 145-40-35 691-155 1372-353 2026-32-38-74-69-124-87zM16603 11001zM15011 13673c462-584 838-1227 1122-1906 32 56 84 101 149 125 50 18 102 21 151 11-285 680-660 1325-1118 1914zM15011 13673zM15264 3373c426 537 783 1120 1064 1735-50-9-103-5-154 16-63 25-112 70-142 126-282-616-641-1197-1073-1731zM15264 3373zM5024 1127c26 65 74 114 131 144-628 296-1219 673-1757 1126l-148-305c540-445 1130-818 1756-1114-7 49-2 101 18 149zM5024 1127zM8220 503c-793 40-1572 195-2312 458 19-62 18-130-8-194-20-49-53-89-92-119 764-270 1568-430 2386-473-26 43-40 92-40 145 0 70 25 134 66 183zM8220 503zM11143 696c-25 65-24 134-2 195-679-220-1387-352-2106-388 42-49 67-113 67-183 0-53-15-102-40-145 741 39 1470 174 2170 400-39 31-70 72-89 121zM11143 696zM13800 2348c-580-477-1220-869-1899-1168 56-31 102-82 127-147 19-49 23-101 15-150 679 300 1320 689 1903 1160zM13800 2348zM2372 13570c-1108-1404-1716-3145-1716-4942 0-1837 624-3590 1767-5005l2033 964-985-2038c1439-1220 3267-1892 5156-1892 1864 0 3671 655 5100 1844l-998 2086 2078-995c1160 1420 1792 3184 1792 5036 0 1811-616 3563-1740 4973l-2088-991 1013 2098c-1438 1220-3266 1892-5157 1892-1917 0-3765-689-5212-1941l1000-2049zM2372 13570zM320 9102c70 0 134-25 183-67 38 758 181 1502 423 2213-62-21-130-21-194 5-50 20-90 52-121 91-248-733-396-1501-436-2282 42 25 92 40 145 40zM320 9102zM652 6256c64 23 132 22 192 0-193 634-308 1293-341 1966-50-42-113-67-183-67-53 0-103 15-145 40 35-694 154-1374 353-2028 31 39 73 71 124 89zM652 6256zM2271 3551c-475 593-861 1245-1150 1936-33-54-84-99-148-122-51-18-103-21-153-11 291-693 675-1349 1146-1948zM2271 3551zM1915 13784c-391-508-720-1057-984-1635 49 8 100 4 150-16 65-25 114-72 144-129 265 580 598 1130 994 1637zM1915 13784zM15405 13969c1197-1518 1851-3397 1851-5341 0-1992-675-3890-1916-5422l212-1443-1432 210c-1541-1273-3489-1973-5493-1973-2008 0-3961 704-5504 1983l-1519-220 229 1545c-1187 1515-1833 3376-1833 5320 0 1897 625 3738 1770 5237l-235 1569 1519-218c1555 1317 3532 2041 5573 2041 2036 0 4010-721 5562-2031l1433 208z">
            <text:p/>
          </draw:path>
          <draw:polygon draw:style-name="gr2" draw:text-style-name="P1" draw:layer="layout" svg:width="2.278cm" svg:height="2.546cm" svg:x="58.896cm" svg:y="35.342cm" svg:viewBox="0 0 2279 2547" draw:points="0,0 2279,2547 2263,2512 250,94">
            <text:p/>
          </draw:polygon>
          <draw:polygon draw:style-name="gr2" draw:text-style-name="P1" draw:layer="layout" svg:width="2.11cm" svg:height="1.811cm" svg:x="59.363cm" svg:y="34.741cm" svg:viewBox="0 0 2111 1812" draw:points="94,248 1964,1740 2111,1812 0,0">
            <text:p/>
          </draw:polygon>
          <draw:polygon draw:style-name="gr2" draw:text-style-name="P1" draw:layer="layout" svg:width="0.854cm" svg:height="0.961cm" svg:x="59.633cm" svg:y="35.452cm" svg:viewBox="0 0 855 962" draw:points="855,962 772,785 0,0 73,194 23,175">
            <text:p/>
          </draw:polygon>
          <draw:polygon draw:style-name="gr2" draw:text-style-name="P1" draw:layer="layout" svg:width="2.263cm" svg:height="2.529cm" svg:x="51.809cm" svg:y="35.345cm" svg:viewBox="0 0 2264 2530" draw:points="2014,94 14,2495 0,2530 2264,0">
            <text:p/>
          </draw:polygon>
          <draw:polygon draw:style-name="gr2" draw:text-style-name="P1" draw:layer="layout" svg:width="0.935cm" svg:height="1.037cm" svg:x="52.413cm" svg:y="35.442cm" svg:viewBox="0 0 936 1038" draw:points="67,880 0,1038 899,189 859,204 936,0">
            <text:p/>
          </draw:polygon>
          <draw:polygon draw:style-name="gr2" draw:text-style-name="P1" draw:layer="layout" svg:width="2.267cm" svg:height="1.945cm" svg:x="51.349cm" svg:y="34.733cm" svg:viewBox="0 0 2268 1946" draw:points="2268,0 0,1946 114,1891 2174,249">
            <text:p/>
          </draw:polygon>
          <draw:polygon draw:style-name="gr2" draw:text-style-name="P1" draw:layer="layout" svg:width="1.662cm" svg:height="1.551cm" svg:x="51.85cm" svg:y="28.304cm" svg:viewBox="0 0 1663 1552" draw:points="1569,1303 119,45 0,0 1663,1552">
            <text:p/>
          </draw:polygon>
          <draw:polygon draw:style-name="gr2" draw:text-style-name="P1" draw:layer="layout" svg:width="1.496cm" svg:height="1.537cm" svg:x="52.182cm" svg:y="27.835cm" svg:viewBox="0 0 1497 1538" draw:points="1429,1512 1497,1538 0,0 57,124 1255,1447">
            <text:p/>
          </draw:polygon>
          <draw:polygon draw:style-name="gr2" draw:text-style-name="P1" draw:layer="layout" svg:width="1.373cm" svg:height="1.41cm" svg:x="59.29cm" svg:y="27.965cm" svg:viewBox="0 0 1374 1411" draw:points="75,1382 241,1320 1304,148 1374,0 0,1411">
            <text:p/>
          </draw:polygon>
          <draw:polygon draw:style-name="gr2" draw:text-style-name="P1" draw:layer="layout" svg:width="1.562cm" svg:height="1.458cm" svg:x="59.469cm" svg:y="28.388cm" svg:viewBox="0 0 1563 1459" draw:points="0,1459 1563,0 1421,59 93,1211">
            <text:p/>
          </draw:polygon>
          <draw:path draw:style-name="gr2" draw:text-style-name="P1" draw:layer="layout" svg:width="2.199cm" svg:height="1.436cm" svg:x="55.558cm" svg:y="23.467cm" svg:viewBox="0 0 2200 1437" svg:d="M248 1436c-21-3-43-8-63-14-21-7-41-17-60-29-30-18-54-42-72-70s-31-58-40-91-13-66-13-101 1-69 6-100c17-97 53-189 109-274 54-85 122-156 202-214 30-21 62-40 96-57s69-28 106-32c27-3 55-3 80-2s49 11 72 29c23 20 42 41 57 66 14 24 23 50 29 77 4 28 4 55 0 84-6 28-14 55-26 82-7 14-15 27-23 42-9 14-19 28-29 40-4 5-11 12-20 22-10 9-20 18-32 26-11 8-23 14-33 17-11 3-20 0-27-9-5-5-5-11-1-19 4-9 9-15 17-20 18-11 32-26 43-45 10-19 18-39 22-60 4-22 6-44 4-66-1-22-6-42-12-60-8-26-21-47-38-62-17-16-36-28-58-35s-45-10-69-8c-25 1-48 6-71 13-30 10-57 24-82 43-25 18-48 40-68 63-21 24-39 50-55 78s-29 55-39 82c-10 24-18 49-24 75-7 27-10 53-13 80s-2 53 2 80 11 52 22 76c17 39 41 68 70 87 30 19 62 30 96 34 35 3 70 0 106-10 37-10 71-24 102-42 56-33 106-70 151-113s87-89 127-138c39-47 75-95 111-144 36-50 68-101 99-153 15-26 31-51 50-75 18-24 35-49 49-75 14-22 29-45 44-68 17-22 32-45 47-68 16-26 32-51 49-76 17-26 35-50 54-74s39-47 60-70c20-22 42-43 65-62 4-3 9-7 16-13 8-6 15-11 24-17 9-5 18-9 26-11 9-1 15 0 20 5 6 5 7 10 4 17-2 7-7 14-12 21-6 7-13 13-19 19-7 6-12 10-15 13-10 12-18 23-23 35-6 12-10 25-15 40-14 44-21 88-24 132-3 45-5 90-6 136-2 43-4 85-6 127-1 42-3 84-5 127-1 18-1 37-1 57 0 19-2 38-6 56-2 20-6 39-10 58-5 19-9 38-14 57-1 5-3 11-5 18-3 7-5 15-7 22-3 7-5 14-5 21-1 8-1 13 1 17 21-29 40-59 55-91 16-32 34-64 53-94 17-28 33-56 49-85 15-29 31-57 49-85 40-65 79-130 119-194 38-64 79-128 123-190 18-27 37-54 57-82s42-55 64-80c24-26 48-50 74-71s54-38 85-51c15-7 32-10 51-10 18 0 34 4 48 14 19 13 28 32 28 56s-5 45-15 63c-8 12-18 21-28 24-11 4-23 6-35 6-13 0-25-1-38-2-12-1-24-1-36 1-19 4-36 12-51 25s-28 26-40 38c-15 13-29 27-43 42-13 14-26 29-38 44-26 30-51 61-74 92-24 31-46 63-68 96-34 47-65 95-95 145-30 51-58 101-87 152-34 60-68 120-103 180-36 60-71 121-107 181-9 17-19 33-29 48-10 16-21 31-32 46-11 13-21 27-31 41-10 15-20 29-28 42-3 5-9 13-17 24-8 12-17 23-26 33-10 11-20 18-30 23-10 4-18 1-25-10-5-6-6-14-3-23 2-8 5-17 9-26 5-8 9-17 15-25 5-8 9-15 12-22 15-36 26-74 32-113 7-38 11-78 13-118 1-40 2-80 0-120-1-39-2-79-2-118-1-24-1-47 0-70 0-23 1-47 3-71 1-22 2-43 4-64s5-43 7-65c5-31 11-60 18-88s15-57 26-86c2-4 3-9 6-14 1-5 2-10 3-14-37 48-70 99-101 153-29 53-60 106-89 160-32 56-65 111-100 164s-71 107-107 160c-37 55-75 108-115 158-40 49-86 94-138 135-26 20-53 39-83 58-28 18-58 34-90 47-30 13-63 23-96 29-32 6-66 8-100 5z">
            <text:p/>
          </draw:path>
          <draw:path draw:style-name="gr3" draw:text-style-name="P2" draw:layer="layout" svg:width="2.586cm" svg:height="1.822cm" svg:x="55.365cm" svg:y="23.274cm" svg:viewBox="0 0 2587 1823" svg:d="M518 1261c0-1 0-2-1-3-4-9-6-17-7-26-2-11-2-23-1-35 2-17 4-35 8-52s10-33 15-48c8-19 17-39 28-58 10-17 21-33 34-47 5-7 12-14 19-20-12 15-22 31-30 48-36 75-26 160 25 222-14 8-30 14-47 18-9 3-18 4-26 4-2 0-4 0-7 0-3-1-7-1-10-3zM518 1261zM2317 0c-45 0-89 8-129 26-46 20-89 47-129 79-34 27-66 58-96 91-19 23-39 46-57 70 0-58-24-115-70-156-39-36-89-55-142-55-17 0-33 1-49 5-30 7-58 18-85 35-16 9-31 20-44 30-5 4-9 7-12 9l-3 3-5 3c-29 25-57 52-84 81-23 26-46 52-68 79-22 29-43 58-64 88-16 26-33 52-50 77l-1 1-1 2c-12 19-25 38-39 57-19 28-38 56-54 85l-1 1-2 2c-9 17-20 34-32 49 0 1 0 1 0 1-4-8-8-15-12-22-26-44-61-84-102-117-54-44-117-69-183-73-12 0-24-1-36-1-24 0-49 2-74 4-61 7-119 24-174 52-43 21-83 46-120 72-100 72-186 161-254 267-68 107-115 223-136 346v2l-1 2c-6 41-8 85-8 131 0 50 7 100 19 148 14 52 36 101 65 146 33 52 78 95 131 128 33 21 67 38 103 50 32 10 65 17 99 22h4l5 1c16 1 32 2 48 2 34 0 70-3 104-10 45-9 92-22 135-40 42-17 83-39 121-64 33-21 65-44 95-68 63-49 120-104 170-166 32-40 64-82 94-125-1 3-1 5-1 7-4 21-9 42-17 63-9 13-17 27-24 41-11 21-18 41-24 62-17 62-6 128 30 182 40 60 107 96 177 96 29 0 57-6 84-17 36-16 69-39 97-70 15-17 29-34 41-52 11-14 17-24 23-33 7-11 14-22 22-34 8-11 17-22 25-32 15-19 30-40 43-62 12-17 23-35 33-53 35-61 71-120 106-180 37-62 73-124 106-185 29-49 58-99 86-148 26-46 55-90 84-132l2-2 1-2c21-30 42-59 62-87 21-28 43-55 66-81l2-2 2-3c10-12 20-23 31-34 10-11 20-22 32-33l2-2 3-2c1-2 3-4 5-6 8 1 15 1 23 1 34 0 67-6 99-17 52-18 98-55 128-105l2-2 1-3c28-48 42-101 42-160 0-87-40-165-111-214-45-32-100-49-159-49zM2317 0zM2317 193c19 0 34 5 48 14 19 14 29 32 29 56s-5 45-16 63c-8 13-17 21-28 25s-23 6-35 6c-13 0-25-1-38-3-5 0-10-1-15-1-7 0-14 1-21 2-18 4-35 12-51 25-15 13-28 26-40 38-14 14-29 27-42 42-13 14-26 29-39 44-26 30-50 60-74 92-23 31-46 62-69 95-33 47-65 96-94 146s-58 102-87 152c-33 61-68 121-103 180-36 60-71 120-106 181-10 16-19 32-30 48-10 15-21 31-32 45-10 13-21 27-31 42-10 14-19 28-28 41-3 5-9 13-16 25-8 11-18 22-27 33-9 10-19 18-30 22-2 1-5 2-8 2-7 0-12-4-17-11-4-7-6-15-3-23 2-9 5-18 10-26 4-9 9-17 14-25 5-9 10-16 13-23 14-36 26-74 32-112 6-39 10-78 12-118s2-79 1-119c-2-40-3-79-3-119-1-24-1-47 0-70 0-23 1-46 3-71 1-22 3-44 5-65s4-43 7-65c5-30 10-60 17-88s16-57 26-85c2-5 3-10 6-15 1-4 3-9 4-14-37 49-71 100-101 153s-60 106-90 160c-31 57-65 112-100 165s-70 107-107 160c-37 55-75 107-114 157-41 50-87 95-139 135-25 20-52 39-81 58s-59 35-91 47c-31 13-63 23-96 29-23 4-46 6-68 6-11 0-22 0-32-1-22-3-43-8-64-14-21-7-40-16-60-29-29-18-53-41-71-70-19-28-32-58-41-91-8-32-13-66-13-101-1-35 1-68 6-98 17-98 54-189 109-275s122-157 203-215c30-21 61-40 95-57s70-28 107-31c18-2 36-3 54-3 8 0 17 0 25 0 26 2 49 12 72 30 23 19 43 41 57 65 14 25 24 50 29 78 5 27 5 55 0 83-5 29-14 57-26 84-7 13-14 27-23 41s-18 28-29 40c-4 5-11 12-20 22-9 9-20 18-31 26-12 9-24 14-34 17-3 1-5 1-8 1-7 0-14-3-19-10-5-4-5-11-1-19s10-15 17-19c18-12 33-27 43-46 11-18 18-38 22-60 5-22 6-43 5-65-2-23-6-43-13-62-8-25-21-46-37-62-17-16-37-27-58-35-18-5-37-9-57-9-4 0-8 1-12 1-25 1-49 6-72 14-29 9-57 23-82 42s-47 40-68 64-39 51-55 78c-15 28-28 55-39 82-10 24-17 49-24 76-6 26-10 52-13 79-2 27-1 54 2 80 4 26 11 51 22 75 17 40 41 68 70 87 30 19 62 30 96 34 10 1 20 1 29 1 26 0 51-3 78-10 37-11 71-25 103-43 54-32 104-70 149-113 45-42 87-88 128-137 38-47 75-95 110-144 36-49 69-101 99-154 15-26 31-51 50-75 19-23 35-48 50-74 13-23 28-46 44-68 17-23 32-46 46-69 16-24 33-50 49-75 17-25 35-50 54-74 20-24 39-47 60-70 21-22 42-43 65-62 4-3 10-7 17-13s15-11 24-16c8-6 17-9 25-11 3-1 5-1 8-1 5 0 9 2 12 5 6 5 8 11 5 17-3 7-7 14-13 21s-12 14-19 20c-7 5-11 10-14 12-11 12-19 24-24 36s-10 25-15 39c-13 44-21 88-23 132-3 44-5 89-7 135-2 43-4 86-5 127-2 42-3 84-5 128-1 19-2 37-2 57s-2 39-5 57c-3 19-7 38-11 57s-9 38-13 58c-1 4-3 10-6 18-2 7-5 14-7 21s-4 14-5 22c-1 7-1 12 2 16 20-29 39-59 54-91 16-32 34-63 53-94 17-28 34-56 49-85s32-58 49-85c40-66 79-130 118-194s81-128 124-190c18-27 37-54 57-82 20-27 42-54 65-80s47-49 73-70 54-39 85-52c15-7 33-10 51-10z">
            <text:p/>
          </draw:path>
          <draw:path draw:style-name="gr2" draw:text-style-name="P1" draw:layer="layout" svg:width="1.279cm" svg:height="1.436cm" svg:x="55.839cm" svg:y="40.045cm" svg:viewBox="0 0 1280 1437" svg:d="M314 1432c-20-2-40-6-59-11s-37-11-56-19c-49-21-88-49-118-84-29-36-52-79-67-130-14-48-17-99-11-151 7-52 22-103 44-151 22-49 50-95 86-136 34-43 72-77 112-104 53-34 110-60 170-76 19-5 38-7 57-9 20-1 39 2 58 6 42 11 72 30 94 58 21 29 34 61 39 98 4 35 2 72-6 111-9 38-22 72-41 100-10 15-21 30-33 43-12 14-26 26-41 36-4 3-9 7-16 11s-13 8-21 11c-7 3-14 4-21 5-8 2-13-1-18-5-4-4-6-8-5-12 0-4 2-7 5-11s6-8 9-11 7-6 10-8c9-8 18-15 28-22 9-7 15-16 20-27 10-18 18-39 24-64s9-50 8-76c0-25-5-49-14-72s-24-41-44-54c-26-17-54-27-83-28-28 0-56 5-83 15-28 11-53 27-75 46-23 21-42 43-57 67-26 43-48 91-63 143-15 53-21 105-16 155 2 22 6 43 13 66 7 22 16 43 26 61 12 21 28 41 49 60s41 35 60 49c25 18 53 31 84 39 30 8 61 12 91 12s60-6 90-15c30-10 57-24 82-42 14-10 27-22 40-34 13-13 25-26 35-39 17-22 33-47 49-75 15-29 26-57 32-84 10-32 13-66 13-101 0-50-8-98-25-144-17-47-34-93-51-140-8-26-16-51-23-77s-15-52-22-78c-10-33-15-66-15-101s4-69 12-102 20-65 36-96c15-31 34-60 55-86 14-14 28-28 43-41 15-14 30-26 47-36 17-12 37-22 57-32 20-9 41-18 63-24 26-8 54-13 83-15 28-2 50-1 67 3 4 2 8 4 12 4 5 0 8 1 10 2 32 8 59 22 78 44 20 21 35 46 44 75 9 28 15 58 15 89 1 32-3 61-9 88-8 30-18 56-31 79-13 24-31 47-53 69-16 16-34 30-54 40s-41 18-63 22c-7 1-15 3-24 4s-18 1-26-1c-8-1-15-4-21-9-6-4-10-11-10-21 0-11 2-18 8-19s14-2 22-2c24-1 43-7 60-19s31-27 42-46c12-18 21-37 28-58s10-42 13-62c1-18 2-36 0-55-1-20-4-39-11-58-5-18-14-35-25-51-10-15-25-27-42-36-20-9-40-14-61-14-20 0-41 4-60 12-20 8-39 19-55 34-16 14-30 30-40 47-13 21-23 45-31 71s-13 52-14 76c-2 40 3 79 15 116 11 37 24 74 37 111 8 21 16 41 24 61 8 21 15 41 22 64 17 53 31 109 42 166 10 56 10 113-1 169-9 44-24 87-48 129s-50 80-78 114c-27 31-58 59-94 84-36 24-75 45-115 62-42 17-84 30-126 40-44 9-86 13-126 12-20 0-40-2-61-5z">
            <text:p/>
          </draw:path>
          <draw:path draw:style-name="gr3" draw:text-style-name="P2" draw:layer="layout" svg:width="1.665cm" svg:height="1.823cm" svg:x="55.646cm" svg:y="39.851cm" svg:viewBox="0 0 1666 1824" svg:d="M1273 0c-14 0-29 0-43 1-42 4-82 11-121 22l-2 1-3 1c-29 9-58 21-86 34-27 13-53 27-78 43l-1 1c-25 16-49 34-72 55-18 17-36 35-54 53l-2 3-3 3c-33 38-60 80-83 126-21 43-38 89-49 135-7 27-12 55-14 83-2 0-4 0-6 1-33 1-66 6-96 14-81 22-158 56-228 102l-1 1c-55 37-107 83-153 139-47 55-85 117-114 182-30 65-49 134-59 204-10 79-5 157 17 232 23 77 58 144 104 199 49 59 113 105 190 138 29 12 56 22 85 29 27 6 53 11 80 15 29 4 57 6 85 6 5 1 9 1 14 1 50 0 102-6 154-17 54-12 108-28 161-50 53-23 103-50 149-81 50-34 95-74 133-119l1-1c35-43 68-90 98-142 34-61 58-125 69-190 15-79 15-159 1-238-5-31-12-62-19-93 30-8 60-20 89-34 37-20 72-45 102-75 34-35 63-73 85-112 20-37 36-79 48-124 11-45 17-91 15-139 0-52-9-102-25-149-18-54-46-102-83-143-44-48-100-82-166-99-7-2-13-4-20-5l-6-2c-29-8-59-11-93-11zM1273 0zM1273 193c16 0 30 2 42 5 4 2 7 3 12 3 5 1 7 1 9 2 33 8 59 23 79 44 19 22 34 47 43 75 10 28 15 58 15 90 1 31-2 60-9 87-8 30-18 57-31 80s-30 46-52 68c-16 16-35 30-55 40-20 11-41 18-63 22-7 2-16 3-25 4-3 1-7 1-10 1-6 0-11-1-15-1-8-2-16-5-22-9-6-5-10-12-10-21 0-11 2-18 9-20 5-1 14-2 22-2 23 0 44-7 60-19 17-12 31-27 43-45 11-18 20-38 27-59s11-42 13-62c2-17 2-36 1-55-2-20-5-39-12-57-5-19-13-36-25-52-10-15-25-27-42-35-20-10-41-15-62-15-20 0-40 4-60 12-19 8-38 20-54 34-16 15-30 31-40 48-12 21-23 44-31 71-8 26-13 51-14 75-1 40 3 79 15 116 11 38 24 74 37 111 8 21 16 42 24 62s15 41 22 63c17 54 31 110 41 166s10 113-1 169c-8 44-23 88-47 130s-50 80-78 113c-26 32-58 60-94 84-35 24-74 45-115 63-42 17-83 30-126 39-40 8-77 12-114 12-4 0-7 0-11 0-21 0-41-1-60-4-21-3-40-7-60-12-19-4-38-10-57-18-48-21-88-50-118-85-29-36-52-79-67-129-14-49-18-99-11-152 8-52 22-102 44-151s51-94 86-136c34-42 72-77 113-104 53-34 109-59 170-76 18-4 37-7 56-8 4-1 7-1 10-1 16 0 33 3 49 6 41 11 72 30 93 59 21 28 34 60 39 97 5 36 3 73-6 111-9 39-22 72-40 101-10 15-22 29-34 43-12 13-26 25-41 36-4 3-9 6-16 10-7 5-13 8-20 11-8 3-15 5-22 6-2 0-3 0-3 0-6 0-11-2-15-6s-6-8-5-11c0-4 2-8 5-12s6-7 9-11c4-3 7-6 10-7 9-8 18-16 28-23 9-7 16-16 20-26 10-18 18-40 24-65s9-50 9-75c-1-26-6-50-15-72-9-24-23-41-44-55-26-17-54-26-83-27-2 0-4 0-6 0-27 0-52 5-77 15-27 11-51 26-74 46-23 21-41 42-57 66-27 43-48 91-64 144-15 53-20 104-16 155 2 21 7 42 13 65 7 23 16 43 26 61 12 21 28 41 49 60 22 19 42 36 61 49 25 18 52 32 83 40 29 7 57 11 86 11 2 0 4 0 5 0 30 0 61-5 91-15 29-9 56-23 81-42 14-10 27-21 40-34 13-12 25-25 35-39 17-22 34-47 49-75s26-56 33-84c9-32 13-65 13-101 0-49-9-98-26-144s-34-93-50-139c-9-26-17-52-24-78s-14-52-22-78c-10-32-15-66-15-101 0-34 4-69 13-102 8-33 19-65 35-96 15-31 34-59 55-85 14-15 28-28 43-42 15-13 31-25 47-36 18-11 37-22 57-32 20-9 41-17 62-24 27-8 54-13 83-15 10-1 19-1 27-1z">
            <text:p/>
          </draw:path>
          <draw:path draw:style-name="gr2" draw:text-style-name="P1" draw:layer="layout" svg:width="1.812cm" svg:height="1.436cm" svg:x="47.153cm" svg:y="31.693cm" svg:viewBox="0 0 1813 1437" svg:d="M296 1435c-5-4-9-10-12-17-1-8-2-16-2-25 1-9 2-17 4-26 2-8 4-15 6-21 8-37 21-72 38-105 18-34 35-66 51-99 18-34 37-68 55-102 20-33 39-66 59-99 19-30 38-61 54-93 17-31 34-64 51-96 11-18 21-37 31-55s20-37 29-56c20-43 37-86 54-130 17-43 33-88 48-133 8-25 15-50 22-75s11-50 13-76c1-17 1-33-2-49-2-16-6-32-11-46-6-14-14-27-24-37-11-11-25-19-42-25-20-7-38-9-57-8-18 2-37 5-56 11s-37 13-54 22-33 19-49 28c-32 19-63 42-90 68-28 26-53 53-77 82-14 16-26 33-38 50s-24 35-35 54c-13 19-24 39-35 60-12 20-21 41-30 63-8 21-17 43-24 67-7 25-12 50-16 75-3 25-4 50-3 75 2 25 7 48 16 69 8 20 22 36 45 47s43 17 63 19c28 2 55-3 81-16 26-12 49-27 71-46 3-2 11-9 21-20 12-10 23-20 34-30 12-11 23-18 33-23 9-5 16-3 20 6 3 8 2 17-3 28s-10 19-14 25c-18 28-42 54-72 78-29 25-58 46-85 64-30 18-60 33-92 43s-65 14-99 12c-19-2-37-6-55-12-16-7-31-16-44-30-18-15-32-33-42-52-11-20-18-40-24-62-5-22-8-44-8-66s1-45 3-67c8-53 22-104 41-151 20-48 43-94 71-140 20-35 43-65 68-92 26-28 52-55 79-83 42-45 90-85 145-120 56-35 114-60 175-77 38-10 77-17 118-20 40-3 80 1 118 15 38 13 69 34 96 62 26 28 45 62 55 100 5 21 8 42 10 64 2 21 2 43 1 65 0 31-4 63-12 95s-17 63-28 93c-19 62-47 121-80 178-16 26-34 51-51 75-18 25-36 49-54 74-16 21-32 42-46 64s-29 43-46 64c-14 19-29 38-46 58-16 20-29 41-40 63 7-4 13-8 19-12 4-3 9-6 13-9 5-2 8-5 10-7 51-45 100-93 145-143 46-51 90-103 133-155 36-45 70-90 104-135 35-45 68-91 100-138 14-22 29-43 45-63 15-21 30-41 46-63 12-16 24-33 36-51s25-35 37-51c9-13 18-24 27-35s17-23 24-35c3-5 7-12 13-20 5-8 11-15 18-21 7-7 14-11 21-13 8-3 15-1 23 5 6 5 8 10 9 16s-1 13-3 19-5 12-10 19c-4 6-7 11-10 15-23 30-40 62-50 94s-21 65-33 100c-7 20-12 39-14 59-1 20-3 40-6 59-7 40-12 81-16 121s-13 79-26 118c-9 24-17 49-26 74-9 24-17 49-25 73-6 22-13 44-19 67-6 24-16 44-29 63-2 2-5 6-7 13-2 8-5 16-9 25 0 1-1 2-1 3s-1 3-1 5c24-19 44-41 62-66 18-26 37-50 56-71 10-11 21-23 31-36 10-12 20-24 31-35 10-13 21-26 30-40 10-14 20-27 32-38 23-21 43-43 61-67 18-23 36-47 53-71 13-18 26-37 39-56 12-19 24-38 34-57 14-26 27-52 40-78 14-26 26-53 36-80 8-23 15-48 22-76 2-9 3-17 5-26 1-8 1-18-1-27-2-10-8-17-15-22-7-6-14-11-21-17-6-7-11-14-15-22-3-8-6-17-8-25-3-17-1-36 4-55s14-35 25-49c17-19 35-31 55-36 20-6 42-6 66-1 18 4 32 11 42 22s18 24 22 38c5 15 8 30 10 47 1 17 2 33 2 48 1 40-4 78-16 114-13 36-28 71-47 107-13 22-26 43-39 64-14 21-27 43-41 64-12 18-24 36-35 54s-23 36-36 52c-17 19-32 38-48 57s-32 39-48 58c-29 33-59 65-91 95-31 30-62 62-90 96-30 34-59 68-90 101s-61 67-91 101c-16 18-33 36-50 54s-34 37-50 55c-16 19-32 38-47 59-15 20-27 40-38 61-5 11-8 19-9 25s-7 12-17 20c-5 4-11 8-19 11-8 4-15 5-21 3-11-3-16-11-16-24-1-14 1-28 4-44 4-16 9-31 15-46s9-25 11-31c27-72 49-143 65-215 8-40 15-80 19-119 5-40 12-80 23-120 6-26 14-50 22-74s15-48 19-73c1-3 3-8 5-14 1-7 4-14 7-20 3-7 5-13 7-19s3-9 5-10c1-2 2-5 2-9 0-3-1-3-3 0-3 3-9 13-20 29-3 4-6 8-10 13s-7 8-10 10c-13 13-24 28-33 44-9 17-19 31-33 42-10 10-20 20-29 32-8 11-17 22-27 33-28 28-54 58-80 89-25 30-51 60-79 89-31 32-62 64-94 95s-65 60-100 88c-14 13-29 24-43 35-15 11-28 23-42 37-14 13-30 27-43 41-14 14-27 29-41 45-4 5-10 14-17 27-6 14-15 27-23 41-9 13-18 24-28 33-9 9-18 11-27 7z">
            <text:p/>
          </draw:path>
          <draw:path draw:style-name="gr3" draw:text-style-name="P2" draw:layer="layout" svg:width="2.198cm" svg:height="1.822cm" svg:x="46.959cm" svg:y="31.5cm" svg:viewBox="0 0 2199 1823" svg:d="M566 773c1-1 2-3 2-4l1-3 1-3c6-15 13-29 20-43 8-16 17-31 27-45l1-1 1-2c9-16 20-31 30-46 9-12 18-25 28-37 19-22 39-44 61-65 12-11 24-21 38-30-2 5-4 11-5 17-14 41-29 83-45 123-10 27-21 54-33 81-22 3-45 10-66 20s-41 23-61 38zM566 773zM916 0c-13 0-26 0-40 1-52 4-104 14-154 27-78 21-153 55-225 100-68 43-129 94-182 150-27 28-54 56-80 84-34 37-65 79-93 124-31 53-60 109-83 165-26 62-44 129-54 198v1 2c-4 31-5 65-5 97 1 36 5 72 14 107 9 37 23 74 41 108 20 37 47 72 80 101 31 31 68 55 110 70 31 12 65 20 100 23-20 41-35 84-46 128-3 10-6 20-8 31-4 19-7 39-8 58-2 27 1 55 8 82 13 54 46 101 91 131l7 4 6 4c32 17 68 27 104 27 55 0 109-22 151-63 21-19 40-42 57-69 11-18 22-36 31-53 1-1 1-2 2-3 7-9 15-17 22-24 12-12 24-24 37-36l3-3 2-2c7-7 15-14 23-20 16-12 33-26 49-40 2-2 4-4 7-5-8 31-11 63-10 93 3 97 63 176 154 203 20 6 41 9 61 9 35 0 67-8 99-23 21-10 40-21 57-35 41-32 67-70 81-114 4-9 11-19 18-28 11-16 24-32 37-46 14-17 29-33 45-49 18-20 36-40 54-59 29-34 59-66 88-97 31-35 64-71 95-107l1-1 2-2c22-28 47-54 73-79 36-34 71-71 104-109 17-21 34-41 50-60s30-37 46-56l2-1v-1c19-23 37-49 53-76 10-16 20-32 30-48 14-21 28-42 43-65 15-24 30-49 45-74 25-46 46-92 61-139 19-57 27-116 27-178 0-20-1-41-3-62-3-32-9-63-19-92-14-40-35-76-63-107-37-41-87-69-145-81h-1-1c-24-5-47-7-71-7-28 0-55 3-82 10-58 15-111 49-153 99-4 4-7 8-10 13-27-12-55-17-84-17-23 0-45 3-67 10-34 12-65 30-91 55-19 17-35 37-49 58-7 10-12 18-15 24-3 5-6 9-9 14-20-53-49-100-87-140-48-51-106-89-173-113-52-18-106-27-160-27zM916 0zM916 193c32 0 64 5 95 16 37 13 69 34 96 62 27 29 45 62 56 100 4 21 8 42 9 64 3 22 3 43 2 65 0 31-4 62-12 94-9 32-18 63-28 93-20 62-48 122-82 178-16 26-33 52-51 76-17 25-35 49-53 74-17 21-32 43-47 64-14 22-29 43-45 64-15 19-30 39-47 58-15 20-29 41-39 63 6-4 12-8 18-12 5-3 9-6 14-8 4-3 7-6 9-7 51-46 100-94 146-144 45-51 90-103 132-155 37-46 72-91 105-136 35-45 68-91 100-138 15-22 30-43 45-63s30-41 46-62c12-16 24-33 36-51s25-35 37-51c9-12 19-24 28-35 8-11 16-23 24-35 3-5 7-11 12-20 5-8 11-15 18-21s14-11 21-13c2-1 4-1 6-1 5 0 11 2 16 6 6 5 9 10 10 16 0 7-1 13-3 19-3 6-6 13-10 19-5 6-8 11-11 15-22 31-39 62-49 94-9 32-21 65-33 100-7 19-11 38-13 59-2 20-4 39-7 58-7 41-12 81-16 121s-12 79-26 119c-9 25-17 49-26 74-8 24-17 49-24 74-7 21-13 43-20 66-5 24-15 45-29 63-2 2-4 6-7 13-2 8-5 16-9 26 0 1 0 2 0 3-1 0-1 2-1 4 23-18 43-40 61-66 19-26 37-49 57-71 10-11 20-23 30-36 10-12 21-24 31-35 11-13 21-26 30-40 10-14 21-27 32-38 22-21 42-43 60-68 19-23 36-47 53-71 14-18 27-37 39-56 13-19 24-38 35-57 13-26 27-52 40-78s25-52 36-80c7-22 15-47 21-75 2-8 4-17 5-26 2-8 2-17 0-27-3-9-8-17-16-22-6-5-14-11-20-17-7-6-12-14-15-22-4-8-6-16-8-25-3-17-2-35 3-55 6-19 14-35 25-48 17-20 35-32 55-37 10-3 21-4 33-4 11 0 22 1 33 3 18 4 32 12 43 23 10 11 17 23 22 38 4 14 8 30 9 46 2 17 2 33 2 48 1 41-4 79-16 114-12 36-28 72-47 106-13 22-25 44-39 65-13 21-27 42-41 63-12 18-23 36-34 54-11 19-23 36-36 52-17 19-33 38-49 57-16 20-32 40-48 59-29 33-59 65-90 95-32 31-62 62-89 96-30 34-60 68-91 101s-61 66-90 100c-17 18-33 36-50 55-18 18-35 36-51 55-16 18-32 38-46 58-15 20-28 41-38 62-5 10-9 18-10 24s-7 13-16 20c-5 4-11 8-20 12-6 2-11 4-16 4-1 0-4-1-6-2-10-2-16-10-16-24-1-13 1-28 5-44 4-15 9-31 14-46 6-15 10-25 12-31 28-71 49-143 66-213 8-41 14-81 19-120 4-40 11-80 22-120 7-25 14-49 22-73s15-50 20-75c1-3 2-7 4-14s4-13 7-20 5-13 8-19c1-6 2-9 4-10 1-2 2-5 2-9 0-1 0-2 0-2-1 0-2 1-3 2-3 3-9 13-19 29-3 4-7 8-10 13-4 5-8 8-11 10-13 14-24 28-33 45-8 16-19 31-32 42-11 10-21 20-29 32-9 11-18 22-28 33-29 28-55 59-81 89-25 31-51 60-79 89-31 33-62 64-94 95-32 30-65 60-100 87-14 13-29 24-43 35-14 12-28 24-41 37-15 13-29 27-43 41s-27 29-41 45c-3 5-9 14-16 28-7 13-15 26-24 40-9 13-18 25-27 33-7 6-13 10-18 10-4 0-7-1-10-3-5-4-9-10-11-17-2-8-3-16-2-25 0-8 1-17 4-26 1-8 3-15 5-21 9-36 21-71 39-105 17-33 34-66 50-99 19-34 37-67 56-101 18-33 38-66 58-98 19-31 37-62 53-94 17-31 34-63 51-96 11-18 21-37 31-56 11-18 20-36 30-56 19-43 37-86 53-130 17-43 33-87 49-132 7-25 15-50 21-75 7-25 11-50 13-76 1-16 1-33-2-49-1-16-5-32-11-46s-14-27-24-37c-11-11-25-19-42-25-16-5-31-8-47-8-3 0-6 0-10 1-18 1-37 5-56 10-18 6-37 13-53 23-18 9-34 18-49 27-33 20-63 42-90 68s-53 53-77 82c-13 16-26 33-38 50s-23 35-35 53c-12 19-24 39-35 60-12 20-21 42-30 64-8 20-16 42-23 66-8 25-12 50-16 75-3 26-5 51-3 76 1 25 7 48 15 69s23 36 45 47c23 11 44 18 63 19 4 1 8 1 11 1 24 0 49-6 71-17 25-12 49-27 70-45 4-3 11-10 22-20 10-11 21-21 32-31 12-10 23-18 33-23 3-2 7-3 10-3 4 0 8 3 11 9 3 8 2 17-4 28-5 11-10 20-14 25-18 28-42 54-70 78-30 25-59 46-86 65-30 18-60 32-92 42-26 8-54 12-83 12-5 0-11 0-16 0-19-2-37-6-54-12s-32-16-45-30c-17-15-31-32-42-52-10-20-18-40-23-62-6-21-9-43-9-66-1-22 1-46 4-68 7-53 21-104 41-151 19-47 42-94 70-140 21-33 44-64 69-91s51-55 78-83c42-45 90-85 145-120 56-35 113-60 174-76 38-11 77-18 118-21 8-1 17-1 24-1z">
            <text:p/>
          </draw:path>
          <draw:path draw:style-name="gr2" draw:text-style-name="P1" draw:layer="layout" svg:width="1.328cm" svg:height="1.435cm" svg:x="64.291cm" svg:y="31.694cm" svg:viewBox="0 0 1329 1436" svg:d="M723 394c27 1 54-1 81-7s52-13 77-21c27-9 53-19 79-29 26-11 52-23 77-36 13-7 29-15 46-25 16-9 32-20 48-33 16-12 30-26 41-40 12-14 19-30 22-46 2-10 1-20-3-29-4-8-9-16-15-24-9-13-23-23-41-29s-36-8-52-8c-13 1-26 2-38 5s-24 7-36 10c-52 15-103 36-153 65s-91 65-123 108c-8 12-17 25-25 38s-15 26-22 39c-3 6-5 12-8 17-2 6-4 13-4 18s2 10 5 14c2 3 8 6 17 8 9 3 18 5 27 5zM723 394zM341 1434c-55-6-106-19-154-40-33-14-61-33-85-56-26-25-47-53-62-83-15-31-26-64-33-97-7-34-7-69-7-105 2-36 7-70 14-104 9-33 22-65 37-95 17-30 36-59 57-86 22-26 46-51 72-74s54-44 82-64c14-10 30-20 47-28 16-9 33-17 49-25 30-12 58-22 85-28 11-3 24-6 38-8 15-1 25-7 31-15 4-6 5-14 5-23s-2-18-6-27-9-17-14-25-10-13-15-17c-14-10-28-16-44-19-17-3-33-7-48-13-25-10-50-23-74-37-22-16-42-34-62-56-18-21-30-45-36-72-6-26-8-53-4-79 5-27 14-51 30-73 15-23 36-40 62-51 62-27 126-37 192-33 7 0 18 1 34 2 17 2 33 6 48 10 15 5 27 12 36 20 8 8 9 19 1 34-6 9-14 14-24 15s-21 0-33-2c-12-3-23-7-35-11-11-3-20-6-27-7-29-3-56 2-80 15s-44 31-58 53-22 46-23 73 8 52 26 76c3 5 11 14 26 27 14 13 30 25 46 36 17 12 33 20 47 24 16 4 25-1 29-17 18-66 51-122 99-170 47-47 103-84 166-110 51-21 105-39 160-53 56-14 113-18 169-14 30 2 61 6 92 13 30 7 58 20 84 39 32 24 48 50 48 79 1 30-7 58-23 87-17 28-38 53-64 76-27 23-51 41-74 52-20 12-41 20-62 28-21 7-42 13-63 19-35 10-71 18-106 24-34 7-70 13-106 18-23 3-47 4-70 5s-47 2-71 3c-10 0-20 0-28 1-8 0-11 7-9 21 1 8 4 14 9 18 6 3 11 5 18 5 7 1 14 0 22-1s16-2 23-2c22-1 46-1 70 0 23 1 45 4 67 10 16 4 33 9 51 15 19 6 33 16 41 29 6 10 8 20 7 29-2 10-5 19-10 27-5 9-12 17-20 23-7 7-16 12-24 16-19 9-40 14-62 16-23 2-46 2-69 0-22-2-45-6-68-11-22-5-43-11-61-19-8-4-17-9-26-14-8-5-17-10-27-14s-19-7-28-9c-9-1-19-1-28 2-21 7-42 17-62 31-20 13-39 25-59 37-19 13-37 27-55 42-18 14-35 30-50 48-24 28-44 60-58 95s-26 71-33 108c-6 28-8 56-7 85 2 29 7 59 16 86s21 52 38 76c18 23 39 43 66 58 30 18 62 28 95 33 35 5 69 5 103 1 35-4 69-12 103-22 34-11 66-23 96-36 19-8 38-17 55-28 19-10 36-21 54-32 22-17 44-34 65-53 20-19 41-38 59-61 19-20 35-41 48-63 13-23 27-45 44-67 5-6 10-14 17-23 7-10 14-16 22-17 10-3 17 0 19 8 2 9 3 17 2 24-4 28-15 54-34 78-20 24-37 47-53 68-16 23-33 44-49 64-17 20-35 39-54 59-18 19-39 37-60 53s-42 34-61 53c-10 10-23 19-38 27-15 7-29 14-42 20-16 8-31 16-45 25-14 10-29 17-46 21-48 16-96 30-143 40-48 11-98 14-150 9z">
            <text:p/>
          </draw:path>
          <draw:path draw:style-name="gr3" draw:text-style-name="P2" draw:layer="layout" svg:width="1.715cm" svg:height="1.821cm" svg:x="64.097cm" svg:y="31.501cm" svg:viewBox="0 0 1716 1822" svg:d="M717 1010c12-7 24-15 36-22 3 1 6 2 9 4l2 1h1c29 12 59 22 93 30 31 7 64 12 96 15 16 2 33 2 50 2s34-1 50-2c6-1 10-1 15-2-11 18-22 35-32 53-6 10-13 20-22 30-15 16-30 32-47 46-14 13-29 25-45 36-13 9-26 17-40 26-10 6-21 10-31 15l-4 1-4 2c-22 10-47 19-73 27-23 7-46 12-69 16-9 1-17 1-25 1-9 0-19-1-27-2-9-1-17-4-25-9-4-1-5-3-6-5-5-7-8-13-11-20-3-12-5-23-6-36 0-13 0-25 3-37 5-24 13-49 23-74 6-16 14-29 24-41l1-1 1-1c7-9 15-16 23-23 13-10 26-20 40-30zM717 1010zM661 0c-82 0-162 16-239 50-60 27-108 67-144 119-32 46-52 97-61 151-8 51-6 103 6 155 13 57 40 109 79 154 12 14 24 27 37 39-32 22-62 46-92 72-35 31-67 64-96 99-29 37-54 76-76 116-24 44-42 91-54 140l-1 2v2c-11 44-17 90-20 136-1 52 1 103 11 153s27 99 50 145c25 51 59 96 100 137 41 38 88 69 141 93 66 29 138 48 212 55l2 1h1c22 2 44 3 66 3 48 0 96-5 143-16 53-11 108-26 160-44 32-10 62-24 91-42 9-6 18-11 28-15 12-7 26-14 40-20 34-17 65-38 90-64 13-13 27-25 41-36 29-22 57-46 81-72 23-23 46-46 65-70 19-23 38-48 56-73 15-19 31-39 48-61 41-51 66-109 75-172l1-1v-2c3-32 1-66-8-98-24-86-95-145-179-153 16-28 26-59 31-92 2-12 3-24 3-36 4-1 9-3 13-4 29-10 59-23 88-38 37-19 74-44 113-78 42-37 77-79 104-126 33-58 50-121 49-185-1-52-18-150-124-231l-1-1h-1c-48-36-101-60-159-73-39-8-79-14-119-16-18-2-39-3-58-3-56 0-114 7-170 21-55 14-108 31-158 51-28-22-59-38-95-50-27-8-55-14-82-17-21-3-36-4-49-4-13-1-26-1-39-1zM661 0zM936 587c20 0 40-3 61-8 27-6 52-13 78-20 26-9 52-19 79-29 25-11 51-23 75-36 14-7 29-15 46-24 17-10 34-21 50-33 16-13 29-26 41-41 11-14 18-29 21-46 2-10 1-20-3-28-4-9-8-17-14-25-10-13-23-23-42-28-18-6-35-9-52-9-14 1-26 3-38 6s-25 6-37 10c-51 14-101 36-152 64-50 29-91 65-122 108-9 12-17 25-26 38-8 13-15 26-22 40-3 5-5 11-7 17-3 6-4 11-4 16 0 6 1 10 4 14s9 7 17 9c9 2 18 4 28 4 6 0 12 1 19 1zM936 587zM661 193c10 0 20 0 30 1 7 0 18 1 35 3 16 2 32 5 47 10s27 11 36 19 9 20 1 34c-5 10-13 15-23 16-3 0-5 0-8 0-8 0-16-1-25-3-12-3-24-6-36-10-11-4-20-6-27-7-5-1-10-1-15-1-23 0-44 5-65 16-24 13-43 30-58 52-14 22-21 47-23 73 0 27 8 53 27 76 2 5 11 14 25 27s30 25 47 37c16 11 32 19 47 23 3 0 7 1 9 1 10 0 16-6 19-17 18-66 51-123 99-170 48-48 104-84 167-110 51-22 104-40 160-54 42-10 83-15 124-15 15 0 29 0 44 1 30 2 61 7 92 13 31 7 59 20 85 39 31 24 47 51 48 80 0 29-7 58-24 86-16 28-37 54-64 77-26 23-51 40-74 51-20 11-41 20-61 27-23 7-44 14-64 19-36 10-71 18-105 25-35 6-70 12-107 17-23 3-46 5-69 6-24 1-47 2-71 3-11 0-20 0-28 0-9 1-12 8-9 21 0 9 3 15 9 18 5 3 11 5 17 6 2 0 4 0 6 0 5 0 11-1 17-2 8-1 15-2 22-2 12 0 23 0 34 0 12 0 24 0 36 0 23 1 46 5 68 10 15 4 32 9 51 15 18 7 32 16 41 30 6 9 8 19 6 28-1 10-4 19-10 28-5 8-11 16-19 23-8 6-16 12-25 16-19 8-39 13-62 15-11 1-23 2-34 2s-23-1-34-2c-23-2-46-5-69-10-22-6-42-12-61-20-8-4-17-8-25-13-9-6-18-11-28-15-9-4-18-7-28-8-2-1-6-1-9-1-6 0-12 1-18 3-22 6-42 16-62 30-21 13-40 26-59 37-19 14-38 27-55 42-18 14-35 31-50 50-24 27-43 59-58 94-14 36-26 72-33 108-6 28-9 56-7 86 1 29 7 57 15 84 10 28 22 53 40 76 17 24 39 43 65 59 29 17 61 28 95 32 18 3 35 4 54 4 16 0 32-1 49-3 34-4 68-12 102-22s66-22 96-36c19-8 38-17 56-27 18-11 36-22 53-33 23-17 45-34 65-53 21-18 41-38 60-59 18-20 34-42 46-64 13-23 28-45 44-67 5-5 11-13 17-23 7-9 14-15 23-17 3-1 5-1 7-1 7 0 11 3 12 9 3 9 4 17 3 25-4 28-16 53-36 77-19 24-37 47-53 68-15 22-32 43-48 63-17 20-35 40-54 59-18 19-38 37-59 53-22 16-43 34-61 53-11 11-24 20-38 27-15 7-30 14-43 21-15 7-30 16-45 25-14 9-29 16-45 21-48 16-96 29-144 40-33 7-66 11-101 11-16 0-32-1-48-2-55-6-107-20-155-41-32-14-61-33-85-56-25-25-46-52-61-83-16-31-27-63-33-97-7-34-9-69-8-104 2-35 7-70 15-103 8-34 21-66 37-96 17-30 35-59 57-85 21-27 45-53 72-76 26-23 53-44 82-63 15-11 31-20 47-29s32-17 49-24c30-13 58-22 85-29 10-3 23-5 37-7 15-2 26-7 32-16 3-6 5-13 4-22 0-9-2-18-6-28-4-9-8-17-14-25-5-7-10-13-15-17-13-9-28-16-44-19-16-2-32-7-48-13-25-10-50-22-72-37-22-14-43-32-63-54-17-21-31-45-37-72s-7-54-3-80c5-26 14-51 31-73 15-23 36-40 61-51 52-23 106-34 161-34z">
            <text:p/>
          </draw:path>
        </draw:g>
        <draw:g draw:style-name="gr1">
          <draw:path draw:style-name="gr4" draw:text-style-name="P3" draw:layer="layout" svg:width="14.909cm" svg:height="14.909cm" svg:x="23.169cm" svg:y="113.925cm" svg:viewBox="0 0 14910 14910" svg:d="M7625 237c-65-1-117-55-115-121 1-66 56-117 121-116 66 1 118 56 116 122-1 64-54 115-118 115-1 0-2 0-4 0zM7625 237zM7158 241c-65 3-121-48-123-113-3-66 48-121 114-124 66-3 120 49 123 114 3 65-48 121-114 123zM7158 241zM8093 263c-66-5-114-63-108-128 6-66 63-114 128-108 66 6 114 64 108 128-5 63-57 109-118 109-3 0-7 0-10-1zM8093 263zM6561 170c-7-66 41-124 106-131 65-7 124 41 131 106 6 65-40 124-106 130-4 1-9 1-13 1-60 0-111-45-118-106zM6561 170zM8557 320c-65-10-110-71-100-136 10-65 70-109 135-99 65 10 110 70 100 136-9 58-60 100-118 100-5 0-12-1-17-1zM8557 320zM6092 243c-11-65 32-127 97-137 64-12 126 31 137 96 11 65-32 126-97 137-7 2-14 2-20 2-57 0-107-41-117-98zM6092 243zM9016 406c-64-15-105-78-90-142 14-64 77-104 141-90 64 14 105 77 91 142-13 55-62 92-117 92-8 0-16-1-25-2zM9016 406zM5628 346c-15-65 23-128 87-144 65-15 129 24 144 88 15 64-25 128-88 143-10 2-19 4-28 4-54 0-102-37-115-91zM5628 346zM9469 521c-63-18-100-84-82-147 19-63 85-100 148-81 63 18 99 84 81 147-15 52-62 86-114 86-11 0-22-2-33-5zM9469 521zM5172 478c-20-63 15-129 78-148 62-20 129 16 148 78 20 63-16 129-79 148-10 4-22 6-34 6-51 0-98-33-113-84zM5172 478zM9913 666c-62-23-93-91-71-152 22-62 90-94 152-72 62 23 93 91 71 152-17 49-63 79-111 79-14 0-27-3-41-7zM9913 666zM4724 640c-23-62 8-130 69-153 62-24 130 7 154 69 23 61-8 129-69 153-14 5-28 7-42 7-49 0-94-28-112-76zM4724 640zM10347 839v-1c-60-26-87-96-61-156 26-60 96-88 156-61 60 26 88 96 62 156-20 45-63 71-109 71-16 0-32-3-48-9zM10347 839zM4289 831c-27-60-1-130 59-158 59-27 130-1 158 59 26 60 0 130-60 158-16 7-32 10-49 10-45 0-88-25-108-69zM4289 831zM10769 1039c-58-30-81-101-51-160 30-57 102-80 160-50 58 30 81 102 51 160-21 41-62 64-106 64-18 0-36-4-54-14zM10769 1039zM3867 1050c-31-58-9-130 49-161h-1c58-31 130-10 161 48 31 58 10 130-48 161-18 9-37 14-56 14-42 0-83-22-105-62zM3867 1050zM11176 1267c-56-34-73-107-39-163 33-56 107-73 163-40 56 34 74 107 40 163-22 37-61 58-101 58-21 0-42-6-63-18zM11176 1267zM3459 1296c-35-55-18-129 38-164 56-35 129-18 163 37 35 56 19 129-37 164-20 13-42 18-63 18-40 0-78-19-101-55zM3459 1296zM11569 1521c-54-37-66-111-29-165 37-54 112-67 165-29 54 37 67 111 30 165-23 34-60 51-98 51-23 0-47-7-68-22zM11569 1521zM3070 1568c-39-54-27-128 26-166 53-39 127-27 166 27 38 53 26 127-27 165-21 16-45 23-70 23-36 0-72-17-95-49zM3070 1568zM11945 1800c-52-40-61-114-20-166 41-52 115-60 167-19 51 40 60 116 19 167-23 29-58 45-93 45-26 0-52-9-73-27zM11945 1800zM2697 1864c-41-50-34-125 16-167 51-42 126-34 168 16 41 51 34 126-16 167-22 18-49 27-76 27-34 0-68-14-92-43zM2697 1864zM12300 2104c-48-45-52-120-8-168 45-48 120-53 168-8 48 43 52 119 8 168-23 25-55 39-88 39-28 0-57-11-80-31zM12300 2104zM2346 2184c-45-48-43-123 5-168 48-45 123-42 168 6 45 48 42 123-5 168v-1c-23 22-52 33-82 33-31 0-62-13-86-38zM2346 2184zM12637 2428v1c-46-48-45-123 2-168 47-46 122-45 168 2v1c46 46 44 121-2 168-23 22-53 33-84 33-30 0-61-12-84-37zM12637 2428zM2016 2526c-49-45-51-120-6-168 44-48 121-50 168-6 47 45 50 120 6 168-24 26-56 38-88 38-28 0-57-11-80-32zM2016 2526zM12951 2774c-42-50-36-124 13-167 50-42 126-36 168 14 42 49 37 124-13 167-22 19-50 28-77 28-34 0-67-14-91-42zM12951 2774zM1708 2887c-51-41-58-116-17-166 42-51 117-58 168-16 50 41 58 116 16 167-24 28-58 43-92 43-26 0-53-9-75-28zM1708 2887zM13243 3140c-39-53-28-127 24-166 53-40 127-29 166 23 40 54 29 128-23 167-22 16-47 24-72 24-36 0-72-17-95-48zM13243 3140zM1424 3268c-54-38-66-112-28-165h1c38-53 113-66 166-27 53 38 65 112 27 166-23 32-60 49-97 49-24 0-48-7-69-23zM1424 3268zM13511 3523c-36-54-21-128 35-164 54-35 128-20 164 35 36 55 20 129-34 164-21 14-43 20-65 20-39 0-77-20-100-55zM13511 3523zM1165 3667c-55-35-72-108-37-164 35-56 108-72 163-37 56 35 73 107 38 164-23 35-61 55-100 55-22 0-44-6-64-18zM1165 3667zM13753 3925c-32-58-12-130 45-162 57-32 129-12 162 46 32 57 12 129-45 161-18 11-39 15-59 15-41 0-81-21-103-60zM13753 3925zM933 4083c-58-32-79-104-48-162v1c32-58 104-80 161-49 57 31 80 104 48 161-21 40-62 63-105 63-19 0-38-5-56-14zM933 4083zM13969 4340c-29-59-4-130 55-158 59-29 130-4 158 55 29 60 4 131-56 158-16 9-33 13-51 13-44 0-87-26-106-68zM13969 4340zM729 4511c-60-28-86-97-59-158 27-59 98-85 158-58 59 27 85 97 58 158-19 43-63 69-108 69-16 0-33-4-49-11zM729 4511zM14156 4768c-24-61 5-130 66-155 61-24 130 6 154 67 25 61-4 130-65 154-15 6-30 9-45 9-47 0-91-28-110-75zM14156 4768zM553 4952c-62-23-93-92-69-153 23-61 92-92 153-68 62 22 93 91 69 152-18 48-63 77-111 77-14 0-28-2-42-8zM553 4952zM14315 5207c-20-62 15-129 76-149 63-21 130 13 150 76 21 62-13 129-76 149-12 4-25 6-36 6-50 0-97-31-114-82zM14315 5207zM406 5404c-63-19-98-86-79-148 19-63 86-99 149-79 62 19 98 86 79 148-16 52-64 84-114 84-12 0-23-1-35-5zM406 5404zM14446 5656c-16-63 22-128 86-144 63-17 128 22 144 85 16 64-22 129-85 145-10 2-20 4-30 4-53 0-101-36-115-90zM14446 5656zM289 5864c-65-15-104-79-88-143 15-63 79-103 142-88 64 15 104 79 88 144-13 54-62 91-115 91-9 0-19-1-27-4zM289 5864zM14547 6113c-11-65 31-127 96-139 64-12 126 30 138 95 12 64-30 126-95 138-7 2-14 3-22 3-56 0-106-40-117-97zM14547 6113zM201 6332c-64-11-108-73-97-137 11-65 72-109 137-98 64 11 108 72 97 137-10 58-60 99-117 99-7 0-13 0-20-1zM201 6332zM14620 6575c-9-65 38-125 102-133 65-7 125 38 133 104 8 65-38 125-103 133-6 0-11 0-15 0-60 0-110-44-117-104zM14620 6575zM144 6803c-65-6-113-65-106-130 7-66 65-113 130-106 66 6 113 65 106 130-6 61-57 107-118 107-4 0-8 0-12-1zM144 6803zM14661 7040c-4-65 46-121 111-125 66-4 122 46 126 112 3 65-46 122-112 125-3 0-4 1-7 1-62 0-114-49-118-113zM14661 7040zM118 7278c-66-3-118-59-114-123 2-66 57-118 122-115 66 3 117 58 114 123v1c-2 63-54 114-118 114-1 0-3 0-4 0zM118 7278zM14910 7509c0 1 0 1 0 1 0-1 0-1 0-1zM14910 7509zM14791 7627c-66 0-119-54-118-119 0-66 53-118 119-118 66 0 118 53 118 119-1 66-54 118-119 118zM14791 7627zM0 7636c-1-65 49-120 115-121 66-1 121 50 122 116 2 66-51 120-116 121-1 1-2 1-3 1-65 0-117-51-118-117zM0 7636zM14764 8102c-65-4-115-62-110-127 4-66 61-115 127-110 65 5 115 61 110 127-5 63-57 110-119 110-2 0-5 0-8 0zM14764 8102zM27 8119c-6-66 42-123 107-129 66-6 124 43 129 108 6 65-43 123-107 129-4 0-8 0-11 0-61 0-113-46-118-108zM27 8119zM14707 8573c-65-8-110-68-102-133 9-65 69-110 134-102 65 9 111 69 101 134-7 59-58 102-117 102-5 0-11 0-16-1zM14707 8573zM85 8598c-10-65 34-125 99-135 65-11 126 34 136 98v1c10 64-35 125-100 136-6 1-11 1-18 1-57 0-108-42-117-101zM85 8598zM14620 9041c-65-14-106-76-93-141 13-64 76-105 140-92 64 13 106 76 93 140-11 56-61 95-117 95-8 0-16-1-23-2zM14620 9041zM174 9073c-14-64 26-128 90-142 64-14 128 26 142 90 14 65-26 128-90 142-9 2-18 3-26 3-54 0-104-38-116-93zM174 9073zM14502 9502c-63-18-100-84-83-147 18-63 82-101 146-83 63 17 100 82 83 146-14 53-62 87-114 87-10 0-21-1-32-3zM14502 9502zM293 9541v-1c-18-62 19-128 81-146 64-19 129 17 147 80 19 63-17 129-80 148-11 3-23 4-34 4-51 0-99-33-114-85zM293 9541zM14356 9953c-63-21-95-89-74-150v-2c21-61 89-95 151-73 62 21 95 89 73 151-16 49-62 80-112 80-13 0-26-1-38-6zM14356 9953zM443 9999c-22-61 10-129 71-151 62-23 130 9 153 71 22 62-10 130-71 152-14 5-28 7-41 7-49 0-95-30-112-79zM443 9999zM14180 10394c-61-25-90-95-64-155 25-60 95-89 155-64 61 25 90 95 64 156-19 45-63 72-109 72-16 0-31-3-46-9zM14180 10394zM623 10448c-26-59 1-130 61-156 60-26 130 1 157 61 26 60-2 130-61 156-16 7-32 11-49 11-45 0-88-27-108-72zM623 10448zM13976 10823c-60-29-83-100-54-159 29-59 100-83 159-54 59 29 83 101 54 159-21 42-63 67-107 67-17 0-36-5-52-13zM13976 10823zM831 10884c-30-58-8-130 51-160 58-30 130-8 160 51 30 58 8 130-51 160-17 9-36 13-55 13-42 0-84-23-105-64zM831 10884zM13744 11238c-57-32-76-106-43-163v1c32-57 105-77 162-44 57 33 76 105 43 163-22 39-62 60-103 60-20 0-40-5-59-17zM13744 11238zM1067 11306c-34-56-16-130 40-164 57-33 129-15 164 42 33 56 15 129-41 163-19 11-40 17-62 17-39 0-79-20-101-58zM1067 11306zM13486 11637c-55-36-69-111-33-165 37-54 110-69 165-32 54 37 69 110 32 165-23 34-60 52-98 52-23 0-46-6-66-20zM13486 11637zM1330 11712c-37-54-24-128 30-166 54-37 128-24 165 30h1c37 53 23 128-31 165-20 15-44 21-68 21-37 0-74-17-97-50zM1330 11712zM13202 12018c-52-40-62-114-21-166 39-53 114-63 166-22 51 39 62 114 21 166-23 31-58 47-94 47-25 0-51-8-72-25zM13202 12018zM1619 12099c-41-51-33-126 19-167 51-41 126-33 167 19 40 51 32 126-19 167-22 17-48 25-74 25-35 0-69-15-93-44zM1619 12099zM12894 12380c-49-44-54-118-10-168 43-49 118-54 167-11 50 44 54 119 11 168-24 27-56 40-90 40-27 0-55-9-78-29zM12894 12380zM1933 12467c-45-49-41-124 7-168 49-44 124-41 168 8 45 48 41 124-8 167-23 21-51 31-80 31-32 0-64-13-87-38zM1933 12467zM12558 12727c-46-46-46-121 0-168 1 0 2-1 2-1 1-1 2-3 4-5 47-45 122-45 168 0 46 47 46 122 0 168 0 1-1 2-2 2-1 1-2 3-4 4-23 24-53 35-83 35-31 0-61-11-85-35zM12558 12727zM2268 12813c-46-45-48-121-2-167 45-48 120-49 168-4 47 46 48 121 2 169-23 24-54 36-85 36-30 0-60-12-83-34zM2268 12813zM12207 13047c-44-49-38-124 11-168 49-44 124-39 168 11 42 49 38 124-11 168v-1c-23 20-51 30-79 30-33 0-66-13-89-40zM12207 13047zM2625 13138c-49-43-55-118-13-168 43-50 118-55 168-13 50 42 55 117 13 168-24 27-57 40-91 40-27 0-54-8-77-27zM2625 13138zM11835 13343c-40-52-31-126 22-166 51-40 126-30 166 21 40 52 31 127-21 166-22 18-47 26-73 26-35 0-71-16-94-47zM11835 13343zM3003 13439c-53-40-63-114-24-166 39-53 114-64 166-25 53 39 63 114 24 166-23 32-59 48-95 48-25 0-50-7-71-23zM3003 13439zM11445 13616c-37-55-22-129 32-165v-1c55-37 129-22 165 32 37 55 22 129-32 165-20 13-44 21-66 21-39 0-76-19-99-52zM11445 13616zM3399 13714c-55-35-70-109-35-164 36-55 110-71 164-35 56 35 71 109 36 165-23 34-61 53-101 53-21 0-44-6-64-19zM3399 13714zM11037 13861c-33-57-14-130 43-162 57-34 131-14 163 42 33 57 14 129-43 163-20 11-40 15-60 15-41 0-81-20-103-58zM11037 13861zM3813 13964c-57-33-77-105-45-162 32-58 104-77 161-46 58 32 78 105 46 162-21 39-62 61-104 61-20 0-39-5-58-15zM3813 13964zM10615 14079c-30-58-6-129 54-159 58-29 130-5 159 53 28 60 5 131-54 161-17 7-35 11-53 11-44 0-86-23-106-66zM10615 14079zM4242 14186c-60-28-85-99-56-159 28-58 99-84 158-56v1c59 27 85 99 56 157-20 43-63 68-107 68-17 0-35-4-51-11zM4242 14186zM10179 14270c-25-61 3-130 64-155v-1c61-25 130 4 156 64 25 61-4 130-65 155-15 7-30 10-45 10-46 0-91-27-110-73zM10179 14270zM4684 14379c-61-24-91-93-66-154 24-61 93-91 154-66 61 24 91 93 66 154-18 47-63 74-110 74-15 0-29-2-44-8zM4684 14379zM9733 14432c-22-62 11-130 73-151 62-21 129 12 151 73 21 63-12 130-74 152-13 4-25 6-38 6-50 0-96-31-112-80zM9733 14432zM5138 14543c-62-19-96-87-77-149 21-63 88-97 150-76 63 20 97 87 77 150-17 49-63 82-113 82-12 0-25-3-37-7zM5138 14543zM9276 14564c-18-63 20-128 84-145 62-18 128 20 145 82 17 64-20 130-84 147-10 2-20 4-30 4-53 0-101-35-115-88zM9276 14564zM5601 14678c-63-16-102-81-85-144 16-63 81-102 144-85 64 15 102 80 86 143-14 54-62 90-115 90-10 0-20-1-30-4zM5601 14678zM8812 14667c-14-64 28-127 92-140 65-14 127 28 141 93 13 64-29 126-93 140-8 1-16 2-24 2-55 0-104-39-116-95zM8812 14667zM6073 14783c-64-12-107-75-95-139 12-65 74-107 138-95 65 12 107 74 95 139-10 56-60 96-116 96-7 0-14 0-22-1zM6073 14783zM8342 14739c-9-65 37-124 101-134 65-8 126 37 134 102 9 65-36 125-101 133v1c-6 1-11 1-16 1-58 0-110-43-118-103zM8342 14739zM6550 14856h-1c-65-8-111-67-103-132 8-65 68-111 133-104 65 8 111 68 103 133-8 60-58 104-118 104-4 0-9 0-14-1zM6550 14856zM7869 14781c-5-65 44-122 110-126 65-5 122 44 126 109 5 66-44 122-109 127-3 0-6 0-9 0-62 0-114-47-118-110zM7869 14781zM7031 14899c-66-4-116-60-113-125 4-66 61-116 126-112 65 3 116 60 112 125-4 63-56 112-119 112-2 0-4 0-6 0zM7031 14899zM7393 14793c0-66 53-120 118-120 66 0 120 52 120 118 1 65-52 119-118 119h-1c-65 0-118-52-119-117z">
            <text:p/>
          </draw:path>
          <draw:path draw:style-name="gr4" draw:text-style-name="P3" draw:layer="layout" svg:width="5.575cm" svg:height="5.575cm" svg:x="27.835cm" svg:y="118.591cm" svg:viewBox="0 0 5576 5576" svg:d="M2788 5576c-1538 0-2788-1250-2788-2788s1250-2788 2788-2788 2788 1250 2788 2788-1250 2788-2788 2788z">
            <text:p/>
          </draw:path>
          <draw:path draw:style-name="gr4" draw:text-style-name="P3" draw:layer="layout" svg:width="12.822cm" svg:height="12.822cm" svg:x="24.212cm" svg:y="114.968cm" svg:viewBox="0 0 12823 12823" svg:d="M6412 12823c-3537 0-6412-2876-6412-6411 0-3536 2875-6412 6412-6412 3535 0 6411 2876 6411 6412 0 3535-2876 6411-6411 6411z">
            <text:p/>
          </draw:path>
          <draw:polygon draw:style-name="gr3" draw:text-style-name="P2" draw:layer="layout" svg:width="13.129cm" svg:height="13.129cm" svg:x="24.058cm" svg:y="114.814cm" svg:viewBox="0 0 13130 13130" draw:points="13130,6408 10150,6408 13118,6148 13091,5836 10123,6095 13057,5578 13003,5270 10069,5787 12946,5016 12865,4714 9987,5485 12787,4466 12680,4172 9880,5191 12581,3932 12448,3648 9748,4907 12328,3418 12172,3146 9592,4636 12032,2927 11853,2670 9413,4379 11694,2464 11493,2224 9211,4140 11318,2033 11096,1812 8989,3919 10905,1636 10665,1435 8749,3717 10459,1277 10202,1097 8493,3537 9983,957 9712,801 8222,3381 9481,681 9198,548 7938,3249 8957,449 8663,342 7644,3142 8415,264 8113,183 7342,3061 7859,126 7551,72 7033,3006 7293,38 6981,11 6722,2979 6722,0 6408,0 6408,2979 6148,11 5836,38 6096,3006 5578,72 5270,126 5787,3061 5016,183 4714,264 5485,3142 4466,342 4172,449 5191,3249 3932,548 3648,681 4907,3381 3417,801 3146,957 4636,3537 2927,1097 2671,1277 4380,3717 2464,1435 2224,1636 4140,3919 2033,1812 1812,2033 3918,4140 1636,2224 1435,2464 3717,4379 1276,2670 1097,2927 3537,4636 957,3146 801,3418 3381,4907 681,3648 548,3932 3249,5191 449,4172 342,4466 3142,5485 264,4714 183,5016 3060,5787 126,5270 72,5578 3006,6095 38,5836 11,6148 2979,6408 0,6408 0,6722 2979,6722 11,6981 38,7293 3007,7033 72,7551 126,7859 3060,7342 183,8113 264,8415 3141,7645 342,8663 449,8957 3249,7938 548,9197 681,9481 3381,8222 801,9712 957,9983 3537,8494 1097,10202 1276,10459 3717,8750 1435,10665 1636,10904 3918,8990 1812,11096 2033,11318 4140,9211 2224,11493 2464,11694 4379,9412 2671,11853 2927,12032 4636,9592 3146,12172 3417,12328 4907,9748 3648,12449 3932,12581 5191,9881 4172,12680 4466,12787 5485,9987 4714,12866 5016,12946 5787,10069 5270,13003 5578,13057 6096,10123 5836,13091 6148,13118 6408,10150 6408,13130 6722,13130 6722,10151 6981,13118 7293,13091 7033,10123 7551,13057 7859,13003 7342,10069 8113,12946 8415,12866 7644,9987 8663,12787 8957,12680 7938,9881 9198,12581 9481,12449 8222,9748 9712,12328 9983,12172 8493,9592 10202,12032 10459,11853 8750,9412 10665,11694 10905,11493 8989,9211 11096,11318 11318,11096 9211,8990 11493,10904 11694,10665 9413,8750 11853,10459 12032,10202 9592,8494 12172,9983 12328,9712 9748,8222 12448,9481 12581,9197 9880,7938 12680,8957 12787,8663 9988,7645 12865,8415 12946,8113 10069,7342 13003,7859 13057,7551 10123,7033 13091,7293 13118,6981 10151,6722 13130,6722">
            <text:p/>
          </draw:polygon>
          <draw:path draw:style-name="gr4" draw:text-style-name="P3" draw:layer="layout" svg:width="6.088cm" svg:height="6.088cm" svg:x="27.579cm" svg:y="118.335cm" svg:viewBox="0 0 6089 6089" svg:d="M3044 158c-1592 0-2886 1294-2886 2886s1294 2887 2886 2887 2887-1295 2887-2887-1295-2886-2887-2886zM3044 158zM3044 6089c-1679 0-3044-1365-3044-3045 0-1679 1365-3044 3044-3044 1680 0 3045 1365 3045 3044 0 1680-1365 3045-3045 3045z">
            <text:p/>
          </draw:path>
          <draw:path draw:style-name="gr4" draw:text-style-name="P3" draw:layer="layout" svg:width="0.578cm" svg:height="1.082cm" svg:x="38.365cm" svg:y="121.431cm" svg:viewBox="0 0 579 1083" svg:d="M0 1014l32-252 20-254c16-169 15-339 20-508l507 3c-6 180-5 361-23 541l-21 270-34 269z">
            <text:p/>
          </draw:path>
          <draw:path draw:style-name="gr4" draw:text-style-name="P3" draw:layer="layout" svg:width="0.706cm" svg:height="1.209cm" svg:x="38.298cm" svg:y="121.371cm" svg:viewBox="0 0 707 1210" svg:d="M132 1024l384 52 28-210 21-267c12-128 15-259 18-386 0-31 1-61 2-91l-388-3c0 30-1 60-2 90-2 120-5 243-17 365l-21 252zM132 1024zM620 1210l-620-84 39-312 20-250c12-119 14-240 17-357 1-50 2-100 3-150l2-57 626 3-2 61c-1 51-2 101-3 151-3 130-6 263-19 395l-21 268z">
            <text:p/>
          </draw:path>
          <draw:path draw:style-name="gr4" draw:text-style-name="P3" draw:layer="layout" svg:width="0.844cm" svg:height="1.268cm" svg:x="38.088cm" svg:y="122.378cm" svg:viewBox="0 0 845 1269" svg:d="M148 1022l374 102c19-71 36-141 49-203l61-265 81-470-384-52-9 66-67 379-58 251c-13 58-28 125-47 192zM148 1022zM603 1269l-603-164 17-59c26-83 46-170 62-242l57-248 66-374 24-182 619 84-24 193-72 403-61 267c-18 80-39 174-69 267z">
            <text:p/>
          </draw:path>
          <draw:path draw:style-name="gr4" draw:text-style-name="P3" draw:layer="layout" svg:width="0.817cm" svg:height="1.156cm" svg:x="37.833cm" svg:y="123.44cm" svg:viewBox="0 0 818 1157" svg:d="M0 962c60-159 129-314 179-477 28-80 56-160 82-241l69-244 488 133-74 260c-27 86-57 171-85 258-55 172-128 337-193 506z">
            <text:p/>
          </draw:path>
          <draw:path draw:style-name="gr4" draw:text-style-name="P3" draw:layer="layout" svg:width="0.966cm" svg:height="1.307cm" svg:x="37.757cm" svg:y="123.367cm" svg:viewBox="0 0 967 1308" svg:d="M152 1002l357 149c13-33 26-65 39-97 45-114 92-231 129-349l31-91c18-55 37-111 55-166l57-201-374-102-53 188c-17 53-35 105-52 156l-30 87c-35 113-79 223-121 330-13 31-26 64-38 96zM152 1002zM576 1308l-576-241 20-54c19-51 39-101 59-151 42-105 85-214 119-322l30-89c18-51 35-101 51-152l85-299 603 164-91 318c-18 58-37 114-56 170l-30 90c-38 121-86 240-132 356-20 51-41 102-60 153z">
            <text:p/>
          </draw:path>
          <draw:path draw:style-name="gr4" draw:text-style-name="P3" draw:layer="layout" svg:width="1.081cm" svg:height="1.321cm" svg:x="37.296cm" svg:y="124.323cm" svg:viewBox="0 0 1082 1322" svg:d="M163 965l334 196c169-289 310-590 427-857l-356-150c-118 265-248 543-405 811zM163 965zM539 1322l-539-314 31-52c178-297 322-609 451-903l23-53 577 241-24 55c-131 299-291 647-488 976z">
            <text:p/>
          </draw:path>
          <draw:path draw:style-name="gr4" draw:text-style-name="P3" draw:layer="layout" svg:width="1.004cm" svg:height="1.151cm" svg:x="36.811cm" svg:y="125.309cm" svg:viewBox="0 0 1005 1152" svg:d="M0 843l78-100 74-104 147-208c90-144 188-283 269-431l437 254c-86 159-190 306-287 460l-156 221-78 110-84 107z">
            <text:p/>
          </draw:path>
          <draw:path draw:style-name="gr4" draw:text-style-name="P3" draw:layer="layout" svg:width="1.167cm" svg:height="1.316cm" svg:x="36.727cm" svg:y="125.227cm" svg:viewBox="0 0 1168 1317" svg:d="M167 915l305 236 48-60 234-329c29-46 61-96 92-146 55-84 111-170 162-258l-334-194c-48 82-100 161-150 238-31 48-62 95-92 142zM167 915zM493 1317l-493-381 115-147 219-310c28-46 59-94 90-141 60-92 122-188 175-285l30-53 539 314-28 51c-60 109-128 214-194 317-31 48-63 97-94 146l-236 334z">
            <text:p/>
          </draw:path>
          <draw:path draw:style-name="gr4" draw:text-style-name="P3" draw:layer="layout" svg:width="1.237cm" svg:height="1.289cm" svg:x="36.057cm" svg:y="126.068cm" svg:viewBox="0 0 1238 1290" svg:d="M166 846l272 274 240-250 264-305 128-163-306-236-120 153-253 290zM166 846zM440 1290l-440-442 303-319 248-285 193-244 494 381-205 260-268 309z">
            <text:p/>
          </draw:path>
          <draw:path draw:style-name="gr4" draw:text-style-name="P3" draw:layer="layout" svg:width="1.122cm" svg:height="1.069cm" svg:x="35.375cm" svg:y="126.915cm" svg:viewBox="0 0 1123 1070" svg:d="M0 669l199-158c66-54 129-111 193-166 131-108 250-230 374-345l357 358c-132 123-258 253-397 369-69 58-136 118-206 176l-213 167z">
            <text:p/>
          </draw:path>
          <draw:path draw:style-name="gr4" draw:text-style-name="P3" draw:layer="layout" svg:width="1.29cm" svg:height="1.235cm" svg:x="35.292cm" svg:y="126.832cm" svg:viewBox="0 0 1291 1236" svg:d="M165 762l235 306 166-130c44-36 89-74 133-112 23-21 47-42 71-62 95-79 185-167 273-251 26-25 51-50 77-74l-273-274c-25 25-51 49-76 74-82 79-168 160-258 235-22 19-45 39-68 59-41 36-83 72-125 107zM165 762zM379 1236l-379-495 246-194c40-33 80-69 121-104 23-20 46-40 70-60 87-72 170-152 251-230 40-38 80-77 120-114l42-39 441 442-45 42c-41 38-81 76-121 115-89 86-181 175-278 256-23 19-47 40-70 60-45 39-90 79-137 116z">
            <text:p/>
          </draw:path>
          <draw:path draw:style-name="gr4" draw:text-style-name="P3" draw:layer="layout" svg:width="1.316cm" svg:height="1.166cm" svg:x="34.448cm" svg:y="127.498cm" svg:viewBox="0 0 1317 1167" svg:d="M163 672l193 335c100-57 198-121 293-182 39-24 77-49 115-73 47-31 94-65 141-98 26-19 52-38 78-56l29-21c46-33 94-67 140-102l-235-306c-43 32-87 63-130 93l-30 22c-25 17-50 35-74 53-46 32-91 64-137 94-38 24-76 48-113 72-88 57-177 116-270 169zM163 672zM312 1167l-312-540 53-30c108-59 213-128 316-194 37-23 75-48 113-72 44-28 87-60 130-91 25-18 51-36 77-53l30-22c57-40 116-82 170-127l48-38 380 495-45 36c-62 51-128 99-192 144l-29 21c-26 17-51 36-77 54-48 35-96 69-146 102-38 24-76 48-114 73-113 72-230 148-351 214z">
            <text:p/>
          </draw:path>
          <draw:path draw:style-name="gr4" draw:text-style-name="P3" draw:layer="layout" svg:width="1.163cm" svg:height="0.918cm" svg:x="33.62cm" svg:y="128.147cm" svg:viewBox="0 0 1164 919" svg:d="M0 452c312-134 619-279 911-452l253 438c-311 184-638 339-971 481z">
            <text:p/>
          </draw:path>
          <draw:path draw:style-name="gr4" draw:text-style-name="P3" draw:layer="layout" svg:width="1.321cm" svg:height="1.078cm" svg:x="33.543cm" svg:y="128.066cm" svg:viewBox="0 0 1322 1079" svg:d="M154 565l149 357c339-147 614-283 858-425l-195-334c-230 134-484 259-812 402zM154 565zM239 1079l-239-578 53-23c374-160 653-298 904-448l53-30 312 541-50 30c-272 162-583 315-978 484z">
            <text:p/>
          </draw:path>
          <draw:path draw:style-name="gr4" draw:text-style-name="P3" draw:layer="layout" svg:width="1.306cm" svg:height="0.965cm" svg:x="32.586cm" svg:y="128.522cm" svg:viewBox="0 0 1307 966" svg:d="M145 445l100 374 203-57c55-16 109-35 163-54 31-11 62-21 93-31 133-42 265-95 393-146l54-21-149-358c-19 8-38 15-57 23-119 47-243 97-369 137-28 9-56 19-85 29-52 18-105 36-159 51zM145 445zM162 966l-162-603 300-86c52-14 102-32 152-50 29-10 58-20 88-29 123-39 244-87 361-134 38-14 75-29 112-43l54-21 240 577-166 65c-130 51-265 106-401 149-30 10-59 20-90 30-56 19-113 39-170 55z">
            <text:p/>
          </draw:path>
          <draw:path draw:style-name="gr4" draw:text-style-name="P3" draw:layer="layout" svg:width="1.127cm" svg:height="0.7cm" svg:x="31.663cm" svg:y="128.926cm" svg:viewBox="0 0 1128 701" svg:d="M0 199c168-17 334-55 501-83 84-15 166-37 249-55 82-19 165-36 247-61l131 488c-87 27-175 46-263 67-88 19-175 42-264 59-179 30-355 68-535 87z">
            <text:p/>
          </draw:path>
          <draw:path draw:style-name="gr4" draw:text-style-name="P3" draw:layer="layout" svg:width="1.266cm" svg:height="0.839cm" svg:x="31.596cm" svg:y="128.851cm" svg:viewBox="0 0 1267 840" svg:d="M133 325l51 384c105-13 210-33 313-51 53-10 107-20 161-29 56-10 112-23 168-37 31-7 62-14 93-21l63-15c46-10 94-21 140-34l-100-374c-44 12-88 22-131 31l-60 15c-31 6-60 13-89 20-54 13-108 25-163 36-53 8-104 18-156 27-94 18-191 35-290 48zM133 325zM82 840l-82-620 60-6c114-12 230-33 342-54 52-9 104-19 156-28 51-9 104-21 156-34 30-7 60-14 90-20l61-14c60-14 122-28 181-46l59-18 162 603-55 17c-68 21-137 37-204 52l-62 14c-32 7-62 14-93 22-58 13-116 27-174 38-55 9-108 19-161 29-123 22-251 45-379 59z">
            <text:p/>
          </draw:path>
          <draw:path draw:style-name="gr4" draw:text-style-name="P3" draw:layer="layout" svg:width="1.207cm" svg:height="0.703cm" svg:x="30.589cm" svg:y="129.058cm" svg:viewBox="0 0 1208 704" svg:d="M119 195l1 388 346-10 401-30 208-27-51-384-195 24-383 30zM119 195zM2 704l-2-626 440-11 377-29 309-38 82 620-329 41-407 31z">
            <text:p/>
          </draw:path>
          <draw:path draw:style-name="gr4" draw:text-style-name="P3" draw:layer="layout" svg:width="1.079cm" svg:height="0.569cm" svg:x="29.571cm" svg:y="129.131cm" svg:viewBox="0 0 1080 570" svg:d="M63 0c336 46 676 59 1015 63l2 507c-361-4-723-19-1080-68z">
            <text:p/>
          </draw:path>
          <draw:path draw:style-name="gr4" draw:text-style-name="P3" draw:layer="layout" svg:width="1.205cm" svg:height="0.696cm" svg:x="29.505cm" svg:y="129.064cm" svg:viewBox="0 0 1206 697" svg:d="M132 518c276 36 575 54 955 59l-1-387c-259-4-580-15-905-57zM132 518zM1206 697h-60c-441-5-777-26-1088-69l-58-7 78-621 59 8c364 50 730 60 1009 63h58z">
            <text:p/>
          </draw:path>
          <draw:path draw:style-name="gr4" draw:text-style-name="P3" draw:layer="layout" svg:width="1.265cm" svg:height="0.829cm" svg:x="28.436cm" svg:y="128.868cm" svg:viewBox="0 0 1266 830" svg:d="M145 518c369 89 663 146 940 180l48-384c-326-41-639-110-890-171zM145 518zM1188 830l-58-7c-314-35-644-99-1072-204l-58-15 158-604 56 14c271 66 627 148 992 189l60 7z">
            <text:p/>
          </draw:path>
          <draw:path draw:style-name="gr4" draw:text-style-name="P3" draw:layer="layout" svg:width="1.154cm" svg:height="0.811cm" svg:x="27.483cm" svg:y="128.618cm" svg:viewBox="0 0 1155 812" svg:d="M190 0l238 93c79 29 160 55 240 83 159 57 325 98 487 146l-128 490c-174-51-349-95-519-156-85-30-171-57-257-89l-251-99z">
            <text:p/>
          </draw:path>
          <draw:path draw:style-name="gr4" draw:text-style-name="P3" draw:layer="layout" svg:width="1.304cm" svg:height="0.962cm" svg:x="27.405cm" svg:y="128.541cm" svg:viewBox="0 0 1305 963" svg:d="M155 512l197 77c53 20 109 39 164 57 30 10 60 20 89 31 120 43 245 78 365 112 32 8 63 17 93 25l98-375c-30-8-61-17-91-25-114-32-231-64-345-106-28-10-57-19-85-29-52-17-104-35-155-54l-184-72zM155 512zM1147 963l-59-18c-49-14-99-28-150-42-123-34-249-70-372-114-29-10-58-20-87-30-57-19-114-38-171-59l-308-122 235-578 292 115c49 18 100 34 150 51 30 10 59 20 88 30 110 40 226 72 337 103 49 14 99 28 148 43l55 16z">
            <text:p/>
          </draw:path>
          <draw:path draw:style-name="gr4" draw:text-style-name="P3" draw:layer="layout" svg:width="1.322cm" svg:height="1.07cm" svg:x="26.43cm" svg:y="128.091cm" svg:viewBox="0 0 1323 1071" svg:d="M160 499c95 56 194 105 289 154 46 23 92 46 137 70 51 25 103 48 156 72 29 13 58 26 88 40l13 6c58 26 118 53 178 77l146-357c-56-24-112-50-166-75l-15-6c-28-13-55-25-83-37-50-23-100-45-149-69-46-24-91-47-135-69-88-45-179-91-266-141zM160 499zM1088 1071l-54-20c-83-31-163-67-240-102l-14-7c-29-13-58-26-86-39-54-24-108-48-161-74-47-24-92-47-137-70-116-58-234-118-347-186l-49-30 308-543 54 31c100 61 207 115 310 168 45 22 91 45 135 69 47 23 96 44 145 66 28 13 57 25 84 38l14 6c71 32 143 66 216 92l57 22z">
            <text:p/>
          </draw:path>
          <draw:path draw:style-name="gr4" draw:text-style-name="P3" draw:layer="layout" svg:width="1.151cm" svg:height="1.006cm" svg:x="25.519cm" svg:y="127.55cm" svg:viewBox="0 0 1152 1007" svg:d="M311 0c131 107 273 200 410 300l214 138c71 46 143 92 217 133l-256 436c-80-44-156-92-232-141l-227-147c-146-106-298-205-437-321z">
            <text:p/>
          </draw:path>
          <draw:path draw:style-name="gr4" draw:text-style-name="P3" draw:layer="layout" svg:width="1.315cm" svg:height="1.171cm" svg:x="25.436cm" svg:y="127.466cm" svg:viewBox="0 0 1316 1172" svg:d="M165 474c82 65 169 126 253 186 45 31 91 63 135 95l226 146c68 45 124 80 177 111l196-334c-50-29-104-63-168-105l-213-138c-46-33-90-63-134-94-78-56-158-112-235-173zM165 474zM1000 1172l-51-28c-70-38-142-82-235-143l-228-147c-47-34-91-66-136-97-102-72-207-146-306-227l-44-37 383-493 47 38c88 73 183 140 276 205 44 31 88 63 132 95l211 136c85 55 150 95 213 130l54 29z">
            <text:p/>
          </draw:path>
          <draw:path draw:style-name="gr4" draw:text-style-name="P3" draw:layer="layout" svg:width="1.288cm" svg:height="1.238cm" svg:x="24.625cm" svg:y="126.794cm" svg:viewBox="0 0 1289 1239" svg:d="M169 438c194 191 441 423 715 635l237-305c-256-200-493-421-678-602zM169 438zM906 1239l-47-36c-319-240-604-512-817-722l-42-43 443-438 42 41c200 196 466 449 756 669l48 36z">
            <text:p/>
          </draw:path>
          <draw:path draw:style-name="gr4" draw:text-style-name="P3" draw:layer="layout" svg:width="1.068cm" svg:height="1.123cm" svg:x="24cm" svg:y="126.11cm" svg:viewBox="0 0 1069 1124" svg:d="M401 0l158 200c52 67 110 129 165 194 108 131 228 250 345 374l-359 356c-124-131-253-258-368-398-58-69-120-135-175-207l-167-212z">
            <text:p/>
          </draw:path>
          <draw:path draw:style-name="gr4" draw:text-style-name="P3" draw:layer="layout" svg:width="1.235cm" svg:height="1.29cm" svg:x="23.916cm" svg:y="126.027cm" svg:viewBox="0 0 1236 1291" svg:d="M167 399l130 165c35 46 74 91 111 134 21 24 42 48 63 72 88 106 186 207 280 305l44 46 275-272c-16-16-31-32-47-48-87-92-178-187-261-287-19-23-38-45-58-68-36-41-73-83-109-128l-120-153zM167 399zM792 1291l-127-134c-96-100-195-202-285-311-20-23-40-47-61-70-39-44-78-90-116-139l-203-259 496-378 194 245c32 42 68 83 103 123 20 23 41 46 60 69 81 97 170 190 256 281 29 31 58 61 87 91l40 43z">
            <text:p/>
          </draw:path>
          <draw:path draw:style-name="gr4" draw:text-style-name="P3" draw:layer="layout" svg:width="1.163cm" svg:height="1.318cm" svg:x="23.322cm" svg:y="125.182cm" svg:viewBox="0 0 1164 1319" svg:d="M161 356c144 249 318 511 529 796l309-235c-205-274-366-516-502-755zM161 356zM667 1319l-36-48c-246-328-444-625-603-909l-28-52 542-310 29 52c148 263 325 531 558 841l35 47z">
            <text:p/>
          </draw:path>
          <draw:path draw:style-name="gr4" draw:text-style-name="P3" draw:layer="layout" svg:width="0.915cm" svg:height="1.163cm" svg:x="22.926cm" svg:y="124.352cm" svg:viewBox="0 0 916 1164" svg:d="M468 0c131 312 276 620 448 912l-439 252c-183-312-338-640-477-972z">
            <text:p/>
          </draw:path>
          <draw:path draw:style-name="gr4" draw:text-style-name="P3" draw:layer="layout" svg:width="1.075cm" svg:height="1.321cm" svg:x="22.848cm" svg:y="124.275cm" svg:viewBox="0 0 1076 1322" svg:d="M155 301c138 322 276 605 422 859l336-193c-138-239-269-507-399-813zM155 301zM534 1322l-30-51c-167-286-326-606-481-979l-23-55 578-237 22 54c146 347 292 644 446 905l30 52z">
            <text:p/>
          </draw:path>
          <draw:path draw:style-name="gr4" draw:text-style-name="P3" draw:layer="layout" svg:width="0.963cm" svg:height="1.305cm" svg:x="22.506cm" svg:y="123.317cm" svg:viewBox="0 0 964 1306" svg:d="M147 243l11 40c39 139 79 281 128 417 11 31 21 61 31 91 18 54 36 110 58 162l77 198 358-147-71-183c-22-52-39-105-56-157-10-28-19-57-29-85-47-129-84-263-121-392l-12-43zM147 243zM386 1306l-122-308c-22-56-41-114-60-169-10-30-19-60-30-89-50-139-91-284-130-425l-44-155 604-160 44 155c36 127 72 259 118 384 10 29 20 58 30 87 17 53 33 102 53 150l115 293z">
            <text:p/>
          </draw:path>
          <draw:path draw:style-name="gr4" draw:text-style-name="P3" draw:layer="layout" svg:width="0.696cm" svg:height="1.126cm" svg:x="22.373cm" svg:y="122.392cm" svg:viewBox="0 0 697 1127" svg:d="M502 0c41 336 111 669 195 997l-489 130c-91-349-166-704-208-1063z">
            <text:p/>
          </draw:path>
          <draw:path draw:style-name="gr4" draw:text-style-name="P3" draw:layer="layout" svg:width="0.834cm" svg:height="1.266cm" svg:x="22.307cm" svg:y="122.326cm" svg:viewBox="0 0 835 1267" svg:d="M132 182c37 287 98 595 185 940l374-100c-84-331-140-616-175-890zM132 182zM231 1267l-15-58c-102-397-171-746-210-1071l-6-58 619-80 8 59c36 302 98 616 194 991l14 57z">
            <text:p/>
          </draw:path>
          <draw:path draw:style-name="gr4" draw:text-style-name="P3" draw:layer="layout" svg:width="0.701cm" svg:height="1.205cm" svg:x="22.24cm" svg:y="121.319cm" svg:viewBox="0 0 702 1206" svg:d="M121 118c6 308 19 633 63 955l384-50c-38-284-53-571-60-905zM121 118zM81 1206l-8-58c-53-368-66-740-72-1088l-1-60h625l2 58c7 378 21 693 67 1008l8 60z">
            <text:p/>
          </draw:path>
          <draw:path draw:style-name="gr4" draw:text-style-name="P3" draw:layer="layout" svg:width="0.573cm" svg:height="1.079cm" svg:x="22.301cm" svg:y="120.3cm" svg:viewBox="0 0 574 1080" svg:d="M574 64c-48 337-61 677-67 1016h-507c6-361 20-722 71-1080z">
            <text:p/>
          </draw:path>
          <draw:path draw:style-name="gr4" draw:text-style-name="P3" draw:layer="layout" svg:width="0.701cm" svg:height="1.205cm" svg:x="22.24cm" svg:y="120.233cm" svg:viewBox="0 0 702 1206" svg:d="M121 1087h387c7-334 22-620 60-905l-384-50c-44 323-57 647-63 955zM121 1087zM625 1206h-625l1-61c6-348 19-719 72-1088l8-57 621 80-8 59c-46 315-60 631-67 1009z">
            <text:p/>
          </draw:path>
          <draw:path draw:style-name="gr4" draw:text-style-name="P3" draw:layer="layout" svg:width="0.834cm" svg:height="1.266cm" svg:x="22.307cm" svg:y="119.166cm" svg:viewBox="0 0 835 1267" svg:d="M132 1085l384 49c35-273 91-558 175-890l-374-99c-87 344-148 652-185 940zM132 1085zM619 1267l-619-80 6-58c39-325 108-675 210-1072l15-57 604 160-14 56c-96 375-158 690-194 992z">
            <text:p/>
          </draw:path>
          <draw:path draw:style-name="gr4" draw:text-style-name="P3" draw:layer="layout" svg:width="0.813cm" svg:height="1.155cm" svg:x="22.58cm" svg:y="118.213cm" svg:viewBox="0 0 814 1156" svg:d="M814 192l-93 238c-32 78-55 159-84 239-59 160-101 325-148 487l-489-129c49-175 95-349 157-519 30-85 56-172 90-257l99-251z">
            <text:p/>
          </draw:path>
          <draw:path draw:style-name="gr4" draw:text-style-name="P3" draw:layer="layout" svg:width="0.963cm" svg:height="1.305cm" svg:x="22.506cm" svg:y="118.135cm" svg:viewBox="0 0 964 1306" svg:d="M147 1062l374 99 12-42c37-129 74-263 121-393 10-27 19-56 29-84 17-52 34-105 56-157l71-183-358-147-77 197c-22 53-40 109-58 163-10 30-20 60-31 90-49 137-89 279-128 418zM147 1062zM604 1306l-604-160 43-155c40-141 81-286 131-426 11-29 20-58 30-88 19-55 38-113 61-171l121-306 578 237-115 292c-20 49-36 98-53 150-10 29-20 58-30 87-46 126-83 259-118 386z">
            <text:p/>
          </draw:path>
          <draw:path draw:style-name="gr4" draw:text-style-name="P3" draw:layer="layout" svg:width="1.075cm" svg:height="1.321cm" svg:x="22.848cm" svg:y="117.162cm" svg:viewBox="0 0 1076 1322" svg:d="M155 1020l359 147c130-306 261-574 399-814l-336-192c-145 254-284 537-422 859zM155 1020zM578 1322l-578-238 23-55c156-373 314-693 481-979l30-50 542 310-30 52c-154 262-300 559-446 905z">
            <text:p/>
          </draw:path>
          <draw:path draw:style-name="gr4" draw:text-style-name="P3" draw:layer="layout" svg:width="0.999cm" svg:height="1.153cm" svg:x="23.403cm" svg:y="116.341cm" svg:viewBox="0 0 1000 1154" svg:d="M1000 306c-203 272-396 552-562 848l-438-252c176-315 380-614 598-902z">
            <text:p/>
          </draw:path>
          <draw:path draw:style-name="gr4" draw:text-style-name="P3" draw:layer="layout" svg:width="1.163cm" svg:height="1.318cm" svg:x="23.322cm" svg:y="116.258cm" svg:viewBox="0 0 1164 1319" svg:d="M161 963l336 194c136-239 297-481 502-755l-309-236c-211 286-385 547-529 797zM161 963zM542 1319l-542-310 28-53c159-283 357-580 603-909l36-47 497 379-35 47c-233 310-411 578-558 841z">
            <text:p/>
          </draw:path>
          <draw:path draw:style-name="gr4" draw:text-style-name="P3" draw:layer="layout" svg:width="1.235cm" svg:height="1.291cm" svg:x="23.916cm" svg:y="115.439cm" svg:viewBox="0 0 1236 1292" svg:d="M167 891l308 236 121-154c35-46 72-88 108-129 19-22 39-45 59-68 82-99 173-194 260-285 16-16 31-33 47-49l-275-273-44 46c-94 98-192 201-280 306-21 25-42 49-63 74-37 42-76 86-110 130zM167 891zM496 1292l-496-379 204-261c36-47 76-92 114-136 21-23 42-47 62-71 90-109 189-212 285-312l127-133 444 440-40 42c-29 30-58 60-87 91-86 90-175 183-255 279-21 24-41 48-61 71-36 41-71 81-103 122z">
            <text:p/>
          </draw:path>
          <draw:path draw:style-name="gr4" draw:text-style-name="P3" draw:layer="layout" svg:width="1.12cm" svg:height="1.072cm" svg:x="24.709cm" svg:y="114.808cm" svg:viewBox="0 0 1121 1073" svg:d="M1121 398c-270 206-520 437-761 675l-360-356c256-254 523-499 810-717z">
            <text:p/>
          </draw:path>
          <draw:path draw:style-name="gr4" draw:text-style-name="P3" draw:layer="layout" svg:width="1.288cm" svg:height="1.238cm" svg:x="24.625cm" svg:y="114.725cm" svg:viewBox="0 0 1289 1239" svg:d="M169 800l274 272c194-190 423-403 678-602l-237-305c-274 212-522 445-715 635zM169 800zM443 1239l-443-439 42-42c213-211 498-482 817-723l47-35 383 492-48 36c-288 219-543 461-756 670z">
            <text:p/>
          </draw:path>
          <draw:path draw:style-name="gr4" draw:text-style-name="P3" draw:layer="layout" svg:width="1.315cm" svg:height="1.171cm" svg:x="25.436cm" svg:y="114.12cm" svg:viewBox="0 0 1316 1172" svg:d="M165 698l237 306c77-61 157-117 235-173 44-30 88-61 131-93l217-139c63-42 116-75 167-105l-196-334c-53 31-109 66-177 110l-228 148c-43 31-88 63-134 95-84 59-170 120-252 185zM165 698zM383 1172l-383-493 44-37c99-81 204-155 305-226 45-32 90-63 135-96l230-149c91-59 165-105 235-143l51-28 316 539-54 29c-63 35-129 75-213 130l-214 138c-41 30-85 62-129 93-93 65-188 132-276 205z">
            <text:p/>
          </draw:path>
          <draw:path draw:style-name="gr4" draw:text-style-name="P3" draw:layer="layout" svg:width="1.163cm" svg:height="0.912cm" svg:x="26.51cm" svg:y="113.671cm" svg:viewBox="0 0 1164 913" svg:d="M1164 468c-80 30-157 66-234 101s-155 68-231 105c-151 79-304 151-449 239l-250-439c154-95 317-171 477-255 81-40 165-75 247-113 82-37 164-75 249-106z">
            <text:p/>
          </draw:path>
          <draw:path draw:style-name="gr4" draw:text-style-name="P3" draw:layer="layout" svg:width="1.322cm" svg:height="1.071cm" svg:x="26.43cm" svg:y="113.596cm" svg:viewBox="0 0 1323 1072" svg:d="M160 571l193 337c87-51 177-96 265-142 45-23 90-45 134-68 50-25 100-47 150-70 28-12 56-25 84-38l17-7c54-24 108-50 164-72l-146-359c-60 24-120 51-178 78l-14 6c-29 13-58 26-87 40-53 24-105 48-157 73-44 23-90 46-136 70-95 48-194 98-289 152zM160 571zM308 1072l-308-543 49-30c113-68 231-129 347-186 45-23 90-47 135-71 55-27 109-51 162-75 29-13 58-26 87-39l14-6c77-35 157-72 240-102l54-20 235 579-57 21c-72 27-144 59-213 91l-17 7c-28 13-57 26-85 39-49 21-97 43-145 66-44 24-89 47-134 70-103 53-210 107-310 167z">
            <text:p/>
          </draw:path>
          <draw:path draw:style-name="gr4" draw:text-style-name="P3" draw:layer="layout" svg:width="1.304cm" svg:height="0.962cm" svg:x="27.405cm" svg:y="113.255cm" svg:viewBox="0 0 1305 963" svg:d="M155 451l146 359 183-72c52-21 105-38 157-56 28-9 57-19 85-28 113-42 230-75 345-106 30-9 60-17 90-26l-98-375c-30 9-60 18-91 26-121 34-247 70-366 113-31 11-61 21-91 31-55 18-110 37-164 57zM155 451zM235 963l-235-579 307-121c58-21 114-41 171-60 29-10 59-20 88-30 123-44 251-80 374-115 50-13 99-27 149-42l58-16 158 604-55 16c-49 15-98 28-147 42-111 31-228 64-337 104-30 11-58 20-87 30-51 17-102 34-153 53z">
            <text:p/>
          </draw:path>
          <draw:path draw:style-name="gr4" draw:text-style-name="P3" draw:layer="layout" svg:width="1.126cm" svg:height="0.692cm" svg:x="28.509cm" svg:y="113.125cm" svg:viewBox="0 0 1127 693" svg:d="M1127 502c-338 38-670 110-999 191l-128-489c351-88 704-164 1064-204z">
            <text:p/>
          </draw:path>
          <draw:path draw:style-name="gr4" draw:text-style-name="P3" draw:layer="layout" svg:width="1.265cm" svg:height="0.829cm" svg:x="28.436cm" svg:y="113.059cm" svg:viewBox="0 0 1266 830" svg:d="M145 312l98 375c250-61 564-131 890-171l-48-385c-277 35-572 91-940 181zM145 312zM158 830l-158-604 58-15c428-106 758-169 1072-205l58-6 78 620-60 7c-366 41-722 122-992 189z">
            <text:p/>
          </draw:path>
          <draw:path draw:style-name="gr4" draw:text-style-name="P3" draw:layer="layout" svg:width="1.205cm" svg:height="0.696cm" svg:x="29.505cm" svg:y="112.998cm" svg:viewBox="0 0 1206 697" svg:d="M132 179l49 384c325-41 647-52 905-56l1-388c-380 6-679 24-955 60zM132 179zM78 697l-78-621 58-8c311-42 647-64 1088-68h60l-2 625-58 1c-279 3-645 13-1009 63z">
            <text:p/>
          </draw:path>
          <draw:polygon draw:style-name="gr4" draw:text-style-name="P3" draw:layer="layout" svg:width="1.081cm" svg:height="0.576cm" svg:x="30.649cm" svg:y="113.058cm" svg:viewBox="0 0 1082 577" draw:points="1015,577 762,546 509,527 382,517 254,513 0,507 1,0 273,6 408,10 543,20 813,41 1082,74">
            <text:p/>
          </draw:polygon>
          <draw:path draw:style-name="gr4" draw:text-style-name="P3" draw:layer="layout" svg:width="1.207cm" svg:height="0.703cm" svg:x="30.589cm" svg:y="112.997cm" svg:viewBox="0 0 1208 704" svg:d="M119 509l324 8 383 30 198 25 51-384-210-27-402-31-343-8zM119 509zM1126 704l-312-39-377-28-437-11 2-626 467 11 407 32 332 41z">
            <text:p/>
          </draw:path>
          <draw:path draw:style-name="gr4" draw:text-style-name="P3" draw:layer="layout" svg:width="1.266cm" svg:height="0.839cm" svg:x="31.596cm" svg:y="113.067cm" svg:viewBox="0 0 1267 840" svg:d="M133 514c99 13 196 31 291 48 51 10 102 19 154 28 56 10 110 23 163 35 30 7 59 14 89 21l60 13c43 10 88 21 132 32l100-374c-46-12-94-23-140-34l-64-14c-29-7-60-14-90-21-57-14-114-27-171-38-53-9-106-18-158-28-103-19-209-38-315-52zM133 514zM1105 840l-59-18c-59-19-122-33-182-46l-61-15c-29-6-59-13-89-20-52-12-105-25-157-34-51-9-103-19-155-28-112-21-227-42-342-53l-60-7 82-619 57 6c129 13 257 37 381 59 52 10 105 20 158 28 60 12 118 25 177 39 30 7 60 14 90 21l63 14c67 16 136 31 204 52l55 17z">
            <text:p/>
          </draw:path>
          <draw:path draw:style-name="gr4" draw:text-style-name="P3" draw:layer="layout" svg:width="1.155cm" svg:height="0.815cm" svg:x="32.659cm" svg:y="113.344cm" svg:viewBox="0 0 1156 816" svg:d="M962 816c-158-61-314-127-477-178-80-27-160-58-241-80l-244-70 131-488 260 74c87 24 172 56 258 84 173 55 339 125 507 191z">
            <text:p/>
          </draw:path>
          <draw:path draw:style-name="gr4" draw:text-style-name="P3" draw:layer="layout" svg:width="1.306cm" svg:height="0.964cm" svg:x="32.586cm" svg:y="113.27cm" svg:viewBox="0 0 1307 965" svg:d="M145 520l188 54c53 15 105 33 158 51 28 10 57 20 85 29 127 39 250 88 370 136 18 7 37 15 56 22l149-358-56-22c-127-50-259-102-391-144-31-10-63-21-93-31-54-19-108-37-163-53l-203-57zM145 520zM1067 965l-54-21c-37-14-74-29-111-44-118-47-239-95-362-133-30-9-59-20-88-30-50-17-100-35-151-49l-301-85 162-603 318 90c57 16 113 35 170 54 30 11 60 21 90 31 136 42 270 96 399 147l168 66z">
            <text:p/>
          </draw:path>
          <draw:path draw:style-name="gr4" draw:text-style-name="P3" draw:layer="layout" svg:width="1.321cm" svg:height="1.078cm" svg:x="33.543cm" svg:y="113.614cm" svg:viewBox="0 0 1322 1079" svg:d="M154 514c327 142 582 268 812 402l195-336c-244-140-519-276-858-424zM154 514zM1010 1079l-53-30c-252-150-530-289-904-449l-53-23 239-577 55 23c395 169 706 324 978 485l50 30z">
            <text:p/>
          </draw:path>
          <draw:path draw:style-name="gr4" draw:text-style-name="P3" draw:layer="layout" svg:width="1.152cm" svg:height="1.002cm" svg:x="34.53cm" svg:y="114.173cm" svg:viewBox="0 0 1153 1003" svg:d="M845 1003c-65-54-135-102-204-151-71-48-138-101-209-147-144-90-284-186-432-267l253-438c158 86 307 187 461 285 75 50 147 104 221 155 74 53 148 104 218 161z">
            <text:p/>
          </draw:path>
          <draw:path draw:style-name="gr4" draw:text-style-name="P3" draw:layer="layout" svg:width="1.316cm" svg:height="1.166cm" svg:x="34.448cm" svg:y="114.093cm" svg:viewBox="0 0 1317 1167" svg:d="M163 494c92 53 182 113 269 169 38 24 75 48 113 72 47 31 92 63 138 95 25 17 49 35 74 52l29 21c43 31 87 62 131 95l235-306c-47-36-95-70-142-103l-27-21c-26-18-51-36-77-55-47-33-94-67-143-99-37-24-75-48-114-72-95-62-193-125-293-182zM163 494zM937 1167l-48-39c-54-45-114-87-172-128l-29-21c-24-17-50-34-75-52-44-31-87-63-132-92-37-24-75-48-113-72-102-67-208-135-315-194l-53-29 312-540 51 27c121 67 238 142 352 215 37 24 75 48 112 72 51 33 100 68 148 103 25 18 51 36 76 54l28 20c64 45 130 93 193 144l45 36z">
            <text:p/>
          </draw:path>
          <draw:path draw:style-name="gr4" draw:text-style-name="P3" draw:layer="layout" svg:width="1.29cm" svg:height="1.235cm" svg:x="35.292cm" svg:y="114.69cm" svg:viewBox="0 0 1291 1236" svg:d="M165 474l154 121c43 36 84 72 125 107 23 20 46 40 70 61 89 74 175 155 257 234 25 25 51 49 76 73l273-273c-26-25-51-50-77-74-87-85-178-172-272-251-25-21-49-42-73-63-44-38-88-76-133-112l-165-130zM165 474zM850 1236l-42-39c-40-38-80-76-119-114-82-78-165-158-252-230-24-20-48-41-71-62-40-34-80-69-121-103l-245-193 379-495 260 204c48 38 93 77 137 116 24 20 48 41 72 62 96 80 188 169 277 255 40 39 80 77 121 115l45 42z">
            <text:p/>
          </draw:path>
          <draw:polygon draw:style-name="gr4" draw:text-style-name="P3" draw:layer="layout" svg:width="1.07cm" svg:height="1.121cm" svg:x="36.14cm" svg:y="115.485cm" svg:viewBox="0 0 1071 1122" draw:points="671,1122 513,922 347,730 263,634 175,541 0,357 356,0 544,195 638,293 726,395 904,600 1071,813">
            <text:p/>
          </draw:polygon>
          <draw:path draw:style-name="gr4" draw:text-style-name="P3" draw:layer="layout" svg:width="1.237cm" svg:height="1.289cm" svg:x="36.057cm" svg:y="115.4cm" svg:viewBox="0 0 1238 1290" svg:d="M166 443l223 235 253 290 122 156 306-237-130-165-264-306-238-246zM166 443zM744 1290l-195-247-248-285-301-316 440-442 324 337 267 309 207 262z">
            <text:p/>
          </draw:path>
          <draw:path draw:style-name="gr4" draw:text-style-name="P3" draw:layer="layout" svg:width="1.167cm" svg:height="1.316cm" svg:x="36.727cm" svg:y="116.214cm" svg:viewBox="0 0 1168 1317" svg:d="M167 402l41 53 223 314c31 51 62 98 92 145 51 77 103 157 151 239l334-194c-51-88-107-175-162-259-31-50-63-99-94-148l-280-386zM167 402zM629 1317l-30-54c-53-97-115-192-175-284-31-48-62-96-92-144l-219-309-113-145 493-381 121 153 237 333c32 52 64 100 95 149 66 102 134 208 194 317l28 51z">
            <text:p/>
          </draw:path>
          <draw:path draw:style-name="gr4" draw:text-style-name="P3" draw:layer="layout" svg:width="0.921cm" svg:height="1.163cm" svg:x="37.378cm" svg:y="117.194cm" svg:viewBox="0 0 922 1164" svg:d="M455 1164c-136-311-280-618-455-910l437-254c186 310 340 637 485 969z">
            <text:p/>
          </draw:path>
          <draw:path draw:style-name="gr4" draw:text-style-name="P3" draw:layer="layout" svg:width="1.081cm" svg:height="1.321cm" svg:x="37.296cm" svg:y="117.113cm" svg:viewBox="0 0 1082 1322" svg:d="M163 357c158 268 287 546 405 810l356-149c-117-266-257-568-427-857zM163 357zM505 1322l-23-53c-129-294-273-606-451-903l-31-52 539-314 31 50c197 329 357 678 488 976l24 55z">
            <text:p/>
          </draw:path>
          <draw:path draw:style-name="gr4" draw:text-style-name="P3" draw:layer="layout" svg:width="0.966cm" svg:height="1.307cm" svg:x="37.757cm" svg:y="118.083cm" svg:viewBox="0 0 967 1308" svg:d="M152 306c12 32 25 63 38 96 42 106 86 217 122 330l28 85c18 52 36 104 52 156l54 190 374-102-58-203c-17-54-36-110-55-165l-30-90c-37-118-84-236-129-349-13-32-26-65-39-98zM152 306zM364 1308l-86-301c-15-50-33-100-50-151l-29-87c-35-110-78-219-120-323-20-51-40-101-59-152l-20-53 576-241 22 57c19 51 40 102 60 153 46 115 94 235 132 356l30 87c19 58 38 114 56 171l91 320z">
            <text:p/>
          </draw:path>
          <draw:path draw:style-name="gr4" draw:text-style-name="P3" draw:layer="layout" svg:width="0.703cm" svg:height="1.128cm" svg:x="38.162cm" svg:y="119.184cm" svg:viewBox="0 0 704 1129" svg:d="M202 1129l-16-126-23-126-44-250-57-248c-18-83-38-165-62-247l488-132c26 86 47 174 66 262l61 264 48 267 23 133 18 135z">
            <text:p/>
          </draw:path>
          <draw:path draw:style-name="gr4" draw:text-style-name="P3" draw:layer="layout" svg:width="0.844cm" svg:height="1.267cm" svg:x="38.088cm" svg:y="119.112cm" svg:viewBox="0 0 845 1268" svg:d="M148 246c19 68 34 134 47 192l57 248 77 448 384-52-10-76-72-398-60-261c-13-61-30-132-49-202zM148 246zM226 1268l-24-185-67-373-56-246c-16-73-36-159-62-242l-17-58 603-164 16 55c30 92 51 186 69 266l60 264 72 403 25 196z">
            <text:p/>
          </draw:path>
          <draw:path draw:style-name="gr4" draw:text-style-name="P3" draw:layer="layout" svg:width="0.706cm" svg:height="1.209cm" svg:x="38.298cm" svg:y="120.177cm" svg:viewBox="0 0 707 1210" svg:d="M132 185l25 195 21 257c12 120 15 243 17 363 1 30 2 61 2 91l388-3c-1-31-2-61-2-91-3-128-6-259-18-386l-22-270-27-208zM132 185zM81 1210l-2-58c-1-50-2-100-3-149-3-118-5-239-17-356l-20-255-39-308 620-84 41 328 22 273c13 130 16 263 19 393 1 51 2 101 3 151l2 61z">
            <text:p/>
          </draw:path>
          <draw:path draw:style-name="gr4" draw:text-style-name="P3" draw:layer="layout" svg:width="13.701cm" svg:height="13.701cm" svg:x="23.772cm" svg:y="114.528cm" svg:viewBox="0 0 13702 13702" svg:d="M6851 237c-3647 0-6614 2966-6614 6614 0 3647 2967 6614 6614 6614s6613-2967 6613-6614c0-3648-2966-6614-6613-6614zM6851 237zM6851 13702c-3779 0-6851-3073-6851-6851s3072-6851 6851-6851c3778 0 6851 3073 6851 6851s-3073 6851-6851 6851z">
            <text:p/>
          </draw:path>
          <draw:polygon draw:style-name="gr3" draw:text-style-name="P2" draw:layer="layout" svg:width="5.746cm" svg:height="5.746cm" svg:x="24.753cm" svg:y="116.029cm" svg:viewBox="0 0 5747 5747" draw:points="3617,5745 0,0 5745,3617 5747,5747">
            <text:p/>
          </draw:polygon>
          <draw:path draw:style-name="gr4" draw:text-style-name="P3" draw:layer="layout" svg:width="6.078cm" svg:height="6.078cm" svg:x="24.5cm" svg:y="115.777cm" svg:viewBox="0 0 6079 6079" svg:d="M3914 5918l2007 2-2-2006-5414-3409zM3914 5918zM6079 6079l-2253-3-23-37-3803-6039 6077 3826z">
            <text:p/>
          </draw:path>
          <draw:polygon draw:style-name="gr3" draw:text-style-name="P2" draw:layer="layout" svg:width="5.744cm" svg:height="5.744cm" svg:x="30.497cm" svg:y="116.033cm" svg:viewBox="0 0 5745 5745" draw:points="0,3617 5745,0 2127,5745 1,5743">
            <text:p/>
          </draw:polygon>
          <draw:path draw:style-name="gr4" draw:text-style-name="P3" draw:layer="layout" svg:width="6.076cm" svg:height="6.076cm" svg:x="30.418cm" svg:y="115.781cm" svg:viewBox="0 0 6077 6077" svg:d="M160 5916l2002 2 3409-5413-5413 3409zM160 5916zM2250 6077l-2248-3-2-2248 37-23 6040-3803z">
            <text:p/>
          </draw:path>
          <draw:polygon draw:style-name="gr3" draw:text-style-name="P2" draw:layer="layout" svg:width="5.746cm" svg:height="5.746cm" svg:x="30.499cm" svg:y="121.775cm" svg:viewBox="0 0 5747 5747" draw:points="2129,2 5747,5747 1,2129 0,0">
            <text:p/>
          </draw:polygon>
          <draw:path draw:style-name="gr4" draw:text-style-name="P3" draw:layer="layout" svg:width="6.078cm" svg:height="6.078cm" svg:x="30.42cm" svg:y="121.696cm" svg:viewBox="0 0 6079 6079" svg:d="M160 2165l5413 3409-3409-5414-2006-2zM160 2165zM6079 6079l-6077-3826-2-2253 2252 2 23 36z">
            <text:p/>
          </draw:path>
          <draw:polygon draw:style-name="gr3" draw:text-style-name="P2" draw:layer="layout" svg:width="5.744cm" svg:height="5.744cm" svg:x="24.757cm" svg:y="121.774cm" svg:viewBox="0 0 5745 5745" draw:points="5745,2128 0,5745 3617,0 5743,1">
            <text:p/>
          </draw:polygon>
          <draw:path draw:style-name="gr4" draw:text-style-name="P3" draw:layer="layout" svg:width="6.076cm" svg:height="6.076cm" svg:x="24.504cm" svg:y="121.694cm" svg:viewBox="0 0 6077 6077" svg:d="M3913 158l-3408 5414 5414-3408-2-2004zM3913 158zM0 6077l3826-6077 2249 2 2 2249-37 23z">
            <text:p/>
          </draw:path>
          <draw:polygon draw:style-name="gr4" draw:text-style-name="P3" draw:layer="layout" svg:width="5.744cm" svg:height="5.742cm" svg:x="30.497cm" svg:y="116.033cm" svg:viewBox="0 0 5745 5743" draw:points="1,5743 5745,0 0,3617">
            <text:p/>
          </draw:polygon>
          <draw:polygon draw:style-name="gr4" draw:text-style-name="P3" draw:layer="layout" svg:width="5.746cm" svg:height="5.746cm" svg:x="24.753cm" svg:y="116.029cm" svg:viewBox="0 0 5747 5747" draw:points="0,0 5747,5747 3621,5745">
            <text:p/>
          </draw:polygon>
          <draw:polygon draw:style-name="gr4" draw:text-style-name="P3" draw:layer="layout" svg:width="5.744cm" svg:height="5.742cm" svg:x="24.757cm" svg:y="121.775cm" svg:viewBox="0 0 5745 5743" draw:points="5743,0 0,5743 5745,2125">
            <text:p/>
          </draw:polygon>
          <draw:polygon draw:style-name="gr4" draw:text-style-name="P3" draw:layer="layout" svg:width="5.746cm" svg:height="5.746cm" svg:x="30.499cm" svg:y="121.775cm" svg:viewBox="0 0 5747 5747" draw:points="0,0 5747,5747 2129,2">
            <text:p/>
          </draw:polygon>
          <draw:polygon draw:style-name="gr3" draw:text-style-name="P2" draw:layer="layout" svg:width="3.866cm" svg:height="10.443cm" svg:x="28.566cm" svg:y="111.332cm" svg:viewBox="0 0 3867 10444" draw:points="0,8507 1933,0 3867,8507 1933,10444">
            <text:p/>
          </draw:polygon>
          <draw:path draw:style-name="gr4" draw:text-style-name="P3" draw:layer="layout" svg:width="4.04cm" svg:height="10.913cm" svg:x="28.479cm" svg:y="110.975cm" svg:viewBox="0 0 4041 10914" svg:d="M173 8840l1847 1850 1847-1850-1847-8126zM173 8840zM2020 10914l-2020-2023 2020-8891 2021 8891z">
            <text:p/>
          </draw:path>
          <draw:polygon draw:style-name="gr3" draw:text-style-name="P2" draw:layer="layout" svg:width="10.436cm" svg:height="3.867cm" svg:x="30.499cm" svg:y="119.842cm" svg:viewBox="0 0 10437 3868" draw:points="1929,0 10437,1934 1929,3868 0,1934">
            <text:p/>
          </draw:polygon>
          <draw:path draw:style-name="gr4" draw:text-style-name="P3" draw:layer="layout" svg:width="10.905cm" svg:height="4.04cm" svg:x="30.387cm" svg:y="119.755cm" svg:viewBox="0 0 10906 4041" svg:d="M223 2019l1843 1848 8125-1848-8125-1846zM223 2019zM2016 4041l-2016-2022 2016-2019 43 9 8847 2010z">
            <text:p/>
          </draw:path>
          <draw:polygon draw:style-name="gr3" draw:text-style-name="P2" draw:layer="layout" svg:width="3.866cm" svg:height="10.443cm" svg:x="28.566cm" svg:y="121.775cm" svg:viewBox="0 0 3867 10444" draw:points="3867,1937 1933,10444 0,1937 1933,0">
            <text:p/>
          </draw:polygon>
          <draw:path draw:style-name="gr4" draw:text-style-name="P3" draw:layer="layout" svg:width="4.04cm" svg:height="10.913cm" svg:x="28.479cm" svg:y="121.663cm" svg:viewBox="0 0 4041 10914" svg:d="M173 2074l1847 8126 1847-8126-1847-1850zM173 2074zM2020 10914l-2020-8890 2020-2024 2021 2024z">
            <text:p/>
          </draw:path>
          <draw:polygon draw:style-name="gr3" draw:text-style-name="P2" draw:layer="layout" svg:width="10.436cm" svg:height="3.867cm" svg:x="20.063cm" svg:y="119.842cm" svg:viewBox="0 0 10437 3868" draw:points="8507,3868 0,1934 8507,0 10437,1934">
            <text:p/>
          </draw:polygon>
          <draw:path draw:style-name="gr4" draw:text-style-name="P3" draw:layer="layout" svg:width="10.905cm" svg:height="4.04cm" svg:x="19.706cm" svg:y="119.755cm" svg:viewBox="0 0 10906 4041" svg:d="M714 2019l8125 1848 1843-1848-1843-1846zM714 2019zM8889 4041l-42-10-8847-2012 8889-2019 2017 2019z">
            <text:p/>
          </draw:path>
          <draw:polygon draw:style-name="gr4" draw:text-style-name="P3" draw:layer="layout" svg:width="10.436cm" svg:height="1.933cm" svg:x="30.499cm" svg:y="119.842cm" svg:viewBox="0 0 10437 1934" draw:points="0,1934 10437,1934 1929,0">
            <text:p/>
          </draw:polygon>
          <draw:polygon draw:style-name="gr4" draw:text-style-name="P3" draw:layer="layout" svg:width="1.93cm" svg:height="10.443cm" svg:x="28.569cm" svg:y="111.332cm" svg:viewBox="0 0 1931 10444" draw:points="1931,0 1931,10444 0,8511">
            <text:p/>
          </draw:polygon>
          <draw:polygon draw:style-name="gr4" draw:text-style-name="P3" draw:layer="layout" svg:width="10.436cm" svg:height="1.934cm" svg:x="20.063cm" svg:y="121.775cm" svg:viewBox="0 0 10437 1935" draw:points="10437,0 0,0 8507,1935">
            <text:p/>
          </draw:polygon>
          <draw:polygon draw:style-name="gr4" draw:text-style-name="P3" draw:layer="layout" svg:width="1.933cm" svg:height="10.443cm" svg:x="30.499cm" svg:y="121.775cm" svg:viewBox="0 0 1934 10444" draw:points="0,0 0,10444 1934,1937">
            <text:p/>
          </draw:polygon>
          <draw:path draw:style-name="gr3" draw:text-style-name="P2" draw:layer="layout" svg:width="3.866cm" svg:height="3.867cm" svg:x="28.566cm" svg:y="119.842cm" svg:viewBox="0 0 3867 3868" svg:d="M1933 3868c-1066 0-1933-867-1933-1934s867-1934 1933-1934c1067 0 1934 867 1934 1934s-867 1934-1934 1934z">
            <text:p/>
          </draw:path>
          <draw:path draw:style-name="gr4" draw:text-style-name="P3" draw:layer="layout" svg:width="4.104cm" svg:height="4.104cm" svg:x="28.447cm" svg:y="119.723cm" svg:viewBox="0 0 4105 4105" svg:d="M2053 237c-1002 0-1816 814-1816 1816 0 1000 814 1814 1816 1814 1000 0 1814-814 1814-1814 0-1002-814-1816-1814-1816zM2053 237zM2053 4105c-1133 0-2053-921-2053-2052 0-1133 920-2053 2053-2053 1131 0 2052 920 2052 2053 0 1131-921 2052-2052 2052z">
            <text:p/>
          </draw:path>
          <draw:path draw:style-name="gr4" draw:text-style-name="P3" draw:layer="layout" svg:width="2.662cm" svg:height="2.662cm" svg:x="29.168cm" svg:y="120.445cm" svg:viewBox="0 0 2663 2663" svg:d="M1331 2663c-734 0-1331-597-1331-1332s597-1331 1331-1331c735 0 1332 596 1332 1331s-597 1332-1332 1332z">
            <text:p/>
          </draw:path>
          <draw:path draw:style-name="gr4" draw:text-style-name="P3" draw:layer="layout" svg:width="2.169cm" svg:height="1.57cm" svg:x="29.414cm" svg:y="108.79cm" svg:viewBox="0 0 2170 1571" svg:d="M2170 0l-19 80c-20 2-50 6-89 11-40 6-78 20-115 44-32 20-59 54-81 102-23 49-45 119-67 214l-258 1120h-186l-674-1252-178 782c-10 41-17 80-22 116-6 36-8 65-8 86 0 30 3 53 9 70 5 16 14 30 25 41 17 17 46 32 89 44 42 12 73 21 93 24l-18 81h-671l18-81c20-3 51-8 94-15 43-8 80-21 111-40 32-20 59-54 81-100 22-47 44-118 65-214l170-736c4-17 7-33 9-48 3-15 4-29 4-41 0-22-2-43-7-63-6-21-15-39-29-56-21-25-46-44-76-58-30-13-66-24-106-31l20-80h577l589 1101 147-639c10-47 18-87 22-116 5-30 8-58 8-84 0-28-4-52-10-69-6-18-15-33-27-45-16-16-44-31-85-43-40-13-72-22-94-25l19-80z">
            <text:p/>
          </draw:path>
          <draw:path draw:style-name="gr4" draw:text-style-name="P3" draw:layer="layout" svg:width="1.557cm" svg:height="1.647cm" svg:x="29.721cm" svg:y="133.137cm" svg:viewBox="0 0 1558 1648" svg:d="M680 1648c-86 0-173-11-261-33-88-21-165-50-231-87l-95 77h-93l116-565h95c9 56 25 113 48 172 24 59 54 112 92 158 36 48 84 87 140 119 57 32 121 47 194 47 106 0 191-26 255-77 64-52 96-120 96-205 0-54-18-102-55-143-36-41-94-76-175-106-51-18-101-36-149-53s-94-35-137-54c-86-36-152-88-195-154-43-67-65-137-65-212 0-69 16-136 48-199 31-64 77-120 137-171 58-49 130-88 215-118 86-30 179-44 281-44 85 0 170 12 254 37s145 49 185 72l83-66h95l-114 532h-95c-9-63-23-121-41-177-18-55-43-104-74-148-31-43-70-77-116-102-46-26-101-38-166-38-89 0-164 25-224 74-59 50-89 113-89 189 0 53 18 99 54 139 35 40 92 74 170 103 46 17 93 35 143 53s98 36 143 55c86 36 153 84 202 145 50 61 74 133 74 216 0 78-18 152-54 221s-86 129-150 178c-70 53-149 94-240 122-91 29-191 43-301 43z">
            <text:p/>
          </draw:path>
          <draw:path draw:style-name="gr4" draw:text-style-name="P3" draw:layer="layout" svg:width="1.733cm" svg:height="1.561cm" svg:x="41.498cm" svg:y="120.985cm" svg:viewBox="0 0 1734 1562" svg:d="M1734 0l-91 398h-82c-11-70-36-134-75-192s-81-92-124-101c-20-5-50-8-90-9-39-2-71-2-97-2h-216l-141 610h150c55 0 98-6 130-19 31-12 60-29 87-51 21-17 45-47 72-91 28-43 49-80 60-111h83l-152 652h-82v-41c0-33-4-66-11-101s-15-60-25-74c-19-28-44-46-76-55-31-9-67-14-108-14h-150l-100 435c-5 22-10 46-15 71-4 26-6 44-6 55 0 47 15 77 46 89s88 18 171 18c105 0 182-5 231-14 48-9 84-23 109-42 44-37 97-93 159-168 62-76 103-132 126-168h80l-142 487h-1455l18-81c19-1 46-3 82-7 37-4 63-9 81-15 29-9 51-24 66-44s25-42 31-68l253-1092c4-16 6-29 8-39 1-10 2-18 2-23 0-31-15-55-47-72-31-17-83-31-153-41l19-80z">
            <text:p/>
          </draw:path>
          <draw:path draw:style-name="gr4" draw:text-style-name="P3" draw:layer="layout" svg:width="2.644cm" svg:height="1.579cm" svg:x="17.058cm" svg:y="120.985cm" svg:viewBox="0 0 2645 1580" svg:d="M2645 0l-20 80c-24 2-48 7-72 16s-48 19-71 30c-35 17-62 37-82 59s-40 50-62 86c-72 123-178 305-317 545s-286 495-441 764h-228l-141-1152-635 1152h-220c-31-275-59-535-85-777s-46-421-59-536c-5-39-14-68-25-87-11-18-31-38-59-57-17-13-37-22-57-29-21-6-44-11-71-14l18-80h818l-20 80c-53 6-94 12-123 18-30 7-53 14-67 22-13 8-21 16-23 25-3 9-4 19-4 28 0 15 1 32 3 52 1 19 3 40 5 63 6 68 17 179 33 327 16 150 35 323 55 522l614-1137h234l142 1172c87-158 168-304 243-441 76-137 135-248 179-333 27-52 51-101 71-146 20-44 30-73 30-86 0-23-19-42-58-56-38-15-95-25-170-30l21-80z">
            <text:p/>
          </draw:path>
          <draw:path draw:style-name="gr4" draw:text-style-name="P3" draw:layer="layout" svg:width="1.052cm" svg:height="0.822cm" svg:x="22.357cm" svg:y="114.233cm" svg:viewBox="0 0 1053 823" svg:d="M1053 0l-9 38c-10 0-27 3-51 9-23 5-41 11-51 17-17 10-30 28-41 55-10 27-21 62-30 105l-140 599h-51l-334-689-103 445c-5 20-9 41-12 62-3 20-4 36-4 49 0 14 1 24 4 33 2 8 6 14 10 20 7 8 24 16 50 23s43 11 52 12l-9 38h-334l8-38c13-1 31-5 56-11 24-7 40-13 49-19 15-10 28-27 39-50 10-23 21-60 33-112l93-396c2-13 4-23 5-32s2-18 2-25c0-9-1-18-3-26-2-9-7-17-15-26-14-16-30-26-50-32-19-6-36-10-52-11l10-38h234l309 638 95-407c4-20 8-41 11-60s5-36 5-50c0-12-1-23-4-32-2-8-6-15-11-19-9-8-26-15-47-21-22-6-40-10-54-11l9-38z">
            <text:p/>
          </draw:path>
          <draw:path draw:style-name="gr4" draw:text-style-name="P3" draw:layer="layout" svg:width="1.176cm" svg:height="0.824cm" svg:x="23.406cm" svg:y="114.233cm" svg:viewBox="0 0 1177 825" svg:d="M1177 0l-8 38c-10 0-21 2-35 6s-27 9-39 16c-15 9-29 19-39 30-11 12-22 27-32 47-40 73-93 173-162 301-67 127-137 256-208 387h-51l-66-629-357 629h-51c-9-174-16-320-22-440-6-119-11-209-14-270-1-13-3-23-7-31s-11-17-22-26c-8-6-19-11-31-14-12-4-24-6-33-6l8-38h329l-9 38c-47 2-77 7-93 14-15 7-23 16-23 25 0 8 0 19 1 34 0 15 1 31 2 46 1 27 3 80 8 160 4 80 10 182 16 304l343-610h53l68 622c48-91 89-172 125-244 36-71 68-134 96-191 17-35 29-61 35-79 7-18 10-31 10-38 0-12-8-22-26-29-17-8-42-13-76-14l9-38z">
            <text:p/>
          </draw:path>
          <draw:path draw:style-name="gr4" draw:text-style-name="P3" draw:layer="layout" svg:width="1.052cm" svg:height="0.822cm" svg:x="37.149cm" svg:y="114.233cm" svg:viewBox="0 0 1053 823" svg:d="M1053 0l-10 38c-10 0-27 3-51 9-23 5-41 11-51 17-17 10-30 28-41 55-10 27-21 62-30 105l-139 599h-51l-335-689-102 445c-5 20-9 41-12 62-3 20-4 36-4 49 0 14 1 24 4 33 2 8 6 14 10 20 7 8 23 16 49 23s43 11 52 12l-9 38h-333l8-38c13-1 31-5 56-11 24-7 40-13 49-19 15-10 28-27 39-50 10-23 21-60 33-112l92-396c2-13 4-23 5-32s2-18 2-25c0-9-1-18-3-26-2-9-7-17-15-26-13-16-29-26-49-32-19-6-36-10-52-11l10-38h233l310 638 94-407c4-20 8-41 11-60s5-36 5-50c0-12-1-23-4-32-2-8-6-15-11-19-9-8-25-15-46-21-22-6-40-10-54-11l9-38z">
            <text:p/>
          </draw:path>
          <draw:path draw:style-name="gr4" draw:text-style-name="P3" draw:layer="layout" svg:width="0.818cm" svg:height="0.814cm" svg:x="38.072cm" svg:y="114.233cm" svg:viewBox="0 0 819 815" svg:d="M819 0l-45 196h-43c-2-41-11-75-25-102-15-28-35-43-60-47-11-2-25-3-43-4-16 0-35-1-55-1h-131l-76 328h92c29 0 51-3 66-9 16-5 30-14 42-27 12-12 23-28 34-48 10-20 18-37 23-51h44l-75 319h-43c0-4 0-9 1-15s1-12 1-19c0-14-1-28-3-41s-5-22-8-29c-8-15-19-24-34-29s-34-7-58-7h-92l-57 249c-3 10-5 19-6 30-2 11-2 19-2 26 0 21 7 35 22 42 15 6 49 10 100 10 65 0 108-2 131-7s40-11 52-20c21-18 48-46 77-84 30-39 49-68 59-85h41l-70 240h-678l8-38c12-1 28-2 47-5 20-3 33-5 40-8 13-5 23-12 30-22s12-22 15-35l138-592c0-3 1-6 2-10 0-4 0-8 0-11 0-8-1-15-4-21-4-6-10-11-18-15-9-6-22-10-39-14-18-4-31-6-40-6l8-38z">
            <text:p/>
          </draw:path>
          <draw:path draw:style-name="gr4" draw:text-style-name="P3" draw:layer="layout" svg:width="0.693cm" svg:height="0.849cm" svg:x="22.655cm" svg:y="128.231cm" svg:viewBox="0 0 694 850" svg:d="M289 850c-48 0-89-5-125-17-35-12-64-25-86-41l-33 42h-45l56-279h46c2 33 7 64 14 94 7 29 18 55 34 79s38 43 64 56c25 13 57 19 95 19 57 0 102-15 137-47 34-31 51-75 51-130 0-30-7-56-21-79-15-23-37-41-66-53-27-12-54-23-81-32-27-10-54-21-80-33-34-16-62-40-84-71-21-30-31-65-31-104 0-36 8-71 24-102 17-32 39-58 66-81 26-22 57-39 94-52s74-19 110-19c34 0 66 3 98 12 30 8 60 23 91 45l32-39h45l-57 271h-47c-1-30-4-60-9-92s-13-57-24-78c-13-23-30-40-54-53-22-13-52-20-90-20-45 0-83 16-113 47-31 31-46 68-46 111 0 30 6 54 17 73 11 20 29 36 52 48 26 13 52 24 80 34 27 9 52 19 74 29 45 21 79 46 104 75 24 29 37 65 37 107 0 40-9 79-27 114-17 35-41 65-70 88-32 26-67 45-105 58-39 14-81 20-127 20z">
            <text:p/>
          </draw:path>
          <draw:path draw:style-name="gr4" draw:text-style-name="P3" draw:layer="layout" svg:width="1.176cm" svg:height="0.824cm" svg:x="23.423cm" svg:y="128.249cm" svg:viewBox="0 0 1177 825" svg:d="M1177 0l-8 37c-10 1-21 3-35 7s-27 9-39 16c-15 9-28 18-39 30-11 11-22 27-32 47-40 73-93 173-162 301-67 127-136 256-208 387h-51l-66-629-357 629h-51c-9-174-16-320-22-440-6-119-11-209-14-270-1-13-3-23-7-31-4-9-11-17-22-26-8-6-18-11-31-15-12-3-23-5-33-6l8-37h329l-9 37c-46 3-77 8-92 15-16 7-24 16-24 25 0 8 0 19 1 34 0 15 1 31 2 46 1 27 4 80 8 160s10 182 16 304l343-610h53l68 622c48-91 90-172 125-244 36-71 68-134 96-191 17-35 29-61 36-79 6-18 10-31 10-38 0-12-9-22-27-30-17-7-42-12-76-14l9-37z">
            <text:p/>
          </draw:path>
          <draw:path draw:style-name="gr4" draw:text-style-name="P3" draw:layer="layout" svg:width="0.693cm" svg:height="0.849cm" svg:x="36.496cm" svg:y="128.231cm" svg:viewBox="0 0 694 850" svg:d="M289 850c-48 0-89-5-125-17-35-12-64-25-86-41l-33 42h-45l56-279h46c2 33 7 64 14 94 7 29 18 55 34 79s38 43 64 56c25 13 57 19 95 19 57 0 102-15 137-47 34-31 51-75 51-130 0-30-7-56-21-79-15-23-37-41-66-53-27-12-54-23-81-32-27-10-54-21-80-33-34-16-62-40-84-71-21-30-31-65-31-104 0-36 8-71 24-102 17-32 39-58 66-81 26-22 57-39 94-52s74-19 110-19c34 0 66 3 98 12 30 8 60 23 91 45l32-39h45l-57 271h-47c-1-30-4-60-9-92s-13-57-24-78c-13-23-30-40-54-53-22-13-52-20-90-20-45 0-83 16-113 47-31 31-46 68-46 111 0 30 6 54 17 73 11 20 29 36 52 48 26 13 52 24 80 34 27 9 52 19 74 29 45 21 79 46 104 75 24 29 37 65 37 107 0 40-9 79-27 114-17 35-41 65-70 88-32 26-67 45-105 58-39 14-81 20-127 20z">
            <text:p/>
          </draw:path>
          <draw:path draw:style-name="gr4" draw:text-style-name="P3" draw:layer="layout" svg:width="0.818cm" svg:height="0.814cm" svg:x="37.139cm" svg:y="128.249cm" svg:viewBox="0 0 819 815" svg:d="M819 0l-45 196h-43c-2-41-11-75-25-102-15-28-35-44-60-48-11-1-25-2-43-3-16-1-35-1-55-1h-131l-76 329h92c29 0 51-3 66-9 16-5 30-15 42-28 12-11 23-27 34-47 10-20 18-37 23-51h44l-75 318h-43c0-4 0-9 1-15s1-13 1-19c0-15-1-28-3-41s-5-23-8-29c-8-15-19-24-34-29s-35-7-58-7h-92l-57 250c-3 9-5 19-6 30-2 11-2 19-2 25 0 22 7 36 22 42 15 7 49 11 100 11 65 0 108-2 131-7s40-11 51-20c22-18 49-46 78-85 30-38 49-68 59-85h41l-70 240h-678l8-37c12-1 28-3 47-5 20-3 33-5 40-8 13-5 23-12 30-22s12-22 15-35l138-593c0-3 1-7 2-10 0-4 0-8 0-11 0-8-1-15-4-21-4-6-10-11-18-16-9-5-22-9-39-13-18-4-31-6-40-7l8-37z">
            <text:p/>
          </draw:path>
          <draw:path draw:style-name="gr4" draw:text-style-name="P3" draw:layer="layout" svg:width="11.517cm" svg:height="11.517cm" svg:x="57.657cm" svg:y="115.62cm" svg:viewBox="0 0 11518 11518" svg:d="M9461 10171c-282-460-581-906-892-1343 411 345 829 682 1262 1004-321-434-658-852-1004-1262 438 310 884 609 1344 891-358-403-730-791-1110-1169 463 269 933 529 1416 771-392-371-797-725-1208-1069 485 228 976 446 1478 645-423-336-857-653-1297-959 503 185 1011 359 1529 512-451-297-911-574-1375-841 517 140 1038 269 1567 378-475-257-957-494-1443-719 527 95 1058 178 1594 239-495-214-996-408-1500-589 533 48 1069 84 1608 99-511-171-1027-320-1545-457 536 2 1072-9 1611-41-524-125-1049-229-1576-320 533-45 1065-103 1598-182-531-79-1063-137-1594-182 525-91 1050-195 1572-320-536-33-1071-43-1604-42 515-137 1029-286 1538-456-536 14-1070 50-1601 98 501-181 1000-374 1493-588-534 61-1062 143-1587 237 484-225 963-460 1436-716-527 107-1046 235-1561 374 463-265 920-542 1369-839-515 153-1022 326-1522 510 437-305 869-621 1290-955-500 197-989 413-1472 640 409-342 812-695 1202-1065-481 240-949 499-1411 767 378-377 749-763 1105-1165-458 281-902 578-1338 886 344-408 679-825 998-1257-431 320-848 655-1257 999 309-436 606-880 887-1338-402 356-788 726-1165 1104 268-461 527-929 767-1410-370 390-723 792-1065 1202 227-483 443-972 641-1472-335 421-651 852-956 1290 184-500 357-1007 509-1522-296 448-573 906-838 1368 139-514 267-1034 374-1560-256 472-492 952-716 1436 94-525 176-1053 237-1587-214 493-407 991-588 1493 48-531 84-1065 98-1602-171 510-320 1023-456 1539 1-534-10-1068-42-1604-126 522-229 1047-320 1572-46-531-103-1063-182-1594-79 531-137 1063-182 1594-91-525-195-1050-320-1572-33 536-44 1070-42 1604-137-516-286-1029-456-1539 14 537 50 1071 98 1602-181-502-374-1000-589-1493 61 534 143 1062 237 1587-223-484-460-964-716-1436 108 526 235 1046 375 1560-266-462-542-920-839-1368 153 515 325 1022 509 1522-304-438-620-869-954-1290 197 500 413 989 640 1472-342-410-695-812-1065-1202 240 481 499 949 767 1410-378-378-763-748-1165-1104 280 458 578 902 886 1338-408-344-825-679-1257-999 320 432 655 849 999 1257-436-308-880-605-1338-886 356 402 726 788 1104 1165-461-268-929-527-1410-767 390 370 792 723 1202 1065-483-227-972-443-1472-640 421 334 852 650 1290 955-501-184-1007-357-1522-510 448 297 906 574 1368 839-515-139-1034-267-1560-374 472 256 952 491 1436 716-525-94-1054-176-1587-237 493 214 991 407 1493 588-531-48-1065-84-1602-98 510 170 1023 319 1539 456-534-1-1068 9-1605 42 524 125 1050 230 1577 321-533 45-1066 102-1598 181 533 79 1067 136 1601 182-528 91-1055 195-1580 320 539 32 1076 43 1612 41-518 137-1034 286-1546 457 539-15 1075-51 1609-99-504 181-1005 375-1500 589 536-61 1067-144 1593-239-486 225-967 462-1442 719 528-109 1050-238 1567-378-465 267-925 544-1375 841 517-153 1025-327 1528-512-440 306-873 623-1296 959 502-199 993-417 1478-645-412 344-816 698-1208 1069 483-242 953-502 1416-771-380 378-752 766-1110 1169 459-282 905-581 1343-891-345 410-682 828-1004 1262 433-322 852-659 1262-1004-310 437-609 883-891 1343 403-358 790-730 1169-1110-270 463-530 933-771 1416 371-392 725-796 1068-1208-228 485-445 976-643 1478 335-423 652-857 958-1296-185 502-359 1010-513 1528 297-451 575-910 841-1375-140 517-268 1038-377 1567 257-475 494-957 719-1443-95 527-178 1058-240 1594 215-495 409-996 590-1500-48 534-84 1069-99 1609 171-512 320-1028 457-1546-2 536 9 1073 41 1611 125-524 229-1052 320-1579 45 533 103 1068 182 1601 79-533 136-1068 181-1601 92 527 195 1055 321 1579 32-538 43-1075 41-1611 137 518 286 1034 457 1546-15-540-51-1075-100-1609 182 504 376 1005 590 1500-62-536-144-1067-239-1594 225 486 461 968 718 1443-108-529-237-1050-377-1567 266 465 544 924 841 1375-153-518-327-1026-512-1528 306 439 622 873 959 1296-200-502-417-993-645-1478 343 412 698 816 1069 1208-242-483-502-953-771-1416 378 380 765 752 1169 1110z">
            <text:p/>
          </draw:path>
          <draw:path draw:style-name="gr4" draw:text-style-name="P3" draw:layer="layout" svg:width="16.779cm" svg:height="16.779cm" svg:x="55.026cm" svg:y="112.989cm" svg:viewBox="0 0 16780 16780" svg:d="M8389 0c-4633 0-8389 3756-8389 8389 0 4634 3756 8391 8389 8391 4635 0 8391-3757 8391-8391 0-4633-3756-8389-8391-8389zM8389 0zM8389 158c4540 0 8232 3692 8232 8231 0 4540-3692 8232-8232 8232-4539 0-8231-3692-8231-8232 0-4539 3692-8231 8231-8231z">
            <text:p/>
          </draw:path>
          <draw:polygon draw:style-name="gr4" draw:text-style-name="P3" draw:layer="layout" svg:width="1.918cm" svg:height="1.996cm" svg:x="62.447cm" svg:y="108.989cm" svg:viewBox="0 0 1919 1997" draw:points="0,1997 350,0 692,0 1266,1121 1463,0 1919,0 1568,1997 1226,1997 655,876 456,1997">
            <text:p/>
          </draw:polygon>
          <draw:path draw:style-name="gr4" draw:text-style-name="P3" draw:layer="layout" svg:width="1.682cm" svg:height="2.075cm" svg:x="62.352cm" svg:y="131.914cm" svg:viewBox="0 0 1683 2076" svg:d="M759 2076c-210 0-380-45-510-133s-213-208-249-360l415-214c51 178 178 268 384 268 175 0 272-56 293-169 12-56-8-102-58-135-51-33-140-72-267-115-188-63-328-143-421-242-92-98-123-235-93-412 30-186 116-327 258-422 140-95 303-142 487-142 163 0 307 38 427 116 121 78 207 189 258 334l-399 211c-71-149-179-223-326-223-68 0-123 14-164 43s-66 65-75 108c-12 56 7 101 56 136 48 35 132 75 252 118 36 13 66 24 89 33 24 9 53 20 87 34 35 14 64 28 85 40 22 13 48 28 77 46 30 18 54 36 72 56 18 19 37 41 57 64 20 24 35 50 45 78 11 27 20 56 27 88 8 31 11 66 10 104s-5 79-12 122c-33 183-121 323-264 421-144 98-325 147-541 147z">
            <text:p/>
          </draw:path>
          <draw:polygon draw:style-name="gr4" draw:text-style-name="P3" draw:layer="layout" svg:width="1.591cm" svg:height="1.995cm" svg:x="73.685cm" svg:y="120.2cm" svg:viewBox="0 0 1592 1996" draw:points="1515,438 730,438 670,772 1387,772 1310,1201 596,1201 534,1557 1333,1557 1256,1996 0,1996 350,0 1592,0">
            <text:p/>
          </draw:polygon>
          <draw:polygon draw:style-name="gr4" draw:text-style-name="P3" draw:layer="layout" svg:width="2.788cm" svg:height="1.995cm" svg:x="50.544cm" svg:y="120.2cm" svg:viewBox="0 0 2789 1996" draw:points="199,1996 0,0 455,0 561,1397 1192,0 1563,0 1702,1397 2293,0 2789,0 1887,1996 1369,1996 1249,818 719,1996">
            <text:p/>
          </draw:polygon>
          <draw:polygon draw:style-name="gr5" draw:text-style-name="P4" draw:layer="layout" svg:width="0.773cm" svg:height="0.822cm" svg:x="55.103cm" svg:y="114.225cm" svg:viewBox="0 0 774 823" draw:points="0,823 144,0 247,0 540,565 639,0 774,0 630,823 527,823 235,257 135,823">
            <text:p/>
          </draw:polygon>
          <draw:polygon draw:style-name="gr5" draw:text-style-name="P4" draw:layer="layout" svg:width="1.126cm" svg:height="0.822cm" svg:x="55.981cm" svg:y="114.225cm" svg:viewBox="0 0 1127 823" draw:points="88,823 0,0 135,0 196,645 495,0 621,0 695,645 982,0 1127,0 750,823 594,823 523,221 244,823">
            <text:p/>
          </draw:polygon>
          <draw:polygon draw:style-name="gr5" draw:text-style-name="P4" draw:layer="layout" svg:width="0.773cm" svg:height="0.822cm" svg:x="69.894cm" svg:y="114.225cm" svg:viewBox="0 0 774 823" draw:points="0,823 144,0 246,0 540,565 639,0 774,0 629,823 527,823 235,257 135,823">
            <text:p/>
          </draw:polygon>
          <draw:polygon draw:style-name="gr5" draw:text-style-name="P4" draw:layer="layout" svg:width="0.638cm" svg:height="0.822cm" svg:x="70.687cm" svg:y="114.225cm" svg:viewBox="0 0 639 823" draw:points="617,129 258,129 220,342 550,342 528,470 198,470 157,693 524,693 501,823 0,823 144,0 639,0">
            <text:p/>
          </draw:polygon>
          <draw:path draw:style-name="gr5" draw:text-style-name="P4" draw:layer="layout" svg:width="0.669cm" svg:height="0.853cm" svg:x="55.348cm" svg:y="128.225cm" svg:viewBox="0 0 670 854" svg:d="M300 854c-81 0-149-18-200-53-51-37-85-86-100-149l122-64c19 91 82 136 188 136 47 0 86-10 115-28 30-19 48-44 54-76 7-36-2-63-29-82-26-19-69-39-129-58-19-6-36-13-51-19-16-6-32-14-50-23-17-10-31-20-43-29-13-10-25-22-36-35-12-13-20-27-25-42s-9-32-12-52-2-40 3-62c13-72 47-126 105-164 55-36 119-54 189-54 68 0 125 16 171 48 46 33 78 76 98 131l-119 63c-28-75-82-112-160-112-38 0-70 8-97 26-26 17-43 40-49 71-7 36 2 63 27 82 26 19 68 39 126 59 36 13 65 25 87 35 22 11 46 26 74 46s46 45 56 76c9 31 10 67 2 107-13 73-49 127-106 165-58 38-128 57-211 57z">
            <text:p/>
          </draw:path>
          <draw:polygon draw:style-name="gr5" draw:text-style-name="P4" draw:layer="layout" svg:width="1.127cm" svg:height="0.822cm" svg:x="56.1cm" svg:y="128.241cm" svg:viewBox="0 0 1128 823" draw:points="88,823 0,0 135,0 196,645 496,0 621,0 695,645 983,0 1128,0 750,823 594,823 524,222 244,823">
            <text:p/>
          </draw:polygon>
          <draw:path draw:style-name="gr5" draw:text-style-name="P4" draw:layer="layout" svg:width="0.669cm" svg:height="0.853cm" svg:x="69.19cm" svg:y="128.225cm" svg:viewBox="0 0 670 854" svg:d="M300 854c-82 0-149-18-200-53-51-37-85-86-100-149l122-64c19 91 82 136 188 136 47 0 86-10 115-28 30-19 47-44 54-76 7-36-2-63-29-82-26-19-69-39-129-58-19-6-36-13-51-19-16-6-33-14-50-23-17-10-31-20-43-29-13-10-25-22-37-35-11-13-20-27-24-42-5-15-9-32-12-52s-2-40 3-62c13-72 47-126 104-164 56-36 120-54 190-54 67 0 125 16 171 48 45 33 78 76 98 131l-119 63c-28-75-82-112-161-112-37 0-69 8-96 26-27 17-43 40-49 71-7 36 2 63 27 82 26 19 68 39 125 59 37 13 66 25 88 35 22 11 46 26 74 46s46 45 56 76c9 31 10 67 2 107-13 73-49 127-106 165-58 38-128 57-211 57z">
            <text:p/>
          </draw:path>
          <draw:polygon draw:style-name="gr5" draw:text-style-name="P4" draw:layer="layout" svg:width="0.638cm" svg:height="0.822cm" svg:x="69.885cm" svg:y="128.241cm" svg:viewBox="0 0 639 823" draw:points="617,129 258,129 220,343 550,343 528,470 198,470 157,694 524,694 501,823 0,823 144,0 639,0">
            <text:p/>
          </draw:polygon>
          <draw:path draw:style-name="gr4" draw:text-style-name="P3" draw:layer="layout" svg:width="0.822cm" svg:height="1.532cm" svg:x="70.467cm" svg:y="121.451cm" svg:viewBox="0 0 823 1533" svg:d="M0 1396c94-459 144-928 148-1396l675 6c-5 512-59 1025-163 1527z">
            <text:p/>
          </draw:path>
          <draw:path draw:style-name="gr4" draw:text-style-name="P3" draw:layer="layout" svg:width="0.995cm" svg:height="1.705cm" svg:x="70.374cm" svg:y="121.371cm" svg:viewBox="0 0 996 1706" svg:d="M186 1414l506 105c87-444 135-899 143-1355l-516-5c-8 422-53 844-133 1255zM186 1414zM815 1706l-815-169 15-77c94-451 143-916 147-1381l1-79 833 8-1 79c-5 518-60 1038-164 1541z">
            <text:p/>
          </draw:path>
          <draw:path draw:style-name="gr4" draw:text-style-name="P3" draw:layer="layout" svg:width="1.274cm" svg:height="1.799cm" svg:x="69.946cm" svg:y="122.753cm" svg:viewBox="0 0 1275 1800" svg:d="M207 1391l475 201c173-420 309-857 405-1301l-505-104c-90 410-216 815-375 1204zM207 1391zM766 1800l-766-325 30-73c181-426 320-872 413-1325l16-77 816 168-16 78c-105 506-260 1005-462 1481z">
            <text:p/>
          </draw:path>
          <draw:path draw:style-name="gr4" draw:text-style-name="P3" draw:layer="layout" svg:width="1.291cm" svg:height="1.61cm" svg:x="69.379cm" svg:y="124.186cm" svg:viewBox="0 0 1292 1611" svg:d="M0 1232c263-387 488-801 671-1232l621 262c-200 472-447 925-735 1349z">
            <text:p/>
          </draw:path>
          <draw:path draw:style-name="gr4" draw:text-style-name="P3" draw:layer="layout" svg:width="1.505cm" svg:height="1.824cm" svg:x="69.269cm" svg:y="124.082cm" svg:viewBox="0 0 1506 1825" svg:d="M219 1315l426 290c253-380 472-781 653-1197l-475-201c-169 385-371 757-604 1108zM219 1315zM688 1825l-688-468 44-65c260-384 484-794 664-1220l31-72 767 324-31 73c-201 476-451 933-742 1363z">
            <text:p/>
          </draw:path>
          <draw:path draw:style-name="gr4" draw:text-style-name="P3" draw:layer="layout" svg:width="1.677cm" svg:height="1.78cm" svg:x="68.37cm" svg:y="125.307cm" svg:viewBox="0 0 1678 1781" svg:d="M223 1190l364 367c319-324 611-675 871-1047l-428-291c-239 346-510 671-807 971zM223 1190zM586 1781l-586-592 56-56c329-326 629-685 888-1068l45-65 689 468-44 65c-290 427-625 829-992 1192z">
            <text:p/>
          </draw:path>
          <draw:path draw:style-name="gr4" draw:text-style-name="P3" draw:layer="layout" svg:width="1.562cm" svg:height="1.447cm" svg:x="67.394cm" svg:y="126.496cm" svg:viewBox="0 0 1563 1448" svg:d="M0 886c390-259 755-557 1089-886l474 479c-364 360-763 686-1191 969z">
            <text:p/>
          </draw:path>
          <draw:path draw:style-name="gr4" draw:text-style-name="P3" draw:layer="layout" svg:width="1.784cm" svg:height="1.669cm" svg:x="67.284cm" svg:y="126.384cm" svg:viewBox="0 0 1785 1670" svg:d="M219 1020l285 430c375-255 731-544 1057-860l-363-367c-302 294-632 561-979 797zM219 1020zM460 1670l-460-694 66-44c385-255 747-551 1077-877l56-55 586 592-56 56c-368 363-772 693-1203 978z">
            <text:p/>
          </draw:path>
          <draw:path draw:style-name="gr4" draw:text-style-name="P3" draw:layer="layout" svg:width="1.824cm" svg:height="1.494cm" svg:x="66.052cm" svg:y="127.272cm" svg:viewBox="0 0 1825 1495" svg:d="M206 811l196 476c417-176 822-391 1203-639l-285-429c-353 229-727 427-1114 592zM206 811zM316 1495l-316-771 73-30c427-176 840-395 1225-651l66-43 461 693-66 43c-431 288-893 532-1370 729z">
            <text:p/>
          </draw:path>
          <draw:path draw:style-name="gr4" draw:text-style-name="P3" draw:layer="layout" svg:width="1.599cm" svg:height="1.065cm" svg:x="64.812cm" svg:y="128.04cm" svg:viewBox="0 0 1600 1066" svg:d="M0 403c459-90 910-225 1343-403l257 623c-474 195-968 344-1471 443z">
            <text:p/>
          </draw:path>
          <draw:path draw:style-name="gr4" draw:text-style-name="P3" draw:layer="layout" svg:width="1.796cm" svg:height="1.262cm" svg:x="64.719cm" svg:y="127.937cm" svg:viewBox="0 0 1797 1263" svg:d="M185 570l100 506c445-92 883-225 1305-393l-196-477c-391 156-796 278-1209 364zM185 570zM160 1263l-160-818 77-15c455-89 902-224 1330-400l73-30 317 770-73 30c-479 197-978 348-1486 448z">
            <text:p/>
          </draw:path>
          <draw:path draw:style-name="gr4" draw:text-style-name="P3" draw:layer="layout" svg:width="1.699cm" svg:height="0.982cm" svg:x="63.336cm" svg:y="128.351cm" svg:viewBox="0 0 1700 983" svg:d="M158 308v516c456-5 911-50 1356-132l-99-507c-412 77-834 118-1257 123zM158 308zM0 983v-833h78c467-1 932-46 1384-135l78-15 160 817-78 15c-505 100-1023 150-1543 151z">
            <text:p/>
          </draw:path>
          <draw:path draw:style-name="gr4" draw:text-style-name="P3" draw:layer="layout" svg:width="1.527cm" svg:height="0.81cm" svg:x="61.889cm" svg:y="128.444cm" svg:viewBox="0 0 1528 811" svg:d="M130 0c460 90 928 135 1398 136v675c-513-1-1025-50-1528-149z">
            <text:p/>
          </draw:path>
          <draw:path draw:style-name="gr4" draw:text-style-name="P3" draw:layer="layout" svg:width="1.699cm" svg:height="0.982cm" svg:x="61.796cm" svg:y="128.351cm" svg:viewBox="0 0 1700 983" svg:d="M185 692c446 82 900 127 1357 132v-516c-424-5-845-46-1257-123zM185 692zM1700 983h-79c-520-1-1039-51-1544-151l-77-15 160-817 78 15c452 89 916 134 1383 135h79z">
            <text:p/>
          </draw:path>
          <draw:path draw:style-name="gr4" draw:text-style-name="P3" draw:layer="layout" svg:width="1.795cm" svg:height="1.261cm" svg:x="60.317cm" svg:y="127.937cm" svg:viewBox="0 0 1796 1262" svg:d="M206 683c421 168 860 300 1305 392l99-506c-411-86-818-208-1208-363zM206 683zM1636 1262l-78-15c-508-100-1008-251-1485-447l-73-30 316-770 73 30c428 176 875 310 1329 399l78 15z">
            <text:p/>
          </draw:path>
          <draw:path draw:style-name="gr4" draw:text-style-name="P3" draw:layer="layout" svg:width="1.612cm" svg:height="1.281cm" svg:x="59.065cm" svg:y="127.382cm" svg:viewBox="0 0 1613 1282" svg:d="M372 0c392 259 807 480 1241 659l-256 623c-475-194-930-437-1357-720z">
            <text:p/>
          </draw:path>
          <draw:path draw:style-name="gr4" draw:text-style-name="P3" draw:layer="layout" svg:width="1.824cm" svg:height="1.494cm" svg:x="58.955cm" svg:y="127.272cm" svg:viewBox="0 0 1825 1495" svg:d="M219 648c381 248 786 463 1203 639l196-476c-386-165-761-363-1114-592zM219 648zM1508 1495l-73-30c-477-197-938-441-1369-729l-66-43 460-693 66 43c385 256 798 475 1226 651l73 30z">
            <text:p/>
          </draw:path>
          <draw:path draw:style-name="gr4" draw:text-style-name="P3" draw:layer="layout" svg:width="1.784cm" svg:height="1.669cm" svg:x="57.763cm" svg:y="126.384cm" svg:viewBox="0 0 1785 1670" svg:d="M223 590c327 316 682 605 1057 860l286-430c-348-236-677-503-979-797zM223 590zM1324 1670l-66-44c-430-285-835-615-1202-978l-56-56 586-592 56 55c329 326 691 622 1077 877l66 44z">
            <text:p/>
          </draw:path>
          <draw:path draw:style-name="gr4" draw:text-style-name="P3" draw:layer="layout" svg:width="1.455cm" svg:height="1.558cm" svg:x="56.894cm" svg:y="125.418cm" svg:viewBox="0 0 1456 1559" svg:d="M558 0c263 387 565 750 898 1079l-475 480c-364-360-694-757-981-1181z">
            <text:p/>
          </draw:path>
          <draw:path draw:style-name="gr4" draw:text-style-name="P3" draw:layer="layout" svg:width="1.676cm" svg:height="1.78cm" svg:x="56.785cm" svg:y="125.307cm" svg:viewBox="0 0 1677 1781" svg:d="M220 510c258 372 550 723 871 1047l362-367c-296-299-566-625-807-971zM220 510zM1092 1781l-57-56c-368-363-701-765-991-1192l-44-65 688-468 44 65c261 383 559 742 888 1068l57 56z">
            <text:p/>
          </draw:path>
          <draw:path draw:style-name="gr4" draw:text-style-name="P3" draw:layer="layout" svg:width="1.505cm" svg:height="1.824cm" svg:x="56.057cm" svg:y="124.082cm" svg:viewBox="0 0 1506 1825" svg:d="M207 408c182 416 401 817 652 1197l428-290c-234-351-436-723-604-1108zM207 408zM817 1825l-44-65c-291-430-542-887-743-1363l-30-73 766-324 31 72c180 426 405 836 665 1220l44 65z">
            <text:p/>
          </draw:path>
          <draw:path draw:style-name="gr4" draw:text-style-name="P3" draw:layer="layout" svg:width="1.077cm" svg:height="1.602cm" svg:x="55.704cm" svg:y="122.846cm" svg:viewBox="0 0 1078 1603" svg:d="M660 0c95 458 235 909 418 1340l-622 263c-200-472-353-965-456-1467z">
            <text:p/>
          </draw:path>
          <draw:path draw:style-name="gr4" draw:text-style-name="P3" draw:layer="layout" svg:width="1.274cm" svg:height="1.799cm" svg:x="55.611cm" svg:y="122.753cm" svg:viewBox="0 0 1275 1800" svg:d="M187 291c96 444 232 881 405 1301l476-201c-160-389-286-794-375-1204zM187 291zM508 1800l-31-73c-202-476-357-975-462-1481l-15-78 815-168 16 77c94 453 232 899 413 1325l31 73z">
            <text:p/>
          </draw:path>
          <draw:path draw:style-name="gr4" draw:text-style-name="P3" draw:layer="layout" svg:width="0.995cm" svg:height="1.705cm" svg:x="55.462cm" svg:y="121.371cm" svg:viewBox="0 0 996 1706" svg:d="M160 164c8 456 56 911 144 1355l505-105c-80-410-125-833-133-1255zM160 164zM180 1706l-16-78c-104-503-159-1023-164-1541v-79l832-8 1 79c4 465 54 930 147 1381l16 77z">
            <text:p/>
          </draw:path>
          <draw:path draw:style-name="gr4" draw:text-style-name="P3" draw:layer="layout" svg:width="0.822cm" svg:height="1.532cm" svg:x="55.542cm" svg:y="119.774cm" svg:viewBox="0 0 823 1533" svg:d="M823 136c-95 460-144 927-148 1397l-675-6c4-513 58-1025 161-1527z">
            <text:p/>
          </draw:path>
          <draw:path draw:style-name="gr4" draw:text-style-name="P3" draw:layer="layout" svg:width="0.995cm" svg:height="1.706cm" svg:x="55.462cm" svg:y="119.68cm" svg:viewBox="0 0 996 1707" svg:d="M160 1542l516 5c8-423 53-844 133-1255l-505-105c-88 444-136 899-144 1355zM160 1542zM832 1707l-832-8v-79c5-520 60-1038 164-1543l16-77 816 169-16 77c-93 452-143 916-147 1382z">
            <text:p/>
          </draw:path>
          <draw:path draw:style-name="gr4" draw:text-style-name="P3" draw:layer="layout" svg:width="1.274cm" svg:height="1.799cm" svg:x="55.611cm" svg:y="118.205cm" svg:viewBox="0 0 1275 1800" svg:d="M187 1508l506 104c89-410 215-815 375-1204l-476-201c-173 420-309 858-405 1301zM187 1508zM815 1800l-815-169 15-78c105-506 260-1005 462-1481l31-72 767 324-31 73c-181 425-319 872-413 1325z">
            <text:p/>
          </draw:path>
          <draw:path draw:style-name="gr4" draw:text-style-name="P3" draw:layer="layout" svg:width="1.291cm" svg:height="1.61cm" svg:x="56.161cm" svg:y="116.962cm" svg:viewBox="0 0 1292 1611" svg:d="M1292 378c-264 387-489 801-672 1233l-620-263c199-472 446-925 734-1348z">
            <text:p/>
          </draw:path>
          <draw:path draw:style-name="gr4" draw:text-style-name="P3" draw:layer="layout" svg:width="1.505cm" svg:height="1.824cm" svg:x="56.057cm" svg:y="116.852cm" svg:viewBox="0 0 1506 1825" svg:d="M207 1417l476 201c168-386 370-757 604-1108l-428-290c-251 379-470 781-652 1197zM207 1417zM766 1825l-766-324 30-73c201-476 452-934 743-1363l44-65 689 468-44 65c-260 383-485 793-665 1219z">
            <text:p/>
          </draw:path>
          <draw:path draw:style-name="gr4" draw:text-style-name="P3" draw:layer="layout" svg:width="1.676cm" svg:height="1.78cm" svg:x="56.785cm" svg:y="115.67cm" svg:viewBox="0 0 1677 1781" svg:d="M220 1271l426 291c241-347 512-672 807-971l-362-367c-321 323-613 675-871 1047zM220 1271zM688 1781l-688-468 44-65c290-427 623-829 991-1193l57-55 585 592-57 56c-328 325-627 684-888 1068z">
            <text:p/>
          </draw:path>
          <draw:path draw:style-name="gr4" draw:text-style-name="P3" draw:layer="layout" svg:width="1.562cm" svg:height="1.447cm" svg:x="57.875cm" svg:y="114.814cm" svg:viewBox="0 0 1563 1448" svg:d="M1563 562c-391 259-755 557-1089 886l-474-479c364-360 763-686 1190-969z">
            <text:p/>
          </draw:path>
          <draw:path draw:style-name="gr4" draw:text-style-name="P3" draw:layer="layout" svg:width="1.784cm" svg:height="1.669cm" svg:x="57.763cm" svg:y="114.704cm" svg:viewBox="0 0 1785 1670" svg:d="M223 1079l364 367c302-293 631-560 979-796l-286-430c-375 255-730 543-1057 859zM223 1079zM586 1670l-586-592 56-56c367-364 772-693 1202-978l66-44 461 694-66 43c-386 256-748 552-1077 877z">
            <text:p/>
          </draw:path>
          <draw:path draw:style-name="gr4" draw:text-style-name="P3" draw:layer="layout" svg:width="1.824cm" svg:height="1.494cm" svg:x="58.955cm" svg:y="113.991cm" svg:viewBox="0 0 1825 1495" svg:d="M219 846l285 430c353-230 728-428 1114-593l-196-476c-417 176-822 391-1203 639zM219 846zM460 1495l-460-693 66-44c431-288 892-532 1369-728l73-30 317 770-73 30c-427 176-839 395-1226 651z">
            <text:p/>
          </draw:path>
          <draw:path draw:style-name="gr4" draw:text-style-name="P3" draw:layer="layout" svg:width="1.599cm" svg:height="1.065cm" svg:x="60.42cm" svg:y="113.652cm" svg:viewBox="0 0 1600 1066" svg:d="M1600 662c-460 90-911 226-1344 404l-256-624c473-195 967-343 1469-442z">
            <text:p/>
          </draw:path>
          <draw:path draw:style-name="gr4" draw:text-style-name="P3" draw:layer="layout" svg:width="1.795cm" svg:height="1.262cm" svg:x="60.317cm" svg:y="113.559cm" svg:viewBox="0 0 1796 1263" svg:d="M206 579l196 478c391-157 797-279 1208-365l-99-506c-445 92-884 225-1305 393zM206 579zM316 1263l-316-770 73-30c477-198 977-349 1485-448l78-15 160 817-78 15c-454 89-901 225-1329 401z">
            <text:p/>
          </draw:path>
          <draw:path draw:style-name="gr4" draw:text-style-name="P3" draw:layer="layout" svg:width="1.699cm" svg:height="0.982cm" svg:x="61.796cm" svg:y="113.424cm" svg:viewBox="0 0 1700 983" svg:d="M185 291l100 506c412-76 833-117 1257-122v-516c-457 5-912 49-1357 132zM185 291zM160 983l-160-817 77-16c505-99 1024-150 1544-150h79v832l-79 1c-466 0-931 46-1383 134z">
            <text:p/>
          </draw:path>
          <draw:path draw:style-name="gr4" draw:text-style-name="P3" draw:layer="layout" svg:width="1.527cm" svg:height="0.81cm" svg:x="63.416cm" svg:y="113.503cm" svg:viewBox="0 0 1528 811" svg:d="M1398 811c-460-91-929-136-1398-137v-674c512 0 1024 50 1528 148z">
            <text:p/>
          </draw:path>
          <draw:path draw:style-name="gr4" draw:text-style-name="P3" draw:layer="layout" svg:width="1.699cm" svg:height="0.982cm" svg:x="63.336cm" svg:y="113.424cm" svg:viewBox="0 0 1700 983" svg:d="M158 675c423 5 845 46 1257 122l99-506c-445-83-899-127-1356-132zM158 675zM1540 983l-78-16c-452-88-917-134-1384-134l-78-1v-832h79c520 0 1038 51 1543 150l78 16z">
            <text:p/>
          </draw:path>
          <draw:path draw:style-name="gr4" draw:text-style-name="P3" draw:layer="layout" svg:width="1.796cm" svg:height="1.262cm" svg:x="64.719cm" svg:y="113.559cm" svg:viewBox="0 0 1797 1263" svg:d="M185 692c413 86 818 208 1209 365l196-478c-422-168-860-301-1305-393zM185 692zM1480 1263l-73-30c-428-176-875-312-1330-401l-77-15 160-817 78 15c508 99 1007 250 1486 448l73 30z">
            <text:p/>
          </draw:path>
          <draw:path draw:style-name="gr4" draw:text-style-name="P3" draw:layer="layout" svg:width="1.611cm" svg:height="1.281cm" svg:x="66.155cm" svg:y="114.094cm" svg:viewBox="0 0 1612 1282" svg:d="M1239 1282c-390-259-807-480-1239-659l256-623c473 195 929 436 1356 720z">
            <text:p/>
          </draw:path>
          <draw:path draw:style-name="gr4" draw:text-style-name="P3" draw:layer="layout" svg:width="1.824cm" svg:height="1.494cm" svg:x="66.052cm" svg:y="113.991cm" svg:viewBox="0 0 1825 1495" svg:d="M206 683c386 165 761 363 1114 593l285-430c-381-248-786-463-1203-639zM206 683zM1364 1495l-66-44c-387-256-799-475-1225-651l-73-30 316-770 73 30c478 196 939 440 1370 728l66 44z">
            <text:p/>
          </draw:path>
          <draw:path draw:style-name="gr4" draw:text-style-name="P3" draw:layer="layout" svg:width="1.784cm" svg:height="1.669cm" svg:x="67.284cm" svg:y="114.704cm" svg:viewBox="0 0 1785 1670" svg:d="M219 650c347 236 677 503 979 796l363-367c-326-316-682-604-1057-859zM219 650zM1199 1670l-56-56c-330-325-692-621-1077-877l-66-43 460-694 66 44c431 285 835 614 1203 978l56 56z">
            <text:p/>
          </draw:path>
          <draw:path draw:style-name="gr4" draw:text-style-name="P3" draw:layer="layout" svg:width="1.454cm" svg:height="1.558cm" svg:x="68.482cm" svg:y="115.783cm" svg:viewBox="0 0 1455 1559" svg:d="M898 1559c-265-388-566-751-898-1080l473-479c365 359 694 756 982 1181z">
            <text:p/>
          </draw:path>
          <draw:path draw:style-name="gr4" draw:text-style-name="P3" draw:layer="layout" svg:width="1.677cm" svg:height="1.78cm" svg:x="68.37cm" svg:y="115.67cm" svg:viewBox="0 0 1678 1781" svg:d="M223 591c297 299 568 624 807 971l428-291c-259-372-552-724-871-1047zM223 591zM989 1781l-45-65c-259-384-559-743-888-1068l-56-56 586-592 56 55c367 364 702 765 992 1193l44 65z">
            <text:p/>
          </draw:path>
          <draw:path draw:style-name="gr4" draw:text-style-name="P3" draw:layer="layout" svg:width="1.505cm" svg:height="1.824cm" svg:x="69.269cm" svg:y="116.852cm" svg:viewBox="0 0 1506 1825" svg:d="M219 510c234 351 436 722 604 1108l476-201c-182-416-401-818-653-1197zM219 510zM740 1825l-31-73c-180-426-405-836-665-1219l-44-65 689-468 45 65c290 429 541 887 742 1363l30 73z">
            <text:p/>
          </draw:path>
          <draw:path draw:style-name="gr4" draw:text-style-name="P3" draw:layer="layout" svg:width="1.077cm" svg:height="1.602cm" svg:x="70.05cm" svg:y="118.309cm" svg:viewBox="0 0 1078 1603" svg:d="M417 1603c-95-459-235-908-417-1341l621-262c200 472 353 964 457 1467z">
            <text:p/>
          </draw:path>
          <draw:path draw:style-name="gr4" draw:text-style-name="P3" draw:layer="layout" svg:width="1.274cm" svg:height="1.799cm" svg:x="69.946cm" svg:y="118.205cm" svg:viewBox="0 0 1275 1800" svg:d="M207 408c159 389 285 794 375 1204l505-104c-96-443-232-881-405-1301zM207 408zM459 1800l-16-78c-93-453-232-900-413-1325l-30-73 766-324 31 72c202 476 357 975 462 1481l16 78z">
            <text:p/>
          </draw:path>
          <draw:path draw:style-name="gr4" draw:text-style-name="P3" draw:layer="layout" svg:width="0.995cm" svg:height="1.706cm" svg:x="70.374cm" svg:y="119.68cm" svg:viewBox="0 0 996 1707" svg:d="M186 292c80 411 125 832 133 1255l516-5c-8-456-56-911-143-1355zM186 292zM163 1707l-1-79c-4-466-53-930-147-1382l-15-77 815-169 16 77c104 505 159 1023 164 1543l1 79z">
            <text:p/>
          </draw:path>
          <draw:path draw:style-name="gr4" draw:text-style-name="P3" draw:layer="layout" svg:width="0.238cm" svg:height="0.236cm" svg:x="56.83cm" svg:y="120.337cm" svg:viewBox="0 0 239 237" svg:d="M119 237c-31 0-62-11-85-34s-34-54-34-85c0-7 0-15 1-23 2-8 4-15 7-22s7-16 11-22c5-7 10-13 15-18 45-44 125-44 170 0 23 22 35 54 35 85s-12 62-35 85-54 34-85 34z">
            <text:p/>
          </draw:path>
          <draw:path draw:style-name="gr4" draw:text-style-name="P3" draw:layer="layout" svg:width="5.315cm" svg:height="5.317cm" svg:x="56.898cm" svg:y="114.862cm" svg:viewBox="0 0 5316 5318" svg:d="M5081 142c-13-64 28-127 92-140 64-12 128 28 140 92 14 65-28 127-92 141-8 1-16 2-24 2-55 0-104-39-116-95zM5081 142zM4693 242c-17-64 20-129 83-146 64-17 130 21 146 84 17 63-20 128-83 146-10 2-21 4-31 4-52 0-100-35-115-88zM4693 242zM4313 365c-22-62 11-129 74-151 62-20 130 13 150 74 22 63-12 130-74 152-13 4-26 5-38 5-50 0-96-31-112-80zM4313 365zM3939 511c-24-61 5-130 66-154 60-26 130 3 154 64 25 61-4 130-65 155v1c-14 5-29 8-45 8-46 0-91-27-110-74zM3939 511zM3577 680c-29-59-4-130 55-158 60-29 130-4 158 55 29 59 5 130-55 159-17 8-34 12-51 12-45 0-87-26-107-68zM3577 680zM3225 871c-32-57-12-130 45-161 58-32 130-12 162 46 32 57 12 129-45 161-19 11-38 15-58 15-42 0-83-22-104-61zM3225 871zM2886 1084c-36-55-20-129 35-164 56-35 129-19 164 35 36 56 20 129-35 165-21 13-43 19-65 19-38 0-77-20-99-55zM2886 1084zM2559 1317c-39-53-28-127 25-166 53-39 129-28 167 25 39 53 28 128-25 166-21 16-46 23-71 23-37 0-73-16-96-48zM2559 1317zM2249 1570c-42-51-36-125 15-167 49-42 125-36 167 15 42 49 34 125-15 167-23 19-49 27-76 27-34 0-69-14-91-42zM2249 1570zM1953 1841c-44-48-42-123 6-168 47-45 123-43 168 5 44 48 42 123-6 168-23 22-52 32-81 32-31 0-63-12-87-37zM1953 1841zM1675 2129c-47-45-49-120-4-168 45-48 119-50 168-5 47 45 49 121 4 168-23 25-54 37-86 37-30 0-59-10-82-32zM1675 2129zM1416 2434c-51-43-58-117-16-168 42-50 117-57 168-15 50 42 58 117 16 167-25 28-58 43-93 43-26 0-53-9-75-27zM1416 2434zM1175 2754c-53-39-64-114-25-168 38-52 113-63 166-25 53 39 64 114 25 168-23 31-59 48-96 48-24 0-49-7-70-23zM1175 2754zM954 3087c-55-35-71-108-35-164 35-54 109-71 164-35 55 35 71 109 36 164-23 35-62 54-100 54-22 0-44-5-65-19zM954 3087zM755 3434c-58-32-78-104-46-161 32-58 105-78 162-46 57 32 77 104 46 162-23 39-63 60-105 60-19 0-39-5-57-15zM755 3434zM577 3793c-60-29-84-100-55-159 28-59 98-83 158-55 59 28 84 99 55 158-20 43-62 68-106 68-18 0-35-4-52-12zM577 3793zM422 4162c-61-26-91-94-66-155 25-61 94-91 155-65 60 24 90 94 65 154-19 46-63 74-110 74-15 0-30-3-44-8zM422 4162zM289 4539c-63-21-95-88-75-151 21-62 88-95 151-74 62 21 96 89 74 150-16 50-62 81-112 81-13 0-26-1-38-6zM289 4539zM180 4924c-63-17-101-82-84-145 17-64 83-101 146-84 63 17 100 82 83 145-14 54-62 88-114 88-10 0-21-1-31-4zM180 4924zM95 5315c-64-13-105-75-93-140 13-65 76-106 140-92 64 12 106 76 93 140-12 56-61 95-117 95-7 0-15-1-23-3z">
            <text:p/>
          </draw:path>
          <draw:path draw:style-name="gr4" draw:text-style-name="P3" draw:layer="layout" svg:width="0.237cm" svg:height="0.238cm" svg:x="62.373cm" svg:y="114.794cm" svg:viewBox="0 0 238 239" svg:d="M118 239c-31 0-61-12-84-35-22-22-34-52-34-85 0-7 0-15 2-23 1-8 3-15 6-22 4-7 7-14 11-21 4-6 9-12 15-18 5-5 11-10 18-14 6-5 14-8 21-12 8-2 15-5 22-7 39-6 80 6 109 33 5 6 11 12 14 18 5 7 8 14 11 21s6 14 8 22c0 8 1 16 1 23 0 33-12 63-34 85-12 12-24 20-39 26s-31 9-47 9z">
            <text:p/>
          </draw:path>
          <draw:path draw:style-name="gr4" draw:text-style-name="P3" draw:layer="layout" svg:width="0.237cm" svg:height="0.237cm" svg:x="64.221cm" svg:y="114.794cm" svg:viewBox="0 0 238 238" svg:d="M118 238c-15 0-31-3-46-9-14-6-27-14-38-26-22-22-34-52-34-85 0-7 0-15 1-23 2-8 4-15 7-22 4-7 7-14 11-21 4-6 10-12 15-18 5-5 11-10 18-14 6-5 13-8 20-11 8-3 15-6 22-7 40-7 81 5 109 32 6 6 11 12 15 18 4 7 8 14 11 21s5 14 7 22c1 8 2 16 2 23 0 33-12 63-35 85-12 12-24 20-38 26-15 6-31 9-47 9z">
            <text:p/>
          </draw:path>
          <draw:path draw:style-name="gr4" draw:text-style-name="P3" draw:layer="layout" svg:width="5.318cm" svg:height="5.314cm" svg:x="64.615cm" svg:y="114.862cm" svg:viewBox="0 0 5319 5315" svg:d="M94 234v1c-64-14-104-76-92-141 13-64 76-104 140-92h1c64 12 105 75 92 140-11 56-61 94-116 94-8 0-17 0-25-2zM94 234zM477 325c-63-17-101-82-84-146 18-63 83-100 146-84 63 17 100 83 84 146-15 53-63 88-115 88-10 0-21-2-31-4zM477 325zM853 439c-62-21-96-89-75-151 21-62 88-95 150-75 63 22 96 89 76 151-17 50-64 80-114 80-12 0-25-1-37-5zM853 439zM1221 575c-61-24-90-94-65-154 24-61 94-91 155-66 61 25 90 94 66 155-19 46-65 74-111 74-15 0-30-2-45-9zM1221 575zM1581 734c-59-28-84-99-55-158 28-59 98-84 158-55 59 28 84 98 55 158-20 43-62 67-106 67-18 0-35-4-52-12zM1581 734zM1930 916c-58-33-78-105-46-162 32-58 104-77 162-46 57 32 78 105 45 162-21 39-62 61-104 61-20 0-39-5-57-15zM1930 916zM2266 1118c-55-36-71-110-36-164 36-56 109-71 165-36 55 36 70 108 36 164-23 36-61 55-101 55-22 0-44-7-64-19zM2266 1118zM2590 1340c-53-39-64-113-25-166 38-52 113-64 165-25 53 38 65 113 26 166-23 31-59 48-96 48-24 0-49-7-70-23zM2590 1340zM2899 1583v-1c-50-41-58-117-15-167 41-50 117-58 167-16 50 42 58 118 16 168-24 28-58 42-92 42-26 0-53-8-76-26zM2899 1583zM3193 1842c-47-45-50-119-4-168 44-47 119-50 166-4 49 45 51 119 6 168-23 24-55 37-86 37-30 0-59-11-82-33zM3193 1842zM3471 2120c-45-48-42-123 6-168 47-45 123-43 168 6 44 47 42 123-6 168-23 21-52 32-81 32-31 0-63-12-87-38zM3471 2120zM3733 2415c-42-51-36-126 14-168 51-41 126-35 168 16 42 49 35 125-16 167-21 18-49 27-75 27-35 0-68-14-91-42zM3733 2415zM3975 2725c-39-53-28-128 26-167 53-39 127-28 166 25 39 54 27 129-26 167-20 16-45 24-69 24-37 0-73-17-97-49zM3975 2725zM4198 3049c-35-55-20-129 36-164 56-36 128-20 164 35 35 56 20 129-36 164-19 14-42 19-64 19-39 0-76-19-100-54zM4198 3049zM4401 3386c-32-58-12-130 45-162 58-32 130-12 162 45 32 57 12 130-45 162-19 10-38 16-58 16-42 0-82-22-104-61zM4401 3386zM4582 3734c-28-59-4-130 56-158 58-29 130-4 158 55 29 60 3 130-55 158-17 9-34 12-52 12-44 0-87-24-107-67zM4582 3734zM4741 4094c-24-61 5-130 65-156 61-24 131 5 156 66 24 61-5 130-65 155-15 6-30 8-45 8-47 0-91-27-111-73zM4741 4094zM4879 4462c-22-63 12-130 74-150 63-22 130 11 150 74 22 62-12 130-74 150-13 4-25 7-38 7-50 0-96-32-112-81zM4879 4462zM4993 4838c-18-63 20-129 84-145 63-18 128 19 144 83v-1c18 64-20 130-83 146-10 3-20 5-31 5-53 0-100-35-114-88zM4993 4838zM5084 5220c-14-64 27-127 91-141 65-12 128 29 141 93 13 64-28 127-92 140-9 2-17 3-25 3-54 0-104-39-115-95z">
            <text:p/>
          </draw:path>
          <draw:path draw:style-name="gr4" draw:text-style-name="P3" draw:layer="layout" svg:width="0.239cm" svg:height="0.235cm" svg:x="69.763cm" svg:y="120.338cm" svg:viewBox="0 0 240 236" svg:d="M120 236c-32 0-63-12-86-35-22-22-34-52-34-85 0-7 0-15 2-23 1-7 4-15 7-22s6-14 11-21c4-6 9-12 14-18 46-43 126-43 171 0 5 6 10 12 14 18 5 7 8 14 11 21 4 7 6 15 7 22 2 8 3 16 3 23 0 33-13 63-35 85-23 23-53 35-85 35z">
            <text:p/>
          </draw:path>
          <draw:path draw:style-name="gr4" draw:text-style-name="P3" draw:layer="layout" svg:width="0.237cm" svg:height="0.238cm" svg:x="62.373cm" svg:y="127.727cm" svg:viewBox="0 0 238 239" svg:d="M118 239c-31 0-61-12-84-35-22-22-34-52-34-85 0-7 0-15 2-23 1-8 3-15 6-22 4-7 7-14 11-21 4-6 10-12 15-18 5-5 11-10 18-14 6-5 14-8 21-11 8-3 15-6 22-8 39-6 80 6 109 33 6 6 11 12 14 18 5 7 8 14 11 21s6 14 8 22c0 8 1 16 1 23 0 33-12 63-34 85-12 11-24 19-39 26-15 6-31 9-47 9z">
            <text:p/>
          </draw:path>
          <draw:path draw:style-name="gr4" draw:text-style-name="P3" draw:layer="layout" svg:width="5.317cm" svg:height="5.315cm" svg:x="56.899cm" svg:y="122.581cm" svg:viewBox="0 0 5318 5316" svg:d="M2 142c-12-64 28-126 93-140 64-12 127 28 140 93 13 64-28 127-93 140-8 1-16 2-24 2-54 0-104-39-116-95zM2 142zM96 539c-17-63 21-128 84-146 63-17 128 21 146 84 17 64-21 128-84 146-11 3-21 4-31 4-52 0-101-35-115-88zM96 539zM215 929c-21-62 12-130 74-150 62-22 129 12 151 74 20 62-13 129-74 151-13 4-26 6-39 6-50 0-96-32-112-81zM215 929zM357 1311c-25-61 4-130 65-155 61-25 130 4 155 65 25 61-5 130-65 155-15 6-30 9-45 9-47 0-91-28-110-74zM357 1311zM522 1684v-1c-28-58-4-130 56-158 59-29 129-3 158 55 29 59 4 131-55 159-17 8-35 12-52 12-44 0-86-25-107-67zM522 1684zM711 2045c-33-57-12-130 45-161 57-33 130-12 161 45 33 57 12 129-45 162-18 10-39 15-58 15-42 0-82-22-103-61zM711 2045zM920 2394c-35-54-19-128 36-164 55-35 129-19 164 36 36 55 20 128-35 164-20 13-42 19-65 19-39 0-77-19-100-55zM920 2394zM1152 2731c-39-53-28-128 25-167 53-39 128-27 166 26 39 52 27 127-25 166-22 16-46 23-70 23-37 0-73-16-96-48zM1152 2731zM1403 3053c-42-51-35-126 15-168 50-42 126-35 168 14 42 51 34 126-15 168-23 19-50 28-77 28-33 0-67-15-91-42zM1403 3053zM1674 3357v-1c-46-47-43-122 4-167 49-45 123-43 168 5 45 48 43 123-4 168-23 21-53 32-82 32-32 0-63-12-86-37zM1674 3357zM1962 3645c-48-45-50-120-5-168 44-48 120-50 167-5 48 45 51 120 6 168-24 25-55 37-87 37-29 0-58-11-81-32zM1962 3645zM2267 3915c-51-42-58-117-15-168 42-50 116-56 167-14 51 42 57 116 15 167-24 27-57 43-91 43-27 0-54-10-76-28zM2267 3915zM2587 4166c-53-39-64-113-25-167 39-53 114-64 166-25 54 39 66 113 27 167-24 31-60 48-98 48-24 0-48-8-70-23zM2587 4166zM2924 4396c-55-35-71-108-35-164 35-55 108-71 164-35 55 35 71 109 35 164-23 35-61 54-100 54-22 0-44-6-64-19zM2924 4396zM3273 4606c-57-32-77-105-45-161 31-58 104-78 161-46v-1c57 33 78 105 46 163-22 39-63 60-104 60-19 0-40-5-58-15zM3273 4606zM3634 4795c-58-29-84-100-55-160 29-58 100-83 158-55 60 28 84 100 56 158-20 43-63 67-107 67-17 0-35-3-52-10zM3634 4795zM4006 4959c-59-24-89-94-64-154 24-61 94-90 155-66 60 25 89 94 65 155-19 46-63 74-110 74-15 0-30-2-46-9zM4006 4959zM4389 5101c-63-21-96-88-74-151 20-61 88-94 149-74 63 21 96 88 76 150-17 50-64 81-114 81-12 0-25-1-37-6zM4389 5101zM4779 5219c-64-17-101-82-84-146 17-63 82-100 146-83 63 17 101 83 83 146-14 53-62 88-115 88-10 0-20-2-30-5zM4779 5219zM5176 5313c-66-13-107-76-93-140 13-64 76-106 140-93 64 14 105 77 93 140-12 57-61 96-117 96-8 0-16-1-23-3z">
            <text:p/>
          </draw:path>
          <draw:path draw:style-name="gr4" draw:text-style-name="P3" draw:layer="layout" svg:width="0.238cm" svg:height="0.237cm" svg:x="56.831cm" svg:y="122.184cm" svg:viewBox="0 0 239 238" svg:d="M119 238c-15 0-31-3-45-9-16-6-28-15-40-26-11-11-20-24-26-38s-8-30-8-47c0-7 0-15 1-23 2-8 4-15 7-22 4-7 7-14 12-21 4-6 9-12 14-18 5-5 12-10 18-14 6-5 15-8 22-11s15-6 22-7c16-3 30-3 46 0 8 1 15 4 23 7 7 3 15 6 21 11 6 4 13 9 18 14 5 6 11 12 15 18 4 7 8 14 11 21s5 14 7 22 2 16 2 23c0 17-3 33-9 47s-14 27-26 38c-23 23-53 35-85 35z">
            <text:p/>
          </draw:path>
          <draw:path draw:style-name="gr4" draw:text-style-name="P3" draw:layer="layout" svg:width="0.237cm" svg:height="0.237cm" svg:x="69.764cm" svg:y="122.185cm" svg:viewBox="0 0 238 238" svg:d="M118 238c-15 0-31-2-45-8-15-6-27-15-39-26-11-12-20-24-26-39-6-14-8-30-8-46 0-7 1-15 2-23s3-15 6-22c4-7 7-16 12-22 4-7 8-13 14-18 5-6 12-10 18-15 6-4 14-7 21-11 7-3 15-5 22-7 16-1 32-1 47 0 7 2 16 4 23 7 7 4 14 7 20 11 6 5 13 9 18 15 6 5 11 11 14 18 5 6 9 15 12 22s5 14 7 22c1 8 2 16 2 23 0 16-3 32-9 46-6 15-15 27-26 39-12 11-24 20-38 26-15 6-30 8-47 8z">
            <text:p/>
          </draw:path>
          <draw:path draw:style-name="gr4" draw:text-style-name="P3" draw:layer="layout" svg:width="5.316cm" svg:height="5.317cm" svg:x="64.618cm" svg:y="122.578cm" svg:viewBox="0 0 5317 5318" svg:d="M5174 235c-65-14-106-76-93-141 13-63 76-105 140-92 65 14 106 76 93 140-12 56-61 95-117 95-8 0-16-1-23-2zM5174 235zM5074 623c-63-18-101-83-83-146 17-63 82-101 145-84 64 17 101 83 84 146-14 53-62 88-115 88-10 0-20-2-31-4zM5074 623zM4952 1003c-63-21-96-88-75-151 21-61 88-95 150-74 63 21 96 89 74 151-16 49-62 80-112 80-12 0-25-1-37-6zM4952 1003zM4805 1377c-61-26-90-95-65-156 25-60 94-90 155-65 61 24 90 94 65 154-19 48-64 76-111 76-14 0-30-3-44-9zM4805 1377zM4637 1739c-60-28-85-99-56-158 28-59 99-84 159-55 58 28 83 99 55 158-21 42-63 67-107 67-17 0-35-3-51-12zM4637 1739zM4446 2091c-58-32-79-105-46-161 31-58 104-78 161-46 57 31 78 104 46 161-22 39-62 61-103 61-20 0-40-5-58-15zM4446 2091zM4233 2430c-55-35-71-108-36-164 36-55 110-71 165-35 55 35 71 109 36 164-23 35-62 54-100 54-23 0-45-6-65-19zM4233 2430zM4001 2756c-54-39-66-114-27-167 39-52 114-64 167-25 53 39 64 113 25 166-23 32-59 48-96 48-24 0-49-7-69-22zM4001 2756zM3747 3066c-51-42-57-117-15-167 42-51 116-57 167-15 51 42 57 116 15 167-23 28-57 43-91 43-27 0-54-9-76-28zM3747 3066zM3476 3361c-47-45-50-121-4-168 45-48 120-50 167-5 48 45 50 120 5 168-23 24-55 37-86 37-29 0-59-11-82-32zM3476 3361zM3189 3639c-45-48-43-123 5-168 47-45 122-42 167 5 46 48 43 123-4 168-23 21-53 33-82 33-32 0-63-13-86-38zM3189 3639zM2884 3899c-42-50-35-125 15-167 51-42 126-36 168 15 42 51 35 125-15 167-23 19-49 28-76 28-34 0-68-15-92-43zM2884 3899zM2565 4142c-39-53-28-128 25-168 52-38 127-28 166 26 39 54 27 128-25 167h-1c-20 15-46 23-70 23-36 0-72-17-95-48zM2565 4142zM2231 4362c-36-55-20-129 35-164v1c56-36 128-20 164 34 36 56 20 129-36 165-19 13-41 19-64 19-39 0-76-20-99-55zM2231 4362zM1884 4562c-32-57-12-129 46-162 57-31 129-10 161 46 32 57 12 129-46 162-18 10-37 15-58 15-41 0-81-21-103-61zM1884 4562zM1525 4741c-28-59-3-131 56-159 59-29 130-3 159 55 28 59 3 131-56 159-16 8-34 12-51 12-45 0-87-25-108-67zM1525 4741zM1156 4896c-25-61 4-130 65-154 61-25 131 4 156 65 24 61-5 130-67 154-14 6-29 9-44 9-47 0-92-28-110-74zM1156 4896zM778 5029c-21-62 12-130 75-150 62-22 129 11 150 74 21 62-12 129-74 151-13 4-26 6-38 6-50 0-96-32-113-81zM778 5029zM393 5138c-17-63 20-129 83-145 64-18 130 20 146 83 17 63-20 129-84 146-10 3-20 4-31 4-52 0-99-35-114-88zM393 5138zM2 5224c-12-65 28-128 92-141 64-13 127 29 140 93 14 64-28 127-92 140-8 1-16 2-24 2-55 0-105-38-116-94z">
            <text:p/>
          </draw:path>
          <draw:path draw:style-name="gr4" draw:text-style-name="P3" draw:layer="layout" svg:width="0.237cm" svg:height="0.236cm" svg:x="64.221cm" svg:y="127.728cm" svg:viewBox="0 0 238 237" svg:d="M118 237c-15 0-31-3-46-9-14-6-27-15-38-26-22-22-34-53-34-85 0-7 0-15 2-23 1-7 3-15 6-22 4-7 7-15 11-21 4-7 9-13 15-19 44-42 124-43 169 0 6 6 11 12 15 19 4 6 8 14 11 21s5 15 7 22c1 8 2 16 2 23 0 16-3 32-9 46-6 16-15 28-26 39-12 11-24 20-38 26-15 6-30 9-47 9z">
            <text:p/>
          </draw:path>
          <draw:path draw:style-name="gr3" draw:text-style-name="P2" draw:layer="layout" svg:width="7.391cm" svg:height="7.391cm" svg:x="59.72cm" svg:y="117.683cm" svg:viewBox="0 0 7392 7392" svg:d="M7392 3695c0 2042-1655 3697-3697 3697-2041 0-3695-1655-3695-3697 0-2041 1654-3695 3695-3695 2042 0 3697 1654 3697 3695z">
            <text:p/>
          </draw:path>
          <draw:polygon draw:style-name="gr3" draw:text-style-name="P2" draw:layer="layout" svg:width="8.826cm" svg:height="1.829cm" svg:x="63.416cm" svg:y="120.465cm" svg:viewBox="0 0 8827 1830" draw:points="912,0 0,915 912,1830 8827,915">
            <text:p/>
          </draw:polygon>
          <draw:path draw:style-name="gr4" draw:text-style-name="P3" draw:layer="layout" svg:width="10.029cm" svg:height="2.078cm" svg:x="63.248cm" svg:y="120.34cm" svg:viewBox="0 0 10030 2079" svg:d="M335 1039l789 791 6837-791-6837-790zM335 1039zM1036 2079l-1036-1040 1036-1039 8994 1039z">
            <text:p/>
          </draw:path>
          <draw:polygon draw:style-name="gr3" draw:text-style-name="P2" draw:layer="layout" svg:width="1.829cm" svg:height="8.826cm" svg:x="62.501cm" svg:y="121.378cm" svg:viewBox="0 0 1830 8827" draw:points="1830,912 915,0 0,912 915,8827">
            <text:p/>
          </draw:polygon>
          <draw:path draw:style-name="gr4" draw:text-style-name="P3" draw:layer="layout" svg:width="2.077cm" svg:height="10.028cm" svg:x="62.377cm" svg:y="121.211cm" svg:viewBox="0 0 2078 10029" svg:d="M249 1123l789 6836 791-6836-791-788zM249 1123zM1038 10029l-1038-8993 1038-1036 1040 1036z">
            <text:p/>
          </draw:path>
          <draw:polygon draw:style-name="gr3" draw:text-style-name="P2" draw:layer="layout" svg:width="8.826cm" svg:height="1.829cm" svg:x="54.589cm" svg:y="120.465cm" svg:viewBox="0 0 8827 1830" draw:points="7914,1830 8827,915 7914,0 0,915 2276,1178">
            <text:p/>
          </draw:polygon>
          <draw:path draw:style-name="gr4" draw:text-style-name="P3" draw:layer="layout" svg:width="10.029cm" svg:height="2.078cm" svg:x="53.555cm" svg:y="120.34cm" svg:viewBox="0 0 10030 2079" svg:d="M2070 1039l6837 791 788-791-788-790zM2070 1039zM8993 2079l-8993-1040 8993-1039 1037 1039z">
            <text:p/>
          </draw:path>
          <draw:polygon draw:style-name="gr3" draw:text-style-name="P2" draw:layer="layout" svg:width="1.829cm" svg:height="8.826cm" svg:x="62.501cm" svg:y="112.552cm" svg:viewBox="0 0 1830 8827" draw:points="0,7914 915,8827 1830,7914 915,0">
            <text:p/>
          </draw:polygon>
          <draw:path draw:style-name="gr4" draw:text-style-name="P3" draw:layer="layout" svg:width="2.077cm" svg:height="10.029cm" svg:x="62.377cm" svg:y="111.518cm" svg:viewBox="0 0 2078 10030" svg:d="M249 8906l789 789 791-789-791-6837zM249 8906zM1038 10030l-1038-1037 1038-8993 1040 8993z">
            <text:p/>
          </draw:path>
          <draw:path draw:style-name="gr3" draw:text-style-name="P2" draw:layer="layout" svg:width="5.595cm" svg:height="5.595cm" svg:x="60.618cm" svg:y="118.581cm" svg:viewBox="0 0 5596 5596" svg:d="M5596 2797c0 1546-1252 2799-2798 2799s-2798-1253-2798-2799c0-1545 1252-2797 2798-2797s2798 1252 2798 2797z">
            <text:p/>
          </draw:path>
          <draw:path draw:style-name="gr4" draw:text-style-name="P3" draw:layer="layout" svg:width="5.832cm" svg:height="5.832cm" svg:x="60.499cm" svg:y="118.463cm" svg:viewBox="0 0 5833 5833" svg:d="M2917 237c-1478 0-2680 1201-2680 2680 0 1477 1202 2678 2680 2678 1477 0 2678-1201 2678-2678 0-1479-1201-2680-2678-2680zM2917 237zM2917 5833c-1609 0-2917-1308-2917-2916 0-1609 1308-2917 2917-2917 1608 0 2916 1308 2916 2917 0 1608-1308 2916-2916 2916z">
            <text:p/>
          </draw:path>
          <draw:path draw:style-name="gr4" draw:text-style-name="P3" draw:layer="layout" svg:width="5.008cm" svg:height="5.008cm" svg:x="60.911cm" svg:y="118.875cm" svg:viewBox="0 0 5009 5009" svg:d="M2505 158c-1295 0-2347 1052-2347 2345 0 1295 1052 2347 2347 2347 1293 0 2346-1052 2346-2347 0-1293-1053-2345-2346-2345zM2505 158zM2505 5009c-1382 0-2505-1124-2505-2506 0-1380 1123-2503 2505-2503 1381 0 2504 1123 2504 2503 0 1382-1123 2506-2504 2506z">
            <text:p/>
          </draw:path>
          <draw:path draw:style-name="gr4" draw:text-style-name="P3" draw:layer="layout" svg:width="4.326cm" svg:height="4.326cm" svg:x="61.252cm" svg:y="119.216cm" svg:viewBox="0 0 4327 4327" svg:d="M2164 158c-1107 0-2006 899-2006 2004 0 1107 899 2006 2006 2006 1105 0 2004-899 2004-2006 0-1105-899-2004-2004-2004zM2164 158zM2164 4327c-1194 0-2164-971-2164-2165 0-1192 970-2162 2164-2162 1193 0 2163 970 2163 2162 0 1194-970 2165-2163 2165z">
            <text:p/>
          </draw:path>
          <draw:path draw:style-name="gr4" draw:text-style-name="P3" draw:layer="layout" svg:width="3.644cm" svg:height="3.644cm" svg:x="61.594cm" svg:y="119.557cm" svg:viewBox="0 0 3645 3645" svg:d="M1823 158c-919 0-1665 746-1665 1665 0 917 746 1663 1665 1663 918 0 1664-746 1664-1663 0-919-746-1665-1664-1665zM1823 158zM1823 3645c-1006 0-1823-818-1823-1822 0-1006 817-1823 1823-1823 1005 0 1822 817 1822 1823 0 1004-817 1822-1822 1822z">
            <text:p/>
          </draw:path>
          <draw:path draw:style-name="gr4" draw:text-style-name="P3" draw:layer="layout" svg:width="2.962cm" svg:height="2.962cm" svg:x="61.935cm" svg:y="119.898cm" svg:viewBox="0 0 2963 2963" svg:d="M1481 158c-729 0-1323 594-1323 1323 0 730 594 1324 1323 1324 730 0 1324-594 1324-1324 0-729-594-1323-1324-1323zM1481 158zM1481 2963c-817 0-1481-664-1481-1482 0-817 664-1481 1481-1481 818 0 1482 664 1482 1481 0 818-664 1482-1482 1482z">
            <text:p/>
          </draw:path>
          <draw:path draw:style-name="gr4" draw:text-style-name="P3" draw:layer="layout" svg:width="1.061cm" svg:height="1.061cm" svg:x="62.885cm" svg:y="120.848cm" svg:viewBox="0 0 1062 1062" svg:d="M1062 530c0 294-238 532-532 532-293 0-530-238-530-532 0-293 237-530 530-530 294 0 532 237 532 530z">
            <text:p/>
          </draw:path>
          <draw:path draw:style-name="gr4" draw:text-style-name="P3" draw:layer="layout" svg:width="14.675cm" svg:height="14.672cm" svg:x="23.284cm" svg:y="83.091cm" svg:viewBox="0 0 14676 14673" svg:d="M7351 162c-2573 0-5064 1385-6352 3811-898 1693-1083 3635-523 5468 562 1834 1803 3338 3496 4237 1070 568 2220 837 3354 837 2573 0 5063-1385 6351-3811 899-1693 1085-3635 523-5468s-1803-3338-3496-4237c-1069-567-2219-837-3353-837zM7351 162zM7325 14673c-1159 0-2334-275-3427-855-1730-919-2999-2457-3573-4331-573-1873-383-3857 534-5588 919-1731 2457-3000 4330-3574 1873-573 3859-383 5589 535 1731 918 3000 2456 3574 4330 573 1873 383 3858-535 5588-1316 2480-3862 3895-6492 3895z">
            <text:p/>
          </draw:path>
          <draw:path draw:style-name="gr4" draw:text-style-name="P3" draw:layer="layout" svg:width="16.373cm" svg:height="16.378cm" svg:x="22.436cm" svg:y="82.243cm" svg:viewBox="0 0 16374 16379" svg:d="M8197 232c-784 0-1570 117-2340 353-2030 622-3697 1997-4693 3873-2055 3873-578 8695 3294 10751 1876 996 4028 1202 6058 580 2031-622 3697-1998 4693-3874 996-1875 1202-4027 580-6058-622-2030-1998-3697-3874-4693-1164-618-2436-932-3718-932zM8197 232zM8176 16379c-1321 0-2630-323-3830-960-3987-2117-5508-7084-3392-11073 2118-3987 7084-5508 11073-3392 3987 2118 5509 7084 3392 11073l-105-56 105 56c-1026 1932-2742 3348-4833 3989-793 243-1603 363-2410 363z">
            <text:p/>
          </draw:path>
          <draw:path draw:style-name="gr4" draw:text-style-name="P3" draw:layer="layout" svg:width="1.812cm" svg:height="1.557cm" svg:x="29.699cm" svg:y="77.933cm" svg:viewBox="0 0 1813 1558" svg:d="M1697 157c-21 6-39 13-54 19-15 7-28 19-40 36-12 18-24 43-34 76-11 33-20 79-29 138-40 254-71 470-94 647-23 178-43 324-60 438-21 17-43 28-66 35-24 7-49 11-76 12-36-45-78-102-126-172s-98-145-149-226-103-163-155-248-99-165-141-239-77-140-106-198c-28-58-46-101-54-126l-16 2c-3 29-6 56-10 80-3 24-7 50-12 78-5 27-9 59-15 95-5 36-11 80-19 131-12 80-22 149-29 207-8 59-14 111-20 156s-11 86-14 122-5 73-7 109l160 24c8 48 2 92-18 131h-511c-3-21-3-42 0-64s10-44 20-67l115-24c12-3 23-8 33-15 9-7 19-26 29-58 10-31 21-81 34-149 12-68 27-164 44-289 10-73 20-140 28-200s15-117 21-169c6-53 11-103 14-150 3-46 5-94 7-142l-160-25c-8-45-1-89 20-132h451c33 60 73 134 121 222 48 89 99 183 154 281s110 194 168 291c58 96 115 181 170 256h14c16-81 29-153 39-216s19-127 26-194c9-58 16-111 22-157 5-47 10-89 14-129 5-38 9-73 13-104 3-32 7-63 10-93l-151-25c-3-21-4-42-1-65 2-23 9-45 21-67h532c9 44 2 89-20 132z">
            <text:p/>
          </draw:path>
          <draw:path draw:style-name="gr4" draw:text-style-name="P3" draw:layer="layout" svg:width="1.136cm" svg:height="1.537cm" svg:x="30.037cm" svg:y="101.424cm" svg:viewBox="0 0 1137 1538" svg:d="M1004 471c-37 15-74 15-110 0l40-230c-16-20-38-37-66-50-29-13-59-23-91-29-33-6-64-8-95-6s-56 8-75 17c-23 19-46 47-69 81-24 35-35 78-35 132 0 39 12 74 37 106 25 31 56 62 94 91 37 29 77 58 120 88 43 29 83 61 122 94 37 34 68 72 93 114s37 91 37 147c0 82-20 157-60 220-41 64-94 117-157 160s-133 76-208 98c-76 23-149 34-218 34-24 0-52-4-85-13s-65-21-98-34c-33-14-65-28-96-44s-57-30-78-42l-6-31 139-393c47-14 87-13 122 2l-18 253c16 26 38 48 67 68 28 19 59 34 93 45 33 10 69 16 106 18 36 1 73-3 109-14 25-16 49-40 71-72 22-31 32-72 32-121 0-45-12-83-37-115-24-32-56-63-93-91-38-29-78-58-121-87s-83-62-120-98c-38-36-70-78-95-126s-37-106-37-174c0-81 19-152 56-210 39-59 87-107 146-146 58-38 123-67 193-85 71-19 138-28 203-28 49 0 99 4 151 12s104 15 157 19l13 47z">
            <text:p/>
          </draw:path>
          <draw:path draw:style-name="gr4" draw:text-style-name="P3" draw:layer="layout" svg:width="1.309cm" svg:height="1.573cm" svg:x="41.496cm" svg:y="89.688cm" svg:viewBox="0 0 1310 1574" svg:d="M2 1534c-2-23-2-45-1-67 2-22 9-43 21-64l111-25c12-3 23-7 32-11 10-5 20-14 29-27 9-14 17-34 25-60 9-26 18-62 28-108 9-45 19-101 30-169 10-68 23-150 36-248 17-127 31-237 43-328s18-163 18-216l-178-27c-8-48-2-93 18-135h767c83 0 147-4 194-11 46-8 82-20 108-38l27 24-113 409c-43 17-83 17-119 0l27-206c-69-12-142-20-219-24-76-3-142-1-196 8-19 71-38 148-53 233s-29 175-42 273c68 3 131 3 190-1 58-4 101-17 128-40l45-101c45-13 88-13 127 0l-118 446c-36 15-69 16-99 2l16-155c-42-3-90-5-143-7-53-1-109-1-164 2-5 35-10 74-16 117-6 42-12 86-17 131s-10 91-14 136c-3 46-6 88-7 127 49 7 97 11 144 10 45-1 87-4 125-8 37-5 70-11 99-19 28-8 51-17 67-26l129-236c36-13 70-13 101 0l-135 452-36 27c-17-7-47-16-90-26-44-10-108-14-194-14z">
            <text:p/>
          </draw:path>
          <draw:path draw:style-name="gr4" draw:text-style-name="P3" draw:layer="layout" svg:width="2.045cm" svg:height="1.534cm" svg:x="17.688cm" svg:y="89.737cm" svg:viewBox="0 0 2046 1535" svg:d="M579 1485c-31 20-62 33-92 40s-59 10-88 10c-40-204-82-421-124-650-42-230-96-472-162-728l-113-25c0-21 0-43 2-66s8-45 19-66h540c3 22 3 45 0 67-3 23-10 44-22 65l-50 25c-22 11-39 22-50 33-12 11-17 30-17 55 0 11 2 36 8 77 5 40 12 89 21 145s20 118 32 185 23 133 34 196c12 63 23 121 33 173 11 53 20 93 27 120l16-3c38-78 84-175 140-293 55-118 114-245 175-381-10-53-20-104-30-155-10-50-21-100-33-150l-79-24c-3-21-3-43 0-67 3-23 9-46 18-68h468c6 42-1 86-20 132l-75 25c-12 5-19 14-20 27-2 14-2 29-2 45 0 9 2 33 8 72 5 40 12 88 20 146s17 120 28 188c11 67 21 135 32 199 10 65 20 124 28 178s15 96 21 126l14-2c48-116 106-253 175-412 70-159 143-347 221-565l-103-24c-2-21-1-43 1-67 2-23 8-46 19-68h444c7 45 1 89-20 132l-82 25c-25 9-45 22-60 39-15 16-29 33-41 51-17 26-38 65-64 119-26 53-56 115-88 186-32 70-66 146-101 229-36 82-72 164-109 247-36 83-72 163-107 242-34 79-67 151-97 215-25 18-53 31-82 39-29 7-61 11-96 11-25-128-49-263-72-406-23-142-47-287-73-433-33 69-67 140-101 213-35 72-68 142-100 211-33 69-64 135-93 197-29 63-55 119-78 168z">
            <text:p/>
          </draw:path>
          <draw:path draw:style-name="gr4" draw:text-style-name="P3" draw:layer="layout" svg:width="13.055cm" svg:height="12.793cm" svg:x="24.095cm" svg:y="84.033cm" svg:viewBox="0 0 13056 12794" svg:d="M3290 11790h-3c-621 1-1159-429-1296-1034v-2c-90-396-356-729-722-904-560-268-860-889-720-1495 91-395-4-810-257-1126l-2-3c-387-485-387-1174 0-1658l2-3c253-317 348-731 257-1126v-1c-140-605 160-1226 720-1495 366-175 632-508 722-904v-2c137-605 675-1035 1296-1034h3c405 1 788-184 1040-501l1-1c386-486 1058-639 1617-368 366 177 794 177 1159 0 559-271 1231-118 1618 368v1c252 317 636 502 1041 501h3c620-1 1158 429 1295 1034l1 2c89 396 355 729 721 904 561 269 860 890 721 1495v1c-91 395 3 809 256 1126l2 3c388 484 388 1173 0 1658l-2 3c-253 316-347 731-256 1126 139 606-160 1227-721 1495-366 175-632 508-721 904l-1 2c-137 605-675 1035-1295 1034h-3c-406 0-789 184-1041 502-387 487-1059 640-1618 369-365-177-793-177-1159 0-559 271-1231 118-1617-369h-1c-252-318-635-502-1040-502z">
            <text:p/>
          </draw:path>
          <draw:path draw:style-name="gr3" draw:text-style-name="P2" draw:layer="layout" svg:width="11.425cm" svg:height="11.425cm" svg:x="24.91cm" svg:y="84.717cm" svg:viewBox="0 0 11426 11426" svg:d="M11426 5713c0 3156-2557 5713-5713 5713s-5713-2557-5713-5713 2557-5713 5713-5713 5713 2557 5713 5713z">
            <text:p/>
          </draw:path>
          <draw:path draw:style-name="gr3" draw:text-style-name="P2" draw:layer="layout" svg:width="15.072cm" svg:height="15.077cm" svg:x="23.086cm" svg:y="82.894cm" svg:viewBox="0 0 15073 15078" svg:d="M6827 633c-163 0-299-122-314-285-9-84 16-166 69-232 54-65 130-106 215-114 10-1 21-2 32-2 163 0 298 123 314 286 17 173-110 328-284 346-11 1-21 1-32 1zM6827 633zM8252 633c-10 0-21-1-32-2-84-8-160-49-214-114-53-66-78-148-69-232 15-163 151-285 315-285 10 0 20 0 31 1 173 17 301 172 284 346-17 163-152 286-315 286zM8252 633zM5432 911c-141 0-263-90-303-225-25-81-16-166 24-241s106-129 187-154c30-9 61-13 92-13 141 0 262 90 303 225 51 167-44 344-211 395-29 8-60 13-92 13zM5432 911zM9647 912c-32 0-63-5-93-14-166-51-261-229-210-395 41-135 163-224 303-224 31 0 62 4 92 13 81 25 148 80 188 155 39 75 47 160 23 241-41 134-162 224-303 224zM9647 912zM4118 1455c-118 0-225-64-280-168-40-74-48-160-24-241 25-81 79-147 154-187 46-25 97-38 149-38 117 0 224 65 280 169 39 74 48 160 23 242-25 80-79 146-154 186-46 24-97 37-148 37zM4118 1455zM10960 1459c-51 0-101-13-148-38-155-82-213-274-130-428 55-104 162-168 279-168 52 0 103 13 149 38 154 82 212 274 130 428-55 104-162 168-280 168zM10960 1459zM2934 2245c-95 0-184-42-246-116-54-66-79-148-70-232 8-84 49-160 114-214 57-46 128-72 201-72 95 0 184 43 245 116 54 66 79 148 70 232-8 84-48 160-114 214-57 47-126 72-200 72zM2934 2245zM12143 2249c-74 0-143-25-200-72-66-54-106-130-115-214-8-85 18-167 72-232 60-73 149-116 244-116 73 0 145 26 201 73 65 53 106 129 114 214 8 84-17 166-71 231-60 74-149 116-245 116zM12143 2249zM1927 3251c-72 0-143-25-200-70-135-111-155-311-45-447 61-74 150-116 246-116 72 0 144 25 200 72 135 110 155 310 45 445-61 74-150 116-246 116zM1927 3251zM13149 3256c-96 0-185-42-245-117-53-64-78-147-70-231s49-160 114-214c57-46 129-71 201-71 95 0 185 42 245 116 54 65 79 147 70 232-8 84-49 160-114 213-57 47-127 72-201 72zM13149 3256zM1139 4437c-52 0-102-13-149-38-75-40-130-107-155-188-24-81-15-166 25-241 54-103 161-167 279-167 51 0 103 13 149 37 74 40 129 107 154 188s16 166-24 241c-55 104-162 168-279 168zM1139 4437zM13938 4442c-118 0-225-65-280-168-40-75-48-161-23-242 24-81 79-147 154-187 46-24 97-37 148-37 118 0 225 65 280 168 82 155 23 347-131 429-44 24-96 37-148 37zM13938 4442zM591 5751c-32-1-63-6-90-14-167-51-262-228-211-395 42-135 164-225 304-225 31 0 62 5 92 14 81 24 147 79 187 154s48 161 23 242c-40 132-164 224-302 224zM591 5751zM14479 5758c-138 0-263-93-303-226-24-81-16-167 25-241 40-75 107-129 188-153 29-9 60-14 91-14 139 0 263 93 303 226 24 80 16 166-24 240-40 75-107 130-188 154-29 9-60 14-92 14zM14479 5758zM317 7147c-10 0-21-1-31-2-174-17-301-172-285-346 16-163 151-286 315-286 10 0 20 0 30 1 174 17 302 172 285 347-15 163-151 286-314 286zM317 7147zM14756 7153c-164 0-299-123-315-285-9-84 16-167 70-232 54-66 130-106 214-115 11-1 21-1 31-1 164 0 300 123 315 286 17 174-111 329-285 346-10 1-20 1-30 1zM14756 7153zM318 8570c-163 0-299-123-315-286-7-83 16-166 70-232 53-65 129-106 213-115 11-1 22-1 32-1 163 0 299 122 316 285 8 85-17 167-70 232-54 66-130 106-215 115-10 1-20 2-31 2zM318 8570zM14755 8577c-10 0-20-1-30-2-175-18-302-174-286-347 16-163 151-285 315-285 10 0 21 0 32 1 84 9 160 49 214 115 54 65 78 148 70 232-16 163-151 286-315 286zM14755 8577zM598 9965c-140 0-262-90-303-225-25-81-17-167 24-241 39-75 106-129 187-154 30-9 61-14 92-14 138 0 263 93 303 224 50 167-44 345-210 396-31 9-62 14-93 14zM598 9965zM14474 9971c-32 0-64-4-93-14-167-51-261-229-210-395 41-134 163-224 304-224 31 0 62 4 92 13 166 52 260 230 210 396-42 134-163 224-303 224zM14474 9971zM13942 11254c-51 0-102-13-148-37-154-82-214-274-132-428 55-104 163-169 280-169 52 0 103 13 148 37 75 40 130 106 155 187s16 167-24 241c-55 104-162 169-279 169zM13942 11254zM1143 11279c-117 0-224-64-279-167-83-155-24-347 130-429 45-25 97-37 149-37 117 0 224 64 279 167 83 154 24 346-130 429-47 25-97 37-149 37zM1143 11279zM13156 12440c-72 0-143-25-200-70-66-54-107-130-115-214-9-84 16-167 70-232 59-74 149-117 245-117 73 0 144 25 200 71 135 111 155 311 45 446-60 74-150 116-245 116zM13156 12440zM1934 12463c-95 0-184-42-245-116-110-135-91-335 44-445 56-47 128-73 201-73 95 0 184 43 245 116 111 135 91 335-44 446-57 47-127 72-201 72zM1934 12463zM12153 13449c-96 0-185-42-245-115-54-65-79-148-71-232 9-84 49-160 114-214 57-46 128-72 201-72 95 0 185 42 245 116 54 65 79 147 71 232-9 84-49 160-114 213-58 47-127 72-201 72zM12153 13449zM2942 13468c-73 0-144-26-200-72-136-111-156-311-45-446 60-74 150-116 245-116 73 0 144 25 200 71 66 53 107 130 115 214 9 84-16 166-70 232-59 74-149 117-245 117zM2942 13468zM10971 14242c-117 0-224-64-279-167-40-74-49-160-25-241 25-81 79-148 154-188 46-24 98-38 150-38 116 0 223 64 279 167 82 154 24 347-129 430-46 24-98 37-150 37zM10971 14242zM4127 14255c-53 0-103-13-149-37-153-82-212-274-131-429 56-103 163-168 281-168 51 0 102 13 148 37 75 40 129 107 154 187 25 82 17 167-23 242-55 103-162 168-280 168zM4127 14255zM9657 14789c-140 0-262-90-303-224-51-168 44-345 210-396 30-9 62-14 93-14 140 0 261 90 303 224 50 167-44 345-210 396-30 10-61 14-93 14zM9657 14789zM5442 14799c-31 0-62-5-92-14-166-50-261-227-211-395 41-134 163-225 303-225 31 0 62 5 92 14 167 51 262 228 211 395-40 132-164 225-303 225zM5442 14799zM6838 15074c-10 0-22 0-31-1-83-8-159-49-213-114s-79-148-71-232c16-163 151-287 314-287 11 0 21 1 31 2 85 8 161 49 214 114 54 65 79 148 71 232-16 163-151 286-315 286zM6838 15074zM8207 15066c-137-24-245-137-260-281-18-173 109-329 283-347 11-1 21-2 31-2 164 0 299 123 316 286 9 84-16 166-69 232-54 65-130 106-214 115l-87 9z">
            <text:p/>
          </draw:path>
          <draw:path draw:style-name="gr4" draw:text-style-name="P3" draw:layer="layout" svg:width="15.232cm" svg:height="15.243cm" svg:x="23.007cm" svg:y="82.814cm" svg:viewBox="0 0 15233 15244" svg:d="M6919 14440c-205 0-374 154-394 359-10 105 21 208 89 290 67 81 162 132 267 142 11 1 25 2 39 2 204 0 374-154 393-358 10-105-21-208-88-290-68-82-163-132-268-143-13-1-26-2-38-2zM6919 14440zM8341 14437c-12 0-25 0-38 1-218 23-377 218-355 435 16 156 120 282 260 333v38l175-17c105-11 200-62 266-144 67-82 98-185 87-290-21-203-190-356-395-356zM8341 14437zM5523 14165c-175 0-328 113-378 282-31 101-20 208 29 301 50 93 133 161 235 192 36 11 75 17 115 17 173 0 328-116 378-281 63-209-55-430-263-494-38-11-77-17-116-17zM5523 14165zM9737 14155c-39 0-78 6-116 18-208 63-326 285-263 494 52 168 204 281 379 281 40 0 79-6 117-18 207-64 325-286 262-494-52-168-204-281-379-281zM9737 14155zM4209 13621c-147 0-281 81-350 210-103 194-28 434 163 536 58 31 121 46 186 46 147 0 281-80 350-210 50-93 60-200 29-302-31-101-99-184-192-233-58-31-122-47-186-47zM4209 13621zM11051 13608c-65 0-130 17-188 48-93 50-161 133-191 235-30 101-20 208 30 301 69 128 203 208 349 208 65 0 130-16 187-46 193-104 266-345 162-537-70-129-203-209-349-209zM11051 13608zM3023 12834c-120 0-232 53-307 145-67 82-98 185-88 291 11 105 62 199 144 266 70 58 159 90 250 90 120 0 232-54 308-147 66-81 97-184 86-289-10-105-61-200-144-267-70-57-159-89-249-89zM3023 12834zM12234 12816c-92 0-181 32-252 91-81 67-132 162-142 267s21 208 88 290c75 91 187 144 306 144 91 0 181-32 251-90 82-67 132-162 143-268 10-105-22-208-89-289-75-92-187-145-305-145zM12234 12816zM2014 11829c-92 0-181 33-252 91-81 67-131 162-142 267-10 105 21 208 88 290 76 91 187 144 307 144 91 0 180-32 251-90 168-138 193-388 55-557-77-92-188-145-307-145zM2014 11829zM13237 11807c-120 0-232 54-307 147-67 81-98 184-87 289s62 200 143 267c72 58 161 89 251 89 119 0 231-53 307-145 138-170 112-420-57-558-70-58-159-89-250-89zM13237 11807zM1223 10646c-65 0-129 16-187 46-192 103-265 344-162 536 69 130 203 211 349 211 64 0 129-17 187-48 192-103 265-344 162-536-69-129-203-209-349-209zM1223 10646zM14024 10620c-148 0-282 81-351 211-102 193-28 433 165 535 58 31 122 47 185 47 147 0 281-81 350-211 102-192 29-433-164-536-57-30-121-46-185-46zM14024 10620zM14556 9338c-175 0-328 112-379 279-64 209 54 431 261 495 38 12 77 18 117 18 175 0 327-113 379-280 63-209-55-430-262-495-39-11-77-17-116-17zM14556 9338zM678 9331c-39 0-78 6-115 18-101 30-184 98-234 191-50 94-61 201-30 302 52 169 204 281 379 281 39 0 77-5 115-17 209-64 327-286 264-494-50-165-206-281-379-281zM678 9331zM14835 7943c-204 0-373 153-393 356-21 217 138 411 354 434 15 1 27 2 40 2 205 0 374-154 394-357 11-105-20-208-87-290-68-82-163-133-269-143-12-2-26-2-39-2zM14835 7943zM398 7936c-13 0-26 0-39 2-106 11-201 62-267 144-67 82-97 185-87 290 20 203 189 356 393 356 14 0 27-1 40-2 105-10 200-61 267-143s98-185 88-290c-21-204-191-357-395-357zM398 7936zM14837 6520c-12 0-25 1-38 2-106 10-201 61-268 143s-98 185-88 290c20 203 189 356 394 356 13 0 26 0 39-1 105-10 200-61 267-143 67-81 99-184 88-290-19-203-189-357-394-357zM14837 6520zM396 6513c-205 0-374 154-394 358-9 105 21 208 88 289 68 82 162 133 268 143 13 1 26 2 39 2 204 0 374-154 393-358 22-217-138-411-356-432-13-2-25-2-38-2zM396 6513zM14562 5124c-39 0-78 6-116 17-100 30-184 98-234 191-50 94-61 201-30 302 49 166 205 282 379 282 39 0 78-6 115-17 101-31 184-99 234-192s60-200 29-301c-48-166-204-282-377-282zM14562 5124zM674 5117c-175 0-327 113-379 280-64 210 55 432 263 495 34 10 71 16 111 18h2 3c173 0 328-116 378-281 31-101 21-208-29-302-50-93-133-162-234-193-38-11-76-17-115-17zM674 5117zM14018 3807c-64 0-128 17-185 47-94 50-162 133-193 234-31 102-20 209 29 302 69 129 203 210 350 210 66 0 130-16 187-47 191-101 264-342 162-535-68-129-202-211-350-211zM14018 3807zM1219 3802c-147 0-281 82-349 211-50 92-61 199-30 300 30 102 99 185 192 235 58 31 123 47 187 47 146 0 280-80 349-209 50-94 61-201 30-302-31-102-100-185-193-234-57-31-122-48-186-48zM1219 3802zM13230 2623c-90 0-179 31-250 89-82 67-133 162-144 267-10 106 21 209 88 290 74 92 186 145 306 145 92 0 181-31 251-89 82-67 133-162 143-267 11-106-21-209-88-291-75-92-187-144-306-144zM13230 2623zM2008 2618c-119 0-231 53-307 145-138 169-113 419 56 558 71 57 160 89 250 89 120 0 232-53 307-145 138-170 113-419-56-557-70-58-159-90-250-90zM2008 2618zM12225 1616c-119 0-230 52-306 144-67 81-98 184-88 289 10 106 61 201 143 268 70 58 159 90 251 90 119 0 231-52 306-144 67-82 98-185 88-290s-61-200-143-267c-70-58-159-90-251-90zM12225 1616zM3013 1611c-91 0-180 32-251 90-81 67-132 162-143 267-10 105 21 208 88 290 77 93 189 145 307 145 91 0 180-32 251-90 82-67 132-162 142-267 11-105-21-208-88-290-75-92-187-145-306-145zM3013 1611zM11041 825c-146 0-280 81-349 210-50 93-61 200-30 301s99 185 192 234c58 31 123 48 187 48 146 0 280-81 349-210 51-93 61-200 30-301-31-102-99-185-192-235-58-30-122-47-187-47zM11041 825zM4198 821c-65 0-129 17-186 47-94 50-162 133-192 235-32 101-22 208 29 301 69 129 203 210 350 210 64 0 128-17 186-47 93-49 161-132 192-233s21-209-30-302c-68-130-202-211-349-211zM4198 821zM9727 279c-175 0-327 112-379 279-63 209 55 431 263 495 37 12 76 17 116 17 176 0 328-113 379-281 31-100 21-207-29-300-50-94-133-162-234-193-38-12-77-17-116-17zM9727 279zM5513 278c-38 0-77 6-114 17-102 30-185 99-235 192s-60 200-30 302c51 167 203 281 379 281 40 0 79-6 116-18 100-30 184-98 234-191 49-93 60-201 29-302-51-168-203-281-379-281zM5513 278zM6910 0c-13 0-27 1-41 2-104 10-200 61-267 144-67 81-98 185-87 290 20 202 189 356 394 356 12 0 26-1 39-2 217-22 376-216 355-433-20-203-189-357-393-357zM6910 0zM8332 0c-205 0-374 153-394 357-11 104 20 207 87 289s163 133 268 143c13 2 26 3 39 3 204 0 373-154 394-357 21-218-138-413-355-434-13-1-26-1-39-1zM8332 0zM6919 14599c7 0 15 0 23 1 130 13 226 129 214 260-12 122-116 214-236 214-8 0-16 0-23 0-131-13-227-130-214-260 12-123 115-215 236-215zM6919 14599zM8341 14595c121 0 225 91 238 214 13 130-82 247-213 261v-1c-8 1-16 1-24 1-121 0-223-91-236-214-14-130 82-247 212-260 8-1 16-1 23-1zM8341 14595zM5523 14324c23 0 46 3 69 10 126 38 197 170 159 296-31 102-125 169-227 169-23 0-46-3-69-11-126-38-197-170-159-296 31-103 125-168 227-168zM5523 14324zM9737 14314c102 0 196 66 227 168 38 126-32 258-157 297-23 7-47 10-70 10-102 0-196-66-227-168-38-125 32-259 157-297 24-7 47-10 70-10zM9737 14314zM4209 13780c37 0 76 9 111 27 116 62 160 206 98 322-43 81-125 126-210 126-38 0-76-9-111-28-116-62-159-205-99-321 43-81 126-126 211-126zM4209 13780zM11051 13767c85 0 167 45 210 125 61 116 18 260-98 322-35 19-74 28-112 28-85 0-166-45-209-125-62-116-19-260 96-322 36-19 75-28 113-28zM11051 13767zM3023 12992c52 0 105 18 149 54 102 83 117 232 34 334-46 58-115 88-184 88-52 0-105-18-150-54-101-83-117-233-34-334 47-58 116-88 185-88zM3023 12992zM12234 12974c68 0 136 30 183 87 83 101 69 251-32 335-45 36-98 53-151 53-69 0-137-29-184-86-83-101-69-251 33-334 44-37 97-55 151-55zM12234 12974zM2014 11988c69 0 137 30 184 87 83 101 68 251-33 334-44 36-97 54-150 54-69 0-137-30-184-87-83-101-69-251 32-334 45-36 98-54 151-54zM2014 11988zM13237 11965c53 0 106 18 150 53 101 84 117 233 34 335-47 57-115 88-184 88-53 0-106-18-150-54-101-83-117-232-34-334 47-58 115-88 184-88zM13237 11965zM1223 10804c85 0 167 46 210 125 61 116 18 260-98 322-35 19-73 28-112 28-84 0-167-46-209-125-62-116-19-260 97-322 36-19 74-28 112-28zM1223 10804zM14024 10778c37 0 75 9 111 28 115 62 160 206 98 321-43 81-125 127-210 127-37 0-76-9-111-28-116-61-160-205-99-321 43-81 125-127 211-127zM14024 10778zM14556 9496c23 0 46 3 69 11 125 38 195 170 157 296-31 103-126 168-227 168-23 0-47-3-70-10-125-39-195-172-157-297 32-102 126-168 228-168zM14556 9496zM678 9490c102 0 196 66 227 168 38 126-32 258-157 297-24 7-47 10-70 10-102 0-196-67-227-169-38-125 32-258 158-296 23-7 46-10 69-10zM678 9490zM14835 8101c8 0 16 1 24 1 131 13 227 129 213 260-12 123-115 215-236 215-8 0-16-1-24-2-130-13-225-130-213-260 12-122 115-214 236-214zM14835 8101zM398 8094c121 0 225 92 237 214 13 131-82 247-213 260-8 1-16 2-24 2-121 0-224-92-236-214-13-131 82-247 213-261 8 0 15-1 23-1zM398 8094zM14837 6678c121 0 225 92 237 215 12 130-83 247-214 259-8 1-15 1-23 1-121 0-224-91-236-214-14-130 82-247 213-259 8-1 16-2 23-2zM14837 6678zM396 6671c8 0 15 1 23 1 131 13 226 129 214 260-12 123-116 215-236 215-8 0-16-1-24-2-131-13-226-128-213-259 12-123 115-215 236-215zM396 6671zM14562 5283c101 0 196 65 226 168 38 126-33 258-158 297-23 7-46 10-69 10-102 0-197-67-228-170-38-125 34-258 159-295 23-7 47-10 70-10zM14562 5283zM674 5276c23 0 46 3 69 10 125 38 196 171 157 297-30 102-125 168-226 168-23 0-47-3-70-11-125-38-196-170-158-296 32-102 126-168 228-168zM674 5276zM14018 3967c85 0 168 45 210 125 62 117 18 260-98 322-35 19-74 28-111 28-85 0-167-45-210-126-62-116-18-260 98-322 36-18 74-27 111-27zM14018 3967zM1219 3961c37 0 76 9 111 28 117 62 160 206 99 322-43 80-126 126-210 126-38 0-76-10-112-29-115-61-160-205-97-321 42-80 124-126 209-126zM1219 3961zM13230 2781c69 0 137 30 184 87 83 101 68 251-33 334-45 37-98 54-151 54-69 0-137-29-183-87-84-101-69-251 33-334 44-36 98-54 150-54zM13230 2781zM2008 2776c53 0 106 18 150 54 101 83 116 233 34 334-48 58-116 87-185 87-53 0-106-17-150-53-101-83-116-233-33-335 47-57 115-87 184-87zM2008 2776zM12225 1774c53 0 107 18 151 54 101 83 115 233 32 334-46 58-115 87-183 87-54 0-107-18-151-54-101-83-116-233-32-334 47-57 115-87 183-87zM12225 1774zM3013 1770c69 0 137 30 184 87 83 101 69 251-33 334-44 36-97 54-150 54-69 0-137-30-185-87-83-102-68-251 34-334 44-37 97-54 150-54zM3013 1770zM11041 984c38 0 76 9 112 28 116 62 159 206 97 321-42 80-125 126-209 126-38 0-77-9-112-28-116-62-159-206-97-322 42-80 124-125 209-125zM11041 984zM4198 980c85 0 167 46 210 126 62 116 18 260-98 321-35 19-74 28-111 28-86 0-167-46-210-126-62-115-18-259 97-321 36-19 74-28 112-28zM4198 980zM9727 437c23 0 46 3 69 10 126 38 197 171 158 296-31 103-125 169-227 169-23 0-46-3-69-10-126-39-196-171-158-297 31-102 125-168 227-168zM9727 437zM5513 436c102 0 196 67 228 169 38 126-33 258-159 296-23 7-46 10-69 10-102 0-196-65-227-168-38-125 33-259 158-297 23-6 47-10 69-10zM5513 436zM6910 159c121 0 224 91 235 214 13 130-82 246-213 260-8 0-15 0-23 0-121 0-225-91-236-213-14-131 82-248 213-260 8-1 16-1 24-1zM6910 159zM8332 158c8 0 16 0 23 1 130 13 226 129 213 260-12 122-115 214-236 214-8 0-16 0-23-1-131-13-227-129-213-260 12-123 115-214 236-214z">
            <text:p/>
          </draw:path>
          <draw:path draw:style-name="gr4" draw:text-style-name="P3" draw:layer="layout" svg:width="11.086cm" svg:height="11.086cm" svg:x="25.078cm" svg:y="84.888cm" svg:viewBox="0 0 11087 11087" svg:d="M5554 237c-1901 0-3743 1023-4695 2817-1370 2584-386 5802 2199 7174 1251 664 2686 801 4041 386 1356-415 2468-1332 3132-2585 1372-2583 386-5802-2198-7173-791-420-1641-619-2479-619zM5554 237zM5538 11087c-894 0-1780-218-2592-649-1308-695-2267-1856-2701-3273-432-1415-289-2915 404-4222 1433-2700 4796-3729 7495-2297 2700 1433 3730 4796 2297 7495-694 1308-1856 2267-3272 2701-537 164-1085 245-1631 245z">
            <text:p/>
          </draw:path>
          <draw:path draw:style-name="gr4" draw:text-style-name="P3" draw:layer="layout" svg:width="9.554cm" svg:height="9.558cm" svg:x="25.845cm" svg:y="85.649cm" svg:viewBox="0 0 9555 9559" svg:d="M4783 79c-463 0-928 69-1383 208-1200 368-2185 1181-2773 2290-1214 2289-342 5140 1946 6355 2289 1215 5140 341 6355-1948 1215-2288 341-5139-1947-6354-688-366-1440-551-2198-551zM4783 79zM4769 9559c-755 0-1521-179-2233-557-2327-1236-3214-4135-1979-6462 598-1128 1600-1955 2820-2329 1220-372 2514-249 3641 349 2327 1235 3215 4134 1980 6461l-35-18 35 18c-858 1616-2516 2538-4229 2538z">
            <text:p/>
          </draw:path>
          <draw:path draw:style-name="gr4" draw:text-style-name="P3" draw:layer="layout" svg:width="9.151cm" svg:height="9.153cm" svg:x="26.049cm" svg:y="85.853cm" svg:viewBox="0 0 9152 9154" svg:d="M4582 82c-1611 0-3172 867-3979 2386-563 1061-679 2278-328 3426 352 1148 1130 2091 2191 2654s2277 679 3425 327c1149-351 2092-1129 2655-2190 1162-2190 327-4917-1864-6079-669-356-1390-524-2100-524zM4582 82zM4569 9154c-738 0-1470-181-2140-536-2229-1183-3078-3958-1896-6187 573-1079 1532-1871 2701-2229 1169-357 2406-238 3485 334 1081 573 1872 1532 2230 2700s240 2407-333 3486l-35-18 35 18c-573 1080-1532 1871-2702 2229-442 136-895 203-1345 203z">
            <text:p/>
          </draw:path>
          <draw:path draw:style-name="gr4" draw:text-style-name="P3" draw:layer="layout" svg:width="8.747cm" svg:height="8.744cm" svg:x="26.249cm" svg:y="86.056cm" svg:viewBox="0 0 8748 8745" svg:d="M4381 81c-1538 0-3029 828-3799 2280-1109 2090-312 4695 1779 5805 2090 1109 4695 312 5805-1780l35 19-35-19c1109-2090 312-4694-1779-5804-640-340-1328-501-2006-501zM4381 81zM4367 8745c-691 0-1391-164-2043-510-1032-547-1789-1463-2131-2581-341-1116-227-2299 319-3330 548-1032 1464-1789 2581-2131 1117-341 2299-228 3331 319 1032 548 1788 1464 2130 2581s229 2299-318 3331c-785 1478-2303 2321-3869 2321z">
            <text:p/>
          </draw:path>
          <draw:path draw:style-name="gr4" draw:text-style-name="P3" draw:layer="layout" svg:width="8.337cm" svg:height="8.337cm" svg:x="26.453cm" svg:y="86.259cm" svg:viewBox="0 0 8338 8338" svg:d="M4176 79c-404 0-809 60-1204 181-1045 320-1902 1027-2414 1992s-617 2072-298 3116c320 1044 1027 1902 1992 2414s2072 618 3116 298 1902-1028 2414-1992l35 18-35-18c1057-1992 297-4473-1694-5530-599-318-1253-479-1912-479zM4176 79zM4162 8338c-658 0-1326-157-1947-486-983-522-1704-1396-2031-2461-325-1064-217-2193 304-3176 522-983 1396-1704 2460-2031 1065-325 2194-217 3177 304 2030 1078 2804 3606 1727 5637-748 1409-2195 2213-3690 2213z">
            <text:p/>
          </draw:path>
          <draw:path draw:style-name="gr4" draw:text-style-name="P3" draw:layer="layout" svg:width="7.93cm" svg:height="7.933cm" svg:x="26.656cm" svg:y="86.463cm" svg:viewBox="0 0 7931 7934" svg:d="M3972 79c-384 0-768 57-1144 172-992 304-1807 976-2294 1894-486 917-586 1968-283 2960 304 994 976 1808 1893 2295 917 486 1969 587 2961 283s1807-976 2294-1894l35 19-35-19c1004-1892 282-4250-1610-5255-569-302-1190-455-1817-455zM3972 79zM3961 7934c-640 0-1273-156-1854-464-935-497-1621-1328-1932-2342-309-1012-206-2085 289-3020 497-936 1328-1622 2341-1933 1012-309 2086-206 3021 289 1931 1026 2668 3431 1643 5362-497 937-1328 1622-2341 1933-383 117-776 175-1167 175z">
            <text:p/>
          </draw:path>
          <draw:path draw:style-name="gr4" draw:text-style-name="P3" draw:layer="layout" svg:width="7.521cm" svg:height="7.521cm" svg:x="26.862cm" svg:y="86.669cm" svg:viewBox="0 0 7522 7522" svg:d="M3767 79c-1320 0-2598 710-3259 1954-951 1795-268 4028 1525 4980 1795 952 4028 268 4980-1525 952-1794 268-4028-1525-4980-549-291-1139-429-1721-429zM3767 79zM3754 7522c-595 0-1197-141-1758-439-1831-972-2529-3254-1558-5087 973-1831 3254-2529 5087-1558 1832 973 2531 3254 1558 5087-675 1271-1980 1997-3329 1997z">
            <text:p/>
          </draw:path>
          <draw:polygon draw:style-name="gr3" draw:text-style-name="P2" draw:layer="layout" svg:width="9.857cm" svg:height="5.226cm" svg:x="20.766cm" svg:y="87.816cm" svg:viewBox="0 0 9858 5227" draw:points="7249,0 0,2613 7249,5227 9858,2613">
            <text:p/>
          </draw:polygon>
          <draw:path draw:style-name="gr4" draw:text-style-name="P3" draw:layer="layout" svg:width="10.375cm" svg:height="5.501cm" svg:x="20.415cm" svg:y="87.679cm" svg:viewBox="0 0 10376 5502" svg:d="M700 2751l6869 2476 2472-2476-2472-2477zM700 2751zM7630 5502l-7630-2751 7630-2751 2746 2751z">
            <text:p/>
          </draw:path>
          <draw:polygon draw:style-name="gr4" draw:text-style-name="P3" draw:layer="layout" svg:width="9.857cm" svg:height="2.613cm" svg:x="20.766cm" svg:y="87.816cm" svg:viewBox="0 0 9858 2614" draw:points="9858,2614 0,2614 7249,0">
            <text:p/>
          </draw:polygon>
          <draw:polygon draw:style-name="gr3" draw:text-style-name="P2" draw:layer="layout" svg:width="5.226cm" svg:height="9.857cm" svg:x="28.01cm" svg:y="80.577cm" svg:viewBox="0 0 5227 9858" draw:points="5227,7249 2613,0 0,7249 2613,9858">
            <text:p/>
          </draw:polygon>
          <draw:path draw:style-name="gr4" draw:text-style-name="P3" draw:layer="layout" svg:width="5.501cm" svg:height="10.375cm" svg:x="27.872cm" svg:y="80.227cm" svg:viewBox="0 0 5502 10376" svg:d="M274 7569l2477 2472 2476-2472-2476-6869zM274 7569zM2751 10376l-2751-2746 2751-7630 2751 7630z">
            <text:p/>
          </draw:path>
          <draw:polygon draw:style-name="gr4" draw:text-style-name="P3" draw:layer="layout" svg:width="2.613cm" svg:height="9.857cm" svg:x="30.622cm" svg:y="80.577cm" svg:viewBox="0 0 2614 9858" draw:points="0,9858 0,0 2614,7249">
            <text:p/>
          </draw:polygon>
          <draw:polygon draw:style-name="gr3" draw:text-style-name="P2" draw:layer="layout" svg:width="9.857cm" svg:height="5.226cm" svg:x="30.622cm" svg:y="87.816cm" svg:viewBox="0 0 9858 5227" draw:points="2609,5227 9858,2613 2609,0 0,2613">
            <text:p/>
          </draw:polygon>
          <draw:path draw:style-name="gr4" draw:text-style-name="P3" draw:layer="layout" svg:width="10.375cm" svg:height="5.501cm" svg:x="30.455cm" svg:y="87.679cm" svg:viewBox="0 0 10376 5502" svg:d="M335 2751l2472 2476 6869-2476-6869-2477zM335 2751zM2746 5502l-2746-2751 2746-2751 7630 2751z">
            <text:p/>
          </draw:path>
          <draw:polygon draw:style-name="gr4" draw:text-style-name="P3" draw:layer="layout" svg:width="9.857cm" svg:height="2.613cm" svg:x="30.622cm" svg:y="90.429cm" svg:viewBox="0 0 9858 2614" draw:points="0,0 9858,0 2609,2614">
            <text:p/>
          </draw:polygon>
          <draw:polygon draw:style-name="gr3" draw:text-style-name="P2" draw:layer="layout" svg:width="5.226cm" svg:height="9.857cm" svg:x="28.01cm" svg:y="90.425cm" svg:viewBox="0 0 5227 9858" draw:points="0,2609 2613,9858 5227,2609 2613,0">
            <text:p/>
          </draw:polygon>
          <draw:path draw:style-name="gr4" draw:text-style-name="P3" draw:layer="layout" svg:width="5.501cm" svg:height="10.375cm" svg:x="27.872cm" svg:y="90.257cm" svg:viewBox="0 0 5502 10376" svg:d="M274 2807l2477 6869 2476-6869-2476-2472zM274 2807zM2751 10376l-2751-7630 2751-2746 2751 2746z">
            <text:p/>
          </draw:path>
          <draw:polygon draw:style-name="gr4" draw:text-style-name="P3" draw:layer="layout" svg:width="2.613cm" svg:height="9.857cm" svg:x="28.01cm" svg:y="90.425cm" svg:viewBox="0 0 2614 9858" draw:points="2614,0 2614,9858 0,2609">
            <text:p/>
          </draw:polygon>
          <draw:path draw:style-name="gr3" draw:text-style-name="P2" draw:layer="layout" svg:width="6.63cm" svg:height="6.63cm" svg:x="59.98cm" svg:y="87.114cm" svg:viewBox="0 0 6631 6631" svg:d="M6244 4870c-859 1617-2866 2232-4483 1374-1618-859-2231-2866-1374-4483 859-1618 2866-2231 4483-1374 1617 858 2232 2866 1374 4483z">
            <text:p/>
          </draw:path>
          <draw:polygon draw:style-name="gr4" draw:text-style-name="P3" draw:layer="layout" svg:width="0.455cm" svg:height="0.477cm" svg:x="67.625cm" svg:y="95.038cm" svg:viewBox="0 0 456 478" draw:points="0,51 54,0 456,421 396,478">
            <text:p/>
          </draw:polygon>
          <draw:polygon draw:style-name="gr4" draw:text-style-name="P3" draw:layer="layout" svg:width="0.441cm" svg:height="0.489cm" svg:x="67.438cm" svg:y="95.208cm" svg:viewBox="0 0 442 490" draw:points="0,48 57,0 442,436 380,490">
            <text:p/>
          </draw:polygon>
          <draw:path draw:style-name="gr4" draw:text-style-name="P3" draw:layer="layout" svg:width="0.408cm" svg:height="0.514cm" svg:x="67.046cm" svg:y="95.525cm" svg:viewBox="0 0 409 515" svg:d="M0 45c20-14 39-30 60-45l349 465c-22 16-43 34-66 50z">
            <text:p/>
          </draw:path>
          <draw:polygon draw:style-name="gr4" draw:text-style-name="P3" draw:layer="layout" svg:width="0.374cm" svg:height="0.534cm" svg:x="66.629cm" svg:y="95.809cm" svg:viewBox="0 0 375 535" draw:points="0,39 63,0 375,491 305,535">
            <text:p/>
          </draw:polygon>
          <draw:polygon draw:style-name="gr4" draw:text-style-name="P3" draw:layer="layout" svg:width="0.357cm" svg:height="0.543cm" svg:x="66.413cm" svg:y="95.94cm" svg:viewBox="0 0 358 544" draw:points="0,36 65,0 358,504 286,544">
            <text:p/>
          </draw:polygon>
          <draw:polygon draw:style-name="gr4" draw:text-style-name="P3" draw:layer="layout" svg:width="0.392cm" svg:height="0.525cm" svg:x="66.84cm" svg:y="95.671cm" svg:viewBox="0 0 393 526" draw:points="0,43 61,0 393,479 325,526">
            <text:p/>
          </draw:polygon>
          <draw:polygon draw:style-name="gr4" draw:text-style-name="P3" draw:layer="layout" svg:width="0.426cm" svg:height="0.501cm" svg:x="67.245cm" svg:y="95.371cm" svg:viewBox="0 0 427 502" draw:points="0,46 59,0 427,452 362,502">
            <text:p/>
          </draw:polygon>
          <draw:path draw:style-name="gr4" draw:text-style-name="P3" draw:layer="layout" svg:width="0.339cm" svg:height="0.551cm" svg:x="66.208cm" svg:y="96.053cm" svg:viewBox="0 0 340 552" svg:d="M0 34c22-11 45-22 66-34l274 515c-23 13-48 25-73 37z">
            <text:p/>
          </draw:path>
          <draw:polygon draw:style-name="gr4" draw:text-style-name="P3" draw:layer="layout" svg:width="0.319cm" svg:height="0.56cm" svg:x="65.984cm" svg:y="96.165cm" svg:viewBox="0 0 320 561" draw:points="0,33 67,0 320,525 247,561">
            <text:p/>
          </draw:polygon>
          <draw:polygon draw:style-name="gr4" draw:text-style-name="P3" draw:layer="layout" svg:width="0.28cm" svg:height="0.571cm" svg:x="65.52cm" svg:y="96.364cm" svg:viewBox="0 0 281 572" draw:points="0,26 71,0 281,543 203,572">
            <text:p/>
          </draw:polygon>
          <draw:path draw:style-name="gr4" draw:text-style-name="P3" draw:layer="layout" svg:width="0.238cm" svg:height="0.579cm" svg:x="65.044cm" svg:y="96.528cm" svg:viewBox="0 0 239 580" svg:d="M0 20c24-7 48-13 72-20l167 558c-26 8-53 15-79 22z">
            <text:p/>
          </draw:path>
          <draw:polygon draw:style-name="gr4" draw:text-style-name="P3" draw:layer="layout" svg:width="0.216cm" svg:height="0.583cm" svg:x="64.802cm" svg:y="96.594cm" svg:viewBox="0 0 217 584" draw:points="0,19 72,0 217,563 137,584">
            <text:p/>
          </draw:polygon>
          <draw:polygon draw:style-name="gr4" draw:text-style-name="P3" draw:layer="layout" svg:width="0.259cm" svg:height="0.575cm" svg:x="65.284cm" svg:y="96.451cm" svg:viewBox="0 0 260 576" draw:points="0,23 71,0 260,551 181,576">
            <text:p/>
          </draw:polygon>
          <draw:polygon draw:style-name="gr4" draw:text-style-name="P3" draw:layer="layout" svg:width="0.299cm" svg:height="0.566cm" svg:x="65.753cm" svg:y="96.269cm" svg:viewBox="0 0 300 567" draw:points="0,30 69,0 300,534 225,567">
            <text:p/>
          </draw:polygon>
          <draw:polygon draw:style-name="gr4" draw:text-style-name="P3" draw:layer="layout" svg:width="0.197cm" svg:height="0.585cm" svg:x="64.574cm" svg:y="96.646cm" svg:viewBox="0 0 198 586" draw:points="0,16 74,0 198,568 117,586">
            <text:p/>
          </draw:polygon>
          <draw:polygon draw:style-name="gr4" draw:text-style-name="P3" draw:layer="layout" svg:width="0.175cm" svg:height="0.586cm" svg:x="64.327cm" svg:y="96.695cm" svg:viewBox="0 0 176 587" draw:points="0,12 74,0 176,573 94,587">
            <text:p/>
          </draw:polygon>
          <draw:polygon draw:style-name="gr4" draw:text-style-name="P3" draw:layer="layout" svg:width="0.131cm" svg:height="0.584cm" svg:x="63.829cm" svg:y="96.764cm" svg:viewBox="0 0 132 585" draw:points="0,5 76,0 132,580 49,585">
            <text:p/>
          </draw:polygon>
          <draw:polygon draw:style-name="gr4" draw:text-style-name="P3" draw:layer="layout" svg:width="0.085cm" svg:height="0.582cm" svg:x="63.328cm" svg:y="96.791cm" svg:viewBox="0 0 86 583" draw:points="0,1 76,0 86,581 2,583">
            <text:p/>
          </draw:polygon>
          <draw:polygon draw:style-name="gr4" draw:text-style-name="P3" draw:layer="layout" svg:width="0.095cm" svg:height="0.582cm" svg:x="63.058cm" svg:y="96.788cm" svg:viewBox="0 0 96 583" draw:points="19,0 96,1 83,583 0,581">
            <text:p/>
          </draw:polygon>
          <draw:path draw:style-name="gr4" draw:text-style-name="P3" draw:layer="layout" svg:width="0.108cm" svg:height="0.584cm" svg:x="63.579cm" svg:y="96.782cm" svg:viewBox="0 0 109 585" svg:d="M0 4c25 0 51-3 76-4l33 580c-28 2-56 5-84 5z">
            <text:p/>
          </draw:path>
          <draw:polygon draw:style-name="gr4" draw:text-style-name="P3" draw:layer="layout" svg:width="0.153cm" svg:height="0.585cm" svg:x="64.079cm" svg:y="96.734cm" svg:viewBox="0 0 154 586" draw:points="0,8 75,0 154,576 72,586">
            <text:p/>
          </draw:polygon>
          <draw:polygon draw:style-name="gr4" draw:text-style-name="P3" draw:layer="layout" svg:width="0.116cm" svg:height="0.585cm" svg:x="62.803cm" svg:y="96.775cm" svg:viewBox="0 0 117 586" draw:points="40,0 117,5 82,586 0,580">
            <text:p/>
          </draw:polygon>
          <draw:polygon draw:style-name="gr4" draw:text-style-name="P3" draw:layer="layout" svg:width="0.138cm" svg:height="0.587cm" svg:x="62.531cm" svg:y="96.753cm" svg:viewBox="0 0 139 588" draw:points="63,0 139,8 82,588 0,579">
            <text:p/>
          </draw:polygon>
          <draw:polygon draw:style-name="gr4" draw:text-style-name="P3" draw:layer="layout" svg:width="0.183cm" svg:height="0.584cm" svg:x="61.989cm" svg:y="96.68cm" svg:viewBox="0 0 184 585" draw:points="109,0 184,12 81,585 0,571">
            <text:p/>
          </draw:polygon>
          <draw:polygon draw:style-name="gr4" draw:text-style-name="P3" draw:layer="layout" svg:width="0.226cm" svg:height="0.581cm" svg:x="61.456cm" svg:y="96.565cm" svg:viewBox="0 0 227 582" draw:points="154,0 227,19 79,582 0,560">
            <text:p/>
          </draw:polygon>
          <draw:polygon draw:style-name="gr4" draw:text-style-name="P3" draw:layer="layout" svg:width="0.247cm" svg:height="0.579cm" svg:x="61.194cm" svg:y="96.494cm" svg:viewBox="0 0 248 580" draw:points="176,0 248,23 79,580 0,555">
            <text:p/>
          </draw:polygon>
          <draw:polygon draw:style-name="gr4" draw:text-style-name="P3" draw:layer="layout" svg:width="0.205cm" svg:height="0.583cm" svg:x="61.722cm" svg:y="96.627cm" svg:viewBox="0 0 206 584" draw:points="132,0 206,16 81,584 0,566">
            <text:p/>
          </draw:polygon>
          <draw:path draw:style-name="gr4" draw:text-style-name="P3" draw:layer="layout" svg:width="0.161cm" svg:height="0.586cm" svg:x="62.259cm" svg:y="96.722cm" svg:viewBox="0 0 162 587" svg:d="M87 0c24 4 50 8 75 10l-80 577c-28-3-56-6-82-11z">
            <text:p/>
          </draw:path>
          <draw:path draw:style-name="gr4" draw:text-style-name="P3" draw:layer="layout" svg:width="0.266cm" svg:height="0.574cm" svg:x="60.952cm" svg:y="96.421cm" svg:viewBox="0 0 267 575" svg:d="M196 0c24 9 47 17 71 25l-190 550c-26-8-52-18-77-28z">
            <text:p/>
          </draw:path>
          <draw:polygon draw:style-name="gr4" draw:text-style-name="P3" draw:layer="layout" svg:width="0.288cm" svg:height="0.568cm" svg:x="60.696cm" svg:y="96.332cm" svg:viewBox="0 0 289 569" draw:points="219,0 289,26 77,569 0,540">
            <text:p/>
          </draw:polygon>
          <draw:polygon draw:style-name="gr4" draw:text-style-name="P3" draw:layer="layout" svg:width="0.326cm" svg:height="0.556cm" svg:x="60.198cm" svg:y="96.125cm" svg:viewBox="0 0 327 557" draw:points="259,0 327,33 73,557 0,520">
            <text:p/>
          </draw:polygon>
          <draw:path draw:style-name="gr4" draw:text-style-name="P3" draw:layer="layout" svg:width="0.364cm" svg:height="0.54cm" svg:x="59.717cm" svg:y="95.884cm" svg:viewBox="0 0 365 541" svg:d="M301 0c22 13 42 27 64 38l-295 503c-24-12-47-28-70-42z">
            <text:p/>
          </draw:path>
          <draw:polygon draw:style-name="gr4" draw:text-style-name="P3" draw:layer="layout" svg:width="0.383cm" svg:height="0.529cm" svg:x="59.485cm" svg:y="95.752cm" svg:viewBox="0 0 384 530" draw:points="320,0 384,39 69,530 0,487">
            <text:p/>
          </draw:polygon>
          <draw:polygon draw:style-name="gr4" draw:text-style-name="P3" draw:layer="layout" svg:width="0.345cm" svg:height="0.549cm" svg:x="59.955cm" svg:y="96.009cm" svg:viewBox="0 0 346 550" draw:points="280,0 346,36 71,550 0,509">
            <text:p/>
          </draw:polygon>
          <draw:polygon draw:style-name="gr4" draw:text-style-name="P3" draw:layer="layout" svg:width="0.307cm" svg:height="0.562cm" svg:x="60.445cm" svg:y="96.233cm" svg:viewBox="0 0 308 563" draw:points="239,0 308,29 75,563 0,530">
            <text:p/>
          </draw:polygon>
          <draw:polygon draw:style-name="gr4" draw:text-style-name="P3" draw:layer="layout" svg:width="0.399cm" svg:height="0.52cm" svg:x="59.275cm" svg:y="95.619cm" svg:viewBox="0 0 400 521" draw:points="338,0 400,43 67,521 0,474">
            <text:p/>
          </draw:polygon>
          <draw:polygon draw:style-name="gr4" draw:text-style-name="P3" draw:layer="layout" svg:width="0.415cm" svg:height="0.51cm" svg:x="59.056cm" svg:y="95.469cm" svg:viewBox="0 0 416 511" draw:points="356,0 416,46 64,511 0,461">
            <text:p/>
          </draw:polygon>
          <draw:path draw:style-name="gr4" draw:text-style-name="P3" draw:layer="layout" svg:width="0.447cm" svg:height="0.484cm" svg:x="58.635cm" svg:y="95.149cm" svg:viewBox="0 0 448 485" svg:d="M391 0c19 17 38 32 57 49l-386 436c-21-18-42-36-62-54z">
            <text:p/>
          </draw:path>
          <draw:polygon draw:style-name="gr4" draw:text-style-name="P3" draw:layer="layout" svg:width="0.474cm" svg:height="0.458cm" svg:x="58.246cm" svg:y="94.796cm" svg:viewBox="0 0 475 459" draw:points="423,0 475,54 56,459 0,399">
            <text:p/>
          </draw:polygon>
          <draw:polygon draw:style-name="gr4" draw:text-style-name="P3" draw:layer="layout" svg:width="0.486cm" svg:height="0.444cm" svg:x="58.062cm" svg:y="94.61cm" svg:viewBox="0 0 487 445" draw:points="438,0 487,57 53,445 0,383">
            <text:p/>
          </draw:polygon>
          <draw:polygon draw:style-name="gr4" draw:text-style-name="P3" draw:layer="layout" svg:width="0.461cm" svg:height="0.471cm" svg:x="58.437cm" svg:y="94.975cm" svg:viewBox="0 0 462 472" draw:points="407,0 462,51 59,472 0,415">
            <text:p/>
          </draw:polygon>
          <draw:polygon draw:style-name="gr4" draw:text-style-name="P3" draw:layer="layout" svg:width="0.43cm" svg:height="0.499cm" svg:x="58.843cm" svg:y="95.312cm" svg:viewBox="0 0 431 500" draw:points="374,0 431,49 62,500 0,447">
            <text:p/>
          </draw:polygon>
          <draw:path draw:style-name="gr4" draw:text-style-name="P3" draw:layer="layout" svg:width="0.5cm" svg:height="0.429cm" svg:x="57.897cm" svg:y="94.433cm" svg:viewBox="0 0 501 430" svg:d="M453 0c15 20 32 38 48 57l-449 373c-17-21-36-41-52-63z">
            <text:p/>
          </draw:path>
          <draw:polygon draw:style-name="gr4" draw:text-style-name="P3" draw:layer="layout" svg:width="0.511cm" svg:height="0.413cm" svg:x="57.729cm" svg:y="94.235cm" svg:viewBox="0 0 512 414" draw:points="465,0 512,59 50,414 0,349">
            <text:p/>
          </draw:polygon>
          <draw:polygon draw:style-name="gr4" draw:text-style-name="P3" draw:layer="layout" svg:width="0.531cm" svg:height="0.379cm" svg:x="57.419cm" svg:y="93.821cm" svg:viewBox="0 0 532 380" draw:points="492,0 532,63 43,380 0,310">
            <text:p/>
          </draw:polygon>
          <draw:polygon draw:style-name="gr4" draw:text-style-name="P3" draw:layer="layout" svg:width="0.551cm" svg:height="0.342cm" svg:x="57.144cm" svg:y="93.387cm" svg:viewBox="0 0 552 343" draw:points="516,0 552,65 39,343 0,272">
            <text:p/>
          </draw:polygon>
          <draw:polygon draw:style-name="gr4" draw:text-style-name="P3" draw:layer="layout" svg:width="0.558cm" svg:height="0.323cm" svg:x="57.023cm" svg:y="93.163cm" svg:viewBox="0 0 559 324" draw:points="526,0 559,67 36,324 0,251">
            <text:p/>
          </draw:polygon>
          <draw:path draw:style-name="gr4" draw:text-style-name="P3" draw:layer="layout" svg:width="0.54cm" svg:height="0.362cm" svg:x="57.277cm" svg:y="93.607cm" svg:viewBox="0 0 541 363" svg:d="M504 0c13 21 24 44 37 65l-501 298c-14-23-27-48-40-71z">
            <text:p/>
          </draw:path>
          <draw:polygon draw:style-name="gr4" draw:text-style-name="P3" draw:layer="layout" svg:width="0.521cm" svg:height="0.396cm" svg:x="57.57cm" svg:y="94.03cm" svg:viewBox="0 0 522 397" draw:points="479,0 522,61 47,397 0,330">
            <text:p/>
          </draw:polygon>
          <draw:polygon draw:style-name="gr4" draw:text-style-name="P3" draw:layer="layout" svg:width="0.563cm" svg:height="0.305cm" svg:x="56.918cm" svg:y="92.95cm" svg:viewBox="0 0 564 306" draw:points="535,0 564,69 32,306 0,230">
            <text:p/>
          </draw:polygon>
          <draw:polygon draw:style-name="gr4" draw:text-style-name="P3" draw:layer="layout" svg:width="0.569cm" svg:height="0.285cm" svg:x="56.814cm" svg:y="92.718cm" svg:viewBox="0 0 570 286" draw:points="544,0 570,70 29,286 0,209">
            <text:p/>
          </draw:polygon>
          <draw:polygon draw:style-name="gr4" draw:text-style-name="P3" draw:layer="layout" svg:width="0.58cm" svg:height="0.243cm" svg:x="56.637cm" svg:y="92.244cm" svg:viewBox="0 0 581 244" draw:points="558,0 581,71 25,244 0,166">
            <text:p/>
          </draw:polygon>
          <draw:polygon draw:style-name="gr4" draw:text-style-name="P3" draw:layer="layout" svg:width="0.584cm" svg:height="0.201cm" svg:x="56.504cm" svg:y="91.757cm" svg:viewBox="0 0 585 202" draw:points="568,0 585,74 17,202 0,121">
            <text:p/>
          </draw:polygon>
          <draw:polygon draw:style-name="gr4" draw:text-style-name="P3" draw:layer="layout" svg:width="0.585cm" svg:height="0.179cm" svg:x="56.452cm" svg:y="91.511cm" svg:viewBox="0 0 586 180" draw:points="574,0 586,74 13,180 0,99">
            <text:p/>
          </draw:polygon>
          <draw:polygon draw:style-name="gr4" draw:text-style-name="P3" draw:layer="layout" svg:width="0.582cm" svg:height="0.222cm" svg:x="56.565cm" svg:y="92.002cm" svg:viewBox="0 0 583 223" draw:points="563,0 583,72 21,223 0,143">
            <text:p/>
          </draw:polygon>
          <draw:path draw:style-name="gr4" draw:text-style-name="P3" draw:layer="layout" svg:width="0.574cm" svg:height="0.265cm" svg:x="56.721cm" svg:y="92.482cm" svg:viewBox="0 0 575 266" svg:d="M551 0c8 23 15 48 24 72l-549 194c-10-25-18-52-26-79z">
            <text:p/>
          </draw:path>
          <draw:path draw:style-name="gr4" draw:text-style-name="P3" draw:layer="layout" svg:width="0.585cm" svg:height="0.159cm" svg:x="56.413cm" svg:y="91.28cm" svg:viewBox="0 0 586 160" svg:d="M576 0c3 24 6 50 10 75l-576 85c-5-27-7-55-10-82z">
            <text:p/>
          </draw:path>
          <draw:polygon draw:style-name="gr4" draw:text-style-name="P3" draw:layer="layout" svg:width="0.587cm" svg:height="0.136cm" svg:x="56.381cm" svg:y="91.031cm" svg:viewBox="0 0 588 137" draw:points="580,0 588,75 9,137 0,54">
            <text:p/>
          </draw:polygon>
          <draw:polygon draw:style-name="gr4" draw:text-style-name="P3" draw:layer="layout" svg:width="0.582cm" svg:height="0.091cm" svg:x="56.352cm" svg:y="90.53cm" svg:viewBox="0 0 583 92" draw:points="581,0 583,76 2,92 0,9">
            <text:p/>
          </draw:polygon>
          <draw:polygon draw:style-name="gr4" draw:text-style-name="P3" draw:layer="layout" svg:width="0.585cm" svg:height="0.112cm" svg:x="56.36cm" svg:y="89.992cm" svg:viewBox="0 0 586 113" draw:points="586,37 580,113 0,82 6,0">
            <text:p/>
          </draw:polygon>
          <draw:path draw:style-name="gr4" draw:text-style-name="P3" draw:layer="layout" svg:width="0.585cm" svg:height="0.134cm" svg:x="56.379cm" svg:y="89.719cm" svg:viewBox="0 0 586 135" svg:d="M586 59c-3 25-6 51-7 76l-579-53c1-27 4-55 7-82z">
            <text:p/>
          </draw:path>
          <draw:polygon draw:style-name="gr4" draw:text-style-name="P3" draw:layer="layout" svg:width="0.583cm" svg:height="0.089cm" svg:x="56.352cm" svg:y="90.266cm" svg:viewBox="0 0 584 90" draw:points="584,13 582,90 0,84 2,0">
            <text:p/>
          </draw:polygon>
          <draw:polygon draw:style-name="gr4" draw:text-style-name="P3" draw:layer="layout" svg:width="0.585cm" svg:height="0.114cm" svg:x="56.362cm" svg:y="90.781cm" svg:viewBox="0 0 586 115" draw:points="580,0 586,76 5,115 0,32">
            <text:p/>
          </draw:polygon>
          <draw:polygon draw:style-name="gr4" draw:text-style-name="P3" draw:layer="layout" svg:width="0.585cm" svg:height="0.155cm" svg:x="56.407cm" svg:y="89.466cm" svg:viewBox="0 0 586 156" draw:points="586,81 578,156 0,82 9,0">
            <text:p/>
          </draw:polygon>
          <draw:polygon draw:style-name="gr4" draw:text-style-name="P3" draw:layer="layout" svg:width="0.585cm" svg:height="0.177cm" svg:x="56.448cm" svg:y="89.196cm" svg:viewBox="0 0 586 178" draw:points="586,103 573,178 0,82 13,0">
            <text:p/>
          </draw:polygon>
          <draw:polygon draw:style-name="gr4" draw:text-style-name="P3" draw:layer="layout" svg:width="0.583cm" svg:height="0.22cm" svg:x="56.558cm" svg:y="88.662cm" svg:viewBox="0 0 584 221" draw:points="584,148 565,221 0,80 21,0">
            <text:p/>
          </draw:polygon>
          <draw:polygon draw:style-name="gr4" draw:text-style-name="P3" draw:layer="layout" svg:width="0.574cm" svg:height="0.263cm" svg:x="56.712cm" svg:y="88.138cm" svg:viewBox="0 0 575 264" draw:points="575,192 552,264 0,79 25,0">
            <text:p/>
          </draw:polygon>
          <draw:polygon draw:style-name="gr4" draw:text-style-name="P3" draw:layer="layout" svg:width="0.569cm" svg:height="0.283cm" svg:x="56.805cm" svg:y="87.881cm" svg:viewBox="0 0 570 284" draw:points="570,213 543,284 0,76 28,0">
            <text:p/>
          </draw:polygon>
          <draw:path draw:style-name="gr4" draw:text-style-name="P3" draw:layer="layout" svg:width="0.579cm" svg:height="0.241cm" svg:x="56.629cm" svg:y="88.398cm" svg:viewBox="0 0 580 242" svg:d="M580 170c-8 24-16 47-22 72l-558-164c6-27 15-52 24-78z">
            <text:p/>
          </draw:path>
          <draw:polygon draw:style-name="gr4" draw:text-style-name="P3" draw:layer="layout" svg:width="0.584cm" svg:height="0.199cm" svg:x="56.498cm" svg:y="88.928cm" svg:viewBox="0 0 585 200" draw:points="585,126 569,200 0,81 17,0">
            <text:p/>
          </draw:polygon>
          <draw:polygon draw:style-name="gr4" draw:text-style-name="P3" draw:layer="layout" svg:width="0.565cm" svg:height="0.301cm" svg:x="56.899cm" svg:y="87.647cm" svg:viewBox="0 0 566 302" draw:points="566,233 536,302 0,75 32,0">
            <text:p/>
          </draw:polygon>
          <draw:polygon draw:style-name="gr4" draw:text-style-name="P3" draw:layer="layout" svg:width="0.559cm" svg:height="0.321cm" svg:x="57.01cm" svg:y="87.398cm" svg:viewBox="0 0 560 322" draw:points="560,255 527,322 0,73 36,0">
            <text:p/>
          </draw:polygon>
          <draw:polygon draw:style-name="gr4" draw:text-style-name="P3" draw:layer="layout" svg:width="0.541cm" svg:height="0.36cm" svg:x="57.264cm" svg:y="86.914cm" svg:viewBox="0 0 542 361" draw:points="542,296 506,361 0,71 39,0">
            <text:p/>
          </draw:polygon>
          <draw:polygon draw:style-name="gr4" draw:text-style-name="P3" draw:layer="layout" svg:width="0.523cm" svg:height="0.395cm" svg:x="57.554cm" svg:y="86.455cm" svg:viewBox="0 0 524 396" draw:points="524,334 481,396 0,67 46,0">
            <text:p/>
          </draw:polygon>
          <draw:polygon draw:style-name="gr4" draw:text-style-name="P3" draw:layer="layout" svg:width="0.513cm" svg:height="0.411cm" svg:x="57.712cm" svg:y="86.234cm" svg:viewBox="0 0 514 412" draw:points="514,353 468,412 0,64 50,0">
            <text:p/>
          </draw:polygon>
          <draw:polygon draw:style-name="gr4" draw:text-style-name="P3" draw:layer="layout" svg:width="0.532cm" svg:height="0.378cm" svg:x="57.405cm" svg:y="86.682cm" svg:viewBox="0 0 533 379" draw:points="533,315 493,379 0,69 43,0">
            <text:p/>
          </draw:polygon>
          <draw:path draw:style-name="gr4" draw:text-style-name="P3" draw:layer="layout" svg:width="0.551cm" svg:height="0.34cm" svg:x="57.131cm" svg:y="87.154cm" svg:viewBox="0 0 552 341" svg:d="M552 275c-12 21-25 43-35 66l-517-269c12-25 25-48 38-72z">
            <text:p/>
          </draw:path>
          <draw:path draw:style-name="gr4" draw:text-style-name="P3" draw:layer="layout" svg:width="0.5cm" svg:height="0.427cm" svg:x="57.868cm" svg:y="86.033cm" svg:viewBox="0 0 501 428" svg:d="M501 369c-17 18-31 39-47 59l-454-364c17-22 33-44 51-64z">
            <text:p/>
          </draw:path>
          <draw:polygon draw:style-name="gr4" draw:text-style-name="P3" draw:layer="layout" svg:width="0.488cm" svg:height="0.442cm" svg:x="58.043cm" svg:y="85.825cm" svg:viewBox="0 0 489 443" draw:points="489,386 440,443 0,62 53,0">
            <text:p/>
          </draw:polygon>
          <draw:polygon draw:style-name="gr4" draw:text-style-name="P3" draw:layer="layout" svg:width="0.463cm" svg:height="0.47cm" svg:x="58.416cm" svg:y="85.431cm" svg:viewBox="0 0 464 471" draw:points="464,419 410,471 0,56 59,0">
            <text:p/>
          </draw:polygon>
          <draw:polygon draw:style-name="gr4" draw:text-style-name="P3" draw:layer="layout" svg:width="0.432cm" svg:height="0.497cm" svg:x="58.821cm" svg:y="85.066cm" svg:viewBox="0 0 433 498" draw:points="433,449 376,498 0,53 62,0">
            <text:p/>
          </draw:polygon>
          <draw:polygon draw:style-name="gr4" draw:text-style-name="P3" draw:layer="layout" svg:width="0.416cm" svg:height="0.508cm" svg:x="59.034cm" svg:y="84.897cm" svg:viewBox="0 0 417 509" draw:points="417,463 358,509 0,50 64,0">
            <text:p/>
          </draw:polygon>
          <draw:path draw:style-name="gr4" draw:text-style-name="P3" draw:layer="layout" svg:width="0.447cm" svg:height="0.484cm" svg:x="58.615cm" svg:y="85.244cm" svg:viewBox="0 0 448 485" svg:d="M448 435c-19 16-38 32-56 50l-392-431c19-19 39-37 60-54z">
            <text:p/>
          </draw:path>
          <draw:polygon draw:style-name="gr4" draw:text-style-name="P3" draw:layer="layout" svg:width="0.476cm" svg:height="0.457cm" svg:x="58.226cm" svg:y="85.625cm" svg:viewBox="0 0 477 458" draw:points="477,404 425,458 0,59 56,0">
            <text:p/>
          </draw:polygon>
          <draw:polygon draw:style-name="gr4" draw:text-style-name="P3" draw:layer="layout" svg:width="0.401cm" svg:height="0.518cm" svg:x="59.237cm" svg:y="84.747cm" svg:viewBox="0 0 402 519" draw:points="402,476 340,519 0,46 67,0">
            <text:p/>
          </draw:polygon>
          <draw:path draw:style-name="gr4" draw:text-style-name="P3" draw:layer="layout" svg:width="0.384cm" svg:height="0.528cm" svg:x="59.462cm" svg:y="84.593cm" svg:viewBox="0 0 385 529" svg:d="M385 488c-22 14-43 26-64 41l-321-485c22-16 45-30 69-44z">
            <text:p/>
          </draw:path>
          <draw:polygon draw:style-name="gr4" draw:text-style-name="P3" draw:layer="layout" svg:width="0.347cm" svg:height="0.548cm" svg:x="59.93cm" svg:y="84.314cm" svg:viewBox="0 0 348 549" draw:points="348,513 282,549 0,39 72,0">
            <text:p/>
          </draw:polygon>
          <draw:polygon draw:style-name="gr4" draw:text-style-name="P3" draw:layer="layout" svg:width="0.309cm" svg:height="0.561cm" svg:x="60.419cm" svg:y="84.075cm" svg:viewBox="0 0 310 562" draw:points="310,532 241,562 0,32 75,0">
            <text:p/>
          </draw:polygon>
          <draw:path draw:style-name="gr4" draw:text-style-name="P3" draw:layer="layout" svg:width="0.29cm" svg:height="0.567cm" svg:x="60.67cm" svg:y="83.969cm" svg:viewBox="0 0 291 568" svg:d="M291 541c-24 9-47 17-70 27l-221-539c25-11 51-20 77-29z">
            <text:p/>
          </draw:path>
          <draw:polygon draw:style-name="gr4" draw:text-style-name="P3" draw:layer="layout" svg:width="0.329cm" svg:height="0.555cm" svg:x="60.172cm" svg:y="84.19cm" svg:viewBox="0 0 330 556" draw:points="330,522 263,556 0,36 73,0">
            <text:p/>
          </draw:polygon>
          <draw:polygon draw:style-name="gr4" draw:text-style-name="P3" draw:layer="layout" svg:width="0.365cm" svg:height="0.54cm" svg:x="59.694cm" svg:y="84.448cm" svg:viewBox="0 0 366 541" draw:points="366,501 302,541 0,43 69,0">
            <text:p/>
          </draw:polygon>
          <draw:polygon draw:style-name="gr4" draw:text-style-name="P3" draw:layer="layout" svg:width="0.269cm" svg:height="0.574cm" svg:x="60.908cm" svg:y="83.879cm" svg:viewBox="0 0 270 575" draw:points="270,548 200,575 0,28 76,0">
            <text:p/>
          </draw:polygon>
          <draw:polygon draw:style-name="gr4" draw:text-style-name="P3" draw:layer="layout" svg:width="0.249cm" svg:height="0.578cm" svg:x="61.167cm" svg:y="83.794cm" svg:viewBox="0 0 250 579" draw:points="250,555 178,579 0,25 78,0">
            <text:p/>
          </draw:polygon>
          <draw:polygon draw:style-name="gr4" draw:text-style-name="P3" draw:layer="layout" svg:width="0.207cm" svg:height="0.583cm" svg:x="61.695cm" svg:y="83.654cm" svg:viewBox="0 0 208 584" draw:points="208,568 133,584 0,17 80,0">
            <text:p/>
          </draw:polygon>
          <draw:path draw:style-name="gr4" draw:text-style-name="P3" draw:layer="layout" svg:width="0.163cm" svg:height="0.587cm" svg:x="62.232cm" svg:y="83.554cm" svg:viewBox="0 0 164 588" svg:d="M164 576c-25 3-50 8-75 12l-89-576c26-4 54-9 81-12z">
            <text:p/>
          </draw:path>
          <draw:polygon draw:style-name="gr4" draw:text-style-name="P3" draw:layer="layout" svg:width="0.14cm" svg:height="0.587cm" svg:x="62.503cm" svg:y="83.522cm" svg:viewBox="0 0 141 588" draw:points="141,579 65,588 0,9 82,0">
            <text:p/>
          </draw:polygon>
          <draw:polygon draw:style-name="gr4" draw:text-style-name="P3" draw:layer="layout" svg:width="0.185cm" svg:height="0.584cm" svg:x="61.962cm" svg:y="83.599cm" svg:viewBox="0 0 186 585" draw:points="186,572 111,585 0,14 81,0">
            <text:p/>
          </draw:polygon>
          <draw:polygon draw:style-name="gr4" draw:text-style-name="P3" draw:layer="layout" svg:width="0.228cm" svg:height="0.581cm" svg:x="61.43cm" svg:y="83.719cm" svg:viewBox="0 0 229 582" draw:points="229,563 156,582 0,21 79,0">
            <text:p/>
          </draw:polygon>
          <draw:polygon draw:style-name="gr4" draw:text-style-name="P3" draw:layer="layout" svg:width="0.12cm" svg:height="0.585cm" svg:x="62.756cm" svg:y="83.501cm" svg:viewBox="0 0 121 586" draw:points="121,581 45,586 0,5 82,0">
            <text:p/>
          </draw:polygon>
          <draw:polygon draw:style-name="gr4" draw:text-style-name="P3" draw:layer="layout" svg:width="0.098cm" svg:height="0.582cm" svg:x="63.029cm" svg:y="83.489cm" svg:viewBox="0 0 99 583" draw:points="99,581 21,583 0,1 84,0">
            <text:p/>
          </draw:polygon>
          <draw:path draw:style-name="gr4" draw:text-style-name="P3" draw:layer="layout" svg:width="0.105cm" svg:height="0.583cm" svg:x="63.553cm" svg:y="83.492cm" svg:viewBox="0 0 106 584" svg:d="M76 584c-26-2-51-3-76-3l23-581c27 0 55 0 83 3z">
            <text:p/>
          </draw:path>
          <draw:polygon draw:style-name="gr4" draw:text-style-name="P3" draw:layer="layout" svg:width="0.15cm" svg:height="0.585cm" svg:x="64.053cm" svg:y="83.536cm" svg:viewBox="0 0 151 586" draw:points="74,586 0,577 68,0 151,9">
            <text:p/>
          </draw:polygon>
          <draw:polygon draw:style-name="gr4" draw:text-style-name="P3" draw:layer="layout" svg:width="0.172cm" svg:height="0.586cm" svg:x="64.301cm" svg:y="83.573cm" svg:viewBox="0 0 173 587" draw:points="74,587 0,575 92,0 173,13">
            <text:p/>
          </draw:polygon>
          <draw:polygon draw:style-name="gr4" draw:text-style-name="P3" draw:layer="layout" svg:width="0.128cm" svg:height="0.584cm" svg:x="63.804cm" svg:y="83.509cm" svg:viewBox="0 0 129 585" draw:points="75,585 0,579 45,0 129,5">
            <text:p/>
          </draw:polygon>
          <draw:polygon draw:style-name="gr4" draw:text-style-name="P3" draw:layer="layout" svg:width="0.083cm" svg:height="0.583cm" svg:x="63.302cm" svg:y="83.485cm" svg:viewBox="0 0 84 584" draw:points="77,584 0,582 0,0 84,1">
            <text:p/>
          </draw:polygon>
          <draw:polygon draw:style-name="gr4" draw:text-style-name="P3" draw:layer="layout" svg:width="0.193cm" svg:height="0.586cm" svg:x="64.531cm" svg:y="83.617cm" svg:viewBox="0 0 194 587" draw:points="74,587 0,571 113,0 194,17">
            <text:p/>
          </draw:polygon>
          <draw:path draw:style-name="gr4" draw:text-style-name="P3" draw:layer="layout" svg:width="0.214cm" svg:height="0.583cm" svg:x="64.777cm" svg:y="83.675cm" svg:viewBox="0 0 215 584" svg:d="M73 584c-25-6-49-13-73-18l135-566c27 5 54 12 80 19z">
            <text:p/>
          </draw:path>
          <draw:polygon draw:style-name="gr4" draw:text-style-name="P3" draw:layer="layout" svg:width="0.257cm" svg:height="0.576cm" svg:x="65.259cm" svg:y="83.824cm" svg:viewBox="0 0 258 577" draw:points="72,577 0,554 179,0 258,25">
            <text:p/>
          </draw:polygon>
          <draw:polygon draw:style-name="gr4" draw:text-style-name="P3" draw:layer="layout" svg:width="0.297cm" svg:height="0.567cm" svg:x="65.73cm" svg:y="84.013cm" svg:viewBox="0 0 298 568" draw:points="68,568 0,538 222,0 298,32">
            <text:p/>
          </draw:polygon>
          <draw:path draw:style-name="gr4" draw:text-style-name="P3" draw:layer="layout" svg:width="0.317cm" svg:height="0.56cm" svg:x="65.96cm" svg:y="84.122cm" svg:viewBox="0 0 318 561" svg:d="M67 561c-22-10-45-22-67-32l244-529c25 10 49 23 74 35z">
            <text:p/>
          </draw:path>
          <draw:polygon draw:style-name="gr4" draw:text-style-name="P3" draw:layer="layout" svg:width="0.277cm" svg:height="0.572cm" svg:x="65.496cm" svg:y="83.914cm" svg:viewBox="0 0 278 573" draw:points="70,573 0,546 201,0 278,28">
            <text:p/>
          </draw:polygon>
          <draw:polygon draw:style-name="gr4" draw:text-style-name="P3" draw:layer="layout" svg:width="0.236cm" svg:height="0.579cm" svg:x="65.019cm" svg:y="83.745cm" svg:viewBox="0 0 237 580" draw:points="73,580 0,561 157,0 237,21">
            <text:p/>
          </draw:polygon>
          <draw:polygon draw:style-name="gr4" draw:text-style-name="P3" draw:layer="layout" svg:width="0.336cm" svg:height="0.551cm" svg:x="66.17cm" svg:y="84.234cm" svg:viewBox="0 0 337 552" draw:points="67,552 0,518 263,0 337,36">
            <text:p/>
          </draw:polygon>
          <draw:polygon draw:style-name="gr4" draw:text-style-name="P3" draw:layer="layout" svg:width="0.355cm" svg:height="0.544cm" svg:x="66.391cm" svg:y="84.363cm" svg:viewBox="0 0 356 545" draw:points="65,545 0,509 284,0 356,40">
            <text:p/>
          </draw:polygon>
          <draw:polygon draw:style-name="gr4" draw:text-style-name="P3" draw:layer="layout" svg:width="0.389cm" svg:height="0.526cm" svg:x="66.819cm" svg:y="84.647cm" svg:viewBox="0 0 390 527" draw:points="61,527 0,484 323,0 390,46">
            <text:p/>
          </draw:polygon>
          <draw:polygon draw:style-name="gr4" draw:text-style-name="P3" draw:layer="layout" svg:width="0.424cm" svg:height="0.502cm" svg:x="67.225cm" svg:y="84.969cm" svg:viewBox="0 0 425 503" draw:points="59,503 0,457 360,0 425,50">
            <text:p/>
          </draw:polygon>
          <draw:polygon draw:style-name="gr4" draw:text-style-name="P3" draw:layer="layout" svg:width="0.439cm" svg:height="0.491cm" svg:x="67.418cm" svg:y="85.143cm" svg:viewBox="0 0 440 492" draw:points="57,492 0,443 378,0 440,53">
            <text:p/>
          </draw:polygon>
          <draw:path draw:style-name="gr4" draw:text-style-name="P3" draw:layer="layout" svg:width="0.407cm" svg:height="0.515cm" svg:x="67.025cm" svg:y="84.803cm" svg:viewBox="0 0 408 516" svg:d="M60 516c-19-16-40-30-60-44l342-472c22 15 45 31 66 48z">
            <text:p/>
          </draw:path>
          <draw:polygon draw:style-name="gr4" draw:text-style-name="P3" draw:layer="layout" svg:width="0.373cm" svg:height="0.535cm" svg:x="66.607cm" svg:y="84.5cm" svg:viewBox="0 0 374 536" draw:points="63,536 0,496 304,0 374,43">
            <text:p/>
          </draw:polygon>
          <draw:polygon draw:style-name="gr4" draw:text-style-name="P3" draw:layer="layout" svg:width="0.452cm" svg:height="0.48cm" svg:x="67.594cm" svg:y="85.311cm" svg:viewBox="0 0 453 481" draw:points="54,481 0,429 393,0 453,56">
            <text:p/>
          </draw:polygon>
          <draw:path draw:style-name="gr4" draw:text-style-name="P3" draw:layer="layout" svg:width="0.467cm" svg:height="0.466cm" svg:x="67.776cm" svg:y="85.499cm" svg:viewBox="0 0 468 467" svg:d="M52 467c-17-18-34-36-52-53l410-414c21 18 39 38 58 58z">
            <text:p/>
          </draw:path>
          <draw:polygon draw:style-name="gr4" draw:text-style-name="P3" draw:layer="layout" svg:width="0.494cm" svg:height="0.436cm" svg:x="68.117cm" svg:y="85.901cm" svg:viewBox="0 0 495 437" draw:points="49,437 0,380 441,0 495,62">
            <text:p/>
          </draw:polygon>
          <draw:polygon draw:style-name="gr4" draw:text-style-name="P3" draw:layer="layout" svg:width="0.515cm" svg:height="0.405cm" svg:x="68.431cm" svg:y="86.327cm" svg:viewBox="0 0 516 406" draw:points="42,406 0,344 469,0 516,67">
            <text:p/>
          </draw:polygon>
          <draw:path draw:style-name="gr4" draw:text-style-name="P3" draw:layer="layout" svg:width="0.528cm" svg:height="0.387cm" svg:x="68.574cm" svg:y="86.552cm" svg:viewBox="0 0 529 388" svg:d="M42 388c-13-21-28-41-42-62l483-326c15 22 32 44 46 67z">
            <text:p/>
          </draw:path>
          <draw:polygon draw:style-name="gr4" draw:text-style-name="P3" draw:layer="layout" svg:width="0.504cm" svg:height="0.421cm" svg:x="68.278cm" svg:y="86.111cm" svg:viewBox="0 0 505 422" draw:points="45,422 0,362 455,0 505,64">
            <text:p/>
          </draw:polygon>
          <draw:polygon draw:style-name="gr4" draw:text-style-name="P3" draw:layer="layout" svg:width="0.481cm" svg:height="0.451cm" svg:x="67.95cm" svg:y="85.697cm" svg:viewBox="0 0 482 452" draw:points="51,452 0,398 425,0 482,59">
            <text:p/>
          </draw:polygon>
          <draw:polygon draw:style-name="gr4" draw:text-style-name="P3" draw:layer="layout" svg:width="0.536cm" svg:height="0.371cm" svg:x="68.701cm" svg:y="86.766cm" svg:viewBox="0 0 537 372" draw:points="39,372 0,308 493,0 537,69">
            <text:p/>
          </draw:polygon>
          <draw:polygon draw:style-name="gr4" draw:text-style-name="P3" draw:layer="layout" svg:width="0.545cm" svg:height="0.353cm" svg:x="68.829cm" svg:y="87.001cm" svg:viewBox="0 0 546 354" draw:points="36,354 0,288 506,0 546,71">
            <text:p/>
          </draw:polygon>
          <draw:path draw:style-name="gr4" draw:text-style-name="P3" draw:layer="layout" svg:width="0.56cm" svg:height="0.314cm" svg:x="69.061cm" svg:y="87.487cm" svg:viewBox="0 0 561 315" svg:d="M30 315c-10-23-19-46-30-69l528-246c12 24 22 49 33 74z">
            <text:p/>
          </draw:path>
          <draw:polygon draw:style-name="gr4" draw:text-style-name="P3" draw:layer="layout" svg:width="0.573cm" svg:height="0.274cm" svg:x="69.253cm" svg:y="87.992cm" svg:viewBox="0 0 574 275" draw:points="26,275 0,204 546,0 574,77">
            <text:p/>
          </draw:polygon>
          <draw:polygon draw:style-name="gr4" draw:text-style-name="P3" draw:layer="layout" svg:width="0.577cm" svg:height="0.253cm" svg:x="69.336cm" svg:y="88.251cm" svg:viewBox="0 0 578 254" draw:points="23,254 0,182 553,0 578,78">
            <text:p/>
          </draw:polygon>
          <draw:polygon draw:style-name="gr4" draw:text-style-name="P3" draw:layer="layout" svg:width="0.568cm" svg:height="0.294cm" svg:x="69.161cm" svg:y="87.738cm" svg:viewBox="0 0 569 295" draw:points="29,295 0,226 537,0 569,76">
            <text:p/>
          </draw:polygon>
          <draw:polygon draw:style-name="gr4" draw:text-style-name="P3" draw:layer="layout" svg:width="0.552cm" svg:height="0.334cm" svg:x="68.949cm" svg:y="87.241cm" svg:viewBox="0 0 553 335" draw:points="33,335 0,267 516,0 553,73">
            <text:p/>
          </draw:polygon>
          <draw:polygon draw:style-name="gr4" draw:text-style-name="P3" draw:layer="layout" svg:width="0.579cm" svg:height="0.234cm" svg:x="69.406cm" svg:y="88.494cm" svg:viewBox="0 0 580 235" draw:points="19,235 0,162 559,0 580,79">
            <text:p/>
          </draw:polygon>
          <draw:path draw:style-name="gr4" draw:text-style-name="P3" draw:layer="layout" svg:width="0.582cm" svg:height="0.213cm" svg:x="69.472cm" svg:y="88.758cm" svg:viewBox="0 0 583 214" svg:d="M16 214c-6-24-9-49-16-74l564-140c8 26 12 54 19 80z">
            <text:p/>
          </draw:path>
          <draw:polygon draw:style-name="gr4" draw:text-style-name="P3" draw:layer="layout" svg:width="0.587cm" svg:height="0.169cm" svg:x="69.571cm" svg:y="89.294cm" svg:viewBox="0 0 588 170" draw:points="12,170 0,95 574,0 588,81">
            <text:p/>
          </draw:polygon>
          <draw:polygon draw:style-name="gr4" draw:text-style-name="P3" draw:layer="layout" svg:width="0.584cm" svg:height="0.124cm" svg:x="69.634cm" svg:y="89.837cm" svg:viewBox="0 0 585 125" draw:points="5,125 0,49 579,0 585,82">
            <text:p/>
          </draw:polygon>
          <draw:polygon draw:style-name="gr4" draw:text-style-name="P3" draw:layer="layout" svg:width="0.582cm" svg:height="0.102cm" svg:x="69.651cm" svg:y="90.11cm" svg:viewBox="0 0 583 103" draw:points="1,103 0,27 580,0 583,84">
            <text:p/>
          </draw:polygon>
          <draw:polygon draw:style-name="gr4" draw:text-style-name="P3" draw:layer="layout" svg:width="0.586cm" svg:height="0.147cm" svg:x="69.607cm" svg:y="89.565cm" svg:viewBox="0 0 587 148" draw:points="8,148 0,72 578,0 587,82">
            <text:p/>
          </draw:polygon>
          <draw:polygon draw:style-name="gr4" draw:text-style-name="P3" draw:layer="layout" svg:width="0.586cm" svg:height="0.191cm" svg:x="69.526cm" svg:y="89.025cm" svg:viewBox="0 0 587 192" draw:points="15,192 0,117 570,0 587,81">
            <text:p/>
          </draw:polygon>
          <draw:path draw:style-name="gr4" draw:text-style-name="P3" draw:layer="layout" svg:width="0.582cm" svg:height="0.082cm" svg:x="69.657cm" svg:y="90.365cm" svg:viewBox="0 0 583 83" svg:d="M1 81c0-25-1-51-1-76l582-5c0 27 2 55 1 83z">
            <text:p/>
          </draw:path>
          <draw:polygon draw:style-name="gr4" draw:text-style-name="P3" draw:layer="layout" svg:width="0.582cm" svg:height="0.1cm" svg:x="69.652cm" svg:y="90.621cm" svg:viewBox="0 0 583 101" draw:points="0,77 1,0 583,17 580,101">
            <text:p/>
          </draw:polygon>
          <draw:polygon draw:style-name="gr4" draw:text-style-name="P3" draw:layer="layout" svg:width="0.586cm" svg:height="0.144cm" svg:x="69.61cm" svg:y="91.121cm" svg:viewBox="0 0 587 145" draw:points="0,75 8,0 587,62 578,145">
            <text:p/>
          </draw:polygon>
          <draw:path draw:style-name="gr4" draw:text-style-name="P3" draw:layer="layout" svg:width="0.586cm" svg:height="0.188cm" svg:x="69.531cm" svg:y="91.618cm" svg:viewBox="0 0 587 189" svg:d="M0 73c5-24 11-49 14-73l573 108c-4 27-10 54-16 81z">
            <text:p/>
          </draw:path>
          <draw:polygon draw:style-name="gr4" draw:text-style-name="P3" draw:layer="layout" svg:width="0.582cm" svg:height="0.211cm" svg:x="69.478cm" svg:y="91.863cm" svg:viewBox="0 0 583 212" draw:points="0,74 15,0 583,131 566,212">
            <text:p/>
          </draw:polygon>
          <draw:polygon draw:style-name="gr4" draw:text-style-name="P3" draw:layer="layout" svg:width="0.587cm" svg:height="0.166cm" svg:x="69.575cm" svg:y="91.37cm" svg:viewBox="0 0 588 167" draw:points="0,74 12,0 588,86 574,167">
            <text:p/>
          </draw:polygon>
          <draw:polygon draw:style-name="gr4" draw:text-style-name="P3" draw:layer="layout" svg:width="0.584cm" svg:height="0.122cm" svg:x="69.636cm" svg:y="90.872cm" svg:viewBox="0 0 585 123" draw:points="0,76 5,0 585,40 579,123">
            <text:p/>
          </draw:polygon>
          <draw:polygon draw:style-name="gr4" draw:text-style-name="P3" draw:layer="layout" svg:width="0.58cm" svg:height="0.23cm" svg:x="69.417cm" svg:y="92.089cm" svg:viewBox="0 0 581 231" draw:points="0,72 19,0 581,151 560,231">
            <text:p/>
          </draw:polygon>
          <draw:polygon draw:style-name="gr4" draw:text-style-name="P3" draw:layer="layout" svg:width="0.578cm" svg:height="0.251cm" svg:x="69.345cm" svg:y="92.33cm" svg:viewBox="0 0 579 252" draw:points="0,71 22,0 579,174 554,252">
            <text:p/>
          </draw:polygon>
          <draw:path draw:style-name="gr4" draw:text-style-name="P3" draw:layer="layout" svg:width="0.568cm" svg:height="0.292cm" svg:x="69.171cm" svg:y="92.803cm" svg:viewBox="0 0 569 293" svg:d="M0 69c9-23 20-46 28-69l541 217c-9 26-20 50-31 76z">
            <text:p/>
          </draw:path>
          <draw:polygon draw:style-name="gr4" draw:text-style-name="P3" draw:layer="layout" svg:width="0.553cm" svg:height="0.332cm" svg:x="68.961cm" svg:y="93.26cm" svg:viewBox="0 0 554 333" draw:points="0,67 33,0 554,259 517,333">
            <text:p/>
          </draw:polygon>
          <draw:polygon draw:style-name="gr4" draw:text-style-name="P3" draw:layer="layout" svg:width="0.546cm" svg:height="0.351cm" svg:x="68.841cm" svg:y="93.482cm" svg:viewBox="0 0 547 352" draw:points="0,65 36,0 547,280 506,352">
            <text:p/>
          </draw:polygon>
          <draw:polygon draw:style-name="gr4" draw:text-style-name="P3" draw:layer="layout" svg:width="0.56cm" svg:height="0.313cm" svg:x="69.071cm" svg:y="93.033cm" svg:viewBox="0 0 561 314" draw:points="0,69 30,0 561,239 529,314">
            <text:p/>
          </draw:polygon>
          <draw:polygon draw:style-name="gr4" draw:text-style-name="P3" draw:layer="layout" svg:width="0.574cm" svg:height="0.272cm" svg:x="69.262cm" svg:y="92.568cm" svg:viewBox="0 0 575 273" draw:points="0,71 26,0 575,195 546,273">
            <text:p/>
          </draw:polygon>
          <draw:polygon draw:style-name="gr4" draw:text-style-name="P3" draw:layer="layout" svg:width="0.539cm" svg:height="0.367cm" svg:x="68.724cm" svg:y="93.685cm" svg:viewBox="0 0 540 368" draw:points="0,63 39,0 540,298 496,368">
            <text:p/>
          </draw:polygon>
          <draw:path draw:style-name="gr4" draw:text-style-name="P3" draw:layer="layout" svg:width="0.528cm" svg:height="0.386cm" svg:x="68.589cm" svg:y="93.898cm" svg:viewBox="0 0 529 387" svg:d="M0 62c14-20 28-41 41-62l488 319c-14 23-29 46-45 68z">
            <text:p/>
          </draw:path>
          <draw:polygon draw:style-name="gr4" draw:text-style-name="P3" draw:layer="layout" svg:width="0.506cm" svg:height="0.419cm" svg:x="68.293cm" svg:y="94.306cm" svg:viewBox="0 0 507 420" draw:points="0,59 46,0 507,355 456,420">
            <text:p/>
          </draw:polygon>
          <draw:polygon draw:style-name="gr4" draw:text-style-name="P3" draw:layer="layout" svg:width="0.483cm" svg:height="0.449cm" svg:x="67.967cm" svg:y="94.693cm" svg:viewBox="0 0 484 450" draw:points="0,54 52,0 484,391 428,450">
            <text:p/>
          </draw:polygon>
          <draw:polygon draw:style-name="gr4" draw:text-style-name="P3" draw:layer="layout" svg:width="0.467cm" svg:height="0.465cm" svg:x="67.794cm" svg:y="94.875cm" svg:viewBox="0 0 468 466" draw:points="0,54 51,0 468,406 411,466">
            <text:p/>
          </draw:polygon>
          <draw:polygon draw:style-name="gr4" draw:text-style-name="P3" draw:layer="layout" svg:width="0.495cm" svg:height="0.435cm" svg:x="68.134cm" svg:y="94.502cm" svg:viewBox="0 0 496 436" draw:points="0,57 49,0 496,374 443,436">
            <text:p/>
          </draw:polygon>
          <draw:polygon draw:style-name="gr4" draw:text-style-name="P3" draw:layer="layout" svg:width="0.516cm" svg:height="0.403cm" svg:x="68.446cm" svg:y="94.105cm" svg:viewBox="0 0 517 404" draw:points="0,61 43,0 517,337 470,404">
            <text:p/>
          </draw:polygon>
          <draw:polygon draw:style-name="gr4" draw:text-style-name="P3" draw:layer="layout" svg:width="21.635cm" svg:height="21.636cm" svg:x="52.477cm" svg:y="79.611cm" svg:viewBox="0 0 21636 21637" draw:points="9697,11939 0,10818 9697,9698 10817,0 11939,9698 21636,10818 11939,11939 10817,21637">
            <text:p/>
          </draw:polygon>
          <draw:path draw:style-name="gr3" draw:text-style-name="P2" draw:layer="layout" svg:width="23.015cm" svg:height="23.015cm" svg:x="51.787cm" svg:y="78.922cm" svg:viewBox="0 0 23016 23016" svg:d="M11507 0l-157 1361-1035 8954-8954 1035-1361 157 1361 159 2613 301 6341 733 1035 8954 157 1362 158-1362 1035-8954 8954-1034 1362-159-1362-157-8954-1035-1035-8954zM11507 0zM11507 1379l1050 9079 9079 1049-9079 1050-1050 9079-1049-9079-6466-747-2612-303 9078-1049z">
            <text:p/>
          </draw:path>
          <draw:path draw:style-name="gr4" draw:text-style-name="P3" draw:layer="layout" svg:width="14.673cm" svg:height="14.672cm" svg:x="55.961cm" svg:y="83.096cm" svg:viewBox="0 0 14674 14673" svg:d="M7346 158c-2572 0-5063 1384-6351 3811-1855 3495-522 7849 2974 9704 1069 568 2219 837 3353 837 2572 0 5064-1384 6351-3811 899-1693 1085-3635 523-5467-561-1834-1803-3338-3497-4237-1069-568-2219-837-3353-837zM7346 158zM7325 14673c-1183 0-2356-289-3430-860-3574-1896-4936-6347-3040-9918 1896-3574 6347-4936 9918-3040 1732 919 3001 2456 3575 4330s384 3858-535 5589-2456 3000-4330 3574c-710 217-1436 325-2158 325z">
            <text:p/>
          </draw:path>
          <draw:path draw:style-name="gr4" draw:text-style-name="P3" draw:layer="layout" svg:width="16.379cm" svg:height="16.378cm" svg:x="55.103cm" svg:y="82.243cm" svg:viewBox="0 0 16380 16379" svg:d="M8206 237c-2850 0-5610 1534-7037 4221-995 1875-1200 4028-579 6058 622 2031 1997 3697 3874 4693 1876 996 4027 1202 6057 580 2032-622 3698-1998 4694-3874 996-1875 1202-4027 580-6058-622-2030-1998-3697-3874-4693-1185-629-2459-927-3715-927zM8206 237zM8182 16379c-1321 0-2630-323-3829-960-1933-1026-3350-2742-3990-4833s-428-4308 597-6240c2117-3987 7084-5508 11072-3392 3989 2118 5511 7084 3393 11073l-105-56 105 56c-1025 1932-2742 3348-4834 3989-793 243-1603 363-2409 363z">
            <text:p/>
          </draw:path>
          <draw:polygon draw:style-name="gr4" draw:text-style-name="P3" draw:layer="layout" svg:width="1.563cm" svg:height="1.663cm" svg:x="62.458cm" svg:y="77.897cm" svg:viewBox="0 0 1564 1664" draw:points="0,1664 292,0 498,0 1091,1143 1291,0 1564,0 1271,1664 1065,1664 475,521 273,1664">
            <text:p/>
          </draw:polygon>
          <draw:path draw:style-name="gr4" draw:text-style-name="P3" draw:layer="layout" svg:width="1.352cm" svg:height="1.725cm" svg:x="62.593cm" svg:y="101.385cm" svg:viewBox="0 0 1353 1726" svg:d="M606 1726c-165 0-300-36-403-109-104-73-172-173-203-299l246-130c40 183 167 274 379 274 97 0 175-19 234-57 60-38 96-88 109-153 15-71-4-126-58-165-53-38-140-78-261-117-38-13-73-26-104-38-32-13-65-29-100-48s-64-38-88-58c-25-20-49-43-72-70-24-27-41-55-50-86-10-30-18-64-24-104s-4-82 7-126c25-145 95-254 209-329 113-74 241-111 383-111 137 0 252 32 345 98s158 154 198 265l-240 127c-57-152-165-227-324-227-76 0-141 18-194 52-54 35-88 83-100 144-15 71 4 126 55 165 52 39 136 79 253 120 75 27 133 51 176 71 44 21 94 51 150 92 56 40 93 92 113 154 19 63 20 135 4 218-27 145-98 255-213 332-117 77-259 115-427 115z">
            <text:p/>
          </draw:path>
          <draw:polygon draw:style-name="gr4" draw:text-style-name="P3" draw:layer="layout" svg:width="1.29cm" svg:height="1.663cm" svg:x="74.238cm" svg:y="89.702cm" svg:viewBox="0 0 1291 1664" draw:points="1246,261 521,261 445,694 1111,694 1066,951 399,951 318,1403 1059,1403 1011,1664 0,1664 292,0 1291,0">
            <text:p/>
          </draw:polygon>
          <draw:polygon draw:style-name="gr4" draw:text-style-name="P3" draw:layer="layout" svg:width="2.278cm" svg:height="1.663cm" svg:x="50.283cm" svg:y="89.702cm" svg:viewBox="0 0 2279 1664" draw:points="178,1664 0,0 273,0 396,1306 1002,0 1255,0 1404,1306 1984,0 2279,0 1516,1664 1200,1664 1059,449 494,1664">
            <text:p/>
          </draw:polygon>
          <draw:polygon draw:style-name="gr4" draw:text-style-name="P3" draw:layer="layout" svg:width="9.41cm" svg:height="9.41cm" svg:x="58.588cm" svg:y="85.724cm" svg:viewBox="0 0 9411 9411" draw:points="5438,4462 7069,0 4462,3973 0,2342 3972,4948 2342,9411 3091,8267 4948,5438 9411,7069">
            <text:p/>
          </draw:polygon>
          <draw:polygon draw:style-name="gr4" draw:text-style-name="P3" draw:layer="layout" svg:width="9.393cm" svg:height="9.393cm" svg:x="58.597cm" svg:y="85.733cm" svg:viewBox="0 0 9394 9394" draw:points="5430,4937 9394,2316 4937,3963 2316,0 3963,4456 0,7077 1282,6603 4456,5430 7077,9394">
            <text:p/>
          </draw:polygon>
          <draw:polygon draw:style-name="gr4" draw:text-style-name="P3" draw:layer="layout" svg:width="8.217cm" svg:height="8.217cm" svg:x="59.186cm" svg:y="86.321cm" svg:viewBox="0 0 8218 8218" draw:points="4960,4108 8218,0 4108,3257 0,0 3257,4108 0,8218 1182,7280 4108,4960 8218,8218">
            <text:p/>
          </draw:polygon>
          <draw:path draw:style-name="gr4" draw:text-style-name="P3" draw:layer="layout" svg:width="6.216cm" svg:height="6.218cm" svg:x="60.186cm" svg:y="87.32cm" svg:viewBox="0 0 6217 6219" svg:d="M3112 1031c-206 0-412 31-612 92-530 163-966 523-1225 1013-261 490-314 1052-152 1582s522 966 1011 1226c300 159 635 243 971 243 207 0 412-31 612-92 531-162 966-523 1226-1012 158-298 242-634 242-970 0-772-423-1476-1103-1838-299-160-635-244-970-244zM3112 1031zM3105 6219c-502 0-1005-126-1454-364-733-389-1270-1041-1514-1835-242-793-161-1634 226-2368 390-734 1041-1272 1835-1515 298-91 606-137 915-137 502 0 1004 125 1453 364 732 388 1269 1040 1513 1835 243 795 163 1636-226 2367-192 365-450 682-765 942-314 259-673 452-1069 573-298 92-605 138-914 138z">
            <text:p/>
          </draw:path>
          <draw:path draw:style-name="gr3" draw:text-style-name="P2" draw:layer="layout" svg:width="6.454cm" svg:height="6.455cm" svg:x="60.067cm" svg:y="87.202cm" svg:viewBox="0 0 6455 6456" svg:d="M3223 5186c-315 0-631-79-914-229-462-245-800-655-953-1155s-103-1031 143-1493c244-461 655-800 1155-953 189-58 382-87 577-87 316 0 632 79 914 229 642 341 1040 1005 1040 1734 0 317-79 633-228 914-245 462-655 800-1156 953-188 58-382 87-578 87zM3223 5186zM3232 0c-321 0-641 48-950 143-824 252-1500 810-1905 1571-402 762-486 1636-235 2459 253 824 811 1500 1572 1904 467 248 989 379 1510 379 320 0 640-48 949-143 411-126 784-326 1110-596 327-270 594-598 795-976 403-760 486-1634 233-2458-252-825-810-1502-1570-1905-466-248-988-378-1509-378zM3232 0zM3223 5424c218 0 436-32 648-98 561-171 1021-551 1296-1069 173-327 255-678 255-1025 0-787-423-1549-1165-1943-321-171-672-258-1026-258-217 0-435 33-647 98-560 171-1021 551-1295 1069-275 518-332 1113-161 1673 172 561 553 1021 1070 1296 321 171 672 257 1025 257zM3223 5424zM3232 237c482 0 960 118 1397 351 1456 772 2011 2585 1239 4042-187 352-438 658-736 904-299 247-647 435-1029 551-289 89-585 133-879 133-482 0-961-118-1399-350-704-375-1221-1001-1455-1764-234-764-156-1573 217-2278 375-705 1002-1223 1765-1456 289-89 584-133 880-133z">
            <text:p/>
          </draw:path>
          <draw:path draw:style-name="gr4" draw:text-style-name="P3" draw:layer="layout" svg:width="10.31cm" svg:height="10.31cm" svg:x="90.733cm" svg:y="85.224cm" svg:viewBox="0 0 10311 10311" svg:d="M10311 5155c0 2848-2308 5156-5156 5156s-5155-2308-5155-5156 2307-5155 5155-5155 5156 2307 5156 5155z">
            <text:p/>
          </draw:path>
          <draw:path draw:style-name="gr4" draw:text-style-name="P3" draw:layer="layout" svg:width="14.956cm" svg:height="14.959cm" svg:x="88.409cm" svg:y="82.9cm" svg:viewBox="0 0 14957 14960" svg:d="M12574 12574h1zM12574 12574zM7480 554c-1850 0-3589 720-4898 2028-1308 1309-2028 3048-2028 4898s720 3589 2028 4898c1309 1308 3048 2028 4898 2028s3589-720 4898-2028c2700-2701 2700-7095 0-9796-1309-1308-3048-2028-4898-2028zM7480 554zM7480 14960c-1998 0-3877-778-5290-2190-1413-1413-2190-3292-2190-5290s777-3877 2190-5290c1413-1412 3292-2190 5290-2190s3877 778 5290 2190c2916 2917 2916 7662 0 10580-1413 1412-3292 2190-5290 2190z">
            <text:p/>
          </draw:path>
          <draw:path draw:style-name="gr4" draw:text-style-name="P3" draw:layer="layout" svg:width="0.459cm" svg:height="0.872cm" svg:x="103.558cm" svg:y="90.379cm" svg:viewBox="0 0 460 873" svg:d="M84 760l258 26 27-354 9-352-259-1-9 340zM84 760zM414 873l-414-42 31-417 12-414 417 2-12 435z">
            <text:p/>
          </draw:path>
          <draw:path draw:style-name="gr4" draw:text-style-name="P3" draw:layer="layout" svg:width="0.539cm" svg:height="0.904cm" svg:x="103.441cm" svg:y="91.13cm" svg:viewBox="0 0 540 905" svg:d="M91 760l254 51 62-349 44-350-256-26-44 337zM91 760zM410 905l-410-83 72-411 52-411 416 42-55 432z">
            <text:p/>
          </draw:path>
          <draw:path draw:style-name="gr4" draw:text-style-name="P3" draw:layer="layout" svg:width="0.612cm" svg:height="0.928cm" svg:x="103.253cm" svg:y="91.875cm" svg:viewBox="0 0 613 929" svg:d="M96 754l248 76c8-30 17-61 26-91 23-84 47-167 69-251l32-132c16-71 32-142 48-213l-254-50c-14 66-30 132-45 199-10 44-21 88-31 132-20 79-43 156-65 233-10 32-19 65-28 97zM96 754zM398 929l-398-122 10-37c12-45 25-90 38-135 22-76 44-152 63-229 10-44 20-88 31-132 19-80 37-158 54-236l8-38 409 82-8 39c-18 84-37 169-57 253l-31 133c-23 86-46 169-71 254-13 43-25 86-37 129z">
            <text:p/>
          </draw:path>
          <draw:path draw:style-name="gr4" draw:text-style-name="P3" draw:layer="layout" svg:width="0.679cm" svg:height="0.942cm" svg:x="102.993cm" svg:y="92.604cm" svg:viewBox="0 0 680 943" svg:d="M101 739l239 100c12-31 24-61 36-91 31-79 63-158 92-239 14-43 29-86 45-129 23-69 46-137 68-206l-247-76c-20 64-42 128-64 191-14 44-30 87-44 131-28 78-59 154-89 229-12 30-24 60-36 90zM101 739zM384 943l-384-160 14-36c16-43 33-85 49-127 30-75 60-151 87-226 15-43 30-87 45-130 26-76 52-151 75-227l12-37 398 121-11 38c-26 83-54 165-82 246-14 43-29 87-43 130-30 83-63 163-95 243-16 42-33 84-50 127z">
            <text:p/>
          </draw:path>
          <draw:path draw:style-name="gr4" draw:text-style-name="P3" draw:layer="layout" svg:width="0.74cm" svg:height="0.948cm" svg:x="102.667cm" svg:y="93.313cm" svg:viewBox="0 0 741 949" svg:d="M105 719l227 122c15-29 30-57 45-86 39-77 79-153 116-230 18-41 37-82 56-124 30-66 60-131 88-199l-237-99c-27 62-56 124-85 187-18 41-37 82-55 124-36 74-73 146-111 218-14 29-29 57-44 87zM105 719zM366 949l-366-197 17-34c20-42 41-82 62-122 37-72 74-143 109-216 18-40 36-81 55-123 33-74 67-147 98-221l15-36 385 160-15 36c-34 81-69 159-105 238-19 41-38 83-56 125-38 78-78 156-117 232-21 41-42 81-63 122z">
            <text:p/>
          </draw:path>
          <draw:path draw:style-name="gr4" draw:text-style-name="P3" draw:layer="layout" svg:width="0.795cm" svg:height="0.944cm" svg:x="102.275cm" svg:y="93.993cm" svg:viewBox="0 0 796 945" svg:d="M108 690l215 144c17-27 33-53 50-79 47-73 94-146 139-219 22-38 44-79 67-118 38-63 74-126 109-189l-227-123c-33 60-67 118-101 177-23 39-46 79-68 118-43 70-86 138-131 206-18 28-36 56-53 83zM108 690zM346 945l-346-232 20-33c25-38 50-77 74-116 44-67 87-135 130-203 22-39 45-78 68-118 39-69 80-139 118-209l19-34 367 197-19 35c-41 76-85 151-129 226-22 40-44 79-68 118-46 75-93 149-140 222-24 37-49 75-73 112z">
            <text:p/>
          </draw:path>
          <draw:path draw:style-name="gr4" draw:text-style-name="P3" draw:layer="layout" svg:width="0.841cm" svg:height="0.932cm" svg:x="101.823cm" svg:y="94.64cm" svg:viewBox="0 0 842 933" svg:d="M110 656l200 165 217-280 77-109c44-59 86-119 128-179l-215-144c-38 54-76 109-115 164-27 38-54 76-81 114zM110 656zM322 933l-322-265 257-328c26-37 53-75 81-114 46-65 91-129 136-194l22-32 346 231-22 34c-49 72-100 143-150 213l-79 110z">
            <text:p/>
          </draw:path>
          <draw:path draw:style-name="gr4" draw:text-style-name="P3" draw:layer="layout" svg:width="0.88cm" svg:height="0.91cm" svg:x="101.315cm" svg:y="95.246cm" svg:viewBox="0 0 881 911" svg:d="M110 615l183 182 244-256 231-268-200-163-222 257zM110 615zM294 911l-294-295 288-302 271-314 322 264-285 330z">
            <text:p/>
          </draw:path>
          <draw:path draw:style-name="gr4" draw:text-style-name="P3" draw:layer="layout" svg:width="0.91cm" svg:height="0.88cm" svg:x="100.755cm" svg:y="95.806cm" svg:viewBox="0 0 911 881" svg:d="M110 568l163 200 269-232 255-243-182-183-247 235zM110 568zM264 881l-264-322 315-272 301-287 295 295-315 300z">
            <text:p/>
          </draw:path>
          <draw:path draw:style-name="gr4" draw:text-style-name="P3" draw:layer="layout" svg:width="0.932cm" svg:height="0.841cm" svg:x="100.148cm" svg:y="96.314cm" svg:viewBox="0 0 933 842" svg:d="M109 517l144 214c59-41 118-83 177-125l112-80 278-218-164-198-268 209c-40 28-78 55-115 82-55 39-109 78-164 116zM109 517zM232 842l-232-346 32-22c66-45 130-92 195-138 37-27 76-54 113-81l328-255 265 321-343 269-113 80c-71 50-141 100-213 149z">
            <text:p/>
          </draw:path>
          <draw:path draw:style-name="gr4" draw:text-style-name="P3" draw:layer="layout" svg:width="0.944cm" svg:height="0.795cm" svg:x="99.502cm" svg:y="96.766cm" svg:viewBox="0 0 945 796" svg:d="M106 461l122 227c64-35 127-71 190-109 39-22 79-45 119-67 71-44 143-90 215-137 27-17 54-35 82-52l-144-215c-27 17-54 35-82 52-68 45-137 89-206 131-41 24-81 47-121 70-58 33-116 67-175 100zM106 461zM196 796l-196-367 34-19c70-38 139-78 207-118 41-23 81-46 121-69 67-42 136-86 203-129 38-25 77-49 115-74l33-20 232 346-35 22c-39 24-77 49-115 74-73 46-145 93-218 138-40 24-79 46-119 69-75 43-151 87-227 128z">
            <text:p/>
          </draw:path>
          <draw:path draw:style-name="gr4" draw:text-style-name="P3" draw:layer="layout" svg:width="0.948cm" svg:height="0.74cm" svg:x="98.822cm" svg:y="97.158cm" svg:viewBox="0 0 949 741" svg:d="M103 399l99 238c67-28 133-58 198-88 42-19 84-38 126-57 76-36 151-75 228-114 29-16 58-31 87-46l-122-227c-30 15-60 30-89 45-71 37-143 74-215 109-43 19-85 38-126 56-62 28-124 58-186 84zM103 399zM160 741l-160-385 36-15c74-31 147-64 220-98 42-19 83-38 125-56 71-34 142-71 213-107 41-21 82-42 124-63l34-17 197 366-36 19c-41 21-82 42-123 63-76 39-153 79-231 116-42 19-84 38-126 57-78 36-156 71-237 105z">
            <text:p/>
          </draw:path>
          <draw:path draw:style-name="gr4" draw:text-style-name="P3" draw:layer="layout" svg:width="0.942cm" svg:height="0.679cm" svg:x="98.113cm" svg:y="97.485cm" svg:viewBox="0 0 943 680" svg:d="M98 333l75 247c70-22 138-45 206-68 43-15 87-30 131-44 80-29 159-61 239-92 29-12 59-24 89-37l-99-238c-30 12-61 24-91 36-75 30-150 60-227 88-44 14-87 29-130 44-64 22-128 43-193 64zM98 333zM121 680l-121-399 37-12c76-23 152-49 228-75 43-15 87-30 130-44 74-27 149-57 223-86 43-17 86-34 128-51l36-13 161 384-38 15c-43 16-85 33-127 50-80 32-160 64-242 93-44 15-88 30-131 45-82 28-163 55-246 81z">
            <text:p/>
          </draw:path>
          <draw:path draw:style-name="gr4" draw:text-style-name="P3" draw:layer="layout" svg:width="0.927cm" svg:height="0.612cm" svg:x="97.383cm" svg:y="97.744cm" svg:viewBox="0 0 928 613" svg:d="M93 265l50 254c71-16 142-32 212-48l134-32c82-21 164-45 246-69 31-9 62-17 93-26l-75-247c-31 8-63 17-95 26-77 23-154 46-233 66-47 11-91 21-136 32-66 15-131 30-196 44zM93 265zM82 613l-82-409 38-8c78-16 155-35 233-54 45-10 90-20 135-31 77-19 154-42 231-64 44-12 88-25 132-37l37-10 122 398-39 11c-44 12-88 25-132 38-83 24-165 48-249 70l-135 31c-84 19-168 39-252 57z">
            <text:p/>
          </draw:path>
          <draw:path draw:style-name="gr4" draw:text-style-name="P3" draw:layer="layout" svg:width="0.904cm" svg:height="0.539cm" svg:x="96.639cm" svg:y="97.932cm" svg:viewBox="0 0 905 540" svg:d="M86 194l26 258 352-45 347-62-51-254-335 60zM86 194zM42 540l-42-416 413-52 409-72 83 409-429 76z">
            <text:p/>
          </draw:path>
          <draw:path draw:style-name="gr4" draw:text-style-name="P3" draw:layer="layout" svg:width="0.873cm" svg:height="0.459cm" svg:x="95.887cm" svg:y="98.05cm" svg:viewBox="0 0 874 460" svg:d="M79 120l2 258 354-10 352-26-26-258-340 26zM79 120zM2 460l-2-417 417-12 415-31 42 414-435 33z">
            <text:p/>
          </draw:path>
          <draw:path draw:style-name="gr4" draw:text-style-name="P3" draw:layer="layout" svg:width="0.872cm" svg:height="0.459cm" svg:x="95.016cm" svg:y="98.05cm" svg:viewBox="0 0 873 460" svg:d="M86 342l354 27 352 9 2-258-340-10-342-26zM86 342zM871 460l-436-12-435-34 41-414 417 31 415 12z">
            <text:p/>
          </draw:path>
          <draw:path draw:style-name="gr4" draw:text-style-name="P3" draw:layer="layout" svg:width="0.904cm" svg:height="0.539cm" svg:x="94.233cm" svg:y="97.932cm" svg:viewBox="0 0 905 540" svg:d="M93 345l349 62 350 45 26-258-337-43-337-60zM93 345zM863 540l-433-54-430-77 82-409 411 72 412 52z">
            <text:p/>
          </draw:path>
          <draw:path draw:style-name="gr4" draw:text-style-name="P3" draw:layer="layout" svg:width="0.927cm" svg:height="0.612cm" svg:x="93.465cm" svg:y="97.744cm" svg:viewBox="0 0 928 613" svg:d="M99 344c31 9 61 17 92 26 83 24 165 47 248 69l133 32c70 16 141 32 212 48l51-254c-65-14-130-29-195-44-45-11-91-21-136-31-80-21-157-44-235-66-31-10-63-19-95-27zM99 344zM846 613l-39-8c-85-18-169-38-253-57l-134-31c-85-22-168-46-250-71-44-12-88-25-132-37l-38-11 121-398 37 10c45 12 89 25 133 38 77 21 154 44 232 64 44 10 89 20 135 31 77 19 154 37 231 53l39 8z">
            <text:p/>
          </draw:path>
          <draw:path draw:style-name="gr4" draw:text-style-name="P3" draw:layer="layout" svg:width="0.942cm" svg:height="0.679cm" svg:x="92.721cm" svg:y="97.485cm" svg:viewBox="0 0 943 680" svg:d="M104 339c30 13 60 25 91 37 79 31 158 63 238 92 43 14 86 29 129 44 69 23 138 46 207 68l75-247c-65-21-129-42-193-64-43-15-86-30-129-44-78-28-153-58-228-88-30-12-61-24-91-36zM104 339zM821 680l-38-12c-83-26-164-54-246-82-43-14-87-29-130-43-82-30-162-62-242-93-42-17-85-34-127-51l-38-15 160-384 36 13c42 17 85 34 127 51 75 29 150 59 225 86 42 14 85 29 129 44 76 26 152 52 228 75l38 12z">
            <text:p/>
          </draw:path>
          <draw:path draw:style-name="gr4" draw:text-style-name="P3" draw:layer="layout" svg:width="0.948cm" svg:height="0.74cm" svg:x="92.007cm" svg:y="97.158cm" svg:viewBox="0 0 949 741" svg:d="M107 332c30 15 59 30 88 46 76 39 152 78 228 114 42 19 84 38 125 57 66 30 132 60 199 88l99-238c-62-27-124-56-187-84-41-19-82-37-124-56-73-35-145-72-217-109-29-15-58-30-88-45zM107 332zM789 741l-36-15c-81-34-159-69-237-105-42-19-84-38-126-57-78-37-156-77-232-116-41-21-81-42-122-63l-36-19 196-366 35 17c42 20 82 41 123 62 71 37 143 74 214 108 41 18 83 37 124 56 74 33 147 67 221 98l36 15z">
            <text:p/>
          </draw:path>
          <draw:path draw:style-name="gr4" draw:text-style-name="P3" draw:layer="layout" svg:width="0.944cm" svg:height="0.795cm" svg:x="91.329cm" svg:y="96.766cm" svg:viewBox="0 0 945 796" svg:d="M111 323c27 17 54 35 82 52 71 47 143 93 216 137 38 22 78 45 117 67 63 38 126 74 190 109l122-227c-59-33-118-67-176-101-40-23-79-46-119-68-69-43-138-86-206-131-27-18-55-36-83-53zM111 323zM748 796l-35-19c-76-41-151-85-226-128-41-23-79-45-119-69-74-45-146-92-218-138-39-25-77-50-116-74l-34-22 232-346 32 20c39 25 78 50 116 75 67 43 135 86 204 129 38 22 78 44 117 67 70 40 139 81 209 119l35 19z">
            <text:p/>
          </draw:path>
          <draw:path draw:style-name="gr4" draw:text-style-name="P3" draw:layer="layout" svg:width="0.932cm" svg:height="0.841cm" svg:x="90.696cm" svg:y="96.314cm" svg:viewBox="0 0 933 842" svg:d="M112 308l280 219 110 79c59 42 118 84 177 125l145-214c-56-38-110-77-166-118-37-26-75-53-112-79l-269-210zM112 308zM701 842l-34-23c-71-49-141-99-211-149l-111-79-345-270 265-321 328 256c36 26 74 52 112 79 65 46 130 94 196 139l32 22z">
            <text:p/>
          </draw:path>
          <draw:path draw:style-name="gr4" draw:text-style-name="P3" draw:layer="layout" svg:width="0.91cm" svg:height="0.88cm" svg:x="90.111cm" svg:y="95.806cm" svg:viewBox="0 0 911 881" svg:d="M113 293l256 244 268 231 163-199-257-222-248-237zM113 293zM646 881l-330-285-316-301 294-295 302 288 315 271z">
            <text:p/>
          </draw:path>
          <draw:path draw:style-name="gr4" draw:text-style-name="P3" draw:layer="layout" svg:width="0.88cm" svg:height="0.91cm" svg:x="89.581cm" svg:y="95.246cm" svg:viewBox="0 0 881 911" svg:d="M112 273l233 269 243 255 183-182-235-247-224-258zM112 273zM586 911l-300-315-286-332 322-264 272 315 287 301z">
            <text:p/>
          </draw:path>
          <draw:path draw:style-name="gr4" draw:text-style-name="P3" draw:layer="layout" svg:width="0.841cm" svg:height="0.932cm" svg:x="89.112cm" svg:y="94.64cm" svg:viewBox="0 0 842 933" svg:d="M110 254c42 59 84 119 127 178l78 110 218 279 199-165-209-268c-28-38-54-75-80-112-41-56-80-111-119-167zM110 254zM520 933l-269-343-79-112c-50-70-101-141-150-213l-22-34 345-231 22 32c46 66 93 131 140 197 26 38 53 75 79 112l256 327z">
            <text:p/>
          </draw:path>
          <draw:path draw:style-name="gr4" draw:text-style-name="P3" draw:layer="layout" svg:width="0.795cm" svg:height="0.944cm" svg:x="88.706cm" svg:y="93.993cm" svg:viewBox="0 0 796 945" svg:d="M107 229c35 63 72 126 109 189 23 39 46 80 68 119 44 72 90 143 136 215 18 27 35 54 53 82l215-144c-18-27-35-54-53-81-45-68-89-138-131-207-23-40-46-80-69-119-33-59-67-117-100-177zM107 229zM450 945l-22-35c-25-38-50-77-74-115-47-72-94-145-138-218-24-40-47-79-69-119-44-75-87-150-129-226l-18-35 367-197 19 34c38 70 78 140 118 209 23 40 46 79 68 119 43 67 86 136 130 204 24 38 49 76 73 114l21 33z">
            <text:p/>
          </draw:path>
          <draw:path draw:style-name="gr4" draw:text-style-name="P3" draw:layer="layout" svg:width="0.741cm" svg:height="0.948cm" svg:x="88.369cm" svg:y="93.313cm" svg:viewBox="0 0 742 949" svg:d="M104 202c28 68 58 133 89 199 19 42 38 83 57 125 36 76 75 152 114 229 15 29 30 57 45 86l228-122c-15-30-30-58-45-87-38-72-75-144-110-217-19-43-38-85-57-127-28-62-56-123-83-185zM104 202zM375 949l-18-36c-21-41-42-81-63-122-40-76-79-154-117-231-19-43-38-85-57-126-36-79-71-157-105-238l-15-36 384-160 16 36c31 73 64 146 97 219 19 42 38 84 57 126 35 72 72 143 109 215 20 40 41 80 62 122l17 34z">
            <text:p/>
          </draw:path>
          <draw:path draw:style-name="gr4" draw:text-style-name="P3" draw:layer="layout" svg:width="0.679cm" svg:height="0.942cm" svg:x="88.103cm" svg:y="92.604cm" svg:viewBox="0 0 680 943" svg:d="M99 174c22 69 46 137 69 206 15 43 29 86 44 131 29 79 60 158 92 237 12 30 24 60 35 91l239-100c-12-30-24-59-35-89-31-76-61-151-88-229-15-44-30-87-44-130-22-64-44-128-65-193zM99 174zM295 943l-15-38c-16-43-33-85-50-127-32-80-64-160-93-242-15-44-29-88-44-131-28-81-56-163-81-246l-12-38 398-121 12 37c24 77 50 153 76 228 14 44 29 87 43 130 28 75 58 151 87 226 17 42 34 84 50 126l14 36z">
            <text:p/>
          </draw:path>
          <draw:path draw:style-name="gr4" draw:text-style-name="P3" draw:layer="layout" svg:width="0.611cm" svg:height="0.928cm" svg:x="87.912cm" svg:y="91.875cm" svg:viewBox="0 0 612 929" svg:d="M94 143c15 72 31 143 48 214l31 133c21 81 44 163 68 246 9 31 18 62 27 94l247-76c-9-32-19-65-28-97-22-77-44-154-64-231-10-47-21-93-32-139-15-65-30-130-44-194zM94 143zM213 929l-11-39c-12-44-25-88-37-132-24-84-48-167-70-250l-30-133c-20-84-39-169-57-254l-8-39 408-82 8 38c17 77 35 153 52 231 11 46 22 92 32 138 20 75 42 152 63 228 13 45 26 90 39 135l10 37z">
            <text:p/>
          </draw:path>
          <draw:path draw:style-name="gr4" draw:text-style-name="P3" draw:layer="layout" svg:width="0.539cm" svg:height="0.904cm" svg:x="87.796cm" svg:y="91.13cm" svg:viewBox="0 0 540 905" svg:d="M88 112l45 352 62 347 254-51-60-335-43-339zM88 112zM130 905l-75-429-55-434 415-42 53 413 72 409z">
            <text:p/>
          </draw:path>
          <draw:path draw:style-name="gr4" draw:text-style-name="P3" draw:layer="layout" svg:width="0.459cm" svg:height="0.872cm" svg:x="87.759cm" svg:y="90.379cm" svg:viewBox="0 0 460 873" svg:d="M81 80l10 354 27 352 257-26-26-340-9-341zM81 80zM45 873l-33-434-12-437 417-2 11 416 32 415z">
            <text:p/>
          </draw:path>
          <draw:path draw:style-name="gr4" draw:text-style-name="P3" draw:layer="layout" svg:width="0.459cm" svg:height="0.872cm" svg:x="87.759cm" svg:y="89.507cm" svg:viewBox="0 0 460 873" svg:d="M81 792l259 1 9-339 26-341-257-26-27 353zM81 792zM417 873l-417-2 12-436 33-435 415 42-32 416z">
            <text:p/>
          </draw:path>
          <draw:path draw:style-name="gr4" draw:text-style-name="P3" draw:layer="layout" svg:width="0.539cm" svg:height="0.904cm" svg:x="87.796cm" svg:y="88.724cm" svg:viewBox="0 0 540 905" svg:d="M88 792l258 26 42-337 61-337-254-51-63 349zM88 792zM415 905l-415-42 55-433 75-430 410 82-72 411z">
            <text:p/>
          </draw:path>
          <draw:path draw:style-name="gr4" draw:text-style-name="P3" draw:layer="layout" svg:width="0.612cm" svg:height="0.928cm" svg:x="87.911cm" svg:y="87.956cm" svg:viewBox="0 0 613 929" svg:d="M94 785l253 51c15-65 30-129 45-195 10-45 21-91 31-137 21-78 44-155 66-232 9-32 18-65 27-98l-247-75c-9 31-18 63-27 94-24 83-47 165-68 247l-32 131c-16 71-32 143-48 214zM94 785zM408 929l-408-82 8-39c18-85 38-171 57-255l31-131c22-85 45-167 70-251 13-44 25-88 38-132l11-39 398 121-10 38c-13 44-25 90-38 135-22 76-44 152-64 229-10 45-21 90-31 136-19 78-37 155-54 232z">
            <text:p/>
          </draw:path>
          <draw:path draw:style-name="gr4" draw:text-style-name="P3" draw:layer="layout" svg:width="0.679cm" svg:height="0.942cm" svg:x="88.103cm" svg:y="87.212cm" svg:viewBox="0 0 680 943" svg:d="M99 769l247 75c21-65 43-129 65-193 14-43 29-86 43-129 28-78 58-154 88-229 12-30 24-60 36-90l-239-99c-11 30-23 60-35 90-32 79-63 159-93 239-14 43-28 86-43 130-23 68-47 137-69 206zM99 769zM398 943l-398-122 12-38c25-82 53-164 81-246 15-43 29-87 43-130 30-82 62-162 94-242 17-43 34-85 50-128l15-37 385 160-14 36c-16 42-33 84-50 126-29 75-59 151-87 226-14 43-29 86-43 129-26 76-52 152-76 228z">
            <text:p/>
          </draw:path>
          <draw:path draw:style-name="gr4" draw:text-style-name="P3" draw:layer="layout" svg:width="0.741cm" svg:height="0.948cm" svg:x="88.369cm" svg:y="86.498cm" svg:viewBox="0 0 742 949" svg:d="M104 747l238 99c27-62 55-123 83-185 19-42 38-84 56-126 36-74 73-145 111-218 15-28 30-57 45-87l-228-122c-15 29-30 58-45 87-39 76-78 152-115 229-18 41-37 83-56 125-31 65-61 131-89 198zM104 747zM384 949l-384-160 15-36c33-81 69-159 104-237 19-42 39-84 57-126 39-78 78-155 118-232 21-40 42-81 63-122l18-36 367 197-17 34c-21 42-42 82-63 123-36 71-73 142-109 215-18 41-37 83-56 125-33 73-66 146-97 219z">
            <text:p/>
          </draw:path>
          <draw:path draw:style-name="gr4" draw:text-style-name="P3" draw:layer="layout" svg:width="0.795cm" svg:height="0.944cm" svg:x="88.706cm" svg:y="85.821cm" svg:viewBox="0 0 796 945" svg:d="M107 716l228 122c33-59 67-118 100-176 23-40 46-79 69-119 42-70 86-139 131-207 18-27 35-55 53-82l-215-143c-18 27-36 55-53 82-46 72-92 143-137 216-21 38-44 78-67 117-37 63-74 126-109 190zM107 716zM367 945l-367-197 18-35c42-76 85-151 129-227 22-40 45-79 68-118 45-74 92-146 138-218 25-38 50-77 75-116l22-34 346 231-21 33c-24 38-49 77-73 115-44 67-87 136-130 204-22 39-45 79-68 118-40 70-80 139-118 209z">
            <text:p/>
          </draw:path>
          <draw:path draw:style-name="gr4" draw:text-style-name="P3" draw:layer="layout" svg:width="0.841cm" svg:height="0.932cm" svg:x="89.112cm" svg:y="85.187cm" svg:viewBox="0 0 842 933" svg:d="M110 679l214 145c39-56 78-111 119-167 26-37 52-74 78-111l211-269-199-165-219 280-78 110c-42 59-84 118-126 177zM110 679zM345 933l-345-232 22-34c49-71 99-141 149-211l79-111 270-345 322 265-257 328c-25 36-52 73-78 111-47 65-94 131-140 197z">
            <text:p/>
          </draw:path>
          <draw:path draw:style-name="gr4" draw:text-style-name="P3" draw:layer="layout" svg:width="0.88cm" svg:height="0.91cm" svg:x="89.581cm" svg:y="84.602cm" svg:viewBox="0 0 881 911" svg:d="M112 637l200 163 222-257 237-248-183-182-244 256zM112 637zM322 911l-322-265 285-330 301-316 295 294-288 302z">
            <text:p/>
          </draw:path>
          <draw:path draw:style-name="gr4" draw:text-style-name="P3" draw:layer="layout" svg:width="0.91cm" svg:height="0.88cm" svg:x="90.111cm" svg:y="84.073cm" svg:viewBox="0 0 911 881" svg:d="M113 588l182 183 247-235 258-224-163-199-269 232zM113 588zM294 881l-294-295 315-300 331-286 265 322-316 272z">
            <text:p/>
          </draw:path>
          <draw:path draw:style-name="gr4" draw:text-style-name="P3" draw:layer="layout" svg:width="0.932cm" svg:height="0.841cm" svg:x="90.696cm" svg:y="83.603cm" svg:viewBox="0 0 933 842" svg:d="M112 533l165 199 268-210c38-27 76-54 113-80 56-41 110-80 166-118l-145-214c-60 42-119 84-179 127l-110 78zM112 533zM265 842l-265-322 343-269 111-79c71-50 142-101 213-150l34-22 232 345-32 22c-66 45-131 93-196 139-38 27-76 54-114 80z">
            <text:p/>
          </draw:path>
          <draw:path draw:style-name="gr4" draw:text-style-name="P3" draw:layer="layout" svg:width="0.945cm" svg:height="0.795cm" svg:x="91.329cm" svg:y="83.197cm" svg:viewBox="0 0 946 796" svg:d="M111 473l144 215c28-18 56-36 83-54 68-44 136-88 204-130 41-23 80-45 119-68 60-34 119-68 178-101l-122-228c-65 36-128 72-191 110-39 22-78 45-117 67-72 44-144 90-217 137-27 17-54 35-81 52zM111 473zM232 796l-232-346 34-22c38-25 77-49 115-74 72-47 146-93 219-138 40-24 79-46 118-69 75-43 151-87 228-129l35-18 197 367-35 19c-70 38-140 78-210 119-40 22-79 45-118 67-68 42-134 86-202 129-38 25-77 50-116 74z">
            <text:p/>
          </draw:path>
          <draw:path draw:style-name="gr4" draw:text-style-name="P3" draw:layer="layout" svg:width="0.948cm" svg:height="0.74cm" svg:x="92.007cm" svg:y="82.86cm" svg:viewBox="0 0 949 741" svg:d="M107 409l123 226c29-14 58-29 87-44 72-37 144-74 217-109 43-19 84-38 125-57 63-28 125-57 187-84l-99-238c-67 29-133 59-199 88-41 20-83 39-126 57-75 37-151 76-228 115-29 16-58 31-87 46zM107 409zM196 741l-196-366 36-20c40-20 81-41 122-62 76-40 154-79 231-116 43-20 85-39 127-58 78-35 156-71 237-104l36-15 160 384-36 16c-74 31-147 64-221 97-41 19-83 38-125 57-71 34-142 71-214 108-40 20-81 41-122 62z">
            <text:p/>
          </draw:path>
          <draw:path draw:style-name="gr4" draw:text-style-name="P3" draw:layer="layout" svg:width="0.942cm" svg:height="0.679cm" svg:x="92.721cm" svg:y="82.594cm" svg:viewBox="0 0 943 680" svg:d="M104 339l99 239c30-12 61-24 91-36 75-30 150-60 227-87 45-15 88-30 131-45 64-22 128-43 192-64l-75-247c-69 22-138 45-207 69-43 14-86 29-130 44-79 28-158 60-237 91-31 12-61 24-91 36zM104 339zM160 680l-160-385 38-15c42-16 85-33 127-50 80-32 160-64 241-93 44-15 88-30 131-44 82-28 163-56 246-82l38-11 122 398-38 12c-76 24-152 49-227 75-43 15-87 30-131 44-74 27-149 57-224 87-42 16-85 33-127 50z">
            <text:p/>
          </draw:path>
          <draw:path draw:style-name="gr4" draw:text-style-name="P3" draw:layer="layout" svg:width="0.927cm" svg:height="0.612cm" svg:x="93.465cm" svg:y="82.403cm" svg:viewBox="0 0 928 613" svg:d="M99 269l75 247c33-9 65-18 97-27 77-23 154-45 232-66 46-10 92-21 137-31 65-15 130-31 195-45l-51-253c-71 15-142 32-213 48l-133 32c-82 21-164 45-247 68-31 9-61 18-92 27zM99 269zM121 613l-121-399 38-11c44-12 88-24 132-37 82-25 165-48 249-70l134-31c84-19 169-39 254-57l39-8 82 408-39 8c-77 17-154 35-231 54-46 10-91 21-136 31-77 20-153 42-229 64-45 12-90 25-135 38z">
            <text:p/>
          </draw:path>
          <draw:path draw:style-name="gr4" draw:text-style-name="P3" draw:layer="layout" svg:width="0.904cm" svg:height="0.539cm" svg:x="94.233cm" svg:y="82.287cm" svg:viewBox="0 0 905 540" svg:d="M93 195l51 254 336-60 338-43-26-258-352 45zM93 195zM82 540l-82-410 428-75 435-55 42 415-413 53z">
            <text:p/>
          </draw:path>
          <draw:path draw:style-name="gr4" draw:text-style-name="P3" draw:layer="layout" svg:width="0.872cm" svg:height="0.459cm" svg:x="95.016cm" svg:y="82.25cm" svg:viewBox="0 0 873 460" svg:d="M86 118l26 257 340-26 342-9-2-259-354 10zM86 118zM41 460l-41-415 433-33 438-12 2 417-417 11z">
            <text:p/>
          </draw:path>
          <draw:path draw:style-name="gr4" draw:text-style-name="P3" draw:layer="layout" svg:width="0.873cm" svg:height="0.459cm" svg:x="95.887cm" svg:y="82.25cm" svg:viewBox="0 0 874 460" svg:d="M79 340l341 9 341 26 26-257-354-27-352-10zM79 340zM832 460l-417-32-415-11 2-417 436 12 436 33z">
            <text:p/>
          </draw:path>
          <draw:path draw:style-name="gr4" draw:text-style-name="P3" draw:layer="layout" svg:width="0.904cm" svg:height="0.539cm" svg:x="96.639cm" svg:y="82.287cm" svg:viewBox="0 0 905 540" svg:d="M86 346l337 42 337 61 51-254-348-62-351-45zM86 346zM822 540l-411-72-411-53 42-415 432 54 431 76z">
            <text:p/>
          </draw:path>
          <draw:path draw:style-name="gr4" draw:text-style-name="P3" draw:layer="layout" svg:width="0.927cm" svg:height="0.612cm" svg:x="97.383cm" svg:y="82.403cm" svg:viewBox="0 0 928 613" svg:d="M93 347c65 15 130 30 196 45 45 10 89 21 134 31 80 21 157 44 234 66 32 9 64 18 96 27l75-247c-31-9-62-18-93-27-82-23-164-47-247-68l-132-32c-71-16-142-33-213-48zM93 347zM806 613l-37-10c-45-13-89-25-134-38-76-22-153-44-231-64-43-10-88-20-133-31-78-19-155-37-233-54l-38-8 82-408 39 8c85 18 169 37 253 57l133 31c85 22 167 45 250 70 44 13 88 25 132 37l39 11z">
            <text:p/>
          </draw:path>
          <draw:path draw:style-name="gr4" draw:text-style-name="P3" draw:layer="layout" svg:width="0.942cm" svg:height="0.679cm" svg:x="98.113cm" svg:y="82.594cm" svg:viewBox="0 0 943 680" svg:d="M98 346c64 21 128 42 191 64 44 15 87 30 131 44 78 28 153 58 228 88 30 12 61 24 91 36l99-239c-30-12-60-23-89-35-80-32-159-64-240-93-43-14-87-29-130-43-68-24-136-47-206-69zM98 346zM782 680l-36-14c-42-17-85-34-128-51-74-29-149-59-224-86-43-14-86-29-130-44-76-26-151-51-227-75l-37-12 121-398 38 11c83 26 164 54 246 82 43 14 87 29 130 43 83 30 163 62 243 94 42 17 84 34 127 50l38 15z">
            <text:p/>
          </draw:path>
          <draw:path draw:style-name="gr4" draw:text-style-name="P3" draw:layer="layout" svg:width="0.948cm" svg:height="0.74cm" svg:x="98.822cm" svg:y="82.86cm" svg:viewBox="0 0 949 741" svg:d="M103 341c62 27 124 56 186 84 41 19 83 38 125 56 73 36 145 73 217 110 29 15 58 30 88 44l122-226c-29-15-57-30-86-46-77-39-153-78-230-115-41-18-83-37-125-57-65-29-131-59-198-88zM103 341zM752 741l-34-17c-42-21-83-42-123-63-71-37-143-73-215-108-41-18-82-37-124-56-73-33-146-66-220-97l-36-16 160-384 36 15c81 33 159 69 237 104 42 19 84 38 125 57 79 38 157 77 233 117 41 21 81 42 122 62l36 20z">
            <text:p/>
          </draw:path>
          <draw:path draw:style-name="gr4" draw:text-style-name="P3" draw:layer="layout" svg:width="0.944cm" svg:height="0.795cm" svg:x="99.502cm" svg:y="83.197cm" svg:viewBox="0 0 945 796" svg:d="M106 335c59 33 118 66 176 100 40 23 79 46 119 69 70 43 139 86 207 131 28 18 55 35 82 53l144-215c-27-17-54-35-81-52-72-47-144-93-217-138-38-21-79-44-117-66-63-38-127-74-191-110zM106 335zM713 796l-33-21c-38-24-77-49-115-73-67-44-136-87-204-130-39-22-79-45-119-68-69-40-138-80-208-118l-34-19 196-367 35 18c77 42 152 86 227 129 40 23 79 45 118 68 74 46 147 93 219 139 39 25 77 50 115 74l35 22z">
            <text:p/>
          </draw:path>
          <draw:path draw:style-name="gr4" draw:text-style-name="P3" draw:layer="layout" svg:width="0.932cm" svg:height="0.841cm" svg:x="100.148cm" svg:y="83.603cm" svg:viewBox="0 0 933 842" svg:d="M109 324c55 38 109 77 164 117 37 26 75 53 113 80l270 211 164-199-279-219-109-77c-60-43-119-85-179-127zM109 324zM668 842l-329-257c-36-26-75-53-112-80-65-46-129-93-195-138l-32-22 232-345 32 22c72 49 143 100 215 150l109 78 345 270z">
            <text:p/>
          </draw:path>
          <draw:path draw:style-name="gr4" draw:text-style-name="P3" draw:layer="layout" svg:width="0.91cm" svg:height="0.88cm" svg:x="100.755cm" svg:y="84.073cm" svg:viewBox="0 0 911 881" svg:d="M110 312l257 222 248 237 182-183-256-244-268-232zM110 312zM616 881l-302-288-314-271 264-322 330 285 317 301z">
            <text:p/>
          </draw:path>
          <draw:path draw:style-name="gr4" draw:text-style-name="P3" draw:layer="layout" svg:width="0.88cm" svg:height="0.91cm" svg:x="101.315cm" svg:y="84.602cm" svg:viewBox="0 0 881 911" svg:d="M110 295l235 247 223 258 200-163-232-269-243-255zM110 295zM559 911l-273-316-286-301 294-294 301 315 286 331z">
            <text:p/>
          </draw:path>
          <draw:path draw:style-name="gr4" draw:text-style-name="P3" draw:layer="layout" svg:width="0.841cm" svg:height="0.932cm" svg:x="101.823cm" svg:y="85.187cm" svg:viewBox="0 0 842 933" svg:d="M110 277l210 267c28 40 55 78 82 116 39 55 77 109 115 164l215-145c-41-59-84-118-127-177l-79-112-216-278zM110 277zM496 933l-22-32c-45-65-90-130-136-194-28-39-55-77-82-116l-256-326 322-265 268 343 81 113c50 70 100 140 149 211l22 34z">
            <text:p/>
          </draw:path>
          <draw:path draw:style-name="gr4" draw:text-style-name="P3" draw:layer="layout" svg:width="0.795cm" svg:height="0.944cm" svg:x="102.275cm" svg:y="85.821cm" svg:viewBox="0 0 796 945" svg:d="M108 254c17 28 35 56 53 83 45 68 88 137 130 205 23 41 46 80 69 120 34 58 68 117 101 176l227-122c-35-64-71-127-109-190-23-39-45-79-68-119-44-72-90-144-137-217-17-26-34-53-51-79zM108 254zM429 945l-19-35c-38-70-79-139-118-209-23-39-46-79-69-119-42-67-85-135-129-202-24-38-49-77-74-116l-20-33 346-231 21 34c25 38 49 76 73 114 47 72 94 145 140 219 24 40 46 79 68 119 44 76 88 151 129 227l19 35z">
            <text:p/>
          </draw:path>
          <draw:path draw:style-name="gr4" draw:text-style-name="P3" draw:layer="layout" svg:width="0.74cm" svg:height="0.948cm" svg:x="102.667cm" svg:y="86.498cm" svg:viewBox="0 0 741 949" svg:d="M105 230c15 30 30 59 45 87 37 73 74 144 109 217 19 43 37 84 56 124 28 63 58 125 85 188l237-99c-28-67-58-133-88-198-19-42-38-84-57-126-36-76-75-152-114-228-16-29-31-58-46-87zM105 230zM356 949l-15-36c-31-74-65-147-98-222-19-41-37-82-56-123-34-72-71-143-108-214-21-41-41-81-62-123l-17-34 366-197 19 36c21 41 42 82 63 122 39 77 79 154 116 232 19 42 38 84 57 126 36 78 71 156 105 237l15 36z">
            <text:p/>
          </draw:path>
          <draw:path draw:style-name="gr4" draw:text-style-name="P3" draw:layer="layout" svg:width="0.679cm" svg:height="0.942cm" svg:x="102.993cm" svg:y="87.212cm" svg:viewBox="0 0 680 943" svg:d="M101 203c12 30 24 61 36 91 30 75 61 150 89 227 14 45 30 89 44 132 22 64 44 127 64 191l247-75c-22-69-45-138-68-206-16-44-31-87-45-131-29-79-61-159-92-238-12-30-24-60-36-90zM101 203zM282 943l-12-38c-23-76-49-151-75-226-15-44-30-88-45-132-27-74-57-149-86-224-17-42-34-85-51-127l-13-36 384-160 15 37c17 43 34 85 50 128 32 80 65 160 94 241 15 44 30 88 44 131 28 82 56 164 82 246l11 38z">
            <text:p/>
          </draw:path>
          <draw:path draw:style-name="gr4" draw:text-style-name="P3" draw:layer="layout" svg:width="0.612cm" svg:height="0.928cm" svg:x="103.253cm" svg:y="87.956cm" svg:viewBox="0 0 613 929" svg:d="M96 174c9 33 18 66 28 98 22 77 45 154 65 231 10 46 21 90 31 134 15 67 31 133 45 199l254-51c-16-70-32-142-49-212l-31-134c-22-82-46-165-69-249-9-31-18-61-26-91zM96 174zM204 929l-8-38c-17-79-35-157-54-236-11-44-21-89-31-133-19-76-41-152-63-229-13-44-26-90-38-134l-10-38 398-121 11 39c12 43 24 86 37 129 25 85 48 168 71 252l31 135c20 84 39 169 57 253l8 39z">
            <text:p/>
          </draw:path>
          <draw:path draw:style-name="gr4" draw:text-style-name="P3" draw:layer="layout" svg:width="0.539cm" svg:height="0.904cm" svg:x="103.441cm" svg:y="88.724cm" svg:viewBox="0 0 540 905" svg:d="M91 144l60 335 44 339 256-26-44-352-62-347zM91 144zM124 905l-52-414-72-409 410-82 75 428 55 435z">
            <text:p/>
          </draw:path>
          <draw:path draw:style-name="gr4" draw:text-style-name="P3" draw:layer="layout" svg:width="0.459cm" svg:height="0.872cm" svg:x="103.558cm" svg:y="89.507cm" svg:viewBox="0 0 460 873" svg:d="M84 113l26 339 9 341 259-1-9-354-27-351zM84 113zM43 873l-12-417-31-414 414-42 34 433 12 438z">
            <text:p/>
          </draw:path>
          <draw:path draw:style-name="gr4" draw:text-style-name="P3" draw:layer="layout" svg:width="13.454cm" svg:height="13.454cm" svg:x="89.161cm" svg:y="83.652cm" svg:viewBox="0 0 13455 13455" svg:d="M6727 237c-3579 0-6490 2911-6490 6490 0 3580 2911 6491 6490 6491 3580 0 6491-2911 6491-6491 0-3579-2911-6490-6491-6490zM6727 237zM6727 13455c-3710 0-6727-3017-6727-6728 0-3710 3017-6727 6727-6727s6728 3017 6728 6727c0 3711-3018 6728-6728 6728z">
            <text:p/>
          </draw:path>
          <draw:path draw:style-name="gr4" draw:text-style-name="P3" draw:layer="layout" svg:width="1.033cm" svg:height="0.807cm" svg:x="87.774cm" svg:y="83.364cm" svg:viewBox="0 0 1034 808" svg:d="M1034 0l-9 37c-10 0-27 3-50 9-23 5-40 11-51 17-16 10-29 27-40 54-10 26-20 60-30 103l-137 588h-50l-327-676-102 437c-4 19-8 40-11 60s-5 36-5 48c0 13 2 24 4 32 3 8 6 15 11 20 6 8 23 15 49 23 25 7 42 11 50 12l-8 37h-328l8-37c12-2 31-5 55-12 24-6 40-12 47-17 15-10 28-27 39-50 10-22 21-59 33-110l90-389c3-12 5-23 6-31 1-9 2-17 2-25 0-9-1-17-3-25-2-9-7-17-15-26-14-15-30-25-49-31s-36-10-51-11l9-37h231l303 626 93-399c4-20 8-40 11-59s5-36 5-49c0-12-1-23-4-31-2-9-6-15-11-19-9-8-25-15-47-21-21-6-39-9-53-11l9-37z">
            <text:p/>
          </draw:path>
          <draw:path draw:style-name="gr4" draw:text-style-name="P3" draw:layer="layout" svg:width="1.154cm" svg:height="0.809cm" svg:x="88.803cm" svg:y="83.364cm" svg:viewBox="0 0 1155 810" svg:d="M1155 0l-9 37c-9 0-20 2-34 6-13 4-26 9-38 16-15 8-28 18-38 30-11 11-22 26-32 46-39 71-91 170-157 295-67 125-135 251-205 380h-50l-66-618-350 618h-49c-9-171-16-315-22-432s-11-205-14-265c0-12-3-22-6-31-4-8-11-16-22-25-8-6-18-11-31-14-12-4-23-6-32-6l8-37h321l-8 37c-45 2-75 7-90 14s-23 15-23 25c0 8 0 19 1 33 0 15 1 30 1 45 2 26 4 79 9 157 4 79 9 179 16 298l336-598h52l67 611c47-90 88-169 123-240 35-70 66-132 93-188 17-34 28-60 35-77 6-18 10-30 10-38 0-12-9-21-26-28-17-8-42-12-74-14l9-37z">
            <text:p/>
          </draw:path>
          <draw:path draw:style-name="gr4" draw:text-style-name="P3" draw:layer="layout" svg:width="1.033cm" svg:height="0.807cm" svg:x="102.295cm" svg:y="83.364cm" svg:viewBox="0 0 1034 808" svg:d="M1034 0l-9 37c-10 0-27 3-50 9-23 5-40 11-51 17-16 10-29 27-40 54-10 26-20 60-30 103l-137 588h-50l-327-676-102 437c-4 19-8 40-11 60s-5 36-5 48c0 13 1 24 4 32s6 15 11 20c6 8 23 15 49 23 25 7 42 11 50 12l-8 37h-328l8-37c12-2 31-5 55-12 24-6 39-12 47-17 15-10 28-27 39-50 10-22 21-59 33-110l90-389c3-12 5-23 6-31 1-9 2-17 2-25 0-9-1-17-3-25-2-9-7-17-15-26-14-15-30-25-49-31s-36-10-51-11l9-37h231l303 626 93-399c4-20 8-40 11-59s4-36 4-49c0-12-1-23-3-31-2-9-6-15-11-19-9-8-25-15-47-21-21-6-39-9-52-11l8-37z">
            <text:p/>
          </draw:path>
          <draw:path draw:style-name="gr4" draw:text-style-name="P3" draw:layer="layout" svg:width="0.803cm" svg:height="0.799cm" svg:x="103.201cm" svg:y="83.364cm" svg:viewBox="0 0 804 800" svg:d="M804 0l-44 192h-43c-2-40-10-73-24-100-15-27-34-43-58-46-12-2-26-3-43-4-15 0-34-1-55-1h-128l-74 322h90c28 0 49-3 65-8 15-6 29-15 42-28 11-11 21-26 32-46s18-37 23-50h43l-73 313h-42c0-4 0-9 1-15 0-6 1-12 1-19 0-14-1-27-3-40s-5-22-9-28c-7-15-19-24-33-29-15-4-34-6-57-6h-90l-56 244c-3 9-5 19-6 30-2 10-2 18-2 24 0 21 7 35 22 42 15 6 47 10 98 10 63 0 106-2 129-7 22-4 39-11 50-20 21-17 48-45 77-83 28-38 47-65 57-83h40l-68 236h-666l8-37c12-1 27-3 46-5 19-3 32-5 39-8 13-5 23-12 30-22s12-21 14-34l135-581c1-3 2-7 2-10 1-4 1-8 1-11 0-8-1-14-5-20-3-6-8-11-17-16-9-4-21-9-38-13-18-3-31-6-40-6l9-37z">
            <text:p/>
          </draw:path>
          <draw:path draw:style-name="gr4" draw:text-style-name="P3" draw:layer="layout" svg:width="0.68cm" svg:height="0.833cm" svg:x="88.066cm" svg:y="97.106cm" svg:viewBox="0 0 681 834" svg:d="M282 834c-46 0-87-6-121-17-35-12-63-25-85-40l-32 41h-44l55-274h45c2 33 6 64 13 92 7 29 19 54 34 77 16 24 37 42 62 55s56 20 93 20c57 0 102-16 135-47 34-31 51-73 51-127 0-29-7-54-21-77-15-22-36-40-64-52-27-12-54-22-81-32-27-9-53-19-78-32-34-17-61-40-82-70-21-31-31-65-31-103 0-36 8-69 24-99 16-31 37-57 64-79 25-22 56-39 92-51 37-13 73-19 109-19 33 0 65 3 95 11s59 23 89 45l32-38h45l-57 265h-46c-1-29-4-59-8-90-5-31-13-56-24-76-13-23-30-40-52-53-22-12-52-18-88-18-45 0-83 15-113 46-30 30-45 66-45 108 0 28 6 52 17 71 11 20 28 35 51 47 26 13 52 24 79 33s52 19 73 29c43 20 77 46 101 74 24 29 36 64 36 105 0 40-9 77-26 112-17 34-40 63-69 86-30 25-65 44-102 57-38 13-80 20-126 20z">
            <text:p/>
          </draw:path>
          <draw:path draw:style-name="gr4" draw:text-style-name="P3" draw:layer="layout" svg:width="1.154cm" svg:height="0.809cm" svg:x="88.821cm" svg:y="97.124cm" svg:viewBox="0 0 1155 810" svg:d="M1155 0l-9 37c-9 0-20 2-34 6s-26 9-38 16c-15 8-28 18-39 30-10 11-21 26-31 46-39 71-91 169-158 295-66 125-134 251-204 380h-50l-66-618-350 618h-50c-8-171-15-315-21-432s-11-205-14-265c0-12-3-22-6-31-4-8-12-16-23-25-7-6-17-11-30-14-12-4-23-6-32-6l8-37h321l-8 37c-45 2-75 7-90 14s-23 15-23 25c0 8 0 19 1 33 0 15 1 30 2 45 1 26 3 79 8 157 4 79 10 179 16 298l336-598h52l67 611c47-90 88-170 123-240s66-132 93-188c17-34 28-60 35-77 6-18 10-30 10-38 0-12-9-21-26-29-17-7-42-11-74-13l9-37z">
            <text:p/>
          </draw:path>
          <draw:path draw:style-name="gr4" draw:text-style-name="P3" draw:layer="layout" svg:width="0.68cm" svg:height="0.833cm" svg:x="101.654cm" svg:y="97.106cm" svg:viewBox="0 0 681 834" svg:d="M282 834c-46 0-86-6-121-17-35-12-63-25-84-40l-32 41h-45l55-274h45c2 33 7 64 14 92 6 29 18 54 34 77 15 24 36 42 61 55s56 20 93 20c57 0 102-16 136-47 33-31 50-73 50-127 0-29-7-54-21-77-14-22-36-40-64-52-27-12-54-22-81-32-27-9-53-19-78-32-34-17-61-40-82-70-20-31-31-65-31-103 0-36 8-69 24-99 16-31 37-57 64-79 25-22 56-39 92-51 37-13 73-19 109-19 33 0 65 3 95 11s60 23 90 45l31-38h45l-57 265h-46c-1-29-4-59-9-90-4-31-12-56-23-76-13-23-30-40-52-53-22-12-51-18-88-18-44 0-83 15-112 46-31 30-45 66-45 108 0 28 5 52 16 71 11 20 28 35 52 47 25 13 51 24 79 33 27 9 51 19 72 29 43 20 77 46 101 74 24 29 36 64 36 105 0 40-8 77-26 112-17 34-40 63-69 86-30 25-64 44-102 57s-80 20-126 20z">
            <text:p/>
          </draw:path>
          <draw:path draw:style-name="gr4" draw:text-style-name="P3" draw:layer="layout" svg:width="0.803cm" svg:height="0.799cm" svg:x="102.285cm" svg:y="97.124cm" svg:viewBox="0 0 804 800" svg:d="M804 0l-44 192h-42c-3-40-11-73-25-100s-34-43-59-46c-11-2-24-3-42-4-16 0-34-1-54-1h-129l-74 322h90c28 0 50-3 65-8 16-6 30-15 41-28 12-11 23-26 33-46 11-20 18-37 23-50h43l-73 313h-42c0-4 0-9 1-15 0-6 0-12 0-19 0-14 0-27-2-40s-5-22-8-28c-8-15-19-24-34-29-15-4-34-7-57-7h-90l-56 245c-3 9-5 19-6 30-1 10-2 18-2 24 0 21 7 35 22 42 15 6 48 10 99 10 63 0 105-2 128-7s39-11 50-20c22-17 48-45 77-83 28-38 47-65 57-83h41l-70 236h-665l8-38c12 0 27-2 46-4 19-3 32-5 39-8 13-5 23-12 30-22s12-21 14-34l135-581c1-3 2-7 3-10 0-4 0-8 0-11 0-8-1-14-4-20s-9-12-18-16c-8-5-21-9-38-13-17-3-30-6-40-6l9-37z">
            <text:p/>
          </draw:path>
          <draw:polygon draw:style-name="gr4" draw:text-style-name="P3" draw:layer="layout" svg:width="8.599cm" svg:height="8.599cm" svg:x="91.589cm" svg:y="86.08cm" svg:viewBox="0 0 8600 8600" draw:points="4299,5892 2,8597 2708,4301 0,0 4301,2707 8598,2 5892,4298 8600,8600">
            <text:p/>
          </draw:polygon>
          <draw:path draw:style-name="gr3" draw:text-style-name="P2" draw:layer="layout" svg:width="9.104cm" svg:height="9.105cm" svg:x="91.336cm" svg:y="85.827cm" svg:viewBox="0 0 9105 9106" svg:d="M0 0l371 589 2496 3965-2493 3960-372 589 590-371 3959-2494 3964 2497 590 371-371-590-2496-3964 2493-3960 371-590-589 372-3959 2493-3965-2496zM0 0zM505 505l4046 2548v3l4046-2548-2547 4046h3l2547 4047-4046-2549v-2l-4046 2548 2547-4047h-3z">
            <text:p/>
          </draw:path>
          <draw:path draw:style-name="gr4" draw:text-style-name="P3" draw:layer="layout" svg:width="12.428cm" svg:height="12.428cm" svg:x="89.674cm" svg:y="84.166cm" svg:viewBox="0 0 12429 12429" svg:d="M6385 237c-65-2-117-57-115-123 2-65 56-116 122-114 65 1 117 56 116 122-3 64-56 115-119 115-2 0-2 0-4 0zM6385 237zM5796 129c-3-66 47-122 113-125 65-3 122 48 124 113 3 65-47 122-112 125-3 0-4 0-6 0-63 0-116-50-119-113zM5796 129zM6848 268c-66-7-113-66-106-131 7-65 65-112 131-105 65 6 112 65 105 131-6 61-58 106-117 106-5 0-9-1-13-1zM6848 268zM5326 179c-8-65 38-125 103-133 65-8 124 38 133 103 8 65-38 125-103 133-6 0-10 1-16 1-59 0-109-44-117-104zM5326 179zM7307 334c-65-11-107-73-96-138 12-64 74-107 138-95 65 12 108 73 96 138-11 58-61 98-116 98-8 0-15-1-22-3zM7307 334zM4861 266c-14-65 28-128 92-141 65-13 127 28 141 92 12 65-29 128-93 140-8 3-16 4-24 4-55 0-105-39-116-95zM4861 266zM7759 437c-64-18-102-83-84-146 17-63 81-101 145-84 63 17 101 82 83 145-13 53-61 89-113 89-11 0-21-2-31-4zM7759 437zM4404 387c-18-62 18-128 81-146 63-18 129 18 147 81 18 63-18 129-80 147-12 3-23 5-34 5-51 0-99-34-114-87zM4404 387zM8201 573c-61-21-94-90-72-151 22-62 90-95 152-73 61 22 94 89 72 151-17 49-63 80-112 80-14 0-26-2-40-7zM8201 573zM3958 545c-24-61 8-130 69-153 62-23 130 8 154 70 23 61-9 130-70 153-14 5-28 8-42 8-48 0-93-30-111-78zM3958 545zM8632 744c-59-27-87-97-60-157 26-60 96-87 157-61 59 27 87 97 60 157-20 44-64 70-109 70-16 0-32-3-48-9zM8632 744zM3525 737c-28-60-1-130 58-158 59-27 130-2 157 57 28 60 3 131-56 159-17 7-34 11-51 11-45 0-87-26-108-69zM3525 737zM9049 947c-58-30-79-103-49-160 31-58 103-80 161-49 58 31 79 103 49 161-22 40-63 63-105 63-19 0-39-5-56-15zM9049 947zM3109 962c-32-57-12-130 45-162 58-32 130-13 162 44 33 58 12 130-45 163-18 10-38 15-58 15-42 0-82-22-104-60zM3109 962zM9448 1183c-56-36-72-109-36-164 36-56 109-72 164-36 55 36 71 109 36 164-23 36-61 55-100 55-22 0-45-6-64-19zM9448 1183zM2712 1218c-37-54-22-128 32-164 54-37 129-23 165 32 37 54 22 128-33 165-19 13-42 20-65 20-39 0-76-19-99-53zM2712 1218zM9827 1449c-52-40-63-114-23-167 40-52 114-62 166-23 53 40 63 114 23 167-23 31-58 47-95 47-24 0-50-8-71-24zM9827 1449zM2336 1506c-41-52-33-126 19-167 51-41 126-33 167 19 40 51 32 126-19 167-22 17-48 25-74 25-35 0-70-15-93-44zM2336 1506zM10185 1743c-49-43-54-119-10-168 44-49 119-53 168-9 49 43 53 119 9 168-23 26-55 39-89 39-27 0-56-9-78-30zM10185 1743zM1983 1821c-45-48-42-124 6-168 48-45 123-42 168 6 44 48 42 123-7 168-22 21-51 32-80 32-32 0-63-13-87-38zM1983 1821zM10519 2065c-46-48-44-123 3-168 47-46 122-44 168 3 45 47 44 122-3 168-23 22-53 33-82 33-32 0-63-13-86-36zM10519 2065zM1655 2161c-48-44-51-119-7-168 45-48 120-50 168-6 49 45 51 120 7 168-23 25-56 38-87 38-29 0-58-10-81-32zM1655 2161zM10828 2411c-42-51-35-126 16-167 50-42 126-35 167 16 42 50 35 125-16 167-22 18-48 27-75 27-34 0-68-15-92-43zM10828 2411zM1355 2526c-52-40-61-115-20-167 41-50 116-60 167-19 51 41 60 116 19 167-23 30-58 46-93 46-26 0-52-9-73-27zM1355 2526zM11109 2780h1c-38-54-26-128 29-166 53-38 127-25 165 29 37 54 24 128-29 165-21 15-45 23-68 23-38 0-74-19-98-51zM11109 2780zM1083 2914c-55-38-69-111-33-165 38-55 112-69 165-33 55 37 70 111 33 165-23 34-61 52-98 52-23 0-46-6-67-19zM1083 2914zM11361 3169c-33-57-14-129 42-163 56-33 129-15 162 42h1c33 56 14 129-42 163-19 11-39 16-61 16-41 0-80-20-102-58zM11361 3169zM842 3321c-57-33-77-106-44-163 32-57 104-77 162-45 57 33 77 105 45 163-23 38-63 60-104 60-20 0-40-5-59-15zM842 3321zM11582 3577c-29-59-5-130 54-159 59-28 130-5 159 55v-1c29 59 5 131-54 159-18 9-35 13-53 13-44 0-86-25-106-67zM11582 3577zM635 3745c-60-28-86-99-58-158h1c28-60 98-85 157-57 60 27 85 98 57 157h1c-20 44-63 69-108 69-17 0-34-4-50-11zM635 3745zM11770 4001c-24-61 5-130 66-155 61-23 130 6 154 67 25 61-5 130-66 154-14 6-29 9-44 9-47 0-92-28-110-75zM11770 4001zM461 4185c-62-23-93-92-70-153 23-62 92-93 153-70 62 22 92 91 69 153-17 47-63 77-110 77-15 0-29-3-42-7zM461 4185zM11924 4438c-19-63 16-129 78-149 63-19 129 16 149 79 19 63-16 129-78 148-12 4-24 6-36 6-50 0-97-33-113-84zM11924 4438zM321 4636c-63-18-99-84-80-147 17-63 83-99 146-81 63 18 100 84 81 147-14 52-62 86-114 86-10 0-22-2-33-5zM321 4636zM12043 4886c-14-64 26-127 91-142 64-15 127 26 141 89 15 64-25 128-89 143-9 2-17 3-26 3-55 0-104-37-117-93zM12043 4886zM218 5098c-65-14-107-76-93-141 13-65 76-106 140-92 64 12 105 76 93 140-12 56-61 95-117 95-7 0-16-1-23-2zM218 5098zM12129 5342c-9-65 35-126 100-135 65-10 125 36 135 100 9 65-36 125-101 135-5 1-11 2-17 2-58 0-108-43-117-102zM12129 5342zM149 5565c-64-8-111-68-102-133 7-64 67-111 132-102 65 8 111 67 103 132-8 60-59 104-118 104-4 0-10 0-15-1zM149 5565zM12178 5803c-4-66 45-123 110-127 66-4 123 46 127 111 4 65-45 121-110 126-3 0-6 0-9 0-62 0-114-47-118-110zM12178 5803zM118 6037c-66-3-117-59-114-125 4-65 60-115 125-112 65 3 116 59 113 124-3 64-55 113-119 113-1 0-4 0-5 0zM118 6037zM12310 6387c-66-1-118-54-118-120 0-66 54-119 120-119 65 1 118 55 117 122 0 65-53 117-119 117zM12310 6387zM0 6396c-1-66 50-121 115-122 66-3 121 49 122 115 3 65-50 120-115 122-1 0-2 0-4 0-64 0-116-51-118-115zM0 6396zM12278 6859c-65-6-114-63-108-128 6-66 63-114 128-109 65 6 114 64 108 128-5 63-57 110-118 110-3 0-7-1-10-1zM12278 6859zM32 6876h1c-7-65 40-123 105-130 65-7 124 40 131 105 7 66-40 124-105 131-5 0-9 0-13 0-60 0-112-45-119-106zM32 6876zM12210 7327c-64-10-109-72-98-136 11-65 73-110 137-98 65 11 108 72 98 136-10 58-60 100-117 100-7 0-13-1-20-2zM12210 7327zM103 7354v-1c-13-64 30-126 95-138 64-12 126 30 137 95 13 64-30 126-94 139-7 1-15 1-22 1-56 0-106-39-116-96zM103 7354zM12106 7789c-63-16-102-80-87-145 16-63 80-102 144-87 64 16 102 80 87 145-13 53-62 90-116 90-9 0-18-2-28-3zM12106 7789zM209 7823c-17-63 20-128 84-144 63-18 128 20 145 83 17 64-21 129-84 146-10 3-21 4-30 4-54 0-101-35-115-89zM209 7823zM11967 8240c-62-21-96-88-76-150 21-62 87-96 150-76 63 21 97 88 76 151-16 50-63 81-113 81-12 0-25-2-37-6zM11967 8240zM351 8284c-22-62 11-130 72-151 62-22 130 10 152 72 22 62-11 130-72 151-13 5-26 7-40 7-49 0-94-30-112-79zM351 8284zM11793 8680c-61-26-89-96-64-156 25-61 95-89 155-64 61 25 90 95 64 156-19 45-63 73-110 73-15 0-30-3-45-9zM11793 8680zM529 8732c-26-60 0-129 61-156 59-27 130 1 156 60 27 60 0 131-61 157-14 7-31 10-47 10-46 0-90-26-109-71zM529 8732zM11585 9104c-58-30-81-101-51-160 30-58 102-81 159-51 59 30 82 102 52 159v1c-21 41-63 64-105 64-19 0-38-4-55-13zM11585 9104zM742 9166c-32-58-11-130 47-162 58-31 130-9 162 48 31 58 9 130-49 161-18 10-37 14-56 14-42 0-83-22-104-61zM742 9166zM11345 9511c-56-34-73-108-39-163 34-56 108-74 163-39 56 34 74 108 39 163v1c-22 35-61 56-101 56-21 0-43-6-62-18zM11345 9511zM987 9581c-35-56-19-129 35-164 55-36 129-20 165 35 35 55 19 129-36 164-20 13-42 19-64 19-39 0-78-20-100-54zM987 9581zM11074 9898c-53-39-65-113-26-165 39-54 113-65 166-27 53 39 65 113 26 166-23 32-60 49-96 49-25 0-49-7-70-23zM11074 9898zM1264 9975c-39-52-30-127 23-166 52-40 126-30 166 22h1c39 52 29 127-24 167-21 16-46 24-72 24-35 0-71-16-94-47zM1264 9975zM10773 10263c-50-43-55-117-13-167 43-50 118-56 168-13 50 42 55 118 12 168-23 26-56 41-90 41-27 0-54-10-77-29zM10773 10263zM1571 10347c-44-49-39-124 9-168 49-43 125-39 168 10 44 49 40 124-9 168-23 20-51 30-80 30-32 0-65-14-88-40zM1571 10347zM10441 10608c-46-46-46-121 0-167 1-2 3-3 5-4 46-47 121-47 167-1 47 47 47 122 0 168-1 2-3 4-4 4-23 24-54 35-84 35-30 0-60-11-84-35zM10441 10608zM1906 10694c-48-45-49-120-4-168 46-47 121-48 168-3 47 46 49 121 4 168-24 24-55 36-86 36-30 0-59-11-82-33zM1906 10694zM10088 10923c-42-49-37-125 13-167 50-43 125-38 168 12 43 50 36 125-13 168-23 19-51 29-77 29-34 0-67-14-91-42zM10088 10923zM2265 11015c-50-42-57-117-16-167 42-51 117-58 167-16 51 41 58 116 16 167-23 28-58 43-91 43-28 0-54-9-76-27zM2265 11015zM9712 11210c-39-53-28-127 26-166 53-39 127-28 166 25 38 53 27 128-26 167-22 15-46 23-70 23-37 0-73-17-96-49zM9712 11210zM2649 11307c-54-38-67-113-30-166 38-53 112-66 166-29 54 38 66 112 29 166-23 33-60 50-97 50-24 0-48-7-68-21zM2649 11307zM9314 11467c-34-56-17-130 39-164 56-34 129-17 163 39 35 55 17 129-38 163-20 12-41 18-63 18-39 0-78-21-101-56zM9314 11467zM3053 11567c-56-33-75-106-42-162 33-56 106-75 163-42 57 33 75 106 42 163-22 37-62 58-103 58-20 0-41-5-60-17zM3053 11567zM8898 11691c-30-59-7-130 51-160 58-30 131-7 160 51 30 58 7 130-52 160h1c-17 9-36 14-55 14-42 0-84-24-105-65zM8898 11691zM3478 11796c-60-28-84-100-55-158 28-60 100-83 159-55 59 29 83 100 54 159-20 42-62 67-106 67-18 0-36-4-52-13zM3478 11796zM8465 11883c-25-61 3-131 63-156 61-26 131 3 156 64 26 60-3 130-63 155-15 6-31 9-46 9-47 0-91-27-110-72zM8465 11883zM3918 11992c-61-25-91-94-66-155 24-61 93-91 154-66 61 24 90 93 66 153-19 47-63 76-110 76-15 0-30-3-44-8zM3918 11992zM8019 12039c-20-62 14-129 75-149 63-21 130 12 151 75 20 62-14 130-76 150-12 4-25 6-37 6-50 0-96-32-113-82zM8019 12039zM4373 12152c-63-20-99-87-79-149 19-63 86-97 149-79 63 20 97 87 78 149-15 51-63 84-114 84-11 0-23-2-34-5zM4373 12152zM7562 12161c-15-63 23-128 87-143 64-16 128 23 144 86 16 64-23 129-87 144-10 3-19 4-29 4-53 0-101-37-115-91zM7562 12161zM4838 12276c-64-14-104-78-89-142 14-64 77-104 141-90 64 14 105 78 90 143-12 54-61 92-116 92-8 0-17-1-26-3zM4838 12276zM7097 12248c-10-65 33-126 98-137 64-11 126 33 136 98 11 65-32 126-97 136-7 2-14 2-20 2-57 0-108-42-117-99zM7097 12248zM5312 12364c-65-10-110-70-100-135 9-65 69-110 134-100 66 9 110 70 101 134-9 60-59 102-118 102-6 0-11 0-17-1zM5312 12364zM6626 12297c-5-65 43-122 109-128 65-5 123 42 128 108 6 66-43 123-107 128-4 1-8 1-11 1-61 0-113-47-119-109zM6626 12297zM5791 12415c-65-4-115-61-110-127 4-65 61-115 126-110 65 4 115 61 110 127-3 62-56 110-118 110-3 0-5 0-8 0zM5791 12415zM6153 12311c-1-66 52-119 119-120 65 0 119 53 120 118 0 65-52 119-118 120h-1c-66 0-120-52-120-118z">
            <text:p/>
          </draw:path>
          <draw:polygon draw:style-name="gr3" draw:text-style-name="P2" draw:layer="layout" svg:width="21.905cm" svg:height="21.921cm" svg:x="84.936cm" svg:y="79.418cm" svg:viewBox="0 0 21906 21922" draw:points="8922,12989 0,10962 8922,8934 10807,639 10952,0 12983,8934 21906,10962 12983,12989 10952,21922">
            <text:p/>
          </draw:polygon>
          <draw:path draw:style-name="gr3" draw:text-style-name="P2" draw:layer="layout" svg:width="22.62cm" svg:height="22.637cm" svg:x="84.578cm" svg:y="79.06cm" svg:viewBox="0 0 22621 22638" svg:d="M11309 0l-154 681-67 299-1874 8246-8193 1862-342 78-679 154 679 155 8535 1939 1863 8203 78 342 156 679 154-679 1942-8545 8192-1862 343-77 679-155-679-154-8535-1940-1864-8203-78-342zM11309 0zM11311 716l78 342 1886 8300 8631 1962-342 78-8289 1883-1964 8643-79-343-1886-8300-8632-1961 342-78 8290-1884 1896-8343z">
            <text:p/>
          </draw:path>
          <draw:path draw:style-name="gr4" draw:text-style-name="P3" draw:layer="layout" svg:width="21.191cm" svg:height="21.206cm" svg:x="85.292cm" svg:y="79.776cm" svg:viewBox="0 0 21192 21207" svg:d="M10518 10792v9372l-1735-7634zM10518 10792zM10408 10681l-668 670-1063 1065-7634-1735zM10408 10681zM8677 8791l1732 1735h-9366zM8677 8791zM10674 10415v-9371l1735 7633zM10674 10415zM10783 10526l1732-1735 7634 1735zM10783 10526zM10518 10415l-1731-1734v-1l1731-7635zM10518 10415zM12409 12530l-1735 7634v-9373l1735 1738zM12409 12530zM12515 12416l-1100-1102-631-633h9365zM12515 12416zM12560 8642l-1886-8300-78-342-68 299-1896 8343-8290 1884-342 78 8632 1961 1886 8300 78 342 1964-8642 8290-1884 342-77z">
            <text:p/>
          </draw:path>
          <draw:polygon draw:style-name="gr3" draw:text-style-name="P2" draw:layer="layout" svg:width="8.347cm" svg:height="1.901cm" svg:x="97.786cm" svg:y="90.379cm" svg:viewBox="0 0 8348 1902" draw:points="8348,0 0,1902">
            <text:p/>
          </draw:polygon>
          <draw:path draw:style-name="gr4" draw:text-style-name="P3" draw:layer="layout" svg:width="8.347cm" svg:height="1.901cm" svg:x="97.786cm" svg:y="90.379cm" svg:viewBox="0 0 8348 1902" svg:d="M8348 0c-688 188-1379 366-2072 535-694 171-1389 332-2084 493-696 157-1392 313-2091 459-699 148-1399 286-2101 415 688-189 1379-367 2072-536 694-170 1389-332 2085-493 696-157 1392-312 2090-458 699-148 1399-287 2101-415z">
            <text:p/>
          </draw:path>
          <draw:polygon draw:style-name="gr3" draw:text-style-name="P2" draw:layer="layout" svg:width="8.739cm" svg:height="1.521cm" svg:x="97.406cm" svg:y="90.379cm" svg:viewBox="0 0 8740 1522" draw:points="0,1522 8740,0">
            <text:p/>
          </draw:polygon>
          <draw:path draw:style-name="gr4" draw:text-style-name="P3" draw:layer="layout" svg:width="7.709cm" svg:height="1.546cm" svg:x="97.922cm" svg:y="90.367cm" svg:viewBox="0 0 7710 1547" svg:d="M7710 0c-380 152-761 299-1144 441-726 143-1453 276-2182 407-729 128-1458 253-2189 371-730 118-1462 228-2195 328 379-153 760-300 1142-442 726-142 1454-276 2182-406 730-128 1459-252 2189-371 731-118 1462-228 2197-328z">
            <text:p/>
          </draw:path>
          <draw:polygon draw:style-name="gr3" draw:text-style-name="P2" draw:layer="layout" svg:width="9.132cm" svg:height="1.141cm" svg:x="97.027cm" svg:y="90.379cm" svg:viewBox="0 0 9133 1142" draw:points="0,1142 9133,0">
            <text:p/>
          </draw:polygon>
          <draw:path draw:style-name="gr4" draw:text-style-name="P3" draw:layer="layout" svg:width="7.07cm" svg:height="1.19cm" svg:x="98.058cm" svg:y="90.355cm" svg:viewBox="0 0 7071 1191" svg:d="M7071 0c-70 117-141 232-213 345-760 115-1520 220-2281 322-761 99-1524 193-2286 282-763 88-1527 170-2291 242 69-118 140-233 212-346 759-115 1520-220 2281-321 761-100 1523-194 2286-282 763-89 1526-170 2292-242z">
            <text:p/>
          </draw:path>
          <draw:polygon draw:style-name="gr3" draw:text-style-name="P2" draw:layer="layout" svg:width="9.525cm" svg:height="0.76cm" svg:x="96.647cm" svg:y="90.379cm" svg:viewBox="0 0 9526 761" draw:points="0,761 9526,0">
            <text:p/>
          </draw:polygon>
          <draw:path draw:style-name="gr4" draw:text-style-name="P3" draw:layer="layout" svg:width="7.866cm" svg:height="0.834cm" svg:x="97.477cm" svg:y="90.342cm" svg:viewBox="0 0 7867 835" svg:d="M7149 0c241 81 480 165 718 251-793 86-1586 164-2380 235-794 70-1589 134-2384 194-794 58-1590 111-2386 155-240-82-479-165-717-251 792-87 1586-164 2379-235 794-70 1589-134 2384-194 794-58 1590-112 2386-155z">
            <text:p/>
          </draw:path>
          <draw:polygon draw:style-name="gr3" draw:text-style-name="P2" draw:layer="layout" svg:width="9.917cm" svg:height="0.38cm" svg:x="96.268cm" svg:y="90.379cm" svg:viewBox="0 0 9918 381" draw:points="0,381 9918,0">
            <text:p/>
          </draw:polygon>
          <draw:path draw:style-name="gr4" draw:text-style-name="P3" draw:layer="layout" svg:width="9.088cm" svg:height="0.479cm" svg:x="96.682cm" svg:y="90.33cm" svg:viewBox="0 0 9089 480" svg:d="M7441 0c549 45 1098 98 1648 157-827 59-1653 108-2479 148-827 41-1653 76-2481 106-827 29-1654 54-2482 69-550-46-1099-98-1647-157 825-58 1652-107 2478-148s1653-76 2481-106c827-29 1654-54 2482-69z">
            <text:p/>
          </draw:path>
          <draw:polygon draw:style-name="gr3" draw:text-style-name="P2" draw:layer="layout" svg:width="10.309cm" svg:height="0cm" svg:x="95.888cm" svg:y="90.379cm" svg:viewBox="0 0 10310 0" draw:points="0,0 10310,0">
            <text:p/>
          </draw:polygon>
          <draw:path draw:style-name="gr4" draw:text-style-name="P3" draw:layer="layout" svg:width="10.31cm" svg:height="0.158cm" svg:x="95.888cm" svg:y="90.3cm" svg:viewBox="0 0 10311 159" svg:d="M0 80c859-32 1718-52 2577-63 859-13 1718-16 2579-17 859 1 1718 4 2577 17 859 10 1718 31 2578 63-860 30-1719 51-2578 61-859 13-1718 16-2577 18-861-2-1720-5-2579-18-859-10-1718-31-2577-61z">
            <text:p/>
          </draw:path>
          <draw:polygon draw:style-name="gr3" draw:text-style-name="P2" draw:layer="layout" svg:width="1.901cm" svg:height="8.347cm" svg:x="93.99cm" svg:y="92.248cm" svg:viewBox="0 0 1902 8348" draw:points="1902,8348 0,0">
            <text:p/>
          </draw:polygon>
          <draw:path draw:style-name="gr4" draw:text-style-name="P3" draw:layer="layout" svg:width="1.901cm" svg:height="8.347cm" svg:x="93.99cm" svg:y="92.248cm" svg:viewBox="0 0 1902 8348" svg:d="M1902 8348c-188-689-367-1380-536-2074-170-692-332-1387-493-2082-157-697-312-1394-459-2092-148-698-286-1398-414-2100 188 688 366 1379 535 2073 171 692 332 1387 493 2083 157 696 312 1393 458 2091 149 698 287 1398 416 2101z">
            <text:p/>
          </draw:path>
          <draw:polygon draw:style-name="gr3" draw:text-style-name="P2" draw:layer="layout" svg:width="1.521cm" svg:height="8.74cm" svg:x="94.371cm" svg:y="91.869cm" svg:viewBox="0 0 1522 8741" draw:points="0,0 1522,8741">
            <text:p/>
          </draw:polygon>
          <draw:path draw:style-name="gr4" draw:text-style-name="P3" draw:layer="layout" svg:width="1.546cm" svg:height="7.709cm" svg:x="94.358cm" svg:y="92.384cm" svg:viewBox="0 0 1547 7710" svg:d="M1547 7710c-152-379-300-760-442-1143-142-726-276-1455-406-2183-128-728-253-1457-371-2188-119-731-228-1463-328-2196 152 379 299 760 441 1142 143 726 276 1455 406 2183 128 729 253 1458 371 2188 119 731 229 1463 329 2197z">
            <text:p/>
          </draw:path>
          <draw:polygon draw:style-name="gr3" draw:text-style-name="P2" draw:layer="layout" svg:width="1.141cm" svg:height="9.132cm" svg:x="94.75cm" svg:y="91.489cm" svg:viewBox="0 0 1142 9133" draw:points="0,0 1142,9133">
            <text:p/>
          </draw:polygon>
          <draw:path draw:style-name="gr4" draw:text-style-name="P3" draw:layer="layout" svg:width="1.19cm" svg:height="7.07cm" svg:x="94.726cm" svg:y="92.52cm" svg:viewBox="0 0 1191 7071" svg:d="M1191 7071c-117-70-232-141-346-213-115-760-220-1520-321-2281-99-761-193-1524-283-2286-88-763-170-1526-241-2291 117 69 232 140 346 212 115 760 220 1520 320 2281s194 1524 283 2286c89 763 170 1527 242 2292z">
            <text:p/>
          </draw:path>
          <draw:polygon draw:style-name="gr3" draw:text-style-name="P2" draw:layer="layout" svg:width="0.76cm" svg:height="9.524cm" svg:x="95.131cm" svg:y="91.11cm" svg:viewBox="0 0 761 9525" draw:points="0,0 761,9525">
            <text:p/>
          </draw:polygon>
          <draw:path draw:style-name="gr4" draw:text-style-name="P3" draw:layer="layout" svg:width="0.834cm" svg:height="7.866cm" svg:x="95.094cm" svg:y="91.939cm" svg:viewBox="0 0 835 7867" svg:d="M835 7149c-82 240-165 480-251 718-87-793-164-1586-235-2380s-135-1589-194-2384c-59-794-112-1590-155-2386 81-240 165-479 251-717 86 792 163 1586 235 2379 70 794 134 1589 193 2384 59 794 112 1590 156 2386z">
            <text:p/>
          </draw:path>
          <draw:polygon draw:style-name="gr3" draw:text-style-name="P2" draw:layer="layout" svg:width="0.38cm" svg:height="9.917cm" svg:x="95.511cm" svg:y="90.73cm" svg:viewBox="0 0 381 9918" draw:points="0,0 381,9918">
            <text:p/>
          </draw:polygon>
          <draw:path draw:style-name="gr4" draw:text-style-name="P3" draw:layer="layout" svg:width="0.479cm" svg:height="9.088cm" svg:x="95.462cm" svg:y="91.145cm" svg:viewBox="0 0 480 9089" svg:d="M480 7441c-46 550-98 1099-157 1648-59-826-108-1653-148-2479-42-826-76-1653-107-2481-28-827-53-1654-68-2482 45-550 98-1099 157-1647 58 825 107 1652 148 2478 41 827 76 1653 106 2481 29 827 54 1654 69 2482z">
            <text:p/>
          </draw:path>
          <draw:polygon draw:style-name="gr3" draw:text-style-name="P2" draw:layer="layout" svg:width="0cm" svg:height="10.308cm" svg:x="95.891cm" svg:y="90.35cm" svg:viewBox="0 0 0 10309" draw:points="0,0 0,10309">
            <text:p/>
          </draw:polygon>
          <draw:path draw:style-name="gr4" draw:text-style-name="P3" draw:layer="layout" svg:width="0.158cm" svg:height="10.31cm" svg:x="95.812cm" svg:y="90.35cm" svg:viewBox="0 0 159 10311" svg:d="M78 0c32 859 53 1718 63 2577 13 860 16 1719 18 2578-2 860-5 1719-18 2579-10 859-30 1718-63 2577-30-859-51-1718-61-2577-13-860-16-1719-17-2579 1-859 4-1718 17-2578 10-859 31-1718 61-2577z">
            <text:p/>
          </draw:path>
          <draw:polygon draw:style-name="gr3" draw:text-style-name="P2" draw:layer="layout" svg:width="8.347cm" svg:height="1.901cm" svg:x="85.708cm" svg:y="88.478cm" svg:viewBox="0 0 8348 1902" draw:points="0,1902 8348,0">
            <text:p/>
          </draw:polygon>
          <draw:path draw:style-name="gr4" draw:text-style-name="P3" draw:layer="layout" svg:width="8.347cm" svg:height="1.901cm" svg:x="85.708cm" svg:y="88.478cm" svg:viewBox="0 0 8348 1902" svg:d="M0 1902c688-188 1380-367 2073-535 693-171 1387-333 2083-494 697-157 1393-312 2091-458 698-149 1398-287 2101-415-689 188-1380 367-2073 535-693 171-1388 333-2083 493-697 157-1394 312-2092 459-698 148-1398 286-2100 415z">
            <text:p/>
          </draw:path>
          <draw:polygon draw:style-name="gr3" draw:text-style-name="P2" draw:layer="layout" svg:width="8.74cm" svg:height="1.521cm" svg:x="85.695cm" svg:y="88.858cm" svg:viewBox="0 0 8741 1522" draw:points="8741,0 0,1522">
            <text:p/>
          </draw:polygon>
          <draw:path draw:style-name="gr4" draw:text-style-name="P3" draw:layer="layout" svg:width="7.709cm" svg:height="1.546cm" svg:x="86.21cm" svg:y="88.846cm" svg:viewBox="0 0 7710 1547" svg:d="M0 1547c379-152 760-299 1142-441 727-143 1455-277 2183-407 729-128 1458-253 2188-371 731-118 1463-228 2197-328-379 152-760 299-1143 441-726 143-1455 276-2183 406-728 128-1457 253-2188 371-731 119-1463 229-2196 329z">
            <text:p/>
          </draw:path>
          <draw:polygon draw:style-name="gr3" draw:text-style-name="P2" draw:layer="layout" svg:width="9.132cm" svg:height="1.141cm" svg:x="85.682cm" svg:y="89.238cm" svg:viewBox="0 0 9133 1142" draw:points="9133,0 0,1142">
            <text:p/>
          </draw:polygon>
          <draw:path draw:style-name="gr4" draw:text-style-name="P3" draw:layer="layout" svg:width="7.07cm" svg:height="1.19cm" svg:x="86.713cm" svg:y="89.214cm" svg:viewBox="0 0 7071 1191" svg:d="M0 1191c69-117 140-233 213-346 759-115 1519-220 2280-321 761-100 1524-194 2287-282 762-89 1526-170 2291-242-70 117-141 232-213 346-759 114-1520 219-2281 320-761 100-1523 194-2286 282-763 89-1526 171-2291 243z">
            <text:p/>
          </draw:path>
          <draw:polygon draw:style-name="gr3" draw:text-style-name="P2" draw:layer="layout" svg:width="9.525cm" svg:height="0.76cm" svg:x="85.669cm" svg:y="89.619cm" svg:viewBox="0 0 9526 761" draw:points="9526,0 0,761">
            <text:p/>
          </draw:polygon>
          <draw:path draw:style-name="gr4" draw:text-style-name="P3" draw:layer="layout" svg:width="7.866cm" svg:height="0.834cm" svg:x="86.498cm" svg:y="89.582cm" svg:viewBox="0 0 7867 835" svg:d="M717 835c-240-81-479-165-717-251 792-87 1586-164 2379-235 794-71 1589-135 2384-194 794-58 1590-112 2386-155 240 81 479 165 718 251-793 86-1586 163-2380 234s-1589 135-2384 194c-794 59-1590 112-2386 156z">
            <text:p/>
          </draw:path>
          <draw:polygon draw:style-name="gr3" draw:text-style-name="P2" draw:layer="layout" svg:width="9.917cm" svg:height="0.38cm" svg:x="85.656cm" svg:y="89.999cm" svg:viewBox="0 0 9918 381" draw:points="9918,0 0,381">
            <text:p/>
          </draw:polygon>
          <draw:path draw:style-name="gr4" draw:text-style-name="P3" draw:layer="layout" svg:width="9.088cm" svg:height="0.479cm" svg:x="86.071cm" svg:y="89.95cm" svg:viewBox="0 0 9089 480" svg:d="M1647 480c-550-45-1099-98-1647-157 825-59 1652-108 2479-148 826-42 1653-76 2480-106 827-29 1654-54 2483-69 550 46 1099 98 1647 157-825 58-1652 107-2479 148s-1653 76-2480 106c-827 29-1654 54-2483 69z">
            <text:p/>
          </draw:path>
          <draw:polygon draw:style-name="gr3" draw:text-style-name="P2" draw:layer="layout" svg:width="10.308cm" svg:height="0cm" svg:x="85.643cm" svg:y="90.379cm" svg:viewBox="0 0 10309 0" draw:points="10309,0 0,0">
            <text:p/>
          </draw:polygon>
          <draw:path draw:style-name="gr4" draw:text-style-name="P3" draw:layer="layout" svg:width="10.31cm" svg:height="0.158cm" svg:x="85.643cm" svg:y="90.3cm" svg:viewBox="0 0 10311 159" svg:d="M10311 80c-859 30-1718 51-2577 61-860 13-1720 16-2579 18-859-2-1718-5-2578-18-859-10-1718-31-2577-61 859-32 1718-53 2577-63 860-13 1719-16 2578-17 859 1 1719 4 2579 17 859 11 1718 31 2577 63z">
            <text:p/>
          </draw:path>
          <draw:polygon draw:style-name="gr3" draw:text-style-name="P2" draw:layer="layout" svg:width="1.901cm" svg:height="8.347cm" svg:x="95.949cm" svg:y="80.163cm" svg:viewBox="0 0 1902 8348" draw:points="0,0 1902,8348">
            <text:p/>
          </draw:polygon>
          <draw:path draw:style-name="gr4" draw:text-style-name="P3" draw:layer="layout" svg:width="1.901cm" svg:height="8.347cm" svg:x="95.949cm" svg:y="80.163cm" svg:viewBox="0 0 1902 8348" svg:d="M0 0c188 688 366 1379 535 2073 171 692 332 1387 493 2082 157 697 313 1394 459 2092 148 698 287 1398 415 2101-188-689-367-1380-536-2073-170-693-332-1388-493-2083-157-697-312-1394-458-2092-148-698-287-1398-415-2100z">
            <text:p/>
          </draw:path>
          <draw:polygon draw:style-name="gr3" draw:text-style-name="P2" draw:layer="layout" svg:width="1.521cm" svg:height="8.74cm" svg:x="95.949cm" svg:y="80.15cm" svg:viewBox="0 0 1522 8741" draw:points="1522,8741 0,0">
            <text:p/>
          </draw:polygon>
          <draw:path draw:style-name="gr4" draw:text-style-name="P3" draw:layer="layout" svg:width="1.546cm" svg:height="7.709cm" svg:x="95.937cm" svg:y="80.666cm" svg:viewBox="0 0 1547 7710" svg:d="M0 0c152 379 299 760 441 1142 143 726 276 1455 407 2183 128 729 253 1458 371 2188 118 731 228 1463 328 2197-153-379-299-760-442-1143-142-726-276-1455-406-2183-128-728-253-1457-371-2188s-228-1463-328-2196z">
            <text:p/>
          </draw:path>
          <draw:polygon draw:style-name="gr3" draw:text-style-name="P2" draw:layer="layout" svg:width="1.141cm" svg:height="9.132cm" svg:x="95.949cm" svg:y="80.137cm" svg:viewBox="0 0 1142 9133" draw:points="1142,9133 0,0">
            <text:p/>
          </draw:polygon>
          <draw:path draw:style-name="gr4" draw:text-style-name="P3" draw:layer="layout" svg:width="1.19cm" svg:height="7.07cm" svg:x="95.925cm" svg:y="81.168cm" svg:viewBox="0 0 1191 7071" svg:d="M0 0c117 69 232 140 346 212 114 760 219 1520 320 2281 100 761 194 1524 283 2286 88 763 169 1527 242 2292-118-70-233-141-346-213-115-760-220-1520-321-2281-99-761-194-1524-282-2286-89-763-171-1526-242-2291z">
            <text:p/>
          </draw:path>
          <draw:polygon draw:style-name="gr3" draw:text-style-name="P2" draw:layer="layout" svg:width="0.76cm" svg:height="9.524cm" svg:x="95.949cm" svg:y="80.124cm" svg:viewBox="0 0 761 9525" draw:points="761,9525 0,0">
            <text:p/>
          </draw:polygon>
          <draw:path draw:style-name="gr4" draw:text-style-name="P3" draw:layer="layout" svg:width="0.835cm" svg:height="7.866cm" svg:x="95.912cm" svg:y="80.954cm" svg:viewBox="0 0 836 7867" svg:d="M0 717c81-240 165-479 252-717 87 792 164 1586 234 2379 70 794 134 1589 195 2384 58 794 111 1590 155 2387-82 240-165 479-252 717-87-793-164-1586-234-2380s-134-1589-195-2384c-58-794-112-1590-155-2386z">
            <text:p/>
          </draw:path>
          <draw:polygon draw:style-name="gr3" draw:text-style-name="P2" draw:layer="layout" svg:width="0.38cm" svg:height="9.917cm" svg:x="95.949cm" svg:y="80.111cm" svg:viewBox="0 0 381 9918" draw:points="381,9918 0,0">
            <text:p/>
          </draw:polygon>
          <draw:path draw:style-name="gr4" draw:text-style-name="P3" draw:layer="layout" svg:width="0.479cm" svg:height="9.088cm" svg:x="95.9cm" svg:y="80.526cm" svg:viewBox="0 0 480 9089" svg:d="M0 1647c45-550 98-1099 156-1647 59 825 109 1652 149 2478 41 827 75 1653 105 2481 29 827 54 1654 70 2482-47 550-99 1099-157 1648-59-826-108-1653-148-2479-42-827-76-1653-106-2481-29-827-54-1654-69-2482z">
            <text:p/>
          </draw:path>
          <draw:polygon draw:style-name="gr3" draw:text-style-name="P2" draw:layer="layout" svg:width="0cm" svg:height="10.308cm" svg:x="95.949cm" svg:y="80.098cm" svg:viewBox="0 0 0 10309" draw:points="0,10309 0,0">
            <text:p/>
          </draw:polygon>
          <draw:path draw:style-name="gr4" draw:text-style-name="P3" draw:layer="layout" svg:width="0.158cm" svg:height="10.31cm" svg:x="95.87cm" svg:y="80.098cm" svg:viewBox="0 0 159 10311" svg:d="M80 10311c-32-859-53-1718-63-2577-13-860-16-1719-17-2579 1-859 4-1718 17-2578 10-859 31-1718 63-2577 30 859 51 1718 61 2577 13 860 16 1719 18 2578-2 860-5 1719-18 2579-10 859-31 1718-61 2577z">
            <text:p/>
          </draw:path>
          <draw:path draw:style-name="gr4" draw:text-style-name="P3" draw:layer="layout" svg:width="1.701cm" svg:height="1.533cm" svg:x="106.564cm" svg:y="89.682cm" svg:viewBox="0 0 1702 1534" svg:d="M1702 0l-90 391h-81c-10-69-35-131-73-188-39-57-79-90-122-100-20-5-49-8-87-9-39-1-71-2-96-2h-212l-139 600h149c54 0 96-6 126-18 31-12 60-29 86-50 21-17 45-47 72-89 26-43 46-80 58-110h81l-149 639h-80v-40c0-32-4-65-11-100-6-34-15-58-24-71-19-28-44-46-75-55s-67-13-106-13h-148l-99 427c-5 22-10 45-14 70-4 26-6 44-6 54 0 46 15 76 45 87 31 12 86 18 169 18 104 0 179-4 226-13 48-9 84-23 107-42 44-36 95-91 156-165 60-75 101-130 123-165h79l-140 478h-1427l18-79c18 0 44-3 80-7s63-9 80-14c28-10 49-24 64-44 14-19 25-41 31-66l248-1074c3-15 6-28 7-38s2-17 2-22c0-31-15-54-46-71s-80-31-150-41l19-78z">
            <text:p/>
          </draw:path>
          <draw:path draw:style-name="gr4" draw:text-style-name="P3" draw:layer="layout" svg:width="2.595cm" svg:height="1.55cm" svg:x="82.572cm" svg:y="89.682cm" svg:viewBox="0 0 2596 1551" svg:d="M2596 0l-20 78c-23 3-47 8-71 17-23 8-46 18-69 29-34 17-61 36-81 58-20 21-40 49-60 84-72 121-175 299-312 535-135 235-280 486-431 750h-225l-139-1131-622 1131h-217c-30-270-57-524-83-762s-45-414-58-527c-5-38-13-66-24-85-11-18-31-37-58-57-17-12-36-21-56-27s-44-11-70-15l18-78h802l-20 78c-52 6-92 12-121 19-29 6-50 13-65 21-13 8-20 16-22 25s-3 18-3 27c0 15 0 31 2 50 1 20 3 40 5 63 6 67 17 175 32 321 16 147 33 317 53 512l604-1116h230l140 1151c85-155 164-299 238-433 73-135 131-243 174-327 27-52 50-99 70-143s30-72 30-85c0-23-19-41-57-55-38-15-93-25-166-30l20-78z">
            <text:p/>
          </draw:path>
          <draw:path draw:style-name="gr4" draw:text-style-name="P3" draw:layer="layout" svg:width="2.13cm" svg:height="1.541cm" svg:x="94.72cm" svg:y="77.747cm" svg:viewBox="0 0 2131 1542" svg:d="M2131 0l-18 78c-20 3-50 6-88 12-38 5-76 19-113 42-31 20-57 53-79 101-22 47-44 117-66 208l-254 1101h-183l-660-1229-177 768c-9 40-16 78-21 113s-8 63-8 84c0 30 3 53 9 69s14 30 25 40c16 17 46 31 88 43 41 13 72 21 92 24l-19 79h-659l18-79c19-3 50-8 92-15s79-20 109-39c31-20 58-53 80-99 21-45 43-115 63-209l167-722c5-17 8-32 10-47 3-15 4-28 4-41 0-21-2-42-7-62-6-19-16-38-30-54-20-25-45-44-74-57-30-13-65-23-104-31l19-78h568l578 1081 144-629c11-46 18-84 23-113 4-29 7-56 7-81 0-28-4-51-10-69s-14-32-26-44c-16-16-45-30-85-42-39-13-70-21-92-25l19-78z">
            <text:p/>
          </draw:path>
          <draw:path draw:style-name="gr4" draw:text-style-name="P3" draw:layer="layout" svg:width="1.528cm" svg:height="1.617cm" svg:x="95.003cm" svg:y="101.611cm" svg:viewBox="0 0 1529 1618" svg:d="M667 1618c-85 0-171-10-257-31s-161-50-226-86l-93 75h-91l114-555h93c8 54 24 110 47 168 23 60 53 111 90 157 36 47 82 86 137 117s119 46 190 46c106 0 189-25 252-76 62-51 94-118 94-201 0-54-18-101-54-141-35-41-93-75-172-104-51-18-100-36-147-53-48-17-92-34-135-52-84-35-148-86-190-151-43-65-64-135-64-208 0-68 16-134 47-196 31-63 75-118 134-168 57-48 127-87 211-116s177-43 277-43c83 0 166 12 248 36s143 48 182 70l80-64h95l-113 523h-93c-9-61-23-119-40-174-18-54-42-103-73-146-30-42-68-75-113-100s-99-38-162-38c-88 0-162 25-221 74s-88 111-88 185c0 53 17 98 53 137 35 39 92 73 168 102 45 17 92 34 141 51 49 18 95 36 140 55 84 35 149 82 198 141 48 60 72 130 72 212 0 77-18 150-53 218s-85 126-148 175c-67 52-145 92-234 120-90 27-188 41-296 41z">
            <text:p/>
          </draw:path>
          <draw:polygon draw:style-name="gr4" draw:text-style-name="P3" draw:layer="layout" svg:width="0.457cm" svg:height="0.475cm" svg:x="101.222cm" svg:y="126.783cm" svg:viewBox="0 0 458 476" draw:points="0,52 54,0 458,420 399,476">
            <text:p/>
          </draw:polygon>
          <draw:polygon draw:style-name="gr4" draw:text-style-name="P3" draw:layer="layout" svg:width="0.445cm" svg:height="0.485cm" svg:x="101.036cm" svg:y="126.956cm" svg:viewBox="0 0 446 486" draw:points="0,49 57,0 446,433 384,486">
            <text:p/>
          </draw:polygon>
          <draw:polygon draw:style-name="gr4" draw:text-style-name="P3" draw:layer="layout" svg:width="0.418cm" svg:height="0.507cm" svg:x="100.647cm" svg:y="127.278cm" svg:viewBox="0 0 419 508" draw:points="0,46 59,0 419,458 355,508">
            <text:p/>
          </draw:polygon>
          <draw:polygon draw:style-name="gr4" draw:text-style-name="P3" draw:layer="layout" svg:width="0.388cm" svg:height="0.526cm" svg:x="100.239cm" svg:y="127.575cm" svg:viewBox="0 0 389 527" draw:points="0,43 61,0 389,480 322,527">
            <text:p/>
          </draw:polygon>
          <draw:polygon draw:style-name="gr4" draw:text-style-name="P3" draw:layer="layout" svg:width="0.374cm" svg:height="0.534cm" svg:x="100.027cm" svg:y="127.712cm" svg:viewBox="0 0 375 535" draw:points="0,40 64,0 375,492 306,535">
            <text:p/>
          </draw:polygon>
          <draw:polygon draw:style-name="gr4" draw:text-style-name="P3" draw:layer="layout" svg:width="0.405cm" svg:height="0.515cm" svg:x="100.446cm" svg:y="127.431cm" svg:viewBox="0 0 406 516" draw:points="0,43 62,0 406,469 339,516">
            <text:p/>
          </draw:polygon>
          <draw:polygon draw:style-name="gr4" draw:text-style-name="P3" draw:layer="layout" svg:width="0.43cm" svg:height="0.498cm" svg:x="100.845cm" svg:y="127.119cm" svg:viewBox="0 0 431 499" draw:points="0,49 57,0 431,446 369,499">
            <text:p/>
          </draw:polygon>
          <draw:polygon draw:style-name="gr4" draw:text-style-name="P3" draw:layer="layout" svg:width="0.361cm" svg:height="0.54cm" svg:x="99.826cm" svg:y="127.836cm" svg:viewBox="0 0 362 541" draw:points="0,36 66,0 362,501 291,541">
            <text:p/>
          </draw:polygon>
          <draw:polygon draw:style-name="gr4" draw:text-style-name="P3" draw:layer="layout" svg:width="0.343cm" svg:height="0.55cm" svg:x="99.607cm" svg:y="127.958cm" svg:viewBox="0 0 344 551" draw:points="0,36 65,0 344,511 273,551">
            <text:p/>
          </draw:polygon>
          <draw:polygon draw:style-name="gr4" draw:text-style-name="P3" draw:layer="layout" svg:width="0.312cm" svg:height="0.56cm" svg:x="99.154cm" svg:y="128.184cm" svg:viewBox="0 0 313 561" draw:points="0,30 69,0 313,528 239,561">
            <text:p/>
          </draw:polygon>
          <draw:polygon draw:style-name="gr4" draw:text-style-name="P3" draw:layer="layout" svg:width="0.277cm" svg:height="0.572cm" svg:x="98.689cm" svg:y="128.377cm" svg:viewBox="0 0 278 573" draw:points="0,26 71,0 278,544 201,573">
            <text:p/>
          </draw:polygon>
          <draw:polygon draw:style-name="gr4" draw:text-style-name="P3" draw:layer="layout" svg:width="0.259cm" svg:height="0.574cm" svg:x="98.452cm" svg:y="128.464cm" svg:viewBox="0 0 260 575" draw:points="0,22 71,0 260,550 183,575">
            <text:p/>
          </draw:polygon>
          <draw:polygon draw:style-name="gr4" draw:text-style-name="P3" draw:layer="layout" svg:width="0.293cm" svg:height="0.568cm" svg:x="98.924cm" svg:y="128.284cm" svg:viewBox="0 0 294 569" draw:points="0,30 69,0 294,537 219,569">
            <text:p/>
          </draw:polygon>
          <draw:polygon draw:style-name="gr4" draw:text-style-name="P3" draw:layer="layout" svg:width="0.328cm" svg:height="0.555cm" svg:x="99.382cm" svg:y="128.074cm" svg:viewBox="0 0 329 556" draw:points="0,33 67,0 329,520 256,556">
            <text:p/>
          </draw:polygon>
          <draw:polygon draw:style-name="gr4" draw:text-style-name="P3" draw:layer="layout" svg:width="0.242cm" svg:height="0.58cm" svg:x="98.229cm" svg:y="128.535cm" svg:viewBox="0 0 243 581" draw:points="0,23 71,0 243,557 165,581">
            <text:p/>
          </draw:polygon>
          <draw:polygon draw:style-name="gr4" draw:text-style-name="P3" draw:layer="layout" svg:width="0.224cm" svg:height="0.582cm" svg:x="97.987cm" svg:y="128.605cm" svg:viewBox="0 0 225 583" draw:points="0,19 72,0 225,562 147,583">
            <text:p/>
          </draw:polygon>
          <draw:path draw:style-name="gr4" draw:text-style-name="P3" draw:layer="layout" svg:width="0.188cm" svg:height="0.585cm" svg:x="97.496cm" svg:y="128.721cm" svg:viewBox="0 0 189 586" svg:d="M0 14c24-3 50-9 74-14l115 570c-26 6-54 12-81 16z">
            <text:p/>
          </draw:path>
          <draw:polygon draw:style-name="gr4" draw:text-style-name="P3" draw:layer="layout" svg:width="0.15cm" svg:height="0.585cm" svg:x="96.999cm" svg:y="128.802cm" svg:viewBox="0 0 151 586" draw:points="0,9 76,0 151,577 69,586">
            <text:p/>
          </draw:polygon>
          <draw:path draw:style-name="gr4" draw:text-style-name="P3" draw:layer="layout" svg:width="0.132cm" svg:height="0.584cm" svg:x="96.749cm" svg:y="128.832cm" svg:viewBox="0 0 133 585" svg:d="M0 6c25-3 51-4 76-6l57 579c-27 3-55 4-82 6z">
            <text:p/>
          </draw:path>
          <draw:polygon draw:style-name="gr4" draw:text-style-name="P3" draw:layer="layout" svg:width="0.169cm" svg:height="0.586cm" svg:x="97.248cm" svg:y="128.765cm" svg:viewBox="0 0 170 587" draw:points="0,12 74,0 170,573 89,587">
            <text:p/>
          </draw:polygon>
          <draw:polygon draw:style-name="gr4" draw:text-style-name="P3" draw:layer="layout" svg:width="0.206cm" svg:height="0.583cm" svg:x="97.742cm" svg:y="128.667cm" svg:viewBox="0 0 207 584" draw:points="0,16 73,0 207,567 127,584">
            <text:p/>
          </draw:polygon>
          <draw:polygon draw:style-name="gr4" draw:text-style-name="P3" draw:layer="layout" svg:width="0.113cm" svg:height="0.585cm" svg:x="96.515cm" svg:y="128.849cm" svg:viewBox="0 0 114 586" draw:points="0,5 76,0 114,580 32,586">
            <text:p/>
          </draw:polygon>
          <draw:polygon draw:style-name="gr4" draw:text-style-name="P3" draw:layer="layout" svg:width="0.094cm" svg:height="0.582cm" svg:x="96.264cm" svg:y="128.861cm" svg:viewBox="0 0 95 583" draw:points="0,2 76,0 95,581 12,583">
            <text:p/>
          </draw:polygon>
          <draw:polygon draw:style-name="gr4" draw:text-style-name="P3" draw:layer="layout" svg:width="0.101cm" svg:height="0.582cm" svg:x="95.735cm" svg:y="128.859cm" svg:viewBox="0 0 102 583" draw:points="25,0 102,1 82,583 0,581">
            <text:p/>
          </draw:polygon>
          <draw:polygon draw:style-name="gr4" draw:text-style-name="P3" draw:layer="layout" svg:width="0.139cm" svg:height="0.587cm" svg:x="95.195cm" svg:y="128.819cm" svg:viewBox="0 0 140 588" draw:points="64,0 140,8 81,588 0,579">
            <text:p/>
          </draw:polygon>
          <draw:path draw:style-name="gr4" draw:text-style-name="P3" draw:layer="layout" svg:width="0.158cm" svg:height="0.584cm" svg:x="94.927cm" svg:y="128.789cm" svg:viewBox="0 0 159 585" svg:d="M84 0c25 3 50 5 75 9l-78 576c-28-3-55-6-81-10z">
            <text:p/>
          </draw:path>
          <draw:polygon draw:style-name="gr4" draw:text-style-name="P3" draw:layer="layout" svg:width="0.12cm" svg:height="0.584cm" svg:x="95.465cm" svg:y="128.843cm" svg:viewBox="0 0 121 585" draw:points="45,0 121,5 81,585 0,579">
            <text:p/>
          </draw:polygon>
          <draw:polygon draw:style-name="gr4" draw:text-style-name="P3" draw:layer="layout" svg:width="0.082cm" svg:height="0.583cm" svg:x="96.006cm" svg:y="128.865cm" svg:viewBox="0 0 83 584" draw:points="6,0 83,2 83,584 0,582">
            <text:p/>
          </draw:polygon>
          <draw:polygon draw:style-name="gr4" draw:text-style-name="P3" draw:layer="layout" svg:width="0.176cm" svg:height="0.585cm" svg:x="94.678cm" svg:y="128.75cm" svg:viewBox="0 0 177 586" draw:points="102,0 177,12 81,586 0,572">
            <text:p/>
          </draw:polygon>
          <draw:polygon draw:style-name="gr4" draw:text-style-name="P3" draw:layer="layout" svg:width="0.194cm" svg:height="0.585cm" svg:x="94.412cm" svg:y="128.701cm" svg:viewBox="0 0 195 586" draw:points="121,0 195,16 79,586 0,568">
            <text:p/>
          </draw:polygon>
          <draw:polygon draw:style-name="gr4" draw:text-style-name="P3" draw:layer="layout" svg:width="0.231cm" svg:height="0.58cm" svg:x="93.886cm" svg:y="128.581cm" svg:viewBox="0 0 232 581" draw:points="159,0 232,19 78,581 0,560">
            <text:p/>
          </draw:polygon>
          <draw:path draw:style-name="gr4" draw:text-style-name="P3" draw:layer="layout" svg:width="0.267cm" svg:height="0.574cm" svg:x="93.37cm" svg:y="128.428cm" svg:viewBox="0 0 268 575" svg:d="M196 0c25 8 48 18 72 25l-191 550c-27-8-52-19-77-28z">
            <text:p/>
          </draw:path>
          <draw:polygon draw:style-name="gr4" draw:text-style-name="P3" draw:layer="layout" svg:width="0.285cm" svg:height="0.569cm" svg:x="93.116cm" svg:y="128.339cm" svg:viewBox="0 0 286 570" draw:points="216,0 286,26 77,570 0,541">
            <text:p/>
          </draw:polygon>
          <draw:polygon draw:style-name="gr4" draw:text-style-name="P3" draw:layer="layout" svg:width="0.249cm" svg:height="0.578cm" svg:x="93.627cm" svg:y="128.507cm" svg:viewBox="0 0 250 579" draw:points="178,0 250,22 78,579 0,554">
            <text:p/>
          </draw:polygon>
          <draw:path draw:style-name="gr4" draw:text-style-name="P3" draw:layer="layout" svg:width="0.213cm" svg:height="0.582cm" svg:x="94.148cm" svg:y="128.646cm" svg:viewBox="0 0 214 583" svg:d="M140 0c25 7 49 12 74 17l-135 566c-27-6-53-11-79-19z">
            <text:p/>
          </draw:path>
          <draw:polygon draw:style-name="gr4" draw:text-style-name="P3" draw:layer="layout" svg:width="0.3cm" svg:height="0.565cm" svg:x="92.884cm" svg:y="128.248cm" svg:viewBox="0 0 301 566" draw:points="232,0 301,30 74,566 0,533">
            <text:p/>
          </draw:polygon>
          <draw:path draw:style-name="gr4" draw:text-style-name="P3" draw:layer="layout" svg:width="0.317cm" svg:height="0.56cm" svg:x="92.637cm" svg:y="128.145cm" svg:viewBox="0 0 318 561" svg:d="M250 0c23 10 45 22 68 33l-246 528c-24-11-48-24-72-36z">
            <text:p/>
          </draw:path>
          <draw:polygon draw:style-name="gr4" draw:text-style-name="P3" draw:layer="layout" svg:width="0.35cm" svg:height="0.546cm" svg:x="92.156cm" svg:y="127.914cm" svg:viewBox="0 0 351 547" draw:points="285,0 351,36 70,547 0,507">
            <text:p/>
          </draw:polygon>
          <draw:polygon draw:style-name="gr4" draw:text-style-name="P3" draw:layer="layout" svg:width="0.381cm" svg:height="0.53cm" svg:x="91.691cm" svg:y="127.655cm" svg:viewBox="0 0 382 531" draw:points="318,0 382,39 68,531 0,488">
            <text:p/>
          </draw:polygon>
          <draw:polygon draw:style-name="gr4" draw:text-style-name="P3" draw:layer="layout" svg:width="0.395cm" svg:height="0.522cm" svg:x="91.468cm" svg:y="127.512cm" svg:viewBox="0 0 396 523" draw:points="334,0 396,43 66,523 0,477">
            <text:p/>
          </draw:polygon>
          <draw:polygon draw:style-name="gr4" draw:text-style-name="P3" draw:layer="layout" svg:width="0.365cm" svg:height="0.54cm" svg:x="91.921cm" svg:y="127.788cm" svg:viewBox="0 0 366 541" draw:points="302,0 366,39 69,541 0,498">
            <text:p/>
          </draw:polygon>
          <draw:polygon draw:style-name="gr4" draw:text-style-name="P3" draw:layer="layout" svg:width="0.334cm" svg:height="0.552cm" svg:x="92.394cm" svg:y="128.034cm" svg:viewBox="0 0 335 553" draw:points="267,0 335,33 72,553 0,517">
            <text:p/>
          </draw:polygon>
          <draw:polygon draw:style-name="gr4" draw:text-style-name="P3" draw:layer="layout" svg:width="0.408cm" svg:height="0.514cm" svg:x="91.264cm" svg:y="127.376cm" svg:viewBox="0 0 409 515" draw:points="350,0 409,46 64,515 0,465">
            <text:p/>
          </draw:polygon>
          <draw:polygon draw:style-name="gr4" draw:text-style-name="P3" draw:layer="layout" svg:width="0.424cm" svg:height="0.502cm" svg:x="91.049cm" svg:y="127.222cm" svg:viewBox="0 0 425 503" draw:points="365,0 425,45 64,503 0,453">
            <text:p/>
          </draw:polygon>
          <draw:path draw:style-name="gr4" draw:text-style-name="P3" draw:layer="layout" svg:width="0.448cm" svg:height="0.483cm" svg:x="90.639cm" svg:y="126.894cm" svg:viewBox="0 0 449 484" svg:d="M394 0c18 17 36 35 55 51l-390 433-59-56z">
            <text:p/>
          </draw:path>
          <draw:polygon draw:style-name="gr4" draw:text-style-name="P3" draw:layer="layout" svg:width="0.472cm" svg:height="0.459cm" svg:x="90.253cm" svg:y="126.54cm" svg:viewBox="0 0 473 460" draw:points="421,0 473,54 56,460 0,401">
            <text:p/>
          </draw:polygon>
          <draw:path draw:style-name="gr4" draw:text-style-name="P3" draw:layer="layout" svg:width="0.483cm" svg:height="0.447cm" svg:x="90.069cm" svg:y="126.356cm" svg:viewBox="0 0 484 448" svg:d="M434 0c16 19 32 38 50 56l-431 392c-19-20-36-41-53-61z">
            <text:p/>
          </draw:path>
          <draw:polygon draw:style-name="gr4" draw:text-style-name="P3" draw:layer="layout" svg:width="0.462cm" svg:height="0.47cm" svg:x="90.442cm" svg:y="126.72cm" svg:viewBox="0 0 463 471" draw:points="409,0 463,51 58,471 0,415">
            <text:p/>
          </draw:polygon>
          <draw:polygon draw:style-name="gr4" draw:text-style-name="P3" draw:layer="layout" svg:width="0.436cm" svg:height="0.493cm" svg:x="90.842cm" svg:y="127.06cm" svg:viewBox="0 0 437 494" draw:points="379,0 437,49 61,494 0,441">
            <text:p/>
          </draw:polygon>
          <draw:polygon draw:style-name="gr4" draw:text-style-name="P3" draw:layer="layout" svg:width="0.495cm" svg:height="0.434cm" svg:x="89.904cm" svg:y="126.179cm" svg:viewBox="0 0 496 435" draw:points="447,0 496,57 52,435 0,373">
            <text:p/>
          </draw:polygon>
          <draw:polygon draw:style-name="gr4" draw:text-style-name="P3" draw:layer="layout" svg:width="0.504cm" svg:height="0.422cm" svg:x="89.734cm" svg:y="125.983cm" svg:viewBox="0 0 505 423" draw:points="459,0 505,59 50,423 0,359">
            <text:p/>
          </draw:polygon>
          <draw:polygon draw:style-name="gr4" draw:text-style-name="P3" draw:layer="layout" svg:width="0.524cm" svg:height="0.393cm" svg:x="89.415cm" svg:y="125.577cm" svg:viewBox="0 0 525 394" draw:points="482,0 525,62 46,394 0,328">
            <text:p/>
          </draw:polygon>
          <draw:path draw:style-name="gr4" draw:text-style-name="P3" draw:layer="layout" svg:width="0.54cm" svg:height="0.363cm" svg:x="89.125cm" svg:y="125.153cm" svg:viewBox="0 0 541 364" svg:d="M503 0c11 21 24 43 38 64l-500 300c-15-23-29-46-41-70z">
            <text:p/>
          </draw:path>
          <draw:polygon draw:style-name="gr4" draw:text-style-name="P3" draw:layer="layout" svg:width="0.548cm" svg:height="0.347cm" svg:x="88.993cm" svg:y="124.933cm" svg:viewBox="0 0 549 348" draw:points="513,0 549,66 39,348 0,277">
            <text:p/>
          </draw:polygon>
          <draw:polygon draw:style-name="gr4" draw:text-style-name="P3" draw:layer="layout" svg:width="0.531cm" svg:height="0.379cm" svg:x="89.267cm" svg:y="125.366cm" svg:viewBox="0 0 532 380" draw:points="492,0 532,64 43,380 0,311">
            <text:p/>
          </draw:polygon>
          <draw:path draw:style-name="gr4" draw:text-style-name="P3" draw:layer="layout" svg:width="0.514cm" svg:height="0.407cm" svg:x="89.57cm" svg:y="125.783cm" svg:viewBox="0 0 515 408" svg:d="M470 0c13 21 29 40 45 60l-467 348c-17-22-34-43-48-65z">
            <text:p/>
          </draw:path>
          <draw:polygon draw:style-name="gr4" draw:text-style-name="P3" draw:layer="layout" svg:width="0.553cm" svg:height="0.333cm" svg:x="88.877cm" svg:y="124.725cm" svg:viewBox="0 0 554 334" draw:points="520,0 554,67 36,334 0,261">
            <text:p/>
          </draw:polygon>
          <draw:path draw:style-name="gr4" draw:text-style-name="P3" draw:layer="layout" svg:width="0.56cm" svg:height="0.316cm" svg:x="88.759cm" svg:y="124.499cm" svg:viewBox="0 0 561 317" svg:d="M530 0c9 23 20 46 31 68l-527 249c-13-24-24-48-34-73z">
            <text:p/>
          </draw:path>
          <draw:polygon draw:style-name="gr4" draw:text-style-name="P3" draw:layer="layout" svg:width="0.569cm" svg:height="0.281cm" svg:x="88.552cm" svg:y="124.035cm" svg:viewBox="0 0 570 282" draw:points="543,0 570,70 28,282 0,206">
            <text:p/>
          </draw:polygon>
          <draw:polygon draw:style-name="gr4" draw:text-style-name="P3" draw:layer="layout" svg:width="0.579cm" svg:height="0.246cm" svg:x="88.375cm" svg:y="123.559cm" svg:viewBox="0 0 580 247" draw:points="557,0 580,72 25,247 0,169">
            <text:p/>
          </draw:polygon>
          <draw:polygon draw:style-name="gr4" draw:text-style-name="P3" draw:layer="layout" svg:width="0.581cm" svg:height="0.228cm" svg:x="88.302cm" svg:y="123.317cm" svg:viewBox="0 0 582 229" draw:points="562,0 582,72 21,229 0,150">
            <text:p/>
          </draw:polygon>
          <draw:path draw:style-name="gr4" draw:text-style-name="P3" draw:layer="layout" svg:width="0.574cm" svg:height="0.265cm" svg:x="88.459cm" svg:y="123.798cm" svg:viewBox="0 0 575 266" svg:d="M551 0c8 24 15 48 24 72l-550 194c-10-25-17-51-25-78z">
            <text:p/>
          </draw:path>
          <draw:polygon draw:style-name="gr4" draw:text-style-name="P3" draw:layer="layout" svg:width="0.566cm" svg:height="0.298cm" svg:x="88.651cm" svg:y="124.268cm" svg:viewBox="0 0 567 299" draw:points="537,0 567,69 32,299 0,224">
            <text:p/>
          </draw:polygon>
          <draw:polygon draw:style-name="gr4" draw:text-style-name="P3" draw:layer="layout" svg:width="0.582cm" svg:height="0.212cm" svg:x="88.24cm" svg:y="123.09cm" svg:viewBox="0 0 583 213" draw:points="567,0 583,74 17,213 0,133">
            <text:p/>
          </draw:polygon>
          <draw:polygon draw:style-name="gr4" draw:text-style-name="P3" draw:layer="layout" svg:width="0.585cm" svg:height="0.193cm" svg:x="88.182cm" svg:y="122.845cm" svg:viewBox="0 0 586 194" draw:points="570,0 586,74 17,194 0,114">
            <text:p/>
          </draw:polygon>
          <draw:polygon draw:style-name="gr4" draw:text-style-name="P3" draw:layer="layout" svg:width="0.584cm" svg:height="0.156cm" svg:x="88.096cm" svg:y="122.348cm" svg:viewBox="0 0 585 157" draw:points="576,0 585,75 9,157 0,75">
            <text:p/>
          </draw:polygon>
          <draw:polygon draw:style-name="gr4" draw:text-style-name="P3" draw:layer="layout" svg:width="0.585cm" svg:height="0.117cm" svg:x="88.044cm" svg:y="121.848cm" svg:viewBox="0 0 586 118" draw:points="581,0 586,76 5,118 0,35">
            <text:p/>
          </draw:polygon>
          <draw:polygon draw:style-name="gr4" draw:text-style-name="P3" draw:layer="layout" svg:width="0.582cm" svg:height="0.098cm" svg:x="88.032cm" svg:y="121.597cm" svg:viewBox="0 0 583 99" draw:points="581,0 583,76 2,99 0,16">
            <text:p/>
          </draw:polygon>
          <draw:polygon draw:style-name="gr4" draw:text-style-name="P3" draw:layer="layout" svg:width="0.587cm" svg:height="0.136cm" svg:x="88.064cm" svg:y="122.099cm" svg:viewBox="0 0 588 137" draw:points="579,0 588,75 9,137 0,55">
            <text:p/>
          </draw:polygon>
          <draw:polygon draw:style-name="gr4" draw:text-style-name="P3" draw:layer="layout" svg:width="0.586cm" svg:height="0.174cm" svg:x="88.136cm" svg:y="122.597cm" svg:viewBox="0 0 587 175" draw:points="574,0 587,74 13,175 0,94">
            <text:p/>
          </draw:polygon>
          <draw:path draw:style-name="gr4" draw:text-style-name="P3" draw:layer="layout" svg:width="0.582cm" svg:height="0.082cm" svg:x="88.026cm" svg:y="121.361cm" svg:viewBox="0 0 583 83" svg:d="M581 1c-1 26 1 51 2 77l-582 5c0-28-1-55-1-83z">
            <text:p/>
          </draw:path>
          <draw:polygon draw:style-name="gr4" draw:text-style-name="P3" draw:layer="layout" svg:width="0.582cm" svg:height="0.096cm" svg:x="88.032cm" svg:y="121.091cm" svg:viewBox="0 0 583 97" draw:points="583,20 581,97 0,83 1,0">
            <text:p/>
          </draw:polygon>
          <draw:path draw:style-name="gr4" draw:text-style-name="P3" draw:layer="layout" svg:width="0.586cm" svg:height="0.134cm" svg:x="88.062cm" svg:y="120.55cm" svg:viewBox="0 0 587 135" svg:d="M587 59c-3 25-7 50-8 76l-579-54c1-28 5-55 8-81z">
            <text:p/>
          </draw:path>
          <draw:polygon draw:style-name="gr4" draw:text-style-name="P3" draw:layer="layout" svg:width="0.586cm" svg:height="0.172cm" svg:x="88.131cm" svg:y="120.013cm" svg:viewBox="0 0 587 173" draw:points="587,99 575,173 0,80 13,0">
            <text:p/>
          </draw:polygon>
          <draw:polygon draw:style-name="gr4" draw:text-style-name="P3" draw:layer="layout" svg:width="0.586cm" svg:height="0.191cm" svg:x="88.177cm" svg:y="119.747cm" svg:viewBox="0 0 587 192" draw:points="587,118 571,192 0,80 17,0">
            <text:p/>
          </draw:polygon>
          <draw:polygon draw:style-name="gr4" draw:text-style-name="P3" draw:layer="layout" svg:width="0.585cm" svg:height="0.153cm" svg:x="88.093cm" svg:y="120.281cm" svg:viewBox="0 0 586 154" draw:points="586,79 577,154 0,81 9,0">
            <text:p/>
          </draw:polygon>
          <draw:polygon draw:style-name="gr4" draw:text-style-name="P3" draw:layer="layout" svg:width="0.585cm" svg:height="0.115cm" svg:x="88.042cm" svg:y="120.82cm" svg:viewBox="0 0 586 116" draw:points="586,39 580,116 0,82 6,0">
            <text:p/>
          </draw:polygon>
          <draw:polygon draw:style-name="gr4" draw:text-style-name="P3" draw:layer="layout" svg:width="0.582cm" svg:height="0.208cm" svg:x="88.23cm" svg:y="119.501cm" svg:viewBox="0 0 583 209" draw:points="583,135 567,209 0,79 17,0">
            <text:p/>
          </draw:polygon>
          <draw:polygon draw:style-name="gr4" draw:text-style-name="P3" draw:layer="layout" svg:width="0.581cm" svg:height="0.226cm" svg:x="88.295cm" svg:y="119.239cm" svg:viewBox="0 0 582 227" draw:points="582,154 562,227 0,78 21,0">
            <text:p/>
          </draw:polygon>
          <draw:polygon draw:style-name="gr4" draw:text-style-name="P3" draw:layer="layout" svg:width="0.573cm" svg:height="0.263cm" svg:x="88.45cm" svg:y="118.721cm" svg:viewBox="0 0 574 264" draw:points="574,191 551,264 0,78 25,0">
            <text:p/>
          </draw:polygon>
          <draw:polygon draw:style-name="gr4" draw:text-style-name="P3" draw:layer="layout" svg:width="0.566cm" svg:height="0.297cm" svg:x="88.64cm" svg:y="118.216cm" svg:viewBox="0 0 567 298" draw:points="567,229 537,298 0,75 32,0">
            <text:p/>
          </draw:polygon>
          <draw:path draw:style-name="gr4" draw:text-style-name="P3" draw:layer="layout" svg:width="0.559cm" svg:height="0.314cm" svg:x="88.748cm" svg:y="117.968cm" svg:viewBox="0 0 560 315" svg:d="M560 246c-12 22-21 46-31 69l-529-241c10-25 20-50 32-74z">
            <text:p/>
          </draw:path>
          <draw:polygon draw:style-name="gr4" draw:text-style-name="P3" draw:layer="layout" svg:width="0.57cm" svg:height="0.28cm" svg:x="88.542cm" svg:y="118.467cm" svg:viewBox="0 0 571 281" draw:points="571,210 544,281 0,76 28,0">
            <text:p/>
          </draw:polygon>
          <draw:polygon draw:style-name="gr4" draw:text-style-name="P3" draw:layer="layout" svg:width="0.58cm" svg:height="0.244cm" svg:x="88.367cm" svg:y="118.979cm" svg:viewBox="0 0 581 245" draw:points="581,173 558,245 0,77 25,0">
            <text:p/>
          </draw:polygon>
          <draw:polygon draw:style-name="gr4" draw:text-style-name="P3" draw:layer="layout" svg:width="0.554cm" svg:height="0.329cm" svg:x="88.857cm" svg:y="117.741cm" svg:viewBox="0 0 555 330" draw:points="555,263 521,330 0,73 36,0">
            <text:p/>
          </draw:polygon>
          <draw:polygon draw:style-name="gr4" draw:text-style-name="P3" draw:layer="layout" svg:width="0.549cm" svg:height="0.345cm" svg:x="88.98cm" svg:y="117.502cm" svg:viewBox="0 0 550 346" draw:points="550,280 513,346 0,70 39,0">
            <text:p/>
          </draw:polygon>
          <draw:polygon draw:style-name="gr4" draw:text-style-name="P3" draw:layer="layout" svg:width="0.532cm" svg:height="0.377cm" svg:x="89.252cm" svg:y="117.036cm" svg:viewBox="0 0 533 378" draw:points="533,314 493,378 0,69 43,0">
            <text:p/>
          </draw:polygon>
          <draw:path draw:style-name="gr4" draw:text-style-name="P3" draw:layer="layout" svg:width="0.514cm" svg:height="0.406cm" svg:x="89.554cm" svg:y="116.589cm" svg:viewBox="0 0 515 407" svg:d="M515 346c-16 19-30 40-44 61l-471-342c15-22 30-44 47-65z">
            <text:p/>
          </draw:path>
          <draw:polygon draw:style-name="gr4" draw:text-style-name="P3" draw:layer="layout" svg:width="0.505cm" svg:height="0.42cm" svg:x="89.717cm" svg:y="116.374cm" svg:viewBox="0 0 506 421" draw:points="506,361 460,421 0,64 49,0">
            <text:p/>
          </draw:polygon>
          <draw:polygon draw:style-name="gr4" draw:text-style-name="P3" draw:layer="layout" svg:width="0.525cm" svg:height="0.391cm" svg:x="89.399cm" svg:y="116.81cm" svg:viewBox="0 0 526 392" draw:points="526,330 482,392 0,66 46,0">
            <text:p/>
          </draw:polygon>
          <draw:path draw:style-name="gr4" draw:text-style-name="P3" draw:layer="layout" svg:width="0.54cm" svg:height="0.362cm" svg:x="89.111cm" svg:y="117.265cm" svg:viewBox="0 0 541 363" svg:d="M541 298c-13 21-24 44-37 65l-504-293c13-23 25-48 40-70z">
            <text:p/>
          </draw:path>
          <draw:polygon draw:style-name="gr4" draw:text-style-name="P3" draw:layer="layout" svg:width="0.497cm" svg:height="0.432cm" svg:x="89.874cm" svg:y="116.179cm" svg:viewBox="0 0 498 433" draw:points="498,376 449,433 0,61 52,0">
            <text:p/>
          </draw:polygon>
          <draw:polygon draw:style-name="gr4" draw:text-style-name="P3" draw:layer="layout" svg:width="0.484cm" svg:height="0.447cm" svg:x="90.05cm" svg:y="115.974cm" svg:viewBox="0 0 485 448" draw:points="485,391 435,448 0,61 53,0">
            <text:p/>
          </draw:polygon>
          <draw:polygon draw:style-name="gr4" draw:text-style-name="P3" draw:layer="layout" svg:width="0.463cm" svg:height="0.469cm" svg:x="90.422cm" svg:y="115.586cm" svg:viewBox="0 0 464 470" draw:points="464,418 409,470 0,56 58,0">
            <text:p/>
          </draw:polygon>
          <draw:polygon draw:style-name="gr4" draw:text-style-name="P3" draw:layer="layout" svg:width="0.437cm" svg:height="0.492cm" svg:x="90.821cm" svg:y="115.222cm" svg:viewBox="0 0 438 493" draw:points="438,444 381,493 0,53 61,0">
            <text:p/>
          </draw:polygon>
          <draw:polygon draw:style-name="gr4" draw:text-style-name="P3" draw:layer="layout" svg:width="0.425cm" svg:height="0.501cm" svg:x="91.027cm" svg:y="115.05cm" svg:viewBox="0 0 426 502" draw:points="426,457 366,502 0,49 64,0">
            <text:p/>
          </draw:polygon>
          <draw:polygon draw:style-name="gr4" draw:text-style-name="P3" draw:layer="layout" svg:width="0.449cm" svg:height="0.482cm" svg:x="90.619cm" svg:y="115.399cm" svg:viewBox="0 0 450 483" draw:points="450,432 395,483 0,56 58,0">
            <text:p/>
          </draw:polygon>
          <draw:polygon draw:style-name="gr4" draw:text-style-name="P3" draw:layer="layout" svg:width="0.474cm" svg:height="0.458cm" svg:x="90.234cm" svg:y="115.778cm" svg:viewBox="0 0 475 459" draw:points="475,404 423,459 0,58 55,0">
            <text:p/>
          </draw:polygon>
          <draw:polygon draw:style-name="gr4" draw:text-style-name="P3" draw:layer="layout" svg:width="0.411cm" svg:height="0.513cm" svg:x="91.227cm" svg:y="114.896cm" svg:viewBox="0 0 412 514" draw:points="412,468 353,514 0,49 64,0">
            <text:p/>
          </draw:polygon>
          <draw:polygon draw:style-name="gr4" draw:text-style-name="P3" draw:layer="layout" svg:width="0.397cm" svg:height="0.521cm" svg:x="91.445cm" svg:y="114.739cm" svg:viewBox="0 0 398 522" draw:points="398,479 337,522 0,46 66,0">
            <text:p/>
          </draw:polygon>
          <draw:polygon draw:style-name="gr4" draw:text-style-name="P3" draw:layer="layout" svg:width="0.366cm" svg:height="0.539cm" svg:x="91.898cm" svg:y="114.444cm" svg:viewBox="0 0 367 540" draw:points="367,500 303,540 0,43 68,0">
            <text:p/>
          </draw:polygon>
          <draw:polygon draw:style-name="gr4" draw:text-style-name="P3" draw:layer="layout" svg:width="0.336cm" svg:height="0.551cm" svg:x="92.369cm" svg:y="114.184cm" svg:viewBox="0 0 337 552" draw:points="337,518 269,552 0,36 73,0">
            <text:p/>
          </draw:polygon>
          <draw:polygon draw:style-name="gr4" draw:text-style-name="P3" draw:layer="layout" svg:width="0.318cm" svg:height="0.56cm" svg:x="92.612cm" svg:y="114.064cm" svg:viewBox="0 0 319 561" draw:points="319,528 251,561 0,36 73,0">
            <text:p/>
          </draw:polygon>
          <draw:polygon draw:style-name="gr4" draw:text-style-name="P3" draw:layer="layout" svg:width="0.351cm" svg:height="0.545cm" svg:x="92.132cm" svg:y="114.311cm" svg:viewBox="0 0 352 546" draw:points="352,509 286,546 0,39 71,0">
            <text:p/>
          </draw:polygon>
          <draw:polygon draw:style-name="gr4" draw:text-style-name="P3" draw:layer="layout" svg:width="0.383cm" svg:height="0.529cm" svg:x="91.668cm" svg:y="114.588cm" svg:viewBox="0 0 384 530" draw:points="384,490 320,530 0,43 69,0">
            <text:p/>
          </draw:polygon>
          <draw:polygon draw:style-name="gr4" draw:text-style-name="P3" draw:layer="layout" svg:width="0.303cm" svg:height="0.564cm" svg:x="92.841cm" svg:y="113.962cm" svg:viewBox="0 0 304 565" draw:points="304,535 234,565 0,32 74,0">
            <text:p/>
          </draw:polygon>
          <draw:polygon draw:style-name="gr4" draw:text-style-name="P3" draw:layer="layout" svg:width="0.287cm" svg:height="0.568cm" svg:x="93.09cm" svg:y="113.86cm" svg:viewBox="0 0 288 569" draw:points="288,543 218,569 0,28 77,0">
            <text:p/>
          </draw:polygon>
          <draw:polygon draw:style-name="gr4" draw:text-style-name="P3" draw:layer="layout" svg:width="0.251cm" svg:height="0.577cm" svg:x="93.601cm" svg:y="113.68cm" svg:viewBox="0 0 252 578" draw:points="252,554 180,578 0,24 77,0">
            <text:p/>
          </draw:polygon>
          <draw:path draw:style-name="gr4" draw:text-style-name="P3" draw:layer="layout" svg:width="0.215cm" svg:height="0.583cm" svg:x="94.121cm" svg:y="113.534cm" svg:viewBox="0 0 216 584" svg:d="M216 565c-24 5-48 12-74 19l-142-564c26-7 52-15 79-20z">
            <text:p/>
          </draw:path>
          <draw:polygon draw:style-name="gr4" draw:text-style-name="P3" draw:layer="layout" svg:width="0.197cm" svg:height="0.585cm" svg:x="94.385cm" svg:y="113.477cm" svg:viewBox="0 0 198 586" draw:points="198,570 123,586 0,17 80,0">
            <text:p/>
          </draw:polygon>
          <draw:polygon draw:style-name="gr4" draw:text-style-name="P3" draw:layer="layout" svg:width="0.233cm" svg:height="0.579cm" svg:x="93.859cm" svg:y="113.604cm" svg:viewBox="0 0 234 580" draw:points="234,560 161,580 0,21 78,0">
            <text:p/>
          </draw:polygon>
          <draw:polygon draw:style-name="gr4" draw:text-style-name="P3" draw:layer="layout" svg:width="0.268cm" svg:height="0.574cm" svg:x="93.344cm" svg:y="113.764cm" svg:viewBox="0 0 269 575" draw:points="269,548 198,575 0,28 76,0">
            <text:p/>
          </draw:polygon>
          <draw:polygon draw:style-name="gr4" draw:text-style-name="P3" draw:layer="layout" svg:width="0.179cm" svg:height="0.585cm" svg:x="94.632cm" svg:y="113.43cm" svg:viewBox="0 0 180 586" draw:points="180,574 105,586 0,13 80,0">
            <text:p/>
          </draw:polygon>
          <draw:path draw:style-name="gr4" draw:text-style-name="P3" draw:layer="layout" svg:width="0.161cm" svg:height="0.586cm" svg:x="94.899cm" svg:y="113.387cm" svg:viewBox="0 0 162 587" svg:d="M162 577c-25 2-51 6-76 10l-86-576c26-5 54-8 81-11z">
            <text:p/>
          </draw:path>
          <draw:polygon draw:style-name="gr4" draw:text-style-name="P3" draw:layer="layout" svg:width="0.122cm" svg:height="0.584cm" svg:x="95.437cm" svg:y="113.332cm" svg:viewBox="0 0 123 585" draw:points="123,580 47,585 0,5 82,0">
            <text:p/>
          </draw:polygon>
          <draw:polygon draw:style-name="gr4" draw:text-style-name="P3" draw:layer="layout" svg:width="0.084cm" svg:height="0.582cm" svg:x="95.978cm" svg:y="113.31cm" svg:viewBox="0 0 85 583" draw:points="85,581 8,583 0,1 83,0">
            <text:p/>
          </draw:polygon>
          <draw:polygon draw:style-name="gr4" draw:text-style-name="P3" draw:layer="layout" svg:width="0.092cm" svg:height="0.582cm" svg:x="96.238cm" svg:y="113.313cm" svg:viewBox="0 0 93 583" draw:points="76,583 0,581 11,0 93,2">
            <text:p/>
          </draw:polygon>
          <draw:polygon draw:style-name="gr4" draw:text-style-name="P3" draw:layer="layout" svg:width="0.103cm" svg:height="0.582cm" svg:x="95.707cm" svg:y="113.317cm" svg:viewBox="0 0 104 583" draw:points="104,581 27,583 0,2 82,0">
            <text:p/>
          </draw:polygon>
          <draw:polygon draw:style-name="gr4" draw:text-style-name="P3" draw:layer="layout" svg:width="0.141cm" svg:height="0.586cm" svg:x="95.168cm" svg:y="113.355cm" svg:viewBox="0 0 142 587" draw:points="142,578 66,587 0,9 81,0">
            <text:p/>
          </draw:polygon>
          <draw:polygon draw:style-name="gr4" draw:text-style-name="P3" draw:layer="layout" svg:width="0.11cm" svg:height="0.585cm" svg:x="96.472cm" svg:y="113.32cm" svg:viewBox="0 0 111 586" draw:points="76,586 0,580 29,0 111,5">
            <text:p/>
          </draw:polygon>
          <draw:polygon draw:style-name="gr4" draw:text-style-name="P3" draw:layer="layout" svg:width="0.129cm" svg:height="0.584cm" svg:x="96.723cm" svg:y="113.339cm" svg:viewBox="0 0 130 585" draw:points="76,585 0,580 48,0 130,5">
            <text:p/>
          </draw:polygon>
          <draw:polygon draw:style-name="gr4" draw:text-style-name="P3" draw:layer="layout" svg:width="0.167cm" svg:height="0.587cm" svg:x="97.223cm" svg:y="113.402cm" svg:viewBox="0 0 168 588" draw:points="75,588 0,576 87,0 168,13">
            <text:p/>
          </draw:polygon>
          <draw:polygon draw:style-name="gr4" draw:text-style-name="P3" draw:layer="layout" svg:width="0.205cm" svg:height="0.583cm" svg:x="97.717cm" svg:y="113.502cm" svg:viewBox="0 0 206 584" draw:points="74,584 0,567 126,0 206,17">
            <text:p/>
          </draw:polygon>
          <draw:polygon draw:style-name="gr4" draw:text-style-name="P3" draw:layer="layout" svg:width="0.223cm" svg:height="0.582cm" svg:x="97.961cm" svg:y="113.564cm" svg:viewBox="0 0 224 583" draw:points="73,583 0,563 145,0 224,21">
            <text:p/>
          </draw:polygon>
          <draw:path draw:style-name="gr4" draw:text-style-name="P3" draw:layer="layout" svg:width="0.186cm" svg:height="0.584cm" svg:x="97.471cm" svg:y="113.447cm" svg:viewBox="0 0 187 585" svg:d="M75 585c-25-6-51-9-75-14l106-571c27 4 55 8 81 14z">
            <text:p/>
          </draw:path>
          <draw:polygon draw:style-name="gr4" draw:text-style-name="P3" draw:layer="layout" svg:width="0.148cm" svg:height="0.585cm" svg:x="96.973cm" svg:y="113.367cm" svg:viewBox="0 0 149 586" draw:points="75,586 0,577 67,0 149,9">
            <text:p/>
          </draw:polygon>
          <draw:path draw:style-name="gr4" draw:text-style-name="P3" draw:layer="layout" svg:width="0.24cm" svg:height="0.579cm" svg:x="98.187cm" svg:y="113.629cm" svg:viewBox="0 0 241 580" svg:d="M73 580c-25-8-49-14-73-21l162-559c28 7 54 14 79 22z">
            <text:p/>
          </draw:path>
          <draw:polygon draw:style-name="gr4" draw:text-style-name="P3" draw:layer="layout" svg:width="0.258cm" svg:height="0.575cm" svg:x="98.427cm" svg:y="113.71cm" svg:viewBox="0 0 259 576" draw:points="72,576 0,553 181,0 259,25">
            <text:p/>
          </draw:polygon>
          <draw:path draw:style-name="gr4" draw:text-style-name="P3" draw:layer="layout" svg:width="0.292cm" svg:height="0.568cm" svg:x="98.9cm" svg:y="113.894cm" svg:viewBox="0 0 293 569" svg:d="M69 569c-23-9-46-20-69-29l218-540c25 9 50 21 75 31z">
            <text:p/>
          </draw:path>
          <draw:polygon draw:style-name="gr4" draw:text-style-name="P3" draw:layer="layout" svg:width="0.326cm" svg:height="0.556cm" svg:x="99.359cm" svg:y="114.116cm" svg:viewBox="0 0 327 557" draw:points="67,557 0,524 254,0 327,36">
            <text:p/>
          </draw:polygon>
          <draw:polygon draw:style-name="gr4" draw:text-style-name="P3" draw:layer="layout" svg:width="0.342cm" svg:height="0.551cm" svg:x="99.584cm" svg:y="114.236cm" svg:viewBox="0 0 343 552" draw:points="65,552 0,515 272,0 343,39">
            <text:p/>
          </draw:polygon>
          <draw:polygon draw:style-name="gr4" draw:text-style-name="P3" draw:layer="layout" svg:width="0.31cm" svg:height="0.561cm" svg:x="99.131cm" svg:y="114.002cm" svg:viewBox="0 0 311 562" draw:points="69,562 0,532 237,0 311,32">
            <text:p/>
          </draw:polygon>
          <draw:polygon draw:style-name="gr4" draw:text-style-name="P3" draw:layer="layout" svg:width="0.275cm" svg:height="0.572cm" svg:x="98.665cm" svg:y="113.799cm" svg:viewBox="0 0 276 573" draw:points="71,573 0,546 200,0 276,28">
            <text:p/>
          </draw:polygon>
          <draw:polygon draw:style-name="gr4" draw:text-style-name="P3" draw:layer="layout" svg:width="0.358cm" svg:height="0.542cm" svg:x="99.788cm" svg:y="114.359cm" svg:viewBox="0 0 359 543" draw:points="65,543 0,507 288,0 359,39">
            <text:p/>
          </draw:polygon>
          <draw:polygon draw:style-name="gr4" draw:text-style-name="P3" draw:layer="layout" svg:width="0.373cm" svg:height="0.535cm" svg:x="100.005cm" svg:y="114.497cm" svg:viewBox="0 0 374 536" draw:points="64,536 0,496 305,0 374,43">
            <text:p/>
          </draw:polygon>
          <draw:polygon draw:style-name="gr4" draw:text-style-name="P3" draw:layer="layout" svg:width="0.403cm" svg:height="0.516cm" svg:x="100.424cm" svg:y="114.795cm" svg:viewBox="0 0 404 517" draw:points="62,517 0,474 337,0 404,46">
            <text:p/>
          </draw:polygon>
          <draw:polygon draw:style-name="gr4" draw:text-style-name="P3" draw:layer="layout" svg:width="0.429cm" svg:height="0.499cm" svg:x="100.826cm" svg:y="115.122cm" svg:viewBox="0 0 430 500" draw:points="57,500 0,451 369,0 430,52">
            <text:p/>
          </draw:polygon>
          <draw:polygon draw:style-name="gr4" draw:text-style-name="P3" draw:layer="layout" svg:width="0.444cm" svg:height="0.486cm" svg:x="101.016cm" svg:y="115.298cm" svg:viewBox="0 0 445 487" draw:points="57,487 0,438 384,0 445,52">
            <text:p/>
          </draw:polygon>
          <draw:polygon draw:style-name="gr4" draw:text-style-name="P3" draw:layer="layout" svg:width="0.416cm" svg:height="0.508cm" svg:x="100.627cm" svg:y="114.956cm" svg:viewBox="0 0 417 509" draw:points="59,509 0,462 353,0 417,49">
            <text:p/>
          </draw:polygon>
          <draw:polygon draw:style-name="gr4" draw:text-style-name="P3" draw:layer="layout" svg:width="0.387cm" svg:height="0.528cm" svg:x="100.218cm" svg:y="114.64cm" svg:viewBox="0 0 388 529" draw:points="61,529 0,486 321,0 388,46">
            <text:p/>
          </draw:polygon>
          <draw:polygon draw:style-name="gr4" draw:text-style-name="P3" draw:layer="layout" svg:width="0.454cm" svg:height="0.477cm" svg:x="101.19cm" svg:y="115.467cm" svg:viewBox="0 0 455 478" draw:points="54,478 0,426 396,0 455,55">
            <text:p/>
          </draw:polygon>
          <draw:path draw:style-name="gr4" draw:text-style-name="P3" draw:layer="layout" svg:width="0.466cm" svg:height="0.466cm" svg:x="101.372cm" svg:y="115.654cm" svg:viewBox="0 0 467 467" svg:d="M52 467c-17-18-34-37-52-54l410-413c20 17 38 38 57 57z">
            <text:p/>
          </draw:path>
          <draw:polygon draw:style-name="gr4" draw:text-style-name="P3" draw:layer="layout" svg:width="0.489cm" svg:height="0.441cm" svg:x="101.717cm" svg:y="116.049cm" svg:viewBox="0 0 490 442" draw:points="49,442 0,385 437,0 490,61">
            <text:p/>
          </draw:polygon>
          <draw:polygon draw:style-name="gr4" draw:text-style-name="P3" draw:layer="layout" svg:width="0.51cm" svg:height="0.414cm" svg:x="102.036cm" svg:y="116.467cm" svg:viewBox="0 0 511 415" draw:points="46,415 0,356 461,0 511,64">
            <text:p/>
          </draw:polygon>
          <draw:polygon draw:style-name="gr4" draw:text-style-name="P3" draw:layer="layout" svg:width="0.518cm" svg:height="0.401cm" svg:x="102.187cm" svg:y="116.684cm" svg:viewBox="0 0 519 402" draw:points="43,402 0,340 472,0 519,66">
            <text:p/>
          </draw:polygon>
          <draw:path draw:style-name="gr4" draw:text-style-name="P3" draw:layer="layout" svg:width="0.499cm" svg:height="0.427cm" svg:x="101.881cm" svg:y="116.254cm" svg:viewBox="0 0 500 428" svg:d="M47 428c-15-20-31-40-47-58l449-370c18 20 34 41 51 62z">
            <text:p/>
          </draw:path>
          <draw:polygon draw:style-name="gr4" draw:text-style-name="P3" draw:layer="layout" svg:width="0.479cm" svg:height="0.453cm" svg:x="101.547cm" svg:y="115.849cm" svg:viewBox="0 0 480 454" draw:points="52,454 0,400 424,0 480,58">
            <text:p/>
          </draw:polygon>
          <draw:path draw:style-name="gr4" draw:text-style-name="P3" draw:layer="layout" svg:width="0.528cm" svg:height="0.386cm" svg:x="102.32cm" svg:y="116.891cm" svg:viewBox="0 0 529 387" svg:d="M42 387c-13-21-28-41-42-62l484-325c15 22 31 43 45 67z">
            <text:p/>
          </draw:path>
          <draw:polygon draw:style-name="gr4" draw:text-style-name="P3" draw:layer="layout" svg:width="0.536cm" svg:height="0.371cm" svg:x="102.456cm" svg:y="117.119cm" svg:viewBox="0 0 537 372" draw:points="39,372 0,308 494,0 537,68">
            <text:p/>
          </draw:polygon>
          <draw:path draw:style-name="gr4" draw:text-style-name="P3" draw:layer="layout" svg:width="0.551cm" svg:height="0.34cm" svg:x="102.708cm" svg:y="117.588cm" svg:viewBox="0 0 552 341" svg:d="M35 341c-11-23-23-45-35-66l514-275c14 23 27 47 38 71z">
            <text:p/>
          </draw:path>
          <draw:polygon draw:style-name="gr4" draw:text-style-name="P3" draw:layer="layout" svg:width="0.562cm" svg:height="0.307cm" svg:x="102.929cm" svg:y="118.075cm" svg:viewBox="0 0 563 308" draw:points="30,308 0,239 530,0 563,74">
            <text:p/>
          </draw:polygon>
          <draw:path draw:style-name="gr4" draw:text-style-name="P3" draw:layer="layout" svg:width="0.567cm" svg:height="0.29cm" svg:x="103.029cm" svg:y="118.324cm" svg:viewBox="0 0 568 291" svg:d="M27 291c-9-23-17-47-27-70l538-221c11 24 20 50 30 76z">
            <text:p/>
          </draw:path>
          <draw:polygon draw:style-name="gr4" draw:text-style-name="P3" draw:layer="layout" svg:width="0.557cm" svg:height="0.323cm" svg:x="102.821cm" svg:y="117.83cm" svg:viewBox="0 0 558 324" draw:points="33,324 0,256 522,0 558,72">
            <text:p/>
          </draw:polygon>
          <draw:polygon draw:style-name="gr4" draw:text-style-name="P3" draw:layer="layout" svg:width="0.543cm" svg:height="0.356cm" svg:x="102.586cm" svg:y="117.351cm" svg:viewBox="0 0 544 357" draw:points="36,357 0,291 505,0 544,71">
            <text:p/>
          </draw:polygon>
          <draw:polygon draw:style-name="gr4" draw:text-style-name="P3" draw:layer="layout" svg:width="0.573cm" svg:height="0.273cm" svg:x="103.112cm" svg:y="118.559cm" svg:viewBox="0 0 574 274" draw:points="26,274 0,203 546,0 574,76">
            <text:p/>
          </draw:polygon>
          <draw:polygon draw:style-name="gr4" draw:text-style-name="P3" draw:layer="layout" svg:width="0.576cm" svg:height="0.256cm" svg:x="103.196cm" svg:y="118.814cm" svg:viewBox="0 0 577 257" draw:points="22,257 0,185 552,0 577,78">
            <text:p/>
          </draw:polygon>
          <draw:polygon draw:style-name="gr4" draw:text-style-name="P3" draw:layer="layout" svg:width="0.583cm" svg:height="0.22cm" svg:x="103.339cm" svg:y="119.334cm" svg:viewBox="0 0 584 221" draw:points="19,221 0,147 564,0 584,79">
            <text:p/>
          </draw:polygon>
          <draw:polygon draw:style-name="gr4" draw:text-style-name="P3" draw:layer="layout" svg:width="0.584cm" svg:height="0.183cm" svg:x="103.451cm" svg:y="119.862cm" svg:viewBox="0 0 585 184" draw:points="12,184 0,109 571,0 585,80">
            <text:p/>
          </draw:polygon>
          <draw:polygon draw:style-name="gr4" draw:text-style-name="P3" draw:layer="layout" svg:width="0.588cm" svg:height="0.164cm" svg:x="103.493cm" svg:y="120.129cm" svg:viewBox="0 0 589 165" draw:points="12,165 0,90 576,0 589,80">
            <text:p/>
          </draw:polygon>
          <draw:polygon draw:style-name="gr4" draw:text-style-name="P3" draw:layer="layout" svg:width="0.583cm" svg:height="0.201cm" svg:x="103.399cm" svg:y="119.597cm" svg:viewBox="0 0 584 202" draw:points="16,202 0,128 567,0 584,79">
            <text:p/>
          </draw:polygon>
          <draw:path draw:style-name="gr4" draw:text-style-name="P3" draw:layer="layout" svg:width="0.578cm" svg:height="0.238cm" svg:x="103.274cm" svg:y="119.072cm" svg:viewBox="0 0 579 239" svg:d="M19 239c-6-24-12-49-19-73l557-166 22 78z">
            <text:p/>
          </draw:path>
          <draw:polygon draw:style-name="gr4" draw:text-style-name="P3" draw:layer="layout" svg:width="0.586cm" svg:height="0.147cm" svg:x="103.525cm" svg:y="120.378cm" svg:viewBox="0 0 587 148" draw:points="8,148 0,72 576,0 587,81">
            <text:p/>
          </draw:polygon>
          <draw:polygon draw:style-name="gr4" draw:text-style-name="P3" draw:layer="layout" svg:width="0.584cm" svg:height="0.128cm" svg:x="103.554cm" svg:y="120.648cm" svg:viewBox="0 0 585 129" draw:points="5,129 0,53 578,0 585,82">
            <text:p/>
          </draw:polygon>
          <draw:polygon draw:style-name="gr4" draw:text-style-name="P3" draw:layer="layout" svg:width="0.582cm" svg:height="0.089cm" svg:x="103.581cm" svg:y="121.189cm" svg:viewBox="0 0 583 90" draw:points="1,90 0,13 581,0 583,83">
            <text:p/>
          </draw:polygon>
          <draw:path draw:style-name="gr4" draw:text-style-name="P3" draw:layer="layout" svg:width="0.584cm" svg:height="0.106cm" svg:x="103.573cm" svg:y="121.705cm" svg:viewBox="0 0 585 107" svg:d="M0 76c1-26 3-51 3-76l582 25c0 27-3 55-5 82z">
            <text:p/>
          </draw:path>
          <draw:polygon draw:style-name="gr4" draw:text-style-name="P3" draw:layer="layout" svg:width="0.584cm" svg:height="0.126cm" svg:x="103.555cm" svg:y="121.956cm" svg:viewBox="0 0 585 127" draw:points="0,76 5,0 585,45 579,127">
            <text:p/>
          </draw:polygon>
          <draw:polygon draw:style-name="gr4" draw:text-style-name="P3" draw:layer="layout" svg:width="0.583cm" svg:height="0.087cm" svg:x="103.581cm" svg:y="121.454cm" svg:viewBox="0 0 584 88" draw:points="0,76 2,0 584,5 581,88">
            <text:p/>
          </draw:polygon>
          <draw:polygon draw:style-name="gr4" draw:text-style-name="P3" draw:layer="layout" svg:width="0.585cm" svg:height="0.108cm" svg:x="103.571cm" svg:y="120.918cm" svg:viewBox="0 0 586 109" draw:points="4,109 0,33 580,0 586,81">
            <text:p/>
          </draw:polygon>
          <draw:polygon draw:style-name="gr4" draw:text-style-name="P3" draw:layer="layout" svg:width="0.586cm" svg:height="0.143cm" svg:x="103.53cm" svg:y="122.189cm" svg:viewBox="0 0 587 144" draw:points="0,75 8,0 587,63 577,144">
            <text:p/>
          </draw:polygon>
          <draw:path draw:style-name="gr4" draw:text-style-name="P3" draw:layer="layout" svg:width="0.586cm" svg:height="0.162cm" svg:x="103.498cm" svg:y="122.439cm" svg:viewBox="0 0 587 163" svg:d="M0 75c3-25 9-51 11-75l576 82c-3 27-8 55-12 81z">
            <text:p/>
          </draw:path>
          <draw:polygon draw:style-name="gr4" draw:text-style-name="P3" draw:layer="layout" svg:width="0.584cm" svg:height="0.2cm" svg:x="103.404cm" svg:y="122.934cm" svg:viewBox="0 0 585 201" draw:points="0,74 16,0 585,121 567,201">
            <text:p/>
          </draw:polygon>
          <draw:polygon draw:style-name="gr4" draw:text-style-name="P3" draw:layer="layout" svg:width="0.578cm" svg:height="0.236cm" svg:x="103.281cm" svg:y="123.422cm" svg:viewBox="0 0 579 237" draw:points="0,72 19,0 579,158 557,237">
            <text:p/>
          </draw:polygon>
          <draw:polygon draw:style-name="gr4" draw:text-style-name="P3" draw:layer="layout" svg:width="0.576cm" svg:height="0.254cm" svg:x="103.204cm" svg:y="123.662cm" svg:viewBox="0 0 577 255" draw:points="0,72 23,0 577,177 552,255">
            <text:p/>
          </draw:polygon>
          <draw:polygon draw:style-name="gr4" draw:text-style-name="P3" draw:layer="layout" svg:width="0.583cm" svg:height="0.218cm" svg:x="103.346cm" svg:y="123.179cm" svg:viewBox="0 0 584 219" draw:points="0,73 19,0 584,139 562,219">
            <text:p/>
          </draw:polygon>
          <draw:polygon draw:style-name="gr4" draw:text-style-name="P3" draw:layer="layout" svg:width="0.584cm" svg:height="0.181cm" svg:x="103.456cm" svg:y="122.687cm" svg:viewBox="0 0 585 182" draw:points="0,74 12,0 585,101 571,182">
            <text:p/>
          </draw:polygon>
          <draw:polygon draw:style-name="gr4" draw:text-style-name="P3" draw:layer="layout" svg:width="0.574cm" svg:height="0.27cm" svg:x="103.128cm" svg:y="123.885cm" svg:viewBox="0 0 575 271" draw:points="0,71 26,0 575,194 547,271">
            <text:p/>
          </draw:polygon>
          <draw:polygon draw:style-name="gr4" draw:text-style-name="P3" draw:layer="layout" svg:width="0.567cm" svg:height="0.288cm" svg:x="103.039cm" svg:y="124.12cm" svg:viewBox="0 0 568 289" draw:points="0,70 26,0 568,212 539,289">
            <text:p/>
          </draw:polygon>
          <draw:polygon draw:style-name="gr4" draw:text-style-name="P3" draw:layer="layout" svg:width="0.559cm" svg:height="0.321cm" svg:x="102.833cm" svg:y="124.581cm" svg:viewBox="0 0 560 322" draw:points="0,67 33,0 560,249 524,322">
            <text:p/>
          </draw:polygon>
          <draw:polygon draw:style-name="gr4" draw:text-style-name="P3" draw:layer="layout" svg:width="0.544cm" svg:height="0.354cm" svg:x="102.598cm" svg:y="125.028cm" svg:viewBox="0 0 545 355" draw:points="0,66 36,0 545,284 505,355">
            <text:p/>
          </draw:polygon>
          <draw:polygon draw:style-name="gr4" draw:text-style-name="P3" draw:layer="layout" svg:width="0.537cm" svg:height="0.369cm" svg:x="102.469cm" svg:y="125.245cm" svg:viewBox="0 0 538 370" draw:points="0,64 40,0 538,301 495,370">
            <text:p/>
          </draw:polygon>
          <draw:path draw:style-name="gr4" draw:text-style-name="P3" draw:layer="layout" svg:width="0.55cm" svg:height="0.338cm" svg:x="102.721cm" svg:y="124.807cm" svg:viewBox="0 0 551 339" svg:d="M0 67c12-22 22-45 33-67l518 266c-13 24-24 49-37 73z">
            <text:p/>
          </draw:path>
          <draw:polygon draw:style-name="gr4" draw:text-style-name="P3" draw:layer="layout" svg:width="0.563cm" svg:height="0.305cm" svg:x="102.939cm" svg:y="124.352cm" svg:viewBox="0 0 564 306" draw:points="0,69 30,0 564,232 531,306">
            <text:p/>
          </draw:polygon>
          <draw:path draw:style-name="gr4" draw:text-style-name="P3" draw:layer="layout" svg:width="0.528cm" svg:height="0.384cm" svg:x="102.345cm" svg:y="125.444cm" svg:viewBox="0 0 529 385" svg:d="M0 63c14-21 26-42 40-63l489 316c-14 23-28 46-43 69z">
            <text:p/>
          </draw:path>
          <draw:polygon draw:style-name="gr4" draw:text-style-name="P3" draw:layer="layout" svg:width="0.519cm" svg:height="0.399cm" svg:x="102.201cm" svg:y="125.652cm" svg:viewBox="0 0 520 400" draw:points="0,62 43,0 520,334 473,400">
            <text:p/>
          </draw:polygon>
          <draw:path draw:style-name="gr4" draw:text-style-name="P3" draw:layer="layout" svg:width="0.5cm" svg:height="0.427cm" svg:x="101.897cm" svg:y="126.055cm" svg:viewBox="0 0 501 428" svg:d="M0 59c16-19 31-40 46-59l455 364c-17 21-32 43-50 64z">
            <text:p/>
          </draw:path>
          <draw:polygon draw:style-name="gr4" draw:text-style-name="P3" draw:layer="layout" svg:width="0.48cm" svg:height="0.451cm" svg:x="101.565cm" svg:y="126.437cm" svg:viewBox="0 0 481 452" draw:points="0,54 51,0 481,393 425,452">
            <text:p/>
          </draw:polygon>
          <draw:polygon draw:style-name="gr4" draw:text-style-name="P3" draw:layer="layout" svg:width="0.467cm" svg:height="0.466cm" svg:x="101.391cm" svg:y="126.619cm" svg:viewBox="0 0 468 467" draw:points="0,54 52,0 468,408 412,467">
            <text:p/>
          </draw:polygon>
          <draw:polygon draw:style-name="gr4" draw:text-style-name="P3" draw:layer="layout" svg:width="0.49cm" svg:height="0.44cm" svg:x="101.734cm" svg:y="126.248cm" svg:viewBox="0 0 491 441" draw:points="0,57 49,0 491,380 438,441">
            <text:p/>
          </draw:polygon>
          <draw:polygon draw:style-name="gr4" draw:text-style-name="P3" draw:layer="layout" svg:width="0.511cm" svg:height="0.412cm" svg:x="102.052cm" svg:y="125.856cm" svg:viewBox="0 0 512 413" draw:points="0,59 46,0 512,348 462,413">
            <text:p/>
          </draw:polygon>
          <draw:polygon draw:style-name="gr4" draw:text-style-name="P3" draw:layer="layout" svg:width="13.937cm" svg:height="13.914cm" svg:x="89.127cm" svg:y="114.421cm" svg:viewBox="0 0 13938 13915" draw:points="13938,6958 13610,7345 13891,7767 13521,8114 13751,8565 13343,8866 13519,9342 13079,9593 13198,10086 12731,10284 12792,10788 12305,10930 12308,11437 11808,11523 11751,12027 11245,12054 11131,12548 10625,12516 10454,12994 9955,12904 9730,13358 9245,13210 8968,13635 8504,13432 8180,13822 7742,13565 7374,13915 6968,13610 6563,13915 6195,13565 5758,13822 5433,13432 4969,13635 4692,13210 4207,13358 3982,12903 3483,12994 3312,12516 2806,12548 2692,12053 2186,12026 2130,11522 1630,11437 1632,10930 1145,10787 1206,10284 739,10086 859,9593 418,9342 594,8866 186,8565 416,8113 46,7767 327,7345 0,6958 327,6570 46,6147 416,5801 186,5349 594,5048 418,4572 859,4321 740,3828 1206,3630 1145,3126 1632,2984 1630,2477 2130,2392 2186,1887 2693,1861 2807,1366 3313,1398 3484,921 3982,1011 4207,556 4693,704 4969,279 5434,482 5758,93 6196,349 6563,0 6968,305 7375,0 7742,349 8180,93 8504,483 8969,279 9245,704 9730,557 9955,1011 10454,921 10625,1398 11131,1367 11245,1861 11752,1888 11808,2392 12308,2477 12305,2984 12792,3127 12731,3631 13198,3828 13079,4321 13519,4572 13343,5048 13752,5349 13521,5801 13891,6148 13610,6570">
            <text:p/>
          </draw:polygon>
          <draw:polygon draw:style-name="gr4" draw:text-style-name="P3" draw:layer="layout" svg:width="8.96cm" svg:height="8.954cm" svg:x="91.616cm" svg:y="116.901cm" svg:viewBox="0 0 8961 8955" draw:points="6032,6020 8961,6760 6215,4471 8944,2168 6022,2927 6762,0 4475,2743 2170,10 2929,2935 0,2194 2746,4484 17,6786 2939,6028 2198,8955 4485,6212 6791,8944">
            <text:p/>
          </draw:polygon>
          <draw:polygon draw:style-name="gr3" draw:text-style-name="P2" draw:layer="layout" svg:width="4.933cm" svg:height="4.933cm" svg:x="96.096cm" svg:y="116.445cm" svg:viewBox="0 0 4934 4934" draw:points="1,3106 4934,0 1828,4932 0,4934">
            <text:p/>
          </draw:polygon>
          <draw:path draw:style-name="gr4" draw:text-style-name="P3" draw:layer="layout" svg:width="5.266cm" svg:height="5.266cm" svg:x="96.017cm" svg:y="116.192cm" svg:viewBox="0 0 5267 5267" svg:d="M160 3402l-2 1707 1706-2 2898-4602zM160 3402zM0 5267l1-1952 37-23 5229-3292-3315 5265z">
            <text:p/>
          </draw:path>
          <draw:polygon draw:style-name="gr3" draw:text-style-name="P2" draw:layer="layout" svg:width="4.932cm" svg:height="4.932cm" svg:x="96.094cm" svg:y="121.377cm" svg:viewBox="0 0 4933 4933" draw:points="1827,0 4933,4933 0,1827 1,1">
            <text:p/>
          </draw:polygon>
          <draw:path draw:style-name="gr4" draw:text-style-name="P3" draw:layer="layout" svg:width="5.264cm" svg:height="5.264cm" svg:x="96.015cm" svg:y="121.298cm" svg:viewBox="0 0 5265 5265" svg:d="M158 1863l4602 2897-2897-4602-1703 1zM158 1863zM5265 5265l-5265-3315 2-1949 1948-1z">
            <text:p/>
          </draw:path>
          <draw:polygon draw:style-name="gr3" draw:text-style-name="P2" draw:layer="layout" svg:width="4.934cm" svg:height="4.934cm" svg:x="91.162cm" svg:y="121.378cm" svg:viewBox="0 0 4935 4935" draw:points="4933,1829 0,4935 3106,1 4935,0">
            <text:p/>
          </draw:polygon>
          <draw:path draw:style-name="gr4" draw:text-style-name="P3" draw:layer="layout" svg:width="5.266cm" svg:height="5.265cm" svg:x="90.91cm" svg:y="121.299cm" svg:viewBox="0 0 5267 5266" svg:d="M3402 159l-2897 4602 4602-2898 1-1705zM3402 159zM0 5266l3315-5265 1952-1-2 1951-37 23z">
            <text:p/>
          </draw:path>
          <draw:polygon draw:style-name="gr3" draw:text-style-name="P2" draw:layer="layout" svg:width="4.932cm" svg:height="4.932cm" svg:x="91.166cm" svg:y="116.449cm" svg:viewBox="0 0 4933 4933" draw:points="3106,4933 0,0 4933,3106 4932,4932">
            <text:p/>
          </draw:polygon>
          <draw:path draw:style-name="gr4" draw:text-style-name="P3" draw:layer="layout" svg:width="5.263cm" svg:height="5.264cm" svg:x="90.913cm" svg:y="116.196cm" svg:viewBox="0 0 5264 5265" svg:d="M505 505l2897 4602 1702-2 2-1703zM505 505zM3315 5265l-3315-5265 5264 3315-2 1948z">
            <text:p/>
          </draw:path>
          <draw:polygon draw:style-name="gr4" draw:text-style-name="P3" draw:layer="layout" svg:width="4.93cm" svg:height="4.932cm" svg:x="96.096cm" svg:y="121.377cm" svg:viewBox="0 0 4931 4933" draw:points="0,1 4931,4933 1824,0">
            <text:p/>
          </draw:polygon>
          <draw:polygon draw:style-name="gr4" draw:text-style-name="P3" draw:layer="layout" svg:width="4.933cm" svg:height="4.933cm" svg:x="96.096cm" svg:y="116.445cm" svg:viewBox="0 0 4934 4934" draw:points="4934,0 0,4934 1,3109">
            <text:p/>
          </draw:polygon>
          <draw:polygon draw:style-name="gr4" draw:text-style-name="P3" draw:layer="layout" svg:width="4.93cm" svg:height="4.932cm" svg:x="91.166cm" svg:y="116.449cm" svg:viewBox="0 0 4931 4933" draw:points="4931,4932 0,0 3106,4933">
            <text:p/>
          </draw:polygon>
          <draw:polygon draw:style-name="gr4" draw:text-style-name="P3" draw:layer="layout" svg:width="4.934cm" svg:height="4.934cm" svg:x="91.162cm" svg:y="121.378cm" svg:viewBox="0 0 4935 4935" draw:points="4935,0 0,4935 4933,1829">
            <text:p/>
          </draw:polygon>
          <draw:path draw:style-name="gr4" draw:text-style-name="P3" draw:layer="layout" svg:width="16.779cm" svg:height="16.779cm" svg:x="87.707cm" svg:y="112.989cm" svg:viewBox="0 0 16780 16780" svg:d="M8389 0c-4633 0-8389 3756-8389 8389 0 4634 3756 8391 8389 8391 4634 0 8391-3757 8391-8391 0-4633-3757-8389-8391-8389zM8389 0zM8389 158c4539 0 8232 3692 8232 8231 0 4540-3693 8232-8232 8232s-8231-3692-8231-8232c0-4539 3692-8231 8231-8231z">
            <text:p/>
          </draw:path>
          <draw:path draw:style-name="gr3" draw:text-style-name="P2" draw:layer="layout" svg:width="20.065cm" svg:height="20.077cm" svg:x="86.064cm" svg:y="111.34cm" svg:viewBox="0 0 20066 20078" svg:d="M13321 11328l1192 994-1447-367 1897 3014-2988-1881 368 1417-1014-1202-1297 5703-1291-5679-991 1189 366-1444-3018 1900 1884-2992-1413 367 1201-1013-5698-1295 5672-1289-1192-994 1447 366-1897-3013 2987 1881-367-1417 1014 1202 1296-5703 1291 5679 991-1189-365 1443 3017-1899-1883 2991 1413-366-1201 1013 5698 1295zM13321 11328zM19045 9807l-5232-1189 836-706 799-674-1012 263-833 216 1564-2485 83-131c-89-96-173-194-247-301l-163 103-2515 1585 219-868 257-1014-670 804-682 820-1184-5211-233-1019-232 1019-1190 5238-707-837-674-801 263 1013 217 838-2481-1563-183-116c-40 26-83 46-129 60-16 5-27 8-34 10-13 6-25 14-38 20-26 45-54 89-82 133l139 221 1580 2511-871-220-1013-256 802 669 824 686-5204 1182-1019 232 1019 232 5233 1189-837 706-798 674 1011-263 834-216-1565 2485-557 885 885-556 2515-1585-220 868-256 1014 669-804 683-820 1184 5211 232 1019 233-1019 1190-5238 706 837 674 800-262-1013-217-837 2480 1563 234 147c85-92 114-130 193-269 5-8 10-16 16-24l-115-183-1581-2510 872 220 1013 256-803-669-823-686 5203-1182 1021-232z">
            <text:p/>
          </draw:path>
          <draw:polygon draw:style-name="gr3" draw:text-style-name="P2" draw:layer="layout" svg:width="3.32cm" svg:height="8.966cm" svg:x="94.436cm" svg:y="112.413cm" svg:viewBox="0 0 3321 8967" draw:points="0,7304 1660,0 3321,7304 1660,8967">
            <text:p/>
          </draw:polygon>
          <draw:path draw:style-name="gr4" draw:text-style-name="P3" draw:layer="layout" svg:width="3.494cm" svg:height="9.436cm" svg:x="94.349cm" svg:y="112.055cm" svg:viewBox="0 0 3495 9437" svg:d="M173 7637l1574 1576 1575-1576-1575-6923zM173 7637zM1747 9437l-1747-1750 1747-7687 1748 7687z">
            <text:p/>
          </draw:path>
          <draw:polygon draw:style-name="gr3" draw:text-style-name="P2" draw:layer="layout" svg:width="8.96cm" svg:height="3.32cm" svg:x="96.096cm" svg:y="119.719cm" svg:viewBox="0 0 8961 3321" draw:points="1656,0 8961,1660 1656,3321 0,1660">
            <text:p/>
          </draw:polygon>
          <draw:path draw:style-name="gr4" draw:text-style-name="P3" draw:layer="layout" svg:width="9.429cm" svg:height="3.494cm" svg:x="95.984cm" svg:y="119.632cm" svg:viewBox="0 0 9430 3495" svg:d="M223 1747l1570 1574 6922-1574-6922-1574zM223 1747zM1743 3495l-1743-1748 1743-1747 43 9 7644 1738z">
            <text:p/>
          </draw:path>
          <draw:polygon draw:style-name="gr3" draw:text-style-name="P2" draw:layer="layout" svg:width="3.32cm" svg:height="8.966cm" svg:x="94.436cm" svg:y="121.378cm" svg:viewBox="0 0 3321 8967" draw:points="3321,1663 1660,8967 0,1663 1660,0">
            <text:p/>
          </draw:polygon>
          <draw:path draw:style-name="gr4" draw:text-style-name="P3" draw:layer="layout" svg:width="3.494cm" svg:height="9.436cm" svg:x="94.349cm" svg:y="121.267cm" svg:viewBox="0 0 3495 9437" svg:d="M173 1799l1574 6924 1575-6924-1575-1575zM173 1799zM1747 9437l-1747-7688 1747-1749 1748 1749z">
            <text:p/>
          </draw:path>
          <draw:polygon draw:style-name="gr3" draw:text-style-name="P2" draw:layer="layout" svg:width="8.96cm" svg:height="3.32cm" svg:x="87.136cm" svg:y="119.719cm" svg:viewBox="0 0 8961 3321" draw:points="7304,3321 0,1660 7304,0 8961,1660">
            <text:p/>
          </draw:polygon>
          <draw:path draw:style-name="gr4" draw:text-style-name="P3" draw:layer="layout" svg:width="9.429cm" svg:height="3.494cm" svg:x="86.778cm" svg:y="119.632cm" svg:viewBox="0 0 9430 3495" svg:d="M714 1747l6922 1574 1570-1574-1570-1574zM714 1747zM7687 3495l-43-10-7644-1738 7687-1747 1743 1747z">
            <text:p/>
          </draw:path>
          <draw:polygon draw:style-name="gr4" draw:text-style-name="P3" draw:layer="layout" svg:width="8.96cm" svg:height="1.66cm" svg:x="96.096cm" svg:y="119.719cm" svg:viewBox="0 0 8961 1661" draw:points="0,1661 8961,1661 1656,0">
            <text:p/>
          </draw:polygon>
          <draw:polygon draw:style-name="gr4" draw:text-style-name="P3" draw:layer="layout" svg:width="1.657cm" svg:height="8.966cm" svg:x="94.439cm" svg:y="112.413cm" svg:viewBox="0 0 1658 8967" draw:points="1658,0 1658,8967 0,7307">
            <text:p/>
          </draw:polygon>
          <draw:polygon draw:style-name="gr4" draw:text-style-name="P3" draw:layer="layout" svg:width="8.96cm" svg:height="1.66cm" svg:x="87.136cm" svg:y="121.378cm" svg:viewBox="0 0 8961 1661" draw:points="8961,0 0,0 7304,1661">
            <text:p/>
          </draw:polygon>
          <draw:polygon draw:style-name="gr4" draw:text-style-name="P3" draw:layer="layout" svg:width="1.66cm" svg:height="8.966cm" svg:x="96.096cm" svg:y="121.378cm" svg:viewBox="0 0 1661 8967" draw:points="0,0 0,8967 1661,1663">
            <text:p/>
          </draw:polygon>
          <draw:path draw:style-name="gr4" draw:text-style-name="P3" draw:layer="layout" svg:width="1.604cm" svg:height="1.377cm" svg:x="95.366cm" svg:y="110.233cm" svg:viewBox="0 0 1605 1378" svg:d="M1502 139c-18 5-34 11-47 17-14 6-26 17-36 32-11 15-21 37-30 67-9 29-18 69-26 121-35 225-62 417-83 573-20 157-38 286-52 387-19 15-40 25-60 31-21 6-44 9-67 11-32-40-69-91-112-153-43-61-86-128-132-199-45-71-90-144-136-219s-88-147-125-213c-37-65-68-124-93-175s-41-88-48-110l-14 1c-3 26-6 49-9 70-4 21-7 44-11 69s-8 53-13 85-11 70-18 115c-11 72-19 133-26 185-6 52-12 97-18 137-5 40-9 76-12 108-2 32-5 64-6 96l143 21c7 43 1 81-16 116h-454c-1-19-1-38 0-57 3-19 9-39 18-59l102-21c11-3 20-8 29-14s17-23 26-50c8-28 18-72 30-132 11-60 24-145 39-255 9-66 17-125 24-178 8-53 14-103 19-150 6-47 10-90 13-132 2-41 4-82 6-125l-142-22c-7-40-1-79 18-117h399c30 53 66 118 108 197 43 78 88 161 136 247 47 86 97 172 148 258 51 85 101 161 150 227h12c15-71 27-135 35-191 9-57 17-114 23-172 9-52 16-99 20-140 5-41 9-79 14-113 3-33 7-65 10-92 4-28 6-55 9-82l-134-22c-3-18-3-38-2-58 3-20 9-40 19-59h472c8 39 2 78-18 117z">
            <text:p/>
          </draw:path>
          <draw:path draw:style-name="gr4" draw:text-style-name="P3" draw:layer="layout" svg:width="1.005cm" svg:height="1.359cm" svg:x="95.586cm" svg:y="131.014cm" svg:viewBox="0 0 1006 1360" svg:d="M889 416c-33 14-66 14-98 0l36-203c-15-17-34-32-59-44-26-12-52-21-81-26-28-5-56-7-84-5-27 2-49 7-66 15-20 17-40 41-61 72-21 30-31 69-31 115 0 35 11 66 33 94s50 55 83 81 69 51 106 77c38 26 74 54 108 84 33 31 61 65 83 102s33 80 33 129c0 74-18 138-54 195-36 56-82 103-139 141-55 38-117 67-184 87s-131 30-192 30c-22 0-47-4-76-12s-58-18-87-30-57-25-85-39c-27-14-50-26-69-37l-5-28 123-346c41-12 77-12 108 1l-16 224c15 22 34 42 60 60 24 17 51 30 82 40 30 9 61 14 93 15 33 2 65-2 97-12 23-14 43-36 63-63 19-28 29-64 29-108 0-38-12-72-33-101-22-28-50-55-83-80s-69-51-107-77-73-55-106-88c-34-32-62-69-84-111-22-43-33-94-33-154 0-72 16-133 50-185s76-95 128-129 109-59 172-75c62-17 122-25 179-25 44 0 88 3 134 10 45 8 92 14 138 17l12 42z">
            <text:p/>
          </draw:path>
          <draw:path draw:style-name="gr4" draw:text-style-name="P3" draw:layer="layout" svg:width="1.158cm" svg:height="1.391cm" svg:x="105.802cm" svg:y="120.632cm" svg:viewBox="0 0 1159 1392" svg:d="M1 1356c-1-20-1-39 0-59 1-19 8-38 18-57l99-21c10-3 19-6 28-11 8-3 18-11 25-23 8-12 16-30 24-53 6-23 15-55 23-95 9-40 18-90 27-149 10-60 20-133 32-221 14-113 27-209 38-290 11-80 16-143 16-190l-158-24c-6-43-1-82 16-119h679c73 0 130-4 171-11 41-6 74-17 96-33l24 22-100 360c-38 15-74 15-106 0l25-181c-62-11-126-18-194-21s-125-1-173 7c-18 63-34 131-47 205-13 75-26 155-38 241 61 3 117 3 169-1 51-3 89-14 113-35l39-89c41-12 77-12 112 0l-103 396c-32 13-61 13-88 2l15-138c-38-3-80-4-128-6-47-1-96-1-145 2-4 31-9 65-13 103-6 38-12 76-16 116s-9 80-12 120-5 77-7 111c44 7 86 10 128 10 40-1 77-4 110-7 34-4 63-10 88-17 26-8 45-15 59-23l115-208c31-11 61-11 89 0l-119 399-32 24c-15-7-41-14-80-23-38-9-95-13-171-13z">
            <text:p/>
          </draw:path>
          <draw:path draw:style-name="gr4" draw:text-style-name="P3" draw:layer="layout" svg:width="1.809cm" svg:height="1.357cm" svg:x="84.74cm" svg:y="120.676cm" svg:viewBox="0 0 1810 1358" svg:d="M512 1314c-27 17-55 29-81 35-27 6-53 9-78 9-36-181-72-373-109-575-38-204-85-418-144-644l-100-22c0-18 0-38 1-59 2-20 8-40 17-58h478c3 19 3 39 0 59-2 20-9 40-19 58l-44 22c-20 9-35 19-45 29s-15 26-15 49c0 9 2 31 7 68 5 35 11 78 19 128s17 104 28 163c11 60 21 118 31 174s19 107 29 153c9 47 17 82 24 106l13-2c34-69 75-156 124-259 49-105 101-217 155-338-9-46-18-92-26-136-9-45-19-89-29-133l-70-22c-3-19-3-38 0-59 3-20 8-41 16-60h413c6 37 0 76-18 117l-65 22c-11 4-17 12-18 24-2 12-2 25-2 40 0 8 2 29 7 64 4 34 10 77 18 128 7 51 15 107 25 166 9 60 18 120 28 177 9 57 17 109 24 157 8 48 14 85 19 112l12-2c43-102 95-223 156-365 61-140 126-306 195-499l-92-22c-1-19 0-38 1-59 3-20 8-41 17-60h393c7 39 1 78-18 117l-72 22c-22 8-40 19-53 34-14 15-26 30-36 46-15 22-34 57-57 104-23 48-49 102-78 165-28 62-58 130-90 203-31 73-63 145-95 218-33 73-64 145-95 215-30 69-59 133-85 190-23 16-47 27-73 34-26 6-54 10-85 10-23-113-44-233-64-359-21-126-42-254-64-384-30 61-60 125-90 189-31 64-60 126-89 187s-56 119-82 174c-26 56-49 105-69 149z">
            <text:p/>
          </draw:path>
          <draw:polygon draw:style-name="gr4" draw:text-style-name="P3" draw:layer="layout" svg:width="1.918cm" svg:height="1.996cm" svg:x="127.696cm" svg:y="108.805cm" svg:viewBox="0 0 1919 1997" draw:points="0,1997 349,0 693,0 1266,1121 1464,0 1919,0 1569,1997 1225,1997 656,876 455,1997">
            <text:p/>
          </draw:polygon>
          <draw:path draw:style-name="gr4" draw:text-style-name="P3" draw:layer="layout" svg:width="1.681cm" svg:height="2.075cm" svg:x="127.6cm" svg:y="131.729cm" svg:viewBox="0 0 1682 2076" svg:d="M757 2076c-209 0-378-44-508-133-130-88-214-208-249-360l416-214c49 179 176 268 382 268 175 0 274-56 294-168 11-57-8-103-58-136-51-33-140-71-267-115-189-63-330-143-421-242-92-98-123-235-93-412 31-186 116-327 257-422 140-95 303-142 488-142 164 0 305 39 426 117s206 189 258 333l-399 211c-70-148-179-222-325-222-68 0-124 14-165 42-40 29-66 65-75 109-11 55 7 100 55 135 49 35 133 75 254 118 36 14 65 25 90 33 23 9 52 20 86 34 35 15 63 28 84 40 23 13 48 28 77 46 30 18 54 36 71 57 19 19 38 40 58 64 19 23 35 49 46 77 10 27 18 57 27 88 7 32 10 66 9 104s-5 79-13 123c-32 182-120 322-264 420-143 98-323 147-541 147z">
            <text:p/>
          </draw:path>
          <draw:polygon draw:style-name="gr4" draw:text-style-name="P3" draw:layer="layout" svg:width="1.591cm" svg:height="1.996cm" svg:x="138.869cm" svg:y="120.208cm" svg:viewBox="0 0 1592 1997" draw:points="1515,439 731,439 671,773 1388,773 1311,1201 597,1201 534,1558 1333,1558 1256,1997 0,1997 350,0 1592,0">
            <text:p/>
          </draw:polygon>
          <draw:polygon draw:style-name="gr4" draw:text-style-name="P3" draw:layer="layout" svg:width="2.788cm" svg:height="1.996cm" svg:x="115.729cm" svg:y="120.208cm" svg:viewBox="0 0 2789 1997" draw:points="199,1997 0,0 455,0 561,1398 1191,0 1563,0 1703,1398 2293,0 2789,0 1887,1997 1368,1997 1248,819 718,1997">
            <text:p/>
          </draw:polygon>
          <draw:path draw:style-name="gr4" draw:text-style-name="P3" draw:layer="layout" svg:width="16.779cm" svg:height="16.779cm" svg:x="120.212cm" svg:y="112.989cm" svg:viewBox="0 0 16780 16780" svg:d="M8389 0c-4633 0-8389 3756-8389 8389 0 4634 3756 8391 8389 8391 4635 0 8391-3757 8391-8391 0-4633-3756-8389-8391-8389zM8389 0zM8389 158c4540 0 8232 3692 8232 8231 0 4540-3692 8232-8232 8232-4539 0-8231-3692-8231-8232 0-4539 3692-8231 8231-8231z">
            <text:p/>
          </draw:path>
          <draw:path draw:style-name="gr4" draw:text-style-name="P3" draw:layer="layout" svg:width="12.278cm" svg:height="12.278cm" svg:x="122.463cm" svg:y="115.238cm" svg:viewBox="0 0 12279 12279" svg:d="M6139 0c-3386 0-6139 2753-6139 6140 0 3385 2753 6139 6139 6139s6140-2754 6140-6139c0-3387-2754-6140-6140-6140zM6139 0zM6139 84c3340 0 6056 2716 6056 6056 0 3339-2716 6055-6056 6055-3339 0-6055-2716-6055-6055 0-3340 2716-6056 6055-6056z">
            <text:p/>
          </draw:path>
          <draw:path draw:style-name="gr4" draw:text-style-name="P3" draw:layer="layout" svg:width="11.51cm" svg:height="11.511cm" svg:x="122.846cm" svg:y="115.622cm" svg:viewBox="0 0 11511 11512" svg:d="M5754 0c-3174 0-5754 2581-5754 5756 0 3174 2580 5756 5754 5756 3176 0 5757-2582 5757-5756 0-3175-2581-5756-5757-5756zM5754 0zM5754 54c3145 0 5702 2557 5702 5702 0 3144-2557 5702-5702 5702-3143 0-5700-2558-5700-5702 0-3145 2557-5702 5700-5702z">
            <text:p/>
          </draw:path>
          <draw:path draw:style-name="gr4" draw:text-style-name="P3" draw:layer="layout" svg:width="11.516cm" svg:height="11.516cm" svg:x="122.843cm" svg:y="115.619cm" svg:viewBox="0 0 11517 11517" svg:d="M5758 59c-3143 0-5698 2556-5698 5700 0 3142 2555 5699 5698 5699 3144 0 5699-2557 5699-5699 0-3144-2555-5700-5699-5700zM5758 59zM5758 11463c-3146 0-5704-2559-5704-5704 0-3146 2558-5705 5704-5705 3147 0 5705 2559 5705 5705 0 3145-2558 5704-5705 5704zM5758 11463zM5758 5c-3173 0-5753 2580-5753 5754 0 3172 2580 5753 5753 5753 3174 0 5754-2581 5754-5753 0-3174-2580-5754-5754-5754zM5758 5zM5758 11517c-3176 0-5758-2583-5758-5758 0-3176 2582-5759 5758-5759 3177 0 5759 2583 5759 5759 0 3175-2582 5758-5759 5758z">
            <text:p/>
          </draw:path>
          <draw:path draw:style-name="gr4" draw:text-style-name="P3" draw:layer="layout" svg:width="10.743cm" svg:height="10.743cm" svg:x="123.23cm" svg:y="116.005cm" svg:viewBox="0 0 10744 10744" svg:d="M5371 0c-2962 0-5371 2409-5371 5371 0 2963 2409 5373 5371 5373 2963 0 5373-2410 5373-5373 0-2962-2410-5371-5373-5371zM5371 0zM5371 24c2949 0 5348 2399 5348 5347 0 2950-2399 5348-5348 5348s-5347-2398-5347-5348c0-2948 2398-5347 5347-5347z">
            <text:p/>
          </draw:path>
          <draw:path draw:style-name="gr4" draw:text-style-name="P3" draw:layer="layout" svg:width="10.754cm" svg:height="10.754cm" svg:x="123.224cm" svg:y="116cm" svg:viewBox="0 0 10755 10755" svg:d="M5376 34c-2945 0-5341 2397-5341 5344 0 2946 2396 5342 5341 5342 2947 0 5343-2396 5343-5342 0-2947-2396-5344-5343-5344zM5376 34zM5376 10731c-2951 0-5352-2401-5352-5353 0-2953 2401-5354 5352-5354 2954 0 5355 2401 5355 5354 0 2952-2401 5353-5355 5353zM5376 10731zM5376 10c-2959 0-5365 2407-5365 5368 0 2959 2406 5367 5365 5367 2960 0 5368-2408 5368-5367 0-2961-2408-5368-5368-5368zM5376 10zM5376 10755c-2964 0-5376-2412-5376-5377 0-2966 2412-5378 5376-5378 2966 0 5379 2412 5379 5378 0 2965-2413 5377-5379 5377z">
            <text:p/>
          </draw:path>
          <draw:path draw:style-name="gr4" draw:text-style-name="P3" draw:layer="layout" svg:width="9.987cm" svg:height="9.988cm" svg:x="123.608cm" svg:y="116.383cm" svg:viewBox="0 0 9988 9989" svg:d="M4993 6c-2750 0-4988 2237-4988 4988 0 2752 2238 4989 4988 4989 2751 0 4989-2237 4989-4989 0-2751-2238-4988-4989-4988zM4993 6zM4993 0c2755 0 4995 2240 4995 4994 0 2755-2240 4995-4995 4995-2754 0-4993-2240-4993-4995 0-2754 2239-4994 4993-4994z">
            <text:p/>
          </draw:path>
          <draw:path draw:style-name="gr4" draw:text-style-name="P3" draw:layer="layout" svg:width="10.002cm" svg:height="10.003cm" svg:x="123.6cm" svg:y="116.375cm" svg:viewBox="0 0 10003 10004" svg:d="M5000 21c-2745 0-4979 2234-4979 4981s2234 4981 4979 4981c2747 0 4981-2234 4981-4981s-2234-4981-4981-4981zM5000 21zM5000 10004c-2757 0-5000-2243-5000-5002s2243-5002 5000-5002c2759 0 5003 2243 5003 5002s-2244 5002-5003 5002z">
            <text:p/>
          </draw:path>
          <draw:path draw:style-name="gr4" draw:text-style-name="P3" draw:layer="layout" svg:width="9.28cm" svg:height="9.28cm" svg:x="123.961cm" svg:y="116.737cm" svg:viewBox="0 0 9281 9281" svg:d="M4639 35c-2539 0-4604 2066-4604 4606 0 2539 2065 4605 4604 4605 2540 0 4605-2066 4605-4605 0-2540-2065-4606-4605-4606zM4639 35zM4639 0c2560 0 4642 2081 4642 4641 0 2559-2082 4640-4642 4640-2558 0-4639-2081-4639-4640 0-2560 2081-4641 4639-4641z">
            <text:p/>
          </draw:path>
          <draw:path draw:style-name="gr4" draw:text-style-name="P3" draw:layer="layout" svg:width="9.301cm" svg:height="9.301cm" svg:x="123.951cm" svg:y="116.726cm" svg:viewBox="0 0 9302 9302" svg:d="M4650 56c-2534 0-4594 2061-4594 4595s2060 4595 4594 4595c2535 0 4596-2061 4596-4595s-2061-4595-4596-4595zM4650 56zM4650 9267c-2545 0-4615-2071-4615-4616s2070-4616 4615-4616c2546 0 4617 2071 4617 4616s-2071 4616-4617 4616zM4650 9267zM4650 21c-2553 0-4630 2076-4630 4630s2077 4631 4630 4631c2554 0 4632-2077 4632-4631s-2078-4630-4632-4630zM4650 21zM4650 9302c-2565 0-4650-2085-4650-4651 0-2565 2085-4651 4650-4651 2566 0 4652 2086 4652 4651 0 2566-2086 4651-4652 4651z">
            <text:p/>
          </draw:path>
          <draw:path draw:style-name="gr4" draw:text-style-name="P3" draw:layer="layout" svg:width="8.573cm" svg:height="8.573cm" svg:x="124.315cm" svg:y="117.09cm" svg:viewBox="0 0 8574 8574" svg:d="M4286 66c-2327 0-4221 1893-4221 4221s1894 4221 4221 4221c2329 0 4223-1893 4223-4221s-1894-4221-4223-4221zM4286 66zM4286 0c2366 0 4288 1923 4288 4287 0 2365-1922 4287-4288 4287-2364 0-4286-1922-4286-4287 0-2364 1922-4287 4286-4287z">
            <text:p/>
          </draw:path>
          <draw:path draw:style-name="gr4" draw:text-style-name="P3" draw:layer="layout" svg:width="8.599cm" svg:height="8.599cm" svg:x="124.302cm" svg:y="117.077cm" svg:viewBox="0 0 8600 8600" svg:d="M4299 92c-2320 0-4208 1887-4208 4207 0 2321 1888 4208 4208 4208 2321 0 4209-1887 4209-4208 0-2320-1888-4207-4209-4207zM4299 92zM4299 8533c-2335 0-4234-1898-4234-4234 0-2335 1899-4233 4234-4233 2336 0 4234 1898 4234 4233 0 2336-1898 4234-4234 4234zM4299 8533zM4299 26c-2356 0-4273 1917-4273 4273 0 2357 1917 4274 4273 4274 2357 0 4274-1917 4274-4274 0-2356-1917-4273-4274-4273zM4299 26zM4299 8600c-2370 0-4299-1929-4299-4301 0-2371 1929-4299 4299-4299 2372 0 4301 1928 4301 4299 0 2372-1929 4301-4301 4301z">
            <text:p/>
          </draw:path>
          <draw:path draw:style-name="gr4" draw:text-style-name="P3" draw:layer="layout" svg:width="7.866cm" svg:height="7.866cm" svg:x="124.668cm" svg:y="117.444cm" svg:viewBox="0 0 7867 7867" svg:d="M3933 95c-2117 0-3837 1722-3837 3838 0 2117 1720 3838 3837 3838s3838-1721 3838-3838c0-2116-1721-3838-3838-3838zM3933 95zM3933 0c2170 0 3934 1763 3934 3933s-1764 3934-3934 3934c-2169 0-3933-1764-3933-3934s1764-3933 3933-3933z">
            <text:p/>
          </draw:path>
          <draw:path draw:style-name="gr4" draw:text-style-name="P3" draw:layer="layout" svg:width="7.898cm" svg:height="7.897cm" svg:x="124.652cm" svg:y="117.428cm" svg:viewBox="0 0 7899 7898" svg:d="M3949 127c-2108 0-3822 1714-3822 3821 0 2108 1714 3822 3822 3822s3822-1714 3822-3822c0-2107-1714-3821-3822-3821zM3949 127zM3949 7801c-2125 0-3853-1728-3853-3853 0-2124 1728-3853 3853-3853 2126 0 3854 1729 3854 3853 0 2125-1728 3853-3854 3853zM3949 7801zM3949 31c-2161 0-3918 1757-3918 3917 0 2161 1757 3918 3918 3918s3918-1757 3918-3918c0-2160-1757-3917-3918-3917zM3949 31zM3949 7898c-2178 0-3949-1772-3949-3950 0-2177 1771-3948 3949-3948 2179 0 3950 1771 3950 3948 0 2178-1771 3950-3950 3950z">
            <text:p/>
          </draw:path>
          <draw:path draw:style-name="gr4" draw:text-style-name="P3" draw:layer="layout" svg:width="7.159cm" svg:height="7.158cm" svg:x="125.022cm" svg:y="117.798cm" svg:viewBox="0 0 7160 7159" svg:d="M3579 125c-1904 0-3454 1550-3454 3455 0 1904 1550 3453 3454 3453 1906 0 3455-1549 3455-3453 0-1905-1549-3455-3455-3455zM3579 125zM3579 0c1976 0 3581 1605 3581 3580 0 1973-1605 3579-3581 3579-1974 0-3579-1606-3579-3579 0-1975 1605-3580 3579-3580z">
            <text:p/>
          </draw:path>
          <draw:path draw:style-name="gr4" draw:text-style-name="P3" draw:layer="layout" svg:width="7.195cm" svg:height="7.195cm" svg:x="125.003cm" svg:y="117.779cm" svg:viewBox="0 0 7196 7196" svg:d="M3597 163c-1893 0-3434 1540-3434 3434 0 1895 1541 3436 3434 3436 1896 0 3436-1541 3436-3436 0-1894-1540-3434-3436-3434zM3597 163zM3597 7069c-1914 0-3471-1557-3471-3472 0-1914 1557-3472 3471-3472 1915 0 3473 1558 3473 3472 0 1915-1558 3472-3473 3472zM3597 7069zM3597 36c-1963 0-3560 1598-3560 3561 0 1964 1597 3562 3560 3562 1965 0 3562-1598 3562-3562 0-1963-1597-3561-3562-3561zM3597 36zM3597 7196c-1983 0-3597-1614-3597-3599 0-1984 1614-3597 3597-3597 1986 0 3599 1613 3599 3597 0 1985-1613 3599-3599 3599z">
            <text:p/>
          </draw:path>
          <draw:path draw:style-name="gr4" draw:text-style-name="P3" draw:layer="layout" svg:width="6.452cm" svg:height="6.451cm" svg:x="125.375cm" svg:y="118.151cm" svg:viewBox="0 0 6453 6452" svg:d="M3226 156c-1693 0-3070 1377-3070 3069 0 1694 1377 3070 3070 3070 1694 0 3070-1376 3070-3070 0-1692-1376-3069-3070-3069zM3226 156zM3226 0c1780 0 3227 1446 3227 3225 0 1780-1447 3227-3227 3227-1779 0-3226-1447-3226-3227 0-1779 1447-3225 3226-3225z">
            <text:p/>
          </draw:path>
          <draw:path draw:style-name="gr4" draw:text-style-name="P3" draw:layer="layout" svg:width="6.493cm" svg:height="6.493cm" svg:x="125.355cm" svg:y="118.13cm" svg:viewBox="0 0 6494 6494" svg:d="M3246 198c-1681 0-3049 1367-3049 3048 0 1682 1368 3050 3049 3050 1683 0 3050-1368 3050-3050 0-1681-1367-3048-3050-3048zM3246 198zM3246 6337c-1705 0-3091-1386-3091-3091 0-1704 1386-3091 3091-3091 1706 0 3093 1387 3093 3091 0 1705-1387 3091-3093 3091zM3246 6337zM3246 42c-1767 0-3204 1437-3204 3204 0 1768 1437 3205 3204 3205 1768 0 3206-1437 3206-3205 0-1767-1438-3204-3206-3204zM3246 42zM3246 6494c-1790 0-3246-1457-3246-3248 0-1790 1456-3246 3246-3246 1792 0 3248 1456 3248 3246 0 1791-1456 3248-3248 3248z">
            <text:p/>
          </draw:path>
          <draw:path draw:style-name="gr4" draw:text-style-name="P3" draw:layer="layout" svg:width="5.744cm" svg:height="5.744cm" svg:x="125.729cm" svg:y="118.505cm" svg:viewBox="0 0 5745 5745" svg:d="M2871 185c-1481 0-2685 1206-2685 2687 0 1482 1204 2687 2685 2687 1483 0 2687-1205 2687-2687 0-1481-1204-2687-2687-2687zM2871 185zM2871 0c1585 0 2874 1288 2874 2872 0 1585-1289 2873-2874 2873-1583 0-2871-1288-2871-2873 0-1584 1288-2872 2871-2872z">
            <text:p/>
          </draw:path>
          <draw:path draw:style-name="gr4" draw:text-style-name="P3" draw:layer="layout" svg:width="5.791cm" svg:height="5.791cm" svg:x="125.706cm" svg:y="118.481cm" svg:viewBox="0 0 5792 5792" svg:d="M2895 233c-1467 0-2662 1194-2662 2662 0 1469 1195 2663 2662 2663 1468 0 2663-1194 2663-2663 0-1468-1195-2662-2663-2662zM2895 233zM2895 5606c-1494 0-2710-1216-2710-2711 0-1494 1216-2709 2710-2709 1495 0 2711 1215 2711 2709 0 1495-1216 2711-2711 2711zM2895 5606zM2895 47c-1570 0-2848 1278-2848 2848 0 1572 1278 2849 2848 2849 1572 0 2849-1277 2849-2849 0-1570-1277-2848-2849-2848zM2895 47zM2895 5792c-1597 0-2895-1299-2895-2897 0-1596 1298-2895 2895-2895 1598 0 2897 1299 2897 2895 0 1598-1299 2897-2897 2897z">
            <text:p/>
          </draw:path>
          <draw:path draw:style-name="gr4" draw:text-style-name="P3" draw:layer="layout" svg:width="5.037cm" svg:height="5.037cm" svg:x="126.083cm" svg:y="118.858cm" svg:viewBox="0 0 5038 5038" svg:d="M2518 216c-1269 0-2302 1032-2302 2303 0 1270 1033 2303 2302 2303 1271 0 2303-1033 2303-2303 0-1271-1032-2303-2303-2303zM2518 216zM2518 0c1390 0 2520 1129 2520 2519s-1130 2519-2520 2519c-1388 0-2518-1129-2518-2519s1130-2519 2518-2519z">
            <text:p/>
          </draw:path>
          <draw:path draw:style-name="gr4" draw:text-style-name="P3" draw:layer="layout" svg:width="5.09cm" svg:height="5.09cm" svg:x="126.056cm" svg:y="118.832cm" svg:viewBox="0 0 5091 5091" svg:d="M2545 269c-1255 0-2276 1022-2276 2276 0 1255 1021 2277 2276 2277s2277-1022 2277-2277c0-1254-1022-2276-2277-2276zM2545 269zM2545 4875c-1285 0-2329-1045-2329-2330s1044-2329 2329-2329 2330 1044 2330 2329-1045 2330-2330 2330zM2545 4875zM2545 52c-1375 0-2492 1118-2492 2493 0 1376 1117 2493 2492 2493s2493-1117 2493-2493c0-1375-1118-2493-2493-2493zM2545 52zM2545 5091c-1404 0-2545-1142-2545-2546s1141-2545 2545-2545c1405 0 2546 1141 2546 2545s-1141 2546-2546 2546z">
            <text:p/>
          </draw:path>
          <draw:path draw:style-name="gr4" draw:text-style-name="P3" draw:layer="layout" svg:width="4.33cm" svg:height="4.329cm" svg:x="126.436cm" svg:y="119.212cm" svg:viewBox="0 0 4331 4330" svg:d="M2164 246c-1057 0-1918 860-1918 1918 0 1059 861 1920 1918 1920 1059 0 1920-861 1920-1920 0-1058-861-1918-1920-1918zM2164 246zM2164 0c1196 0 2167 970 2167 2164 0 1195-971 2166-2167 2166-1194 0-2164-971-2164-2166 0-1194 970-2164 2164-2164z">
            <text:p/>
          </draw:path>
          <draw:path draw:style-name="gr4" draw:text-style-name="P3" draw:layer="layout" svg:width="4.388cm" svg:height="4.388cm" svg:x="126.407cm" svg:y="119.183cm" svg:viewBox="0 0 4389 4389" svg:d="M2193 304c-1042 0-1889 848-1889 1890s847 1891 1889 1891c1043 0 1891-849 1891-1891s-848-1890-1891-1890zM2193 304zM2193 4143c-1073 0-1947-875-1947-1949 0-1073 874-1948 1947-1948 1075 0 1949 875 1949 1948 0 1074-874 1949-1949 1949zM2193 4143zM2193 58c-1177 0-2135 958-2135 2136 0 1179 958 2137 2135 2137 1179 0 2138-958 2138-2137 0-1178-959-2136-2138-2136zM2193 58zM2193 4389c-1209 0-2193-984-2193-2195 0-1210 984-2194 2193-2194 1211 0 2196 984 2196 2194 0 1211-985 2195-2196 2195z">
            <text:p/>
          </draw:path>
          <draw:path draw:style-name="gr4" draw:text-style-name="P3" draw:layer="layout" svg:width="3.622cm" svg:height="3.622cm" svg:x="126.79cm" svg:y="119.566cm" svg:viewBox="0 0 3623 3623" svg:d="M1810 276c-845 0-1534 688-1534 1535s689 1535 1534 1535c848 0 1537-688 1537-1535s-689-1535-1537-1535zM1810 276zM1810 0c1001 0 1813 812 1813 1811s-812 1812-1813 1812c-998 0-1810-813-1810-1812s812-1811 1810-1811z">
            <text:p/>
          </draw:path>
          <draw:path draw:style-name="gr4" draw:text-style-name="P3" draw:layer="layout" svg:width="3.685cm" svg:height="3.686cm" svg:x="126.759cm" svg:y="119.534cm" svg:viewBox="0 0 3686 3687" svg:d="M1842 339c-828 0-1503 675-1503 1504s675 1504 1503 1504c830 0 1505-675 1505-1504s-675-1504-1505-1504zM1842 339zM1842 3411c-863 0-1567-704-1567-1568s704-1567 1567-1567c864 0 1568 703 1568 1567s-704 1568-1568 1568zM1842 3411zM1842 63c-982 0-1780 798-1780 1780s798 1781 1780 1781c983 0 1781-799 1781-1781s-798-1780-1781-1780zM1842 63zM1842 3687c-1016 0-1842-827-1842-1844s826-1843 1842-1843c1018 0 1844 826 1844 1843s-826 1844-1844 1844z">
            <text:p/>
          </draw:path>
          <draw:path draw:style-name="gr4" draw:text-style-name="P3" draw:layer="layout" svg:width="2.916cm" svg:height="2.915cm" svg:x="127.143cm" svg:y="119.919cm" svg:viewBox="0 0 2917 2916" svg:d="M1458 306c-634 0-1152 517-1152 1151 0 636 518 1152 1152 1152 635 0 1153-516 1153-1152 0-634-518-1151-1153-1151zM1458 306zM1458 0c806 0 1459 653 1459 1457 0 805-653 1459-1459 1459-805 0-1458-654-1458-1459 0-804 653-1457 1458-1457z">
            <text:p/>
          </draw:path>
          <draw:path draw:style-name="gr4" draw:text-style-name="P3" draw:layer="layout" svg:width="2.983cm" svg:height="2.983cm" svg:x="127.109cm" svg:y="119.885cm" svg:viewBox="0 0 2984 2984" svg:d="M1491 374c-616 0-1116 501-1116 1117 0 617 500 1118 1116 1118 617 0 1118-501 1118-1118 0-616-501-1117-1118-1117zM1491 374zM1491 2678c-653 0-1186-532-1186-1187 0-653 533-1185 1186-1185 654 0 1186 532 1186 1185 0 655-532 1187-1186 1187zM1491 2678zM1491 68c-784 0-1423 638-1423 1423 0 786 639 1424 1423 1424 786 0 1424-638 1424-1424 0-785-638-1423-1424-1423zM1491 68zM1491 2984c-823 0-1491-669-1491-1493 0-822 668-1491 1491-1491s1493 669 1493 1491c0 824-670 1493-1493 1493z">
            <text:p/>
          </draw:path>
          <draw:path draw:style-name="gr4" draw:text-style-name="P3" draw:layer="layout" svg:width="2.208cm" svg:height="2.208cm" svg:x="127.497cm" svg:y="120.273cm" svg:viewBox="0 0 2209 2209" svg:d="M1104 336c-423 0-768 345-768 768s345 769 768 769c424 0 769-346 769-769s-345-768-769-768zM1104 336zM1104 0c611 0 1105 494 1105 1104s-494 1105-1105 1105c-609 0-1104-495-1104-1105s495-1104 1104-1104z">
            <text:p/>
          </draw:path>
          <draw:path draw:style-name="gr4" draw:text-style-name="P3" draw:layer="layout" svg:width="2.282cm" svg:height="2.281cm" svg:x="127.46cm" svg:y="120.236cm" svg:viewBox="0 0 2283 2282" svg:d="M1141 410c-402 0-731 328-731 730 0 404 329 732 731 732 403 0 732-328 732-732 0-402-329-730-732-730zM1141 410zM1141 1946c-444 0-805-361-805-806 0-443 361-804 805-804s806 361 806 804c0 445-362 806-806 806zM1141 1946zM1141 73c-589 0-1067 479-1067 1067 0 589 478 1068 1067 1068 590 0 1068-479 1068-1068 0-588-478-1067-1068-1067zM1141 73zM1141 2282c-629 0-1141-512-1141-1142 0-629 512-1140 1141-1140 630 0 1142 511 1142 1140 0 630-512 1142-1142 1142z">
            <text:p/>
          </draw:path>
          <draw:path draw:style-name="gr4" draw:text-style-name="P3" draw:layer="layout" svg:width="1.5cm" svg:height="1.5cm" svg:x="127.851cm" svg:y="120.626cm" svg:viewBox="0 0 1501 1501" svg:d="M750 366c-211 0-385 172-385 385 0 211 174 383 385 383 212 0 385-172 385-383 0-213-173-385-385-385zM750 366zM750 0c415 0 751 336 751 751 0 414-336 750-751 750s-750-336-750-750c0-415 335-751 750-751z">
            <text:p/>
          </draw:path>
          <draw:path draw:style-name="gr4" draw:text-style-name="P3" draw:layer="layout" svg:width="1.58cm" svg:height="1.579cm" svg:x="127.811cm" svg:y="120.587cm" svg:viewBox="0 0 1581 1580" svg:d="M789 445c-189 0-343 155-343 344 0 191 154 345 343 345 192 0 345-154 345-345 0-189-153-344-345-344zM789 445zM789 1213c-232 0-423-189-423-424 0-233 191-423 423-423 235 0 425 190 425 423 0 235-190 424-425 424zM789 1213zM789 78c-391 0-710 319-710 711 0 393 319 712 710 712 393 0 712-319 712-712 0-392-319-711-712-711zM789 78zM789 1580c-435 0-789-354-789-791 0-435 354-789 789-789 437 0 792 354 792 789 0 437-355 791-792 791z">
            <text:p/>
          </draw:path>
          <draw:path draw:style-name="gr4" draw:text-style-name="P3" draw:layer="layout" svg:width="0.877cm" svg:height="0.878cm" svg:x="128.163cm" svg:y="120.938cm" svg:viewBox="0 0 878 879" svg:d="M438 84c-195 0-354 160-354 355 0 196 159 356 354 356 196 0 356-160 356-356 0-195-160-355-356-355zM438 84zM438 879c-242 0-438-197-438-440s196-439 438-439c243 0 440 196 440 439s-197 440-440 440z">
            <text:p/>
          </draw:path>
          <draw:path draw:style-name="gr4" draw:text-style-name="P3" draw:layer="layout" svg:width="15.999cm" svg:height="15.998cm" svg:x="120.602cm" svg:y="113.377cm" svg:viewBox="0 0 16000 15999" svg:d="M7999 554c-4106 0-7445 3339-7445 7445s3339 7445 7445 7445c4107 0 7447-3339 7447-7445s-3340-7445-7447-7445zM7999 554zM7999 15999c-4411 0-7999-3588-7999-8000 0-4411 3588-7999 7999-7999 4412 0 8001 3588 8001 7999 0 4412-3589 8000-8001 8000z">
            <text:p/>
          </draw:path>
          <draw:path draw:style-name="gr4" draw:text-style-name="P3" draw:layer="layout" svg:width="13.227cm" svg:height="13.227cm" svg:x="121.988cm" svg:y="114.763cm" svg:viewBox="0 0 13228 13228" svg:d="M6613 237c-3516 0-6376 2860-6376 6377s2860 6377 6376 6377c3517 0 6378-2860 6378-6377s-2861-6377-6378-6377zM6613 237zM6613 13228c-3647 0-6613-2966-6613-6614s2966-6614 6613-6614c3649 0 6615 2966 6615 6614s-2966 6614-6615 6614z">
            <text:p/>
          </draw:path>
          <draw:polygon draw:style-name="gr3" draw:text-style-name="P2" draw:layer="layout" svg:width="17.651cm" svg:height="17.652cm" svg:x="119.775cm" svg:y="112.552cm" svg:viewBox="0 0 17652 17653" draw:points="9740,9741 17652,8827 9740,7912 8825,0 7911,7912 0,8827 2276,9090 7911,9741 8825,17653">
            <text:p/>
          </draw:polygon>
          <draw:path draw:style-name="gr4" draw:text-style-name="P3" draw:layer="layout" svg:width="19.722cm" svg:height="19.722cm" svg:x="118.74cm" svg:y="111.518cm" svg:viewBox="0 0 19723 19723" svg:d="M2069 9861l6985 808 806 6984 809-6984 6984-808-6984-806-809-6986-806 6986zM2069 9861zM9860 19723l-1021-8840-8839-1022 8839-1021 1021-8840 1022 8840 8841 1021-8841 1022z">
            <text:p/>
          </draw:path>
          <draw:polygon draw:style-name="gr4" draw:text-style-name="P3" draw:layer="layout" svg:width="9.374cm" svg:height="9.373cm" svg:x="123.914cm" svg:y="116.692cm" svg:viewBox="0 0 9375 9374" draw:points="4202,5172 0,4687 4202,4201 4687,0 5173,4201 9375,4687 5173,5172 4687,9374">
            <text:p/>
          </draw:polygon>
          <draw:path draw:style-name="gr3" draw:text-style-name="P2" draw:layer="layout" svg:width="4.146cm" svg:height="4.147cm" svg:x="126.528cm" svg:y="119.303cm" svg:viewBox="0 0 4147 4148" svg:d="M2072 4148c-1142 0-2072-931-2072-2075 0-1143 930-2073 2072-2073 1144 0 2075 930 2075 2073 0 1144-931 2075-2075 2075z">
            <text:p/>
          </draw:path>
          <draw:path draw:style-name="gr4" draw:text-style-name="P3" draw:layer="layout" svg:width="4.385cm" svg:height="4.384cm" svg:x="126.409cm" svg:y="119.185cm" svg:viewBox="0 0 4386 4385" svg:d="M2192 237c-1077 0-1955 877-1955 1956 0 1077 878 1954 1955 1954 1079 0 1957-877 1957-1954 0-1079-878-1956-1957-1956zM2192 237zM2192 4385c-1209 0-2192-984-2192-2192 0-1210 983-2193 2192-2193 1210 0 2194 983 2194 2193 0 1208-984 2192-2194 2192z">
            <text:p/>
          </draw:path>
          <draw:path draw:style-name="gr4" draw:text-style-name="P3" draw:layer="layout" svg:width="3.488cm" svg:height="3.487cm" svg:x="126.857cm" svg:y="119.633cm" svg:viewBox="0 0 3489 3488" svg:d="M1744 3488c-962 0-1744-782-1744-1745 0-961 782-1743 1744-1743 963 0 1745 782 1745 1743 0 963-782 1745-1745 1745z">
            <text:p/>
          </draw:path>
          <draw:polygon draw:style-name="gr3" draw:text-style-name="P2" draw:layer="layout" svg:width="3.309cm" svg:height="3.309cm" svg:x="128.601cm" svg:y="121.378cm" svg:viewBox="0 0 3310 3310" draw:points="684,0 0,0 0,685 3310,3310">
            <text:p/>
          </draw:polygon>
          <draw:path draw:style-name="gr4" draw:text-style-name="P3" draw:layer="layout" svg:width="4.16cm" svg:height="4.159cm" svg:x="128.482cm" svg:y="121.259cm" svg:viewBox="0 0 4161 4160" svg:d="M237 746l2459 1950-1950-2459-508 1zM237 746zM4161 4160l-4161-3299v-861h861z">
            <text:p/>
          </draw:path>
          <draw:polygon draw:style-name="gr3" draw:text-style-name="P2" draw:layer="layout" svg:width="3.309cm" svg:height="3.309cm" svg:x="125.293cm" svg:y="121.378cm" svg:viewBox="0 0 3310 3310" draw:points="3310,685 3309,0 2625,0 0,3310">
            <text:p/>
          </draw:polygon>
          <draw:path draw:style-name="gr4" draw:text-style-name="P3" draw:layer="layout" svg:width="4.16cm" svg:height="4.159cm" svg:x="124.561cm" svg:y="121.259cm" svg:viewBox="0 0 4161 4160" svg:d="M3413 237l-1949 2459 2459-1950v-508zM3413 237zM0 4160l3299-4160h861l1 861z">
            <text:p/>
          </draw:path>
          <draw:polygon draw:style-name="gr3" draw:text-style-name="P2" draw:layer="layout" svg:width="3.309cm" svg:height="3.309cm" svg:x="125.293cm" svg:y="118.071cm" svg:viewBox="0 0 3310 3310" draw:points="2625,3310 3309,3310 3310,2625 0,0 754,953">
            <text:p/>
          </draw:polygon>
          <draw:path draw:style-name="gr4" draw:text-style-name="P3" draw:layer="layout" svg:width="4.16cm" svg:height="4.16cm" svg:x="124.561cm" svg:y="117.339cm" svg:viewBox="0 0 4161 4161" svg:d="M1464 1464l1949 2459h510v-509zM1464 1464zM3299 4161l-3299-4161 4161 3300-1 860z">
            <text:p/>
          </draw:path>
          <draw:polygon draw:style-name="gr3" draw:text-style-name="P2" draw:layer="layout" svg:width="3.309cm" svg:height="3.309cm" svg:x="128.601cm" svg:y="118.071cm" svg:viewBox="0 0 3310 3310" draw:points="0,2625 0,3310 684,3310 3310,0">
            <text:p/>
          </draw:polygon>
          <draw:path draw:style-name="gr4" draw:text-style-name="P3" draw:layer="layout" svg:width="4.16cm" svg:height="4.16cm" svg:x="128.482cm" svg:y="117.339cm" svg:viewBox="0 0 4161 4161" svg:d="M238 3923h508l1950-2459-2459 1950zM238 3923zM861 4161l-861-1v-860l4161-3300z">
            <text:p/>
          </draw:path>
          <draw:path draw:style-name="gr3" draw:text-style-name="P2" draw:layer="layout" svg:width="2.208cm" svg:height="2.208cm" svg:x="127.497cm" svg:y="120.273cm" svg:viewBox="0 0 2209 2209" svg:d="M1104 2209c-609 0-1104-495-1104-1105s495-1104 1104-1104c611 0 1105 494 1105 1104s-494 1105-1105 1105z">
            <text:p/>
          </draw:path>
          <draw:path draw:style-name="gr4" draw:text-style-name="P3" draw:layer="layout" svg:width="2.445cm" svg:height="2.445cm" svg:x="127.379cm" svg:y="120.154cm" svg:viewBox="0 0 2446 2446" svg:d="M1223 237c-544 0-986 442-986 985 0 544 442 986 986 986 543 0 986-442 986-986 0-543-443-985-986-985zM1223 237zM1223 2446c-676 0-1223-549-1223-1224 0-674 547-1222 1223-1222 675 0 1223 548 1223 1222 0 675-548 1224-1223 1224z">
            <text:p/>
          </draw:path>
          <draw:path draw:style-name="gr4" draw:text-style-name="P3" draw:layer="layout" svg:width="1.216cm" svg:height="1.217cm" svg:x="127.993cm" svg:y="120.768cm" svg:viewBox="0 0 1217 1218" svg:d="M607 1218c-335 0-607-272-607-609 0-336 272-609 607-609 337 0 610 273 610 609 0 337-273 609-610 609z">
            <text:p/>
          </draw:path>
          <draw:path draw:style-name="gr4" draw:text-style-name="P3" draw:layer="layout" svg:width="1.455cm" svg:height="1.454cm" svg:x="127.874cm" svg:y="120.649cm" svg:viewBox="0 0 1456 1455" svg:d="M727 237c-269 0-490 220-490 491 0 270 221 490 490 490 270 0 492-220 492-490 0-271-222-491-492-491zM727 237zM727 1455c-401 0-727-326-727-727 0-402 326-728 727-728 403 0 729 326 729 728 0 401-326 727-729 727z">
            <text:p/>
          </draw:path>
          <draw:polygon draw:style-name="gr4" draw:text-style-name="P3" draw:layer="layout" svg:width="1.452cm" svg:height="1.545cm" svg:x="127.82cm" svg:y="78.637cm" svg:viewBox="0 0 1453 1546" draw:points="0,1546 271,0 464,0 1013,1062 1200,0 1453,0 1182,1546 989,1546 441,483 253,1546">
            <text:p/>
          </draw:polygon>
          <draw:path draw:style-name="gr4" draw:text-style-name="P3" draw:layer="layout" svg:width="1.257cm" svg:height="1.603cm" svg:x="127.945cm" svg:y="100.465cm" svg:viewBox="0 0 1258 1604" svg:d="M564 1604c-154 0-279-34-375-101-97-68-159-161-189-278l229-121c37 171 155 255 353 255 89 0 162-17 217-53 55-35 89-82 100-142 15-66-3-117-53-154-49-36-131-72-242-109-36-12-68-23-98-35-29-12-60-27-93-44-32-18-59-36-81-54-23-19-46-40-67-66-23-25-38-51-47-79-8-28-16-60-22-97-5-37-3-76 7-117 23-135 88-237 194-306 105-69 224-103 357-103 126 0 233 30 319 91 87 61 148 143 185 246l-223 118c-53-141-154-210-301-210-71 0-131 16-181 48-51 32-81 77-93 134-13 66 4 117 52 153 47 36 126 73 235 112 69 24 124 47 163 66 42 19 88 47 139 85 53 37 87 85 105 143s20 126 5 202c-26 135-92 238-199 309-109 72-240 107-396 107z">
            <text:p/>
          </draw:path>
          <draw:polygon draw:style-name="gr4" draw:text-style-name="P3" draw:layer="layout" svg:width="1.199cm" svg:height="1.545cm" svg:x="138.767cm" svg:y="89.607cm" svg:viewBox="0 0 1200 1546" draw:points="1158,242 484,242 413,644 1032,644 991,884 371,884 296,1303 984,1303 939,1546 0,1546 271,0 1200,0">
            <text:p/>
          </draw:polygon>
          <draw:polygon draw:style-name="gr4" draw:text-style-name="P3" draw:layer="layout" svg:width="2.118cm" svg:height="1.545cm" svg:x="116.504cm" svg:y="89.607cm" svg:viewBox="0 0 2119 1546" draw:points="166,1546 0,0 254,0 369,1213 933,0 1167,0 1306,1213 1845,0 2119,0 1409,1546 1116,1546 986,417 459,1546">
            <text:p/>
          </draw:polygon>
          <draw:path draw:style-name="gr4" draw:text-style-name="P3" draw:layer="layout" svg:width="16.379cm" svg:height="16.378cm" svg:x="120.415cm" svg:y="82.188cm" svg:viewBox="0 0 16380 16379" svg:d="M8201 237c-2851 0-5610 1534-7037 4221-2055 3873-578 8695 3294 10751 1876 996 4028 1202 6058 580 2031-622 3697-1998 4693-3874 995-1875 1202-4027 580-6058-622-2030-1998-3697-3873-4693-1185-629-2459-927-3715-927zM8201 237zM8175 16379c-1320 0-2628-323-3829-960-3987-2117-5508-7084-3392-11073 2118-3987 7085-5508 11073-3392 1931 1026 3348 2742 3989 4833 641 2092 429 4308-597 6240-1026 1932-2742 3348-4833 3989-793 243-1603 363-2411 363z">
            <text:p/>
          </draw:path>
          <draw:path draw:style-name="gr4" draw:text-style-name="P3" draw:layer="layout" svg:width="13.011cm" svg:height="13.01cm" svg:x="122.096cm" svg:y="83.87cm" svg:viewBox="0 0 13012 13011" svg:d="M12987 7073c-593-142-1188-259-1785-362 604-51 1206-116 1810-205-604-91-1206-156-1810-207 597-103 1192-220 1785-361-609-37-1214-49-1820-47 585-155 1167-323 1746-516-610 17-1215 58-1818 112 570-205 1136-424 1695-666-606 70-1205 163-1801 270 550-254 1095-521 1630-811-597 122-1186 267-1769 426 524-301 1044-615 1553-951-585 174-1158 370-1727 579 497-345 987-703 1464-1082-566 224-1121 470-1669 727 465-387 922-786 1364-1206-545 273-1076 566-1599 870 429-426 849-864 1254-1320-518 319-1021 656-1514 1004 389-462 769-933 1131-1422-488 361-959 740-1420 1128 348-492 683-994 1001-1512-454 403-890 821-1315 1248 301-521 594-1050 865-1593-417 440-816 895-1202 1358 256-546 500-1098 722-1663-377 475-733 963-1078 1457 208-565 403-1137 575-1719-335 506-648 1023-947 1546 158-582 301-1168 423-1763-290 533-556 1075-809 1622 106-593 198-1190 268-1793-242 557-461 1120-665 1687 54-600 95-1203 111-1810-193 576-361 1156-515 1739 1-603-12-1207-48-1813-142 591-259 1183-361 1777-52-601-116-1201-207-1801-89 600-153 1200-205 1801-102-594-219-1186-361-1777-37 606-49 1210-48 1813-154-583-322-1163-515-1739 16 607 57 1210 111 1810-204-567-423-1130-665-1687 69 603 162 1200 268 1793-253-547-519-1089-809-1622 121 595 265 1181 423 1763-299-523-613-1040-947-1546 172 582 367 1154 575 1719-345-494-701-982-1078-1457 222 565 466 1117 722 1663-386-463-785-918-1202-1358 271 543 563 1072 865 1593-425-427-861-845-1315-1248 317 518 653 1020 1001 1512-461-388-932-767-1420-1128 361 488 740 958 1128 1419-492-347-994-683-1511-1001 402 455 820 890 1248 1315-522-302-1050-594-1593-865 439 418 894 816 1357 1202-545-256-1098-500-1663-723 475 378 963 734 1457 1079-565-208-1136-403-1719-576 507 335 1023 648 1546 948-582-158-1168-302-1763-423 533 289 1076 556 1623 809-594-107-1190-199-1793-268 556 242 1120 460 1686 664-600-54-1202-94-1809-110 576 192 1155 361 1738 515-602-2-1206 11-1812 48 590 141 1182 258 1776 361-600 51-1200 116-1801 207 601 89 1201 154 1801 205-594 103-1186 220-1776 362 606 36 1210 49 1812 47-583 154-1162 323-1738 515 607-16 1209-56 1809-110-566 204-1130 422-1686 664 603-69 1199-161 1793-268-547 253-1090 520-1623 809 595-121 1181-265 1763-423-523 300-1039 613-1546 948 583-173 1154-368 1719-575-494 344-982 700-1457 1078 565-223 1118-467 1663-723-463 386-918 784-1357 1202 543-271 1071-563 1593-865-428 425-846 860-1248 1315 518-318 1021-655 1515-1003-390 461-770 933-1132 1421 490-363 962-744 1426-1134-350 495-688 998-1007 1518 455-405 893-825 1321-1255-305 524-598 1055-871 1600 419-443 818-899 1207-1364-258 547-504 1102-727 1669 379-477 736-967 1081-1464-208 568-404 1142-578 1726 335-509 650-1028 951-1553-160 584-305 1173-427 1770 290-536 558-1080 811-1630-107 596-200 1195-270 1801 243-559 461-1125 667-1695-55 603-96 1208-113 1818 193-579 361-1161 516-1746-2 605 10 1211 47 1820 142-593 259-1188 362-1785 51 603 115 1206 204 1810 91-604 155-1207 206-1810 103 597 220 1192 362 1785 36-609 49-1215 46-1820 156 585 323 1167 517 1746-17-610-59-1215-113-1818 205 570 424 1136 667 1695-70-606-163-1205-270-1801 253 550 520 1094 811 1630-123-597-267-1186-427-1770 301 525 616 1044 951 1553-174-584-370-1158-578-1726 345 497 702 987 1081 1464-223-567-469-1122-727-1669 388 465 788 921 1207 1364-273-545-566-1076-871-1600 428 430 865 850 1321 1255-319-520-657-1023-1007-1518 463 390 936 771 1426 1134-363-489-744-962-1134-1424 494 349 998 687 1517 1006-405-456-825-894-1254-1320 523 304 1054 597 1599 870-442-419-899-818-1364-1206 548 258 1103 503 1669 727-477-379-967-737-1464-1082 569 209 1142 405 1727 579-509-336-1029-650-1553-951 583 159 1172 304 1769 426-535-290-1080-557-1630-811 596 107 1195 200 1801 270-559-242-1125-461-1695-666 603 55 1208 95 1818 112-579-193-1161-361-1746-516 606 2 1211-10 1820-46z">
            <text:p/>
          </draw:path>
          <draw:path draw:style-name="gr4" draw:text-style-name="P3" draw:layer="layout" svg:width="15.189cm" svg:height="15.189cm" svg:x="121.006cm" svg:y="82.779cm" svg:viewBox="0 0 15190 15190" svg:d="M8263 267c-309-28-623-36-933-25l-10-237c322-11 646-4 965 25zM8263 267zM5642 502l-63-229c308-85 625-151 942-196l34 235c-307 44-614 108-913 190zM5642 502zM9934 619c-294-99-597-180-901-241l47-233c313 63 626 147 930 249zM9934 619zM4059 1143l-115-208c281-154 575-291 872-408l88 221c-289 114-573 247-845 395zM4059 1143zM11480 1347c-142-87-287-171-434-249-128-68-258-132-389-192l100-216c134 62 269 128 400 198 151 80 302 167 448 257zM11480 1347zM2665 2132l-159-177c238-214 492-415 755-598l135 195c-255 177-500 372-731 580zM2665 2132zM12817 2410c-218-220-454-428-698-619l145-187c253 196 495 411 721 638zM12817 2410zM1539 3417l-196-135c182-264 383-519 596-758l177 159c-206 231-400 478-577 734zM1539 3417zM13871 3754c-162-265-342-522-536-764l186-148c199 250 386 515 553 788zM13871 3754zM739 4927l-222-87c107-273 232-544 371-805 11-23 23-45 36-68l208 114c-11 21-23 43-34 65-135 253-255 516-359 781zM739 4927zM14587 5306c-97-295-213-586-346-867l215-101c137 289 257 590 357 894zM14587 5306zM307 6579l-235-33c44-317 109-634 193-944l230 63c-82 300-146 607-188 914zM307 6579zM14927 6980c-26-309-73-619-137-923l232-50c68 314 115 634 142 953zM14927 6980zM33 8309c-22-238-33-480-33-719 0-81 0-163 3-244l238 8c-3 78-4 157-4 236 0 231 11 466 33 696zM33 8309zM15107 8722l-234-35c46-307 72-620 79-930l238 5c-7 321-35 643-83 960zM15107 8722zM402 10033c-102-304-187-617-251-930l233-47c62 303 144 606 243 901zM402 10033zM14644 10423l-220-88c116-289 215-587 293-886l230 60c-81 309-183 617-303 914zM14644 10423zM1157 11627c-170-272-324-557-458-848l216-100c130 282 279 558 443 822zM1157 11627zM13799 11979l-194-137c178-253 342-521 488-796l4-8 209 115-104-57 103 59c-153 287-322 563-506 824zM13799 11979zM2259 13004c-228-225-444-467-641-719l187-147c191 245 400 479 621 697zM2259 13004zM12621 13293l-156-179c232-205 454-427 659-660l178 156c-211 241-440 471-681 683zM12621 13293zM3651 14087c-274-166-541-352-790-550l147-186c243 192 500 372 766 533zM3651 14087zM11172 14297l-111-210c274-146 541-311 794-490l137 194c-261 185-537 355-820 506zM11172 14297zM5253 14823c-304-99-605-219-895-356l101-215c281 133 573 249 868 345zM5253 14823zM9531 14941l-61-230c300-79 598-178 885-295l89 221c-296 120-604 222-913 304zM9531 14941zM6982 15168c-320-25-640-72-953-138l49-233c303 65 613 110 924 135zM6982 15168zM7786 15190l-6-237c310-8 622-36 928-84l37 235c-317 49-640 78-959 86z">
            <text:p/>
          </draw:path>
          <draw:polygon draw:style-name="gr4" draw:text-style-name="P3" draw:layer="layout" svg:width="9.19cm" svg:height="9.191cm" svg:x="124.006cm" svg:y="85.779cm" svg:viewBox="0 0 9191 9192" draw:points="7030,4597 9191,0 4593,2160 1,2 2159,4594 0,9192 4597,7031 9189,9190">
            <text:p/>
          </draw:polygon>
          <draw:path draw:style-name="gr3" draw:text-style-name="P2" draw:layer="layout" svg:width="9.686cm" svg:height="9.687cm" svg:x="123.758cm" svg:y="85.531cm" svg:viewBox="0 0 9687 9688" svg:d="M497 497l2042 4346-2043 4350 4349-2046 4345 2044-2042-4346 2043-4350-4349 2045zM497 497zM0 9688l2278-4845-2277-4841 4841 2275 4845-2277-2277 4845 2276 4841-4841-2275z">
            <text:p/>
          </draw:path>
          <draw:polygon draw:style-name="gr3" draw:text-style-name="P2" draw:layer="layout" svg:width="4.878cm" svg:height="9.2cm" svg:x="126.162cm" svg:y="90.374cm" svg:viewBox="0 0 4879 9201" draw:points="0,2435 2439,9201 4879,2435 2439,0">
            <text:p/>
          </draw:polygon>
          <draw:path draw:style-name="gr4" draw:text-style-name="P3" draw:layer="layout" svg:width="5.152cm" svg:height="9.718cm" svg:x="126.025cm" svg:y="90.207cm" svg:viewBox="0 0 5153 9719" svg:d="M274 2633l2302 6386 2302-6386-2302-2298zM274 2633zM2576 9719l-2576-7147 2576-2572 2577 2572z">
            <text:p/>
          </draw:path>
          <draw:polygon draw:style-name="gr4" draw:text-style-name="P3" draw:layer="layout" svg:width="2.438cm" svg:height="9.2cm" svg:x="126.162cm" svg:y="90.374cm" svg:viewBox="0 0 2439 9201" draw:points="2439,0 2439,9201 0,2435">
            <text:p/>
          </draw:polygon>
          <draw:polygon draw:style-name="gr3" draw:text-style-name="P2" draw:layer="layout" svg:width="9.199cm" svg:height="4.877cm" svg:x="119.406cm" svg:y="87.936cm" svg:viewBox="0 0 9200 4878" draw:points="6765,0 0,2438 6765,4878 9200,2438">
            <text:p/>
          </draw:polygon>
          <draw:path draw:style-name="gr4" draw:text-style-name="P3" draw:layer="layout" svg:width="9.718cm" svg:height="5.152cm" svg:x="119.055cm" svg:y="87.799cm" svg:viewBox="0 0 9719 5153" svg:d="M700 2577l6386 2301 2297-2301-2297-2303zM700 2577zM7147 5153l-7147-2576 7147-2577 2572 2577z">
            <text:p/>
          </draw:path>
          <draw:polygon draw:style-name="gr4" draw:text-style-name="P3" draw:layer="layout" svg:width="9.199cm" svg:height="2.439cm" svg:x="119.406cm" svg:y="87.936cm" svg:viewBox="0 0 9200 2440" draw:points="9200,2440 0,2440 6765,0">
            <text:p/>
          </draw:polygon>
          <draw:polygon draw:style-name="gr3" draw:text-style-name="P2" draw:layer="layout" svg:width="4.878cm" svg:height="9.2cm" svg:x="126.162cm" svg:y="81.175cm" svg:viewBox="0 0 4879 9201" draw:points="4879,6766 2439,0 0,6766 2439,9201">
            <text:p/>
          </draw:polygon>
          <draw:path draw:style-name="gr4" draw:text-style-name="P3" draw:layer="layout" svg:width="5.152cm" svg:height="9.718cm" svg:x="126.025cm" svg:y="80.825cm" svg:viewBox="0 0 5153 9719" svg:d="M274 7085l2302 2298 2302-2298-2302-6385zM274 7085zM2576 9719l-2576-2572 2576-7147 2577 7147z">
            <text:p/>
          </draw:path>
          <draw:polygon draw:style-name="gr4" draw:text-style-name="P3" draw:layer="layout" svg:width="2.439cm" svg:height="9.2cm" svg:x="128.601cm" svg:y="81.175cm" svg:viewBox="0 0 2440 9201" draw:points="0,9201 0,0 2440,6766">
            <text:p/>
          </draw:polygon>
          <draw:polygon draw:style-name="gr3" draw:text-style-name="P2" draw:layer="layout" svg:width="9.199cm" svg:height="4.877cm" svg:x="128.597cm" svg:y="87.936cm" svg:viewBox="0 0 9200 4878" draw:points="2434,4878 9200,2438 2434,0 0,2438">
            <text:p/>
          </draw:polygon>
          <draw:path draw:style-name="gr4" draw:text-style-name="P3" draw:layer="layout" svg:width="9.718cm" svg:height="5.152cm" svg:x="128.429cm" svg:y="87.799cm" svg:viewBox="0 0 9719 5153" svg:d="M335 2577l2297 2301 6386-2301-6386-2303zM335 2577zM2571 5153l-2571-2576 2571-2577 7148 2577z">
            <text:p/>
          </draw:path>
          <draw:polygon draw:style-name="gr4" draw:text-style-name="P3" draw:layer="layout" svg:width="9.199cm" svg:height="2.439cm" svg:x="128.597cm" svg:y="90.374cm" svg:viewBox="0 0 9200 2440" draw:points="0,0 9200,0 2434,2440">
            <text:p/>
          </draw:polygon>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1.46cm" fo:page-height="135.78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date>2026-01-28T00:46:19.659112972</dc:date>
    <meta:editing-duration>PT28M5S</meta:editing-duration>
    <meta:editing-cycles>1</meta:editing-cycles>
    <meta:document-statistic meta:object-count="2401"/>
    <meta:generator>LibreOffice/25.8.4.2$Linux_X86_64 LibreOffice_project/290daaa01b999472f0c7a3890eb6a550fd74c6df</meta:generator>
  </office:meta>
</office:document-meta>
</file>